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4cm" svg:x="14.51cm" svg:y="2.683cm">
            <draw:object draw:notify-on-update-of-ranges="Лист1.O2:Лист1.O2002 Лист1.A2:Лист1.A2002 Лист1.P1:Лист1.P1 Лист1.D2:Лист1.D2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Velocity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Acceler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-0.000000000247222" calcext:value-type="float">
            <text:p>-2,47E-10</text:p>
          </table:table-cell>
          <table:table-cell table:number-columns-repeated="2"/>
          <table:table-cell office:value-type="float" office:value="0.0999962" calcext:value-type="float">
            <text:p>0,0999962</text:p>
          </table:table-cell>
          <table:table-cell table:number-columns-repeated="2"/>
          <table:table-cell office:value-type="float" office:value="0.0154015" calcext:value-type="float">
            <text:p>0,0154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0370832" calcext:value-type="float">
            <text:p>-0,0037083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00132707" calcext:value-type="float">
            <text:p>0,00132707</text:p>
          </table:table-cell>
          <table:table-cell table:number-columns-repeated="2"/>
          <table:table-cell office:value-type="float" office:value="1307.93" calcext:value-type="float">
            <text:p>1307,93</text:p>
          </table:table-cell>
          <table:table-cell table:number-columns-repeated="2"/>
          <table:table-cell office:value-type="float" office:value="201.449" calcext:value-type="float">
            <text:p>201,4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52806" calcext:value-type="float">
            <text:p>0,452806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00531686" calcext:value-type="float">
            <text:p>0,00531686</text:p>
          </table:table-cell>
          <table:table-cell table:number-columns-repeated="2"/>
          <table:table-cell office:value-type="float" office:value="1398.81" calcext:value-type="float">
            <text:p>1398,81</text:p>
          </table:table-cell>
          <table:table-cell table:number-columns-repeated="2"/>
          <table:table-cell office:value-type="float" office:value="215.446" calcext:value-type="float">
            <text:p>215,4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23241" calcext:value-type="float">
            <text:p>0,623241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0119645" calcext:value-type="float">
            <text:p>0,0119645</text:p>
          </table:table-cell>
          <table:table-cell table:number-columns-repeated="2"/>
          <table:table-cell office:value-type="float" office:value="1213.78" calcext:value-type="float">
            <text:p>1213,78</text:p>
          </table:table-cell>
          <table:table-cell table:number-columns-repeated="2"/>
          <table:table-cell office:value-type="float" office:value="186.947" calcext:value-type="float">
            <text:p>186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40878" calcext:value-type="float">
            <text:p>0,940878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number-columns-repeated="2"/>
          <table:table-cell office:value-type="float" office:value="0.0212646" calcext:value-type="float">
            <text:p>0,0212646</text:p>
          </table:table-cell>
          <table:table-cell table:number-columns-repeated="2"/>
          <table:table-cell office:value-type="float" office:value="1223.2" calcext:value-type="float">
            <text:p>1223,2</text:p>
          </table:table-cell>
          <table:table-cell table:number-columns-repeated="2"/>
          <table:table-cell office:value-type="float" office:value="188.398" calcext:value-type="float">
            <text:p>188,3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7885" calcext:value-type="float">
            <text:p>1,2788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0332117" calcext:value-type="float">
            <text:p>0,0332117</text:p>
          </table:table-cell>
          <table:table-cell table:number-columns-repeated="2"/>
          <table:table-cell office:value-type="float" office:value="1246.78" calcext:value-type="float">
            <text:p>1246,78</text:p>
          </table:table-cell>
          <table:table-cell table:number-columns-repeated="2"/>
          <table:table-cell office:value-type="float" office:value="192.03" calcext:value-type="float">
            <text:p>192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9389" calcext:value-type="float">
            <text:p>1,59389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0477983" calcext:value-type="float">
            <text:p>0,0477983</text:p>
          </table:table-cell>
          <table:table-cell table:number-columns-repeated="2"/>
          <table:table-cell office:value-type="float" office:value="1242.77" calcext:value-type="float">
            <text:p>1242,77</text:p>
          </table:table-cell>
          <table:table-cell table:number-columns-repeated="2"/>
          <table:table-cell office:value-type="float" office:value="191.413" calcext:value-type="float">
            <text:p>191,4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0769" calcext:value-type="float">
            <text:p>1,90769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number-columns-repeated="2"/>
          <table:table-cell office:value-type="float" office:value="0.0650151" calcext:value-type="float">
            <text:p>0,0650151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2326" calcext:value-type="float">
            <text:p>2,2232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0848512" calcext:value-type="float">
            <text:p>0,0848512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371" calcext:value-type="float">
            <text:p>2,5371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number-columns-repeated="2"/>
          <table:table-cell office:value-type="float" office:value="0.107294" calcext:value-type="float">
            <text:p>0,107294</text:p>
          </table:table-cell>
          <table:table-cell table:number-columns-repeated="2"/>
          <table:table-cell office:value-type="float" office:value="1241.18" calcext:value-type="float">
            <text:p>1241,18</text:p>
          </table:table-cell>
          <table:table-cell table:number-columns-repeated="2"/>
          <table:table-cell office:value-type="float" office:value="191.168" calcext:value-type="float">
            <text:p>191,1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4897" calcext:value-type="float">
            <text:p>2,8489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32329" calcext:value-type="float">
            <text:p>0,132329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5912" calcext:value-type="float">
            <text:p>3,15912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number-columns-repeated="2"/>
          <table:table-cell office:value-type="float" office:value="0.159941" calcext:value-type="float">
            <text:p>0,15994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673" calcext:value-type="float">
            <text:p>3,4673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190111" calcext:value-type="float">
            <text:p>0,190111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7325" calcext:value-type="float">
            <text:p>3,77325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number-columns-repeated="2"/>
          <table:table-cell office:value-type="float" office:value="0.222821" calcext:value-type="float">
            <text:p>0,22282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7681" calcext:value-type="float">
            <text:p>4,07681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number-columns-repeated="2"/>
          <table:table-cell office:value-type="float" office:value="0.258051" calcext:value-type="float">
            <text:p>0,258051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7778" calcext:value-type="float">
            <text:p>4,3777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295777" calcext:value-type="float">
            <text:p>0,295777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7598" calcext:value-type="float">
            <text:p>4,6759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335976" calcext:value-type="float">
            <text:p>0,335976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712" calcext:value-type="float">
            <text:p>4,9712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number-columns-repeated="2"/>
          <table:table-cell office:value-type="float" office:value="0.378621" calcext:value-type="float">
            <text:p>0,378621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6326" calcext:value-type="float">
            <text:p>5,26326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number-columns-repeated="2"/>
          <table:table-cell office:value-type="float" office:value="0.423687" calcext:value-type="float">
            <text:p>0,423687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5198" calcext:value-type="float">
            <text:p>5,55198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0.471145" calcext:value-type="float">
            <text:p>0,471145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3718" calcext:value-type="float">
            <text:p>5,8371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520963" calcext:value-type="float">
            <text:p>0,520963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1866" calcext:value-type="float">
            <text:p>6,1186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number-columns-repeated="2"/>
          <table:table-cell office:value-type="float" office:value="0.573112" calcext:value-type="float">
            <text:p>0,573112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9626" calcext:value-type="float">
            <text:p>6,3962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2"/>
          <table:table-cell office:value-type="float" office:value="0.627556" calcext:value-type="float">
            <text:p>0,627556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698" calcext:value-type="float">
            <text:p>6,6698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2"/>
          <table:table-cell office:value-type="float" office:value="0.684263" calcext:value-type="float">
            <text:p>0,684263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391" calcext:value-type="float">
            <text:p>6,939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2"/>
          <table:table-cell office:value-type="float" office:value="0.743196" calcext:value-type="float">
            <text:p>0,743196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0399" calcext:value-type="float">
            <text:p>7,2039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804317" calcext:value-type="float">
            <text:p>0,80431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6431" calcext:value-type="float">
            <text:p>7,46431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number-columns-repeated="2"/>
          <table:table-cell office:value-type="float" office:value="0.867588" calcext:value-type="float">
            <text:p>0,867588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1989" calcext:value-type="float">
            <text:p>7,71989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table:number-columns-repeated="2"/>
          <table:table-cell office:value-type="float" office:value="0.932968" calcext:value-type="float">
            <text:p>0,932968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7056" calcext:value-type="float">
            <text:p>7,97056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number-columns-repeated="2"/>
          <table:table-cell office:value-type="float" office:value="1.00042" calcext:value-type="float">
            <text:p>1,00042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1617" calcext:value-type="float">
            <text:p>8,21617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number-columns-repeated="2"/>
          <table:table-cell office:value-type="float" office:value="1.06989" calcext:value-type="float">
            <text:p>1,06989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5657" calcext:value-type="float">
            <text:p>8,4565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.14134" calcext:value-type="float">
            <text:p>1,14134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9159" calcext:value-type="float">
            <text:p>8,69159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2"/>
          <table:table-cell office:value-type="float" office:value="1.21473" calcext:value-type="float">
            <text:p>1,21473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2109" calcext:value-type="float">
            <text:p>8,92109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1.29001" calcext:value-type="float">
            <text:p>1,29001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4492" calcext:value-type="float">
            <text:p>9,14492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number-columns-repeated="2"/>
          <table:table-cell office:value-type="float" office:value="1.36713" calcext:value-type="float">
            <text:p>1,36713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6295" calcext:value-type="float">
            <text:p>9,36295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number-columns-repeated="2"/>
          <table:table-cell office:value-type="float" office:value="1.44605" calcext:value-type="float">
            <text:p>1,44605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7503" calcext:value-type="float">
            <text:p>9,5750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number-columns-repeated="2"/>
          <table:table-cell office:value-type="float" office:value="1.5267" calcext:value-type="float">
            <text:p>1,5267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8103" calcext:value-type="float">
            <text:p>9,7810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number-columns-repeated="2"/>
          <table:table-cell office:value-type="float" office:value="1.60905" calcext:value-type="float">
            <text:p>1,60905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8081" calcext:value-type="float">
            <text:p>9,9808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1.69303" calcext:value-type="float">
            <text:p>1,69303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743" calcext:value-type="float">
            <text:p>10,1743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1.7786" calcext:value-type="float">
            <text:p>1,7786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612" calcext:value-type="float">
            <text:p>10,3612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number-columns-repeated="2"/>
          <table:table-cell office:value-type="float" office:value="1.8657" calcext:value-type="float">
            <text:p>1,8657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416" calcext:value-type="float">
            <text:p>10,541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.95427" calcext:value-type="float">
            <text:p>1,95427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153" calcext:value-type="float">
            <text:p>10,7153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table:number-columns-repeated="2"/>
          <table:table-cell office:value-type="float" office:value="2.04427" calcext:value-type="float">
            <text:p>2,04427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822" calcext:value-type="float">
            <text:p>10,8822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number-columns-repeated="2"/>
          <table:table-cell office:value-type="float" office:value="2.13563" calcext:value-type="float">
            <text:p>2,13563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422" calcext:value-type="float">
            <text:p>11,0422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table:number-columns-repeated="2"/>
          <table:table-cell office:value-type="float" office:value="2.22829" calcext:value-type="float">
            <text:p>2,22829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952" calcext:value-type="float">
            <text:p>11,1952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number-columns-repeated="2"/>
          <table:table-cell office:value-type="float" office:value="2.32219" calcext:value-type="float">
            <text:p>2,32219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411" calcext:value-type="float">
            <text:p>11,341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number-columns-repeated="2"/>
          <table:table-cell office:value-type="float" office:value="2.41728" calcext:value-type="float">
            <text:p>2,41728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797" calcext:value-type="float">
            <text:p>11,4797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number-columns-repeated="2"/>
          <table:table-cell office:value-type="float" office:value="2.5135" calcext:value-type="float">
            <text:p>2,5135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111" calcext:value-type="float">
            <text:p>11,6111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table:number-columns-repeated="2"/>
          <table:table-cell office:value-type="float" office:value="2.61078" calcext:value-type="float">
            <text:p>2,61078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351" calcext:value-type="float">
            <text:p>11,7351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2.70907" calcext:value-type="float">
            <text:p>2,70907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516" calcext:value-type="float">
            <text:p>11,851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table:number-columns-repeated="2"/>
          <table:table-cell office:value-type="float" office:value="2.80829" calcext:value-type="float">
            <text:p>2,80829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607" calcext:value-type="float">
            <text:p>11,960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.90839" calcext:value-type="float">
            <text:p>2,90839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6" calcext:value-type="float">
            <text:p>191,0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621" calcext:value-type="float">
            <text:p>12,0621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table:number-columns-repeated="2"/>
          <table:table-cell office:value-type="float" office:value="3.0093" calcext:value-type="float">
            <text:p>3,0093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558" calcext:value-type="float">
            <text:p>12,1558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number-columns-repeated="2"/>
          <table:table-cell office:value-type="float" office:value="3.11097" calcext:value-type="float">
            <text:p>3,11097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419" calcext:value-type="float">
            <text:p>12,2419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number-columns-repeated="2"/>
          <table:table-cell office:value-type="float" office:value="3.21331" calcext:value-type="float">
            <text:p>3,21331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4" calcext:value-type="float">
            <text:p>191,0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201" calcext:value-type="float">
            <text:p>12,3201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number-columns-repeated="2"/>
          <table:table-cell office:value-type="float" office:value="3.31628" calcext:value-type="float">
            <text:p>3,31628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" calcext:value-type="float">
            <text:p>191,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906" calcext:value-type="float">
            <text:p>12,39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2"/>
          <table:table-cell office:value-type="float" office:value="3.4198" calcext:value-type="float">
            <text:p>3,4198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531" calcext:value-type="float">
            <text:p>12,4531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number-columns-repeated="2"/>
          <table:table-cell office:value-type="float" office:value="3.52381" calcext:value-type="float">
            <text:p>3,52381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78" calcext:value-type="float">
            <text:p>12,5078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2"/>
          <table:table-cell office:value-type="float" office:value="3.62824" calcext:value-type="float">
            <text:p>3,62824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545" calcext:value-type="float">
            <text:p>12,5545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number-columns-repeated="2"/>
          <table:table-cell office:value-type="float" office:value="3.73303" calcext:value-type="float">
            <text:p>3,73303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4" calcext:value-type="float">
            <text:p>191,0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32" calcext:value-type="float">
            <text:p>12,5932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table:number-columns-repeated="2"/>
          <table:table-cell office:value-type="float" office:value="3.8381" calcext:value-type="float">
            <text:p>3,8381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4" calcext:value-type="float">
            <text:p>12,62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3.9434" calcext:value-type="float">
            <text:p>3,9434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67" calcext:value-type="float">
            <text:p>12,6467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number-columns-repeated="2"/>
          <table:table-cell office:value-type="float" office:value="4.04886" calcext:value-type="float">
            <text:p>4,04886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14" calcext:value-type="float">
            <text:p>12,6614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number-columns-repeated="2"/>
          <table:table-cell office:value-type="float" office:value="4.15441" calcext:value-type="float">
            <text:p>4,15441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" calcext:value-type="float">
            <text:p>12,668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number-columns-repeated="2"/>
          <table:table-cell office:value-type="float" office:value="4.25997" calcext:value-type="float">
            <text:p>4,25997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3" calcext:value-type="float">
            <text:p>190,9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66" calcext:value-type="float">
            <text:p>12,666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number-columns-repeated="2"/>
          <table:table-cell office:value-type="float" office:value="4.36549" calcext:value-type="float">
            <text:p>4,36549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72" calcext:value-type="float">
            <text:p>12,657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4.4709" calcext:value-type="float">
            <text:p>4,4709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5" calcext:value-type="float">
            <text:p>190,9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97" calcext:value-type="float">
            <text:p>12,639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2"/>
          <table:table-cell office:value-type="float" office:value="4.57613" calcext:value-type="float">
            <text:p>4,57613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41" calcext:value-type="float">
            <text:p>12,6141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number-columns-repeated="2"/>
          <table:table-cell office:value-type="float" office:value="4.68112" calcext:value-type="float">
            <text:p>4,68112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06" calcext:value-type="float">
            <text:p>12,580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number-columns-repeated="2"/>
          <table:table-cell office:value-type="float" office:value="4.78579" calcext:value-type="float">
            <text:p>4,78579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91" calcext:value-type="float">
            <text:p>12,5391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table:number-columns-repeated="2"/>
          <table:table-cell office:value-type="float" office:value="4.89008" calcext:value-type="float">
            <text:p>4,89008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896" calcext:value-type="float">
            <text:p>12,489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4.99392" calcext:value-type="float">
            <text:p>4,99392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322" calcext:value-type="float">
            <text:p>12,4322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5.09726" calcext:value-type="float">
            <text:p>5,09726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669" calcext:value-type="float">
            <text:p>12,366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5.20002" calcext:value-type="float">
            <text:p>5,20002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937" calcext:value-type="float">
            <text:p>12,2937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number-columns-repeated="2"/>
          <table:table-cell office:value-type="float" office:value="5.30213" calcext:value-type="float">
            <text:p>5,30213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2" calcext:value-type="float">
            <text:p>190,9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128" calcext:value-type="float">
            <text:p>12,212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number-columns-repeated="2"/>
          <table:table-cell office:value-type="float" office:value="5.40354" calcext:value-type="float">
            <text:p>5,40354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24" calcext:value-type="float">
            <text:p>12,12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5.50418" calcext:value-type="float">
            <text:p>5,50418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276" calcext:value-type="float">
            <text:p>12,027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number-columns-repeated="2"/>
          <table:table-cell office:value-type="float" office:value="5.60398" calcext:value-type="float">
            <text:p>5,60398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235" calcext:value-type="float">
            <text:p>11,9235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5.70288" calcext:value-type="float">
            <text:p>5,70288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119" calcext:value-type="float">
            <text:p>11,8119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5.80082" calcext:value-type="float">
            <text:p>5,80082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927" calcext:value-type="float">
            <text:p>11,6927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5.89774" calcext:value-type="float">
            <text:p>5,89774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661" calcext:value-type="float">
            <text:p>11,566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5.99357" calcext:value-type="float">
            <text:p>5,99357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322" calcext:value-type="float">
            <text:p>11,4322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table:number-columns-repeated="2"/>
          <table:table-cell office:value-type="float" office:value="6.08826" calcext:value-type="float">
            <text:p>6,08826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91" calcext:value-type="float">
            <text:p>11,291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number-columns-repeated="2"/>
          <table:table-cell office:value-type="float" office:value="6.18174" calcext:value-type="float">
            <text:p>6,18174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427" calcext:value-type="float">
            <text:p>11,1427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6.27395" calcext:value-type="float">
            <text:p>6,27395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873" calcext:value-type="float">
            <text:p>10,9873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number-columns-repeated="2"/>
          <table:table-cell office:value-type="float" office:value="6.36484" calcext:value-type="float">
            <text:p>6,36484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249" calcext:value-type="float">
            <text:p>10,824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number-columns-repeated="2"/>
          <table:table-cell office:value-type="float" office:value="6.45435" calcext:value-type="float">
            <text:p>6,45435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556" calcext:value-type="float">
            <text:p>10,655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number-columns-repeated="2"/>
          <table:table-cell office:value-type="float" office:value="6.54241" calcext:value-type="float">
            <text:p>6,54241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795" calcext:value-type="float">
            <text:p>10,4795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table:number-columns-repeated="2"/>
          <table:table-cell office:value-type="float" office:value="6.62899" calcext:value-type="float">
            <text:p>6,6289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968" calcext:value-type="float">
            <text:p>10,2968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6.71401" calcext:value-type="float">
            <text:p>6,71401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076" calcext:value-type="float">
            <text:p>10,107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table:number-columns-repeated="2"/>
          <table:table-cell office:value-type="float" office:value="6.79743" calcext:value-type="float">
            <text:p>6,79743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1188" calcext:value-type="float">
            <text:p>9,9118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.87919" calcext:value-type="float">
            <text:p>6,87919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0992" calcext:value-type="float">
            <text:p>9,70992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table:number-columns-repeated="2"/>
          <table:table-cell office:value-type="float" office:value="6.95924" calcext:value-type="float">
            <text:p>6,95924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0179" calcext:value-type="float">
            <text:p>9,50179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number-columns-repeated="2"/>
          <table:table-cell office:value-type="float" office:value="7.03753" calcext:value-type="float">
            <text:p>7,03753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8762" calcext:value-type="float">
            <text:p>9,28762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table:number-columns-repeated="2"/>
          <table:table-cell office:value-type="float" office:value="7.11402" calcext:value-type="float">
            <text:p>7,11402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6755" calcext:value-type="float">
            <text:p>9,0675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7.18864" calcext:value-type="float">
            <text:p>7,18864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4173" calcext:value-type="float">
            <text:p>8,84173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7.26137" calcext:value-type="float">
            <text:p>7,26137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1029" calcext:value-type="float">
            <text:p>8,61029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number-columns-repeated="2"/>
          <table:table-cell office:value-type="float" office:value="7.33213" calcext:value-type="float">
            <text:p>7,33213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7337" calcext:value-type="float">
            <text:p>8,37337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table:number-columns-repeated="2"/>
          <table:table-cell office:value-type="float" office:value="7.40091" calcext:value-type="float">
            <text:p>7,40091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3115" calcext:value-type="float">
            <text:p>8,13115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number-columns-repeated="2"/>
          <table:table-cell office:value-type="float" office:value="7.46764" calcext:value-type="float">
            <text:p>7,46764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8375" calcext:value-type="float">
            <text:p>7,88375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table:number-columns-repeated="2"/>
          <table:table-cell office:value-type="float" office:value="7.53229" calcext:value-type="float">
            <text:p>7,53229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3135" calcext:value-type="float">
            <text:p>7,63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59481" calcext:value-type="float">
            <text:p>7,59481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741" calcext:value-type="float">
            <text:p>7,3741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table:number-columns-repeated="2"/>
          <table:table-cell office:value-type="float" office:value="7.65518" calcext:value-type="float">
            <text:p>7,65518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1217" calcext:value-type="float">
            <text:p>7,11217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table:number-columns-repeated="2"/>
          <table:table-cell office:value-type="float" office:value="7.71334" calcext:value-type="float">
            <text:p>7,71334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4572" calcext:value-type="float">
            <text:p>6,84572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2"/>
          <table:table-cell office:value-type="float" office:value="7.76926" calcext:value-type="float">
            <text:p>7,76926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7492" calcext:value-type="float">
            <text:p>6,57492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table:number-columns-repeated="2"/>
          <table:table-cell office:value-type="float" office:value="7.82291" calcext:value-type="float">
            <text:p>7,82291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9995" calcext:value-type="float">
            <text:p>6,2999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table:number-columns-repeated="2"/>
          <table:table-cell office:value-type="float" office:value="7.87425" calcext:value-type="float">
            <text:p>7,87425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2098" calcext:value-type="float">
            <text:p>6,02098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2"/>
          <table:table-cell office:value-type="float" office:value="7.92325" calcext:value-type="float">
            <text:p>7,92325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3818" calcext:value-type="float">
            <text:p>5,73818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number-columns-repeated="2"/>
          <table:table-cell office:value-type="float" office:value="7.96987" calcext:value-type="float">
            <text:p>7,96987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5173" calcext:value-type="float">
            <text:p>5,45173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table:number-columns-repeated="2"/>
          <table:table-cell office:value-type="float" office:value="8.0141" calcext:value-type="float">
            <text:p>8,0141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6183" calcext:value-type="float">
            <text:p>5,16183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2"/>
          <table:table-cell office:value-type="float" office:value="8.0559" calcext:value-type="float">
            <text:p>8,0559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6864" calcext:value-type="float">
            <text:p>4,8686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.09524" calcext:value-type="float">
            <text:p>8,09524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7236" calcext:value-type="float">
            <text:p>4,57236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table:number-columns-repeated="2"/>
          <table:table-cell office:value-type="float" office:value="8.13209" calcext:value-type="float">
            <text:p>8,13209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7318" calcext:value-type="float">
            <text:p>4,27318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8.16645" calcext:value-type="float">
            <text:p>8,16645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7129" calcext:value-type="float">
            <text:p>3,97129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table:number-columns-repeated="2"/>
          <table:table-cell office:value-type="float" office:value="8.19828" calcext:value-type="float">
            <text:p>8,19828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6687" calcext:value-type="float">
            <text:p>3,66687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table:number-columns-repeated="2"/>
          <table:table-cell office:value-type="float" office:value="8.22756" calcext:value-type="float">
            <text:p>8,2275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6012" calcext:value-type="float">
            <text:p>3,3601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2"/>
          <table:table-cell office:value-type="float" office:value="8.25427" calcext:value-type="float">
            <text:p>8,25427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5124" calcext:value-type="float">
            <text:p>3,05124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table:number-columns-repeated="2"/>
          <table:table-cell office:value-type="float" office:value="8.2784" calcext:value-type="float">
            <text:p>8,2784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4042" calcext:value-type="float">
            <text:p>2,74042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8.29994" calcext:value-type="float">
            <text:p>8,29994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2786" calcext:value-type="float">
            <text:p>2,42786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table:number-columns-repeated="2"/>
          <table:table-cell office:value-type="float" office:value="8.31886" calcext:value-type="float">
            <text:p>8,3188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1376" calcext:value-type="float">
            <text:p>2,11376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table:number-columns-repeated="2"/>
          <table:table-cell office:value-type="float" office:value="8.33517" calcext:value-type="float">
            <text:p>8,3351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9831" calcext:value-type="float">
            <text:p>1,7983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.34883" calcext:value-type="float">
            <text:p>8,3488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8172" calcext:value-type="float">
            <text:p>1,48172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table:number-columns-repeated="2"/>
          <table:table-cell office:value-type="float" office:value="8.35986" calcext:value-type="float">
            <text:p>8,3598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642" calcext:value-type="float">
            <text:p>1,1642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table:number-columns-repeated="2"/>
          <table:table-cell office:value-type="float" office:value="8.36823" calcext:value-type="float">
            <text:p>8,36823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45929" calcext:value-type="float">
            <text:p>0,845929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number-columns-repeated="2"/>
          <table:table-cell office:value-type="float" office:value="8.37396" calcext:value-type="float">
            <text:p>8,3739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27124" calcext:value-type="float">
            <text:p>0,527124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table:number-columns-repeated="2"/>
          <table:table-cell office:value-type="float" office:value="8.37702" calcext:value-type="float">
            <text:p>8,3770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07984" calcext:value-type="float">
            <text:p>0,207984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table:number-columns-repeated="2"/>
          <table:table-cell office:value-type="float" office:value="8.37742" calcext:value-type="float">
            <text:p>8,3774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11288" calcext:value-type="float">
            <text:p>-0,111288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table:number-columns-repeated="2"/>
          <table:table-cell office:value-type="float" office:value="8.37516" calcext:value-type="float">
            <text:p>8,3751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30489" calcext:value-type="float">
            <text:p>-0,430489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table:number-columns-repeated="2"/>
          <table:table-cell office:value-type="float" office:value="8.37025" calcext:value-type="float">
            <text:p>8,3702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49417" calcext:value-type="float">
            <text:p>-0,749417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table:number-columns-repeated="2"/>
          <table:table-cell office:value-type="float" office:value="8.36268" calcext:value-type="float">
            <text:p>8,3626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6787" calcext:value-type="float">
            <text:p>-1,06787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table:number-columns-repeated="2"/>
          <table:table-cell office:value-type="float" office:value="8.35245" calcext:value-type="float">
            <text:p>8,3524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8564" calcext:value-type="float">
            <text:p>-1,38564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8.33958" calcext:value-type="float">
            <text:p>8,3395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0254" calcext:value-type="float">
            <text:p>-1,70254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table:number-columns-repeated="2"/>
          <table:table-cell office:value-type="float" office:value="8.32408" calcext:value-type="float">
            <text:p>8,324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1835" calcext:value-type="float">
            <text:p>-2,01835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table:number-columns-repeated="2"/>
          <table:table-cell office:value-type="float" office:value="8.30595" calcext:value-type="float">
            <text:p>8,30595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3288" calcext:value-type="float">
            <text:p>-2,33288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2"/>
          <table:table-cell office:value-type="float" office:value="8.2852" calcext:value-type="float">
            <text:p>8,2852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4593" calcext:value-type="float">
            <text:p>-2,64593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table:number-columns-repeated="2"/>
          <table:table-cell office:value-type="float" office:value="8.26185" calcext:value-type="float">
            <text:p>8,26185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5729" calcext:value-type="float">
            <text:p>-2,95729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table:number-columns-repeated="2"/>
          <table:table-cell office:value-type="float" office:value="8.23592" calcext:value-type="float">
            <text:p>8,2359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6678" calcext:value-type="float">
            <text:p>-3,26678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table:number-columns-repeated="2"/>
          <table:table-cell office:value-type="float" office:value="8.20741" calcext:value-type="float">
            <text:p>8,20741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742" calcext:value-type="float">
            <text:p>-3,5742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table:number-columns-repeated="2"/>
          <table:table-cell office:value-type="float" office:value="8.17636" calcext:value-type="float">
            <text:p>8,17636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7934" calcext:value-type="float">
            <text:p>-3,87934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table:number-columns-repeated="2"/>
          <table:table-cell office:value-type="float" office:value="8.14276" calcext:value-type="float">
            <text:p>8,14276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8202" calcext:value-type="float">
            <text:p>-4,18202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table:number-columns-repeated="2"/>
          <table:table-cell office:value-type="float" office:value="8.10666" calcext:value-type="float">
            <text:p>8,10666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8204" calcext:value-type="float">
            <text:p>-4,4820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8.06807" calcext:value-type="float">
            <text:p>8,06807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7922" calcext:value-type="float">
            <text:p>-4,77922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table:number-columns-repeated="2"/>
          <table:table-cell office:value-type="float" office:value="8.02702" calcext:value-type="float">
            <text:p>8,02702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7336" calcext:value-type="float">
            <text:p>-5,07336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table:number-columns-repeated="2"/>
          <table:table-cell office:value-type="float" office:value="7.98352" calcext:value-type="float">
            <text:p>7,98352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6428" calcext:value-type="float">
            <text:p>-5,36428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table:number-columns-repeated="2"/>
          <table:table-cell office:value-type="float" office:value="7.93762" calcext:value-type="float">
            <text:p>7,93762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5179" calcext:value-type="float">
            <text:p>-5,65179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table:number-columns-repeated="2"/>
          <table:table-cell office:value-type="float" office:value="7.88934" calcext:value-type="float">
            <text:p>7,8893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3572" calcext:value-type="float">
            <text:p>-5,93572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table:number-columns-repeated="2"/>
          <table:table-cell office:value-type="float" office:value="7.8387" calcext:value-type="float">
            <text:p>7,8387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1587" calcext:value-type="float">
            <text:p>-6,21587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table:number-columns-repeated="2"/>
          <table:table-cell office:value-type="float" office:value="7.78575" calcext:value-type="float">
            <text:p>7,78575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9207" calcext:value-type="float">
            <text:p>-6,49207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7.73051" calcext:value-type="float">
            <text:p>7,73051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6415" calcext:value-type="float">
            <text:p>-6,76415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table:number-columns-repeated="2"/>
          <table:table-cell office:value-type="float" office:value="7.67303" calcext:value-type="float">
            <text:p>7,67303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3194" calcext:value-type="float">
            <text:p>-7,03194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table:number-columns-repeated="2"/>
          <table:table-cell office:value-type="float" office:value="7.61333" calcext:value-type="float">
            <text:p>7,61333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9526" calcext:value-type="float">
            <text:p>-7,295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55145" calcext:value-type="float">
            <text:p>7,55145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5394" calcext:value-type="float">
            <text:p>-7,55394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table:number-columns-repeated="2"/>
          <table:table-cell office:value-type="float" office:value="7.48744" calcext:value-type="float">
            <text:p>7,48744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0783" calcext:value-type="float">
            <text:p>-7,80783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table:number-columns-repeated="2"/>
          <table:table-cell office:value-type="float" office:value="7.42134" calcext:value-type="float">
            <text:p>7,4213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5675" calcext:value-type="float">
            <text:p>-8,05675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table:number-columns-repeated="2"/>
          <table:table-cell office:value-type="float" office:value="7.35318" calcext:value-type="float">
            <text:p>7,35318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0056" calcext:value-type="float">
            <text:p>-8,30056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table:number-columns-repeated="2"/>
          <table:table-cell office:value-type="float" office:value="7.28301" calcext:value-type="float">
            <text:p>7,28301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391" calcext:value-type="float">
            <text:p>-8,5391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table:number-columns-repeated="2"/>
          <table:table-cell office:value-type="float" office:value="7.21087" calcext:value-type="float">
            <text:p>7,21087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7221" calcext:value-type="float">
            <text:p>-8,77221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table:number-columns-repeated="2"/>
          <table:table-cell office:value-type="float" office:value="7.13682" calcext:value-type="float">
            <text:p>7,13682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9976" calcext:value-type="float">
            <text:p>-8,99976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table:number-columns-repeated="2"/>
          <table:table-cell office:value-type="float" office:value="7.06089" calcext:value-type="float">
            <text:p>7,06089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2158" calcext:value-type="float">
            <text:p>-9,22158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 table:number-columns-repeated="2"/>
          <table:table-cell office:value-type="float" office:value="6.98314" calcext:value-type="float">
            <text:p>6,98314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3755" calcext:value-type="float">
            <text:p>-9,43755</text:p>
          </table:table-cell>
        </table:table-row>
        <table:table-row table:style-name="ro1">
          <table:table-cell office:value-type="float" office:value="1.59" calcext:value-type="float">
            <text:p>1,59</text:p>
          </table:table-cell>
          <table:table-cell table:number-columns-repeated="2"/>
          <table:table-cell office:value-type="float" office:value="6.90362" calcext:value-type="float">
            <text:p>6,90362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4753" calcext:value-type="float">
            <text:p>-9,6475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.82237" calcext:value-type="float">
            <text:p>6,82237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5137" calcext:value-type="float">
            <text:p>-9,85137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  <table:table-cell table:number-columns-repeated="2"/>
          <table:table-cell office:value-type="float" office:value="6.73944" calcext:value-type="float">
            <text:p>6,73944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49" calcext:value-type="float">
            <text:p>-10,049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number-columns-repeated="2"/>
          <table:table-cell office:value-type="float" office:value="6.6549" calcext:value-type="float">
            <text:p>6,6549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402" calcext:value-type="float">
            <text:p>-10,2402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table:number-columns-repeated="2"/>
          <table:table-cell office:value-type="float" office:value="6.56879" calcext:value-type="float">
            <text:p>6,56879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249" calcext:value-type="float">
            <text:p>-10,4249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table:number-columns-repeated="2"/>
          <table:table-cell office:value-type="float" office:value="6.48117" calcext:value-type="float">
            <text:p>6,48117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03" calcext:value-type="float">
            <text:p>-10,603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table:number-columns-repeated="2"/>
          <table:table-cell office:value-type="float" office:value="6.3921" calcext:value-type="float">
            <text:p>6,3921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743" calcext:value-type="float">
            <text:p>-10,7743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table:number-columns-repeated="2"/>
          <table:table-cell office:value-type="float" office:value="6.30162" calcext:value-type="float">
            <text:p>6,30162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388" calcext:value-type="float">
            <text:p>-10,9388</text:p>
          </table:table-cell>
        </table:table-row>
        <table:table-row table:style-name="ro1">
          <table:table-cell office:value-type="float" office:value="1.67" calcext:value-type="float">
            <text:p>1,67</text:p>
          </table:table-cell>
          <table:table-cell table:number-columns-repeated="2"/>
          <table:table-cell office:value-type="float" office:value="6.2098" calcext:value-type="float">
            <text:p>6,2098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964" calcext:value-type="float">
            <text:p>-11,0964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table:number-columns-repeated="2"/>
          <table:table-cell office:value-type="float" office:value="6.1167" calcext:value-type="float">
            <text:p>6,1167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469" calcext:value-type="float">
            <text:p>-11,2469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table:number-columns-repeated="2"/>
          <table:table-cell office:value-type="float" office:value="6.02237" calcext:value-type="float">
            <text:p>6,02237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902" calcext:value-type="float">
            <text:p>-11,3902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.92688" calcext:value-type="float">
            <text:p>5,92688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264" calcext:value-type="float">
            <text:p>-11,5264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table:number-columns-repeated="2"/>
          <table:table-cell office:value-type="float" office:value="5.83029" calcext:value-type="float">
            <text:p>5,83029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552" calcext:value-type="float">
            <text:p>-11,6552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table:number-columns-repeated="2"/>
          <table:table-cell office:value-type="float" office:value="5.73265" calcext:value-type="float">
            <text:p>5,73265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766" calcext:value-type="float">
            <text:p>-11,7766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table:number-columns-repeated="2"/>
          <table:table-cell office:value-type="float" office:value="5.63403" calcext:value-type="float">
            <text:p>5,63403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9" calcext:value-type="float">
            <text:p>190,9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905" calcext:value-type="float">
            <text:p>-11,8905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table:number-columns-repeated="2"/>
          <table:table-cell office:value-type="float" office:value="5.5345" calcext:value-type="float">
            <text:p>5,5345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969" calcext:value-type="float">
            <text:p>-11,9969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table:number-columns-repeated="2"/>
          <table:table-cell office:value-type="float" office:value="5.43411" calcext:value-type="float">
            <text:p>5,43411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956" calcext:value-type="float">
            <text:p>-12,0956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table:number-columns-repeated="2"/>
          <table:table-cell office:value-type="float" office:value="5.33292" calcext:value-type="float">
            <text:p>5,33292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867" calcext:value-type="float">
            <text:p>-12,1867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table:number-columns-repeated="2"/>
          <table:table-cell office:value-type="float" office:value="5.23102" calcext:value-type="float">
            <text:p>5,23102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7" calcext:value-type="float">
            <text:p>-12,27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table:number-columns-repeated="2"/>
          <table:table-cell office:value-type="float" office:value="5.12845" calcext:value-type="float">
            <text:p>5,12845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456" calcext:value-type="float">
            <text:p>-12,3456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table:number-columns-repeated="2"/>
          <table:table-cell office:value-type="float" office:value="5.02528" calcext:value-type="float">
            <text:p>5,02528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33" calcext:value-type="float">
            <text:p>-12,4133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.92158" calcext:value-type="float">
            <text:p>4,92158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7" calcext:value-type="float">
            <text:p>190,9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31" calcext:value-type="float">
            <text:p>-12,4731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table:number-columns-repeated="2"/>
          <table:table-cell office:value-type="float" office:value="4.81742" calcext:value-type="float">
            <text:p>4,81742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5" calcext:value-type="float">
            <text:p>-12,525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4.71285" calcext:value-type="float">
            <text:p>4,71285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89" calcext:value-type="float">
            <text:p>-12,5689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4.60796" calcext:value-type="float">
            <text:p>4,60796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48" calcext:value-type="float">
            <text:p>-12,6048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table:number-columns-repeated="2"/>
          <table:table-cell office:value-type="float" office:value="4.5028" calcext:value-type="float">
            <text:p>4,5028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28" calcext:value-type="float">
            <text:p>-12,632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4.39743" calcext:value-type="float">
            <text:p>4,39743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27" calcext:value-type="float">
            <text:p>-12,6527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table:number-columns-repeated="2"/>
          <table:table-cell office:value-type="float" office:value="4.29194" calcext:value-type="float">
            <text:p>4,29194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46" calcext:value-type="float">
            <text:p>-12,6646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4.18638" calcext:value-type="float">
            <text:p>4,18638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4" calcext:value-type="float">
            <text:p>-12,6684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4.08082" calcext:value-type="float">
            <text:p>4,08082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" calcext:value-type="float">
            <text:p>190,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42" calcext:value-type="float">
            <text:p>-12,6642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table:number-columns-repeated="2"/>
          <table:table-cell office:value-type="float" office:value="3.97533" calcext:value-type="float">
            <text:p>3,97533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2" calcext:value-type="float">
            <text:p>-12,65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.86998" calcext:value-type="float">
            <text:p>3,86998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17" calcext:value-type="float">
            <text:p>-12,6317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table:number-columns-repeated="2"/>
          <table:table-cell office:value-type="float" office:value="3.76483" calcext:value-type="float">
            <text:p>3,76483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34" calcext:value-type="float">
            <text:p>-12,6034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table:number-columns-repeated="2"/>
          <table:table-cell office:value-type="float" office:value="3.65994" calcext:value-type="float">
            <text:p>3,65994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71" calcext:value-type="float">
            <text:p>-12,5671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table:number-columns-repeated="2"/>
          <table:table-cell office:value-type="float" office:value="3.5554" calcext:value-type="float">
            <text:p>3,5554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1" calcext:value-type="float">
            <text:p>191,0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28" calcext:value-type="float">
            <text:p>-12,5228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table:number-columns-repeated="2"/>
          <table:table-cell office:value-type="float" office:value="3.45125" calcext:value-type="float">
            <text:p>3,45125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05" calcext:value-type="float">
            <text:p>-12,470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3.34758" calcext:value-type="float">
            <text:p>3,34758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03" calcext:value-type="float">
            <text:p>-12,410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number-columns-repeated="2"/>
          <table:table-cell office:value-type="float" office:value="3.24444" calcext:value-type="float">
            <text:p>3,24444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423" calcext:value-type="float">
            <text:p>-12,3423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3.14189" calcext:value-type="float">
            <text:p>3,14189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664" calcext:value-type="float">
            <text:p>-12,2664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table:number-columns-repeated="2"/>
          <table:table-cell office:value-type="float" office:value="3.04002" calcext:value-type="float">
            <text:p>3,04002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827" calcext:value-type="float">
            <text:p>-12,1827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2.93887" calcext:value-type="float">
            <text:p>2,93887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913" calcext:value-type="float">
            <text:p>-12,0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83852" calcext:value-type="float">
            <text:p>2,83852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922" calcext:value-type="float">
            <text:p>-11,9922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table:number-columns-repeated="2"/>
          <table:table-cell office:value-type="float" office:value="2.73902" calcext:value-type="float">
            <text:p>2,73902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3" calcext:value-type="float">
            <text:p>191,0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855" calcext:value-type="float">
            <text:p>-11,8855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table:number-columns-repeated="2"/>
          <table:table-cell office:value-type="float" office:value="2.64045" calcext:value-type="float">
            <text:p>2,64045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712" calcext:value-type="float">
            <text:p>-11,7712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table:number-columns-repeated="2"/>
          <table:table-cell office:value-type="float" office:value="2.54286" calcext:value-type="float">
            <text:p>2,54286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494" calcext:value-type="float">
            <text:p>-11,6494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table:number-columns-repeated="2"/>
          <table:table-cell office:value-type="float" office:value="2.44631" calcext:value-type="float">
            <text:p>2,44631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203" calcext:value-type="float">
            <text:p>-11,5203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2.35087" calcext:value-type="float">
            <text:p>2,35087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838" calcext:value-type="float">
            <text:p>-11,3838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table:number-columns-repeated="2"/>
          <table:table-cell office:value-type="float" office:value="2.2566" calcext:value-type="float">
            <text:p>2,2566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401" calcext:value-type="float">
            <text:p>-11,2401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table:number-columns-repeated="2"/>
          <table:table-cell office:value-type="float" office:value="2.16356" calcext:value-type="float">
            <text:p>2,16356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893" calcext:value-type="float">
            <text:p>-11,0893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table:number-columns-repeated="2"/>
          <table:table-cell office:value-type="float" office:value="2.0718" calcext:value-type="float">
            <text:p>2,0718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314" calcext:value-type="float">
            <text:p>-10,9314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1.98138" calcext:value-type="float">
            <text:p>1,98138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666" calcext:value-type="float">
            <text:p>-10,7666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.89237" calcext:value-type="float">
            <text:p>1,89237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95" calcext:value-type="float">
            <text:p>-10,595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table:number-columns-repeated="2"/>
          <table:table-cell office:value-type="float" office:value="1.80482" calcext:value-type="float">
            <text:p>1,80482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166" calcext:value-type="float">
            <text:p>-10,4166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table:number-columns-repeated="2"/>
          <table:table-cell office:value-type="float" office:value="1.71878" calcext:value-type="float">
            <text:p>1,7187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316" calcext:value-type="float">
            <text:p>-10,2316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table:number-columns-repeated="2"/>
          <table:table-cell office:value-type="float" office:value="1.63431" calcext:value-type="float">
            <text:p>1,63431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401" calcext:value-type="float">
            <text:p>-10,0401</text:p>
          </table:table-cell>
        </table:table-row>
        <table:table-row table:style-name="ro1">
          <table:table-cell office:value-type="float" office:value="2.14" calcext:value-type="float">
            <text:p>2,14</text:p>
          </table:table-cell>
          <table:table-cell table:number-columns-repeated="2"/>
          <table:table-cell office:value-type="float" office:value="1.55147" calcext:value-type="float">
            <text:p>1,55147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422" calcext:value-type="float">
            <text:p>-9,8422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table:number-columns-repeated="2"/>
          <table:table-cell office:value-type="float" office:value="1.47029" calcext:value-type="float">
            <text:p>1,47029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3807" calcext:value-type="float">
            <text:p>-9,63807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1.39085" calcext:value-type="float">
            <text:p>1,39085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2782" calcext:value-type="float">
            <text:p>-9,42782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table:number-columns-repeated="2"/>
          <table:table-cell office:value-type="float" office:value="1.31318" calcext:value-type="float">
            <text:p>1,31318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1158" calcext:value-type="float">
            <text:p>-9,21158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table:number-columns-repeated="2"/>
          <table:table-cell office:value-type="float" office:value="1.23734" calcext:value-type="float">
            <text:p>1,23734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8949" calcext:value-type="float">
            <text:p>-8,98949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table:number-columns-repeated="2"/>
          <table:table-cell office:value-type="float" office:value="1.16337" calcext:value-type="float">
            <text:p>1,1633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6169" calcext:value-type="float">
            <text:p>-8,7616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.09133" calcext:value-type="float">
            <text:p>1,09133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2832" calcext:value-type="float">
            <text:p>-8,52832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table:number-columns-repeated="2"/>
          <table:table-cell office:value-type="float" office:value="1.02125" calcext:value-type="float">
            <text:p>1,02125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8954" calcext:value-type="float">
            <text:p>-8,28954</text:p>
          </table:table-cell>
        </table:table-row>
        <table:table-row table:style-name="ro1">
          <table:table-cell office:value-type="float" office:value="2.22" calcext:value-type="float">
            <text:p>2,22</text:p>
          </table:table-cell>
          <table:table-cell table:number-columns-repeated="2"/>
          <table:table-cell office:value-type="float" office:value="0.953181" calcext:value-type="float">
            <text:p>0,953181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4549" calcext:value-type="float">
            <text:p>-8,04549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table:number-columns-repeated="2"/>
          <table:table-cell office:value-type="float" office:value="0.88717" calcext:value-type="float">
            <text:p>0,88717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9634" calcext:value-type="float">
            <text:p>-7,79634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table:number-columns-repeated="2"/>
          <table:table-cell office:value-type="float" office:value="0.823255" calcext:value-type="float">
            <text:p>0,82325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4223" calcext:value-type="float">
            <text:p>-7,54223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table:number-columns-repeated="2"/>
          <table:table-cell office:value-type="float" office:value="0.761479" calcext:value-type="float">
            <text:p>0,761479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8333" calcext:value-type="float">
            <text:p>-7,28333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table:number-columns-repeated="2"/>
          <table:table-cell office:value-type="float" office:value="0.701879" calcext:value-type="float">
            <text:p>0,701879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198" calcext:value-type="float">
            <text:p>-7,0198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table:number-columns-repeated="2"/>
          <table:table-cell office:value-type="float" office:value="0.644495" calcext:value-type="float">
            <text:p>0,644495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5182" calcext:value-type="float">
            <text:p>-6,75182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table:number-columns-repeated="2"/>
          <table:table-cell office:value-type="float" office:value="0.589361" calcext:value-type="float">
            <text:p>0,589361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7955" calcext:value-type="float">
            <text:p>-6,47955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table:number-columns-repeated="2"/>
          <table:table-cell office:value-type="float" office:value="0.536514" calcext:value-type="float">
            <text:p>0,536514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0316" calcext:value-type="float">
            <text:p>-6,2031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0.485986" calcext:value-type="float">
            <text:p>0,485986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2283" calcext:value-type="float">
            <text:p>-5,92283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table:number-columns-repeated="2"/>
          <table:table-cell office:value-type="float" office:value="0.43781" calcext:value-type="float">
            <text:p>0,43781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3874" calcext:value-type="float">
            <text:p>-5,63874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table:number-columns-repeated="2"/>
          <table:table-cell office:value-type="float" office:value="0.392017" calcext:value-type="float">
            <text:p>0,39201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5107" calcext:value-type="float">
            <text:p>-5,35107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table:number-columns-repeated="2"/>
          <table:table-cell office:value-type="float" office:value="0.348635" calcext:value-type="float">
            <text:p>0,348635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6" calcext:value-type="float">
            <text:p>-5,06</text:p>
          </table:table-cell>
        </table:table-row>
        <table:table-row table:style-name="ro1">
          <table:table-cell office:value-type="float" office:value="2.34" calcext:value-type="float">
            <text:p>2,34</text:p>
          </table:table-cell>
          <table:table-cell table:number-columns-repeated="2"/>
          <table:table-cell office:value-type="float" office:value="0.307693" calcext:value-type="float">
            <text:p>0,307693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6571" calcext:value-type="float">
            <text:p>-4,76571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table:number-columns-repeated="2"/>
          <table:table-cell office:value-type="float" office:value="0.269215" calcext:value-type="float">
            <text:p>0,269215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684" calcext:value-type="float">
            <text:p>-4,4684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table:number-columns-repeated="2"/>
          <table:table-cell office:value-type="float" office:value="0.233227" calcext:value-type="float">
            <text:p>0,23322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6825" calcext:value-type="float">
            <text:p>-4,16825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table:number-columns-repeated="2"/>
          <table:table-cell office:value-type="float" office:value="0.199752" calcext:value-type="float">
            <text:p>0,19975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6546" calcext:value-type="float">
            <text:p>-3,86546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table:number-columns-repeated="2"/>
          <table:table-cell office:value-type="float" office:value="0.16881" calcext:value-type="float">
            <text:p>0,16881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602" calcext:value-type="float">
            <text:p>-3,5602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table:number-columns-repeated="2"/>
          <table:table-cell office:value-type="float" office:value="0.140421" calcext:value-type="float">
            <text:p>0,140421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5269" calcext:value-type="float">
            <text:p>-3,2526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0.114604" calcext:value-type="float">
            <text:p>0,11460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4311" calcext:value-type="float">
            <text:p>-2,94311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table:number-columns-repeated="2"/>
          <table:table-cell office:value-type="float" office:value="0.0913746" calcext:value-type="float">
            <text:p>0,0913746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3166" calcext:value-type="float">
            <text:p>-2,63166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table:number-columns-repeated="2"/>
          <table:table-cell office:value-type="float" office:value="0.0707476" calcext:value-type="float">
            <text:p>0,070747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1854" calcext:value-type="float">
            <text:p>-2,31854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table:number-columns-repeated="2"/>
          <table:table-cell office:value-type="float" office:value="0.0527363" calcext:value-type="float">
            <text:p>0,052736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0395" calcext:value-type="float">
            <text:p>-2,00395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table:number-columns-repeated="2"/>
          <table:table-cell office:value-type="float" office:value="0.037352" calcext:value-type="float">
            <text:p>0,03735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8808" calcext:value-type="float">
            <text:p>-1,68808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0.0246046" calcext:value-type="float">
            <text:p>0,024604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7115" calcext:value-type="float">
            <text:p>-1,37115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table:number-columns-repeated="2"/>
          <table:table-cell office:value-type="float" office:value="0.014502" calcext:value-type="float">
            <text:p>0,01450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5334" calcext:value-type="float">
            <text:p>-1,05334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table:number-columns-repeated="2"/>
          <table:table-cell office:value-type="float" office:value="0.0070508" calcext:value-type="float">
            <text:p>0,007050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3486" calcext:value-type="float">
            <text:p>-0,73486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table:number-columns-repeated="2"/>
          <table:table-cell office:value-type="float" office:value="0.00225566" calcext:value-type="float">
            <text:p>0,0022556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15915" calcext:value-type="float">
            <text:p>-0,415915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table:number-columns-repeated="2"/>
          <table:table-cell office:value-type="float" office:value="0.000119637" calcext:value-type="float">
            <text:p>0,00011963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967062" calcext:value-type="float">
            <text:p>-0,096706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0.00064408" calcext:value-type="float">
            <text:p>0,0006440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22564" calcext:value-type="float">
            <text:p>0,222564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table:number-columns-repeated="2"/>
          <table:table-cell office:value-type="float" office:value="0.00382866" calcext:value-type="float">
            <text:p>0,0038286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41693" calcext:value-type="float">
            <text:p>0,541693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table:number-columns-repeated="2"/>
          <table:table-cell office:value-type="float" office:value="0.00967135" calcext:value-type="float">
            <text:p>0,0096713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60477" calcext:value-type="float">
            <text:p>0,860477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table:number-columns-repeated="2"/>
          <table:table-cell office:value-type="float" office:value="0.0181684" calcext:value-type="float">
            <text:p>0,018168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7872" calcext:value-type="float">
            <text:p>1,17872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table:number-columns-repeated="2"/>
          <table:table-cell office:value-type="float" office:value="0.0293146" calcext:value-type="float">
            <text:p>0,029314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9621" calcext:value-type="float">
            <text:p>1,49621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table:number-columns-repeated="2"/>
          <table:table-cell office:value-type="float" office:value="0.0431026" calcext:value-type="float">
            <text:p>0,043102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1274" calcext:value-type="float">
            <text:p>1,81274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table:number-columns-repeated="2"/>
          <table:table-cell office:value-type="float" office:value="0.0595238" calcext:value-type="float">
            <text:p>0,059523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2813" calcext:value-type="float">
            <text:p>2,12813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table:number-columns-repeated="2"/>
          <table:table-cell office:value-type="float" office:value="0.0785677" calcext:value-type="float">
            <text:p>0,078567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4217" calcext:value-type="float">
            <text:p>2,44217</text:p>
          </table:table-cell>
        </table:table-row>
        <table:table-row table:style-name="ro1"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0.100222" calcext:value-type="float">
            <text:p>0,100222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5465" calcext:value-type="float">
            <text:p>2,75465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table:number-columns-repeated="2"/>
          <table:table-cell office:value-type="float" office:value="0.124474" calcext:value-type="float">
            <text:p>0,12447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6539" calcext:value-type="float">
            <text:p>3,0653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0.151307" calcext:value-type="float">
            <text:p>0,15130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7418" calcext:value-type="float">
            <text:p>3,37418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table:number-columns-repeated="2"/>
          <table:table-cell office:value-type="float" office:value="0.180704" calcext:value-type="float">
            <text:p>0,180704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8082" calcext:value-type="float">
            <text:p>3,68082</text:p>
          </table:table-cell>
        </table:table-row>
        <table:table-row table:style-name="ro1">
          <table:table-cell office:value-type="float" office:value="2.62" calcext:value-type="float">
            <text:p>2,62</text:p>
          </table:table-cell>
          <table:table-cell table:number-columns-repeated="2"/>
          <table:table-cell office:value-type="float" office:value="0.212647" calcext:value-type="float">
            <text:p>0,21264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8513" calcext:value-type="float">
            <text:p>3,98513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table:number-columns-repeated="2"/>
          <table:table-cell office:value-type="float" office:value="0.247116" calcext:value-type="float">
            <text:p>0,247116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8691" calcext:value-type="float">
            <text:p>4,28691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table:number-columns-repeated="2"/>
          <table:table-cell office:value-type="float" office:value="0.284088" calcext:value-type="float">
            <text:p>0,284088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8596" calcext:value-type="float">
            <text:p>4,58596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table:number-columns-repeated="2"/>
          <table:table-cell office:value-type="float" office:value="0.32354" calcext:value-type="float">
            <text:p>0,32354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821" calcext:value-type="float">
            <text:p>4,8821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table:number-columns-repeated="2"/>
          <table:table-cell office:value-type="float" office:value="0.365448" calcext:value-type="float">
            <text:p>0,36544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7514" calcext:value-type="float">
            <text:p>5,17514</text:p>
          </table:table-cell>
        </table:table-row>
        <table:table-row table:style-name="ro1">
          <table:table-cell office:value-type="float" office:value="2.67" calcext:value-type="float">
            <text:p>2,67</text:p>
          </table:table-cell>
          <table:table-cell table:number-columns-repeated="2"/>
          <table:table-cell office:value-type="float" office:value="0.409784" calcext:value-type="float">
            <text:p>0,409784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6489" calcext:value-type="float">
            <text:p>5,46489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table:number-columns-repeated="2"/>
          <table:table-cell office:value-type="float" office:value="0.45652" calcext:value-type="float">
            <text:p>0,45652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5117" calcext:value-type="float">
            <text:p>5,75117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table:number-columns-repeated="2"/>
          <table:table-cell office:value-type="float" office:value="0.505626" calcext:value-type="float">
            <text:p>0,505626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338" calcext:value-type="float">
            <text:p>6,0338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0.557072" calcext:value-type="float">
            <text:p>0,557072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126" calcext:value-type="float">
            <text:p>6,3126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table:number-columns-repeated="2"/>
          <table:table-cell office:value-type="float" office:value="0.610825" calcext:value-type="float">
            <text:p>0,610825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8738" calcext:value-type="float">
            <text:p>6,58738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table:number-columns-repeated="2"/>
          <table:table-cell office:value-type="float" office:value="0.666851" calcext:value-type="float">
            <text:p>0,666851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5799" calcext:value-type="float">
            <text:p>6,85799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  <table:table-cell table:number-columns-repeated="2"/>
          <table:table-cell office:value-type="float" office:value="0.725113" calcext:value-type="float">
            <text:p>0,725113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2423" calcext:value-type="float">
            <text:p>7,12423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table:number-columns-repeated="2"/>
          <table:table-cell office:value-type="float" office:value="0.785575" calcext:value-type="float">
            <text:p>0,785575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8595" calcext:value-type="float">
            <text:p>7,3859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table:number-columns-repeated="2"/>
          <table:table-cell office:value-type="float" office:value="0.848199" calcext:value-type="float">
            <text:p>0,848199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4298" calcext:value-type="float">
            <text:p>7,64298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table:number-columns-repeated="2"/>
          <table:table-cell office:value-type="float" office:value="0.912945" calcext:value-type="float">
            <text:p>0,91294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9516" calcext:value-type="float">
            <text:p>7,89516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table:number-columns-repeated="2"/>
          <table:table-cell office:value-type="float" office:value="0.979771" calcext:value-type="float">
            <text:p>0,979771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4232" calcext:value-type="float">
            <text:p>8,14232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  <table:table-cell table:number-columns-repeated="2"/>
          <table:table-cell office:value-type="float" office:value="1.04864" calcext:value-type="float">
            <text:p>1,04864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8431" calcext:value-type="float">
            <text:p>8,38431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table:number-columns-repeated="2"/>
          <table:table-cell office:value-type="float" office:value="1.11949" calcext:value-type="float">
            <text:p>1,11949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2098" calcext:value-type="float">
            <text:p>8,6209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.1923" calcext:value-type="float">
            <text:p>1,1923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5216" calcext:value-type="float">
            <text:p>8,85216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table:number-columns-repeated="2"/>
          <table:table-cell office:value-type="float" office:value="1.26702" calcext:value-type="float">
            <text:p>1,26702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7773" calcext:value-type="float">
            <text:p>9,07773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table:number-columns-repeated="2"/>
          <table:table-cell office:value-type="float" office:value="1.34358" calcext:value-type="float">
            <text:p>1,34358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9753" calcext:value-type="float">
            <text:p>9,29753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1.42196" calcext:value-type="float">
            <text:p>1,42196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1142" calcext:value-type="float">
            <text:p>9,51142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table:number-columns-repeated="2"/>
          <table:table-cell office:value-type="float" office:value="1.50209" calcext:value-type="float">
            <text:p>1,50209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1928" calcext:value-type="float">
            <text:p>9,71928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table:number-columns-repeated="2"/>
          <table:table-cell office:value-type="float" office:value="1.58393" calcext:value-type="float">
            <text:p>1,58393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2096" calcext:value-type="float">
            <text:p>9,92096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table:number-columns-repeated="2"/>
          <table:table-cell office:value-type="float" office:value="1.66742" calcext:value-type="float">
            <text:p>1,66742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163" calcext:value-type="float">
            <text:p>10,1163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table:number-columns-repeated="2"/>
          <table:table-cell office:value-type="float" office:value="1.75252" calcext:value-type="float">
            <text:p>1,75252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053" calcext:value-type="float">
            <text:p>10,3053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table:number-columns-repeated="2"/>
          <table:table-cell office:value-type="float" office:value="1.83916" calcext:value-type="float">
            <text:p>1,83916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877" calcext:value-type="float">
            <text:p>10,4877</text:p>
          </table:table-cell>
        </table:table-row>
        <table:table-row table:style-name="ro1">
          <table:table-cell office:value-type="float" office:value="2.89" calcext:value-type="float">
            <text:p>2,89</text:p>
          </table:table-cell>
          <table:table-cell table:number-columns-repeated="2"/>
          <table:table-cell office:value-type="float" office:value="1.92729" calcext:value-type="float">
            <text:p>1,92729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634" calcext:value-type="float">
            <text:p>10,663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.01686" calcext:value-type="float">
            <text:p>2,01686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324" calcext:value-type="float">
            <text:p>10,8324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  <table:table-cell table:number-columns-repeated="2"/>
          <table:table-cell office:value-type="float" office:value="2.10781" calcext:value-type="float">
            <text:p>2,10781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945" calcext:value-type="float">
            <text:p>10,9945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table:number-columns-repeated="2"/>
          <table:table-cell office:value-type="float" office:value="2.20009" calcext:value-type="float">
            <text:p>2,20009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496" calcext:value-type="float">
            <text:p>11,1496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table:number-columns-repeated="2"/>
          <table:table-cell office:value-type="float" office:value="2.29362" calcext:value-type="float">
            <text:p>2,29362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976" calcext:value-type="float">
            <text:p>11,2976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table:number-columns-repeated="2"/>
          <table:table-cell office:value-type="float" office:value="2.38836" calcext:value-type="float">
            <text:p>2,38836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385" calcext:value-type="float">
            <text:p>11,4385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table:number-columns-repeated="2"/>
          <table:table-cell office:value-type="float" office:value="2.48424" calcext:value-type="float">
            <text:p>2,48424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3" calcext:value-type="float">
            <text:p>191,0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721" calcext:value-type="float">
            <text:p>11,5721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table:number-columns-repeated="2"/>
          <table:table-cell office:value-type="float" office:value="2.58121" calcext:value-type="float">
            <text:p>2,58121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983" calcext:value-type="float">
            <text:p>11,6983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table:number-columns-repeated="2"/>
          <table:table-cell office:value-type="float" office:value="2.67919" calcext:value-type="float">
            <text:p>2,67919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5" calcext:value-type="float">
            <text:p>191,0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171" calcext:value-type="float">
            <text:p>11,8171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  <table:table-cell table:number-columns-repeated="2"/>
          <table:table-cell office:value-type="float" office:value="2.77814" calcext:value-type="float">
            <text:p>2,77814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284" calcext:value-type="float">
            <text:p>11,9284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  <table:table-cell table:number-columns-repeated="2"/>
          <table:table-cell office:value-type="float" office:value="2.87798" calcext:value-type="float">
            <text:p>2,87798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322" calcext:value-type="float">
            <text:p>12,0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.97865" calcext:value-type="float">
            <text:p>2,97865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282" calcext:value-type="float">
            <text:p>12,1282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table:number-columns-repeated="2"/>
          <table:table-cell office:value-type="float" office:value="3.0801" calcext:value-type="float">
            <text:p>3,0801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166" calcext:value-type="float">
            <text:p>12,2166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table:number-columns-repeated="2"/>
          <table:table-cell office:value-type="float" office:value="3.18224" calcext:value-type="float">
            <text:p>3,18224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972" calcext:value-type="float">
            <text:p>12,2972</text:p>
          </table:table-cell>
        </table:table-row>
        <table:table-row table:style-name="ro1">
          <table:table-cell office:value-type="float" office:value="3.03" calcext:value-type="float">
            <text:p>3,03</text:p>
          </table:table-cell>
          <table:table-cell table:number-columns-repeated="2"/>
          <table:table-cell office:value-type="float" office:value="3.28503" calcext:value-type="float">
            <text:p>3,28503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7" calcext:value-type="float">
            <text:p>12,37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table:number-columns-repeated="2"/>
          <table:table-cell office:value-type="float" office:value="3.38839" calcext:value-type="float">
            <text:p>3,38839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35" calcext:value-type="float">
            <text:p>12,435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table:number-columns-repeated="2"/>
          <table:table-cell office:value-type="float" office:value="3.49226" calcext:value-type="float">
            <text:p>3,49226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921" calcext:value-type="float">
            <text:p>12,4921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table:number-columns-repeated="2"/>
          <table:table-cell office:value-type="float" office:value="3.59657" calcext:value-type="float">
            <text:p>3,59657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9" calcext:value-type="float">
            <text:p>191,0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12" calcext:value-type="float">
            <text:p>12,5412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table:number-columns-repeated="2"/>
          <table:table-cell office:value-type="float" office:value="3.70125" calcext:value-type="float">
            <text:p>3,70125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23" calcext:value-type="float">
            <text:p>12,5823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table:number-columns-repeated="2"/>
          <table:table-cell office:value-type="float" office:value="3.80625" calcext:value-type="float">
            <text:p>3,80625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1" calcext:value-type="float">
            <text:p>191,0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55" calcext:value-type="float">
            <text:p>12,6155</text:p>
          </table:table-cell>
        </table:table-row>
        <table:table-row table:style-name="ro1">
          <table:table-cell office:value-type="float" office:value="3.09" calcext:value-type="float">
            <text:p>3,09</text:p>
          </table:table-cell>
          <table:table-cell table:number-columns-repeated="2"/>
          <table:table-cell office:value-type="float" office:value="3.91149" calcext:value-type="float">
            <text:p>3,91149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7" calcext:value-type="float">
            <text:p>190,9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06" calcext:value-type="float">
            <text:p>12,6406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.01691" calcext:value-type="float">
            <text:p>4,01691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3" calcext:value-type="float">
            <text:p>190,9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78" calcext:value-type="float">
            <text:p>12,6578</text:p>
          </table:table-cell>
        </table:table-row>
        <table:table-row table:style-name="ro1">
          <table:table-cell office:value-type="float" office:value="3.11" calcext:value-type="float">
            <text:p>3,11</text:p>
          </table:table-cell>
          <table:table-cell table:number-columns-repeated="2"/>
          <table:table-cell office:value-type="float" office:value="4.12243" calcext:value-type="float">
            <text:p>4,12243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68" calcext:value-type="float">
            <text:p>12,6668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table:number-columns-repeated="2"/>
          <table:table-cell office:value-type="float" office:value="4.228" calcext:value-type="float">
            <text:p>4,228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9" calcext:value-type="float">
            <text:p>12,6679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4.33354" calcext:value-type="float">
            <text:p>4,33354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8" calcext:value-type="float">
            <text:p>190,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09" calcext:value-type="float">
            <text:p>12,6609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/>
          <table:table-cell office:value-type="float" office:value="4.43899" calcext:value-type="float">
            <text:p>4,43899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58" calcext:value-type="float">
            <text:p>12,6458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table:number-columns-repeated="2"/>
          <table:table-cell office:value-type="float" office:value="4.54428" calcext:value-type="float">
            <text:p>4,54428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2" calcext:value-type="float">
            <text:p>190,9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27" calcext:value-type="float">
            <text:p>12,6227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table:number-columns-repeated="2"/>
          <table:table-cell office:value-type="float" office:value="4.64935" calcext:value-type="float">
            <text:p>4,64935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8" calcext:value-type="float">
            <text:p>190,9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16" calcext:value-type="float">
            <text:p>12,5916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  <table:table-cell table:number-columns-repeated="2"/>
          <table:table-cell office:value-type="float" office:value="4.75412" calcext:value-type="float">
            <text:p>4,75412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4" calcext:value-type="float">
            <text:p>190,9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525" calcext:value-type="float">
            <text:p>12,5525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table:number-columns-repeated="2"/>
          <table:table-cell office:value-type="float" office:value="4.85853" calcext:value-type="float">
            <text:p>4,85853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" calcext:value-type="float">
            <text:p>190,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54" calcext:value-type="float">
            <text:p>12,5054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table:number-columns-repeated="2"/>
          <table:table-cell office:value-type="float" office:value="4.96252" calcext:value-type="float">
            <text:p>4,96252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504" calcext:value-type="float">
            <text:p>12,450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.06602" calcext:value-type="float">
            <text:p>5,06602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875" calcext:value-type="float">
            <text:p>12,3875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table:number-columns-repeated="2"/>
          <table:table-cell office:value-type="float" office:value="5.16896" calcext:value-type="float">
            <text:p>5,16896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167" calcext:value-type="float">
            <text:p>12,3167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table:number-columns-repeated="2"/>
          <table:table-cell office:value-type="float" office:value="5.27127" calcext:value-type="float">
            <text:p>5,27127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381" calcext:value-type="float">
            <text:p>12,2381</text:p>
          </table:table-cell>
        </table:table-row>
        <table:table-row table:style-name="ro1">
          <table:table-cell office:value-type="float" office:value="3.23" calcext:value-type="float">
            <text:p>3,23</text:p>
          </table:table-cell>
          <table:table-cell table:number-columns-repeated="2"/>
          <table:table-cell office:value-type="float" office:value="5.3729" calcext:value-type="float">
            <text:p>5,3729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517" calcext:value-type="float">
            <text:p>12,1517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table:number-columns-repeated="2"/>
          <table:table-cell office:value-type="float" office:value="5.47378" calcext:value-type="float">
            <text:p>5,47378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576" calcext:value-type="float">
            <text:p>12,0576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table:number-columns-repeated="2"/>
          <table:table-cell office:value-type="float" office:value="5.57384" calcext:value-type="float">
            <text:p>5,57384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558" calcext:value-type="float">
            <text:p>11,9558</text:p>
          </table:table-cell>
        </table:table-row>
        <table:table-row table:style-name="ro1">
          <table:table-cell office:value-type="float" office:value="3.26" calcext:value-type="float">
            <text:p>3,26</text:p>
          </table:table-cell>
          <table:table-cell table:number-columns-repeated="2"/>
          <table:table-cell office:value-type="float" office:value="5.67302" calcext:value-type="float">
            <text:p>5,67302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465" calcext:value-type="float">
            <text:p>11,8465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  <table:table-cell table:number-columns-repeated="2"/>
          <table:table-cell office:value-type="float" office:value="5.77126" calcext:value-type="float">
            <text:p>5,77126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4" calcext:value-type="float">
            <text:p>190,9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296" calcext:value-type="float">
            <text:p>11,7296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5.8685" calcext:value-type="float">
            <text:p>5,8685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053" calcext:value-type="float">
            <text:p>11,6053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table:number-columns-repeated="2"/>
          <table:table-cell office:value-type="float" office:value="5.96466" calcext:value-type="float">
            <text:p>5,96466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736" calcext:value-type="float">
            <text:p>11,4736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.0597" calcext:value-type="float">
            <text:p>6,0597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346" calcext:value-type="float">
            <text:p>11,3346</text:p>
          </table:table-cell>
        </table:table-row>
        <table:table-row table:style-name="ro1">
          <table:table-cell office:value-type="float" office:value="3.31" calcext:value-type="float">
            <text:p>3,31</text:p>
          </table:table-cell>
          <table:table-cell table:number-columns-repeated="2"/>
          <table:table-cell office:value-type="float" office:value="6.15355" calcext:value-type="float">
            <text:p>6,15355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9" calcext:value-type="float">
            <text:p>190,9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884" calcext:value-type="float">
            <text:p>11,1884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table:number-columns-repeated="2"/>
          <table:table-cell office:value-type="float" office:value="6.24616" calcext:value-type="float">
            <text:p>6,24616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351" calcext:value-type="float">
            <text:p>11,0351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table:number-columns-repeated="2"/>
          <table:table-cell office:value-type="float" office:value="6.33745" calcext:value-type="float">
            <text:p>6,33745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748" calcext:value-type="float">
            <text:p>10,8748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table:number-columns-repeated="2"/>
          <table:table-cell office:value-type="float" office:value="6.42738" calcext:value-type="float">
            <text:p>6,42738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076" calcext:value-type="float">
            <text:p>10,7076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6.51589" calcext:value-type="float">
            <text:p>6,51589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335" calcext:value-type="float">
            <text:p>10,5335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table:number-columns-repeated="2"/>
          <table:table-cell office:value-type="float" office:value="6.60292" calcext:value-type="float">
            <text:p>6,60292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528" calcext:value-type="float">
            <text:p>10,3528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table:number-columns-repeated="2"/>
          <table:table-cell office:value-type="float" office:value="6.68842" calcext:value-type="float">
            <text:p>6,68842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656" calcext:value-type="float">
            <text:p>10,1656</text:p>
          </table:table-cell>
        </table:table-row>
        <table:table-row table:style-name="ro1">
          <table:table-cell office:value-type="float" office:value="3.38" calcext:value-type="float">
            <text:p>3,38</text:p>
          </table:table-cell>
          <table:table-cell table:number-columns-repeated="2"/>
          <table:table-cell office:value-type="float" office:value="6.77233" calcext:value-type="float">
            <text:p>6,77233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7182" calcext:value-type="float">
            <text:p>9,97182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  <table:table-cell table:number-columns-repeated="2"/>
          <table:table-cell office:value-type="float" office:value="6.8546" calcext:value-type="float">
            <text:p>6,8546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7175" calcext:value-type="float">
            <text:p>9,77175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.93518" calcext:value-type="float">
            <text:p>6,93518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6547" calcext:value-type="float">
            <text:p>9,56547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table:number-columns-repeated="2"/>
          <table:table-cell office:value-type="float" office:value="7.01401" calcext:value-type="float">
            <text:p>7,01401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5312" calcext:value-type="float">
            <text:p>9,35312</text:p>
          </table:table-cell>
        </table:table-row>
        <table:table-row table:style-name="ro1">
          <table:table-cell office:value-type="float" office:value="3.42" calcext:value-type="float">
            <text:p>3,42</text:p>
          </table:table-cell>
          <table:table-cell table:number-columns-repeated="2"/>
          <table:table-cell office:value-type="float" office:value="7.09105" calcext:value-type="float">
            <text:p>7,09105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3482" calcext:value-type="float">
            <text:p>9,13482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table:number-columns-repeated="2"/>
          <table:table-cell office:value-type="float" office:value="7.16624" calcext:value-type="float">
            <text:p>7,16624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1073" calcext:value-type="float">
            <text:p>8,91073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table:number-columns-repeated="2"/>
          <table:table-cell office:value-type="float" office:value="7.23954" calcext:value-type="float">
            <text:p>7,23954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8097" calcext:value-type="float">
            <text:p>8,68097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table:number-columns-repeated="2"/>
          <table:table-cell office:value-type="float" office:value="7.31091" calcext:value-type="float">
            <text:p>7,31091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457" calcext:value-type="float">
            <text:p>8,4457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table:number-columns-repeated="2"/>
          <table:table-cell office:value-type="float" office:value="7.38029" calcext:value-type="float">
            <text:p>7,38029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0507" calcext:value-type="float">
            <text:p>8,20507</text:p>
          </table:table-cell>
        </table:table-row>
        <table:table-row table:style-name="ro1">
          <table:table-cell office:value-type="float" office:value="3.47" calcext:value-type="float">
            <text:p>3,47</text:p>
          </table:table-cell>
          <table:table-cell table:number-columns-repeated="2"/>
          <table:table-cell office:value-type="float" office:value="7.44764" calcext:value-type="float">
            <text:p>7,44764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5922" calcext:value-type="float">
            <text:p>7,95922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table:number-columns-repeated="2"/>
          <table:table-cell office:value-type="float" office:value="7.51293" calcext:value-type="float">
            <text:p>7,51293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0832" calcext:value-type="float">
            <text:p>7,70832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  <table:table-cell table:number-columns-repeated="2"/>
          <table:table-cell office:value-type="float" office:value="7.5761" calcext:value-type="float">
            <text:p>7,5761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5252" calcext:value-type="float">
            <text:p>7,45252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.63712" calcext:value-type="float">
            <text:p>7,63712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9199" calcext:value-type="float">
            <text:p>7,19199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table:number-columns-repeated="2"/>
          <table:table-cell office:value-type="float" office:value="7.69596" calcext:value-type="float">
            <text:p>7,69596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2689" calcext:value-type="float">
            <text:p>6,92689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table:number-columns-repeated="2"/>
          <table:table-cell office:value-type="float" office:value="7.75256" calcext:value-type="float">
            <text:p>7,75256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574" calcext:value-type="float">
            <text:p>6,6574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table:number-columns-repeated="2"/>
          <table:table-cell office:value-type="float" office:value="7.8069" calcext:value-type="float">
            <text:p>7,8069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8367" calcext:value-type="float">
            <text:p>6,38367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table:number-columns-repeated="2"/>
          <table:table-cell office:value-type="float" office:value="7.85894" calcext:value-type="float">
            <text:p>7,8589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0589" calcext:value-type="float">
            <text:p>6,1058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table:number-columns-repeated="2"/>
          <table:table-cell office:value-type="float" office:value="7.90865" calcext:value-type="float">
            <text:p>7,90865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2423" calcext:value-type="float">
            <text:p>5,82423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table:number-columns-repeated="2"/>
          <table:table-cell office:value-type="float" office:value="7.956" calcext:value-type="float">
            <text:p>7,956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3887" calcext:value-type="float">
            <text:p>5,53887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table:number-columns-repeated="2"/>
          <table:table-cell office:value-type="float" office:value="8.00096" calcext:value-type="float">
            <text:p>8,00096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4999" calcext:value-type="float">
            <text:p>5,24999</text:p>
          </table:table-cell>
        </table:table-row>
        <table:table-row table:style-name="ro1">
          <table:table-cell office:value-type="float" office:value="3.58" calcext:value-type="float">
            <text:p>3,58</text:p>
          </table:table-cell>
          <table:table-cell table:number-columns-repeated="2"/>
          <table:table-cell office:value-type="float" office:value="8.04349" calcext:value-type="float">
            <text:p>8,04349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5778" calcext:value-type="float">
            <text:p>4,95778</text:p>
          </table:table-cell>
        </table:table-row>
        <table:table-row table:style-name="ro1">
          <table:table-cell office:value-type="float" office:value="3.59" calcext:value-type="float">
            <text:p>3,59</text:p>
          </table:table-cell>
          <table:table-cell table:number-columns-repeated="2"/>
          <table:table-cell office:value-type="float" office:value="8.08358" calcext:value-type="float">
            <text:p>8,08358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6242" calcext:value-type="float">
            <text:p>4,66242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.12119" calcext:value-type="float">
            <text:p>8,12119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641" calcext:value-type="float">
            <text:p>4,3641</text:p>
          </table:table-cell>
        </table:table-row>
        <table:table-row table:style-name="ro1">
          <table:table-cell office:value-type="float" office:value="3.61" calcext:value-type="float">
            <text:p>3,61</text:p>
          </table:table-cell>
          <table:table-cell table:number-columns-repeated="2"/>
          <table:table-cell office:value-type="float" office:value="8.15631" calcext:value-type="float">
            <text:p>8,15631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63" calcext:value-type="float">
            <text:p>4,063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table:number-columns-repeated="2"/>
          <table:table-cell office:value-type="float" office:value="8.1889" calcext:value-type="float">
            <text:p>8,1889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5933" calcext:value-type="float">
            <text:p>3,75933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table:number-columns-repeated="2"/>
          <table:table-cell office:value-type="float" office:value="8.21896" calcext:value-type="float">
            <text:p>8,2189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5327" calcext:value-type="float">
            <text:p>3,45327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table:number-columns-repeated="2"/>
          <table:table-cell office:value-type="float" office:value="8.24645" calcext:value-type="float">
            <text:p>8,24645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4501" calcext:value-type="float">
            <text:p>3,14501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table:number-columns-repeated="2"/>
          <table:table-cell office:value-type="float" office:value="8.27137" calcext:value-type="float">
            <text:p>8,27137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3476" calcext:value-type="float">
            <text:p>2,83476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  <table:table-cell table:number-columns-repeated="2"/>
          <table:table-cell office:value-type="float" office:value="8.29369" calcext:value-type="float">
            <text:p>8,29369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227" calcext:value-type="float">
            <text:p>2,5227</text:p>
          </table:table-cell>
        </table:table-row>
        <table:table-row table:style-name="ro1">
          <table:table-cell office:value-type="float" office:value="3.67" calcext:value-type="float">
            <text:p>3,67</text:p>
          </table:table-cell>
          <table:table-cell table:number-columns-repeated="2"/>
          <table:table-cell office:value-type="float" office:value="8.31341" calcext:value-type="float">
            <text:p>8,3134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0905" calcext:value-type="float">
            <text:p>2,20905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table:number-columns-repeated="2"/>
          <table:table-cell office:value-type="float" office:value="8.3305" calcext:value-type="float">
            <text:p>8,330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9399" calcext:value-type="float">
            <text:p>1,89399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2"/>
          <table:table-cell office:value-type="float" office:value="8.34497" calcext:value-type="float">
            <text:p>8,3449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7773" calcext:value-type="float">
            <text:p>1,57773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.3568" calcext:value-type="float">
            <text:p>8,356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6046" calcext:value-type="float">
            <text:p>1,26046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table:number-columns-repeated="2"/>
          <table:table-cell office:value-type="float" office:value="8.36598" calcext:value-type="float">
            <text:p>8,3659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42397" calcext:value-type="float">
            <text:p>0,942397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table:number-columns-repeated="2"/>
          <table:table-cell office:value-type="float" office:value="8.3725" calcext:value-type="float">
            <text:p>8,372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23734" calcext:value-type="float">
            <text:p>0,623734</text:p>
          </table:table-cell>
        </table:table-row>
        <table:table-row table:style-name="ro1">
          <table:table-cell office:value-type="float" office:value="3.73" calcext:value-type="float">
            <text:p>3,73</text:p>
          </table:table-cell>
          <table:table-cell table:number-columns-repeated="2"/>
          <table:table-cell office:value-type="float" office:value="8.37637" calcext:value-type="float">
            <text:p>8,3763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04674" calcext:value-type="float">
            <text:p>0,304674</text:p>
          </table:table-cell>
        </table:table-row>
        <table:table-row table:style-name="ro1">
          <table:table-cell office:value-type="float" office:value="3.74" calcext:value-type="float">
            <text:p>3,74</text:p>
          </table:table-cell>
          <table:table-cell table:number-columns-repeated="2"/>
          <table:table-cell office:value-type="float" office:value="8.37758" calcext:value-type="float">
            <text:p>8,37758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145789" calcext:value-type="float">
            <text:p>-0,0145789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table:number-columns-repeated="2"/>
          <table:table-cell office:value-type="float" office:value="8.37613" calcext:value-type="float">
            <text:p>8,37613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33823" calcext:value-type="float">
            <text:p>-0,333823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table:number-columns-repeated="2"/>
          <table:table-cell office:value-type="float" office:value="8.37202" calcext:value-type="float">
            <text:p>8,3720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52855" calcext:value-type="float">
            <text:p>-0,652855</text:p>
          </table:table-cell>
        </table:table-row>
        <table:table-row table:style-name="ro1">
          <table:table-cell office:value-type="float" office:value="3.77" calcext:value-type="float">
            <text:p>3,77</text:p>
          </table:table-cell>
          <table:table-cell table:number-columns-repeated="2"/>
          <table:table-cell office:value-type="float" office:value="8.36525" calcext:value-type="float">
            <text:p>8,3652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71472" calcext:value-type="float">
            <text:p>-0,971472</text:p>
          </table:table-cell>
        </table:table-row>
        <table:table-row table:style-name="ro1">
          <table:table-cell office:value-type="float" office:value="3.78" calcext:value-type="float">
            <text:p>3,78</text:p>
          </table:table-cell>
          <table:table-cell table:number-columns-repeated="2"/>
          <table:table-cell office:value-type="float" office:value="8.35583" calcext:value-type="float">
            <text:p>8,3558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8947" calcext:value-type="float">
            <text:p>-1,28947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table:number-columns-repeated="2"/>
          <table:table-cell office:value-type="float" office:value="8.34376" calcext:value-type="float">
            <text:p>8,3437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0665" calcext:value-type="float">
            <text:p>-1,6066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.32905" calcext:value-type="float">
            <text:p>8,3290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2281" calcext:value-type="float">
            <text:p>-1,92281</text:p>
          </table:table-cell>
        </table:table-row>
        <table:table-row table:style-name="ro1">
          <table:table-cell office:value-type="float" office:value="3.81" calcext:value-type="float">
            <text:p>3,81</text:p>
          </table:table-cell>
          <table:table-cell table:number-columns-repeated="2"/>
          <table:table-cell office:value-type="float" office:value="8.31172" calcext:value-type="float">
            <text:p>8,31172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3775" calcext:value-type="float">
            <text:p>-2,23775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table:number-columns-repeated="2"/>
          <table:table-cell office:value-type="float" office:value="8.29176" calcext:value-type="float">
            <text:p>8,2917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5127" calcext:value-type="float">
            <text:p>-2,55127</text:p>
          </table:table-cell>
        </table:table-row>
        <table:table-row table:style-name="ro1">
          <table:table-cell office:value-type="float" office:value="3.83" calcext:value-type="float">
            <text:p>3,83</text:p>
          </table:table-cell>
          <table:table-cell table:number-columns-repeated="2"/>
          <table:table-cell office:value-type="float" office:value="8.2692" calcext:value-type="float">
            <text:p>8,2692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6317" calcext:value-type="float">
            <text:p>-2,86317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table:number-columns-repeated="2"/>
          <table:table-cell office:value-type="float" office:value="8.24405" calcext:value-type="float">
            <text:p>8,24405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7325" calcext:value-type="float">
            <text:p>-3,17325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table:number-columns-repeated="2"/>
          <table:table-cell office:value-type="float" office:value="8.21632" calcext:value-type="float">
            <text:p>8,2163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8131" calcext:value-type="float">
            <text:p>-3,48131</text:p>
          </table:table-cell>
        </table:table-row>
        <table:table-row table:style-name="ro1">
          <table:table-cell office:value-type="float" office:value="3.86" calcext:value-type="float">
            <text:p>3,86</text:p>
          </table:table-cell>
          <table:table-cell table:number-columns-repeated="2"/>
          <table:table-cell office:value-type="float" office:value="8.18603" calcext:value-type="float">
            <text:p>8,18603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8716" calcext:value-type="float">
            <text:p>-3,78716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table:number-columns-repeated="2"/>
          <table:table-cell office:value-type="float" office:value="8.1532" calcext:value-type="float">
            <text:p>8,1532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9061" calcext:value-type="float">
            <text:p>-4,09061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table:number-columns-repeated="2"/>
          <table:table-cell office:value-type="float" office:value="8.11786" calcext:value-type="float">
            <text:p>8,11786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9146" calcext:value-type="float">
            <text:p>-4,39146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table:number-columns-repeated="2"/>
          <table:table-cell office:value-type="float" office:value="8.08002" calcext:value-type="float">
            <text:p>8,08002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8952" calcext:value-type="float">
            <text:p>-4,68952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.03971" calcext:value-type="float">
            <text:p>8,03971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846" calcext:value-type="float">
            <text:p>-4,9846</text:p>
          </table:table-cell>
        </table:table-row>
        <table:table-row table:style-name="ro1">
          <table:table-cell office:value-type="float" office:value="3.91" calcext:value-type="float">
            <text:p>3,91</text:p>
          </table:table-cell>
          <table:table-cell table:number-columns-repeated="2"/>
          <table:table-cell office:value-type="float" office:value="7.99695" calcext:value-type="float">
            <text:p>7,99695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7651" calcext:value-type="float">
            <text:p>-5,27651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table:number-columns-repeated="2"/>
          <table:table-cell office:value-type="float" office:value="7.95178" calcext:value-type="float">
            <text:p>7,95178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6508" calcext:value-type="float">
            <text:p>-5,56508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  <table:table-cell table:number-columns-repeated="2"/>
          <table:table-cell office:value-type="float" office:value="7.90421" calcext:value-type="float">
            <text:p>7,90421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5011" calcext:value-type="float">
            <text:p>-5,85011</text:p>
          </table:table-cell>
        </table:table-row>
        <table:table-row table:style-name="ro1">
          <table:table-cell office:value-type="float" office:value="3.94" calcext:value-type="float">
            <text:p>3,94</text:p>
          </table:table-cell>
          <table:table-cell table:number-columns-repeated="2"/>
          <table:table-cell office:value-type="float" office:value="7.85429" calcext:value-type="float">
            <text:p>7,85429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3142" calcext:value-type="float">
            <text:p>-6,13142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7.80203" calcext:value-type="float">
            <text:p>7,80203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0884" calcext:value-type="float">
            <text:p>-6,40884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table:number-columns-repeated="2"/>
          <table:table-cell office:value-type="float" office:value="7.74748" calcext:value-type="float">
            <text:p>7,74748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8219" calcext:value-type="float">
            <text:p>-6,68219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table:number-columns-repeated="2"/>
          <table:table-cell office:value-type="float" office:value="7.69067" calcext:value-type="float">
            <text:p>7,6906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5129" calcext:value-type="float">
            <text:p>-6,95129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table:number-columns-repeated="2"/>
          <table:table-cell office:value-type="float" office:value="7.63164" calcext:value-type="float">
            <text:p>7,63164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1598" calcext:value-type="float">
            <text:p>-7,21598</text:p>
          </table:table-cell>
        </table:table-row>
        <table:table-row table:style-name="ro1">
          <table:table-cell office:value-type="float" office:value="3.99" calcext:value-type="float">
            <text:p>3,99</text:p>
          </table:table-cell>
          <table:table-cell table:number-columns-repeated="2"/>
          <table:table-cell office:value-type="float" office:value="7.57042" calcext:value-type="float">
            <text:p>7,57042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7608" calcext:value-type="float">
            <text:p>-7,47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.50705" calcext:value-type="float">
            <text:p>7,50705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3144" calcext:value-type="float">
            <text:p>-7,73144</text:p>
          </table:table-cell>
        </table:table-row>
        <table:table-row table:style-name="ro1">
          <table:table-cell office:value-type="float" office:value="4.01" calcext:value-type="float">
            <text:p>4,01</text:p>
          </table:table-cell>
          <table:table-cell table:number-columns-repeated="2"/>
          <table:table-cell office:value-type="float" office:value="7.44158" calcext:value-type="float">
            <text:p>7,44158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8189" calcext:value-type="float">
            <text:p>-7,98189</text:p>
          </table:table-cell>
        </table:table-row>
        <table:table-row table:style-name="ro1">
          <table:table-cell office:value-type="float" office:value="4.02" calcext:value-type="float">
            <text:p>4,02</text:p>
          </table:table-cell>
          <table:table-cell table:number-columns-repeated="2"/>
          <table:table-cell office:value-type="float" office:value="7.37404" calcext:value-type="float">
            <text:p>7,37404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2726" calcext:value-type="float">
            <text:p>-8,22726</text:p>
          </table:table-cell>
        </table:table-row>
        <table:table-row table:style-name="ro1">
          <table:table-cell office:value-type="float" office:value="4.03" calcext:value-type="float">
            <text:p>4,03</text:p>
          </table:table-cell>
          <table:table-cell table:number-columns-repeated="2"/>
          <table:table-cell office:value-type="float" office:value="7.30447" calcext:value-type="float">
            <text:p>7,30447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6741" calcext:value-type="float">
            <text:p>-8,46741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table:number-columns-repeated="2"/>
          <table:table-cell office:value-type="float" office:value="7.23293" calcext:value-type="float">
            <text:p>7,23293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0218" calcext:value-type="float">
            <text:p>-8,70218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table:number-columns-repeated="2"/>
          <table:table-cell office:value-type="float" office:value="7.15945" calcext:value-type="float">
            <text:p>7,15945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3143" calcext:value-type="float">
            <text:p>-8,93143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table:number-columns-repeated="2"/>
          <table:table-cell office:value-type="float" office:value="7.08409" calcext:value-type="float">
            <text:p>7,0840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55" calcext:value-type="float">
            <text:p>-9,155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table:number-columns-repeated="2"/>
          <table:table-cell office:value-type="float" office:value="7.00688" calcext:value-type="float">
            <text:p>7,00688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7276" calcext:value-type="float">
            <text:p>-9,37276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table:number-columns-repeated="2"/>
          <table:table-cell office:value-type="float" office:value="6.92789" calcext:value-type="float">
            <text:p>6,92789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8456" calcext:value-type="float">
            <text:p>-9,58456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table:number-columns-repeated="2"/>
          <table:table-cell office:value-type="float" office:value="6.84716" calcext:value-type="float">
            <text:p>6,84716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9028" calcext:value-type="float">
            <text:p>-9,79028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.76474" calcext:value-type="float">
            <text:p>6,76474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8978" calcext:value-type="float">
            <text:p>-9,98978</text:p>
          </table:table-cell>
        </table:table-row>
        <table:table-row table:style-name="ro1">
          <table:table-cell office:value-type="float" office:value="4.11" calcext:value-type="float">
            <text:p>4,11</text:p>
          </table:table-cell>
          <table:table-cell table:number-columns-repeated="2"/>
          <table:table-cell office:value-type="float" office:value="6.68068" calcext:value-type="float">
            <text:p>6,68068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829" calcext:value-type="float">
            <text:p>-10,1829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table:number-columns-repeated="2"/>
          <table:table-cell office:value-type="float" office:value="6.59504" calcext:value-type="float">
            <text:p>6,59504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696" calcext:value-type="float">
            <text:p>-10,3696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  <table:table-cell table:number-columns-repeated="2"/>
          <table:table-cell office:value-type="float" office:value="6.50787" calcext:value-type="float">
            <text:p>6,50787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497" calcext:value-type="float">
            <text:p>-10,5497</text:p>
          </table:table-cell>
        </table:table-row>
        <table:table-row table:style-name="ro1">
          <table:table-cell office:value-type="float" office:value="4.14" calcext:value-type="float">
            <text:p>4,14</text:p>
          </table:table-cell>
          <table:table-cell table:number-columns-repeated="2"/>
          <table:table-cell office:value-type="float" office:value="6.41923" calcext:value-type="float">
            <text:p>6,41923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231" calcext:value-type="float">
            <text:p>-10,7231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table:number-columns-repeated="2"/>
          <table:table-cell office:value-type="float" office:value="6.32917" calcext:value-type="float">
            <text:p>6,32917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897" calcext:value-type="float">
            <text:p>-10,8897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table:number-columns-repeated="2"/>
          <table:table-cell office:value-type="float" office:value="6.23775" calcext:value-type="float">
            <text:p>6,23775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494" calcext:value-type="float">
            <text:p>-11,0494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table:number-columns-repeated="2"/>
          <table:table-cell office:value-type="float" office:value="6.14503" calcext:value-type="float">
            <text:p>6,14503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9" calcext:value-type="float">
            <text:p>190,9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02" calcext:value-type="float">
            <text:p>-11,202</text:p>
          </table:table-cell>
        </table:table-row>
        <table:table-row table:style-name="ro1">
          <table:table-cell office:value-type="float" office:value="4.18" calcext:value-type="float">
            <text:p>4,18</text:p>
          </table:table-cell>
          <table:table-cell table:number-columns-repeated="2"/>
          <table:table-cell office:value-type="float" office:value="6.05107" calcext:value-type="float">
            <text:p>6,05107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3" calcext:value-type="float">
            <text:p>190,9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476" calcext:value-type="float">
            <text:p>-11,3476</text:p>
          </table:table-cell>
        </table:table-row>
        <table:table-row table:style-name="ro1">
          <table:table-cell office:value-type="float" office:value="4.19" calcext:value-type="float">
            <text:p>4,19</text:p>
          </table:table-cell>
          <table:table-cell table:number-columns-repeated="2"/>
          <table:table-cell office:value-type="float" office:value="5.95593" calcext:value-type="float">
            <text:p>5,95593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859" calcext:value-type="float">
            <text:p>-11,485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.85966" calcext:value-type="float">
            <text:p>5,85966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169" calcext:value-type="float">
            <text:p>-11,6169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table:number-columns-repeated="2"/>
          <table:table-cell office:value-type="float" office:value="5.76233" calcext:value-type="float">
            <text:p>5,76233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4" calcext:value-type="float">
            <text:p>190,9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406" calcext:value-type="float">
            <text:p>-11,7406</text:p>
          </table:table-cell>
        </table:table-row>
        <table:table-row table:style-name="ro1">
          <table:table-cell office:value-type="float" office:value="4.22" calcext:value-type="float">
            <text:p>4,22</text:p>
          </table:table-cell>
          <table:table-cell table:number-columns-repeated="2"/>
          <table:table-cell office:value-type="float" office:value="5.664" calcext:value-type="float">
            <text:p>5,664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568" calcext:value-type="float">
            <text:p>-11,8568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  <table:table-cell table:number-columns-repeated="2"/>
          <table:table-cell office:value-type="float" office:value="5.56474" calcext:value-type="float">
            <text:p>5,56474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654" calcext:value-type="float">
            <text:p>-11,9654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table:number-columns-repeated="2"/>
          <table:table-cell office:value-type="float" office:value="5.4646" calcext:value-type="float">
            <text:p>5,4646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6" calcext:value-type="float">
            <text:p>190,9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665" calcext:value-type="float">
            <text:p>-12,066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table:number-columns-repeated="2"/>
          <table:table-cell office:value-type="float" office:value="5.36365" calcext:value-type="float">
            <text:p>5,36365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4" calcext:value-type="float">
            <text:p>190,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599" calcext:value-type="float">
            <text:p>-12,1599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table:number-columns-repeated="2"/>
          <table:table-cell office:value-type="float" office:value="5.26196" calcext:value-type="float">
            <text:p>5,26196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4" calcext:value-type="float">
            <text:p>190,9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456" calcext:value-type="float">
            <text:p>-12,2456</text:p>
          </table:table-cell>
        </table:table-row>
        <table:table-row table:style-name="ro1">
          <table:table-cell office:value-type="float" office:value="4.27" calcext:value-type="float">
            <text:p>4,27</text:p>
          </table:table-cell>
          <table:table-cell table:number-columns-repeated="2"/>
          <table:table-cell office:value-type="float" office:value="5.15958" calcext:value-type="float">
            <text:p>5,15958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8" calcext:value-type="float">
            <text:p>190,9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235" calcext:value-type="float">
            <text:p>-12,3235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table:number-columns-repeated="2"/>
          <table:table-cell office:value-type="float" office:value="5.05659" calcext:value-type="float">
            <text:p>5,05659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2" calcext:value-type="float">
            <text:p>190,9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936" calcext:value-type="float">
            <text:p>-12,3936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  <table:table-cell table:number-columns-repeated="2"/>
          <table:table-cell office:value-type="float" office:value="4.95304" calcext:value-type="float">
            <text:p>4,95304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558" calcext:value-type="float">
            <text:p>-12,4558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.84901" calcext:value-type="float">
            <text:p>4,84901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" calcext:value-type="float">
            <text:p>190,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01" calcext:value-type="float">
            <text:p>-12,5101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table:number-columns-repeated="2"/>
          <table:table-cell office:value-type="float" office:value="4.74456" calcext:value-type="float">
            <text:p>4,74456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4" calcext:value-type="float">
            <text:p>190,9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564" calcext:value-type="float">
            <text:p>-12,5564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table:number-columns-repeated="2"/>
          <table:table-cell office:value-type="float" office:value="4.63976" calcext:value-type="float">
            <text:p>4,63976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8" calcext:value-type="float">
            <text:p>190,9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48" calcext:value-type="float">
            <text:p>-12,5948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table:number-columns-repeated="2"/>
          <table:table-cell office:value-type="float" office:value="4.53467" calcext:value-type="float">
            <text:p>4,53467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2" calcext:value-type="float">
            <text:p>190,9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52" calcext:value-type="float">
            <text:p>-12,6252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table:number-columns-repeated="2"/>
          <table:table-cell office:value-type="float" office:value="4.42936" calcext:value-type="float">
            <text:p>4,42936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75" calcext:value-type="float">
            <text:p>-12,6475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table:number-columns-repeated="2"/>
          <table:table-cell office:value-type="float" office:value="4.3239" calcext:value-type="float">
            <text:p>4,3239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18" calcext:value-type="float">
            <text:p>-12,6618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table:number-columns-repeated="2"/>
          <table:table-cell office:value-type="float" office:value="4.21836" calcext:value-type="float">
            <text:p>4,21836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5" calcext:value-type="float">
            <text:p>190,9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1" calcext:value-type="float">
            <text:p>-12,6681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table:number-columns-repeated="2"/>
          <table:table-cell office:value-type="float" office:value="4.11279" calcext:value-type="float">
            <text:p>4,11279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63" calcext:value-type="float">
            <text:p>-12,6663</text:p>
          </table:table-cell>
        </table:table-row>
        <table:table-row table:style-name="ro1">
          <table:table-cell office:value-type="float" office:value="4.38" calcext:value-type="float">
            <text:p>4,38</text:p>
          </table:table-cell>
          <table:table-cell table:number-columns-repeated="2"/>
          <table:table-cell office:value-type="float" office:value="4.00727" calcext:value-type="float">
            <text:p>4,00727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3" calcext:value-type="float">
            <text:p>190,9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65" calcext:value-type="float">
            <text:p>-12,6565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table:number-columns-repeated="2"/>
          <table:table-cell office:value-type="float" office:value="3.90187" calcext:value-type="float">
            <text:p>3,90187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7" calcext:value-type="float">
            <text:p>190,9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87" calcext:value-type="float">
            <text:p>-12,638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.79665" calcext:value-type="float">
            <text:p>3,79665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1" calcext:value-type="float">
            <text:p>191,0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28" calcext:value-type="float">
            <text:p>-12,6128</text:p>
          </table:table-cell>
        </table:table-row>
        <table:table-row table:style-name="ro1">
          <table:table-cell office:value-type="float" office:value="4.41" calcext:value-type="float">
            <text:p>4,41</text:p>
          </table:table-cell>
          <table:table-cell table:number-columns-repeated="2"/>
          <table:table-cell office:value-type="float" office:value="3.69168" calcext:value-type="float">
            <text:p>3,69168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89" calcext:value-type="float">
            <text:p>-12,5789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table:number-columns-repeated="2"/>
          <table:table-cell office:value-type="float" office:value="3.58702" calcext:value-type="float">
            <text:p>3,58702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37" calcext:value-type="float">
            <text:p>-12,537</text:p>
          </table:table-cell>
        </table:table-row>
        <table:table-row table:style-name="ro1">
          <table:table-cell office:value-type="float" office:value="4.43" calcext:value-type="float">
            <text:p>4,43</text:p>
          </table:table-cell>
          <table:table-cell table:number-columns-repeated="2"/>
          <table:table-cell office:value-type="float" office:value="3.48275" calcext:value-type="float">
            <text:p>3,48275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872" calcext:value-type="float">
            <text:p>-12,4872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table:number-columns-repeated="2"/>
          <table:table-cell office:value-type="float" office:value="3.37893" calcext:value-type="float">
            <text:p>3,37893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294" calcext:value-type="float">
            <text:p>-12,4294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table:number-columns-repeated="2"/>
          <table:table-cell office:value-type="float" office:value="3.27562" calcext:value-type="float">
            <text:p>3,27562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2" calcext:value-type="float">
            <text:p>191,0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637" calcext:value-type="float">
            <text:p>-12,3637</text:p>
          </table:table-cell>
        </table:table-row>
        <table:table-row table:style-name="ro1">
          <table:table-cell office:value-type="float" office:value="4.46" calcext:value-type="float">
            <text:p>4,46</text:p>
          </table:table-cell>
          <table:table-cell table:number-columns-repeated="2"/>
          <table:table-cell office:value-type="float" office:value="3.17289" calcext:value-type="float">
            <text:p>3,17289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6" calcext:value-type="float">
            <text:p>191,0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902" calcext:value-type="float">
            <text:p>-12,2902</text:p>
          </table:table-cell>
        </table:table-row>
        <table:table-row table:style-name="ro1">
          <table:table-cell office:value-type="float" office:value="4.47" calcext:value-type="float">
            <text:p>4,47</text:p>
          </table:table-cell>
          <table:table-cell table:number-columns-repeated="2"/>
          <table:table-cell office:value-type="float" office:value="3.0708" calcext:value-type="float">
            <text:p>3,0708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3" calcext:value-type="float">
            <text:p>191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089" calcext:value-type="float">
            <text:p>-12,2089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table:number-columns-repeated="2"/>
          <table:table-cell office:value-type="float" office:value="2.96943" calcext:value-type="float">
            <text:p>2,96943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4" calcext:value-type="float">
            <text:p>191,0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198" calcext:value-type="float">
            <text:p>-12,1198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table:number-columns-repeated="2"/>
          <table:table-cell office:value-type="float" office:value="2.86883" calcext:value-type="float">
            <text:p>2,86883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23" calcext:value-type="float">
            <text:p>-12,0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2.76907" calcext:value-type="float">
            <text:p>2,76907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186" calcext:value-type="float">
            <text:p>-11,9186</text:p>
          </table:table-cell>
        </table:table-row>
        <table:table-row table:style-name="ro1">
          <table:table-cell office:value-type="float" office:value="4.51" calcext:value-type="float">
            <text:p>4,51</text:p>
          </table:table-cell>
          <table:table-cell table:number-columns-repeated="2"/>
          <table:table-cell office:value-type="float" office:value="2.67021" calcext:value-type="float">
            <text:p>2,67021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066" calcext:value-type="float">
            <text:p>-11,8066</text:p>
          </table:table-cell>
        </table:table-row>
        <table:table-row table:style-name="ro1">
          <table:table-cell office:value-type="float" office:value="4.52" calcext:value-type="float">
            <text:p>4,52</text:p>
          </table:table-cell>
          <table:table-cell table:number-columns-repeated="2"/>
          <table:table-cell office:value-type="float" office:value="2.57231" calcext:value-type="float">
            <text:p>2,57231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871" calcext:value-type="float">
            <text:p>-11,6871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table:number-columns-repeated="2"/>
          <table:table-cell office:value-type="float" office:value="2.47544" calcext:value-type="float">
            <text:p>2,47544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3" calcext:value-type="float">
            <text:p>191,0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602" calcext:value-type="float">
            <text:p>-11,5602</text:p>
          </table:table-cell>
        </table:table-row>
        <table:table-row table:style-name="ro1">
          <table:table-cell office:value-type="float" office:value="4.54" calcext:value-type="float">
            <text:p>4,54</text:p>
          </table:table-cell>
          <table:table-cell table:number-columns-repeated="2"/>
          <table:table-cell office:value-type="float" office:value="2.37966" calcext:value-type="float">
            <text:p>2,37966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259" calcext:value-type="float">
            <text:p>-11,4259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table:number-columns-repeated="2"/>
          <table:table-cell office:value-type="float" office:value="2.28503" calcext:value-type="float">
            <text:p>2,28503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844" calcext:value-type="float">
            <text:p>-11,2844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table:number-columns-repeated="2"/>
          <table:table-cell office:value-type="float" office:value="2.19161" calcext:value-type="float">
            <text:p>2,19161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357" calcext:value-type="float">
            <text:p>-11,1357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table:number-columns-repeated="2"/>
          <table:table-cell office:value-type="float" office:value="2.09945" calcext:value-type="float">
            <text:p>2,09945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8" calcext:value-type="float">
            <text:p>-10,98</text:p>
          </table:table-cell>
        </table:table-row>
        <table:table-row table:style-name="ro1">
          <table:table-cell office:value-type="float" office:value="4.58" calcext:value-type="float">
            <text:p>4,58</text:p>
          </table:table-cell>
          <table:table-cell table:number-columns-repeated="2"/>
          <table:table-cell office:value-type="float" office:value="2.00863" calcext:value-type="float">
            <text:p>2,00863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173" calcext:value-type="float">
            <text:p>-10,8173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table:number-columns-repeated="2"/>
          <table:table-cell office:value-type="float" office:value="1.91918" calcext:value-type="float">
            <text:p>1,91918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477" calcext:value-type="float">
            <text:p>-10,647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.83118" calcext:value-type="float">
            <text:p>1,83118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713" calcext:value-type="float">
            <text:p>-10,4713</text:p>
          </table:table-cell>
        </table:table-row>
        <table:table-row table:style-name="ro1">
          <table:table-cell office:value-type="float" office:value="4.61" calcext:value-type="float">
            <text:p>4,61</text:p>
          </table:table-cell>
          <table:table-cell table:number-columns-repeated="2"/>
          <table:table-cell office:value-type="float" office:value="1.74468" calcext:value-type="float">
            <text:p>1,74468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883" calcext:value-type="float">
            <text:p>-10,2883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table:number-columns-repeated="2"/>
          <table:table-cell office:value-type="float" office:value="1.65973" calcext:value-type="float">
            <text:p>1,65973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988" calcext:value-type="float">
            <text:p>-10,0988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  <table:table-cell table:number-columns-repeated="2"/>
          <table:table-cell office:value-type="float" office:value="1.57639" calcext:value-type="float">
            <text:p>1,57639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028" calcext:value-type="float">
            <text:p>-9,9028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table:number-columns-repeated="2"/>
          <table:table-cell office:value-type="float" office:value="1.4947" calcext:value-type="float">
            <text:p>1,4947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0055" calcext:value-type="float">
            <text:p>-9,70055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1.41473" calcext:value-type="float">
            <text:p>1,41473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9214" calcext:value-type="float">
            <text:p>-9,49214</text:p>
          </table:table-cell>
        </table:table-row>
        <table:table-row table:style-name="ro1">
          <table:table-cell office:value-type="float" office:value="4.66" calcext:value-type="float">
            <text:p>4,66</text:p>
          </table:table-cell>
          <table:table-cell table:number-columns-repeated="2"/>
          <table:table-cell office:value-type="float" office:value="1.33651" calcext:value-type="float">
            <text:p>1,33651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777" calcext:value-type="float">
            <text:p>-9,2777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table:number-columns-repeated="2"/>
          <table:table-cell office:value-type="float" office:value="1.26011" calcext:value-type="float">
            <text:p>1,26011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5737" calcext:value-type="float">
            <text:p>-9,05737</text:p>
          </table:table-cell>
        </table:table-row>
        <table:table-row table:style-name="ro1">
          <table:table-cell office:value-type="float" office:value="4.68" calcext:value-type="float">
            <text:p>4,68</text:p>
          </table:table-cell>
          <table:table-cell table:number-columns-repeated="2"/>
          <table:table-cell office:value-type="float" office:value="1.18557" calcext:value-type="float">
            <text:p>1,1855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3128" calcext:value-type="float">
            <text:p>-8,83128</text:p>
          </table:table-cell>
        </table:table-row>
        <table:table-row table:style-name="ro1">
          <table:table-cell office:value-type="float" office:value="4.69" calcext:value-type="float">
            <text:p>4,69</text:p>
          </table:table-cell>
          <table:table-cell table:number-columns-repeated="2"/>
          <table:table-cell office:value-type="float" office:value="1.11294" calcext:value-type="float">
            <text:p>1,11294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9959" calcext:value-type="float">
            <text:p>-8,5995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1.04226" calcext:value-type="float">
            <text:p>1,04226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6243" calcext:value-type="float">
            <text:p>-8,36243</text:p>
          </table:table-cell>
        </table:table-row>
        <table:table-row table:style-name="ro1">
          <table:table-cell office:value-type="float" office:value="4.71" calcext:value-type="float">
            <text:p>4,71</text:p>
          </table:table-cell>
          <table:table-cell table:number-columns-repeated="2"/>
          <table:table-cell office:value-type="float" office:value="0.973583" calcext:value-type="float">
            <text:p>0,973583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1996" calcext:value-type="float">
            <text:p>-8,11996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table:number-columns-repeated="2"/>
          <table:table-cell office:value-type="float" office:value="0.906945" calcext:value-type="float">
            <text:p>0,906945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7234" calcext:value-type="float">
            <text:p>-7,87234</text:p>
          </table:table-cell>
        </table:table-row>
        <table:table-row table:style-name="ro1">
          <table:table-cell office:value-type="float" office:value="4.73" calcext:value-type="float">
            <text:p>4,73</text:p>
          </table:table-cell>
          <table:table-cell table:number-columns-repeated="2"/>
          <table:table-cell office:value-type="float" office:value="0.842392" calcext:value-type="float">
            <text:p>0,842392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1971" calcext:value-type="float">
            <text:p>-7,61971</text:p>
          </table:table-cell>
        </table:table-row>
        <table:table-row table:style-name="ro1">
          <table:table-cell office:value-type="float" office:value="4.74" calcext:value-type="float">
            <text:p>4,74</text:p>
          </table:table-cell>
          <table:table-cell table:number-columns-repeated="2"/>
          <table:table-cell office:value-type="float" office:value="0.779964" calcext:value-type="float">
            <text:p>0,779964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6224" calcext:value-type="float">
            <text:p>-7,3622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table:number-columns-repeated="2"/>
          <table:table-cell office:value-type="float" office:value="0.719701" calcext:value-type="float">
            <text:p>0,719701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001" calcext:value-type="float">
            <text:p>-7,1001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table:number-columns-repeated="2"/>
          <table:table-cell office:value-type="float" office:value="0.661641" calcext:value-type="float">
            <text:p>0,661641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3345" calcext:value-type="float">
            <text:p>-6,83345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  <table:table-cell table:number-columns-repeated="2"/>
          <table:table-cell office:value-type="float" office:value="0.605822" calcext:value-type="float">
            <text:p>0,605822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6246" calcext:value-type="float">
            <text:p>-6,56246</text:p>
          </table:table-cell>
        </table:table-row>
        <table:table-row table:style-name="ro1">
          <table:table-cell office:value-type="float" office:value="4.78" calcext:value-type="float">
            <text:p>4,78</text:p>
          </table:table-cell>
          <table:table-cell table:number-columns-repeated="2"/>
          <table:table-cell office:value-type="float" office:value="0.552278" calcext:value-type="float">
            <text:p>0,552278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873" calcext:value-type="float">
            <text:p>-6,2873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  <table:table-cell table:number-columns-repeated="2"/>
          <table:table-cell office:value-type="float" office:value="0.501045" calcext:value-type="float">
            <text:p>0,501045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0815" calcext:value-type="float">
            <text:p>-6,0081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0.452153" calcext:value-type="float">
            <text:p>0,452153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2518" calcext:value-type="float">
            <text:p>-5,72518</text:p>
          </table:table-cell>
        </table:table-row>
        <table:table-row table:style-name="ro1">
          <table:table-cell office:value-type="float" office:value="4.81" calcext:value-type="float">
            <text:p>4,81</text:p>
          </table:table-cell>
          <table:table-cell table:number-columns-repeated="2"/>
          <table:table-cell office:value-type="float" office:value="0.405635" calcext:value-type="float">
            <text:p>0,405635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3857" calcext:value-type="float">
            <text:p>-5,43857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table:number-columns-repeated="2"/>
          <table:table-cell office:value-type="float" office:value="0.36152" calcext:value-type="float">
            <text:p>0,36152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4851" calcext:value-type="float">
            <text:p>-5,14851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table:number-columns-repeated="2"/>
          <table:table-cell office:value-type="float" office:value="0.319836" calcext:value-type="float">
            <text:p>0,319836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5518" calcext:value-type="float">
            <text:p>-4,85518</text:p>
          </table:table-cell>
        </table:table-row>
        <table:table-row table:style-name="ro1">
          <table:table-cell office:value-type="float" office:value="4.84" calcext:value-type="float">
            <text:p>4,84</text:p>
          </table:table-cell>
          <table:table-cell table:number-columns-repeated="2"/>
          <table:table-cell office:value-type="float" office:value="0.280609" calcext:value-type="float">
            <text:p>0,280609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5877" calcext:value-type="float">
            <text:p>-4,55877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table:number-columns-repeated="2"/>
          <table:table-cell office:value-type="float" office:value="0.243864" calcext:value-type="float">
            <text:p>0,243864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5946" calcext:value-type="float">
            <text:p>-4,25946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table:number-columns-repeated="2"/>
          <table:table-cell office:value-type="float" office:value="0.209625" calcext:value-type="float">
            <text:p>0,209625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5744" calcext:value-type="float">
            <text:p>-3,95744</text:p>
          </table:table-cell>
        </table:table-row>
        <table:table-row table:style-name="ro1">
          <table:table-cell office:value-type="float" office:value="4.87" calcext:value-type="float">
            <text:p>4,87</text:p>
          </table:table-cell>
          <table:table-cell table:number-columns-repeated="2"/>
          <table:table-cell office:value-type="float" office:value="0.177914" calcext:value-type="float">
            <text:p>0,177914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5291" calcext:value-type="float">
            <text:p>-3,65291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table:number-columns-repeated="2"/>
          <table:table-cell office:value-type="float" office:value="0.14875" calcext:value-type="float">
            <text:p>0,1487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4606" calcext:value-type="float">
            <text:p>-3,34606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table:number-columns-repeated="2"/>
          <table:table-cell office:value-type="float" office:value="0.122152" calcext:value-type="float">
            <text:p>0,122152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3709" calcext:value-type="float">
            <text:p>-3,0370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0.0981373" calcext:value-type="float">
            <text:p>0,0981373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2619" calcext:value-type="float">
            <text:p>-2,72619</text:p>
          </table:table-cell>
        </table:table-row>
        <table:table-row table:style-name="ro1">
          <table:table-cell office:value-type="float" office:value="4.91" calcext:value-type="float">
            <text:p>4,91</text:p>
          </table:table-cell>
          <table:table-cell table:number-columns-repeated="2"/>
          <table:table-cell office:value-type="float" office:value="0.0767206" calcext:value-type="float">
            <text:p>0,076720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1355" calcext:value-type="float">
            <text:p>-2,41355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table:number-columns-repeated="2"/>
          <table:table-cell office:value-type="float" office:value="0.0579157" calcext:value-type="float">
            <text:p>0,057915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9938" calcext:value-type="float">
            <text:p>-2,09938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table:number-columns-repeated="2"/>
          <table:table-cell office:value-type="float" office:value="0.0417346" calcext:value-type="float">
            <text:p>0,041734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8388" calcext:value-type="float">
            <text:p>-1,78388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table:number-columns-repeated="2"/>
          <table:table-cell office:value-type="float" office:value="0.0281875" calcext:value-type="float">
            <text:p>0,0281875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6725" calcext:value-type="float">
            <text:p>-1,46725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table:number-columns-repeated="2"/>
          <table:table-cell office:value-type="float" office:value="0.0172831" calcext:value-type="float">
            <text:p>0,017283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4968" calcext:value-type="float">
            <text:p>-1,14968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table:number-columns-repeated="2"/>
          <table:table-cell office:value-type="float" office:value="0.0090282" calcext:value-type="float">
            <text:p>0,009028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31385" calcext:value-type="float">
            <text:p>-0,831385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table:number-columns-repeated="2"/>
          <table:table-cell office:value-type="float" office:value="0.00342814" calcext:value-type="float">
            <text:p>0,00342814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1256" calcext:value-type="float">
            <text:p>-0,51256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table:number-columns-repeated="2"/>
          <table:table-cell office:value-type="float" office:value="0.00048645" calcext:value-type="float">
            <text:p>0,0004864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9341" calcext:value-type="float">
            <text:p>-0,19341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table:number-columns-repeated="2"/>
          <table:table-cell office:value-type="float" office:value="0.000204997" calcext:value-type="float">
            <text:p>0,00020499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25863" calcext:value-type="float">
            <text:p>0,125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258396" calcext:value-type="float">
            <text:p>0,0025839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45056" calcext:value-type="float">
            <text:p>0,445056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table:number-columns-repeated="2"/>
          <table:table-cell office:value-type="float" office:value="0.00762183" calcext:value-type="float">
            <text:p>0,00762183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63966" calcext:value-type="float">
            <text:p>0,763966</text:p>
          </table:table-cell>
        </table:table-row>
        <table:table-row table:style-name="ro1">
          <table:table-cell office:value-type="float" office:value="5.02" calcext:value-type="float">
            <text:p>5,02</text:p>
          </table:table-cell>
          <table:table-cell table:number-columns-repeated="2"/>
          <table:table-cell office:value-type="float" office:value="0.0153154" calcext:value-type="float">
            <text:p>0,015315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8239" calcext:value-type="float">
            <text:p>1,08239</text:p>
          </table:table-cell>
        </table:table-row>
        <table:table-row table:style-name="ro1">
          <table:table-cell office:value-type="float" office:value="5.03" calcext:value-type="float">
            <text:p>5,03</text:p>
          </table:table-cell>
          <table:table-cell table:number-columns-repeated="2"/>
          <table:table-cell office:value-type="float" office:value="0.0256598" calcext:value-type="float">
            <text:p>0,025659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0013" calcext:value-type="float">
            <text:p>1,40013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table:number-columns-repeated="2"/>
          <table:table-cell office:value-type="float" office:value="0.0386484" calcext:value-type="float">
            <text:p>0,038648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1698" calcext:value-type="float">
            <text:p>1,71698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table:number-columns-repeated="2"/>
          <table:table-cell office:value-type="float" office:value="0.0542731" calcext:value-type="float">
            <text:p>0,0542731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3273" calcext:value-type="float">
            <text:p>2,03273</text:p>
          </table:table-cell>
        </table:table-row>
        <table:table-row table:style-name="ro1">
          <table:table-cell office:value-type="float" office:value="5.06" calcext:value-type="float">
            <text:p>5,06</text:p>
          </table:table-cell>
          <table:table-cell table:number-columns-repeated="2"/>
          <table:table-cell office:value-type="float" office:value="0.0725238" calcext:value-type="float">
            <text:p>0,072523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472" calcext:value-type="float">
            <text:p>2,3472</text:p>
          </table:table-cell>
        </table:table-row>
        <table:table-row table:style-name="ro1">
          <table:table-cell office:value-type="float" office:value="5.07" calcext:value-type="float">
            <text:p>5,07</text:p>
          </table:table-cell>
          <table:table-cell table:number-columns-repeated="2"/>
          <table:table-cell office:value-type="float" office:value="0.093389" calcext:value-type="float">
            <text:p>0,093389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6018" calcext:value-type="float">
            <text:p>2,66018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table:number-columns-repeated="2"/>
          <table:table-cell office:value-type="float" office:value="0.116855" calcext:value-type="float">
            <text:p>0,116855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7146" calcext:value-type="float">
            <text:p>2,97146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  <table:table-cell table:number-columns-repeated="2"/>
          <table:table-cell office:value-type="float" office:value="0.142908" calcext:value-type="float">
            <text:p>0,142908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8086" calcext:value-type="float">
            <text:p>3,28086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0.171531" calcext:value-type="float">
            <text:p>0,171531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8818" calcext:value-type="float">
            <text:p>3,58818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table:number-columns-repeated="2"/>
          <table:table-cell office:value-type="float" office:value="0.202705" calcext:value-type="float">
            <text:p>0,202705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9321" calcext:value-type="float">
            <text:p>3,89321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table:number-columns-repeated="2"/>
          <table:table-cell office:value-type="float" office:value="0.236411" calcext:value-type="float">
            <text:p>0,23641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9578" calcext:value-type="float">
            <text:p>4,19578</text:p>
          </table:table-cell>
        </table:table-row>
        <table:table-row table:style-name="ro1">
          <table:table-cell office:value-type="float" office:value="5.13" calcext:value-type="float">
            <text:p>5,13</text:p>
          </table:table-cell>
          <table:table-cell table:number-columns-repeated="2"/>
          <table:table-cell office:value-type="float" office:value="0.272627" calcext:value-type="float">
            <text:p>0,272627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9567" calcext:value-type="float">
            <text:p>4,49567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table:number-columns-repeated="2"/>
          <table:table-cell office:value-type="float" office:value="0.311331" calcext:value-type="float">
            <text:p>0,311331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9272" calcext:value-type="float">
            <text:p>4,79272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table:number-columns-repeated="2"/>
          <table:table-cell office:value-type="float" office:value="0.352497" calcext:value-type="float">
            <text:p>0,35249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8671" calcext:value-type="float">
            <text:p>5,08671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table:number-columns-repeated="2"/>
          <table:table-cell office:value-type="float" office:value="0.3961" calcext:value-type="float">
            <text:p>0,3961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7748" calcext:value-type="float">
            <text:p>5,37748</text:p>
          </table:table-cell>
        </table:table-row>
        <table:table-row table:style-name="ro1">
          <table:table-cell office:value-type="float" office:value="5.17" calcext:value-type="float">
            <text:p>5,17</text:p>
          </table:table-cell>
          <table:table-cell table:number-columns-repeated="2"/>
          <table:table-cell office:value-type="float" office:value="0.442112" calcext:value-type="float">
            <text:p>0,442112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6483" calcext:value-type="float">
            <text:p>5,66483</text:p>
          </table:table-cell>
        </table:table-row>
        <table:table-row table:style-name="ro1">
          <table:table-cell office:value-type="float" office:value="5.18" calcext:value-type="float">
            <text:p>5,18</text:p>
          </table:table-cell>
          <table:table-cell table:number-columns-repeated="2"/>
          <table:table-cell office:value-type="float" office:value="0.490504" calcext:value-type="float">
            <text:p>0,490504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4859" calcext:value-type="float">
            <text:p>5,94859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table:number-columns-repeated="2"/>
          <table:table-cell office:value-type="float" office:value="0.541245" calcext:value-type="float">
            <text:p>0,541245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2856" calcext:value-type="float">
            <text:p>6,22856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0.594303" calcext:value-type="float">
            <text:p>0,594303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0458" calcext:value-type="float">
            <text:p>6,50458</text:p>
          </table:table-cell>
        </table:table-row>
        <table:table-row table:style-name="ro1">
          <table:table-cell office:value-type="float" office:value="5.21" calcext:value-type="float">
            <text:p>5,21</text:p>
          </table:table-cell>
          <table:table-cell table:number-columns-repeated="2"/>
          <table:table-cell office:value-type="float" office:value="0.649643" calcext:value-type="float">
            <text:p>0,64964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7647" calcext:value-type="float">
            <text:p>6,77647</text:p>
          </table:table-cell>
        </table:table-row>
        <table:table-row table:style-name="ro1">
          <table:table-cell office:value-type="float" office:value="5.22" calcext:value-type="float">
            <text:p>5,22</text:p>
          </table:table-cell>
          <table:table-cell table:number-columns-repeated="2"/>
          <table:table-cell office:value-type="float" office:value="0.707232" calcext:value-type="float">
            <text:p>0,707232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4406" calcext:value-type="float">
            <text:p>7,04406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table:number-columns-repeated="2"/>
          <table:table-cell office:value-type="float" office:value="0.767032" calcext:value-type="float">
            <text:p>0,767032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0717" calcext:value-type="float">
            <text:p>7,30717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table:number-columns-repeated="2"/>
          <table:table-cell office:value-type="float" office:value="0.829005" calcext:value-type="float">
            <text:p>0,82900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6563" calcext:value-type="float">
            <text:p>7,5656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893112" calcext:value-type="float">
            <text:p>0,893112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193" calcext:value-type="float">
            <text:p>7,8193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table:number-columns-repeated="2"/>
          <table:table-cell office:value-type="float" office:value="0.959313" calcext:value-type="float">
            <text:p>0,959313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6799" calcext:value-type="float">
            <text:p>8,06799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table:number-columns-repeated="2"/>
          <table:table-cell office:value-type="float" office:value="1.02756" calcext:value-type="float">
            <text:p>1,02756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1157" calcext:value-type="float">
            <text:p>8,31157</text:p>
          </table:table-cell>
        </table:table-row>
        <table:table-row table:style-name="ro1">
          <table:table-cell office:value-type="float" office:value="5.28" calcext:value-type="float">
            <text:p>5,28</text:p>
          </table:table-cell>
          <table:table-cell table:number-columns-repeated="2"/>
          <table:table-cell office:value-type="float" office:value="1.09782" calcext:value-type="float">
            <text:p>1,09782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4986" calcext:value-type="float">
            <text:p>8,54986</text:p>
          </table:table-cell>
        </table:table-row>
        <table:table-row table:style-name="ro1">
          <table:table-cell office:value-type="float" office:value="5.29" calcext:value-type="float">
            <text:p>5,29</text:p>
          </table:table-cell>
          <table:table-cell table:number-columns-repeated="2"/>
          <table:table-cell office:value-type="float" office:value="1.17005" calcext:value-type="float">
            <text:p>1,17005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8272" calcext:value-type="float">
            <text:p>8,78272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.24419" calcext:value-type="float">
            <text:p>1,24419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1001" calcext:value-type="float">
            <text:p>9,01001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  <table:table-cell table:number-columns-repeated="2"/>
          <table:table-cell office:value-type="float" office:value="1.3202" calcext:value-type="float">
            <text:p>1,3202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3157" calcext:value-type="float">
            <text:p>9,23157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  <table:table-cell table:number-columns-repeated="2"/>
          <table:table-cell office:value-type="float" office:value="1.39803" calcext:value-type="float">
            <text:p>1,39803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4727" calcext:value-type="float">
            <text:p>9,44727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table:number-columns-repeated="2"/>
          <table:table-cell office:value-type="float" office:value="1.47764" calcext:value-type="float">
            <text:p>1,47764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5696" calcext:value-type="float">
            <text:p>9,65696</text:p>
          </table:table-cell>
        </table:table-row>
        <table:table-row table:style-name="ro1">
          <table:table-cell office:value-type="float" office:value="5.34" calcext:value-type="float">
            <text:p>5,34</text:p>
          </table:table-cell>
          <table:table-cell table:number-columns-repeated="2"/>
          <table:table-cell office:value-type="float" office:value="1.55896" calcext:value-type="float">
            <text:p>1,55896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6053" calcext:value-type="float">
            <text:p>9,86053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table:number-columns-repeated="2"/>
          <table:table-cell office:value-type="float" office:value="1.64196" calcext:value-type="float">
            <text:p>1,64196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578" calcext:value-type="float">
            <text:p>10,0578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table:number-columns-repeated="2"/>
          <table:table-cell office:value-type="float" office:value="1.72658" calcext:value-type="float">
            <text:p>1,7265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487" calcext:value-type="float">
            <text:p>10,2487</text:p>
          </table:table-cell>
        </table:table-row>
        <table:table-row table:style-name="ro1">
          <table:table-cell office:value-type="float" office:value="5.37" calcext:value-type="float">
            <text:p>5,37</text:p>
          </table:table-cell>
          <table:table-cell table:number-columns-repeated="2"/>
          <table:table-cell office:value-type="float" office:value="1.81275" calcext:value-type="float">
            <text:p>1,81275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331" calcext:value-type="float">
            <text:p>10,4331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table:number-columns-repeated="2"/>
          <table:table-cell office:value-type="float" office:value="1.90044" calcext:value-type="float">
            <text:p>1,90044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109" calcext:value-type="float">
            <text:p>10,6109</text:p>
          </table:table-cell>
        </table:table-row>
        <table:table-row table:style-name="ro1">
          <table:table-cell office:value-type="float" office:value="5.39" calcext:value-type="float">
            <text:p>5,39</text:p>
          </table:table-cell>
          <table:table-cell table:number-columns-repeated="2"/>
          <table:table-cell office:value-type="float" office:value="1.98958" calcext:value-type="float">
            <text:p>1,98958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82" calcext:value-type="float">
            <text:p>10,782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2.08012" calcext:value-type="float">
            <text:p>2,08012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461" calcext:value-type="float">
            <text:p>10,9461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table:number-columns-repeated="2"/>
          <table:table-cell office:value-type="float" office:value="2.172" calcext:value-type="float">
            <text:p>2,172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034" calcext:value-type="float">
            <text:p>11,1034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  <table:table-cell table:number-columns-repeated="2"/>
          <table:table-cell office:value-type="float" office:value="2.26516" calcext:value-type="float">
            <text:p>2,26516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536" calcext:value-type="float">
            <text:p>11,2536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table:number-columns-repeated="2"/>
          <table:table-cell office:value-type="float" office:value="2.35954" calcext:value-type="float">
            <text:p>2,35954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966" calcext:value-type="float">
            <text:p>11,3966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table:number-columns-repeated="2"/>
          <table:table-cell office:value-type="float" office:value="2.45508" calcext:value-type="float">
            <text:p>2,45508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324" calcext:value-type="float">
            <text:p>11,532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table:number-columns-repeated="2"/>
          <table:table-cell office:value-type="float" office:value="2.55173" calcext:value-type="float">
            <text:p>2,55173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609" calcext:value-type="float">
            <text:p>11,6609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table:number-columns-repeated="2"/>
          <table:table-cell office:value-type="float" office:value="2.64941" calcext:value-type="float">
            <text:p>2,64941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819" calcext:value-type="float">
            <text:p>11,7819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table:number-columns-repeated="2"/>
          <table:table-cell office:value-type="float" office:value="2.74807" calcext:value-type="float">
            <text:p>2,74807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955" calcext:value-type="float">
            <text:p>11,8955</text:p>
          </table:table-cell>
        </table:table-row>
        <table:table-row table:style-name="ro1">
          <table:table-cell office:value-type="float" office:value="5.48" calcext:value-type="float">
            <text:p>5,48</text:p>
          </table:table-cell>
          <table:table-cell table:number-columns-repeated="2"/>
          <table:table-cell office:value-type="float" office:value="2.84765" calcext:value-type="float">
            <text:p>2,84765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015" calcext:value-type="float">
            <text:p>12,0015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table:number-columns-repeated="2"/>
          <table:table-cell office:value-type="float" office:value="2.94808" calcext:value-type="float">
            <text:p>2,94808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999" calcext:value-type="float">
            <text:p>12,099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.04929" calcext:value-type="float">
            <text:p>3,04929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907" calcext:value-type="float">
            <text:p>12,1907</text:p>
          </table:table-cell>
        </table:table-row>
        <table:table-row table:style-name="ro1">
          <table:table-cell office:value-type="float" office:value="5.51" calcext:value-type="float">
            <text:p>5,51</text:p>
          </table:table-cell>
          <table:table-cell table:number-columns-repeated="2"/>
          <table:table-cell office:value-type="float" office:value="3.15123" calcext:value-type="float">
            <text:p>3,15123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736" calcext:value-type="float">
            <text:p>12,2736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table:number-columns-repeated="2"/>
          <table:table-cell office:value-type="float" office:value="3.25383" calcext:value-type="float">
            <text:p>3,25383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488" calcext:value-type="float">
            <text:p>12,3488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table:number-columns-repeated="2"/>
          <table:table-cell office:value-type="float" office:value="3.35702" calcext:value-type="float">
            <text:p>3,35702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162" calcext:value-type="float">
            <text:p>12,4162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table:number-columns-repeated="2"/>
          <table:table-cell office:value-type="float" office:value="3.46075" calcext:value-type="float">
            <text:p>3,46075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756" calcext:value-type="float">
            <text:p>12,4756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table:number-columns-repeated="2"/>
          <table:table-cell office:value-type="float" office:value="3.56493" calcext:value-type="float">
            <text:p>3,56493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271" calcext:value-type="float">
            <text:p>12,5271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table:number-columns-repeated="2"/>
          <table:table-cell office:value-type="float" office:value="3.66951" calcext:value-type="float">
            <text:p>3,66951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07" calcext:value-type="float">
            <text:p>12,5707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table:number-columns-repeated="2"/>
          <table:table-cell office:value-type="float" office:value="3.77442" calcext:value-type="float">
            <text:p>3,77442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63" calcext:value-type="float">
            <text:p>12,6063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  <table:table-cell table:number-columns-repeated="2"/>
          <table:table-cell office:value-type="float" office:value="3.87959" calcext:value-type="float">
            <text:p>3,87959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39" calcext:value-type="float">
            <text:p>12,6339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table:number-columns-repeated="2"/>
          <table:table-cell office:value-type="float" office:value="3.98496" calcext:value-type="float">
            <text:p>3,98496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34" calcext:value-type="float">
            <text:p>12,653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.09046" calcext:value-type="float">
            <text:p>4,09046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" calcext:value-type="float">
            <text:p>190,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49" calcext:value-type="float">
            <text:p>12,6649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table:number-columns-repeated="2"/>
          <table:table-cell office:value-type="float" office:value="4.19602" calcext:value-type="float">
            <text:p>4,19602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4" calcext:value-type="float">
            <text:p>12,6684</text:p>
          </table:table-cell>
        </table:table-row>
        <table:table-row table:style-name="ro1">
          <table:table-cell office:value-type="float" office:value="5.62" calcext:value-type="float">
            <text:p>5,62</text:p>
          </table:table-cell>
          <table:table-cell table:number-columns-repeated="2"/>
          <table:table-cell office:value-type="float" office:value="4.30158" calcext:value-type="float">
            <text:p>4,30158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38" calcext:value-type="float">
            <text:p>12,6638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table:number-columns-repeated="2"/>
          <table:table-cell office:value-type="float" office:value="4.40706" calcext:value-type="float">
            <text:p>4,40706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12" calcext:value-type="float">
            <text:p>12,6512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table:number-columns-repeated="2"/>
          <table:table-cell office:value-type="float" office:value="4.51241" calcext:value-type="float">
            <text:p>4,51241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06" calcext:value-type="float">
            <text:p>12,6306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table:number-columns-repeated="2"/>
          <table:table-cell office:value-type="float" office:value="4.61755" calcext:value-type="float">
            <text:p>4,61755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19" calcext:value-type="float">
            <text:p>12,6019</text:p>
          </table:table-cell>
        </table:table-row>
        <table:table-row table:style-name="ro1">
          <table:table-cell office:value-type="float" office:value="5.66" calcext:value-type="float">
            <text:p>5,66</text:p>
          </table:table-cell>
          <table:table-cell table:number-columns-repeated="2"/>
          <table:table-cell office:value-type="float" office:value="4.72242" calcext:value-type="float">
            <text:p>4,72242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652" calcext:value-type="float">
            <text:p>12,5652</text:p>
          </table:table-cell>
        </table:table-row>
        <table:table-row table:style-name="ro1">
          <table:table-cell office:value-type="float" office:value="5.67" calcext:value-type="float">
            <text:p>5,67</text:p>
          </table:table-cell>
          <table:table-cell table:number-columns-repeated="2"/>
          <table:table-cell office:value-type="float" office:value="4.82695" calcext:value-type="float">
            <text:p>4,82695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205" calcext:value-type="float">
            <text:p>12,5205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table:number-columns-repeated="2"/>
          <table:table-cell office:value-type="float" office:value="4.93107" calcext:value-type="float">
            <text:p>4,93107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7" calcext:value-type="float">
            <text:p>190,9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679" calcext:value-type="float">
            <text:p>12,4679</text:p>
          </table:table-cell>
        </table:table-row>
        <table:table-row table:style-name="ro1">
          <table:table-cell office:value-type="float" office:value="5.69" calcext:value-type="float">
            <text:p>5,69</text:p>
          </table:table-cell>
          <table:table-cell table:number-columns-repeated="2"/>
          <table:table-cell office:value-type="float" office:value="5.03472" calcext:value-type="float">
            <text:p>5,03472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074" calcext:value-type="float">
            <text:p>12,407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5.13784" calcext:value-type="float">
            <text:p>5,13784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39" calcext:value-type="float">
            <text:p>12,339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table:number-columns-repeated="2"/>
          <table:table-cell office:value-type="float" office:value="5.24035" calcext:value-type="float">
            <text:p>5,24035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627" calcext:value-type="float">
            <text:p>12,2627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  <table:table-cell table:number-columns-repeated="2"/>
          <table:table-cell office:value-type="float" office:value="5.3422" calcext:value-type="float">
            <text:p>5,3422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787" calcext:value-type="float">
            <text:p>12,1787</text:p>
          </table:table-cell>
        </table:table-row>
        <table:table-row table:style-name="ro1">
          <table:table-cell office:value-type="float" office:value="5.73" calcext:value-type="float">
            <text:p>5,73</text:p>
          </table:table-cell>
          <table:table-cell table:number-columns-repeated="2"/>
          <table:table-cell office:value-type="float" office:value="5.44331" calcext:value-type="float">
            <text:p>5,44331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869" calcext:value-type="float">
            <text:p>12,0869</text:p>
          </table:table-cell>
        </table:table-row>
        <table:table-row table:style-name="ro1">
          <table:table-cell office:value-type="float" office:value="5.74" calcext:value-type="float">
            <text:p>5,74</text:p>
          </table:table-cell>
          <table:table-cell table:number-columns-repeated="2"/>
          <table:table-cell office:value-type="float" office:value="5.54362" calcext:value-type="float">
            <text:p>5,54362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875" calcext:value-type="float">
            <text:p>11,98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5.64308" calcext:value-type="float">
            <text:p>5,64308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9" calcext:value-type="float">
            <text:p>190,9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804" calcext:value-type="float">
            <text:p>11,8804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table:number-columns-repeated="2"/>
          <table:table-cell office:value-type="float" office:value="5.74161" calcext:value-type="float">
            <text:p>5,74161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658" calcext:value-type="float">
            <text:p>11,7658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table:number-columns-repeated="2"/>
          <table:table-cell office:value-type="float" office:value="5.83915" calcext:value-type="float">
            <text:p>5,83915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437" calcext:value-type="float">
            <text:p>11,6437</text:p>
          </table:table-cell>
        </table:table-row>
        <table:table-row table:style-name="ro1">
          <table:table-cell office:value-type="float" office:value="5.78" calcext:value-type="float">
            <text:p>5,78</text:p>
          </table:table-cell>
          <table:table-cell table:number-columns-repeated="2"/>
          <table:table-cell office:value-type="float" office:value="5.93565" calcext:value-type="float">
            <text:p>5,93565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142" calcext:value-type="float">
            <text:p>11,5142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table:number-columns-repeated="2"/>
          <table:table-cell office:value-type="float" office:value="6.03104" calcext:value-type="float">
            <text:p>6,03104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774" calcext:value-type="float">
            <text:p>11,377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.12525" calcext:value-type="float">
            <text:p>6,12525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334" calcext:value-type="float">
            <text:p>11,2334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  <table:table-cell table:number-columns-repeated="2"/>
          <table:table-cell office:value-type="float" office:value="6.21824" calcext:value-type="float">
            <text:p>6,21824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823" calcext:value-type="float">
            <text:p>11,0823</text:p>
          </table:table-cell>
        </table:table-row>
        <table:table-row table:style-name="ro1">
          <table:table-cell office:value-type="float" office:value="5.82" calcext:value-type="float">
            <text:p>5,82</text:p>
          </table:table-cell>
          <table:table-cell table:number-columns-repeated="2"/>
          <table:table-cell office:value-type="float" office:value="6.30994" calcext:value-type="float">
            <text:p>6,30994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241" calcext:value-type="float">
            <text:p>10,9241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table:number-columns-repeated="2"/>
          <table:table-cell office:value-type="float" office:value="6.40029" calcext:value-type="float">
            <text:p>6,40029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589" calcext:value-type="float">
            <text:p>10,7589</text:p>
          </table:table-cell>
        </table:table-row>
        <table:table-row table:style-name="ro1">
          <table:table-cell office:value-type="float" office:value="5.84" calcext:value-type="float">
            <text:p>5,84</text:p>
          </table:table-cell>
          <table:table-cell table:number-columns-repeated="2"/>
          <table:table-cell office:value-type="float" office:value="6.48924" calcext:value-type="float">
            <text:p>6,48924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87" calcext:value-type="float">
            <text:p>10,587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table:number-columns-repeated="2"/>
          <table:table-cell office:value-type="float" office:value="6.57672" calcext:value-type="float">
            <text:p>6,57672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083" calcext:value-type="float">
            <text:p>10,4083</text:p>
          </table:table-cell>
        </table:table-row>
        <table:table-row table:style-name="ro1">
          <table:table-cell office:value-type="float" office:value="5.86" calcext:value-type="float">
            <text:p>5,86</text:p>
          </table:table-cell>
          <table:table-cell table:number-columns-repeated="2"/>
          <table:table-cell office:value-type="float" office:value="6.66269" calcext:value-type="float">
            <text:p>6,66269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23" calcext:value-type="float">
            <text:p>10,223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table:number-columns-repeated="2"/>
          <table:table-cell office:value-type="float" office:value="6.74709" calcext:value-type="float">
            <text:p>6,74709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312" calcext:value-type="float">
            <text:p>10,0312</text:p>
          </table:table-cell>
        </table:table-row>
        <table:table-row table:style-name="ro1">
          <table:table-cell office:value-type="float" office:value="5.88" calcext:value-type="float">
            <text:p>5,88</text:p>
          </table:table-cell>
          <table:table-cell table:number-columns-repeated="2"/>
          <table:table-cell office:value-type="float" office:value="6.82986" calcext:value-type="float">
            <text:p>6,82986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3301" calcext:value-type="float">
            <text:p>9,83301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table:number-columns-repeated="2"/>
          <table:table-cell office:value-type="float" office:value="6.91095" calcext:value-type="float">
            <text:p>6,91095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286" calcext:value-type="float">
            <text:p>9,628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6.99032" calcext:value-type="float">
            <text:p>6,99032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1807" calcext:value-type="float">
            <text:p>9,41807</text:p>
          </table:table-cell>
        </table:table-row>
        <table:table-row table:style-name="ro1">
          <table:table-cell office:value-type="float" office:value="5.91" calcext:value-type="float">
            <text:p>5,91</text:p>
          </table:table-cell>
          <table:table-cell table:number-columns-repeated="2"/>
          <table:table-cell office:value-type="float" office:value="7.0679" calcext:value-type="float">
            <text:p>7,0679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0156" calcext:value-type="float">
            <text:p>9,20156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table:number-columns-repeated="2"/>
          <table:table-cell office:value-type="float" office:value="7.14366" calcext:value-type="float">
            <text:p>7,14366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7921" calcext:value-type="float">
            <text:p>8,97921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table:number-columns-repeated="2"/>
          <table:table-cell office:value-type="float" office:value="7.21754" calcext:value-type="float">
            <text:p>7,21754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5115" calcext:value-type="float">
            <text:p>8,75115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/>
          <table:table-cell office:value-type="float" office:value="7.2895" calcext:value-type="float">
            <text:p>7,2895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1754" calcext:value-type="float">
            <text:p>8,51754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table:number-columns-repeated="2"/>
          <table:table-cell office:value-type="float" office:value="7.35948" calcext:value-type="float">
            <text:p>7,35948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7851" calcext:value-type="float">
            <text:p>8,27851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table:number-columns-repeated="2"/>
          <table:table-cell office:value-type="float" office:value="7.42746" calcext:value-type="float">
            <text:p>7,42746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3423" calcext:value-type="float">
            <text:p>8,03423</text:p>
          </table:table-cell>
        </table:table-row>
        <table:table-row table:style-name="ro1">
          <table:table-cell office:value-type="float" office:value="5.97" calcext:value-type="float">
            <text:p>5,97</text:p>
          </table:table-cell>
          <table:table-cell table:number-columns-repeated="2"/>
          <table:table-cell office:value-type="float" office:value="7.49337" calcext:value-type="float">
            <text:p>7,49337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8484" calcext:value-type="float">
            <text:p>7,78484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table:number-columns-repeated="2"/>
          <table:table-cell office:value-type="float" office:value="7.55719" calcext:value-type="float">
            <text:p>7,55719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3051" calcext:value-type="float">
            <text:p>7,53051</text:p>
          </table:table-cell>
        </table:table-row>
        <table:table-row table:style-name="ro1">
          <table:table-cell office:value-type="float" office:value="5.99" calcext:value-type="float">
            <text:p>5,99</text:p>
          </table:table-cell>
          <table:table-cell table:number-columns-repeated="2"/>
          <table:table-cell office:value-type="float" office:value="7.61887" calcext:value-type="float">
            <text:p>7,61887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714" calcext:value-type="float">
            <text:p>7,2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.67837" calcext:value-type="float">
            <text:p>7,6783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0766" calcext:value-type="float">
            <text:p>7,00766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table:number-columns-repeated="2"/>
          <table:table-cell office:value-type="float" office:value="7.73565" calcext:value-type="float">
            <text:p>7,73565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3948" calcext:value-type="float">
            <text:p>6,73948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  <table:table-cell table:number-columns-repeated="2"/>
          <table:table-cell office:value-type="float" office:value="7.79068" calcext:value-type="float">
            <text:p>7,79068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6702" calcext:value-type="float">
            <text:p>6,46702</text:p>
          </table:table-cell>
        </table:table-row>
        <table:table-row table:style-name="ro1">
          <table:table-cell office:value-type="float" office:value="6.03" calcext:value-type="float">
            <text:p>6,03</text:p>
          </table:table-cell>
          <table:table-cell table:number-columns-repeated="2"/>
          <table:table-cell office:value-type="float" office:value="7.84342" calcext:value-type="float">
            <text:p>7,84342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9044" calcext:value-type="float">
            <text:p>6,19044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table:number-columns-repeated="2"/>
          <table:table-cell office:value-type="float" office:value="7.89384" calcext:value-type="float">
            <text:p>7,8938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0994" calcext:value-type="float">
            <text:p>5,90994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table:number-columns-repeated="2"/>
          <table:table-cell office:value-type="float" office:value="7.94191" calcext:value-type="float">
            <text:p>7,9419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2568" calcext:value-type="float">
            <text:p>5,62568</text:p>
          </table:table-cell>
        </table:table-row>
        <table:table-row table:style-name="ro1">
          <table:table-cell office:value-type="float" office:value="6.06" calcext:value-type="float">
            <text:p>6,06</text:p>
          </table:table-cell>
          <table:table-cell table:number-columns-repeated="2"/>
          <table:table-cell office:value-type="float" office:value="7.9876" calcext:value-type="float">
            <text:p>7,9876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3785" calcext:value-type="float">
            <text:p>5,33785</text:p>
          </table:table-cell>
        </table:table-row>
        <table:table-row table:style-name="ro1">
          <table:table-cell office:value-type="float" office:value="6.07" calcext:value-type="float">
            <text:p>6,07</text:p>
          </table:table-cell>
          <table:table-cell table:number-columns-repeated="2"/>
          <table:table-cell office:value-type="float" office:value="8.03087" calcext:value-type="float">
            <text:p>8,03087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4663" calcext:value-type="float">
            <text:p>5,04663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table:number-columns-repeated="2"/>
          <table:table-cell office:value-type="float" office:value="8.0717" calcext:value-type="float">
            <text:p>8,0717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522" calcext:value-type="float">
            <text:p>4,7522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table:number-columns-repeated="2"/>
          <table:table-cell office:value-type="float" office:value="8.11006" calcext:value-type="float">
            <text:p>8,11006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5476" calcext:value-type="float">
            <text:p>4,4547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8.14594" calcext:value-type="float">
            <text:p>8,14594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5449" calcext:value-type="float">
            <text:p>4,15449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  <table:table-cell table:number-columns-repeated="2"/>
          <table:table-cell office:value-type="float" office:value="8.1793" calcext:value-type="float">
            <text:p>8,1793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5157" calcext:value-type="float">
            <text:p>3,85157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2"/>
          <table:table-cell office:value-type="float" office:value="8.21012" calcext:value-type="float">
            <text:p>8,21012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4621" calcext:value-type="float">
            <text:p>3,54621</text:p>
          </table:table-cell>
        </table:table-row>
        <table:table-row table:style-name="ro1">
          <table:table-cell office:value-type="float" office:value="6.13" calcext:value-type="float">
            <text:p>6,13</text:p>
          </table:table-cell>
          <table:table-cell table:number-columns-repeated="2"/>
          <table:table-cell office:value-type="float" office:value="8.23839" calcext:value-type="float">
            <text:p>8,23839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386" calcext:value-type="float">
            <text:p>3,2386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table:number-columns-repeated="2"/>
          <table:table-cell office:value-type="float" office:value="8.26409" calcext:value-type="float">
            <text:p>8,2640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2893" calcext:value-type="float">
            <text:p>2,9289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table:number-columns-repeated="2"/>
          <table:table-cell office:value-type="float" office:value="8.2872" calcext:value-type="float">
            <text:p>8,2872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174" calcext:value-type="float">
            <text:p>2,6174</text:p>
          </table:table-cell>
        </table:table-row>
        <table:table-row table:style-name="ro1">
          <table:table-cell office:value-type="float" office:value="6.16" calcext:value-type="float">
            <text:p>6,16</text:p>
          </table:table-cell>
          <table:table-cell table:number-columns-repeated="2"/>
          <table:table-cell office:value-type="float" office:value="8.30771" calcext:value-type="float">
            <text:p>8,3077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0421" calcext:value-type="float">
            <text:p>2,30421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table:number-columns-repeated="2"/>
          <table:table-cell office:value-type="float" office:value="8.3256" calcext:value-type="float">
            <text:p>8,325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8956" calcext:value-type="float">
            <text:p>1,98956</text:p>
          </table:table-cell>
        </table:table-row>
        <table:table-row table:style-name="ro1">
          <table:table-cell office:value-type="float" office:value="6.18" calcext:value-type="float">
            <text:p>6,18</text:p>
          </table:table-cell>
          <table:table-cell table:number-columns-repeated="2"/>
          <table:table-cell office:value-type="float" office:value="8.34087" calcext:value-type="float">
            <text:p>8,3408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7364" calcext:value-type="float">
            <text:p>1,67364</text:p>
          </table:table-cell>
        </table:table-row>
        <table:table-row table:style-name="ro1">
          <table:table-cell office:value-type="float" office:value="6.19" calcext:value-type="float">
            <text:p>6,19</text:p>
          </table:table-cell>
          <table:table-cell table:number-columns-repeated="2"/>
          <table:table-cell office:value-type="float" office:value="8.35349" calcext:value-type="float">
            <text:p>8,3534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5665" calcext:value-type="float">
            <text:p>1,3566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8.36348" calcext:value-type="float">
            <text:p>8,3634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3881" calcext:value-type="float">
            <text:p>1,03881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table:number-columns-repeated="2"/>
          <table:table-cell office:value-type="float" office:value="8.37081" calcext:value-type="float">
            <text:p>8,3708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20308" calcext:value-type="float">
            <text:p>0,720308</text:p>
          </table:table-cell>
        </table:table-row>
        <table:table-row table:style-name="ro1">
          <table:table-cell office:value-type="float" office:value="6.22" calcext:value-type="float">
            <text:p>6,22</text:p>
          </table:table-cell>
          <table:table-cell table:number-columns-repeated="2"/>
          <table:table-cell office:value-type="float" office:value="8.37548" calcext:value-type="float">
            <text:p>8,37548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01347" calcext:value-type="float">
            <text:p>0,401347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table:number-columns-repeated="2"/>
          <table:table-cell office:value-type="float" office:value="8.37749" calcext:value-type="float">
            <text:p>8,3774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821308" calcext:value-type="float">
            <text:p>0,0821308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  <table:table-cell table:number-columns-repeated="2"/>
          <table:table-cell office:value-type="float" office:value="8.37685" calcext:value-type="float">
            <text:p>8,3768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37137" calcext:value-type="float">
            <text:p>-0,23713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8.37354" calcext:value-type="float">
            <text:p>8,3735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56255" calcext:value-type="float">
            <text:p>-0,556255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 table:number-columns-repeated="2"/>
          <table:table-cell office:value-type="float" office:value="8.36758" calcext:value-type="float">
            <text:p>8,36758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75019" calcext:value-type="float">
            <text:p>-0,875019</text:p>
          </table:table-cell>
        </table:table-row>
        <table:table-row table:style-name="ro1">
          <table:table-cell office:value-type="float" office:value="6.27" calcext:value-type="float">
            <text:p>6,27</text:p>
          </table:table-cell>
          <table:table-cell table:number-columns-repeated="2"/>
          <table:table-cell office:value-type="float" office:value="8.35896" calcext:value-type="float">
            <text:p>8,3589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9323" calcext:value-type="float">
            <text:p>-1,19323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/>
          <table:table-cell office:value-type="float" office:value="8.34769" calcext:value-type="float">
            <text:p>8,3476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1068" calcext:value-type="float">
            <text:p>-1,51068</text:p>
          </table:table-cell>
        </table:table-row>
        <table:table-row table:style-name="ro1">
          <table:table-cell office:value-type="float" office:value="6.29" calcext:value-type="float">
            <text:p>6,29</text:p>
          </table:table-cell>
          <table:table-cell table:number-columns-repeated="2"/>
          <table:table-cell office:value-type="float" office:value="8.33378" calcext:value-type="float">
            <text:p>8,3337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2717" calcext:value-type="float">
            <text:p>-1,82717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8.31724" calcext:value-type="float">
            <text:p>8,31724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425" calcext:value-type="float">
            <text:p>-2,1425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  <table:table-cell table:number-columns-repeated="2"/>
          <table:table-cell office:value-type="float" office:value="8.29808" calcext:value-type="float">
            <text:p>8,298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5647" calcext:value-type="float">
            <text:p>-2,45647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 table:number-columns-repeated="2"/>
          <table:table-cell office:value-type="float" office:value="8.27631" calcext:value-type="float">
            <text:p>8,2763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6888" calcext:value-type="float">
            <text:p>-2,76888</text:p>
          </table:table-cell>
        </table:table-row>
        <table:table-row table:style-name="ro1">
          <table:table-cell office:value-type="float" office:value="6.33" calcext:value-type="float">
            <text:p>6,33</text:p>
          </table:table-cell>
          <table:table-cell table:number-columns-repeated="2"/>
          <table:table-cell office:value-type="float" office:value="8.25194" calcext:value-type="float">
            <text:p>8,25194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7953" calcext:value-type="float">
            <text:p>-3,07953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  <table:table-cell table:number-columns-repeated="2"/>
          <table:table-cell office:value-type="float" office:value="8.22499" calcext:value-type="float">
            <text:p>8,22499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8822" calcext:value-type="float">
            <text:p>-3,38822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table:number-columns-repeated="2"/>
          <table:table-cell office:value-type="float" office:value="8.19547" calcext:value-type="float">
            <text:p>8,19547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9477" calcext:value-type="float">
            <text:p>-3,69477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  <table:table-cell table:number-columns-repeated="2"/>
          <table:table-cell office:value-type="float" office:value="8.16341" calcext:value-type="float">
            <text:p>8,16341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9896" calcext:value-type="float">
            <text:p>-3,99896</text:p>
          </table:table-cell>
        </table:table-row>
        <table:table-row table:style-name="ro1">
          <table:table-cell office:value-type="float" office:value="6.37" calcext:value-type="float">
            <text:p>6,37</text:p>
          </table:table-cell>
          <table:table-cell table:number-columns-repeated="2"/>
          <table:table-cell office:value-type="float" office:value="8.12883" calcext:value-type="float">
            <text:p>8,12883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0062" calcext:value-type="float">
            <text:p>-4,30062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  <table:table-cell table:number-columns-repeated="2"/>
          <table:table-cell office:value-type="float" office:value="8.09174" calcext:value-type="float">
            <text:p>8,09174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9954" calcext:value-type="float">
            <text:p>-4,59954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table:number-columns-repeated="2"/>
          <table:table-cell office:value-type="float" office:value="8.05218" calcext:value-type="float">
            <text:p>8,05218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9554" calcext:value-type="float">
            <text:p>-4,89554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8.01016" calcext:value-type="float">
            <text:p>8,01016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8844" calcext:value-type="float">
            <text:p>-5,18844</text:p>
          </table:table-cell>
        </table:table-row>
        <table:table-row table:style-name="ro1">
          <table:table-cell office:value-type="float" office:value="6.41" calcext:value-type="float">
            <text:p>6,41</text:p>
          </table:table-cell>
          <table:table-cell table:number-columns-repeated="2"/>
          <table:table-cell office:value-type="float" office:value="7.96571" calcext:value-type="float">
            <text:p>7,9657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7804" calcext:value-type="float">
            <text:p>-5,47804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table:number-columns-repeated="2"/>
          <table:table-cell office:value-type="float" office:value="7.91887" calcext:value-type="float">
            <text:p>7,9188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6415" calcext:value-type="float">
            <text:p>-5,76415</text:p>
          </table:table-cell>
        </table:table-row>
        <table:table-row table:style-name="ro1">
          <table:table-cell office:value-type="float" office:value="6.43" calcext:value-type="float">
            <text:p>6,43</text:p>
          </table:table-cell>
          <table:table-cell table:number-columns-repeated="2"/>
          <table:table-cell office:value-type="float" office:value="7.86966" calcext:value-type="float">
            <text:p>7,86966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4661" calcext:value-type="float">
            <text:p>-6,04661</text:p>
          </table:table-cell>
        </table:table-row>
        <table:table-row table:style-name="ro1">
          <table:table-cell office:value-type="float" office:value="6.44" calcext:value-type="float">
            <text:p>6,44</text:p>
          </table:table-cell>
          <table:table-cell table:number-columns-repeated="2"/>
          <table:table-cell office:value-type="float" office:value="7.8181" calcext:value-type="float">
            <text:p>7,8181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2523" calcext:value-type="float">
            <text:p>-6,32523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table:number-columns-repeated="2"/>
          <table:table-cell office:value-type="float" office:value="7.76425" calcext:value-type="float">
            <text:p>7,76425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9983" calcext:value-type="float">
            <text:p>-6,59983</text:p>
          </table:table-cell>
        </table:table-row>
        <table:table-row table:style-name="ro1">
          <table:table-cell office:value-type="float" office:value="6.46" calcext:value-type="float">
            <text:p>6,46</text:p>
          </table:table-cell>
          <table:table-cell table:number-columns-repeated="2"/>
          <table:table-cell office:value-type="float" office:value="7.70812" calcext:value-type="float">
            <text:p>7,70812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7024" calcext:value-type="float">
            <text:p>-6,87024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  <table:table-cell table:number-columns-repeated="2"/>
          <table:table-cell office:value-type="float" office:value="7.64975" calcext:value-type="float">
            <text:p>7,64975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3628" calcext:value-type="float">
            <text:p>-7,13628</text:p>
          </table:table-cell>
        </table:table-row>
        <table:table-row table:style-name="ro1">
          <table:table-cell office:value-type="float" office:value="6.48" calcext:value-type="float">
            <text:p>6,48</text:p>
          </table:table-cell>
          <table:table-cell table:number-columns-repeated="2"/>
          <table:table-cell office:value-type="float" office:value="7.58919" calcext:value-type="float">
            <text:p>7,58919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9779" calcext:value-type="float">
            <text:p>-7,39779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table:number-columns-repeated="2"/>
          <table:table-cell office:value-type="float" office:value="7.52647" calcext:value-type="float">
            <text:p>7,52647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546" calcext:value-type="float">
            <text:p>-7,654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.46163" calcext:value-type="float">
            <text:p>7,46163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0655" calcext:value-type="float">
            <text:p>-7,90655</text:p>
          </table:table-cell>
        </table:table-row>
        <table:table-row table:style-name="ro1">
          <table:table-cell office:value-type="float" office:value="6.51" calcext:value-type="float">
            <text:p>6,51</text:p>
          </table:table-cell>
          <table:table-cell table:number-columns-repeated="2"/>
          <table:table-cell office:value-type="float" office:value="7.39471" calcext:value-type="float">
            <text:p>7,39471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5348" calcext:value-type="float">
            <text:p>-8,15348</text:p>
          </table:table-cell>
        </table:table-row>
        <table:table-row table:style-name="ro1">
          <table:table-cell office:value-type="float" office:value="6.52" calcext:value-type="float">
            <text:p>6,52</text:p>
          </table:table-cell>
          <table:table-cell table:number-columns-repeated="2"/>
          <table:table-cell office:value-type="float" office:value="7.32575" calcext:value-type="float">
            <text:p>7,3257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9523" calcext:value-type="float">
            <text:p>-8,39523</text:p>
          </table:table-cell>
        </table:table-row>
        <table:table-row table:style-name="ro1">
          <table:table-cell office:value-type="float" office:value="6.53" calcext:value-type="float">
            <text:p>6,53</text:p>
          </table:table-cell>
          <table:table-cell table:number-columns-repeated="2"/>
          <table:table-cell office:value-type="float" office:value="7.2548" calcext:value-type="float">
            <text:p>7,2548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3165" calcext:value-type="float">
            <text:p>-8,63165</text:p>
          </table:table-cell>
        </table:table-row>
        <table:table-row table:style-name="ro1">
          <table:table-cell office:value-type="float" office:value="6.54" calcext:value-type="float">
            <text:p>6,54</text:p>
          </table:table-cell>
          <table:table-cell table:number-columns-repeated="2"/>
          <table:table-cell office:value-type="float" office:value="7.18191" calcext:value-type="float">
            <text:p>7,18191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6258" calcext:value-type="float">
            <text:p>-8,86258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table:number-columns-repeated="2"/>
          <table:table-cell office:value-type="float" office:value="7.10711" calcext:value-type="float">
            <text:p>7,10711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8789" calcext:value-type="float">
            <text:p>-9,08789</text:p>
          </table:table-cell>
        </table:table-row>
        <table:table-row table:style-name="ro1">
          <table:table-cell office:value-type="float" office:value="6.56" calcext:value-type="float">
            <text:p>6,56</text:p>
          </table:table-cell>
          <table:table-cell table:number-columns-repeated="2"/>
          <table:table-cell office:value-type="float" office:value="7.03046" calcext:value-type="float">
            <text:p>7,03046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0742" calcext:value-type="float">
            <text:p>-9,30742</text:p>
          </table:table-cell>
        </table:table-row>
        <table:table-row table:style-name="ro1">
          <table:table-cell office:value-type="float" office:value="6.57" calcext:value-type="float">
            <text:p>6,57</text:p>
          </table:table-cell>
          <table:table-cell table:number-columns-repeated="2"/>
          <table:table-cell office:value-type="float" office:value="6.952" calcext:value-type="float">
            <text:p>6,952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2104" calcext:value-type="float">
            <text:p>-9,52104</text:p>
          </table:table-cell>
        </table:table-row>
        <table:table-row table:style-name="ro1">
          <table:table-cell office:value-type="float" office:value="6.58" calcext:value-type="float">
            <text:p>6,58</text:p>
          </table:table-cell>
          <table:table-cell table:number-columns-repeated="2"/>
          <table:table-cell office:value-type="float" office:value="6.87179" calcext:value-type="float">
            <text:p>6,87179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2862" calcext:value-type="float">
            <text:p>-9,72862</text:p>
          </table:table-cell>
        </table:table-row>
        <table:table-row table:style-name="ro1">
          <table:table-cell office:value-type="float" office:value="6.59" calcext:value-type="float">
            <text:p>6,59</text:p>
          </table:table-cell>
          <table:table-cell table:number-columns-repeated="2"/>
          <table:table-cell office:value-type="float" office:value="6.78988" calcext:value-type="float">
            <text:p>6,78988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3001" calcext:value-type="float">
            <text:p>-9,93001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6.70631" calcext:value-type="float">
            <text:p>6,70631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251" calcext:value-type="float">
            <text:p>-10,1251</text:p>
          </table:table-cell>
        </table:table-row>
        <table:table-row table:style-name="ro1">
          <table:table-cell office:value-type="float" office:value="6.61" calcext:value-type="float">
            <text:p>6,61</text:p>
          </table:table-cell>
          <table:table-cell table:number-columns-repeated="2"/>
          <table:table-cell office:value-type="float" office:value="6.62114" calcext:value-type="float">
            <text:p>6,62114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138" calcext:value-type="float">
            <text:p>-10,3138</text:p>
          </table:table-cell>
        </table:table-row>
        <table:table-row table:style-name="ro1">
          <table:table-cell office:value-type="float" office:value="6.62" calcext:value-type="float">
            <text:p>6,62</text:p>
          </table:table-cell>
          <table:table-cell table:number-columns-repeated="2"/>
          <table:table-cell office:value-type="float" office:value="6.53443" calcext:value-type="float">
            <text:p>6,53443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959" calcext:value-type="float">
            <text:p>-10,4959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table:number-columns-repeated="2"/>
          <table:table-cell office:value-type="float" office:value="6.44623" calcext:value-type="float">
            <text:p>6,44623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713" calcext:value-type="float">
            <text:p>-10,6713</text:p>
          </table:table-cell>
        </table:table-row>
        <table:table-row table:style-name="ro1">
          <table:table-cell office:value-type="float" office:value="6.64" calcext:value-type="float">
            <text:p>6,64</text:p>
          </table:table-cell>
          <table:table-cell table:number-columns-repeated="2"/>
          <table:table-cell office:value-type="float" office:value="6.35659" calcext:value-type="float">
            <text:p>6,35659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4" calcext:value-type="float">
            <text:p>-10,84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table:number-columns-repeated="2"/>
          <table:table-cell office:value-type="float" office:value="6.26558" calcext:value-type="float">
            <text:p>6,26558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017" calcext:value-type="float">
            <text:p>-11,0017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table:number-columns-repeated="2"/>
          <table:table-cell office:value-type="float" office:value="6.17325" calcext:value-type="float">
            <text:p>6,17325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565" calcext:value-type="float">
            <text:p>-11,1565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table:number-columns-repeated="2"/>
          <table:table-cell office:value-type="float" office:value="6.07966" calcext:value-type="float">
            <text:p>6,07966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042" calcext:value-type="float">
            <text:p>-11,3042</text:p>
          </table:table-cell>
        </table:table-row>
        <table:table-row table:style-name="ro1">
          <table:table-cell office:value-type="float" office:value="6.68" calcext:value-type="float">
            <text:p>6,68</text:p>
          </table:table-cell>
          <table:table-cell table:number-columns-repeated="2"/>
          <table:table-cell office:value-type="float" office:value="5.98487" calcext:value-type="float">
            <text:p>5,98487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448" calcext:value-type="float">
            <text:p>-11,4448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table:number-columns-repeated="2"/>
          <table:table-cell office:value-type="float" office:value="5.88893" calcext:value-type="float">
            <text:p>5,88893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78" calcext:value-type="float">
            <text:p>-11,578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5.79192" calcext:value-type="float">
            <text:p>5,79192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039" calcext:value-type="float">
            <text:p>-11,7039</text:p>
          </table:table-cell>
        </table:table-row>
        <table:table-row table:style-name="ro1">
          <table:table-cell office:value-type="float" office:value="6.71" calcext:value-type="float">
            <text:p>6,71</text:p>
          </table:table-cell>
          <table:table-cell table:number-columns-repeated="2"/>
          <table:table-cell office:value-type="float" office:value="5.69389" calcext:value-type="float">
            <text:p>5,69389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224" calcext:value-type="float">
            <text:p>-11,8224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  <table:table-cell table:number-columns-repeated="2"/>
          <table:table-cell office:value-type="float" office:value="5.5949" calcext:value-type="float">
            <text:p>5,5949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333" calcext:value-type="float">
            <text:p>-11,9333</text:p>
          </table:table-cell>
        </table:table-row>
        <table:table-row table:style-name="ro1">
          <table:table-cell office:value-type="float" office:value="6.73" calcext:value-type="float">
            <text:p>6,73</text:p>
          </table:table-cell>
          <table:table-cell table:number-columns-repeated="2"/>
          <table:table-cell office:value-type="float" office:value="5.49502" calcext:value-type="float">
            <text:p>5,49502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367" calcext:value-type="float">
            <text:p>-12,0367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table:number-columns-repeated="2"/>
          <table:table-cell office:value-type="float" office:value="5.39431" calcext:value-type="float">
            <text:p>5,39431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324" calcext:value-type="float">
            <text:p>-12,1324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5.29284" calcext:value-type="float">
            <text:p>5,29284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205" calcext:value-type="float">
            <text:p>-12,2205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  <table:table-cell table:number-columns-repeated="2"/>
          <table:table-cell office:value-type="float" office:value="5.19066" calcext:value-type="float">
            <text:p>5,19066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007" calcext:value-type="float">
            <text:p>-12,3007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  <table:table-cell table:number-columns-repeated="2"/>
          <table:table-cell office:value-type="float" office:value="5.08784" calcext:value-type="float">
            <text:p>5,08784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732" calcext:value-type="float">
            <text:p>-12,3732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  <table:table-cell table:number-columns-repeated="2"/>
          <table:table-cell office:value-type="float" office:value="4.98446" calcext:value-type="float">
            <text:p>4,98446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378" calcext:value-type="float">
            <text:p>-12,4378</text:p>
          </table:table-cell>
        </table:table-row>
        <table:table-row table:style-name="ro1">
          <table:table-cell office:value-type="float" office:value="6.79" calcext:value-type="float">
            <text:p>6,79</text:p>
          </table:table-cell>
          <table:table-cell table:number-columns-repeated="2"/>
          <table:table-cell office:value-type="float" office:value="4.88057" calcext:value-type="float">
            <text:p>4,88057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945" calcext:value-type="float">
            <text:p>-12,494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.77624" calcext:value-type="float">
            <text:p>4,77624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432" calcext:value-type="float">
            <text:p>-12,5432</text:p>
          </table:table-cell>
        </table:table-row>
        <table:table-row table:style-name="ro1">
          <table:table-cell office:value-type="float" office:value="6.81" calcext:value-type="float">
            <text:p>6,81</text:p>
          </table:table-cell>
          <table:table-cell table:number-columns-repeated="2"/>
          <table:table-cell office:value-type="float" office:value="4.67154" calcext:value-type="float">
            <text:p>4,67154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84" calcext:value-type="float">
            <text:p>-12,584</text:p>
          </table:table-cell>
        </table:table-row>
        <table:table-row table:style-name="ro1">
          <table:table-cell office:value-type="float" office:value="6.82" calcext:value-type="float">
            <text:p>6,82</text:p>
          </table:table-cell>
          <table:table-cell table:number-columns-repeated="2"/>
          <table:table-cell office:value-type="float" office:value="4.56653" calcext:value-type="float">
            <text:p>4,56653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68" calcext:value-type="float">
            <text:p>-12,6168</text:p>
          </table:table-cell>
        </table:table-row>
        <table:table-row table:style-name="ro1">
          <table:table-cell office:value-type="float" office:value="6.83" calcext:value-type="float">
            <text:p>6,83</text:p>
          </table:table-cell>
          <table:table-cell table:number-columns-repeated="2"/>
          <table:table-cell office:value-type="float" office:value="4.46128" calcext:value-type="float">
            <text:p>4,46128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5" calcext:value-type="float">
            <text:p>190,9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16" calcext:value-type="float">
            <text:p>-12,6416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  <table:table-cell table:number-columns-repeated="2"/>
          <table:table-cell office:value-type="float" office:value="4.35586" calcext:value-type="float">
            <text:p>4,35586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83" calcext:value-type="float">
            <text:p>-12,6583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table:number-columns-repeated="2"/>
          <table:table-cell office:value-type="float" office:value="4.25033" calcext:value-type="float">
            <text:p>4,25033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1" calcext:value-type="float">
            <text:p>-12,6671</text:p>
          </table:table-cell>
        </table:table-row>
        <table:table-row table:style-name="ro1">
          <table:table-cell office:value-type="float" office:value="6.86" calcext:value-type="float">
            <text:p>6,86</text:p>
          </table:table-cell>
          <table:table-cell table:number-columns-repeated="2"/>
          <table:table-cell office:value-type="float" office:value="4.14476" calcext:value-type="float">
            <text:p>4,14476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7" calcext:value-type="float">
            <text:p>-12,6677</text:p>
          </table:table-cell>
        </table:table-row>
        <table:table-row table:style-name="ro1">
          <table:table-cell office:value-type="float" office:value="6.87" calcext:value-type="float">
            <text:p>6,87</text:p>
          </table:table-cell>
          <table:table-cell table:number-columns-repeated="2"/>
          <table:table-cell office:value-type="float" office:value="4.03922" calcext:value-type="float">
            <text:p>4,03922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03" calcext:value-type="float">
            <text:p>-12,6603</text:p>
          </table:table-cell>
        </table:table-row>
        <table:table-row table:style-name="ro1">
          <table:table-cell office:value-type="float" office:value="6.88" calcext:value-type="float">
            <text:p>6,88</text:p>
          </table:table-cell>
          <table:table-cell table:number-columns-repeated="2"/>
          <table:table-cell office:value-type="float" office:value="3.93378" calcext:value-type="float">
            <text:p>3,93378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49" calcext:value-type="float">
            <text:p>-12,6449</text:p>
          </table:table-cell>
        </table:table-row>
        <table:table-row table:style-name="ro1">
          <table:table-cell office:value-type="float" office:value="6.89" calcext:value-type="float">
            <text:p>6,89</text:p>
          </table:table-cell>
          <table:table-cell table:number-columns-repeated="2"/>
          <table:table-cell office:value-type="float" office:value="3.8285" calcext:value-type="float">
            <text:p>3,8285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15" calcext:value-type="float">
            <text:p>-12,621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3.72345" calcext:value-type="float">
            <text:p>3,72345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4" calcext:value-type="float">
            <text:p>191,0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" calcext:value-type="float">
            <text:p>-12,59</text:p>
          </table:table-cell>
        </table:table-row>
        <table:table-row table:style-name="ro1">
          <table:table-cell office:value-type="float" office:value="6.91" calcext:value-type="float">
            <text:p>6,91</text:p>
          </table:table-cell>
          <table:table-cell table:number-columns-repeated="2"/>
          <table:table-cell office:value-type="float" office:value="3.61869" calcext:value-type="float">
            <text:p>3,61869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505" calcext:value-type="float">
            <text:p>-12,5505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  <table:table-cell table:number-columns-repeated="2"/>
          <table:table-cell office:value-type="float" office:value="3.51429" calcext:value-type="float">
            <text:p>3,51429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031" calcext:value-type="float">
            <text:p>-12,5031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  <table:table-cell table:number-columns-repeated="2"/>
          <table:table-cell office:value-type="float" office:value="3.41032" calcext:value-type="float">
            <text:p>3,41032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477" calcext:value-type="float">
            <text:p>-12,4477</text:p>
          </table:table-cell>
        </table:table-row>
        <table:table-row table:style-name="ro1">
          <table:table-cell office:value-type="float" office:value="6.94" calcext:value-type="float">
            <text:p>6,94</text:p>
          </table:table-cell>
          <table:table-cell table:number-columns-repeated="2"/>
          <table:table-cell office:value-type="float" office:value="3.30685" calcext:value-type="float">
            <text:p>3,30685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844" calcext:value-type="float">
            <text:p>-12,3844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table:number-columns-repeated="2"/>
          <table:table-cell office:value-type="float" office:value="3.20394" calcext:value-type="float">
            <text:p>3,20394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133" calcext:value-type="float">
            <text:p>-12,3133</text:p>
          </table:table-cell>
        </table:table-row>
        <table:table-row table:style-name="ro1">
          <table:table-cell office:value-type="float" office:value="6.96" calcext:value-type="float">
            <text:p>6,96</text:p>
          </table:table-cell>
          <table:table-cell table:number-columns-repeated="2"/>
          <table:table-cell office:value-type="float" office:value="3.10165" calcext:value-type="float">
            <text:p>3,10165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343" calcext:value-type="float">
            <text:p>-12,2343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table:number-columns-repeated="2"/>
          <table:table-cell office:value-type="float" office:value="3.00005" calcext:value-type="float">
            <text:p>3,00005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476" calcext:value-type="float">
            <text:p>-12,1476</text:p>
          </table:table-cell>
        </table:table-row>
        <table:table-row table:style-name="ro1">
          <table:table-cell office:value-type="float" office:value="6.98" calcext:value-type="float">
            <text:p>6,98</text:p>
          </table:table-cell>
          <table:table-cell table:number-columns-repeated="2"/>
          <table:table-cell office:value-type="float" office:value="2.89921" calcext:value-type="float">
            <text:p>2,89921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531" calcext:value-type="float">
            <text:p>-12,0531</text:p>
          </table:table-cell>
        </table:table-row>
        <table:table-row table:style-name="ro1">
          <table:table-cell office:value-type="float" office:value="6.99" calcext:value-type="float">
            <text:p>6,99</text:p>
          </table:table-cell>
          <table:table-cell table:number-columns-repeated="2"/>
          <table:table-cell office:value-type="float" office:value="2.79919" calcext:value-type="float">
            <text:p>2,79919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51" calcext:value-type="float">
            <text:p>-11,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.70005" calcext:value-type="float">
            <text:p>2,70005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413" calcext:value-type="float">
            <text:p>-11,8413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  <table:table-cell table:number-columns-repeated="2"/>
          <table:table-cell office:value-type="float" office:value="2.60186" calcext:value-type="float">
            <text:p>2,60186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241" calcext:value-type="float">
            <text:p>-11,7241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  <table:table-cell table:number-columns-repeated="2"/>
          <table:table-cell office:value-type="float" office:value="2.50467" calcext:value-type="float">
            <text:p>2,50467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994" calcext:value-type="float">
            <text:p>-11,5994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table:number-columns-repeated="2"/>
          <table:table-cell office:value-type="float" office:value="2.40855" calcext:value-type="float">
            <text:p>2,40855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674" calcext:value-type="float">
            <text:p>-11,4674</text:p>
          </table:table-cell>
        </table:table-row>
        <table:table-row table:style-name="ro1">
          <table:table-cell office:value-type="float" office:value="7.04" calcext:value-type="float">
            <text:p>7,04</text:p>
          </table:table-cell>
          <table:table-cell table:number-columns-repeated="2"/>
          <table:table-cell office:value-type="float" office:value="2.31357" calcext:value-type="float">
            <text:p>2,31357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28" calcext:value-type="float">
            <text:p>-11,328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table:number-columns-repeated="2"/>
          <table:table-cell office:value-type="float" office:value="2.21977" calcext:value-type="float">
            <text:p>2,21977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815" calcext:value-type="float">
            <text:p>-11,1815</text:p>
          </table:table-cell>
        </table:table-row>
        <table:table-row table:style-name="ro1">
          <table:table-cell office:value-type="float" office:value="7.06" calcext:value-type="float">
            <text:p>7,06</text:p>
          </table:table-cell>
          <table:table-cell table:number-columns-repeated="2"/>
          <table:table-cell office:value-type="float" office:value="2.12723" calcext:value-type="float">
            <text:p>2,12723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279" calcext:value-type="float">
            <text:p>-11,0279</text:p>
          </table:table-cell>
        </table:table-row>
        <table:table-row table:style-name="ro1">
          <table:table-cell office:value-type="float" office:value="7.07" calcext:value-type="float">
            <text:p>7,07</text:p>
          </table:table-cell>
          <table:table-cell table:number-columns-repeated="2"/>
          <table:table-cell office:value-type="float" office:value="2.03599" calcext:value-type="float">
            <text:p>2,03599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673" calcext:value-type="float">
            <text:p>-10,8673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  <table:table-cell table:number-columns-repeated="2"/>
          <table:table-cell office:value-type="float" office:value="1.94613" calcext:value-type="float">
            <text:p>1,94613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998" calcext:value-type="float">
            <text:p>-10,6998</text:p>
          </table:table-cell>
        </table:table-row>
        <table:table-row table:style-name="ro1">
          <table:table-cell office:value-type="float" office:value="7.09" calcext:value-type="float">
            <text:p>7,09</text:p>
          </table:table-cell>
          <table:table-cell table:number-columns-repeated="2"/>
          <table:table-cell office:value-type="float" office:value="1.85768" calcext:value-type="float">
            <text:p>1,85768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254" calcext:value-type="float">
            <text:p>-10,525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1.77072" calcext:value-type="float">
            <text:p>1,77072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444" calcext:value-type="float">
            <text:p>-10,3444</text:p>
          </table:table-cell>
        </table:table-row>
        <table:table-row table:style-name="ro1">
          <table:table-cell office:value-type="float" office:value="7.11" calcext:value-type="float">
            <text:p>7,11</text:p>
          </table:table-cell>
          <table:table-cell table:number-columns-repeated="2"/>
          <table:table-cell office:value-type="float" office:value="1.68529" calcext:value-type="float">
            <text:p>1,68529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569" calcext:value-type="float">
            <text:p>-10,1569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1.60146" calcext:value-type="float">
            <text:p>1,60146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6282" calcext:value-type="float">
            <text:p>-9,96282</text:p>
          </table:table-cell>
        </table:table-row>
        <table:table-row table:style-name="ro1">
          <table:table-cell office:value-type="float" office:value="7.13" calcext:value-type="float">
            <text:p>7,13</text:p>
          </table:table-cell>
          <table:table-cell table:number-columns-repeated="2"/>
          <table:table-cell office:value-type="float" office:value="1.51926" calcext:value-type="float">
            <text:p>1,51926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6246" calcext:value-type="float">
            <text:p>-9,76246</text:p>
          </table:table-cell>
        </table:table-row>
        <table:table-row table:style-name="ro1">
          <table:table-cell office:value-type="float" office:value="7.14" calcext:value-type="float">
            <text:p>7,14</text:p>
          </table:table-cell>
          <table:table-cell table:number-columns-repeated="2"/>
          <table:table-cell office:value-type="float" office:value="1.43877" calcext:value-type="float">
            <text:p>1,43877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5591" calcext:value-type="float">
            <text:p>-9,55591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table:number-columns-repeated="2"/>
          <table:table-cell office:value-type="float" office:value="1.36002" calcext:value-type="float">
            <text:p>1,36002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4328" calcext:value-type="float">
            <text:p>-9,34328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table:number-columns-repeated="2"/>
          <table:table-cell office:value-type="float" office:value="1.28306" calcext:value-type="float">
            <text:p>1,28306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2472" calcext:value-type="float">
            <text:p>-9,12472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 table:number-columns-repeated="2"/>
          <table:table-cell office:value-type="float" office:value="1.20795" calcext:value-type="float">
            <text:p>1,20795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0036" calcext:value-type="float">
            <text:p>-8,90036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  <table:table-cell table:number-columns-repeated="2"/>
          <table:table-cell office:value-type="float" office:value="1.13474" calcext:value-type="float">
            <text:p>1,13474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7035" calcext:value-type="float">
            <text:p>-8,67035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  <table:table-cell table:number-columns-repeated="2"/>
          <table:table-cell office:value-type="float" office:value="1.06346" calcext:value-type="float">
            <text:p>1,06346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3483" calcext:value-type="float">
            <text:p>-8,4348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0.994173" calcext:value-type="float">
            <text:p>0,994173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9395" calcext:value-type="float">
            <text:p>-8,19395</text:p>
          </table:table-cell>
        </table:table-row>
        <table:table-row table:style-name="ro1">
          <table:table-cell office:value-type="float" office:value="7.21" calcext:value-type="float">
            <text:p>7,21</text:p>
          </table:table-cell>
          <table:table-cell table:number-columns-repeated="2"/>
          <table:table-cell office:value-type="float" office:value="0.926912" calcext:value-type="float">
            <text:p>0,926912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4787" calcext:value-type="float">
            <text:p>-7,94787</text:p>
          </table:table-cell>
        </table:table-row>
        <table:table-row table:style-name="ro1">
          <table:table-cell office:value-type="float" office:value="7.22" calcext:value-type="float">
            <text:p>7,22</text:p>
          </table:table-cell>
          <table:table-cell table:number-columns-repeated="2"/>
          <table:table-cell office:value-type="float" office:value="0.861723" calcext:value-type="float">
            <text:p>0,861723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9675" calcext:value-type="float">
            <text:p>-7,69675</text:p>
          </table:table-cell>
        </table:table-row>
        <table:table-row table:style-name="ro1">
          <table:table-cell office:value-type="float" office:value="7.23" calcext:value-type="float">
            <text:p>7,23</text:p>
          </table:table-cell>
          <table:table-cell table:number-columns-repeated="2"/>
          <table:table-cell office:value-type="float" office:value="0.798647" calcext:value-type="float">
            <text:p>0,79864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4073" calcext:value-type="float">
            <text:p>-7,44073</text:p>
          </table:table-cell>
        </table:table-row>
        <table:table-row table:style-name="ro1">
          <table:table-cell office:value-type="float" office:value="7.24" calcext:value-type="float">
            <text:p>7,24</text:p>
          </table:table-cell>
          <table:table-cell table:number-columns-repeated="2"/>
          <table:table-cell office:value-type="float" office:value="0.737724" calcext:value-type="float">
            <text:p>0,737724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7999" calcext:value-type="float">
            <text:p>-7,1799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678993" calcext:value-type="float">
            <text:p>0,678993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1468" calcext:value-type="float">
            <text:p>-6,91468</text:p>
          </table:table-cell>
        </table:table-row>
        <table:table-row table:style-name="ro1">
          <table:table-cell office:value-type="float" office:value="7.26" calcext:value-type="float">
            <text:p>7,26</text:p>
          </table:table-cell>
          <table:table-cell table:number-columns-repeated="2"/>
          <table:table-cell office:value-type="float" office:value="0.622491" calcext:value-type="float">
            <text:p>0,622491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4499" calcext:value-type="float">
            <text:p>-6,64499</text:p>
          </table:table-cell>
        </table:table-row>
        <table:table-row table:style-name="ro1">
          <table:table-cell office:value-type="float" office:value="7.27" calcext:value-type="float">
            <text:p>7,27</text:p>
          </table:table-cell>
          <table:table-cell table:number-columns-repeated="2"/>
          <table:table-cell office:value-type="float" office:value="0.568255" calcext:value-type="float">
            <text:p>0,568255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7107" calcext:value-type="float">
            <text:p>-6,37107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  <table:table-cell table:number-columns-repeated="2"/>
          <table:table-cell office:value-type="float" office:value="0.516318" calcext:value-type="float">
            <text:p>0,516318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9311" calcext:value-type="float">
            <text:p>-6,09311</text:p>
          </table:table-cell>
        </table:table-row>
        <table:table-row table:style-name="ro1">
          <table:table-cell office:value-type="float" office:value="7.29" calcext:value-type="float">
            <text:p>7,29</text:p>
          </table:table-cell>
          <table:table-cell table:number-columns-repeated="2"/>
          <table:table-cell office:value-type="float" office:value="0.466714" calcext:value-type="float">
            <text:p>0,46671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1128" calcext:value-type="float">
            <text:p>-5,81128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0.419474" calcext:value-type="float">
            <text:p>0,419474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2576" calcext:value-type="float">
            <text:p>-5,52576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table:number-columns-repeated="2"/>
          <table:table-cell office:value-type="float" office:value="0.374628" calcext:value-type="float">
            <text:p>0,37462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3672" calcext:value-type="float">
            <text:p>-5,23672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table:number-columns-repeated="2"/>
          <table:table-cell office:value-type="float" office:value="0.332204" calcext:value-type="float">
            <text:p>0,332204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4436" calcext:value-type="float">
            <text:p>-4,94436</text:p>
          </table:table-cell>
        </table:table-row>
        <table:table-row table:style-name="ro1">
          <table:table-cell office:value-type="float" office:value="7.33" calcext:value-type="float">
            <text:p>7,33</text:p>
          </table:table-cell>
          <table:table-cell table:number-columns-repeated="2"/>
          <table:table-cell office:value-type="float" office:value="0.29223" calcext:value-type="float">
            <text:p>0,29223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4886" calcext:value-type="float">
            <text:p>-4,64886</text:p>
          </table:table-cell>
        </table:table-row>
        <table:table-row table:style-name="ro1">
          <table:table-cell office:value-type="float" office:value="7.34" calcext:value-type="float">
            <text:p>7,34</text:p>
          </table:table-cell>
          <table:table-cell table:number-columns-repeated="2"/>
          <table:table-cell office:value-type="float" office:value="0.254731" calcext:value-type="float">
            <text:p>0,254731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5041" calcext:value-type="float">
            <text:p>-4,35041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table:number-columns-repeated="2"/>
          <table:table-cell office:value-type="float" office:value="0.219731" calcext:value-type="float">
            <text:p>0,21973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4919" calcext:value-type="float">
            <text:p>-4,04919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table:number-columns-repeated="2"/>
          <table:table-cell office:value-type="float" office:value="0.187252" calcext:value-type="float">
            <text:p>0,18725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4541" calcext:value-type="float">
            <text:p>-3,74541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table:number-columns-repeated="2"/>
          <table:table-cell office:value-type="float" office:value="0.157314" calcext:value-type="float">
            <text:p>0,157314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3924" calcext:value-type="float">
            <text:p>-3,43924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  <table:table-cell table:number-columns-repeated="2"/>
          <table:table-cell office:value-type="float" office:value="0.129937" calcext:value-type="float">
            <text:p>0,12993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3089" calcext:value-type="float">
            <text:p>-3,13089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table:number-columns-repeated="2"/>
          <table:table-cell office:value-type="float" office:value="0.105138" calcext:value-type="float">
            <text:p>0,10513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2055" calcext:value-type="float">
            <text:p>-2,8205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0.0829332" calcext:value-type="float">
            <text:p>0,0829332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0842" calcext:value-type="float">
            <text:p>-2,50842</text:p>
          </table:table-cell>
        </table:table-row>
        <table:table-row table:style-name="ro1">
          <table:table-cell office:value-type="float" office:value="7.41" calcext:value-type="float">
            <text:p>7,41</text:p>
          </table:table-cell>
          <table:table-cell table:number-columns-repeated="2"/>
          <table:table-cell office:value-type="float" office:value="0.0633358" calcext:value-type="float">
            <text:p>0,063335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9469" calcext:value-type="float">
            <text:p>-2,19469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table:number-columns-repeated="2"/>
          <table:table-cell office:value-type="float" office:value="0.0463588" calcext:value-type="float">
            <text:p>0,046358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7958" calcext:value-type="float">
            <text:p>-1,87958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table:number-columns-repeated="2"/>
          <table:table-cell office:value-type="float" office:value="0.0320129" calcext:value-type="float">
            <text:p>0,032012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6326" calcext:value-type="float">
            <text:p>-1,56326</text:p>
          </table:table-cell>
        </table:table-row>
        <table:table-row table:style-name="ro1">
          <table:table-cell office:value-type="float" office:value="7.44" calcext:value-type="float">
            <text:p>7,44</text:p>
          </table:table-cell>
          <table:table-cell table:number-columns-repeated="2"/>
          <table:table-cell office:value-type="float" office:value="0.0203072" calcext:value-type="float">
            <text:p>0,020307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4596" calcext:value-type="float">
            <text:p>-1,24596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table:number-columns-repeated="2"/>
          <table:table-cell office:value-type="float" office:value="0.0112492" calcext:value-type="float">
            <text:p>0,011249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27861" calcext:value-type="float">
            <text:p>-0,927861</text:p>
          </table:table-cell>
        </table:table-row>
        <table:table-row table:style-name="ro1">
          <table:table-cell office:value-type="float" office:value="7.46" calcext:value-type="float">
            <text:p>7,46</text:p>
          </table:table-cell>
          <table:table-cell table:number-columns-repeated="2"/>
          <table:table-cell office:value-type="float" office:value="0.00484452" calcext:value-type="float">
            <text:p>0,0048445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09175" calcext:value-type="float">
            <text:p>-0,609175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table:number-columns-repeated="2"/>
          <table:table-cell office:value-type="float" office:value="0.00109734" calcext:value-type="float">
            <text:p>0,00109734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90102" calcext:value-type="float">
            <text:p>-0,290102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table:number-columns-repeated="2"/>
          <table:table-cell table:style-name="ce1" office:value-type="float" office:value="0.0000100122" calcext:value-type="float">
            <text:p>1,00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291546" calcext:value-type="float">
            <text:p>0,0291546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table:number-columns-repeated="2"/>
          <table:table-cell office:value-type="float" office:value="0.00158322" calcext:value-type="float">
            <text:p>0,0015832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48393" calcext:value-type="float">
            <text:p>0,34839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0.00581597" calcext:value-type="float">
            <text:p>0,0058159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6741" calcext:value-type="float">
            <text:p>0,66741</text:p>
          </table:table-cell>
        </table:table-row>
        <table:table-row table:style-name="ro1">
          <table:table-cell office:value-type="float" office:value="7.51" calcext:value-type="float">
            <text:p>7,51</text:p>
          </table:table-cell>
          <table:table-cell table:number-columns-repeated="2"/>
          <table:table-cell office:value-type="float" office:value="0.0127056" calcext:value-type="float">
            <text:p>0,012705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86004" calcext:value-type="float">
            <text:p>0,986004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  <table:table-cell table:number-columns-repeated="2"/>
          <table:table-cell office:value-type="float" office:value="0.0222476" calcext:value-type="float">
            <text:p>0,022247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0397" calcext:value-type="float">
            <text:p>1,30397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  <table:table-cell table:number-columns-repeated="2"/>
          <table:table-cell office:value-type="float" office:value="0.0344361" calcext:value-type="float">
            <text:p>0,034436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2111" calcext:value-type="float">
            <text:p>1,62111</text:p>
          </table:table-cell>
        </table:table-row>
        <table:table-row table:style-name="ro1">
          <table:table-cell office:value-type="float" office:value="7.54" calcext:value-type="float">
            <text:p>7,54</text:p>
          </table:table-cell>
          <table:table-cell table:number-columns-repeated="2"/>
          <table:table-cell office:value-type="float" office:value="0.0492633" calcext:value-type="float">
            <text:p>0,049263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3722" calcext:value-type="float">
            <text:p>1,93722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table:number-columns-repeated="2"/>
          <table:table-cell office:value-type="float" office:value="0.0667197" calcext:value-type="float">
            <text:p>0,066719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521" calcext:value-type="float">
            <text:p>2,2521</text:p>
          </table:table-cell>
        </table:table-row>
        <table:table-row table:style-name="ro1">
          <table:table-cell office:value-type="float" office:value="7.56" calcext:value-type="float">
            <text:p>7,56</text:p>
          </table:table-cell>
          <table:table-cell table:number-columns-repeated="2"/>
          <table:table-cell office:value-type="float" office:value="0.0867943" calcext:value-type="float">
            <text:p>0,086794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6555" calcext:value-type="float">
            <text:p>2,56555</text:p>
          </table:table-cell>
        </table:table-row>
        <table:table-row table:style-name="ro1">
          <table:table-cell office:value-type="float" office:value="7.57" calcext:value-type="float">
            <text:p>7,57</text:p>
          </table:table-cell>
          <table:table-cell table:number-columns-repeated="2"/>
          <table:table-cell office:value-type="float" office:value="0.109474" calcext:value-type="float">
            <text:p>0,10947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7736" calcext:value-type="float">
            <text:p>2,87736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  <table:table-cell table:number-columns-repeated="2"/>
          <table:table-cell office:value-type="float" office:value="0.134745" calcext:value-type="float">
            <text:p>0,13474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8736" calcext:value-type="float">
            <text:p>3,18736</text:p>
          </table:table-cell>
        </table:table-row>
        <table:table-row table:style-name="ro1">
          <table:table-cell office:value-type="float" office:value="7.59" calcext:value-type="float">
            <text:p>7,59</text:p>
          </table:table-cell>
          <table:table-cell table:number-columns-repeated="2"/>
          <table:table-cell office:value-type="float" office:value="0.162591" calcext:value-type="float">
            <text:p>0,162591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9532" calcext:value-type="float">
            <text:p>3,49532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0.192995" calcext:value-type="float">
            <text:p>0,192995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0107" calcext:value-type="float">
            <text:p>3,80107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table:number-columns-repeated="2"/>
          <table:table-cell office:value-type="float" office:value="0.225936" calcext:value-type="float">
            <text:p>0,225936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044" calcext:value-type="float">
            <text:p>4,1044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  <table:table-cell table:number-columns-repeated="2"/>
          <table:table-cell office:value-type="float" office:value="0.261394" calcext:value-type="float">
            <text:p>0,261394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0513" calcext:value-type="float">
            <text:p>4,40513</text:p>
          </table:table-cell>
        </table:table-row>
        <table:table-row table:style-name="ro1">
          <table:table-cell office:value-type="float" office:value="7.63" calcext:value-type="float">
            <text:p>7,63</text:p>
          </table:table-cell>
          <table:table-cell table:number-columns-repeated="2"/>
          <table:table-cell office:value-type="float" office:value="0.299347" calcext:value-type="float">
            <text:p>0,299347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0305" calcext:value-type="float">
            <text:p>4,70305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table:number-columns-repeated="2"/>
          <table:table-cell office:value-type="float" office:value="0.33977" calcext:value-type="float">
            <text:p>0,3397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9799" calcext:value-type="float">
            <text:p>4,99799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table:number-columns-repeated="2"/>
          <table:table-cell office:value-type="float" office:value="0.382638" calcext:value-type="float">
            <text:p>0,38263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8976" calcext:value-type="float">
            <text:p>5,28976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  <table:table-cell table:number-columns-repeated="2"/>
          <table:table-cell office:value-type="float" office:value="0.427923" calcext:value-type="float">
            <text:p>0,42792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7817" calcext:value-type="float">
            <text:p>5,57817</text:p>
          </table:table-cell>
        </table:table-row>
        <table:table-row table:style-name="ro1">
          <table:table-cell office:value-type="float" office:value="7.67" calcext:value-type="float">
            <text:p>7,67</text:p>
          </table:table-cell>
          <table:table-cell table:number-columns-repeated="2"/>
          <table:table-cell office:value-type="float" office:value="0.475598" calcext:value-type="float">
            <text:p>0,475598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6303" calcext:value-type="float">
            <text:p>5,86303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  <table:table-cell table:number-columns-repeated="2"/>
          <table:table-cell office:value-type="float" office:value="0.52563" calcext:value-type="float">
            <text:p>0,52563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4417" calcext:value-type="float">
            <text:p>6,14417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  <table:table-cell table:number-columns-repeated="2"/>
          <table:table-cell office:value-type="float" office:value="0.577989" calcext:value-type="float">
            <text:p>0,577989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214" calcext:value-type="float">
            <text:p>6,421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0.632642" calcext:value-type="float">
            <text:p>0,632642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9456" calcext:value-type="float">
            <text:p>6,69456</text:p>
          </table:table-cell>
        </table:table-row>
        <table:table-row table:style-name="ro1">
          <table:table-cell office:value-type="float" office:value="7.71" calcext:value-type="float">
            <text:p>7,71</text:p>
          </table:table-cell>
          <table:table-cell table:number-columns-repeated="2"/>
          <table:table-cell office:value-type="float" office:value="0.689554" calcext:value-type="float">
            <text:p>0,689554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6347" calcext:value-type="float">
            <text:p>6,96347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  <table:table-cell table:number-columns-repeated="2"/>
          <table:table-cell office:value-type="float" office:value="0.748688" calcext:value-type="float">
            <text:p>0,748688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2795" calcext:value-type="float">
            <text:p>7,22795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  <table:table-cell table:number-columns-repeated="2"/>
          <table:table-cell office:value-type="float" office:value="0.810007" calcext:value-type="float">
            <text:p>0,81000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8784" calcext:value-type="float">
            <text:p>7,48784</text:p>
          </table:table-cell>
        </table:table-row>
        <table:table-row table:style-name="ro1">
          <table:table-cell office:value-type="float" office:value="7.74" calcext:value-type="float">
            <text:p>7,74</text:p>
          </table:table-cell>
          <table:table-cell table:number-columns-repeated="2"/>
          <table:table-cell office:value-type="float" office:value="0.873472" calcext:value-type="float">
            <text:p>0,873472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4298" calcext:value-type="float">
            <text:p>7,7429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939043" calcext:value-type="float">
            <text:p>0,939043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932" calcext:value-type="float">
            <text:p>7,9932</text:p>
          </table:table-cell>
        </table:table-row>
        <table:table-row table:style-name="ro1">
          <table:table-cell office:value-type="float" office:value="7.76" calcext:value-type="float">
            <text:p>7,76</text:p>
          </table:table-cell>
          <table:table-cell table:number-columns-repeated="2"/>
          <table:table-cell office:value-type="float" office:value="1.00668" calcext:value-type="float">
            <text:p>1,00668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3834" calcext:value-type="float">
            <text:p>8,23834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  <table:table-cell table:number-columns-repeated="2"/>
          <table:table-cell office:value-type="float" office:value="1.07633" calcext:value-type="float">
            <text:p>1,07633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7825" calcext:value-type="float">
            <text:p>8,47825</text:p>
          </table:table-cell>
        </table:table-row>
        <table:table-row table:style-name="ro1">
          <table:table-cell office:value-type="float" office:value="7.78" calcext:value-type="float">
            <text:p>7,78</text:p>
          </table:table-cell>
          <table:table-cell table:number-columns-repeated="2"/>
          <table:table-cell office:value-type="float" office:value="1.14797" calcext:value-type="float">
            <text:p>1,14797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1277" calcext:value-type="float">
            <text:p>8,71277</text:p>
          </table:table-cell>
        </table:table-row>
        <table:table-row table:style-name="ro1">
          <table:table-cell office:value-type="float" office:value="7.79" calcext:value-type="float">
            <text:p>7,79</text:p>
          </table:table-cell>
          <table:table-cell table:number-columns-repeated="2"/>
          <table:table-cell office:value-type="float" office:value="1.22153" calcext:value-type="float">
            <text:p>1,22153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4176" calcext:value-type="float">
            <text:p>8,9417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1.29698" calcext:value-type="float">
            <text:p>1,29698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6507" calcext:value-type="float">
            <text:p>9,16507</text:p>
          </table:table-cell>
        </table:table-row>
        <table:table-row table:style-name="ro1">
          <table:table-cell office:value-type="float" office:value="7.81" calcext:value-type="float">
            <text:p>7,81</text:p>
          </table:table-cell>
          <table:table-cell table:number-columns-repeated="2"/>
          <table:table-cell office:value-type="float" office:value="1.37427" calcext:value-type="float">
            <text:p>1,37427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8256" calcext:value-type="float">
            <text:p>9,38256</text:p>
          </table:table-cell>
        </table:table-row>
        <table:table-row table:style-name="ro1">
          <table:table-cell office:value-type="float" office:value="7.82" calcext:value-type="float">
            <text:p>7,82</text:p>
          </table:table-cell>
          <table:table-cell table:number-columns-repeated="2"/>
          <table:table-cell office:value-type="float" office:value="1.45334" calcext:value-type="float">
            <text:p>1,45334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9409" calcext:value-type="float">
            <text:p>9,59409</text:p>
          </table:table-cell>
        </table:table-row>
        <table:table-row table:style-name="ro1">
          <table:table-cell office:value-type="float" office:value="7.83" calcext:value-type="float">
            <text:p>7,83</text:p>
          </table:table-cell>
          <table:table-cell table:number-columns-repeated="2"/>
          <table:table-cell office:value-type="float" office:value="1.53415" calcext:value-type="float">
            <text:p>1,53415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9952" calcext:value-type="float">
            <text:p>9,79952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table:number-columns-repeated="2"/>
          <table:table-cell office:value-type="float" office:value="1.61665" calcext:value-type="float">
            <text:p>1,61665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9873" calcext:value-type="float">
            <text:p>9,99873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table:number-columns-repeated="2"/>
          <table:table-cell office:value-type="float" office:value="1.70078" calcext:value-type="float">
            <text:p>1,7007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916" calcext:value-type="float">
            <text:p>10,1916</text:p>
          </table:table-cell>
        </table:table-row>
        <table:table-row table:style-name="ro1">
          <table:table-cell office:value-type="float" office:value="7.86" calcext:value-type="float">
            <text:p>7,86</text:p>
          </table:table-cell>
          <table:table-cell table:number-columns-repeated="2"/>
          <table:table-cell office:value-type="float" office:value="1.78649" calcext:value-type="float">
            <text:p>1,7864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78" calcext:value-type="float">
            <text:p>10,378</text:p>
          </table:table-cell>
        </table:table-row>
        <table:table-row table:style-name="ro1">
          <table:table-cell office:value-type="float" office:value="7.87" calcext:value-type="float">
            <text:p>7,87</text:p>
          </table:table-cell>
          <table:table-cell table:number-columns-repeated="2"/>
          <table:table-cell office:value-type="float" office:value="1.87373" calcext:value-type="float">
            <text:p>1,87373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578" calcext:value-type="float">
            <text:p>10,5578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  <table:table-cell table:number-columns-repeated="2"/>
          <table:table-cell office:value-type="float" office:value="1.96243" calcext:value-type="float">
            <text:p>1,96243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309" calcext:value-type="float">
            <text:p>10,7309</text:p>
          </table:table-cell>
        </table:table-row>
        <table:table-row table:style-name="ro1">
          <table:table-cell office:value-type="float" office:value="7.89" calcext:value-type="float">
            <text:p>7,89</text:p>
          </table:table-cell>
          <table:table-cell table:number-columns-repeated="2"/>
          <table:table-cell office:value-type="float" office:value="2.05256" calcext:value-type="float">
            <text:p>2,05256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971" calcext:value-type="float">
            <text:p>10,8971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2.14403" calcext:value-type="float">
            <text:p>2,14403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565" calcext:value-type="float">
            <text:p>11,0565</text:p>
          </table:table-cell>
        </table:table-row>
        <table:table-row table:style-name="ro1">
          <table:table-cell office:value-type="float" office:value="7.91" calcext:value-type="float">
            <text:p>7,91</text:p>
          </table:table-cell>
          <table:table-cell table:number-columns-repeated="2"/>
          <table:table-cell office:value-type="float" office:value="2.23681" calcext:value-type="float">
            <text:p>2,23681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088" calcext:value-type="float">
            <text:p>11,2088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  <table:table-cell table:number-columns-repeated="2"/>
          <table:table-cell office:value-type="float" office:value="2.33083" calcext:value-type="float">
            <text:p>2,33083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54" calcext:value-type="float">
            <text:p>11,354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table:number-columns-repeated="2"/>
          <table:table-cell office:value-type="float" office:value="2.42602" calcext:value-type="float">
            <text:p>2,42602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92" calcext:value-type="float">
            <text:p>11,492</text:p>
          </table:table-cell>
        </table:table-row>
        <table:table-row table:style-name="ro1">
          <table:table-cell office:value-type="float" office:value="7.94" calcext:value-type="float">
            <text:p>7,94</text:p>
          </table:table-cell>
          <table:table-cell table:number-columns-repeated="2"/>
          <table:table-cell office:value-type="float" office:value="2.52234" calcext:value-type="float">
            <text:p>2,52234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227" calcext:value-type="float">
            <text:p>11,6227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table:number-columns-repeated="2"/>
          <table:table-cell office:value-type="float" office:value="2.61972" calcext:value-type="float">
            <text:p>2,61972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46" calcext:value-type="float">
            <text:p>11,746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table:number-columns-repeated="2"/>
          <table:table-cell office:value-type="float" office:value="2.71809" calcext:value-type="float">
            <text:p>2,71809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619" calcext:value-type="float">
            <text:p>11,8619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  <table:table-cell table:number-columns-repeated="2"/>
          <table:table-cell office:value-type="float" office:value="2.81739" calcext:value-type="float">
            <text:p>2,81739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702" calcext:value-type="float">
            <text:p>11,9702</text:p>
          </table:table-cell>
        </table:table-row>
        <table:table-row table:style-name="ro1">
          <table:table-cell office:value-type="float" office:value="7.98" calcext:value-type="float">
            <text:p>7,98</text:p>
          </table:table-cell>
          <table:table-cell table:number-columns-repeated="2"/>
          <table:table-cell office:value-type="float" office:value="2.91757" calcext:value-type="float">
            <text:p>2,91757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6" calcext:value-type="float">
            <text:p>191,0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709" calcext:value-type="float">
            <text:p>12,0709</text:p>
          </table:table-cell>
        </table:table-row>
        <table:table-row table:style-name="ro1">
          <table:table-cell office:value-type="float" office:value="7.99" calcext:value-type="float">
            <text:p>7,99</text:p>
          </table:table-cell>
          <table:table-cell table:number-columns-repeated="2"/>
          <table:table-cell office:value-type="float" office:value="3.01856" calcext:value-type="float">
            <text:p>3,01856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64" calcext:value-type="float">
            <text:p>12,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2028" calcext:value-type="float">
            <text:p>3,12028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493" calcext:value-type="float">
            <text:p>12,2493</text:p>
          </table:table-cell>
        </table:table-row>
        <table:table-row table:style-name="ro1">
          <table:table-cell office:value-type="float" office:value="8.01" calcext:value-type="float">
            <text:p>8,01</text:p>
          </table:table-cell>
          <table:table-cell table:number-columns-repeated="2"/>
          <table:table-cell office:value-type="float" office:value="3.22269" calcext:value-type="float">
            <text:p>3,22269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4" calcext:value-type="float">
            <text:p>191,0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269" calcext:value-type="float">
            <text:p>12,3269</text:p>
          </table:table-cell>
        </table:table-row>
        <table:table-row table:style-name="ro1">
          <table:table-cell office:value-type="float" office:value="8.02" calcext:value-type="float">
            <text:p>8,02</text:p>
          </table:table-cell>
          <table:table-cell table:number-columns-repeated="2"/>
          <table:table-cell office:value-type="float" office:value="3.32571" calcext:value-type="float">
            <text:p>3,32571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" calcext:value-type="float">
            <text:p>191,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966" calcext:value-type="float">
            <text:p>12,3966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table:number-columns-repeated="2"/>
          <table:table-cell office:value-type="float" office:value="3.42928" calcext:value-type="float">
            <text:p>3,42928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584" calcext:value-type="float">
            <text:p>12,4584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  <table:table-cell table:number-columns-repeated="2"/>
          <table:table-cell office:value-type="float" office:value="3.53333" calcext:value-type="float">
            <text:p>3,53333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124" calcext:value-type="float">
            <text:p>12,5124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table:number-columns-repeated="2"/>
          <table:table-cell office:value-type="float" office:value="3.63779" calcext:value-type="float">
            <text:p>3,63779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583" calcext:value-type="float">
            <text:p>12,5583</text:p>
          </table:table-cell>
        </table:table-row>
        <table:table-row table:style-name="ro1">
          <table:table-cell office:value-type="float" office:value="8.06" calcext:value-type="float">
            <text:p>8,06</text:p>
          </table:table-cell>
          <table:table-cell table:number-columns-repeated="2"/>
          <table:table-cell office:value-type="float" office:value="3.74261" calcext:value-type="float">
            <text:p>3,74261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63" calcext:value-type="float">
            <text:p>12,5963</text:p>
          </table:table-cell>
        </table:table-row>
        <table:table-row table:style-name="ro1">
          <table:table-cell office:value-type="float" office:value="8.07" calcext:value-type="float">
            <text:p>8,07</text:p>
          </table:table-cell>
          <table:table-cell table:number-columns-repeated="2"/>
          <table:table-cell office:value-type="float" office:value="3.84771" calcext:value-type="float">
            <text:p>3,84771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64" calcext:value-type="float">
            <text:p>12,6264</text:p>
          </table:table-cell>
        </table:table-row>
        <table:table-row table:style-name="ro1">
          <table:table-cell office:value-type="float" office:value="8.08" calcext:value-type="float">
            <text:p>8,08</text:p>
          </table:table-cell>
          <table:table-cell table:number-columns-repeated="2"/>
          <table:table-cell office:value-type="float" office:value="3.95303" calcext:value-type="float">
            <text:p>3,95303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83" calcext:value-type="float">
            <text:p>12,6483</text:p>
          </table:table-cell>
        </table:table-row>
        <table:table-row table:style-name="ro1">
          <table:table-cell office:value-type="float" office:value="8.09" calcext:value-type="float">
            <text:p>8,09</text:p>
          </table:table-cell>
          <table:table-cell table:number-columns-repeated="2"/>
          <table:table-cell office:value-type="float" office:value="4.05849" calcext:value-type="float">
            <text:p>4,05849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23" calcext:value-type="float">
            <text:p>12,6623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table:number-columns-repeated="2"/>
          <table:table-cell office:value-type="float" office:value="4.16404" calcext:value-type="float">
            <text:p>4,16404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2" calcext:value-type="float">
            <text:p>12,6682</text:p>
          </table:table-cell>
        </table:table-row>
        <table:table-row table:style-name="ro1">
          <table:table-cell office:value-type="float" office:value="8.11" calcext:value-type="float">
            <text:p>8,11</text:p>
          </table:table-cell>
          <table:table-cell table:number-columns-repeated="2"/>
          <table:table-cell office:value-type="float" office:value="4.26961" calcext:value-type="float">
            <text:p>4,26961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3" calcext:value-type="float">
            <text:p>190,9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61" calcext:value-type="float">
            <text:p>12,6661</text:p>
          </table:table-cell>
        </table:table-row>
        <table:table-row table:style-name="ro1">
          <table:table-cell office:value-type="float" office:value="8.12" calcext:value-type="float">
            <text:p>8,12</text:p>
          </table:table-cell>
          <table:table-cell table:number-columns-repeated="2"/>
          <table:table-cell office:value-type="float" office:value="4.37512" calcext:value-type="float">
            <text:p>4,37512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59" calcext:value-type="float">
            <text:p>12,6559</text:p>
          </table:table-cell>
        </table:table-row>
        <table:table-row table:style-name="ro1">
          <table:table-cell office:value-type="float" office:value="8.13" calcext:value-type="float">
            <text:p>8,13</text:p>
          </table:table-cell>
          <table:table-cell table:number-columns-repeated="2"/>
          <table:table-cell office:value-type="float" office:value="4.48052" calcext:value-type="float">
            <text:p>4,48052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77" calcext:value-type="float">
            <text:p>12,6377</text:p>
          </table:table-cell>
        </table:table-row>
        <table:table-row table:style-name="ro1">
          <table:table-cell office:value-type="float" office:value="8.14" calcext:value-type="float">
            <text:p>8,14</text:p>
          </table:table-cell>
          <table:table-cell table:number-columns-repeated="2"/>
          <table:table-cell office:value-type="float" office:value="4.58573" calcext:value-type="float">
            <text:p>4,58573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14" calcext:value-type="float">
            <text:p>12,6114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table:number-columns-repeated="2"/>
          <table:table-cell office:value-type="float" office:value="4.69069" calcext:value-type="float">
            <text:p>4,69069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72" calcext:value-type="float">
            <text:p>12,5772</text:p>
          </table:table-cell>
        </table:table-row>
        <table:table-row table:style-name="ro1">
          <table:table-cell office:value-type="float" office:value="8.16" calcext:value-type="float">
            <text:p>8,16</text:p>
          </table:table-cell>
          <table:table-cell table:number-columns-repeated="2"/>
          <table:table-cell office:value-type="float" office:value="4.79532" calcext:value-type="float">
            <text:p>4,79532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49" calcext:value-type="float">
            <text:p>12,5349</text:p>
          </table:table-cell>
        </table:table-row>
        <table:table-row table:style-name="ro1">
          <table:table-cell office:value-type="float" office:value="8.17" calcext:value-type="float">
            <text:p>8,17</text:p>
          </table:table-cell>
          <table:table-cell table:number-columns-repeated="2"/>
          <table:table-cell office:value-type="float" office:value="4.89958" calcext:value-type="float">
            <text:p>4,89958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847" calcext:value-type="float">
            <text:p>12,4847</text:p>
          </table:table-cell>
        </table:table-row>
        <table:table-row table:style-name="ro1">
          <table:table-cell office:value-type="float" office:value="8.18" calcext:value-type="float">
            <text:p>8,18</text:p>
          </table:table-cell>
          <table:table-cell table:number-columns-repeated="2"/>
          <table:table-cell office:value-type="float" office:value="5.00338" calcext:value-type="float">
            <text:p>5,00338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266" calcext:value-type="float">
            <text:p>12,4266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table:number-columns-repeated="2"/>
          <table:table-cell office:value-type="float" office:value="5.10667" calcext:value-type="float">
            <text:p>5,10667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605" calcext:value-type="float">
            <text:p>12,360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2"/>
          <table:table-cell office:value-type="float" office:value="5.20937" calcext:value-type="float">
            <text:p>5,20937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867" calcext:value-type="float">
            <text:p>12,2867</text:p>
          </table:table-cell>
        </table:table-row>
        <table:table-row table:style-name="ro1">
          <table:table-cell office:value-type="float" office:value="8.21" calcext:value-type="float">
            <text:p>8,21</text:p>
          </table:table-cell>
          <table:table-cell table:number-columns-repeated="2"/>
          <table:table-cell office:value-type="float" office:value="5.31142" calcext:value-type="float">
            <text:p>5,31142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2" calcext:value-type="float">
            <text:p>190,9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05" calcext:value-type="float">
            <text:p>12,205</text:p>
          </table:table-cell>
        </table:table-row>
        <table:table-row table:style-name="ro1">
          <table:table-cell office:value-type="float" office:value="8.22" calcext:value-type="float">
            <text:p>8,22</text:p>
          </table:table-cell>
          <table:table-cell table:number-columns-repeated="2"/>
          <table:table-cell office:value-type="float" office:value="5.41276" calcext:value-type="float">
            <text:p>5,41276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155" calcext:value-type="float">
            <text:p>12,1155</text:p>
          </table:table-cell>
        </table:table-row>
        <table:table-row table:style-name="ro1">
          <table:table-cell office:value-type="float" office:value="8.23" calcext:value-type="float">
            <text:p>8,23</text:p>
          </table:table-cell>
          <table:table-cell table:number-columns-repeated="2"/>
          <table:table-cell office:value-type="float" office:value="5.51333" calcext:value-type="float">
            <text:p>5,51333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184" calcext:value-type="float">
            <text:p>12,0184</text:p>
          </table:table-cell>
        </table:table-row>
        <table:table-row table:style-name="ro1">
          <table:table-cell office:value-type="float" office:value="8.24" calcext:value-type="float">
            <text:p>8,24</text:p>
          </table:table-cell>
          <table:table-cell table:number-columns-repeated="2"/>
          <table:table-cell office:value-type="float" office:value="5.61305" calcext:value-type="float">
            <text:p>5,61305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136" calcext:value-type="float">
            <text:p>11,913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5.71187" calcext:value-type="float">
            <text:p>5,71187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013" calcext:value-type="float">
            <text:p>11,8013</text:p>
          </table:table-cell>
        </table:table-row>
        <table:table-row table:style-name="ro1">
          <table:table-cell office:value-type="float" office:value="8.26" calcext:value-type="float">
            <text:p>8,26</text:p>
          </table:table-cell>
          <table:table-cell table:number-columns-repeated="2"/>
          <table:table-cell office:value-type="float" office:value="5.80972" calcext:value-type="float">
            <text:p>5,80972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815" calcext:value-type="float">
            <text:p>11,6815</text:p>
          </table:table-cell>
        </table:table-row>
        <table:table-row table:style-name="ro1">
          <table:table-cell office:value-type="float" office:value="8.27" calcext:value-type="float">
            <text:p>8,27</text:p>
          </table:table-cell>
          <table:table-cell table:number-columns-repeated="2"/>
          <table:table-cell office:value-type="float" office:value="5.90654" calcext:value-type="float">
            <text:p>5,90654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542" calcext:value-type="float">
            <text:p>11,5542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  <table:table-cell table:number-columns-repeated="2"/>
          <table:table-cell office:value-type="float" office:value="6.00227" calcext:value-type="float">
            <text:p>6,00227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196" calcext:value-type="float">
            <text:p>11,4196</text:p>
          </table:table-cell>
        </table:table-row>
        <table:table-row table:style-name="ro1">
          <table:table-cell office:value-type="float" office:value="8.29" calcext:value-type="float">
            <text:p>8,29</text:p>
          </table:table-cell>
          <table:table-cell table:number-columns-repeated="2"/>
          <table:table-cell office:value-type="float" office:value="6.09684" calcext:value-type="float">
            <text:p>6,09684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778" calcext:value-type="float">
            <text:p>11,2778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table:number-columns-repeated="2"/>
          <table:table-cell office:value-type="float" office:value="6.19021" calcext:value-type="float">
            <text:p>6,19021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288" calcext:value-type="float">
            <text:p>11,1288</text:p>
          </table:table-cell>
        </table:table-row>
        <table:table-row table:style-name="ro1">
          <table:table-cell office:value-type="float" office:value="8.31" calcext:value-type="float">
            <text:p>8,31</text:p>
          </table:table-cell>
          <table:table-cell table:number-columns-repeated="2"/>
          <table:table-cell office:value-type="float" office:value="6.2823" calcext:value-type="float">
            <text:p>6,2823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727" calcext:value-type="float">
            <text:p>10,9727</text:p>
          </table:table-cell>
        </table:table-row>
        <table:table-row table:style-name="ro1">
          <table:table-cell office:value-type="float" office:value="8.32" calcext:value-type="float">
            <text:p>8,32</text:p>
          </table:table-cell>
          <table:table-cell table:number-columns-repeated="2"/>
          <table:table-cell office:value-type="float" office:value="6.37307" calcext:value-type="float">
            <text:p>6,37307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097" calcext:value-type="float">
            <text:p>10,8097</text:p>
          </table:table-cell>
        </table:table-row>
        <table:table-row table:style-name="ro1">
          <table:table-cell office:value-type="float" office:value="8.33" calcext:value-type="float">
            <text:p>8,33</text:p>
          </table:table-cell>
          <table:table-cell table:number-columns-repeated="2"/>
          <table:table-cell office:value-type="float" office:value="6.46245" calcext:value-type="float">
            <text:p>6,46245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398" calcext:value-type="float">
            <text:p>10,6398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table:number-columns-repeated="2"/>
          <table:table-cell office:value-type="float" office:value="6.55038" calcext:value-type="float">
            <text:p>6,55038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631" calcext:value-type="float">
            <text:p>10,4631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table:number-columns-repeated="2"/>
          <table:table-cell office:value-type="float" office:value="6.63681" calcext:value-type="float">
            <text:p>6,63681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798" calcext:value-type="float">
            <text:p>10,2798</text:p>
          </table:table-cell>
        </table:table-row>
        <table:table-row table:style-name="ro1">
          <table:table-cell office:value-type="float" office:value="8.36" calcext:value-type="float">
            <text:p>8,36</text:p>
          </table:table-cell>
          <table:table-cell table:number-columns-repeated="2"/>
          <table:table-cell office:value-type="float" office:value="6.72169" calcext:value-type="float">
            <text:p>6,72169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899" calcext:value-type="float">
            <text:p>10,0899</text:p>
          </table:table-cell>
        </table:table-row>
        <table:table-row table:style-name="ro1">
          <table:table-cell office:value-type="float" office:value="8.37" calcext:value-type="float">
            <text:p>8,37</text:p>
          </table:table-cell>
          <table:table-cell table:number-columns-repeated="2"/>
          <table:table-cell office:value-type="float" office:value="6.80496" calcext:value-type="float">
            <text:p>6,80496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937" calcext:value-type="float">
            <text:p>9,8937</text:p>
          </table:table-cell>
        </table:table-row>
        <table:table-row table:style-name="ro1">
          <table:table-cell office:value-type="float" office:value="8.38" calcext:value-type="float">
            <text:p>8,38</text:p>
          </table:table-cell>
          <table:table-cell table:number-columns-repeated="2"/>
          <table:table-cell office:value-type="float" office:value="6.88657" calcext:value-type="float">
            <text:p>6,88657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9117" calcext:value-type="float">
            <text:p>9,69117</text:p>
          </table:table-cell>
        </table:table-row>
        <table:table-row table:style-name="ro1">
          <table:table-cell office:value-type="float" office:value="8.39" calcext:value-type="float">
            <text:p>8,39</text:p>
          </table:table-cell>
          <table:table-cell table:number-columns-repeated="2"/>
          <table:table-cell office:value-type="float" office:value="6.96646" calcext:value-type="float">
            <text:p>6,96646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8248" calcext:value-type="float">
            <text:p>9,48248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.04459" calcext:value-type="float">
            <text:p>7,04459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6777" calcext:value-type="float">
            <text:p>9,26777</text:p>
          </table:table-cell>
        </table:table-row>
        <table:table-row table:style-name="ro1">
          <table:table-cell office:value-type="float" office:value="8.41" calcext:value-type="float">
            <text:p>8,41</text:p>
          </table:table-cell>
          <table:table-cell table:number-columns-repeated="2"/>
          <table:table-cell office:value-type="float" office:value="7.12091" calcext:value-type="float">
            <text:p>7,12091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4717" calcext:value-type="float">
            <text:p>9,04717</text:p>
          </table:table-cell>
        </table:table-row>
        <table:table-row table:style-name="ro1">
          <table:table-cell office:value-type="float" office:value="8.42" calcext:value-type="float">
            <text:p>8,42</text:p>
          </table:table-cell>
          <table:table-cell table:number-columns-repeated="2"/>
          <table:table-cell office:value-type="float" office:value="7.19536" calcext:value-type="float">
            <text:p>7,19536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2082" calcext:value-type="float">
            <text:p>8,82082</text:p>
          </table:table-cell>
        </table:table-row>
        <table:table-row table:style-name="ro1">
          <table:table-cell office:value-type="float" office:value="8.43" calcext:value-type="float">
            <text:p>8,43</text:p>
          </table:table-cell>
          <table:table-cell table:number-columns-repeated="2"/>
          <table:table-cell office:value-type="float" office:value="7.26791" calcext:value-type="float">
            <text:p>7,26791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8888" calcext:value-type="float">
            <text:p>8,58888</text:p>
          </table:table-cell>
        </table:table-row>
        <table:table-row table:style-name="ro1">
          <table:table-cell office:value-type="float" office:value="8.44" calcext:value-type="float">
            <text:p>8,44</text:p>
          </table:table-cell>
          <table:table-cell table:number-columns-repeated="2"/>
          <table:table-cell office:value-type="float" office:value="7.3385" calcext:value-type="float">
            <text:p>7,338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5147" calcext:value-type="float">
            <text:p>8,35147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table:number-columns-repeated="2"/>
          <table:table-cell office:value-type="float" office:value="7.40708" calcext:value-type="float">
            <text:p>7,40708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0877" calcext:value-type="float">
            <text:p>8,10877</text:p>
          </table:table-cell>
        </table:table-row>
        <table:table-row table:style-name="ro1">
          <table:table-cell office:value-type="float" office:value="8.46" calcext:value-type="float">
            <text:p>8,46</text:p>
          </table:table-cell>
          <table:table-cell table:number-columns-repeated="2"/>
          <table:table-cell office:value-type="float" office:value="7.47363" calcext:value-type="float">
            <text:p>7,47363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6091" calcext:value-type="float">
            <text:p>7,86091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  <table:table-cell table:number-columns-repeated="2"/>
          <table:table-cell office:value-type="float" office:value="7.53808" calcext:value-type="float">
            <text:p>7,53808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0806" calcext:value-type="float">
            <text:p>7,60806</text:p>
          </table:table-cell>
        </table:table-row>
        <table:table-row table:style-name="ro1">
          <table:table-cell office:value-type="float" office:value="8.48" calcext:value-type="float">
            <text:p>8,48</text:p>
          </table:table-cell>
          <table:table-cell table:number-columns-repeated="2"/>
          <table:table-cell office:value-type="float" office:value="7.60041" calcext:value-type="float">
            <text:p>7,60041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5038" calcext:value-type="float">
            <text:p>7,35038</text:p>
          </table:table-cell>
        </table:table-row>
        <table:table-row table:style-name="ro1">
          <table:table-cell office:value-type="float" office:value="8.49" calcext:value-type="float">
            <text:p>8,49</text:p>
          </table:table-cell>
          <table:table-cell table:number-columns-repeated="2"/>
          <table:table-cell office:value-type="float" office:value="7.66058" calcext:value-type="float">
            <text:p>7,66058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8802" calcext:value-type="float">
            <text:p>7,0880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.71854" calcext:value-type="float">
            <text:p>7,71854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2117" calcext:value-type="float">
            <text:p>6,82117</text:p>
          </table:table-cell>
        </table:table-row>
        <table:table-row table:style-name="ro1">
          <table:table-cell office:value-type="float" office:value="8.51" calcext:value-type="float">
            <text:p>8,51</text:p>
          </table:table-cell>
          <table:table-cell table:number-columns-repeated="2"/>
          <table:table-cell office:value-type="float" office:value="7.77425" calcext:value-type="float">
            <text:p>7,77425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4999" calcext:value-type="float">
            <text:p>6,54999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  <table:table-cell table:number-columns-repeated="2"/>
          <table:table-cell office:value-type="float" office:value="7.82769" calcext:value-type="float">
            <text:p>7,82769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7464" calcext:value-type="float">
            <text:p>6,27464</text:p>
          </table:table-cell>
        </table:table-row>
        <table:table-row table:style-name="ro1">
          <table:table-cell office:value-type="float" office:value="8.53" calcext:value-type="float">
            <text:p>8,53</text:p>
          </table:table-cell>
          <table:table-cell table:number-columns-repeated="2"/>
          <table:table-cell office:value-type="float" office:value="7.87882" calcext:value-type="float">
            <text:p>7,87882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9531" calcext:value-type="float">
            <text:p>5,99531</text:p>
          </table:table-cell>
        </table:table-row>
        <table:table-row table:style-name="ro1">
          <table:table-cell office:value-type="float" office:value="8.54" calcext:value-type="float">
            <text:p>8,54</text:p>
          </table:table-cell>
          <table:table-cell table:number-columns-repeated="2"/>
          <table:table-cell office:value-type="float" office:value="7.9276" calcext:value-type="float">
            <text:p>7,9276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1217" calcext:value-type="float">
            <text:p>5,71217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table:number-columns-repeated="2"/>
          <table:table-cell office:value-type="float" office:value="7.97401" calcext:value-type="float">
            <text:p>7,9740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254" calcext:value-type="float">
            <text:p>5,4254</text:p>
          </table:table-cell>
        </table:table-row>
        <table:table-row table:style-name="ro1">
          <table:table-cell office:value-type="float" office:value="8.56" calcext:value-type="float">
            <text:p>8,56</text:p>
          </table:table-cell>
          <table:table-cell table:number-columns-repeated="2"/>
          <table:table-cell office:value-type="float" office:value="8.01802" calcext:value-type="float">
            <text:p>8,01802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3519" calcext:value-type="float">
            <text:p>5,13519</text:p>
          </table:table-cell>
        </table:table-row>
        <table:table-row table:style-name="ro1">
          <table:table-cell office:value-type="float" office:value="8.57" calcext:value-type="float">
            <text:p>8,57</text:p>
          </table:table-cell>
          <table:table-cell table:number-columns-repeated="2"/>
          <table:table-cell office:value-type="float" office:value="8.05959" calcext:value-type="float">
            <text:p>8,05959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4171" calcext:value-type="float">
            <text:p>4,84171</text:p>
          </table:table-cell>
        </table:table-row>
        <table:table-row table:style-name="ro1">
          <table:table-cell office:value-type="float" office:value="8.58" calcext:value-type="float">
            <text:p>8,58</text:p>
          </table:table-cell>
          <table:table-cell table:number-columns-repeated="2"/>
          <table:table-cell office:value-type="float" office:value="8.0987" calcext:value-type="float">
            <text:p>8,0987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4516" calcext:value-type="float">
            <text:p>4,54516</text:p>
          </table:table-cell>
        </table:table-row>
        <table:table-row table:style-name="ro1">
          <table:table-cell office:value-type="float" office:value="8.59" calcext:value-type="float">
            <text:p>8,59</text:p>
          </table:table-cell>
          <table:table-cell table:number-columns-repeated="2"/>
          <table:table-cell office:value-type="float" office:value="8.13533" calcext:value-type="float">
            <text:p>8,13533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4572" calcext:value-type="float">
            <text:p>4,24572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.16946" calcext:value-type="float">
            <text:p>8,16946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4359" calcext:value-type="float">
            <text:p>3,94359</text:p>
          </table:table-cell>
        </table:table-row>
        <table:table-row table:style-name="ro1">
          <table:table-cell office:value-type="float" office:value="8.61" calcext:value-type="float">
            <text:p>8,61</text:p>
          </table:table-cell>
          <table:table-cell table:number-columns-repeated="2"/>
          <table:table-cell office:value-type="float" office:value="8.20105" calcext:value-type="float">
            <text:p>8,20105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3895" calcext:value-type="float">
            <text:p>3,63895</text:p>
          </table:table-cell>
        </table:table-row>
        <table:table-row table:style-name="ro1">
          <table:table-cell office:value-type="float" office:value="8.62" calcext:value-type="float">
            <text:p>8,62</text:p>
          </table:table-cell>
          <table:table-cell table:number-columns-repeated="2"/>
          <table:table-cell office:value-type="float" office:value="8.2301" calcext:value-type="float">
            <text:p>8,2301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32" calcext:value-type="float">
            <text:p>3,332</text:p>
          </table:table-cell>
        </table:table-row>
        <table:table-row table:style-name="ro1">
          <table:table-cell office:value-type="float" office:value="8.63" calcext:value-type="float">
            <text:p>8,63</text:p>
          </table:table-cell>
          <table:table-cell table:number-columns-repeated="2"/>
          <table:table-cell office:value-type="float" office:value="8.25658" calcext:value-type="float">
            <text:p>8,2565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2294" calcext:value-type="float">
            <text:p>3,02294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  <table:table-cell table:number-columns-repeated="2"/>
          <table:table-cell office:value-type="float" office:value="8.28048" calcext:value-type="float">
            <text:p>8,2804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1195" calcext:value-type="float">
            <text:p>2,71195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table:number-columns-repeated="2"/>
          <table:table-cell office:value-type="float" office:value="8.30177" calcext:value-type="float">
            <text:p>8,30177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9924" calcext:value-type="float">
            <text:p>2,39924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table:number-columns-repeated="2"/>
          <table:table-cell office:value-type="float" office:value="8.32046" calcext:value-type="float">
            <text:p>8,3204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8501" calcext:value-type="float">
            <text:p>2,08501</text:p>
          </table:table-cell>
        </table:table-row>
        <table:table-row table:style-name="ro1">
          <table:table-cell office:value-type="float" office:value="8.67" calcext:value-type="float">
            <text:p>8,67</text:p>
          </table:table-cell>
          <table:table-cell table:number-columns-repeated="2"/>
          <table:table-cell office:value-type="float" office:value="8.33652" calcext:value-type="float">
            <text:p>8,3365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6945" calcext:value-type="float">
            <text:p>1,76945</text:p>
          </table:table-cell>
        </table:table-row>
        <table:table-row table:style-name="ro1">
          <table:table-cell office:value-type="float" office:value="8.68" calcext:value-type="float">
            <text:p>8,68</text:p>
          </table:table-cell>
          <table:table-cell table:number-columns-repeated="2"/>
          <table:table-cell office:value-type="float" office:value="8.34995" calcext:value-type="float">
            <text:p>8,3499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5277" calcext:value-type="float">
            <text:p>1,45277</text:p>
          </table:table-cell>
        </table:table-row>
        <table:table-row table:style-name="ro1">
          <table:table-cell office:value-type="float" office:value="8.69" calcext:value-type="float">
            <text:p>8,69</text:p>
          </table:table-cell>
          <table:table-cell table:number-columns-repeated="2"/>
          <table:table-cell office:value-type="float" office:value="8.36073" calcext:value-type="float">
            <text:p>8,3607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3516" calcext:value-type="float">
            <text:p>1,1351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8.36886" calcext:value-type="float">
            <text:p>8,3688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16839" calcext:value-type="float">
            <text:p>0,816839</text:p>
          </table:table-cell>
        </table:table-row>
        <table:table-row table:style-name="ro1">
          <table:table-cell office:value-type="float" office:value="8.71" calcext:value-type="float">
            <text:p>8,71</text:p>
          </table:table-cell>
          <table:table-cell table:number-columns-repeated="2"/>
          <table:table-cell office:value-type="float" office:value="8.37434" calcext:value-type="float">
            <text:p>8,3743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97996" calcext:value-type="float">
            <text:p>0,497996</text:p>
          </table:table-cell>
        </table:table-row>
        <table:table-row table:style-name="ro1">
          <table:table-cell office:value-type="float" office:value="8.72" calcext:value-type="float">
            <text:p>8,72</text:p>
          </table:table-cell>
          <table:table-cell table:number-columns-repeated="2"/>
          <table:table-cell office:value-type="float" office:value="8.37716" calcext:value-type="float">
            <text:p>8,3771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78836" calcext:value-type="float">
            <text:p>0,178836</text:p>
          </table:table-cell>
        </table:table-row>
        <table:table-row table:style-name="ro1">
          <table:table-cell office:value-type="float" office:value="8.73" calcext:value-type="float">
            <text:p>8,73</text:p>
          </table:table-cell>
          <table:table-cell table:number-columns-repeated="2"/>
          <table:table-cell office:value-type="float" office:value="8.37732" calcext:value-type="float">
            <text:p>8,3773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40438" calcext:value-type="float">
            <text:p>-0,140438</text:p>
          </table:table-cell>
        </table:table-row>
        <table:table-row table:style-name="ro1">
          <table:table-cell office:value-type="float" office:value="8.74" calcext:value-type="float">
            <text:p>8,74</text:p>
          </table:table-cell>
          <table:table-cell table:number-columns-repeated="2"/>
          <table:table-cell office:value-type="float" office:value="8.37482" calcext:value-type="float">
            <text:p>8,3748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59622" calcext:value-type="float">
            <text:p>-0,459622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8.36966" calcext:value-type="float">
            <text:p>8,3696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78515" calcext:value-type="float">
            <text:p>-0,778515</text:p>
          </table:table-cell>
        </table:table-row>
        <table:table-row table:style-name="ro1">
          <table:table-cell office:value-type="float" office:value="8.76" calcext:value-type="float">
            <text:p>8,76</text:p>
          </table:table-cell>
          <table:table-cell table:number-columns-repeated="2"/>
          <table:table-cell office:value-type="float" office:value="8.36185" calcext:value-type="float">
            <text:p>8,3618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9691" calcext:value-type="float">
            <text:p>-1,09691</text:p>
          </table:table-cell>
        </table:table-row>
        <table:table-row table:style-name="ro1">
          <table:table-cell office:value-type="float" office:value="8.77" calcext:value-type="float">
            <text:p>8,77</text:p>
          </table:table-cell>
          <table:table-cell table:number-columns-repeated="2"/>
          <table:table-cell office:value-type="float" office:value="8.35138" calcext:value-type="float">
            <text:p>8,3513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1461" calcext:value-type="float">
            <text:p>-1,41461</text:p>
          </table:table-cell>
        </table:table-row>
        <table:table-row table:style-name="ro1">
          <table:table-cell office:value-type="float" office:value="8.78" calcext:value-type="float">
            <text:p>8,78</text:p>
          </table:table-cell>
          <table:table-cell table:number-columns-repeated="2"/>
          <table:table-cell office:value-type="float" office:value="8.33828" calcext:value-type="float">
            <text:p>8,3382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3142" calcext:value-type="float">
            <text:p>-1,73142</text:p>
          </table:table-cell>
        </table:table-row>
        <table:table-row table:style-name="ro1">
          <table:table-cell office:value-type="float" office:value="8.79" calcext:value-type="float">
            <text:p>8,79</text:p>
          </table:table-cell>
          <table:table-cell table:number-columns-repeated="2"/>
          <table:table-cell office:value-type="float" office:value="8.32253" calcext:value-type="float">
            <text:p>8,32253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4712" calcext:value-type="float">
            <text:p>-2,04712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8.30416" calcext:value-type="float">
            <text:p>8,3041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6152" calcext:value-type="float">
            <text:p>-2,36152</text:p>
          </table:table-cell>
        </table:table-row>
        <table:table-row table:style-name="ro1">
          <table:table-cell office:value-type="float" office:value="8.81" calcext:value-type="float">
            <text:p>8,81</text:p>
          </table:table-cell>
          <table:table-cell table:number-columns-repeated="2"/>
          <table:table-cell office:value-type="float" office:value="8.28318" calcext:value-type="float">
            <text:p>8,2831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7443" calcext:value-type="float">
            <text:p>-2,67443</text:p>
          </table:table-cell>
        </table:table-row>
        <table:table-row table:style-name="ro1">
          <table:table-cell office:value-type="float" office:value="8.82" calcext:value-type="float">
            <text:p>8,82</text:p>
          </table:table-cell>
          <table:table-cell table:number-columns-repeated="2"/>
          <table:table-cell office:value-type="float" office:value="8.25959" calcext:value-type="float">
            <text:p>8,2595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8563" calcext:value-type="float">
            <text:p>-2,98563</text:p>
          </table:table-cell>
        </table:table-row>
        <table:table-row table:style-name="ro1">
          <table:table-cell office:value-type="float" office:value="8.83" calcext:value-type="float">
            <text:p>8,83</text:p>
          </table:table-cell>
          <table:table-cell table:number-columns-repeated="2"/>
          <table:table-cell office:value-type="float" office:value="8.23342" calcext:value-type="float">
            <text:p>8,2334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9494" calcext:value-type="float">
            <text:p>-3,29494</text:p>
          </table:table-cell>
        </table:table-row>
        <table:table-row table:style-name="ro1">
          <table:table-cell office:value-type="float" office:value="8.84" calcext:value-type="float">
            <text:p>8,84</text:p>
          </table:table-cell>
          <table:table-cell table:number-columns-repeated="2"/>
          <table:table-cell office:value-type="float" office:value="8.20468" calcext:value-type="float">
            <text:p>8,20468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0215" calcext:value-type="float">
            <text:p>-3,60215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table:number-columns-repeated="2"/>
          <table:table-cell office:value-type="float" office:value="8.17339" calcext:value-type="float">
            <text:p>8,17339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0708" calcext:value-type="float">
            <text:p>-3,90708</text:p>
          </table:table-cell>
        </table:table-row>
        <table:table-row table:style-name="ro1">
          <table:table-cell office:value-type="float" office:value="8.86" calcext:value-type="float">
            <text:p>8,86</text:p>
          </table:table-cell>
          <table:table-cell table:number-columns-repeated="2"/>
          <table:table-cell office:value-type="float" office:value="8.13957" calcext:value-type="float">
            <text:p>8,13957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0953" calcext:value-type="float">
            <text:p>-4,20953</text:p>
          </table:table-cell>
        </table:table-row>
        <table:table-row table:style-name="ro1">
          <table:table-cell office:value-type="float" office:value="8.87" calcext:value-type="float">
            <text:p>8,87</text:p>
          </table:table-cell>
          <table:table-cell table:number-columns-repeated="2"/>
          <table:table-cell office:value-type="float" office:value="8.10324" calcext:value-type="float">
            <text:p>8,10324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093" calcext:value-type="float">
            <text:p>-4,5093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table:number-columns-repeated="2"/>
          <table:table-cell office:value-type="float" office:value="8.06442" calcext:value-type="float">
            <text:p>8,06442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062" calcext:value-type="float">
            <text:p>-4,8062</text:p>
          </table:table-cell>
        </table:table-row>
        <table:table-row table:style-name="ro1">
          <table:table-cell office:value-type="float" office:value="8.89" calcext:value-type="float">
            <text:p>8,89</text:p>
          </table:table-cell>
          <table:table-cell table:number-columns-repeated="2"/>
          <table:table-cell office:value-type="float" office:value="8.02314" calcext:value-type="float">
            <text:p>8,02314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0006" calcext:value-type="float">
            <text:p>-5,1000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table:number-columns-repeated="2"/>
          <table:table-cell office:value-type="float" office:value="7.97943" calcext:value-type="float">
            <text:p>7,97943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9067" calcext:value-type="float">
            <text:p>-5,39067</text:p>
          </table:table-cell>
        </table:table-row>
        <table:table-row table:style-name="ro1">
          <table:table-cell office:value-type="float" office:value="8.91" calcext:value-type="float">
            <text:p>8,91</text:p>
          </table:table-cell>
          <table:table-cell table:number-columns-repeated="2"/>
          <table:table-cell office:value-type="float" office:value="7.93331" calcext:value-type="float">
            <text:p>7,93331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7787" calcext:value-type="float">
            <text:p>-5,67787</text:p>
          </table:table-cell>
        </table:table-row>
        <table:table-row table:style-name="ro1">
          <table:table-cell office:value-type="float" office:value="8.92" calcext:value-type="float">
            <text:p>8,92</text:p>
          </table:table-cell>
          <table:table-cell table:number-columns-repeated="2"/>
          <table:table-cell office:value-type="float" office:value="7.88481" calcext:value-type="float">
            <text:p>7,88481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6145" calcext:value-type="float">
            <text:p>-5,96145</text:p>
          </table:table-cell>
        </table:table-row>
        <table:table-row table:style-name="ro1">
          <table:table-cell office:value-type="float" office:value="8.93" calcext:value-type="float">
            <text:p>8,93</text:p>
          </table:table-cell>
          <table:table-cell table:number-columns-repeated="2"/>
          <table:table-cell office:value-type="float" office:value="7.83396" calcext:value-type="float">
            <text:p>7,83396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4125" calcext:value-type="float">
            <text:p>-6,24125</text:p>
          </table:table-cell>
        </table:table-row>
        <table:table-row table:style-name="ro1">
          <table:table-cell office:value-type="float" office:value="8.94" calcext:value-type="float">
            <text:p>8,94</text:p>
          </table:table-cell>
          <table:table-cell table:number-columns-repeated="2"/>
          <table:table-cell office:value-type="float" office:value="7.7808" calcext:value-type="float">
            <text:p>7,7808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1709" calcext:value-type="float">
            <text:p>-6,51709</text:p>
          </table:table-cell>
        </table:table-row>
        <table:table-row table:style-name="ro1">
          <table:table-cell office:value-type="float" office:value="8.95" calcext:value-type="float">
            <text:p>8,95</text:p>
          </table:table-cell>
          <table:table-cell table:number-columns-repeated="2"/>
          <table:table-cell office:value-type="float" office:value="7.72536" calcext:value-type="float">
            <text:p>7,72536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8878" calcext:value-type="float">
            <text:p>-6,78878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table:number-columns-repeated="2"/>
          <table:table-cell office:value-type="float" office:value="7.66767" calcext:value-type="float">
            <text:p>7,6676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5616" calcext:value-type="float">
            <text:p>-7,05616</text:p>
          </table:table-cell>
        </table:table-row>
        <table:table-row table:style-name="ro1">
          <table:table-cell office:value-type="float" office:value="8.97" calcext:value-type="float">
            <text:p>8,97</text:p>
          </table:table-cell>
          <table:table-cell table:number-columns-repeated="2"/>
          <table:table-cell office:value-type="float" office:value="7.60777" calcext:value-type="float">
            <text:p>7,60777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1907" calcext:value-type="float">
            <text:p>-7,31907</text:p>
          </table:table-cell>
        </table:table-row>
        <table:table-row table:style-name="ro1">
          <table:table-cell office:value-type="float" office:value="8.98" calcext:value-type="float">
            <text:p>8,98</text:p>
          </table:table-cell>
          <table:table-cell table:number-columns-repeated="2"/>
          <table:table-cell office:value-type="float" office:value="7.54569" calcext:value-type="float">
            <text:p>7,54569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7732" calcext:value-type="float">
            <text:p>-7,57732</text:p>
          </table:table-cell>
        </table:table-row>
        <table:table-row table:style-name="ro1">
          <table:table-cell office:value-type="float" office:value="8.99" calcext:value-type="float">
            <text:p>8,99</text:p>
          </table:table-cell>
          <table:table-cell table:number-columns-repeated="2"/>
          <table:table-cell office:value-type="float" office:value="7.48149" calcext:value-type="float">
            <text:p>7,48149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3076" calcext:value-type="float">
            <text:p>-7,830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.4152" calcext:value-type="float">
            <text:p>7,4152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7922" calcext:value-type="float">
            <text:p>-8,07922</text:p>
          </table:table-cell>
        </table:table-row>
        <table:table-row table:style-name="ro1">
          <table:table-cell office:value-type="float" office:value="9.01" calcext:value-type="float">
            <text:p>9,01</text:p>
          </table:table-cell>
          <table:table-cell table:number-columns-repeated="2"/>
          <table:table-cell office:value-type="float" office:value="7.34685" calcext:value-type="float">
            <text:p>7,3468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2256" calcext:value-type="float">
            <text:p>-8,32256</text:p>
          </table:table-cell>
        </table:table-row>
        <table:table-row table:style-name="ro1">
          <table:table-cell office:value-type="float" office:value="9.02" calcext:value-type="float">
            <text:p>9,02</text:p>
          </table:table-cell>
          <table:table-cell table:number-columns-repeated="2"/>
          <table:table-cell office:value-type="float" office:value="7.2765" calcext:value-type="float">
            <text:p>7,2765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6061" calcext:value-type="float">
            <text:p>-8,56061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 table:number-columns-repeated="2"/>
          <table:table-cell office:value-type="float" office:value="7.20419" calcext:value-type="float">
            <text:p>7,20419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9322" calcext:value-type="float">
            <text:p>-8,79322</text:p>
          </table:table-cell>
        </table:table-row>
        <table:table-row table:style-name="ro1">
          <table:table-cell office:value-type="float" office:value="9.04" calcext:value-type="float">
            <text:p>9,04</text:p>
          </table:table-cell>
          <table:table-cell table:number-columns-repeated="2"/>
          <table:table-cell office:value-type="float" office:value="7.12996" calcext:value-type="float">
            <text:p>7,12996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2024" calcext:value-type="float">
            <text:p>-9,02024</text:p>
          </table:table-cell>
        </table:table-row>
        <table:table-row table:style-name="ro1">
          <table:table-cell office:value-type="float" office:value="9.05" calcext:value-type="float">
            <text:p>9,05</text:p>
          </table:table-cell>
          <table:table-cell table:number-columns-repeated="2"/>
          <table:table-cell office:value-type="float" office:value="7.05387" calcext:value-type="float">
            <text:p>7,05387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4154" calcext:value-type="float">
            <text:p>-9,24154</text:p>
          </table:table-cell>
        </table:table-row>
        <table:table-row table:style-name="ro1">
          <table:table-cell office:value-type="float" office:value="9.06" calcext:value-type="float">
            <text:p>9,06</text:p>
          </table:table-cell>
          <table:table-cell table:number-columns-repeated="2"/>
          <table:table-cell office:value-type="float" office:value="6.97595" calcext:value-type="float">
            <text:p>6,97595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5697" calcext:value-type="float">
            <text:p>-9,45697</text:p>
          </table:table-cell>
        </table:table-row>
        <table:table-row table:style-name="ro1">
          <table:table-cell office:value-type="float" office:value="9.07" calcext:value-type="float">
            <text:p>9,07</text:p>
          </table:table-cell>
          <table:table-cell table:number-columns-repeated="2"/>
          <table:table-cell office:value-type="float" office:value="6.89627" calcext:value-type="float">
            <text:p>6,89627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6639" calcext:value-type="float">
            <text:p>-9,66639</text:p>
          </table:table-cell>
        </table:table-row>
        <table:table-row table:style-name="ro1">
          <table:table-cell office:value-type="float" office:value="9.08" calcext:value-type="float">
            <text:p>9,08</text:p>
          </table:table-cell>
          <table:table-cell table:number-columns-repeated="2"/>
          <table:table-cell office:value-type="float" office:value="6.81486" calcext:value-type="float">
            <text:p>6,81486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6967" calcext:value-type="float">
            <text:p>-9,86967</text:p>
          </table:table-cell>
        </table:table-row>
        <table:table-row table:style-name="ro1">
          <table:table-cell office:value-type="float" office:value="9.09" calcext:value-type="float">
            <text:p>9,09</text:p>
          </table:table-cell>
          <table:table-cell table:number-columns-repeated="2"/>
          <table:table-cell office:value-type="float" office:value="6.73179" calcext:value-type="float">
            <text:p>6,73179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667" calcext:value-type="float">
            <text:p>-10,066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table:number-columns-repeated="2"/>
          <table:table-cell office:value-type="float" office:value="6.6471" calcext:value-type="float">
            <text:p>6,6471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573" calcext:value-type="float">
            <text:p>-10,2573</text:p>
          </table:table-cell>
        </table:table-row>
        <table:table-row table:style-name="ro1">
          <table:table-cell office:value-type="float" office:value="9.11" calcext:value-type="float">
            <text:p>9,11</text:p>
          </table:table-cell>
          <table:table-cell table:number-columns-repeated="2"/>
          <table:table-cell office:value-type="float" office:value="6.56085" calcext:value-type="float">
            <text:p>6,56085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414" calcext:value-type="float">
            <text:p>-10,4414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  <table:table-cell table:number-columns-repeated="2"/>
          <table:table-cell office:value-type="float" office:value="6.4731" calcext:value-type="float">
            <text:p>6,4731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189" calcext:value-type="float">
            <text:p>-10,6189</text:p>
          </table:table-cell>
        </table:table-row>
        <table:table-row table:style-name="ro1">
          <table:table-cell office:value-type="float" office:value="9.13" calcext:value-type="float">
            <text:p>9,13</text:p>
          </table:table-cell>
          <table:table-cell table:number-columns-repeated="2"/>
          <table:table-cell office:value-type="float" office:value="6.38389" calcext:value-type="float">
            <text:p>6,38389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896" calcext:value-type="float">
            <text:p>-10,7896</text:p>
          </table:table-cell>
        </table:table-row>
        <table:table-row table:style-name="ro1">
          <table:table-cell office:value-type="float" office:value="9.14" calcext:value-type="float">
            <text:p>9,14</text:p>
          </table:table-cell>
          <table:table-cell table:number-columns-repeated="2"/>
          <table:table-cell office:value-type="float" office:value="6.29329" calcext:value-type="float">
            <text:p>6,29329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535" calcext:value-type="float">
            <text:p>-10,9535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6.20135" calcext:value-type="float">
            <text:p>6,20135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104" calcext:value-type="float">
            <text:p>-11,1104</text:p>
          </table:table-cell>
        </table:table-row>
        <table:table-row table:style-name="ro1">
          <table:table-cell office:value-type="float" office:value="9.16" calcext:value-type="float">
            <text:p>9,16</text:p>
          </table:table-cell>
          <table:table-cell table:number-columns-repeated="2"/>
          <table:table-cell office:value-type="float" office:value="6.10814" calcext:value-type="float">
            <text:p>6,10814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602" calcext:value-type="float">
            <text:p>-11,2602</text:p>
          </table:table-cell>
        </table:table-row>
        <table:table-row table:style-name="ro1">
          <table:table-cell office:value-type="float" office:value="9.17" calcext:value-type="float">
            <text:p>9,17</text:p>
          </table:table-cell>
          <table:table-cell table:number-columns-repeated="2"/>
          <table:table-cell office:value-type="float" office:value="6.0137" calcext:value-type="float">
            <text:p>6,0137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03" calcext:value-type="float">
            <text:p>-11,403</text:p>
          </table:table-cell>
        </table:table-row>
        <table:table-row table:style-name="ro1">
          <table:table-cell office:value-type="float" office:value="9.18" calcext:value-type="float">
            <text:p>9,18</text:p>
          </table:table-cell>
          <table:table-cell table:number-columns-repeated="2"/>
          <table:table-cell office:value-type="float" office:value="5.91811" calcext:value-type="float">
            <text:p>5,91811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384" calcext:value-type="float">
            <text:p>-11,5384</text:p>
          </table:table-cell>
        </table:table-row>
        <table:table-row table:style-name="ro1">
          <table:table-cell office:value-type="float" office:value="9.19" calcext:value-type="float">
            <text:p>9,19</text:p>
          </table:table-cell>
          <table:table-cell table:number-columns-repeated="2"/>
          <table:table-cell office:value-type="float" office:value="5.82142" calcext:value-type="float">
            <text:p>5,82142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666" calcext:value-type="float">
            <text:p>-11,666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number-columns-repeated="2"/>
          <table:table-cell office:value-type="float" office:value="5.72369" calcext:value-type="float">
            <text:p>5,72369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873" calcext:value-type="float">
            <text:p>-11,7873</text:p>
          </table:table-cell>
        </table:table-row>
        <table:table-row table:style-name="ro1">
          <table:table-cell office:value-type="float" office:value="9.21" calcext:value-type="float">
            <text:p>9,21</text:p>
          </table:table-cell>
          <table:table-cell table:number-columns-repeated="2"/>
          <table:table-cell office:value-type="float" office:value="5.62498" calcext:value-type="float">
            <text:p>5,62498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005" calcext:value-type="float">
            <text:p>-11,9005</text:p>
          </table:table-cell>
        </table:table-row>
        <table:table-row table:style-name="ro1">
          <table:table-cell office:value-type="float" office:value="9.22" calcext:value-type="float">
            <text:p>9,22</text:p>
          </table:table-cell>
          <table:table-cell table:number-columns-repeated="2"/>
          <table:table-cell office:value-type="float" office:value="5.52537" calcext:value-type="float">
            <text:p>5,52537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062" calcext:value-type="float">
            <text:p>-12,0062</text:p>
          </table:table-cell>
        </table:table-row>
        <table:table-row table:style-name="ro1">
          <table:table-cell office:value-type="float" office:value="9.23" calcext:value-type="float">
            <text:p>9,23</text:p>
          </table:table-cell>
          <table:table-cell table:number-columns-repeated="2"/>
          <table:table-cell office:value-type="float" office:value="5.4249" calcext:value-type="float">
            <text:p>5,4249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043" calcext:value-type="float">
            <text:p>-12,1043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table:number-columns-repeated="2"/>
          <table:table-cell office:value-type="float" office:value="5.32365" calcext:value-type="float">
            <text:p>5,32365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946" calcext:value-type="float">
            <text:p>-12,1946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5.22168" calcext:value-type="float">
            <text:p>5,22168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772" calcext:value-type="float">
            <text:p>-12,2772</text:p>
          </table:table-cell>
        </table:table-row>
        <table:table-row table:style-name="ro1">
          <table:table-cell office:value-type="float" office:value="9.26" calcext:value-type="float">
            <text:p>9,26</text:p>
          </table:table-cell>
          <table:table-cell table:number-columns-repeated="2"/>
          <table:table-cell office:value-type="float" office:value="5.11905" calcext:value-type="float">
            <text:p>5,11905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21" calcext:value-type="float">
            <text:p>-12,3521</text:p>
          </table:table-cell>
        </table:table-row>
        <table:table-row table:style-name="ro1">
          <table:table-cell office:value-type="float" office:value="9.27" calcext:value-type="float">
            <text:p>9,27</text:p>
          </table:table-cell>
          <table:table-cell table:number-columns-repeated="2"/>
          <table:table-cell office:value-type="float" office:value="5.01583" calcext:value-type="float">
            <text:p>5,01583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9" calcext:value-type="float">
            <text:p>-12,419</text:p>
          </table:table-cell>
        </table:table-row>
        <table:table-row table:style-name="ro1">
          <table:table-cell office:value-type="float" office:value="9.28" calcext:value-type="float">
            <text:p>9,28</text:p>
          </table:table-cell>
          <table:table-cell table:number-columns-repeated="2"/>
          <table:table-cell office:value-type="float" office:value="4.91209" calcext:value-type="float">
            <text:p>4,91209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81" calcext:value-type="float">
            <text:p>-12,4781</text:p>
          </table:table-cell>
        </table:table-row>
        <table:table-row table:style-name="ro1">
          <table:table-cell office:value-type="float" office:value="9.29" calcext:value-type="float">
            <text:p>9,29</text:p>
          </table:table-cell>
          <table:table-cell table:number-columns-repeated="2"/>
          <table:table-cell office:value-type="float" office:value="4.80788" calcext:value-type="float">
            <text:p>4,80788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93" calcext:value-type="float">
            <text:p>-12,5293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table:number-columns-repeated="2"/>
          <table:table-cell office:value-type="float" office:value="4.70329" calcext:value-type="float">
            <text:p>4,70329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25" calcext:value-type="float">
            <text:p>-12,5725</text:p>
          </table:table-cell>
        </table:table-row>
        <table:table-row table:style-name="ro1">
          <table:table-cell office:value-type="float" office:value="9.31" calcext:value-type="float">
            <text:p>9,31</text:p>
          </table:table-cell>
          <table:table-cell table:number-columns-repeated="2"/>
          <table:table-cell office:value-type="float" office:value="4.59837" calcext:value-type="float">
            <text:p>4,59837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77" calcext:value-type="float">
            <text:p>-12,6077</text:p>
          </table:table-cell>
        </table:table-row>
        <table:table-row table:style-name="ro1">
          <table:table-cell office:value-type="float" office:value="9.32" calcext:value-type="float">
            <text:p>9,32</text:p>
          </table:table-cell>
          <table:table-cell table:number-columns-repeated="2"/>
          <table:table-cell office:value-type="float" office:value="4.49318" calcext:value-type="float">
            <text:p>4,49318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49" calcext:value-type="float">
            <text:p>-12,6349</text:p>
          </table:table-cell>
        </table:table-row>
        <table:table-row table:style-name="ro1">
          <table:table-cell office:value-type="float" office:value="9.33" calcext:value-type="float">
            <text:p>9,33</text:p>
          </table:table-cell>
          <table:table-cell table:number-columns-repeated="2"/>
          <table:table-cell office:value-type="float" office:value="4.38781" calcext:value-type="float">
            <text:p>4,38781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41" calcext:value-type="float">
            <text:p>-12,6541</text:p>
          </table:table-cell>
        </table:table-row>
        <table:table-row table:style-name="ro1">
          <table:table-cell office:value-type="float" office:value="9.34" calcext:value-type="float">
            <text:p>9,34</text:p>
          </table:table-cell>
          <table:table-cell table:number-columns-repeated="2"/>
          <table:table-cell office:value-type="float" office:value="4.2823" calcext:value-type="float">
            <text:p>4,2823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3" calcext:value-type="float">
            <text:p>-12,6653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  <table:table-cell table:number-columns-repeated="2"/>
          <table:table-cell office:value-type="float" office:value="4.17674" calcext:value-type="float">
            <text:p>4,17674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4" calcext:value-type="float">
            <text:p>-12,6684</text:p>
          </table:table-cell>
        </table:table-row>
        <table:table-row table:style-name="ro1">
          <table:table-cell office:value-type="float" office:value="9.36" calcext:value-type="float">
            <text:p>9,36</text:p>
          </table:table-cell>
          <table:table-cell table:number-columns-repeated="2"/>
          <table:table-cell office:value-type="float" office:value="4.07119" calcext:value-type="float">
            <text:p>4,07119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34" calcext:value-type="float">
            <text:p>-12,6634</text:p>
          </table:table-cell>
        </table:table-row>
        <table:table-row table:style-name="ro1">
          <table:table-cell office:value-type="float" office:value="9.37" calcext:value-type="float">
            <text:p>9,37</text:p>
          </table:table-cell>
          <table:table-cell table:number-columns-repeated="2"/>
          <table:table-cell office:value-type="float" office:value="3.96571" calcext:value-type="float">
            <text:p>3,96571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04" calcext:value-type="float">
            <text:p>-12,6504</text:p>
          </table:table-cell>
        </table:table-row>
        <table:table-row table:style-name="ro1">
          <table:table-cell office:value-type="float" office:value="9.38" calcext:value-type="float">
            <text:p>9,38</text:p>
          </table:table-cell>
          <table:table-cell table:number-columns-repeated="2"/>
          <table:table-cell office:value-type="float" office:value="3.86037" calcext:value-type="float">
            <text:p>3,86037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94" calcext:value-type="float">
            <text:p>-12,6294</text:p>
          </table:table-cell>
        </table:table-row>
        <table:table-row table:style-name="ro1">
          <table:table-cell office:value-type="float" office:value="9.39" calcext:value-type="float">
            <text:p>9,39</text:p>
          </table:table-cell>
          <table:table-cell table:number-columns-repeated="2"/>
          <table:table-cell office:value-type="float" office:value="3.75524" calcext:value-type="float">
            <text:p>3,75524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04" calcext:value-type="float">
            <text:p>-12,6004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number-columns-repeated="2"/>
          <table:table-cell office:value-type="float" office:value="3.65038" calcext:value-type="float">
            <text:p>3,65038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33" calcext:value-type="float">
            <text:p>-12,5633</text:p>
          </table:table-cell>
        </table:table-row>
        <table:table-row table:style-name="ro1">
          <table:table-cell office:value-type="float" office:value="9.41" calcext:value-type="float">
            <text:p>9,41</text:p>
          </table:table-cell>
          <table:table-cell table:number-columns-repeated="2"/>
          <table:table-cell office:value-type="float" office:value="3.54587" calcext:value-type="float">
            <text:p>3,54587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1" calcext:value-type="float">
            <text:p>191,0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83" calcext:value-type="float">
            <text:p>-12,5183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table:number-columns-repeated="2"/>
          <table:table-cell office:value-type="float" office:value="3.44177" calcext:value-type="float">
            <text:p>3,44177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53" calcext:value-type="float">
            <text:p>-12,4653</text:p>
          </table:table-cell>
        </table:table-row>
        <table:table-row table:style-name="ro1">
          <table:table-cell office:value-type="float" office:value="9.43" calcext:value-type="float">
            <text:p>9,43</text:p>
          </table:table-cell>
          <table:table-cell table:number-columns-repeated="2"/>
          <table:table-cell office:value-type="float" office:value="3.33814" calcext:value-type="float">
            <text:p>3,33814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044" calcext:value-type="float">
            <text:p>-12,4044</text:p>
          </table:table-cell>
        </table:table-row>
        <table:table-row table:style-name="ro1">
          <table:table-cell office:value-type="float" office:value="9.44" calcext:value-type="float">
            <text:p>9,44</text:p>
          </table:table-cell>
          <table:table-cell table:number-columns-repeated="2"/>
          <table:table-cell office:value-type="float" office:value="3.23505" calcext:value-type="float">
            <text:p>3,23505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357" calcext:value-type="float">
            <text:p>-12,3357</text:p>
          </table:table-cell>
        </table:table-row>
        <table:table-row table:style-name="ro1">
          <table:table-cell office:value-type="float" office:value="9.45" calcext:value-type="float">
            <text:p>9,45</text:p>
          </table:table-cell>
          <table:table-cell table:number-columns-repeated="2"/>
          <table:table-cell office:value-type="float" office:value="3.13256" calcext:value-type="float">
            <text:p>3,13256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591" calcext:value-type="float">
            <text:p>-12,2591</text:p>
          </table:table-cell>
        </table:table-row>
        <table:table-row table:style-name="ro1">
          <table:table-cell office:value-type="float" office:value="9.46" calcext:value-type="float">
            <text:p>9,46</text:p>
          </table:table-cell>
          <table:table-cell table:number-columns-repeated="2"/>
          <table:table-cell office:value-type="float" office:value="3.03075" calcext:value-type="float">
            <text:p>3,03075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747" calcext:value-type="float">
            <text:p>-12,1747</text:p>
          </table:table-cell>
        </table:table-row>
        <table:table-row table:style-name="ro1">
          <table:table-cell office:value-type="float" office:value="9.47" calcext:value-type="float">
            <text:p>9,47</text:p>
          </table:table-cell>
          <table:table-cell table:number-columns-repeated="2"/>
          <table:table-cell office:value-type="float" office:value="2.92967" calcext:value-type="float">
            <text:p>2,92967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825" calcext:value-type="float">
            <text:p>-12,0825</text:p>
          </table:table-cell>
        </table:table-row>
        <table:table-row table:style-name="ro1">
          <table:table-cell office:value-type="float" office:value="9.48" calcext:value-type="float">
            <text:p>9,48</text:p>
          </table:table-cell>
          <table:table-cell table:number-columns-repeated="2"/>
          <table:table-cell office:value-type="float" office:value="2.8294" calcext:value-type="float">
            <text:p>2,8294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827" calcext:value-type="float">
            <text:p>-11,9827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  <table:table-cell table:number-columns-repeated="2"/>
          <table:table-cell office:value-type="float" office:value="2.72998" calcext:value-type="float">
            <text:p>2,72998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3" calcext:value-type="float">
            <text:p>191,0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753" calcext:value-type="float">
            <text:p>-11,875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2"/>
          <table:table-cell office:value-type="float" office:value="2.6315" calcext:value-type="float">
            <text:p>2,6315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604" calcext:value-type="float">
            <text:p>-11,7604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table:number-columns-repeated="2"/>
          <table:table-cell office:value-type="float" office:value="2.534" calcext:value-type="float">
            <text:p>2,534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38" calcext:value-type="float">
            <text:p>-11,638</text:p>
          </table:table-cell>
        </table:table-row>
        <table:table-row table:style-name="ro1">
          <table:table-cell office:value-type="float" office:value="9.52" calcext:value-type="float">
            <text:p>9,52</text:p>
          </table:table-cell>
          <table:table-cell table:number-columns-repeated="2"/>
          <table:table-cell office:value-type="float" office:value="2.43755" calcext:value-type="float">
            <text:p>2,43755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081" calcext:value-type="float">
            <text:p>-11,5081</text:p>
          </table:table-cell>
        </table:table-row>
        <table:table-row table:style-name="ro1">
          <table:table-cell office:value-type="float" office:value="9.53" calcext:value-type="float">
            <text:p>9,53</text:p>
          </table:table-cell>
          <table:table-cell table:number-columns-repeated="2"/>
          <table:table-cell office:value-type="float" office:value="2.34222" calcext:value-type="float">
            <text:p>2,34222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71" calcext:value-type="float">
            <text:p>-11,371</text:p>
          </table:table-cell>
        </table:table-row>
        <table:table-row table:style-name="ro1">
          <table:table-cell office:value-type="float" office:value="9.54" calcext:value-type="float">
            <text:p>9,54</text:p>
          </table:table-cell>
          <table:table-cell table:number-columns-repeated="2"/>
          <table:table-cell office:value-type="float" office:value="2.24805" calcext:value-type="float">
            <text:p>2,24805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267" calcext:value-type="float">
            <text:p>-11,2267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 table:number-columns-repeated="2"/>
          <table:table-cell office:value-type="float" office:value="2.15512" calcext:value-type="float">
            <text:p>2,15512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752" calcext:value-type="float">
            <text:p>-11,0752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table:number-columns-repeated="2"/>
          <table:table-cell office:value-type="float" office:value="2.06349" calcext:value-type="float">
            <text:p>2,06349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167" calcext:value-type="float">
            <text:p>-10,9167</text:p>
          </table:table-cell>
        </table:table-row>
        <table:table-row table:style-name="ro1">
          <table:table-cell office:value-type="float" office:value="9.57" calcext:value-type="float">
            <text:p>9,57</text:p>
          </table:table-cell>
          <table:table-cell table:number-columns-repeated="2"/>
          <table:table-cell office:value-type="float" office:value="1.9732" calcext:value-type="float">
            <text:p>1,9732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512" calcext:value-type="float">
            <text:p>-10,7512</text:p>
          </table:table-cell>
        </table:table-row>
        <table:table-row table:style-name="ro1">
          <table:table-cell office:value-type="float" office:value="9.58" calcext:value-type="float">
            <text:p>9,58</text:p>
          </table:table-cell>
          <table:table-cell table:number-columns-repeated="2"/>
          <table:table-cell office:value-type="float" office:value="1.88432" calcext:value-type="float">
            <text:p>1,88432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789" calcext:value-type="float">
            <text:p>-10,5789</text:p>
          </table:table-cell>
        </table:table-row>
        <table:table-row table:style-name="ro1">
          <table:table-cell office:value-type="float" office:value="9.59" calcext:value-type="float">
            <text:p>9,59</text:p>
          </table:table-cell>
          <table:table-cell table:number-columns-repeated="2"/>
          <table:table-cell office:value-type="float" office:value="1.7969" calcext:value-type="float">
            <text:p>1,796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" calcext:value-type="float">
            <text:p>-10,4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number-columns-repeated="2"/>
          <table:table-cell office:value-type="float" office:value="1.711" calcext:value-type="float">
            <text:p>1,711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144" calcext:value-type="float">
            <text:p>-10,2144</text:p>
          </table:table-cell>
        </table:table-row>
        <table:table-row table:style-name="ro1">
          <table:table-cell office:value-type="float" office:value="9.61" calcext:value-type="float">
            <text:p>9,61</text:p>
          </table:table-cell>
          <table:table-cell table:number-columns-repeated="2"/>
          <table:table-cell office:value-type="float" office:value="1.62668" calcext:value-type="float">
            <text:p>1,62668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223" calcext:value-type="float">
            <text:p>-10,0223</text:p>
          </table:table-cell>
        </table:table-row>
        <table:table-row table:style-name="ro1">
          <table:table-cell office:value-type="float" office:value="9.62" calcext:value-type="float">
            <text:p>9,62</text:p>
          </table:table-cell>
          <table:table-cell table:number-columns-repeated="2"/>
          <table:table-cell office:value-type="float" office:value="1.54398" calcext:value-type="float">
            <text:p>1,54398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2381" calcext:value-type="float">
            <text:p>-9,82381</text:p>
          </table:table-cell>
        </table:table-row>
        <table:table-row table:style-name="ro1">
          <table:table-cell office:value-type="float" office:value="9.63" calcext:value-type="float">
            <text:p>9,63</text:p>
          </table:table-cell>
          <table:table-cell table:number-columns-repeated="2"/>
          <table:table-cell office:value-type="float" office:value="1.46297" calcext:value-type="float">
            <text:p>1,46297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1912" calcext:value-type="float">
            <text:p>-9,61912</text:p>
          </table:table-cell>
        </table:table-row>
        <table:table-row table:style-name="ro1">
          <table:table-cell office:value-type="float" office:value="9.64" calcext:value-type="float">
            <text:p>9,64</text:p>
          </table:table-cell>
          <table:table-cell table:number-columns-repeated="2"/>
          <table:table-cell office:value-type="float" office:value="1.38368" calcext:value-type="float">
            <text:p>1,38368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0832" calcext:value-type="float">
            <text:p>-9,40832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table:number-columns-repeated="2"/>
          <table:table-cell office:value-type="float" office:value="1.30618" calcext:value-type="float">
            <text:p>1,30618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9154" calcext:value-type="float">
            <text:p>-9,19154</text:p>
          </table:table-cell>
        </table:table-row>
        <table:table-row table:style-name="ro1">
          <table:table-cell office:value-type="float" office:value="9.66" calcext:value-type="float">
            <text:p>9,66</text:p>
          </table:table-cell>
          <table:table-cell table:number-columns-repeated="2"/>
          <table:table-cell office:value-type="float" office:value="1.23051" calcext:value-type="float">
            <text:p>1,23051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6892" calcext:value-type="float">
            <text:p>-8,96892</text:p>
          </table:table-cell>
        </table:table-row>
        <table:table-row table:style-name="ro1">
          <table:table-cell office:value-type="float" office:value="9.67" calcext:value-type="float">
            <text:p>9,67</text:p>
          </table:table-cell>
          <table:table-cell table:number-columns-repeated="2"/>
          <table:table-cell office:value-type="float" office:value="1.15671" calcext:value-type="float">
            <text:p>1,15671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4061" calcext:value-type="float">
            <text:p>-8,74061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table:number-columns-repeated="2"/>
          <table:table-cell office:value-type="float" office:value="1.08485" calcext:value-type="float">
            <text:p>1,08485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0674" calcext:value-type="float">
            <text:p>-8,50674</text:p>
          </table:table-cell>
        </table:table-row>
        <table:table-row table:style-name="ro1">
          <table:table-cell office:value-type="float" office:value="9.69" calcext:value-type="float">
            <text:p>9,69</text:p>
          </table:table-cell>
          <table:table-cell table:number-columns-repeated="2"/>
          <table:table-cell office:value-type="float" office:value="1.01495" calcext:value-type="float">
            <text:p>1,01495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6747" calcext:value-type="float">
            <text:p>-8,26747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table:number-columns-repeated="2"/>
          <table:table-cell office:value-type="float" office:value="0.947069" calcext:value-type="float">
            <text:p>0,947069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2295" calcext:value-type="float">
            <text:p>-8,02295</text:p>
          </table:table-cell>
        </table:table-row>
        <table:table-row table:style-name="ro1">
          <table:table-cell office:value-type="float" office:value="9.71" calcext:value-type="float">
            <text:p>9,71</text:p>
          </table:table-cell>
          <table:table-cell table:number-columns-repeated="2"/>
          <table:table-cell office:value-type="float" office:value="0.881248" calcext:value-type="float">
            <text:p>0,881248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7334" calcext:value-type="float">
            <text:p>-7,77334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table:number-columns-repeated="2"/>
          <table:table-cell office:value-type="float" office:value="0.817527" calcext:value-type="float">
            <text:p>0,81752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1878" calcext:value-type="float">
            <text:p>-7,51878</text:p>
          </table:table-cell>
        </table:table-row>
        <table:table-row table:style-name="ro1">
          <table:table-cell office:value-type="float" office:value="9.73" calcext:value-type="float">
            <text:p>9,73</text:p>
          </table:table-cell>
          <table:table-cell table:number-columns-repeated="2"/>
          <table:table-cell office:value-type="float" office:value="0.755948" calcext:value-type="float">
            <text:p>0,755948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5945" calcext:value-type="float">
            <text:p>-7,25945</text:p>
          </table:table-cell>
        </table:table-row>
        <table:table-row table:style-name="ro1">
          <table:table-cell office:value-type="float" office:value="9.74" calcext:value-type="float">
            <text:p>9,74</text:p>
          </table:table-cell>
          <table:table-cell table:number-columns-repeated="2"/>
          <table:table-cell office:value-type="float" office:value="0.696549" calcext:value-type="float">
            <text:p>0,696549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9551" calcext:value-type="float">
            <text:p>-6,99551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639369" calcext:value-type="float">
            <text:p>0,639369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2713" calcext:value-type="float">
            <text:p>-6,72713</text:p>
          </table:table-cell>
        </table:table-row>
        <table:table-row table:style-name="ro1">
          <table:table-cell office:value-type="float" office:value="9.76" calcext:value-type="float">
            <text:p>9,76</text:p>
          </table:table-cell>
          <table:table-cell table:number-columns-repeated="2"/>
          <table:table-cell office:value-type="float" office:value="0.584442" calcext:value-type="float">
            <text:p>0,584442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5448" calcext:value-type="float">
            <text:p>-6,45448</text:p>
          </table:table-cell>
        </table:table-row>
        <table:table-row table:style-name="ro1">
          <table:table-cell office:value-type="float" office:value="9.77" calcext:value-type="float">
            <text:p>9,77</text:p>
          </table:table-cell>
          <table:table-cell table:number-columns-repeated="2"/>
          <table:table-cell office:value-type="float" office:value="0.531805" calcext:value-type="float">
            <text:p>0,531805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7772" calcext:value-type="float">
            <text:p>-6,17772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  <table:table-cell table:number-columns-repeated="2"/>
          <table:table-cell office:value-type="float" office:value="0.481491" calcext:value-type="float">
            <text:p>0,481491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9704" calcext:value-type="float">
            <text:p>-5,89704</text:p>
          </table:table-cell>
        </table:table-row>
        <table:table-row table:style-name="ro1">
          <table:table-cell office:value-type="float" office:value="9.79" calcext:value-type="float">
            <text:p>9,79</text:p>
          </table:table-cell>
          <table:table-cell table:number-columns-repeated="2"/>
          <table:table-cell office:value-type="float" office:value="0.433532" calcext:value-type="float">
            <text:p>0,433532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1262" calcext:value-type="float">
            <text:p>-5,61262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number-columns-repeated="2"/>
          <table:table-cell office:value-type="float" office:value="0.387957" calcext:value-type="float">
            <text:p>0,38795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2463" calcext:value-type="float">
            <text:p>-5,32463</text:p>
          </table:table-cell>
        </table:table-row>
        <table:table-row table:style-name="ro1">
          <table:table-cell office:value-type="float" office:value="9.81" calcext:value-type="float">
            <text:p>9,81</text:p>
          </table:table-cell>
          <table:table-cell table:number-columns-repeated="2"/>
          <table:table-cell office:value-type="float" office:value="0.344797" calcext:value-type="float">
            <text:p>0,34479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3326" calcext:value-type="float">
            <text:p>-5,03326</text:p>
          </table:table-cell>
        </table:table-row>
        <table:table-row table:style-name="ro1">
          <table:table-cell office:value-type="float" office:value="9.82" calcext:value-type="float">
            <text:p>9,82</text:p>
          </table:table-cell>
          <table:table-cell table:number-columns-repeated="2"/>
          <table:table-cell office:value-type="float" office:value="0.304079" calcext:value-type="float">
            <text:p>0,304079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3869" calcext:value-type="float">
            <text:p>-4,73869</text:p>
          </table:table-cell>
        </table:table-row>
        <table:table-row table:style-name="ro1">
          <table:table-cell office:value-type="float" office:value="9.83" calcext:value-type="float">
            <text:p>9,83</text:p>
          </table:table-cell>
          <table:table-cell table:number-columns-repeated="2"/>
          <table:table-cell office:value-type="float" office:value="0.265828" calcext:value-type="float">
            <text:p>0,265828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4111" calcext:value-type="float">
            <text:p>-4,44111</text:p>
          </table:table-cell>
        </table:table-row>
        <table:table-row table:style-name="ro1">
          <table:table-cell office:value-type="float" office:value="9.84" calcext:value-type="float">
            <text:p>9,84</text:p>
          </table:table-cell>
          <table:table-cell table:number-columns-repeated="2"/>
          <table:table-cell office:value-type="float" office:value="0.230068" calcext:value-type="float">
            <text:p>0,230068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4071" calcext:value-type="float">
            <text:p>-4,14071</text:p>
          </table:table-cell>
        </table:table-row>
        <table:table-row table:style-name="ro1">
          <table:table-cell office:value-type="float" office:value="9.85" calcext:value-type="float">
            <text:p>9,85</text:p>
          </table:table-cell>
          <table:table-cell table:number-columns-repeated="2"/>
          <table:table-cell office:value-type="float" office:value="0.196823" calcext:value-type="float">
            <text:p>0,196823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3768" calcext:value-type="float">
            <text:p>-3,83768</text:p>
          </table:table-cell>
        </table:table-row>
        <table:table-row table:style-name="ro1">
          <table:table-cell office:value-type="float" office:value="9.86" calcext:value-type="float">
            <text:p>9,86</text:p>
          </table:table-cell>
          <table:table-cell table:number-columns-repeated="2"/>
          <table:table-cell office:value-type="float" office:value="0.166114" calcext:value-type="float">
            <text:p>0,166114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3222" calcext:value-type="float">
            <text:p>-3,53222</text:p>
          </table:table-cell>
        </table:table-row>
        <table:table-row table:style-name="ro1">
          <table:table-cell office:value-type="float" office:value="9.87" calcext:value-type="float">
            <text:p>9,87</text:p>
          </table:table-cell>
          <table:table-cell table:number-columns-repeated="2"/>
          <table:table-cell office:value-type="float" office:value="0.137959" calcext:value-type="float">
            <text:p>0,137959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2451" calcext:value-type="float">
            <text:p>-3,22451</text:p>
          </table:table-cell>
        </table:table-row>
        <table:table-row table:style-name="ro1">
          <table:table-cell office:value-type="float" office:value="9.88" calcext:value-type="float">
            <text:p>9,88</text:p>
          </table:table-cell>
          <table:table-cell table:number-columns-repeated="2"/>
          <table:table-cell office:value-type="float" office:value="0.112377" calcext:value-type="float">
            <text:p>0,112377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1475" calcext:value-type="float">
            <text:p>-2,91475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table:number-columns-repeated="2"/>
          <table:table-cell office:value-type="float" office:value="0.089385" calcext:value-type="float">
            <text:p>0,089385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0314" calcext:value-type="float">
            <text:p>-2,6031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/>
          <table:table-cell office:value-type="float" office:value="0.0689964" calcext:value-type="float">
            <text:p>0,0689964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8988" calcext:value-type="float">
            <text:p>-2,28988</text:p>
          </table:table-cell>
        </table:table-row>
        <table:table-row table:style-name="ro1">
          <table:table-cell office:value-type="float" office:value="9.91" calcext:value-type="float">
            <text:p>9,91</text:p>
          </table:table-cell>
          <table:table-cell table:number-columns-repeated="2"/>
          <table:table-cell office:value-type="float" office:value="0.0512245" calcext:value-type="float">
            <text:p>0,0512245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7516" calcext:value-type="float">
            <text:p>-1,97516</text:p>
          </table:table-cell>
        </table:table-row>
        <table:table-row table:style-name="ro1">
          <table:table-cell office:value-type="float" office:value="9.92" calcext:value-type="float">
            <text:p>9,92</text:p>
          </table:table-cell>
          <table:table-cell table:number-columns-repeated="2"/>
          <table:table-cell office:value-type="float" office:value="0.0360806" calcext:value-type="float">
            <text:p>0,036080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5919" calcext:value-type="float">
            <text:p>-1,65919</text:p>
          </table:table-cell>
        </table:table-row>
        <table:table-row table:style-name="ro1">
          <table:table-cell office:value-type="float" office:value="9.93" calcext:value-type="float">
            <text:p>9,93</text:p>
          </table:table-cell>
          <table:table-cell table:number-columns-repeated="2"/>
          <table:table-cell office:value-type="float" office:value="0.0235743" calcext:value-type="float">
            <text:p>0,023574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4216" calcext:value-type="float">
            <text:p>-1,34216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  <table:table-cell table:number-columns-repeated="2"/>
          <table:table-cell office:value-type="float" office:value="0.0137136" calcext:value-type="float">
            <text:p>0,013713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2428" calcext:value-type="float">
            <text:p>-1,02428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table:number-columns-repeated="2"/>
          <table:table-cell office:value-type="float" office:value="0.00650474" calcext:value-type="float">
            <text:p>0,00650474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05755" calcext:value-type="float">
            <text:p>-0,705755</text:p>
          </table:table-cell>
        </table:table-row>
        <table:table-row table:style-name="ro1">
          <table:table-cell office:value-type="float" office:value="9.96" calcext:value-type="float">
            <text:p>9,96</text:p>
          </table:table-cell>
          <table:table-cell table:number-columns-repeated="2"/>
          <table:table-cell office:value-type="float" office:value="0.00195229" calcext:value-type="float">
            <text:p>0,0019522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86778" calcext:value-type="float">
            <text:p>-0,386778</text:p>
          </table:table-cell>
        </table:table-row>
        <table:table-row table:style-name="ro1">
          <table:table-cell office:value-type="float" office:value="9.97" calcext:value-type="float">
            <text:p>9,97</text:p>
          </table:table-cell>
          <table:table-cell table:number-columns-repeated="2"/>
          <table:table-cell table:style-name="ce1" office:value-type="float" office:value="0.0000591381" calcext:value-type="float">
            <text:p>5,91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675553" calcext:value-type="float">
            <text:p>-0,0675553</text:p>
          </table:table-cell>
        </table:table-row>
        <table:table-row table:style-name="ro1">
          <table:table-cell office:value-type="float" office:value="9.98" calcext:value-type="float">
            <text:p>9,98</text:p>
          </table:table-cell>
          <table:table-cell table:number-columns-repeated="2"/>
          <table:table-cell office:value-type="float" office:value="0.000826499" calcext:value-type="float">
            <text:p>0,00082649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5171" calcext:value-type="float">
            <text:p>0,25171</text:p>
          </table:table-cell>
        </table:table-row>
        <table:table-row table:style-name="ro1">
          <table:table-cell office:value-type="float" office:value="9.99" calcext:value-type="float">
            <text:p>9,99</text:p>
          </table:table-cell>
          <table:table-cell table:number-columns-repeated="2"/>
          <table:table-cell office:value-type="float" office:value="0.00425388" calcext:value-type="float">
            <text:p>0,0042538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70816" calcext:value-type="float">
            <text:p>0,570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03391" calcext:value-type="float">
            <text:p>0,010339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89559" calcext:value-type="float">
            <text:p>0,889559</text:p>
          </table:table-cell>
        </table:table-row>
        <table:table-row table:style-name="ro1">
          <table:table-cell office:value-type="float" office:value="10.01" calcext:value-type="float">
            <text:p>10,01</text:p>
          </table:table-cell>
          <table:table-cell table:number-columns-repeated="2"/>
          <table:table-cell office:value-type="float" office:value="0.0190783" calcext:value-type="float">
            <text:p>0,019078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0774" calcext:value-type="float">
            <text:p>1,20774</text:p>
          </table:table-cell>
        </table:table-row>
        <table:table-row table:style-name="ro1">
          <table:table-cell office:value-type="float" office:value="10.02" calcext:value-type="float">
            <text:p>10,02</text:p>
          </table:table-cell>
          <table:table-cell table:number-columns-repeated="2"/>
          <table:table-cell office:value-type="float" office:value="0.0304659" calcext:value-type="float">
            <text:p>0,030465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2515" calcext:value-type="float">
            <text:p>1,52515</text:p>
          </table:table-cell>
        </table:table-row>
        <table:table-row table:style-name="ro1">
          <table:table-cell office:value-type="float" office:value="10.03" calcext:value-type="float">
            <text:p>10,03</text:p>
          </table:table-cell>
          <table:table-cell table:number-columns-repeated="2"/>
          <table:table-cell office:value-type="float" office:value="0.0444948" calcext:value-type="float">
            <text:p>0,044494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4159" calcext:value-type="float">
            <text:p>1,84159</text:p>
          </table:table-cell>
        </table:table-row>
        <table:table-row table:style-name="ro1">
          <table:table-cell office:value-type="float" office:value="10.04" calcext:value-type="float">
            <text:p>10,04</text:p>
          </table:table-cell>
          <table:table-cell table:number-columns-repeated="2"/>
          <table:table-cell office:value-type="float" office:value="0.0611559" calcext:value-type="float">
            <text:p>0,0611559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5686" calcext:value-type="float">
            <text:p>2,15686</text:p>
          </table:table-cell>
        </table:table-row>
        <table:table-row table:style-name="ro1">
          <table:table-cell office:value-type="float" office:value="10.05" calcext:value-type="float">
            <text:p>10,05</text:p>
          </table:table-cell>
          <table:table-cell table:number-columns-repeated="2"/>
          <table:table-cell office:value-type="float" office:value="0.0804387" calcext:value-type="float">
            <text:p>0,080438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7077" calcext:value-type="float">
            <text:p>2,47077</text:p>
          </table:table-cell>
        </table:table-row>
        <table:table-row table:style-name="ro1">
          <table:table-cell office:value-type="float" office:value="10.06" calcext:value-type="float">
            <text:p>10,06</text:p>
          </table:table-cell>
          <table:table-cell table:number-columns-repeated="2"/>
          <table:table-cell office:value-type="float" office:value="0.102331" calcext:value-type="float">
            <text:p>0,102331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831" calcext:value-type="float">
            <text:p>2,7831</text:p>
          </table:table-cell>
        </table:table-row>
        <table:table-row table:style-name="ro1">
          <table:table-cell office:value-type="float" office:value="10.07" calcext:value-type="float">
            <text:p>10,07</text:p>
          </table:table-cell>
          <table:table-cell table:number-columns-repeated="2"/>
          <table:table-cell office:value-type="float" office:value="0.126819" calcext:value-type="float">
            <text:p>0,126819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9366" calcext:value-type="float">
            <text:p>3,09366</text:p>
          </table:table-cell>
        </table:table-row>
        <table:table-row table:style-name="ro1">
          <table:table-cell office:value-type="float" office:value="10.08" calcext:value-type="float">
            <text:p>10,08</text:p>
          </table:table-cell>
          <table:table-cell table:number-columns-repeated="2"/>
          <table:table-cell office:value-type="float" office:value="0.153887" calcext:value-type="float">
            <text:p>0,15388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0226" calcext:value-type="float">
            <text:p>3,40226</text:p>
          </table:table-cell>
        </table:table-row>
        <table:table-row table:style-name="ro1">
          <table:table-cell office:value-type="float" office:value="10.09" calcext:value-type="float">
            <text:p>10,09</text:p>
          </table:table-cell>
          <table:table-cell table:number-columns-repeated="2"/>
          <table:table-cell office:value-type="float" office:value="0.183517" calcext:value-type="float">
            <text:p>0,183517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087" calcext:value-type="float">
            <text:p>3,708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table:number-columns-repeated="2"/>
          <table:table-cell office:value-type="float" office:value="0.215692" calcext:value-type="float">
            <text:p>0,215692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1279" calcext:value-type="float">
            <text:p>4,01279</text:p>
          </table:table-cell>
        </table:table-row>
        <table:table-row table:style-name="ro1">
          <table:table-cell office:value-type="float" office:value="10.11" calcext:value-type="float">
            <text:p>10,11</text:p>
          </table:table-cell>
          <table:table-cell table:number-columns-repeated="2"/>
          <table:table-cell office:value-type="float" office:value="0.25039" calcext:value-type="float">
            <text:p>0,25039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1432" calcext:value-type="float">
            <text:p>4,31432</text:p>
          </table:table-cell>
        </table:table-row>
        <table:table-row table:style-name="ro1">
          <table:table-cell office:value-type="float" office:value="10.12" calcext:value-type="float">
            <text:p>10,12</text:p>
          </table:table-cell>
          <table:table-cell table:number-columns-repeated="2"/>
          <table:table-cell office:value-type="float" office:value="0.28759" calcext:value-type="float">
            <text:p>0,28759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1312" calcext:value-type="float">
            <text:p>4,61312</text:p>
          </table:table-cell>
        </table:table-row>
        <table:table-row table:style-name="ro1">
          <table:table-cell office:value-type="float" office:value="10.13" calcext:value-type="float">
            <text:p>10,13</text:p>
          </table:table-cell>
          <table:table-cell table:number-columns-repeated="2"/>
          <table:table-cell office:value-type="float" office:value="0.327267" calcext:value-type="float">
            <text:p>0,32726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0898" calcext:value-type="float">
            <text:p>4,90898</text:p>
          </table:table-cell>
        </table:table-row>
        <table:table-row table:style-name="ro1">
          <table:table-cell office:value-type="float" office:value="10.14" calcext:value-type="float">
            <text:p>10,14</text:p>
          </table:table-cell>
          <table:table-cell table:number-columns-repeated="2"/>
          <table:table-cell office:value-type="float" office:value="0.369397" calcext:value-type="float">
            <text:p>0,36939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0173" calcext:value-type="float">
            <text:p>5,20173</text:p>
          </table:table-cell>
        </table:table-row>
        <table:table-row table:style-name="ro1">
          <table:table-cell office:value-type="float" office:value="10.15" calcext:value-type="float">
            <text:p>10,15</text:p>
          </table:table-cell>
          <table:table-cell table:number-columns-repeated="2"/>
          <table:table-cell office:value-type="float" office:value="0.413953" calcext:value-type="float">
            <text:p>0,41395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9117" calcext:value-type="float">
            <text:p>5,49117</text:p>
          </table:table-cell>
        </table:table-row>
        <table:table-row table:style-name="ro1">
          <table:table-cell office:value-type="float" office:value="10.16" calcext:value-type="float">
            <text:p>10,16</text:p>
          </table:table-cell>
          <table:table-cell table:number-columns-repeated="2"/>
          <table:table-cell office:value-type="float" office:value="0.460907" calcext:value-type="float">
            <text:p>0,460907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7713" calcext:value-type="float">
            <text:p>5,77713</text:p>
          </table:table-cell>
        </table:table-row>
        <table:table-row table:style-name="ro1">
          <table:table-cell office:value-type="float" office:value="10.17" calcext:value-type="float">
            <text:p>10,17</text:p>
          </table:table-cell>
          <table:table-cell table:number-columns-repeated="2"/>
          <table:table-cell office:value-type="float" office:value="0.510229" calcext:value-type="float">
            <text:p>0,510229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5941" calcext:value-type="float">
            <text:p>6,05941</text:p>
          </table:table-cell>
        </table:table-row>
        <table:table-row table:style-name="ro1">
          <table:table-cell office:value-type="float" office:value="10.18" calcext:value-type="float">
            <text:p>10,18</text:p>
          </table:table-cell>
          <table:table-cell table:number-columns-repeated="2"/>
          <table:table-cell office:value-type="float" office:value="0.561887" calcext:value-type="float">
            <text:p>0,561887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3785" calcext:value-type="float">
            <text:p>6,33785</text:p>
          </table:table-cell>
        </table:table-row>
        <table:table-row table:style-name="ro1">
          <table:table-cell office:value-type="float" office:value="10.19" calcext:value-type="float">
            <text:p>10,19</text:p>
          </table:table-cell>
          <table:table-cell table:number-columns-repeated="2"/>
          <table:table-cell office:value-type="float" office:value="0.615848" calcext:value-type="float">
            <text:p>0,615848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1226" calcext:value-type="float">
            <text:p>6,6122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number-columns-repeated="2"/>
          <table:table-cell office:value-type="float" office:value="0.67208" calcext:value-type="float">
            <text:p>0,67208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8248" calcext:value-type="float">
            <text:p>6,88248</text:p>
          </table:table-cell>
        </table:table-row>
        <table:table-row table:style-name="ro1">
          <table:table-cell office:value-type="float" office:value="10.21" calcext:value-type="float">
            <text:p>10,21</text:p>
          </table:table-cell>
          <table:table-cell table:number-columns-repeated="2"/>
          <table:table-cell office:value-type="float" office:value="0.730544" calcext:value-type="float">
            <text:p>0,730544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4832" calcext:value-type="float">
            <text:p>7,14832</text:p>
          </table:table-cell>
        </table:table-row>
        <table:table-row table:style-name="ro1">
          <table:table-cell office:value-type="float" office:value="10.22" calcext:value-type="float">
            <text:p>10,22</text:p>
          </table:table-cell>
          <table:table-cell table:number-columns-repeated="2"/>
          <table:table-cell office:value-type="float" office:value="0.791206" calcext:value-type="float">
            <text:p>0,791206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0962" calcext:value-type="float">
            <text:p>7,40962</text:p>
          </table:table-cell>
        </table:table-row>
        <table:table-row table:style-name="ro1">
          <table:table-cell office:value-type="float" office:value="10.23" calcext:value-type="float">
            <text:p>10,23</text:p>
          </table:table-cell>
          <table:table-cell table:number-columns-repeated="2"/>
          <table:table-cell office:value-type="float" office:value="0.854025" calcext:value-type="float">
            <text:p>0,854025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6621" calcext:value-type="float">
            <text:p>7,66621</text:p>
          </table:table-cell>
        </table:table-row>
        <table:table-row table:style-name="ro1">
          <table:table-cell office:value-type="float" office:value="10.24" calcext:value-type="float">
            <text:p>10,24</text:p>
          </table:table-cell>
          <table:table-cell table:number-columns-repeated="2"/>
          <table:table-cell office:value-type="float" office:value="0.918962" calcext:value-type="float">
            <text:p>0,918962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1793" calcext:value-type="float">
            <text:p>7,91793</text:p>
          </table:table-cell>
        </table:table-row>
        <table:table-row table:style-name="ro1">
          <table:table-cell office:value-type="float" office:value="10.25" calcext:value-type="float">
            <text:p>10,25</text:p>
          </table:table-cell>
          <table:table-cell table:number-columns-repeated="2"/>
          <table:table-cell office:value-type="float" office:value="0.985976" calcext:value-type="float">
            <text:p>0,985976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6463" calcext:value-type="float">
            <text:p>8,16463</text:p>
          </table:table-cell>
        </table:table-row>
        <table:table-row table:style-name="ro1">
          <table:table-cell office:value-type="float" office:value="10.26" calcext:value-type="float">
            <text:p>10,26</text:p>
          </table:table-cell>
          <table:table-cell table:number-columns-repeated="2"/>
          <table:table-cell office:value-type="float" office:value="1.05502" calcext:value-type="float">
            <text:p>1,05502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0614" calcext:value-type="float">
            <text:p>8,40614</text:p>
          </table:table-cell>
        </table:table-row>
        <table:table-row table:style-name="ro1">
          <table:table-cell office:value-type="float" office:value="10.27" calcext:value-type="float">
            <text:p>10,27</text:p>
          </table:table-cell>
          <table:table-cell table:number-columns-repeated="2"/>
          <table:table-cell office:value-type="float" office:value="1.12606" calcext:value-type="float">
            <text:p>1,12606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4231" calcext:value-type="float">
            <text:p>8,64231</text:p>
          </table:table-cell>
        </table:table-row>
        <table:table-row table:style-name="ro1">
          <table:table-cell office:value-type="float" office:value="10.28" calcext:value-type="float">
            <text:p>10,28</text:p>
          </table:table-cell>
          <table:table-cell table:number-columns-repeated="2"/>
          <table:table-cell office:value-type="float" office:value="1.19905" calcext:value-type="float">
            <text:p>1,19905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7299" calcext:value-type="float">
            <text:p>8,87299</text:p>
          </table:table-cell>
        </table:table-row>
        <table:table-row table:style-name="ro1">
          <table:table-cell office:value-type="float" office:value="10.29" calcext:value-type="float">
            <text:p>10,29</text:p>
          </table:table-cell>
          <table:table-cell table:number-columns-repeated="2"/>
          <table:table-cell office:value-type="float" office:value="1.27393" calcext:value-type="float">
            <text:p>1,27393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9803" calcext:value-type="float">
            <text:p>9,09803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table:number-columns-repeated="2"/>
          <table:table-cell office:value-type="float" office:value="1.35067" calcext:value-type="float">
            <text:p>1,35067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173" calcext:value-type="float">
            <text:p>9,3173</text:p>
          </table:table-cell>
        </table:table-row>
        <table:table-row table:style-name="ro1">
          <table:table-cell office:value-type="float" office:value="10.31" calcext:value-type="float">
            <text:p>10,31</text:p>
          </table:table-cell>
          <table:table-cell table:number-columns-repeated="2"/>
          <table:table-cell office:value-type="float" office:value="1.4292" calcext:value-type="float">
            <text:p>1,4292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3065" calcext:value-type="float">
            <text:p>9,53065</text:p>
          </table:table-cell>
        </table:table-row>
        <table:table-row table:style-name="ro1">
          <table:table-cell office:value-type="float" office:value="10.32" calcext:value-type="float">
            <text:p>10,32</text:p>
          </table:table-cell>
          <table:table-cell table:number-columns-repeated="2"/>
          <table:table-cell office:value-type="float" office:value="1.50949" calcext:value-type="float">
            <text:p>1,50949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3795" calcext:value-type="float">
            <text:p>9,73795</text:p>
          </table:table-cell>
        </table:table-row>
        <table:table-row table:style-name="ro1">
          <table:table-cell office:value-type="float" office:value="10.33" calcext:value-type="float">
            <text:p>10,33</text:p>
          </table:table-cell>
          <table:table-cell table:number-columns-repeated="2"/>
          <table:table-cell office:value-type="float" office:value="1.59149" calcext:value-type="float">
            <text:p>1,59149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3906" calcext:value-type="float">
            <text:p>9,93906</text:p>
          </table:table-cell>
        </table:table-row>
        <table:table-row table:style-name="ro1">
          <table:table-cell office:value-type="float" office:value="10.34" calcext:value-type="float">
            <text:p>10,34</text:p>
          </table:table-cell>
          <table:table-cell table:number-columns-repeated="2"/>
          <table:table-cell office:value-type="float" office:value="1.67513" calcext:value-type="float">
            <text:p>1,67513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339" calcext:value-type="float">
            <text:p>10,1339</text:p>
          </table:table-cell>
        </table:table-row>
        <table:table-row table:style-name="ro1">
          <table:table-cell office:value-type="float" office:value="10.35" calcext:value-type="float">
            <text:p>10,35</text:p>
          </table:table-cell>
          <table:table-cell table:number-columns-repeated="2"/>
          <table:table-cell office:value-type="float" office:value="1.76036" calcext:value-type="float">
            <text:p>1,76036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222" calcext:value-type="float">
            <text:p>10,3222</text:p>
          </table:table-cell>
        </table:table-row>
        <table:table-row table:style-name="ro1">
          <table:table-cell office:value-type="float" office:value="10.36" calcext:value-type="float">
            <text:p>10,36</text:p>
          </table:table-cell>
          <table:table-cell table:number-columns-repeated="2"/>
          <table:table-cell office:value-type="float" office:value="1.84715" calcext:value-type="float">
            <text:p>1,84715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04" calcext:value-type="float">
            <text:p>10,504</text:p>
          </table:table-cell>
        </table:table-row>
        <table:table-row table:style-name="ro1">
          <table:table-cell office:value-type="float" office:value="10.37" calcext:value-type="float">
            <text:p>10,37</text:p>
          </table:table-cell>
          <table:table-cell table:number-columns-repeated="2"/>
          <table:table-cell office:value-type="float" office:value="1.93541" calcext:value-type="float">
            <text:p>1,93541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791" calcext:value-type="float">
            <text:p>10,6791</text:p>
          </table:table-cell>
        </table:table-row>
        <table:table-row table:style-name="ro1">
          <table:table-cell office:value-type="float" office:value="10.38" calcext:value-type="float">
            <text:p>10,38</text:p>
          </table:table-cell>
          <table:table-cell table:number-columns-repeated="2"/>
          <table:table-cell office:value-type="float" office:value="2.02511" calcext:value-type="float">
            <text:p>2,02511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475" calcext:value-type="float">
            <text:p>10,8475</text:p>
          </table:table-cell>
        </table:table-row>
        <table:table-row table:style-name="ro1">
          <table:table-cell office:value-type="float" office:value="10.39" calcext:value-type="float">
            <text:p>10,39</text:p>
          </table:table-cell>
          <table:table-cell table:number-columns-repeated="2"/>
          <table:table-cell office:value-type="float" office:value="2.11619" calcext:value-type="float">
            <text:p>2,11619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09" calcext:value-type="float">
            <text:p>11,009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number-columns-repeated="2"/>
          <table:table-cell office:value-type="float" office:value="2.20858" calcext:value-type="float">
            <text:p>2,20858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634" calcext:value-type="float">
            <text:p>11,1634</text:p>
          </table:table-cell>
        </table:table-row>
        <table:table-row table:style-name="ro1">
          <table:table-cell office:value-type="float" office:value="10.41" calcext:value-type="float">
            <text:p>10,41</text:p>
          </table:table-cell>
          <table:table-cell table:number-columns-repeated="2"/>
          <table:table-cell office:value-type="float" office:value="2.30222" calcext:value-type="float">
            <text:p>2,30222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108" calcext:value-type="float">
            <text:p>11,3108</text:p>
          </table:table-cell>
        </table:table-row>
        <table:table-row table:style-name="ro1">
          <table:table-cell office:value-type="float" office:value="10.42" calcext:value-type="float">
            <text:p>10,42</text:p>
          </table:table-cell>
          <table:table-cell table:number-columns-repeated="2"/>
          <table:table-cell office:value-type="float" office:value="2.39707" calcext:value-type="float">
            <text:p>2,39707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51" calcext:value-type="float">
            <text:p>11,451</text:p>
          </table:table-cell>
        </table:table-row>
        <table:table-row table:style-name="ro1">
          <table:table-cell office:value-type="float" office:value="10.43" calcext:value-type="float">
            <text:p>10,43</text:p>
          </table:table-cell>
          <table:table-cell table:number-columns-repeated="2"/>
          <table:table-cell office:value-type="float" office:value="2.49305" calcext:value-type="float">
            <text:p>2,49305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839" calcext:value-type="float">
            <text:p>11,5839</text:p>
          </table:table-cell>
        </table:table-row>
        <table:table-row table:style-name="ro1">
          <table:table-cell office:value-type="float" office:value="10.44" calcext:value-type="float">
            <text:p>10,44</text:p>
          </table:table-cell>
          <table:table-cell table:number-columns-repeated="2"/>
          <table:table-cell office:value-type="float" office:value="2.59011" calcext:value-type="float">
            <text:p>2,59011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095" calcext:value-type="float">
            <text:p>11,7095</text:p>
          </table:table-cell>
        </table:table-row>
        <table:table-row table:style-name="ro1"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2.68819" calcext:value-type="float">
            <text:p>2,68819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5" calcext:value-type="float">
            <text:p>191,0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276" calcext:value-type="float">
            <text:p>11,8276</text:p>
          </table:table-cell>
        </table:table-row>
        <table:table-row table:style-name="ro1">
          <table:table-cell office:value-type="float" office:value="10.46" calcext:value-type="float">
            <text:p>10,46</text:p>
          </table:table-cell>
          <table:table-cell table:number-columns-repeated="2"/>
          <table:table-cell office:value-type="float" office:value="2.78722" calcext:value-type="float">
            <text:p>2,78722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382" calcext:value-type="float">
            <text:p>11,9382</text:p>
          </table:table-cell>
        </table:table-row>
        <table:table-row table:style-name="ro1">
          <table:table-cell office:value-type="float" office:value="10.47" calcext:value-type="float">
            <text:p>10,47</text:p>
          </table:table-cell>
          <table:table-cell table:number-columns-repeated="2"/>
          <table:table-cell office:value-type="float" office:value="2.88714" calcext:value-type="float">
            <text:p>2,88714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412" calcext:value-type="float">
            <text:p>12,0412</text:p>
          </table:table-cell>
        </table:table-row>
        <table:table-row table:style-name="ro1">
          <table:table-cell office:value-type="float" office:value="10.48" calcext:value-type="float">
            <text:p>10,48</text:p>
          </table:table-cell>
          <table:table-cell table:number-columns-repeated="2"/>
          <table:table-cell office:value-type="float" office:value="2.98789" calcext:value-type="float">
            <text:p>2,98789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366" calcext:value-type="float">
            <text:p>12,1366</text:p>
          </table:table-cell>
        </table:table-row>
        <table:table-row table:style-name="ro1">
          <table:table-cell office:value-type="float" office:value="10.49" calcext:value-type="float">
            <text:p>10,49</text:p>
          </table:table-cell>
          <table:table-cell table:number-columns-repeated="2"/>
          <table:table-cell office:value-type="float" office:value="3.0894" calcext:value-type="float">
            <text:p>3,0894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243" calcext:value-type="float">
            <text:p>12,2243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number-columns-repeated="2"/>
          <table:table-cell office:value-type="float" office:value="3.1916" calcext:value-type="float">
            <text:p>3,1916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042" calcext:value-type="float">
            <text:p>12,3042</text:p>
          </table:table-cell>
        </table:table-row>
        <table:table-row table:style-name="ro1">
          <table:table-cell office:value-type="float" office:value="10.51" calcext:value-type="float">
            <text:p>10,51</text:p>
          </table:table-cell>
          <table:table-cell table:number-columns-repeated="2"/>
          <table:table-cell office:value-type="float" office:value="3.29444" calcext:value-type="float">
            <text:p>3,29444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763" calcext:value-type="float">
            <text:p>12,3763</text:p>
          </table:table-cell>
        </table:table-row>
        <table:table-row table:style-name="ro1">
          <table:table-cell office:value-type="float" office:value="10.52" calcext:value-type="float">
            <text:p>10,52</text:p>
          </table:table-cell>
          <table:table-cell table:number-columns-repeated="2"/>
          <table:table-cell office:value-type="float" office:value="3.39785" calcext:value-type="float">
            <text:p>3,39785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405" calcext:value-type="float">
            <text:p>12,4405</text:p>
          </table:table-cell>
        </table:table-row>
        <table:table-row table:style-name="ro1">
          <table:table-cell office:value-type="float" office:value="10.53" calcext:value-type="float">
            <text:p>10,53</text:p>
          </table:table-cell>
          <table:table-cell table:number-columns-repeated="2"/>
          <table:table-cell office:value-type="float" office:value="3.50176" calcext:value-type="float">
            <text:p>3,50176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969" calcext:value-type="float">
            <text:p>12,4969</text:p>
          </table:table-cell>
        </table:table-row>
        <table:table-row table:style-name="ro1">
          <table:table-cell office:value-type="float" office:value="10.54" calcext:value-type="float">
            <text:p>10,54</text:p>
          </table:table-cell>
          <table:table-cell table:number-columns-repeated="2"/>
          <table:table-cell office:value-type="float" office:value="3.60611" calcext:value-type="float">
            <text:p>3,60611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9" calcext:value-type="float">
            <text:p>191,0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53" calcext:value-type="float">
            <text:p>12,5453</text:p>
          </table:table-cell>
        </table:table-row>
        <table:table-row table:style-name="ro1">
          <table:table-cell office:value-type="float" office:value="10.55" calcext:value-type="float">
            <text:p>10,55</text:p>
          </table:table-cell>
          <table:table-cell table:number-columns-repeated="2"/>
          <table:table-cell office:value-type="float" office:value="3.71083" calcext:value-type="float">
            <text:p>3,71083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57" calcext:value-type="float">
            <text:p>12,5857</text:p>
          </table:table-cell>
        </table:table-row>
        <table:table-row table:style-name="ro1">
          <table:table-cell office:value-type="float" office:value="10.56" calcext:value-type="float">
            <text:p>10,56</text:p>
          </table:table-cell>
          <table:table-cell table:number-columns-repeated="2"/>
          <table:table-cell office:value-type="float" office:value="3.81585" calcext:value-type="float">
            <text:p>3,81585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1" calcext:value-type="float">
            <text:p>191,0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81" calcext:value-type="float">
            <text:p>12,6181</text:p>
          </table:table-cell>
        </table:table-row>
        <table:table-row table:style-name="ro1">
          <table:table-cell office:value-type="float" office:value="10.57" calcext:value-type="float">
            <text:p>10,57</text:p>
          </table:table-cell>
          <table:table-cell table:number-columns-repeated="2"/>
          <table:table-cell office:value-type="float" office:value="3.92111" calcext:value-type="float">
            <text:p>3,92111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25" calcext:value-type="float">
            <text:p>12,6425</text:p>
          </table:table-cell>
        </table:table-row>
        <table:table-row table:style-name="ro1">
          <table:table-cell office:value-type="float" office:value="10.58" calcext:value-type="float">
            <text:p>10,58</text:p>
          </table:table-cell>
          <table:table-cell table:number-columns-repeated="2"/>
          <table:table-cell office:value-type="float" office:value="4.02654" calcext:value-type="float">
            <text:p>4,02654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89" calcext:value-type="float">
            <text:p>12,6589</text:p>
          </table:table-cell>
        </table:table-row>
        <table:table-row table:style-name="ro1">
          <table:table-cell office:value-type="float" office:value="10.59" calcext:value-type="float">
            <text:p>10,59</text:p>
          </table:table-cell>
          <table:table-cell table:number-columns-repeated="2"/>
          <table:table-cell office:value-type="float" office:value="4.13207" calcext:value-type="float">
            <text:p>4,13207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3" calcext:value-type="float">
            <text:p>12,6673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4.23764" calcext:value-type="float">
            <text:p>4,23764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6" calcext:value-type="float">
            <text:p>12,6676</text:p>
          </table:table-cell>
        </table:table-row>
        <table:table-row table:style-name="ro1">
          <table:table-cell office:value-type="float" office:value="10.61" calcext:value-type="float">
            <text:p>10,61</text:p>
          </table:table-cell>
          <table:table-cell table:number-columns-repeated="2"/>
          <table:table-cell office:value-type="float" office:value="4.34317" calcext:value-type="float">
            <text:p>4,34317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8" calcext:value-type="float">
            <text:p>190,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98" calcext:value-type="float">
            <text:p>12,6598</text:p>
          </table:table-cell>
        </table:table-row>
        <table:table-row table:style-name="ro1">
          <table:table-cell office:value-type="float" office:value="10.62" calcext:value-type="float">
            <text:p>10,62</text:p>
          </table:table-cell>
          <table:table-cell table:number-columns-repeated="2"/>
          <table:table-cell office:value-type="float" office:value="4.44861" calcext:value-type="float">
            <text:p>4,44861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4" calcext:value-type="float">
            <text:p>12,644</text:p>
          </table:table-cell>
        </table:table-row>
        <table:table-row table:style-name="ro1">
          <table:table-cell office:value-type="float" office:value="10.63" calcext:value-type="float">
            <text:p>10,63</text:p>
          </table:table-cell>
          <table:table-cell table:number-columns-repeated="2"/>
          <table:table-cell office:value-type="float" office:value="4.55388" calcext:value-type="float">
            <text:p>4,55388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2" calcext:value-type="float">
            <text:p>190,9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02" calcext:value-type="float">
            <text:p>12,6202</text:p>
          </table:table-cell>
        </table:table-row>
        <table:table-row table:style-name="ro1">
          <table:table-cell office:value-type="float" office:value="10.64" calcext:value-type="float">
            <text:p>10,64</text:p>
          </table:table-cell>
          <table:table-cell table:number-columns-repeated="2"/>
          <table:table-cell office:value-type="float" office:value="4.65892" calcext:value-type="float">
            <text:p>4,65892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84" calcext:value-type="float">
            <text:p>12,5884</text:p>
          </table:table-cell>
        </table:table-row>
        <table:table-row table:style-name="ro1">
          <table:table-cell office:value-type="float" office:value="10.65" calcext:value-type="float">
            <text:p>10,65</text:p>
          </table:table-cell>
          <table:table-cell table:number-columns-repeated="2"/>
          <table:table-cell office:value-type="float" office:value="4.76367" calcext:value-type="float">
            <text:p>4,76367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85" calcext:value-type="float">
            <text:p>12,5485</text:p>
          </table:table-cell>
        </table:table-row>
        <table:table-row table:style-name="ro1">
          <table:table-cell office:value-type="float" office:value="10.66" calcext:value-type="float">
            <text:p>10,66</text:p>
          </table:table-cell>
          <table:table-cell table:number-columns-repeated="2"/>
          <table:table-cell office:value-type="float" office:value="4.86804" calcext:value-type="float">
            <text:p>4,86804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07" calcext:value-type="float">
            <text:p>12,5007</text:p>
          </table:table-cell>
        </table:table-row>
        <table:table-row table:style-name="ro1">
          <table:table-cell office:value-type="float" office:value="10.67" calcext:value-type="float">
            <text:p>10,67</text:p>
          </table:table-cell>
          <table:table-cell table:number-columns-repeated="2"/>
          <table:table-cell office:value-type="float" office:value="4.97199" calcext:value-type="float">
            <text:p>4,97199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45" calcext:value-type="float">
            <text:p>12,445</text:p>
          </table:table-cell>
        </table:table-row>
        <table:table-row table:style-name="ro1">
          <table:table-cell office:value-type="float" office:value="10.68" calcext:value-type="float">
            <text:p>10,68</text:p>
          </table:table-cell>
          <table:table-cell table:number-columns-repeated="2"/>
          <table:table-cell office:value-type="float" office:value="5.07544" calcext:value-type="float">
            <text:p>5,07544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814" calcext:value-type="float">
            <text:p>12,3814</text:p>
          </table:table-cell>
        </table:table-row>
        <table:table-row table:style-name="ro1">
          <table:table-cell office:value-type="float" office:value="10.69" calcext:value-type="float">
            <text:p>10,69</text:p>
          </table:table-cell>
          <table:table-cell table:number-columns-repeated="2"/>
          <table:table-cell office:value-type="float" office:value="5.17833" calcext:value-type="float">
            <text:p>5,17833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099" calcext:value-type="float">
            <text:p>12,3099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table:number-columns-repeated="2"/>
          <table:table-cell office:value-type="float" office:value="5.28058" calcext:value-type="float">
            <text:p>5,28058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305" calcext:value-type="float">
            <text:p>12,2305</text:p>
          </table:table-cell>
        </table:table-row>
        <table:table-row table:style-name="ro1">
          <table:table-cell office:value-type="float" office:value="10.71" calcext:value-type="float">
            <text:p>10,71</text:p>
          </table:table-cell>
          <table:table-cell table:number-columns-repeated="2"/>
          <table:table-cell office:value-type="float" office:value="5.38215" calcext:value-type="float">
            <text:p>5,38215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434" calcext:value-type="float">
            <text:p>12,1434</text:p>
          </table:table-cell>
        </table:table-row>
        <table:table-row table:style-name="ro1">
          <table:table-cell office:value-type="float" office:value="10.72" calcext:value-type="float">
            <text:p>10,72</text:p>
          </table:table-cell>
          <table:table-cell table:number-columns-repeated="2"/>
          <table:table-cell office:value-type="float" office:value="5.48295" calcext:value-type="float">
            <text:p>5,48295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486" calcext:value-type="float">
            <text:p>12,0486</text:p>
          </table:table-cell>
        </table:table-row>
        <table:table-row table:style-name="ro1">
          <table:table-cell office:value-type="float" office:value="10.73" calcext:value-type="float">
            <text:p>10,73</text:p>
          </table:table-cell>
          <table:table-cell table:number-columns-repeated="2"/>
          <table:table-cell office:value-type="float" office:value="5.58293" calcext:value-type="float">
            <text:p>5,58293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462" calcext:value-type="float">
            <text:p>11,9462</text:p>
          </table:table-cell>
        </table:table-row>
        <table:table-row table:style-name="ro1">
          <table:table-cell office:value-type="float" office:value="10.74" calcext:value-type="float">
            <text:p>10,74</text:p>
          </table:table-cell>
          <table:table-cell table:number-columns-repeated="2"/>
          <table:table-cell office:value-type="float" office:value="5.68203" calcext:value-type="float">
            <text:p>5,68203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361" calcext:value-type="float">
            <text:p>11,8361</text:p>
          </table:table-cell>
        </table:table-row>
        <table:table-row table:style-name="ro1"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float" office:value="5.78018" calcext:value-type="float">
            <text:p>5,78018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185" calcext:value-type="float">
            <text:p>11,7185</text:p>
          </table:table-cell>
        </table:table-row>
        <table:table-row table:style-name="ro1">
          <table:table-cell office:value-type="float" office:value="10.76" calcext:value-type="float">
            <text:p>10,76</text:p>
          </table:table-cell>
          <table:table-cell table:number-columns-repeated="2"/>
          <table:table-cell office:value-type="float" office:value="5.87732" calcext:value-type="float">
            <text:p>5,87732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935" calcext:value-type="float">
            <text:p>11,5935</text:p>
          </table:table-cell>
        </table:table-row>
        <table:table-row table:style-name="ro1">
          <table:table-cell office:value-type="float" office:value="10.77" calcext:value-type="float">
            <text:p>10,77</text:p>
          </table:table-cell>
          <table:table-cell table:number-columns-repeated="2"/>
          <table:table-cell office:value-type="float" office:value="5.97339" calcext:value-type="float">
            <text:p>5,97339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612" calcext:value-type="float">
            <text:p>11,4612</text:p>
          </table:table-cell>
        </table:table-row>
        <table:table-row table:style-name="ro1">
          <table:table-cell office:value-type="float" office:value="10.78" calcext:value-type="float">
            <text:p>10,78</text:p>
          </table:table-cell>
          <table:table-cell table:number-columns-repeated="2"/>
          <table:table-cell office:value-type="float" office:value="6.06832" calcext:value-type="float">
            <text:p>6,06832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215" calcext:value-type="float">
            <text:p>11,3215</text:p>
          </table:table-cell>
        </table:table-row>
        <table:table-row table:style-name="ro1">
          <table:table-cell office:value-type="float" office:value="10.79" calcext:value-type="float">
            <text:p>10,79</text:p>
          </table:table-cell>
          <table:table-cell table:number-columns-repeated="2"/>
          <table:table-cell office:value-type="float" office:value="6.16206" calcext:value-type="float">
            <text:p>6,16206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747" calcext:value-type="float">
            <text:p>11,1747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number-columns-repeated="2"/>
          <table:table-cell office:value-type="float" office:value="6.25455" calcext:value-type="float">
            <text:p>6,25455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207" calcext:value-type="float">
            <text:p>11,0207</text:p>
          </table:table-cell>
        </table:table-row>
        <table:table-row table:style-name="ro1"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float" office:value="6.34572" calcext:value-type="float">
            <text:p>6,34572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598" calcext:value-type="float">
            <text:p>10,8598</text:p>
          </table:table-cell>
        </table:table-row>
        <table:table-row table:style-name="ro1">
          <table:table-cell office:value-type="float" office:value="10.82" calcext:value-type="float">
            <text:p>10,82</text:p>
          </table:table-cell>
          <table:table-cell table:number-columns-repeated="2"/>
          <table:table-cell office:value-type="float" office:value="6.43552" calcext:value-type="float">
            <text:p>6,43552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919" calcext:value-type="float">
            <text:p>10,6919</text:p>
          </table:table-cell>
        </table:table-row>
        <table:table-row table:style-name="ro1">
          <table:table-cell office:value-type="float" office:value="10.83" calcext:value-type="float">
            <text:p>10,83</text:p>
          </table:table-cell>
          <table:table-cell table:number-columns-repeated="2"/>
          <table:table-cell office:value-type="float" office:value="6.5239" calcext:value-type="float">
            <text:p>6,5239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173" calcext:value-type="float">
            <text:p>10,5173</text:p>
          </table:table-cell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number-columns-repeated="2"/>
          <table:table-cell office:value-type="float" office:value="6.61079" calcext:value-type="float">
            <text:p>6,6107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36" calcext:value-type="float">
            <text:p>10,336</text:p>
          </table:table-cell>
        </table:table-row>
        <table:table-row table:style-name="ro1">
          <table:table-cell office:value-type="float" office:value="10.85" calcext:value-type="float">
            <text:p>10,85</text:p>
          </table:table-cell>
          <table:table-cell table:number-columns-repeated="2"/>
          <table:table-cell office:value-type="float" office:value="6.69615" calcext:value-type="float">
            <text:p>6,69615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481" calcext:value-type="float">
            <text:p>10,1481</text:p>
          </table:table-cell>
        </table:table-row>
        <table:table-row table:style-name="ro1">
          <table:table-cell office:value-type="float" office:value="10.86" calcext:value-type="float">
            <text:p>10,86</text:p>
          </table:table-cell>
          <table:table-cell table:number-columns-repeated="2"/>
          <table:table-cell office:value-type="float" office:value="6.77991" calcext:value-type="float">
            <text:p>6,77991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5381" calcext:value-type="float">
            <text:p>9,95381</text:p>
          </table:table-cell>
        </table:table-row>
        <table:table-row table:style-name="ro1">
          <table:table-cell office:value-type="float" office:value="10.87" calcext:value-type="float">
            <text:p>10,87</text:p>
          </table:table-cell>
          <table:table-cell table:number-columns-repeated="2"/>
          <table:table-cell office:value-type="float" office:value="6.86203" calcext:value-type="float">
            <text:p>6,86203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5317" calcext:value-type="float">
            <text:p>9,75317</text:p>
          </table:table-cell>
        </table:table-row>
        <table:table-row table:style-name="ro1"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float" office:value="6.94245" calcext:value-type="float">
            <text:p>6,94245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4633" calcext:value-type="float">
            <text:p>9,54633</text:p>
          </table:table-cell>
        </table:table-row>
        <table:table-row table:style-name="ro1">
          <table:table-cell office:value-type="float" office:value="10.89" calcext:value-type="float">
            <text:p>10,89</text:p>
          </table:table-cell>
          <table:table-cell table:number-columns-repeated="2"/>
          <table:table-cell office:value-type="float" office:value="7.02112" calcext:value-type="float">
            <text:p>7,02112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3343" calcext:value-type="float">
            <text:p>9,3334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table:number-columns-repeated="2"/>
          <table:table-cell office:value-type="float" office:value="7.09799" calcext:value-type="float">
            <text:p>7,0979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146" calcext:value-type="float">
            <text:p>9,1146</text:p>
          </table:table-cell>
        </table:table-row>
        <table:table-row table:style-name="ro1">
          <table:table-cell office:value-type="float" office:value="10.91" calcext:value-type="float">
            <text:p>10,91</text:p>
          </table:table-cell>
          <table:table-cell table:number-columns-repeated="2"/>
          <table:table-cell office:value-type="float" office:value="7.17301" calcext:value-type="float">
            <text:p>7,17301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8998" calcext:value-type="float">
            <text:p>8,88998</text:p>
          </table:table-cell>
        </table:table-row>
        <table:table-row table:style-name="ro1">
          <table:table-cell office:value-type="float" office:value="10.92" calcext:value-type="float">
            <text:p>10,92</text:p>
          </table:table-cell>
          <table:table-cell table:number-columns-repeated="2"/>
          <table:table-cell office:value-type="float" office:value="7.24614" calcext:value-type="float">
            <text:p>7,24614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5971" calcext:value-type="float">
            <text:p>8,65971</text:p>
          </table:table-cell>
        </table:table-row>
        <table:table-row table:style-name="ro1">
          <table:table-cell office:value-type="float" office:value="10.93" calcext:value-type="float">
            <text:p>10,93</text:p>
          </table:table-cell>
          <table:table-cell table:number-columns-repeated="2"/>
          <table:table-cell office:value-type="float" office:value="7.31732" calcext:value-type="float">
            <text:p>7,31732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2395" calcext:value-type="float">
            <text:p>8,42395</text:p>
          </table:table-cell>
        </table:table-row>
        <table:table-row table:style-name="ro1">
          <table:table-cell office:value-type="float" office:value="10.94" calcext:value-type="float">
            <text:p>10,94</text:p>
          </table:table-cell>
          <table:table-cell table:number-columns-repeated="2"/>
          <table:table-cell office:value-type="float" office:value="7.38652" calcext:value-type="float">
            <text:p>7,38652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8283" calcext:value-type="float">
            <text:p>8,18283</text:p>
          </table:table-cell>
        </table:table-row>
        <table:table-row table:style-name="ro1">
          <table:table-cell office:value-type="float" office:value="10.95" calcext:value-type="float">
            <text:p>10,95</text:p>
          </table:table-cell>
          <table:table-cell table:number-columns-repeated="2"/>
          <table:table-cell office:value-type="float" office:value="7.45369" calcext:value-type="float">
            <text:p>7,45369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3652" calcext:value-type="float">
            <text:p>7,93652</text:p>
          </table:table-cell>
        </table:table-row>
        <table:table-row table:style-name="ro1">
          <table:table-cell office:value-type="float" office:value="10.96" calcext:value-type="float">
            <text:p>10,96</text:p>
          </table:table-cell>
          <table:table-cell table:number-columns-repeated="2"/>
          <table:table-cell office:value-type="float" office:value="7.51878" calcext:value-type="float">
            <text:p>7,51878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8516" calcext:value-type="float">
            <text:p>7,68516</text:p>
          </table:table-cell>
        </table:table-row>
        <table:table-row table:style-name="ro1">
          <table:table-cell office:value-type="float" office:value="10.97" calcext:value-type="float">
            <text:p>10,97</text:p>
          </table:table-cell>
          <table:table-cell table:number-columns-repeated="2"/>
          <table:table-cell office:value-type="float" office:value="7.58176" calcext:value-type="float">
            <text:p>7,58176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2893" calcext:value-type="float">
            <text:p>7,42893</text:p>
          </table:table-cell>
        </table:table-row>
        <table:table-row table:style-name="ro1">
          <table:table-cell office:value-type="float" office:value="10.98" calcext:value-type="float">
            <text:p>10,98</text:p>
          </table:table-cell>
          <table:table-cell table:number-columns-repeated="2"/>
          <table:table-cell office:value-type="float" office:value="7.64258" calcext:value-type="float">
            <text:p>7,64258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6797" calcext:value-type="float">
            <text:p>7,16797</text:p>
          </table:table-cell>
        </table:table-row>
        <table:table-row table:style-name="ro1">
          <table:table-cell office:value-type="float" office:value="10.99" calcext:value-type="float">
            <text:p>10,99</text:p>
          </table:table-cell>
          <table:table-cell table:number-columns-repeated="2"/>
          <table:table-cell office:value-type="float" office:value="7.70121" calcext:value-type="float">
            <text:p>7,70121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0247" calcext:value-type="float">
            <text:p>6,902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.75761" calcext:value-type="float">
            <text:p>7,75761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3257" calcext:value-type="float">
            <text:p>6,63257</text:p>
          </table:table-cell>
        </table:table-row>
        <table:table-row table:style-name="ro1">
          <table:table-cell office:value-type="float" office:value="11.01" calcext:value-type="float">
            <text:p>11,01</text:p>
          </table:table-cell>
          <table:table-cell table:number-columns-repeated="2"/>
          <table:table-cell office:value-type="float" office:value="7.81175" calcext:value-type="float">
            <text:p>7,81175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5847" calcext:value-type="float">
            <text:p>6,35847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  <table:table-cell table:number-columns-repeated="2"/>
          <table:table-cell office:value-type="float" office:value="7.86358" calcext:value-type="float">
            <text:p>7,86358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8033" calcext:value-type="float">
            <text:p>6,08033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table:number-columns-repeated="2"/>
          <table:table-cell office:value-type="float" office:value="7.91307" calcext:value-type="float">
            <text:p>7,9130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9832" calcext:value-type="float">
            <text:p>5,79832</text:p>
          </table:table-cell>
        </table:table-row>
        <table:table-row table:style-name="ro1">
          <table:table-cell office:value-type="float" office:value="11.04" calcext:value-type="float">
            <text:p>11,04</text:p>
          </table:table-cell>
          <table:table-cell table:number-columns-repeated="2"/>
          <table:table-cell office:value-type="float" office:value="7.96021" calcext:value-type="float">
            <text:p>7,9602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1263" calcext:value-type="float">
            <text:p>5,51263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number-columns-repeated="2"/>
          <table:table-cell office:value-type="float" office:value="8.00494" calcext:value-type="float">
            <text:p>8,00494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2345" calcext:value-type="float">
            <text:p>5,22345</text:p>
          </table:table-cell>
        </table:table-row>
        <table:table-row table:style-name="ro1">
          <table:table-cell office:value-type="float" office:value="11.06" calcext:value-type="float">
            <text:p>11,06</text:p>
          </table:table-cell>
          <table:table-cell table:number-columns-repeated="2"/>
          <table:table-cell office:value-type="float" office:value="8.04725" calcext:value-type="float">
            <text:p>8,04725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3094" calcext:value-type="float">
            <text:p>4,93094</text:p>
          </table:table-cell>
        </table:table-row>
        <table:table-row table:style-name="ro1">
          <table:table-cell office:value-type="float" office:value="11.07" calcext:value-type="float">
            <text:p>11,07</text:p>
          </table:table-cell>
          <table:table-cell table:number-columns-repeated="2"/>
          <table:table-cell office:value-type="float" office:value="8.08712" calcext:value-type="float">
            <text:p>8,08712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353" calcext:value-type="float">
            <text:p>4,6353</text:p>
          </table:table-cell>
        </table:table-row>
        <table:table-row table:style-name="ro1">
          <table:table-cell office:value-type="float" office:value="11.08" calcext:value-type="float">
            <text:p>11,08</text:p>
          </table:table-cell>
          <table:table-cell table:number-columns-repeated="2"/>
          <table:table-cell office:value-type="float" office:value="8.1245" calcext:value-type="float">
            <text:p>8,124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3672" calcext:value-type="float">
            <text:p>4,33672</text:p>
          </table:table-cell>
        </table:table-row>
        <table:table-row table:style-name="ro1">
          <table:table-cell office:value-type="float" office:value="11.09" calcext:value-type="float">
            <text:p>11,09</text:p>
          </table:table-cell>
          <table:table-cell table:number-columns-repeated="2"/>
          <table:table-cell office:value-type="float" office:value="8.15939" calcext:value-type="float">
            <text:p>8,15939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3538" calcext:value-type="float">
            <text:p>4,03538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table:number-columns-repeated="2"/>
          <table:table-cell office:value-type="float" office:value="8.19175" calcext:value-type="float">
            <text:p>8,19175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3148" calcext:value-type="float">
            <text:p>3,73148</text:p>
          </table:table-cell>
        </table:table-row>
        <table:table-row table:style-name="ro1">
          <table:table-cell office:value-type="float" office:value="11.11" calcext:value-type="float">
            <text:p>11,11</text:p>
          </table:table-cell>
          <table:table-cell table:number-columns-repeated="2"/>
          <table:table-cell office:value-type="float" office:value="8.22157" calcext:value-type="float">
            <text:p>8,22157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2521" calcext:value-type="float">
            <text:p>3,42521</text:p>
          </table:table-cell>
        </table:table-row>
        <table:table-row table:style-name="ro1">
          <table:table-cell office:value-type="float" office:value="11.12" calcext:value-type="float">
            <text:p>11,12</text:p>
          </table:table-cell>
          <table:table-cell table:number-columns-repeated="2"/>
          <table:table-cell office:value-type="float" office:value="8.24883" calcext:value-type="float">
            <text:p>8,24883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1676" calcext:value-type="float">
            <text:p>3,11676</text:p>
          </table:table-cell>
        </table:table-row>
        <table:table-row table:style-name="ro1">
          <table:table-cell office:value-type="float" office:value="11.13" calcext:value-type="float">
            <text:p>11,13</text:p>
          </table:table-cell>
          <table:table-cell table:number-columns-repeated="2"/>
          <table:table-cell office:value-type="float" office:value="8.27351" calcext:value-type="float">
            <text:p>8,2735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0634" calcext:value-type="float">
            <text:p>2,80634</text:p>
          </table:table-cell>
        </table:table-row>
        <table:table-row table:style-name="ro1">
          <table:table-cell office:value-type="float" office:value="11.14" calcext:value-type="float">
            <text:p>11,14</text:p>
          </table:table-cell>
          <table:table-cell table:number-columns-repeated="2"/>
          <table:table-cell office:value-type="float" office:value="8.2956" calcext:value-type="float">
            <text:p>8,295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9413" calcext:value-type="float">
            <text:p>2,49413</text:p>
          </table:table-cell>
        </table:table-row>
        <table:table-row table:style-name="ro1">
          <table:table-cell office:value-type="float" office:value="11.15" calcext:value-type="float">
            <text:p>11,15</text:p>
          </table:table-cell>
          <table:table-cell table:number-columns-repeated="2"/>
          <table:table-cell office:value-type="float" office:value="8.31508" calcext:value-type="float">
            <text:p>8,315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8034" calcext:value-type="float">
            <text:p>2,18034</text:p>
          </table:table-cell>
        </table:table-row>
        <table:table-row table:style-name="ro1">
          <table:table-cell office:value-type="float" office:value="11.16" calcext:value-type="float">
            <text:p>11,16</text:p>
          </table:table-cell>
          <table:table-cell table:number-columns-repeated="2"/>
          <table:table-cell office:value-type="float" office:value="8.33193" calcext:value-type="float">
            <text:p>8,3319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6516" calcext:value-type="float">
            <text:p>1,86516</text:p>
          </table:table-cell>
        </table:table-row>
        <table:table-row table:style-name="ro1">
          <table:table-cell office:value-type="float" office:value="11.17" calcext:value-type="float">
            <text:p>11,17</text:p>
          </table:table-cell>
          <table:table-cell table:number-columns-repeated="2"/>
          <table:table-cell office:value-type="float" office:value="8.34616" calcext:value-type="float">
            <text:p>8,3461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488" calcext:value-type="float">
            <text:p>1,5488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table:number-columns-repeated="2"/>
          <table:table-cell office:value-type="float" office:value="8.35774" calcext:value-type="float">
            <text:p>8,3577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3145" calcext:value-type="float">
            <text:p>1,23145</text:p>
          </table:table-cell>
        </table:table-row>
        <table:table-row table:style-name="ro1">
          <table:table-cell office:value-type="float" office:value="11.19" calcext:value-type="float">
            <text:p>11,19</text:p>
          </table:table-cell>
          <table:table-cell table:number-columns-repeated="2"/>
          <table:table-cell office:value-type="float" office:value="8.36668" calcext:value-type="float">
            <text:p>8,3666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13324" calcext:value-type="float">
            <text:p>0,913324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number-columns-repeated="2"/>
          <table:table-cell office:value-type="float" office:value="8.37296" calcext:value-type="float">
            <text:p>8,3729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94616" calcext:value-type="float">
            <text:p>0,594616</text:p>
          </table:table-cell>
        </table:table-row>
        <table:table-row table:style-name="ro1">
          <table:table-cell office:value-type="float" office:value="11.21" calcext:value-type="float">
            <text:p>11,21</text:p>
          </table:table-cell>
          <table:table-cell table:number-columns-repeated="2"/>
          <table:table-cell office:value-type="float" office:value="8.37659" calcext:value-type="float">
            <text:p>8,3765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7553" calcext:value-type="float">
            <text:p>0,27553</text:p>
          </table:table-cell>
        </table:table-row>
        <table:table-row table:style-name="ro1">
          <table:table-cell office:value-type="float" office:value="11.22" calcext:value-type="float">
            <text:p>11,22</text:p>
          </table:table-cell>
          <table:table-cell table:number-columns-repeated="2"/>
          <table:table-cell office:value-type="float" office:value="8.37756" calcext:value-type="float">
            <text:p>8,3775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437303" calcext:value-type="float">
            <text:p>-0,0437303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table:number-columns-repeated="2"/>
          <table:table-cell office:value-type="float" office:value="8.37586" calcext:value-type="float">
            <text:p>8,3758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62963" calcext:value-type="float">
            <text:p>-0,362963</text:p>
          </table:table-cell>
        </table:table-row>
        <table:table-row table:style-name="ro1">
          <table:table-cell office:value-type="float" office:value="11.24" calcext:value-type="float">
            <text:p>11,24</text:p>
          </table:table-cell>
          <table:table-cell table:number-columns-repeated="2"/>
          <table:table-cell office:value-type="float" office:value="8.37151" calcext:value-type="float">
            <text:p>8,3715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81965" calcext:value-type="float">
            <text:p>-0,681965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table:number-columns-repeated="2"/>
          <table:table-cell office:value-type="float" office:value="8.3645" calcext:value-type="float">
            <text:p>8,364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0053" calcext:value-type="float">
            <text:p>-1,00053</text:p>
          </table:table-cell>
        </table:table-row>
        <table:table-row table:style-name="ro1">
          <table:table-cell office:value-type="float" office:value="11.26" calcext:value-type="float">
            <text:p>11,26</text:p>
          </table:table-cell>
          <table:table-cell table:number-columns-repeated="2"/>
          <table:table-cell office:value-type="float" office:value="8.35483" calcext:value-type="float">
            <text:p>8,3548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1847" calcext:value-type="float">
            <text:p>-1,31847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table:number-columns-repeated="2"/>
          <table:table-cell office:value-type="float" office:value="8.34252" calcext:value-type="float">
            <text:p>8,3425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3556" calcext:value-type="float">
            <text:p>-1,63556</text:p>
          </table:table-cell>
        </table:table-row>
        <table:table-row table:style-name="ro1">
          <table:table-cell office:value-type="float" office:value="11.28" calcext:value-type="float">
            <text:p>11,28</text:p>
          </table:table-cell>
          <table:table-cell table:number-columns-repeated="2"/>
          <table:table-cell office:value-type="float" office:value="8.32758" calcext:value-type="float">
            <text:p>8,3275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5162" calcext:value-type="float">
            <text:p>-1,95162</text:p>
          </table:table-cell>
        </table:table-row>
        <table:table-row table:style-name="ro1">
          <table:table-cell office:value-type="float" office:value="11.29" calcext:value-type="float">
            <text:p>11,29</text:p>
          </table:table-cell>
          <table:table-cell table:number-columns-repeated="2"/>
          <table:table-cell office:value-type="float" office:value="8.31" calcext:value-type="float">
            <text:p>8,3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6644" calcext:value-type="float">
            <text:p>-2,26644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table:number-columns-repeated="2"/>
          <table:table-cell office:value-type="float" office:value="8.28981" calcext:value-type="float">
            <text:p>8,2898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7982" calcext:value-type="float">
            <text:p>-2,57982</text:p>
          </table:table-cell>
        </table:table-row>
        <table:table-row table:style-name="ro1">
          <table:table-cell office:value-type="float" office:value="11.31" calcext:value-type="float">
            <text:p>11,31</text:p>
          </table:table-cell>
          <table:table-cell table:number-columns-repeated="2"/>
          <table:table-cell office:value-type="float" office:value="8.26701" calcext:value-type="float">
            <text:p>8,2670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9156" calcext:value-type="float">
            <text:p>-2,89156</text:p>
          </table:table-cell>
        </table:table-row>
        <table:table-row table:style-name="ro1">
          <table:table-cell office:value-type="float" office:value="11.32" calcext:value-type="float">
            <text:p>11,32</text:p>
          </table:table-cell>
          <table:table-cell table:number-columns-repeated="2"/>
          <table:table-cell office:value-type="float" office:value="8.24162" calcext:value-type="float">
            <text:p>8,2416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0146" calcext:value-type="float">
            <text:p>-3,20146</text:p>
          </table:table-cell>
        </table:table-row>
        <table:table-row table:style-name="ro1">
          <table:table-cell office:value-type="float" office:value="11.33" calcext:value-type="float">
            <text:p>11,33</text:p>
          </table:table-cell>
          <table:table-cell table:number-columns-repeated="2"/>
          <table:table-cell office:value-type="float" office:value="8.21366" calcext:value-type="float">
            <text:p>8,2136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0933" calcext:value-type="float">
            <text:p>-3,50933</text:p>
          </table:table-cell>
        </table:table-row>
        <table:table-row table:style-name="ro1">
          <table:table-cell office:value-type="float" office:value="11.34" calcext:value-type="float">
            <text:p>11,34</text:p>
          </table:table-cell>
          <table:table-cell table:number-columns-repeated="2"/>
          <table:table-cell office:value-type="float" office:value="8.18314" calcext:value-type="float">
            <text:p>8,18314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1497" calcext:value-type="float">
            <text:p>-3,81497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  <table:table-cell table:number-columns-repeated="2"/>
          <table:table-cell office:value-type="float" office:value="8.15008" calcext:value-type="float">
            <text:p>8,15008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1819" calcext:value-type="float">
            <text:p>-4,11819</text:p>
          </table:table-cell>
        </table:table-row>
        <table:table-row table:style-name="ro1">
          <table:table-cell office:value-type="float" office:value="11.36" calcext:value-type="float">
            <text:p>11,36</text:p>
          </table:table-cell>
          <table:table-cell table:number-columns-repeated="2"/>
          <table:table-cell office:value-type="float" office:value="8.11451" calcext:value-type="float">
            <text:p>8,11451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1879" calcext:value-type="float">
            <text:p>-4,41879</text:p>
          </table:table-cell>
        </table:table-row>
        <table:table-row table:style-name="ro1">
          <table:table-cell office:value-type="float" office:value="11.37" calcext:value-type="float">
            <text:p>11,37</text:p>
          </table:table-cell>
          <table:table-cell table:number-columns-repeated="2"/>
          <table:table-cell office:value-type="float" office:value="8.07644" calcext:value-type="float">
            <text:p>8,07644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1658" calcext:value-type="float">
            <text:p>-4,71658</text:p>
          </table:table-cell>
        </table:table-row>
        <table:table-row table:style-name="ro1">
          <table:table-cell office:value-type="float" office:value="11.38" calcext:value-type="float">
            <text:p>11,38</text:p>
          </table:table-cell>
          <table:table-cell table:number-columns-repeated="2"/>
          <table:table-cell office:value-type="float" office:value="8.03591" calcext:value-type="float">
            <text:p>8,03591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1138" calcext:value-type="float">
            <text:p>-5,01138</text:p>
          </table:table-cell>
        </table:table-row>
        <table:table-row table:style-name="ro1">
          <table:table-cell office:value-type="float" office:value="11.39" calcext:value-type="float">
            <text:p>11,39</text:p>
          </table:table-cell>
          <table:table-cell table:number-columns-repeated="2"/>
          <table:table-cell office:value-type="float" office:value="7.99293" calcext:value-type="float">
            <text:p>7,99293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03" calcext:value-type="float">
            <text:p>-5,303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number-columns-repeated="2"/>
          <table:table-cell office:value-type="float" office:value="7.94753" calcext:value-type="float">
            <text:p>7,94753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9125" calcext:value-type="float">
            <text:p>-5,59125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table:number-columns-repeated="2"/>
          <table:table-cell office:value-type="float" office:value="7.89975" calcext:value-type="float">
            <text:p>7,89975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7594" calcext:value-type="float">
            <text:p>-5,87594</text:p>
          </table:table-cell>
        </table:table-row>
        <table:table-row table:style-name="ro1">
          <table:table-cell office:value-type="float" office:value="11.42" calcext:value-type="float">
            <text:p>11,42</text:p>
          </table:table-cell>
          <table:table-cell table:number-columns-repeated="2"/>
          <table:table-cell office:value-type="float" office:value="7.84961" calcext:value-type="float">
            <text:p>7,84961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5691" calcext:value-type="float">
            <text:p>-6,15691</text:p>
          </table:table-cell>
        </table:table-row>
        <table:table-row table:style-name="ro1">
          <table:table-cell office:value-type="float" office:value="11.43" calcext:value-type="float">
            <text:p>11,43</text:p>
          </table:table-cell>
          <table:table-cell table:number-columns-repeated="2"/>
          <table:table-cell office:value-type="float" office:value="7.79714" calcext:value-type="float">
            <text:p>7,79714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3396" calcext:value-type="float">
            <text:p>-6,43396</text:p>
          </table:table-cell>
        </table:table-row>
        <table:table-row table:style-name="ro1">
          <table:table-cell office:value-type="float" office:value="11.44" calcext:value-type="float">
            <text:p>11,44</text:p>
          </table:table-cell>
          <table:table-cell table:number-columns-repeated="2"/>
          <table:table-cell office:value-type="float" office:value="7.74239" calcext:value-type="float">
            <text:p>7,74239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0693" calcext:value-type="float">
            <text:p>-6,70693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7.68537" calcext:value-type="float">
            <text:p>7,6853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7564" calcext:value-type="float">
            <text:p>-6,97564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table:number-columns-repeated="2"/>
          <table:table-cell office:value-type="float" office:value="7.62614" calcext:value-type="float">
            <text:p>7,62614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3992" calcext:value-type="float">
            <text:p>-7,23992</text:p>
          </table:table-cell>
        </table:table-row>
        <table:table-row table:style-name="ro1">
          <table:table-cell office:value-type="float" office:value="11.47" calcext:value-type="float">
            <text:p>11,47</text:p>
          </table:table-cell>
          <table:table-cell table:number-columns-repeated="2"/>
          <table:table-cell office:value-type="float" office:value="7.56472" calcext:value-type="float">
            <text:p>7,56472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9959" calcext:value-type="float">
            <text:p>-7,49959</text:p>
          </table:table-cell>
        </table:table-row>
        <table:table-row table:style-name="ro1">
          <table:table-cell office:value-type="float" office:value="11.48" calcext:value-type="float">
            <text:p>11,48</text:p>
          </table:table-cell>
          <table:table-cell table:number-columns-repeated="2"/>
          <table:table-cell office:value-type="float" office:value="7.50116" calcext:value-type="float">
            <text:p>7,50116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5451" calcext:value-type="float">
            <text:p>-7,75451</text:p>
          </table:table-cell>
        </table:table-row>
        <table:table-row table:style-name="ro1">
          <table:table-cell office:value-type="float" office:value="11.49" calcext:value-type="float">
            <text:p>11,49</text:p>
          </table:table-cell>
          <table:table-cell table:number-columns-repeated="2"/>
          <table:table-cell office:value-type="float" office:value="7.43549" calcext:value-type="float">
            <text:p>7,43549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045" calcext:value-type="float">
            <text:p>-8,004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2"/>
          <table:table-cell office:value-type="float" office:value="7.36777" calcext:value-type="float">
            <text:p>7,36777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494" calcext:value-type="float">
            <text:p>-8,2494</text:p>
          </table:table-cell>
        </table:table-row>
        <table:table-row table:style-name="ro1">
          <table:table-cell office:value-type="float" office:value="11.51" calcext:value-type="float">
            <text:p>11,51</text:p>
          </table:table-cell>
          <table:table-cell table:number-columns-repeated="2"/>
          <table:table-cell office:value-type="float" office:value="7.29802" calcext:value-type="float">
            <text:p>7,29802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8907" calcext:value-type="float">
            <text:p>-8,48907</text:p>
          </table:table-cell>
        </table:table-row>
        <table:table-row table:style-name="ro1">
          <table:table-cell office:value-type="float" office:value="11.52" calcext:value-type="float">
            <text:p>11,52</text:p>
          </table:table-cell>
          <table:table-cell table:number-columns-repeated="2"/>
          <table:table-cell office:value-type="float" office:value="7.2263" calcext:value-type="float">
            <text:p>7,2263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2334" calcext:value-type="float">
            <text:p>-8,72334</text:p>
          </table:table-cell>
        </table:table-row>
        <table:table-row table:style-name="ro1">
          <table:table-cell office:value-type="float" office:value="11.53" calcext:value-type="float">
            <text:p>11,53</text:p>
          </table:table-cell>
          <table:table-cell table:number-columns-repeated="2"/>
          <table:table-cell office:value-type="float" office:value="7.15264" calcext:value-type="float">
            <text:p>7,15264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5208" calcext:value-type="float">
            <text:p>-8,95208</text:p>
          </table:table-cell>
        </table:table-row>
        <table:table-row table:style-name="ro1">
          <table:table-cell office:value-type="float" office:value="11.54" calcext:value-type="float">
            <text:p>11,54</text:p>
          </table:table-cell>
          <table:table-cell table:number-columns-repeated="2"/>
          <table:table-cell office:value-type="float" office:value="7.07711" calcext:value-type="float">
            <text:p>7,07711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7512" calcext:value-type="float">
            <text:p>-9,17512</text:p>
          </table:table-cell>
        </table:table-row>
        <table:table-row table:style-name="ro1">
          <table:table-cell office:value-type="float" office:value="11.55" calcext:value-type="float">
            <text:p>11,55</text:p>
          </table:table-cell>
          <table:table-cell table:number-columns-repeated="2"/>
          <table:table-cell office:value-type="float" office:value="6.99974" calcext:value-type="float">
            <text:p>6,99974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9234" calcext:value-type="float">
            <text:p>-9,39234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table:number-columns-repeated="2"/>
          <table:table-cell office:value-type="float" office:value="6.92059" calcext:value-type="float">
            <text:p>6,92059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036" calcext:value-type="float">
            <text:p>-9,6036</text:p>
          </table:table-cell>
        </table:table-row>
        <table:table-row table:style-name="ro1">
          <table:table-cell office:value-type="float" office:value="11.57" calcext:value-type="float">
            <text:p>11,57</text:p>
          </table:table-cell>
          <table:table-cell table:number-columns-repeated="2"/>
          <table:table-cell office:value-type="float" office:value="6.8397" calcext:value-type="float">
            <text:p>6,8397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0875" calcext:value-type="float">
            <text:p>-9,80875</text:p>
          </table:table-cell>
        </table:table-row>
        <table:table-row table:style-name="ro1">
          <table:table-cell office:value-type="float" office:value="11.58" calcext:value-type="float">
            <text:p>11,58</text:p>
          </table:table-cell>
          <table:table-cell table:number-columns-repeated="2"/>
          <table:table-cell office:value-type="float" office:value="6.75713" calcext:value-type="float">
            <text:p>6,75713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077" calcext:value-type="float">
            <text:p>-10,0077</text:p>
          </table:table-cell>
        </table:table-row>
        <table:table-row table:style-name="ro1">
          <table:table-cell office:value-type="float" office:value="11.59" calcext:value-type="float">
            <text:p>11,59</text:p>
          </table:table-cell>
          <table:table-cell table:number-columns-repeated="2"/>
          <table:table-cell office:value-type="float" office:value="6.67292" calcext:value-type="float">
            <text:p>6,67292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002" calcext:value-type="float">
            <text:p>-10,2002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2"/>
          <table:table-cell office:value-type="float" office:value="6.58714" calcext:value-type="float">
            <text:p>6,58714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863" calcext:value-type="float">
            <text:p>-10,3863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table:number-columns-repeated="2"/>
          <table:table-cell office:value-type="float" office:value="6.49983" calcext:value-type="float">
            <text:p>6,49983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658" calcext:value-type="float">
            <text:p>-10,5658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table:number-columns-repeated="2"/>
          <table:table-cell office:value-type="float" office:value="6.41106" calcext:value-type="float">
            <text:p>6,41106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386" calcext:value-type="float">
            <text:p>-10,7386</text:p>
          </table:table-cell>
        </table:table-row>
        <table:table-row table:style-name="ro1">
          <table:table-cell office:value-type="float" office:value="11.63" calcext:value-type="float">
            <text:p>11,63</text:p>
          </table:table-cell>
          <table:table-cell table:number-columns-repeated="2"/>
          <table:table-cell office:value-type="float" office:value="6.32088" calcext:value-type="float">
            <text:p>6,32088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046" calcext:value-type="float">
            <text:p>-10,9046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table:number-columns-repeated="2"/>
          <table:table-cell office:value-type="float" office:value="6.22934" calcext:value-type="float">
            <text:p>6,22934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636" calcext:value-type="float">
            <text:p>-11,0636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table:number-columns-repeated="2"/>
          <table:table-cell office:value-type="float" office:value="6.1365" calcext:value-type="float">
            <text:p>6,1365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9" calcext:value-type="float">
            <text:p>190,9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156" calcext:value-type="float">
            <text:p>-11,2156</text:p>
          </table:table-cell>
        </table:table-row>
        <table:table-row table:style-name="ro1">
          <table:table-cell office:value-type="float" office:value="11.66" calcext:value-type="float">
            <text:p>11,66</text:p>
          </table:table-cell>
          <table:table-cell table:number-columns-repeated="2"/>
          <table:table-cell office:value-type="float" office:value="6.04243" calcext:value-type="float">
            <text:p>6,04243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3" calcext:value-type="float">
            <text:p>190,9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605" calcext:value-type="float">
            <text:p>-11,3605</text:p>
          </table:table-cell>
        </table:table-row>
        <table:table-row table:style-name="ro1">
          <table:table-cell office:value-type="float" office:value="11.67" calcext:value-type="float">
            <text:p>11,67</text:p>
          </table:table-cell>
          <table:table-cell table:number-columns-repeated="2"/>
          <table:table-cell office:value-type="float" office:value="5.94718" calcext:value-type="float">
            <text:p>5,94718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982" calcext:value-type="float">
            <text:p>-11,4982</text:p>
          </table:table-cell>
        </table:table-row>
        <table:table-row table:style-name="ro1">
          <table:table-cell office:value-type="float" office:value="11.68" calcext:value-type="float">
            <text:p>11,68</text:p>
          </table:table-cell>
          <table:table-cell table:number-columns-repeated="2"/>
          <table:table-cell office:value-type="float" office:value="5.85082" calcext:value-type="float">
            <text:p>5,85082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285" calcext:value-type="float">
            <text:p>-11,6285</text:p>
          </table:table-cell>
        </table:table-row>
        <table:table-row table:style-name="ro1">
          <table:table-cell office:value-type="float" office:value="11.69" calcext:value-type="float">
            <text:p>11,69</text:p>
          </table:table-cell>
          <table:table-cell table:number-columns-repeated="2"/>
          <table:table-cell office:value-type="float" office:value="5.75339" calcext:value-type="float">
            <text:p>5,75339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515" calcext:value-type="float">
            <text:p>-11,7515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table:number-columns-repeated="2"/>
          <table:table-cell office:value-type="float" office:value="5.65498" calcext:value-type="float">
            <text:p>5,65498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67" calcext:value-type="float">
            <text:p>-11,867</text:p>
          </table:table-cell>
        </table:table-row>
        <table:table-row table:style-name="ro1">
          <table:table-cell office:value-type="float" office:value="11.71" calcext:value-type="float">
            <text:p>11,71</text:p>
          </table:table-cell>
          <table:table-cell table:number-columns-repeated="2"/>
          <table:table-cell office:value-type="float" office:value="5.55563" calcext:value-type="float">
            <text:p>5,55563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75" calcext:value-type="float">
            <text:p>-11,975</text:p>
          </table:table-cell>
        </table:table-row>
        <table:table-row table:style-name="ro1">
          <table:table-cell office:value-type="float" office:value="11.72" calcext:value-type="float">
            <text:p>11,72</text:p>
          </table:table-cell>
          <table:table-cell table:number-columns-repeated="2"/>
          <table:table-cell office:value-type="float" office:value="5.45542" calcext:value-type="float">
            <text:p>5,45542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6" calcext:value-type="float">
            <text:p>190,9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754" calcext:value-type="float">
            <text:p>-12,0754</text:p>
          </table:table-cell>
        </table:table-row>
        <table:table-row table:style-name="ro1">
          <table:table-cell office:value-type="float" office:value="11.73" calcext:value-type="float">
            <text:p>11,73</text:p>
          </table:table-cell>
          <table:table-cell table:number-columns-repeated="2"/>
          <table:table-cell office:value-type="float" office:value="5.3544" calcext:value-type="float">
            <text:p>5,3544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4" calcext:value-type="float">
            <text:p>190,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681" calcext:value-type="float">
            <text:p>-12,1681</text:p>
          </table:table-cell>
        </table:table-row>
        <table:table-row table:style-name="ro1">
          <table:table-cell office:value-type="float" office:value="11.74" calcext:value-type="float">
            <text:p>11,74</text:p>
          </table:table-cell>
          <table:table-cell table:number-columns-repeated="2"/>
          <table:table-cell office:value-type="float" office:value="5.25264" calcext:value-type="float">
            <text:p>5,25264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4" calcext:value-type="float">
            <text:p>190,9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53" calcext:value-type="float">
            <text:p>-12,253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2"/>
          <table:table-cell office:value-type="float" office:value="5.1502" calcext:value-type="float">
            <text:p>5,1502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8" calcext:value-type="float">
            <text:p>190,9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302" calcext:value-type="float">
            <text:p>-12,3302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table:number-columns-repeated="2"/>
          <table:table-cell office:value-type="float" office:value="5.04715" calcext:value-type="float">
            <text:p>5,04715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2" calcext:value-type="float">
            <text:p>190,9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996" calcext:value-type="float">
            <text:p>-12,3996</text:p>
          </table:table-cell>
        </table:table-row>
        <table:table-row table:style-name="ro1">
          <table:table-cell office:value-type="float" office:value="11.77" calcext:value-type="float">
            <text:p>11,77</text:p>
          </table:table-cell>
          <table:table-cell table:number-columns-repeated="2"/>
          <table:table-cell office:value-type="float" office:value="4.94356" calcext:value-type="float">
            <text:p>4,94356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11" calcext:value-type="float">
            <text:p>-12,4611</text:p>
          </table:table-cell>
        </table:table-row>
        <table:table-row table:style-name="ro1">
          <table:table-cell office:value-type="float" office:value="11.78" calcext:value-type="float">
            <text:p>11,78</text:p>
          </table:table-cell>
          <table:table-cell table:number-columns-repeated="2"/>
          <table:table-cell office:value-type="float" office:value="4.83949" calcext:value-type="float">
            <text:p>4,83949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" calcext:value-type="float">
            <text:p>190,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46" calcext:value-type="float">
            <text:p>-12,5146</text:p>
          </table:table-cell>
        </table:table-row>
        <table:table-row table:style-name="ro1">
          <table:table-cell office:value-type="float" office:value="11.79" calcext:value-type="float">
            <text:p>11,79</text:p>
          </table:table-cell>
          <table:table-cell table:number-columns-repeated="2"/>
          <table:table-cell office:value-type="float" office:value="4.73501" calcext:value-type="float">
            <text:p>4,73501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4" calcext:value-type="float">
            <text:p>190,9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02" calcext:value-type="float">
            <text:p>-12,5602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number-columns-repeated="2"/>
          <table:table-cell office:value-type="float" office:value="4.63018" calcext:value-type="float">
            <text:p>4,63018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79" calcext:value-type="float">
            <text:p>-12,5979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table:number-columns-repeated="2"/>
          <table:table-cell office:value-type="float" office:value="4.52507" calcext:value-type="float">
            <text:p>4,52507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75" calcext:value-type="float">
            <text:p>-12,6275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table:number-columns-repeated="2"/>
          <table:table-cell office:value-type="float" office:value="4.41974" calcext:value-type="float">
            <text:p>4,41974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91" calcext:value-type="float">
            <text:p>-12,6491</text:p>
          </table:table-cell>
        </table:table-row>
        <table:table-row table:style-name="ro1">
          <table:table-cell office:value-type="float" office:value="11.83" calcext:value-type="float">
            <text:p>11,83</text:p>
          </table:table-cell>
          <table:table-cell table:number-columns-repeated="2"/>
          <table:table-cell office:value-type="float" office:value="4.31427" calcext:value-type="float">
            <text:p>4,31427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27" calcext:value-type="float">
            <text:p>-12,6627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table:number-columns-repeated="2"/>
          <table:table-cell office:value-type="float" office:value="4.20872" calcext:value-type="float">
            <text:p>4,20872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5" calcext:value-type="float">
            <text:p>190,9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3" calcext:value-type="float">
            <text:p>-12,6683</text:p>
          </table:table-cell>
        </table:table-row>
        <table:table-row table:style-name="ro1">
          <table:table-cell office:value-type="float" office:value="11.85" calcext:value-type="float">
            <text:p>11,85</text:p>
          </table:table-cell>
          <table:table-cell table:number-columns-repeated="2"/>
          <table:table-cell office:value-type="float" office:value="4.10315" calcext:value-type="float">
            <text:p>4,10315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8" calcext:value-type="float">
            <text:p>-12,6658</text:p>
          </table:table-cell>
        </table:table-row>
        <table:table-row table:style-name="ro1">
          <table:table-cell office:value-type="float" office:value="11.86" calcext:value-type="float">
            <text:p>11,86</text:p>
          </table:table-cell>
          <table:table-cell table:number-columns-repeated="2"/>
          <table:table-cell office:value-type="float" office:value="3.99764" calcext:value-type="float">
            <text:p>3,99764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3" calcext:value-type="float">
            <text:p>190,9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52" calcext:value-type="float">
            <text:p>-12,6552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table:number-columns-repeated="2"/>
          <table:table-cell office:value-type="float" office:value="3.89226" calcext:value-type="float">
            <text:p>3,89226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66" calcext:value-type="float">
            <text:p>-12,6366</text:p>
          </table:table-cell>
        </table:table-row>
        <table:table-row table:style-name="ro1">
          <table:table-cell office:value-type="float" office:value="11.88" calcext:value-type="float">
            <text:p>11,88</text:p>
          </table:table-cell>
          <table:table-cell table:number-columns-repeated="2"/>
          <table:table-cell office:value-type="float" office:value="3.78706" calcext:value-type="float">
            <text:p>3,78706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" calcext:value-type="float">
            <text:p>-12,61</text:p>
          </table:table-cell>
        </table:table-row>
        <table:table-row table:style-name="ro1">
          <table:table-cell office:value-type="float" office:value="11.89" calcext:value-type="float">
            <text:p>11,89</text:p>
          </table:table-cell>
          <table:table-cell table:number-columns-repeated="2"/>
          <table:table-cell office:value-type="float" office:value="3.68211" calcext:value-type="float">
            <text:p>3,68211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54" calcext:value-type="float">
            <text:p>-12,5754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table:number-columns-repeated="2"/>
          <table:table-cell office:value-type="float" office:value="3.57749" calcext:value-type="float">
            <text:p>3,57749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328" calcext:value-type="float">
            <text:p>-12,5328</text:p>
          </table:table-cell>
        </table:table-row>
        <table:table-row table:style-name="ro1">
          <table:table-cell office:value-type="float" office:value="11.91" calcext:value-type="float">
            <text:p>11,91</text:p>
          </table:table-cell>
          <table:table-cell table:number-columns-repeated="2"/>
          <table:table-cell office:value-type="float" office:value="3.47325" calcext:value-type="float">
            <text:p>3,47325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822" calcext:value-type="float">
            <text:p>-12,4822</text:p>
          </table:table-cell>
        </table:table-row>
        <table:table-row table:style-name="ro1">
          <table:table-cell office:value-type="float" office:value="11.92" calcext:value-type="float">
            <text:p>11,92</text:p>
          </table:table-cell>
          <table:table-cell table:number-columns-repeated="2"/>
          <table:table-cell office:value-type="float" office:value="3.36947" calcext:value-type="float">
            <text:p>3,36947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237" calcext:value-type="float">
            <text:p>-12,4237</text:p>
          </table:table-cell>
        </table:table-row>
        <table:table-row table:style-name="ro1">
          <table:table-cell office:value-type="float" office:value="11.93" calcext:value-type="float">
            <text:p>11,93</text:p>
          </table:table-cell>
          <table:table-cell table:number-columns-repeated="2"/>
          <table:table-cell office:value-type="float" office:value="3.26621" calcext:value-type="float">
            <text:p>3,26621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2" calcext:value-type="float">
            <text:p>191,0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73" calcext:value-type="float">
            <text:p>-12,3573</text:p>
          </table:table-cell>
        </table:table-row>
        <table:table-row table:style-name="ro1">
          <table:table-cell office:value-type="float" office:value="11.94" calcext:value-type="float">
            <text:p>11,94</text:p>
          </table:table-cell>
          <table:table-cell table:number-columns-repeated="2"/>
          <table:table-cell office:value-type="float" office:value="3.16354" calcext:value-type="float">
            <text:p>3,16354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6" calcext:value-type="float">
            <text:p>191,0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831" calcext:value-type="float">
            <text:p>-12,2831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  <table:table-cell table:number-columns-repeated="2"/>
          <table:table-cell office:value-type="float" office:value="3.06152" calcext:value-type="float">
            <text:p>3,06152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" calcext:value-type="float">
            <text:p>191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01" calcext:value-type="float">
            <text:p>-12,201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table:number-columns-repeated="2"/>
          <table:table-cell office:value-type="float" office:value="2.96021" calcext:value-type="float">
            <text:p>2,96021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4" calcext:value-type="float">
            <text:p>191,0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113" calcext:value-type="float">
            <text:p>-12,1113</text:p>
          </table:table-cell>
        </table:table-row>
        <table:table-row table:style-name="ro1">
          <table:table-cell office:value-type="float" office:value="11.97" calcext:value-type="float">
            <text:p>11,97</text:p>
          </table:table-cell>
          <table:table-cell table:number-columns-repeated="2"/>
          <table:table-cell office:value-type="float" office:value="2.85968" calcext:value-type="float">
            <text:p>2,85968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138" calcext:value-type="float">
            <text:p>-12,0138</text:p>
          </table:table-cell>
        </table:table-row>
        <table:table-row table:style-name="ro1">
          <table:table-cell office:value-type="float" office:value="11.98" calcext:value-type="float">
            <text:p>11,98</text:p>
          </table:table-cell>
          <table:table-cell table:number-columns-repeated="2"/>
          <table:table-cell office:value-type="float" office:value="2.76" calcext:value-type="float">
            <text:p>2,76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087" calcext:value-type="float">
            <text:p>-11,9087</text:p>
          </table:table-cell>
        </table:table-row>
        <table:table-row table:style-name="ro1">
          <table:table-cell office:value-type="float" office:value="11.99" calcext:value-type="float">
            <text:p>11,99</text:p>
          </table:table-cell>
          <table:table-cell table:number-columns-repeated="2"/>
          <table:table-cell office:value-type="float" office:value="2.66123" calcext:value-type="float">
            <text:p>2,66123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96" calcext:value-type="float">
            <text:p>-11,7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.56342" calcext:value-type="float">
            <text:p>2,56342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758" calcext:value-type="float">
            <text:p>-11,6758</text:p>
          </table:table-cell>
        </table:table-row>
        <table:table-row table:style-name="ro1">
          <table:table-cell office:value-type="float" office:value="12.01" calcext:value-type="float">
            <text:p>12,01</text:p>
          </table:table-cell>
          <table:table-cell table:number-columns-repeated="2"/>
          <table:table-cell office:value-type="float" office:value="2.46665" calcext:value-type="float">
            <text:p>2,46665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482" calcext:value-type="float">
            <text:p>-11,5482</text:p>
          </table:table-cell>
        </table:table-row>
        <table:table-row table:style-name="ro1">
          <table:table-cell office:value-type="float" office:value="12.02" calcext:value-type="float">
            <text:p>12,02</text:p>
          </table:table-cell>
          <table:table-cell table:number-columns-repeated="2"/>
          <table:table-cell office:value-type="float" office:value="2.37097" calcext:value-type="float">
            <text:p>2,37097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133" calcext:value-type="float">
            <text:p>-11,4133</text:p>
          </table:table-cell>
        </table:table-row>
        <table:table-row table:style-name="ro1">
          <table:table-cell office:value-type="float" office:value="12.03" calcext:value-type="float">
            <text:p>12,03</text:p>
          </table:table-cell>
          <table:table-cell table:number-columns-repeated="2"/>
          <table:table-cell office:value-type="float" office:value="2.27645" calcext:value-type="float">
            <text:p>2,27645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711" calcext:value-type="float">
            <text:p>-11,2711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table:number-columns-repeated="2"/>
          <table:table-cell office:value-type="float" office:value="2.18314" calcext:value-type="float">
            <text:p>2,18314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218" calcext:value-type="float">
            <text:p>-11,1218</text:p>
          </table:table-cell>
        </table:table-row>
        <table:table-row table:style-name="ro1">
          <table:table-cell office:value-type="float" office:value="12.05" calcext:value-type="float">
            <text:p>12,05</text:p>
          </table:table-cell>
          <table:table-cell table:number-columns-repeated="2"/>
          <table:table-cell office:value-type="float" office:value="2.0911" calcext:value-type="float">
            <text:p>2,0911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654" calcext:value-type="float">
            <text:p>-10,9654</text:p>
          </table:table-cell>
        </table:table-row>
        <table:table-row table:style-name="ro1">
          <table:table-cell office:value-type="float" office:value="12.06" calcext:value-type="float">
            <text:p>12,06</text:p>
          </table:table-cell>
          <table:table-cell table:number-columns-repeated="2"/>
          <table:table-cell office:value-type="float" office:value="2.0004" calcext:value-type="float">
            <text:p>2,0004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021" calcext:value-type="float">
            <text:p>-10,8021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table:number-columns-repeated="2"/>
          <table:table-cell office:value-type="float" office:value="1.91109" calcext:value-type="float">
            <text:p>1,91109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318" calcext:value-type="float">
            <text:p>-10,6318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table:number-columns-repeated="2"/>
          <table:table-cell office:value-type="float" office:value="1.82322" calcext:value-type="float">
            <text:p>1,82322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549" calcext:value-type="float">
            <text:p>-10,4549</text:p>
          </table:table-cell>
        </table:table-row>
        <table:table-row table:style-name="ro1">
          <table:table-cell office:value-type="float" office:value="12.09" calcext:value-type="float">
            <text:p>12,09</text:p>
          </table:table-cell>
          <table:table-cell table:number-columns-repeated="2"/>
          <table:table-cell office:value-type="float" office:value="1.73686" calcext:value-type="float">
            <text:p>1,73686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713" calcext:value-type="float">
            <text:p>-10,2713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table:number-columns-repeated="2"/>
          <table:table-cell office:value-type="float" office:value="1.65205" calcext:value-type="float">
            <text:p>1,65205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811" calcext:value-type="float">
            <text:p>-10,0811</text:p>
          </table:table-cell>
        </table:table-row>
        <table:table-row table:style-name="ro1">
          <table:table-cell office:value-type="float" office:value="12.11" calcext:value-type="float">
            <text:p>12,11</text:p>
          </table:table-cell>
          <table:table-cell table:number-columns-repeated="2"/>
          <table:table-cell office:value-type="float" office:value="1.56886" calcext:value-type="float">
            <text:p>1,56886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8459" calcext:value-type="float">
            <text:p>-9,88459</text:p>
          </table:table-cell>
        </table:table-row>
        <table:table-row table:style-name="ro1">
          <table:table-cell office:value-type="float" office:value="12.12" calcext:value-type="float">
            <text:p>12,12</text:p>
          </table:table-cell>
          <table:table-cell table:number-columns-repeated="2"/>
          <table:table-cell office:value-type="float" office:value="1.48733" calcext:value-type="float">
            <text:p>1,48733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8177" calcext:value-type="float">
            <text:p>-9,68177</text:p>
          </table:table-cell>
        </table:table-row>
        <table:table-row table:style-name="ro1">
          <table:table-cell office:value-type="float" office:value="12.13" calcext:value-type="float">
            <text:p>12,13</text:p>
          </table:table-cell>
          <table:table-cell table:number-columns-repeated="2"/>
          <table:table-cell office:value-type="float" office:value="1.40751" calcext:value-type="float">
            <text:p>1,40751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728" calcext:value-type="float">
            <text:p>-9,4728</text:p>
          </table:table-cell>
        </table:table-row>
        <table:table-row table:style-name="ro1">
          <table:table-cell office:value-type="float" office:value="12.14" calcext:value-type="float">
            <text:p>12,14</text:p>
          </table:table-cell>
          <table:table-cell table:number-columns-repeated="2"/>
          <table:table-cell office:value-type="float" office:value="1.32946" calcext:value-type="float">
            <text:p>1,32946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5782" calcext:value-type="float">
            <text:p>-9,25782</text:p>
          </table:table-cell>
        </table:table-row>
        <table:table-row table:style-name="ro1"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1.25323" calcext:value-type="float">
            <text:p>1,25323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3696" calcext:value-type="float">
            <text:p>-9,03696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table:number-columns-repeated="2"/>
          <table:table-cell office:value-type="float" office:value="1.17886" calcext:value-type="float">
            <text:p>1,17886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1035" calcext:value-type="float">
            <text:p>-8,81035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table:number-columns-repeated="2"/>
          <table:table-cell office:value-type="float" office:value="1.10641" calcext:value-type="float">
            <text:p>1,10641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7815" calcext:value-type="float">
            <text:p>-8,57815</text:p>
          </table:table-cell>
        </table:table-row>
        <table:table-row table:style-name="ro1">
          <table:table-cell office:value-type="float" office:value="12.18" calcext:value-type="float">
            <text:p>12,18</text:p>
          </table:table-cell>
          <table:table-cell table:number-columns-repeated="2"/>
          <table:table-cell office:value-type="float" office:value="1.03591" calcext:value-type="float">
            <text:p>1,03591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4051" calcext:value-type="float">
            <text:p>-8,34051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table:number-columns-repeated="2"/>
          <table:table-cell office:value-type="float" office:value="0.967415" calcext:value-type="float">
            <text:p>0,967415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9756" calcext:value-type="float">
            <text:p>-8,0975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900966" calcext:value-type="float">
            <text:p>0,900966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4947" calcext:value-type="float">
            <text:p>-7,84947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table:number-columns-repeated="2"/>
          <table:table-cell office:value-type="float" office:value="0.836605" calcext:value-type="float">
            <text:p>0,836605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964" calcext:value-type="float">
            <text:p>-7,5964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table:number-columns-repeated="2"/>
          <table:table-cell office:value-type="float" office:value="0.774373" calcext:value-type="float">
            <text:p>0,774373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385" calcext:value-type="float">
            <text:p>-7,3385</text:p>
          </table:table-cell>
        </table:table-row>
        <table:table-row table:style-name="ro1">
          <table:table-cell office:value-type="float" office:value="12.23" calcext:value-type="float">
            <text:p>12,23</text:p>
          </table:table-cell>
          <table:table-cell table:number-columns-repeated="2"/>
          <table:table-cell office:value-type="float" office:value="0.714309" calcext:value-type="float">
            <text:p>0,714309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7594" calcext:value-type="float">
            <text:p>-7,07594</text:p>
          </table:table-cell>
        </table:table-row>
        <table:table-row table:style-name="ro1">
          <table:table-cell office:value-type="float" office:value="12.24" calcext:value-type="float">
            <text:p>12,24</text:p>
          </table:table-cell>
          <table:table-cell table:number-columns-repeated="2"/>
          <table:table-cell office:value-type="float" office:value="0.656453" calcext:value-type="float">
            <text:p>0,65645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0888" calcext:value-type="float">
            <text:p>-6,8088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0.60084" calcext:value-type="float">
            <text:p>0,60084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375" calcext:value-type="float">
            <text:p>-6,5375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  <table:table-cell table:number-columns-repeated="2"/>
          <table:table-cell office:value-type="float" office:value="0.547506" calcext:value-type="float">
            <text:p>0,547506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6197" calcext:value-type="float">
            <text:p>-6,26197</text:p>
          </table:table-cell>
        </table:table-row>
        <table:table-row table:style-name="ro1">
          <table:table-cell office:value-type="float" office:value="12.27" calcext:value-type="float">
            <text:p>12,27</text:p>
          </table:table-cell>
          <table:table-cell table:number-columns-repeated="2"/>
          <table:table-cell office:value-type="float" office:value="0.496485" calcext:value-type="float">
            <text:p>0,496485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8246" calcext:value-type="float">
            <text:p>-5,98246</text:p>
          </table:table-cell>
        </table:table-row>
        <table:table-row table:style-name="ro1">
          <table:table-cell office:value-type="float" office:value="12.28" calcext:value-type="float">
            <text:p>12,28</text:p>
          </table:table-cell>
          <table:table-cell table:number-columns-repeated="2"/>
          <table:table-cell office:value-type="float" office:value="0.447809" calcext:value-type="float">
            <text:p>0,447809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9915" calcext:value-type="float">
            <text:p>-5,69915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table:number-columns-repeated="2"/>
          <table:table-cell office:value-type="float" office:value="0.401509" calcext:value-type="float">
            <text:p>0,401509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1222" calcext:value-type="float">
            <text:p>-5,41222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357615" calcext:value-type="float">
            <text:p>0,357615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2186" calcext:value-type="float">
            <text:p>-5,12186</text:p>
          </table:table-cell>
        </table:table-row>
        <table:table-row table:style-name="ro1">
          <table:table-cell office:value-type="float" office:value="12.31" calcext:value-type="float">
            <text:p>12,31</text:p>
          </table:table-cell>
          <table:table-cell table:number-columns-repeated="2"/>
          <table:table-cell office:value-type="float" office:value="0.316154" calcext:value-type="float">
            <text:p>0,316154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2824" calcext:value-type="float">
            <text:p>-4,82824</text:p>
          </table:table-cell>
        </table:table-row>
        <table:table-row table:style-name="ro1">
          <table:table-cell office:value-type="float" office:value="12.32" calcext:value-type="float">
            <text:p>12,32</text:p>
          </table:table-cell>
          <table:table-cell table:number-columns-repeated="2"/>
          <table:table-cell office:value-type="float" office:value="0.277152" calcext:value-type="float">
            <text:p>0,277152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3155" calcext:value-type="float">
            <text:p>-4,53155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table:number-columns-repeated="2"/>
          <table:table-cell office:value-type="float" office:value="0.240636" calcext:value-type="float">
            <text:p>0,240636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3199" calcext:value-type="float">
            <text:p>-4,23199</text:p>
          </table:table-cell>
        </table:table-row>
        <table:table-row table:style-name="ro1">
          <table:table-cell office:value-type="float" office:value="12.34" calcext:value-type="float">
            <text:p>12,34</text:p>
          </table:table-cell>
          <table:table-cell table:number-columns-repeated="2"/>
          <table:table-cell office:value-type="float" office:value="0.206627" calcext:value-type="float">
            <text:p>0,20662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2974" calcext:value-type="float">
            <text:p>-3,92974</text:p>
          </table:table-cell>
        </table:table-row>
        <table:table-row table:style-name="ro1">
          <table:table-cell office:value-type="float" office:value="12.35" calcext:value-type="float">
            <text:p>12,35</text:p>
          </table:table-cell>
          <table:table-cell table:number-columns-repeated="2"/>
          <table:table-cell office:value-type="float" office:value="0.175147" calcext:value-type="float">
            <text:p>0,175147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2499" calcext:value-type="float">
            <text:p>-3,62499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table:number-columns-repeated="2"/>
          <table:table-cell office:value-type="float" office:value="0.146217" calcext:value-type="float">
            <text:p>0,14621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1794" calcext:value-type="float">
            <text:p>-3,31794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table:number-columns-repeated="2"/>
          <table:table-cell office:value-type="float" office:value="0.119854" calcext:value-type="float">
            <text:p>0,11985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0878" calcext:value-type="float">
            <text:p>-3,00878</text:p>
          </table:table-cell>
        </table:table-row>
        <table:table-row table:style-name="ro1">
          <table:table-cell office:value-type="float" office:value="12.38" calcext:value-type="float">
            <text:p>12,38</text:p>
          </table:table-cell>
          <table:table-cell table:number-columns-repeated="2"/>
          <table:table-cell office:value-type="float" office:value="0.0960758" calcext:value-type="float">
            <text:p>0,096075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9771" calcext:value-type="float">
            <text:p>-2,69771</text:p>
          </table:table-cell>
        </table:table-row>
        <table:table-row table:style-name="ro1">
          <table:table-cell office:value-type="float" office:value="12.39" calcext:value-type="float">
            <text:p>12,39</text:p>
          </table:table-cell>
          <table:table-cell table:number-columns-repeated="2"/>
          <table:table-cell office:value-type="float" office:value="0.074897" calcext:value-type="float">
            <text:p>0,07489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8493" calcext:value-type="float">
            <text:p>-2,38493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number-columns-repeated="2"/>
          <table:table-cell office:value-type="float" office:value="0.0563313" calcext:value-type="float">
            <text:p>0,056331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7063" calcext:value-type="float">
            <text:p>-2,07063</text:p>
          </table:table-cell>
        </table:table-row>
        <table:table-row table:style-name="ro1">
          <table:table-cell office:value-type="float" office:value="12.41" calcext:value-type="float">
            <text:p>12,41</text:p>
          </table:table-cell>
          <table:table-cell table:number-columns-repeated="2"/>
          <table:table-cell office:value-type="float" office:value="0.0403903" calcext:value-type="float">
            <text:p>0,040390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5501" calcext:value-type="float">
            <text:p>-1,75501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table:number-columns-repeated="2"/>
          <table:table-cell office:value-type="float" office:value="0.0270841" calcext:value-type="float">
            <text:p>0,027084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3829" calcext:value-type="float">
            <text:p>-1,43829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table:number-columns-repeated="2"/>
          <table:table-cell office:value-type="float" office:value="0.0164213" calcext:value-type="float">
            <text:p>0,016421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2065" calcext:value-type="float">
            <text:p>-1,12065</text:p>
          </table:table-cell>
        </table:table-row>
        <table:table-row table:style-name="ro1">
          <table:table-cell office:value-type="float" office:value="12.44" calcext:value-type="float">
            <text:p>12,44</text:p>
          </table:table-cell>
          <table:table-cell table:number-columns-repeated="2"/>
          <table:table-cell office:value-type="float" office:value="0.00840868" calcext:value-type="float">
            <text:p>0,0084086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02293" calcext:value-type="float">
            <text:p>-0,802293</text:p>
          </table:table-cell>
        </table:table-row>
        <table:table-row table:style-name="ro1"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0.00305122" calcext:value-type="float">
            <text:p>0,0030512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83431" calcext:value-type="float">
            <text:p>-0,483431</text:p>
          </table:table-cell>
        </table:table-row>
        <table:table-row table:style-name="ro1">
          <table:table-cell office:value-type="float" office:value="12.46" calcext:value-type="float">
            <text:p>12,46</text:p>
          </table:table-cell>
          <table:table-cell table:number-columns-repeated="2"/>
          <table:table-cell office:value-type="float" office:value="0.000352371" calcext:value-type="float">
            <text:p>0,00035237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64261" calcext:value-type="float">
            <text:p>-0,164261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  <table:table-cell table:number-columns-repeated="2"/>
          <table:table-cell office:value-type="float" office:value="0.000313841" calcext:value-type="float">
            <text:p>0,00031384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55013" calcext:value-type="float">
            <text:p>0,155013</text:p>
          </table:table-cell>
        </table:table-row>
        <table:table-row table:style-name="ro1">
          <table:table-cell office:value-type="float" office:value="12.48" calcext:value-type="float">
            <text:p>12,48</text:p>
          </table:table-cell>
          <table:table-cell table:number-columns-repeated="2"/>
          <table:table-cell office:value-type="float" office:value="0.00293566" calcext:value-type="float">
            <text:p>0,0029356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74188" calcext:value-type="float">
            <text:p>0,474188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  <table:table-cell table:number-columns-repeated="2"/>
          <table:table-cell office:value-type="float" office:value="0.00821615" calcext:value-type="float">
            <text:p>0,0082161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93062" calcext:value-type="float">
            <text:p>0,79306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number-columns-repeated="2"/>
          <table:table-cell office:value-type="float" office:value="0.016152" calcext:value-type="float">
            <text:p>0,01615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1143" calcext:value-type="float">
            <text:p>1,11143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table:number-columns-repeated="2"/>
          <table:table-cell office:value-type="float" office:value="0.0267381" calcext:value-type="float">
            <text:p>0,026738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291" calcext:value-type="float">
            <text:p>1,4291</text:p>
          </table:table-cell>
        </table:table-row>
        <table:table-row table:style-name="ro1">
          <table:table-cell office:value-type="float" office:value="12.52" calcext:value-type="float">
            <text:p>12,52</text:p>
          </table:table-cell>
          <table:table-cell table:number-columns-repeated="2"/>
          <table:table-cell office:value-type="float" office:value="0.0399678" calcext:value-type="float">
            <text:p>0,039967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4585" calcext:value-type="float">
            <text:p>1,74585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table:number-columns-repeated="2"/>
          <table:table-cell office:value-type="float" office:value="0.0558326" calcext:value-type="float">
            <text:p>0,055832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615" calcext:value-type="float">
            <text:p>2,0615</text:p>
          </table:table-cell>
        </table:table-row>
        <table:table-row table:style-name="ro1">
          <table:table-cell office:value-type="float" office:value="12.54" calcext:value-type="float">
            <text:p>12,54</text:p>
          </table:table-cell>
          <table:table-cell table:number-columns-repeated="2"/>
          <table:table-cell office:value-type="float" office:value="0.0743225" calcext:value-type="float">
            <text:p>0,0743225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7584" calcext:value-type="float">
            <text:p>2,37584</text:p>
          </table:table-cell>
        </table:table-row>
        <table:table-row table:style-name="ro1">
          <table:table-cell office:value-type="float" office:value="12.55" calcext:value-type="float">
            <text:p>12,55</text:p>
          </table:table-cell>
          <table:table-cell table:number-columns-repeated="2"/>
          <table:table-cell office:value-type="float" office:value="0.0954258" calcext:value-type="float">
            <text:p>0,095425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8867" calcext:value-type="float">
            <text:p>2,68867</text:p>
          </table:table-cell>
        </table:table-row>
        <table:table-row table:style-name="ro1">
          <table:table-cell office:value-type="float" office:value="12.56" calcext:value-type="float">
            <text:p>12,56</text:p>
          </table:table-cell>
          <table:table-cell table:number-columns-repeated="2"/>
          <table:table-cell office:value-type="float" office:value="0.119129" calcext:value-type="float">
            <text:p>0,119129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9979" calcext:value-type="float">
            <text:p>2,99979</text:p>
          </table:table-cell>
        </table:table-row>
        <table:table-row table:style-name="ro1">
          <table:table-cell office:value-type="float" office:value="12.57" calcext:value-type="float">
            <text:p>12,57</text:p>
          </table:table-cell>
          <table:table-cell table:number-columns-repeated="2"/>
          <table:table-cell office:value-type="float" office:value="0.145417" calcext:value-type="float">
            <text:p>0,14541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0901" calcext:value-type="float">
            <text:p>3,30901</text:p>
          </table:table-cell>
        </table:table-row>
        <table:table-row table:style-name="ro1">
          <table:table-cell office:value-type="float" office:value="12.58" calcext:value-type="float">
            <text:p>12,58</text:p>
          </table:table-cell>
          <table:table-cell table:number-columns-repeated="2"/>
          <table:table-cell office:value-type="float" office:value="0.174273" calcext:value-type="float">
            <text:p>0,174273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1612" calcext:value-type="float">
            <text:p>3,61612</text:p>
          </table:table-cell>
        </table:table-row>
        <table:table-row table:style-name="ro1">
          <table:table-cell office:value-type="float" office:value="12.59" calcext:value-type="float">
            <text:p>12,59</text:p>
          </table:table-cell>
          <table:table-cell table:number-columns-repeated="2"/>
          <table:table-cell office:value-type="float" office:value="0.205679" calcext:value-type="float">
            <text:p>0,205679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2094" calcext:value-type="float">
            <text:p>3,92094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239615" calcext:value-type="float">
            <text:p>0,239615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2327" calcext:value-type="float">
            <text:p>4,22327</text:p>
          </table:table-cell>
        </table:table-row>
        <table:table-row table:style-name="ro1">
          <table:table-cell office:value-type="float" office:value="12.61" calcext:value-type="float">
            <text:p>12,61</text:p>
          </table:table-cell>
          <table:table-cell table:number-columns-repeated="2"/>
          <table:table-cell office:value-type="float" office:value="0.27606" calcext:value-type="float">
            <text:p>0,27606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2291" calcext:value-type="float">
            <text:p>4,52291</text:p>
          </table:table-cell>
        </table:table-row>
        <table:table-row table:style-name="ro1">
          <table:table-cell office:value-type="float" office:value="12.62" calcext:value-type="float">
            <text:p>12,62</text:p>
          </table:table-cell>
          <table:table-cell table:number-columns-repeated="2"/>
          <table:table-cell office:value-type="float" office:value="0.314989" calcext:value-type="float">
            <text:p>0,314989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1969" calcext:value-type="float">
            <text:p>4,81969</text:p>
          </table:table-cell>
        </table:table-row>
        <table:table-row table:style-name="ro1">
          <table:table-cell office:value-type="float" office:value="12.63" calcext:value-type="float">
            <text:p>12,63</text:p>
          </table:table-cell>
          <table:table-cell table:number-columns-repeated="2"/>
          <table:table-cell office:value-type="float" office:value="0.356379" calcext:value-type="float">
            <text:p>0,356379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134" calcext:value-type="float">
            <text:p>5,1134</text:p>
          </table:table-cell>
        </table:table-row>
        <table:table-row table:style-name="ro1">
          <table:table-cell office:value-type="float" office:value="12.64" calcext:value-type="float">
            <text:p>12,64</text:p>
          </table:table-cell>
          <table:table-cell table:number-columns-repeated="2"/>
          <table:table-cell office:value-type="float" office:value="0.400204" calcext:value-type="float">
            <text:p>0,400204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0386" calcext:value-type="float">
            <text:p>5,40386</text:p>
          </table:table-cell>
        </table:table-row>
        <table:table-row table:style-name="ro1">
          <table:table-cell office:value-type="float" office:value="12.65" calcext:value-type="float">
            <text:p>12,65</text:p>
          </table:table-cell>
          <table:table-cell table:number-columns-repeated="2"/>
          <table:table-cell office:value-type="float" office:value="0.446434" calcext:value-type="float">
            <text:p>0,44643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9089" calcext:value-type="float">
            <text:p>5,69089</text:p>
          </table:table-cell>
        </table:table-row>
        <table:table-row table:style-name="ro1">
          <table:table-cell office:value-type="float" office:value="12.66" calcext:value-type="float">
            <text:p>12,66</text:p>
          </table:table-cell>
          <table:table-cell table:number-columns-repeated="2"/>
          <table:table-cell office:value-type="float" office:value="0.495042" calcext:value-type="float">
            <text:p>0,495042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7431" calcext:value-type="float">
            <text:p>5,97431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table:number-columns-repeated="2"/>
          <table:table-cell office:value-type="float" office:value="0.545995" calcext:value-type="float">
            <text:p>0,545995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5393" calcext:value-type="float">
            <text:p>6,25393</text:p>
          </table:table-cell>
        </table:table-row>
        <table:table-row table:style-name="ro1">
          <table:table-cell office:value-type="float" office:value="12.68" calcext:value-type="float">
            <text:p>12,68</text:p>
          </table:table-cell>
          <table:table-cell table:number-columns-repeated="2"/>
          <table:table-cell office:value-type="float" office:value="0.599263" calcext:value-type="float">
            <text:p>0,599263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2958" calcext:value-type="float">
            <text:p>6,52958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table:number-columns-repeated="2"/>
          <table:table-cell office:value-type="float" office:value="0.65481" calcext:value-type="float">
            <text:p>0,65481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0108" calcext:value-type="float">
            <text:p>6,80108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table:number-columns-repeated="2"/>
          <table:table-cell office:value-type="float" office:value="0.712602" calcext:value-type="float">
            <text:p>0,712602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6826" calcext:value-type="float">
            <text:p>7,06826</text:p>
          </table:table-cell>
        </table:table-row>
        <table:table-row table:style-name="ro1">
          <table:table-cell office:value-type="float" office:value="12.71" calcext:value-type="float">
            <text:p>12,71</text:p>
          </table:table-cell>
          <table:table-cell table:number-columns-repeated="2"/>
          <table:table-cell office:value-type="float" office:value="0.772602" calcext:value-type="float">
            <text:p>0,772602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3096" calcext:value-type="float">
            <text:p>7,33096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table:number-columns-repeated="2"/>
          <table:table-cell office:value-type="float" office:value="0.834772" calcext:value-type="float">
            <text:p>0,834772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8899" calcext:value-type="float">
            <text:p>7,58899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  <table:table-cell table:number-columns-repeated="2"/>
          <table:table-cell office:value-type="float" office:value="0.899072" calcext:value-type="float">
            <text:p>0,899072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4221" calcext:value-type="float">
            <text:p>7,84221</text:p>
          </table:table-cell>
        </table:table-row>
        <table:table-row table:style-name="ro1">
          <table:table-cell office:value-type="float" office:value="12.74" calcext:value-type="float">
            <text:p>12,74</text:p>
          </table:table-cell>
          <table:table-cell table:number-columns-repeated="2"/>
          <table:table-cell office:value-type="float" office:value="0.965462" calcext:value-type="float">
            <text:p>0,965462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9044" calcext:value-type="float">
            <text:p>8,0904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number-columns-repeated="2"/>
          <table:table-cell office:value-type="float" office:value="1.0339" calcext:value-type="float">
            <text:p>1,0339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3354" calcext:value-type="float">
            <text:p>8,33354</text:p>
          </table:table-cell>
        </table:table-row>
        <table:table-row table:style-name="ro1">
          <table:table-cell office:value-type="float" office:value="12.76" calcext:value-type="float">
            <text:p>12,76</text:p>
          </table:table-cell>
          <table:table-cell table:number-columns-repeated="2"/>
          <table:table-cell office:value-type="float" office:value="1.10434" calcext:value-type="float">
            <text:p>1,10434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7134" calcext:value-type="float">
            <text:p>8,57134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table:number-columns-repeated="2"/>
          <table:table-cell office:value-type="float" office:value="1.17674" calcext:value-type="float">
            <text:p>1,17674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037" calcext:value-type="float">
            <text:p>8,8037</text:p>
          </table:table-cell>
        </table:table-row>
        <table:table-row table:style-name="ro1">
          <table:table-cell office:value-type="float" office:value="12.78" calcext:value-type="float">
            <text:p>12,78</text:p>
          </table:table-cell>
          <table:table-cell table:number-columns-repeated="2"/>
          <table:table-cell office:value-type="float" office:value="1.25105" calcext:value-type="float">
            <text:p>1,25105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3047" calcext:value-type="float">
            <text:p>9,03047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table:number-columns-repeated="2"/>
          <table:table-cell office:value-type="float" office:value="1.32723" calcext:value-type="float">
            <text:p>1,32723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515" calcext:value-type="float">
            <text:p>9,2515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1.40523" calcext:value-type="float">
            <text:p>1,40523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6666" calcext:value-type="float">
            <text:p>9,46666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table:number-columns-repeated="2"/>
          <table:table-cell office:value-type="float" office:value="1.48499" calcext:value-type="float">
            <text:p>1,48499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758" calcext:value-type="float">
            <text:p>9,6758</text:p>
          </table:table-cell>
        </table:table-row>
        <table:table-row table:style-name="ro1">
          <table:table-cell office:value-type="float" office:value="12.82" calcext:value-type="float">
            <text:p>12,82</text:p>
          </table:table-cell>
          <table:table-cell table:number-columns-repeated="2"/>
          <table:table-cell office:value-type="float" office:value="1.56647" calcext:value-type="float">
            <text:p>1,56647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788" calcext:value-type="float">
            <text:p>9,8788</text:p>
          </table:table-cell>
        </table:table-row>
        <table:table-row table:style-name="ro1">
          <table:table-cell office:value-type="float" office:value="12.83" calcext:value-type="float">
            <text:p>12,83</text:p>
          </table:table-cell>
          <table:table-cell table:number-columns-repeated="2"/>
          <table:table-cell office:value-type="float" office:value="1.64962" calcext:value-type="float">
            <text:p>1,64962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755" calcext:value-type="float">
            <text:p>10,0755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  <table:table-cell table:number-columns-repeated="2"/>
          <table:table-cell office:value-type="float" office:value="1.73438" calcext:value-type="float">
            <text:p>1,7343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658" calcext:value-type="float">
            <text:p>10,2658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table:number-columns-repeated="2"/>
          <table:table-cell office:value-type="float" office:value="1.8207" calcext:value-type="float">
            <text:p>1,8207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496" calcext:value-type="float">
            <text:p>10,4496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  <table:table-cell table:number-columns-repeated="2"/>
          <table:table-cell office:value-type="float" office:value="1.90852" calcext:value-type="float">
            <text:p>1,90852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268" calcext:value-type="float">
            <text:p>10,6268</text:p>
          </table:table-cell>
        </table:table-row>
        <table:table-row table:style-name="ro1">
          <table:table-cell office:value-type="float" office:value="12.87" calcext:value-type="float">
            <text:p>12,87</text:p>
          </table:table-cell>
          <table:table-cell table:number-columns-repeated="2"/>
          <table:table-cell office:value-type="float" office:value="1.9978" calcext:value-type="float">
            <text:p>1,9978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972" calcext:value-type="float">
            <text:p>10,7972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table:number-columns-repeated="2"/>
          <table:table-cell office:value-type="float" office:value="2.08846" calcext:value-type="float">
            <text:p>2,08846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608" calcext:value-type="float">
            <text:p>10,9608</text:p>
          </table:table-cell>
        </table:table-row>
        <table:table-row table:style-name="ro1">
          <table:table-cell office:value-type="float" office:value="12.89" calcext:value-type="float">
            <text:p>12,89</text:p>
          </table:table-cell>
          <table:table-cell table:number-columns-repeated="2"/>
          <table:table-cell office:value-type="float" office:value="2.18046" calcext:value-type="float">
            <text:p>2,18046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174" calcext:value-type="float">
            <text:p>11,1174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2.27373" calcext:value-type="float">
            <text:p>2,27373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669" calcext:value-type="float">
            <text:p>11,2669</text:p>
          </table:table-cell>
        </table:table-row>
        <table:table-row table:style-name="ro1">
          <table:table-cell office:value-type="float" office:value="12.91" calcext:value-type="float">
            <text:p>12,91</text:p>
          </table:table-cell>
          <table:table-cell table:number-columns-repeated="2"/>
          <table:table-cell office:value-type="float" office:value="2.36822" calcext:value-type="float">
            <text:p>2,36822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093" calcext:value-type="float">
            <text:p>11,4093</text:p>
          </table:table-cell>
        </table:table-row>
        <table:table-row table:style-name="ro1">
          <table:table-cell office:value-type="float" office:value="12.92" calcext:value-type="float">
            <text:p>12,92</text:p>
          </table:table-cell>
          <table:table-cell table:number-columns-repeated="2"/>
          <table:table-cell office:value-type="float" office:value="2.46386" calcext:value-type="float">
            <text:p>2,46386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444" calcext:value-type="float">
            <text:p>11,5444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table:number-columns-repeated="2"/>
          <table:table-cell office:value-type="float" office:value="2.5606" calcext:value-type="float">
            <text:p>2,5606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722" calcext:value-type="float">
            <text:p>11,6722</text:p>
          </table:table-cell>
        </table:table-row>
        <table:table-row table:style-name="ro1">
          <table:table-cell office:value-type="float" office:value="12.94" calcext:value-type="float">
            <text:p>12,94</text:p>
          </table:table-cell>
          <table:table-cell table:number-columns-repeated="2"/>
          <table:table-cell office:value-type="float" office:value="2.65838" calcext:value-type="float">
            <text:p>2,65838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926" calcext:value-type="float">
            <text:p>11,7926</text:p>
          </table:table-cell>
        </table:table-row>
        <table:table-row table:style-name="ro1">
          <table:table-cell office:value-type="float" office:value="12.95" calcext:value-type="float">
            <text:p>12,95</text:p>
          </table:table-cell>
          <table:table-cell table:number-columns-repeated="2"/>
          <table:table-cell office:value-type="float" office:value="2.75713" calcext:value-type="float">
            <text:p>2,75713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055" calcext:value-type="float">
            <text:p>11,9055</text:p>
          </table:table-cell>
        </table:table-row>
        <table:table-row table:style-name="ro1">
          <table:table-cell office:value-type="float" office:value="12.96" calcext:value-type="float">
            <text:p>12,96</text:p>
          </table:table-cell>
          <table:table-cell table:number-columns-repeated="2"/>
          <table:table-cell office:value-type="float" office:value="2.85678" calcext:value-type="float">
            <text:p>2,85678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108" calcext:value-type="float">
            <text:p>12,0108</text:p>
          </table:table-cell>
        </table:table-row>
        <table:table-row table:style-name="ro1">
          <table:table-cell office:value-type="float" office:value="12.97" calcext:value-type="float">
            <text:p>12,97</text:p>
          </table:table-cell>
          <table:table-cell table:number-columns-repeated="2"/>
          <table:table-cell office:value-type="float" office:value="2.95729" calcext:value-type="float">
            <text:p>2,95729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4" calcext:value-type="float">
            <text:p>191,0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085" calcext:value-type="float">
            <text:p>12,1085</text:p>
          </table:table-cell>
        </table:table-row>
        <table:table-row table:style-name="ro1">
          <table:table-cell office:value-type="float" office:value="12.98" calcext:value-type="float">
            <text:p>12,98</text:p>
          </table:table-cell>
          <table:table-cell table:number-columns-repeated="2"/>
          <table:table-cell office:value-type="float" office:value="3.05857" calcext:value-type="float">
            <text:p>3,05857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" calcext:value-type="float">
            <text:p>191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986" calcext:value-type="float">
            <text:p>12,1986</text:p>
          </table:table-cell>
        </table:table-row>
        <table:table-row table:style-name="ro1">
          <table:table-cell office:value-type="float" office:value="12.99" calcext:value-type="float">
            <text:p>12,99</text:p>
          </table:table-cell>
          <table:table-cell table:number-columns-repeated="2"/>
          <table:table-cell office:value-type="float" office:value="3.16057" calcext:value-type="float">
            <text:p>3,16057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6" calcext:value-type="float">
            <text:p>191,0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808" calcext:value-type="float">
            <text:p>12,2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.26323" calcext:value-type="float">
            <text:p>3,26323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2" calcext:value-type="float">
            <text:p>191,0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553" calcext:value-type="float">
            <text:p>12,3553</text:p>
          </table:table-cell>
        </table:table-row>
        <table:table-row table:style-name="ro1">
          <table:table-cell office:value-type="float" office:value="13.01" calcext:value-type="float">
            <text:p>13,01</text:p>
          </table:table-cell>
          <table:table-cell table:number-columns-repeated="2"/>
          <table:table-cell office:value-type="float" office:value="3.36647" calcext:value-type="float">
            <text:p>3,36647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219" calcext:value-type="float">
            <text:p>12,4219</text:p>
          </table:table-cell>
        </table:table-row>
        <table:table-row table:style-name="ro1">
          <table:table-cell office:value-type="float" office:value="13.02" calcext:value-type="float">
            <text:p>13,02</text:p>
          </table:table-cell>
          <table:table-cell table:number-columns-repeated="2"/>
          <table:table-cell office:value-type="float" office:value="3.47024" calcext:value-type="float">
            <text:p>3,47024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806" calcext:value-type="float">
            <text:p>12,4806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table:number-columns-repeated="2"/>
          <table:table-cell office:value-type="float" office:value="3.57446" calcext:value-type="float">
            <text:p>3,57446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14" calcext:value-type="float">
            <text:p>12,5314</text:p>
          </table:table-cell>
        </table:table-row>
        <table:table-row table:style-name="ro1">
          <table:table-cell office:value-type="float" office:value="13.04" calcext:value-type="float">
            <text:p>13,04</text:p>
          </table:table-cell>
          <table:table-cell table:number-columns-repeated="2"/>
          <table:table-cell office:value-type="float" office:value="3.67908" calcext:value-type="float">
            <text:p>3,67908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43" calcext:value-type="float">
            <text:p>12,5743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table:number-columns-repeated="2"/>
          <table:table-cell office:value-type="float" office:value="3.78401" calcext:value-type="float">
            <text:p>3,78401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91" calcext:value-type="float">
            <text:p>12,6091</text:p>
          </table:table-cell>
        </table:table-row>
        <table:table-row table:style-name="ro1">
          <table:table-cell office:value-type="float" office:value="13.06" calcext:value-type="float">
            <text:p>13,06</text:p>
          </table:table-cell>
          <table:table-cell table:number-columns-repeated="2"/>
          <table:table-cell office:value-type="float" office:value="3.88921" calcext:value-type="float">
            <text:p>3,88921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6" calcext:value-type="float">
            <text:p>12,636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table:number-columns-repeated="2"/>
          <table:table-cell office:value-type="float" office:value="3.99459" calcext:value-type="float">
            <text:p>3,99459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48" calcext:value-type="float">
            <text:p>12,6548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table:number-columns-repeated="2"/>
          <table:table-cell office:value-type="float" office:value="4.1001" calcext:value-type="float">
            <text:p>4,1001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56" calcext:value-type="float">
            <text:p>12,6656</text:p>
          </table:table-cell>
        </table:table-row>
        <table:table-row table:style-name="ro1">
          <table:table-cell office:value-type="float" office:value="13.09" calcext:value-type="float">
            <text:p>13,09</text:p>
          </table:table-cell>
          <table:table-cell table:number-columns-repeated="2"/>
          <table:table-cell office:value-type="float" office:value="4.20566" calcext:value-type="float">
            <text:p>4,20566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5" calcext:value-type="float">
            <text:p>190,9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3" calcext:value-type="float">
            <text:p>12,6683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table:number-columns-repeated="2"/>
          <table:table-cell office:value-type="float" office:value="4.31121" calcext:value-type="float">
            <text:p>4,31121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3" calcext:value-type="float">
            <text:p>12,663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table:number-columns-repeated="2"/>
          <table:table-cell office:value-type="float" office:value="4.41669" calcext:value-type="float">
            <text:p>4,41669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97" calcext:value-type="float">
            <text:p>12,6497</text:p>
          </table:table-cell>
        </table:table-row>
        <table:table-row table:style-name="ro1">
          <table:table-cell office:value-type="float" office:value="13.12" calcext:value-type="float">
            <text:p>13,12</text:p>
          </table:table-cell>
          <table:table-cell table:number-columns-repeated="2"/>
          <table:table-cell office:value-type="float" office:value="4.52202" calcext:value-type="float">
            <text:p>4,52202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83" calcext:value-type="float">
            <text:p>12,6283</text:p>
          </table:table-cell>
        </table:table-row>
        <table:table-row table:style-name="ro1">
          <table:table-cell office:value-type="float" office:value="13.13" calcext:value-type="float">
            <text:p>13,13</text:p>
          </table:table-cell>
          <table:table-cell table:number-columns-repeated="2"/>
          <table:table-cell office:value-type="float" office:value="4.62714" calcext:value-type="float">
            <text:p>4,62714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89" calcext:value-type="float">
            <text:p>12,5989</text:p>
          </table:table-cell>
        </table:table-row>
        <table:table-row table:style-name="ro1">
          <table:table-cell office:value-type="float" office:value="13.14" calcext:value-type="float">
            <text:p>13,14</text:p>
          </table:table-cell>
          <table:table-cell table:number-columns-repeated="2"/>
          <table:table-cell office:value-type="float" office:value="4.73198" calcext:value-type="float">
            <text:p>4,73198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615" calcext:value-type="float">
            <text:p>12,5615</text:p>
          </table:table-cell>
        </table:table-row>
        <table:table-row table:style-name="ro1">
          <table:table-cell office:value-type="float" office:value="13.15" calcext:value-type="float">
            <text:p>13,15</text:p>
          </table:table-cell>
          <table:table-cell table:number-columns-repeated="2"/>
          <table:table-cell office:value-type="float" office:value="4.83647" calcext:value-type="float">
            <text:p>4,83647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161" calcext:value-type="float">
            <text:p>12,5161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table:number-columns-repeated="2"/>
          <table:table-cell office:value-type="float" office:value="4.94056" calcext:value-type="float">
            <text:p>4,94056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627" calcext:value-type="float">
            <text:p>12,4627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table:number-columns-repeated="2"/>
          <table:table-cell office:value-type="float" office:value="5.04416" calcext:value-type="float">
            <text:p>5,04416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2" calcext:value-type="float">
            <text:p>190,9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015" calcext:value-type="float">
            <text:p>12,4015</text:p>
          </table:table-cell>
        </table:table-row>
        <table:table-row table:style-name="ro1">
          <table:table-cell office:value-type="float" office:value="13.18" calcext:value-type="float">
            <text:p>13,18</text:p>
          </table:table-cell>
          <table:table-cell table:number-columns-repeated="2"/>
          <table:table-cell office:value-type="float" office:value="5.14722" calcext:value-type="float">
            <text:p>5,14722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8" calcext:value-type="float">
            <text:p>190,9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323" calcext:value-type="float">
            <text:p>12,3323</text:p>
          </table:table-cell>
        </table:table-row>
        <table:table-row table:style-name="ro1">
          <table:table-cell office:value-type="float" office:value="13.19" calcext:value-type="float">
            <text:p>13,19</text:p>
          </table:table-cell>
          <table:table-cell table:number-columns-repeated="2"/>
          <table:table-cell office:value-type="float" office:value="5.24968" calcext:value-type="float">
            <text:p>5,24968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4" calcext:value-type="float">
            <text:p>190,9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554" calcext:value-type="float">
            <text:p>12,2554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5.35146" calcext:value-type="float">
            <text:p>5,35146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4" calcext:value-type="float">
            <text:p>190,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706" calcext:value-type="float">
            <text:p>12,1706</text:p>
          </table:table-cell>
        </table:table-row>
        <table:table-row table:style-name="ro1">
          <table:table-cell office:value-type="float" office:value="13.21" calcext:value-type="float">
            <text:p>13,21</text:p>
          </table:table-cell>
          <table:table-cell table:number-columns-repeated="2"/>
          <table:table-cell office:value-type="float" office:value="5.4525" calcext:value-type="float">
            <text:p>5,4525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6" calcext:value-type="float">
            <text:p>190,9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782" calcext:value-type="float">
            <text:p>12,0782</text:p>
          </table:table-cell>
        </table:table-row>
        <table:table-row table:style-name="ro1">
          <table:table-cell office:value-type="float" office:value="13.22" calcext:value-type="float">
            <text:p>13,22</text:p>
          </table:table-cell>
          <table:table-cell table:number-columns-repeated="2"/>
          <table:table-cell office:value-type="float" office:value="5.55274" calcext:value-type="float">
            <text:p>5,55274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78" calcext:value-type="float">
            <text:p>11,978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  <table:table-cell table:number-columns-repeated="2"/>
          <table:table-cell office:value-type="float" office:value="5.65211" calcext:value-type="float">
            <text:p>5,65211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702" calcext:value-type="float">
            <text:p>11,8702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table:number-columns-repeated="2"/>
          <table:table-cell office:value-type="float" office:value="5.75056" calcext:value-type="float">
            <text:p>5,75056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549" calcext:value-type="float">
            <text:p>11,7549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5.84801" calcext:value-type="float">
            <text:p>5,84801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322" calcext:value-type="float">
            <text:p>11,6322</text:p>
          </table:table-cell>
        </table:table-row>
        <table:table-row table:style-name="ro1">
          <table:table-cell office:value-type="float" office:value="13.26" calcext:value-type="float">
            <text:p>13,26</text:p>
          </table:table-cell>
          <table:table-cell table:number-columns-repeated="2"/>
          <table:table-cell office:value-type="float" office:value="5.94441" calcext:value-type="float">
            <text:p>5,94441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02" calcext:value-type="float">
            <text:p>11,502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table:number-columns-repeated="2"/>
          <table:table-cell office:value-type="float" office:value="6.03969" calcext:value-type="float">
            <text:p>6,03969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3" calcext:value-type="float">
            <text:p>190,9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646" calcext:value-type="float">
            <text:p>11,3646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table:number-columns-repeated="2"/>
          <table:table-cell office:value-type="float" office:value="6.1338" calcext:value-type="float">
            <text:p>6,1338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199" calcext:value-type="float">
            <text:p>11,2199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table:number-columns-repeated="2"/>
          <table:table-cell office:value-type="float" office:value="6.22667" calcext:value-type="float">
            <text:p>6,22667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681" calcext:value-type="float">
            <text:p>11,0681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table:number-columns-repeated="2"/>
          <table:table-cell office:value-type="float" office:value="6.31824" calcext:value-type="float">
            <text:p>6,31824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093" calcext:value-type="float">
            <text:p>10,9093</text:p>
          </table:table-cell>
        </table:table-row>
        <table:table-row table:style-name="ro1">
          <table:table-cell office:value-type="float" office:value="13.31" calcext:value-type="float">
            <text:p>13,31</text:p>
          </table:table-cell>
          <table:table-cell table:number-columns-repeated="2"/>
          <table:table-cell office:value-type="float" office:value="6.40847" calcext:value-type="float">
            <text:p>6,40847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435" calcext:value-type="float">
            <text:p>10,7435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table:number-columns-repeated="2"/>
          <table:table-cell office:value-type="float" office:value="6.49728" calcext:value-type="float">
            <text:p>6,49728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709" calcext:value-type="float">
            <text:p>10,5709</text:p>
          </table:table-cell>
        </table:table-row>
        <table:table-row table:style-name="ro1">
          <table:table-cell office:value-type="float" office:value="13.33" calcext:value-type="float">
            <text:p>13,33</text:p>
          </table:table-cell>
          <table:table-cell table:number-columns-repeated="2"/>
          <table:table-cell office:value-type="float" office:value="6.58463" calcext:value-type="float">
            <text:p>6,58463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916" calcext:value-type="float">
            <text:p>10,3916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table:number-columns-repeated="2"/>
          <table:table-cell office:value-type="float" office:value="6.67046" calcext:value-type="float">
            <text:p>6,67046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057" calcext:value-type="float">
            <text:p>10,2057</text:p>
          </table:table-cell>
        </table:table-row>
        <table:table-row table:style-name="ro1">
          <table:table-cell office:value-type="float" office:value="13.35" calcext:value-type="float">
            <text:p>13,35</text:p>
          </table:table-cell>
          <table:table-cell table:number-columns-repeated="2"/>
          <table:table-cell office:value-type="float" office:value="6.75471" calcext:value-type="float">
            <text:p>6,75471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133" calcext:value-type="float">
            <text:p>10,0133</text:p>
          </table:table-cell>
        </table:table-row>
        <table:table-row table:style-name="ro1">
          <table:table-cell office:value-type="float" office:value="13.36" calcext:value-type="float">
            <text:p>13,36</text:p>
          </table:table-cell>
          <table:table-cell table:number-columns-repeated="2"/>
          <table:table-cell office:value-type="float" office:value="6.83733" calcext:value-type="float">
            <text:p>6,83733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146" calcext:value-type="float">
            <text:p>9,8146</text:p>
          </table:table-cell>
        </table:table-row>
        <table:table-row table:style-name="ro1">
          <table:table-cell office:value-type="float" office:value="13.37" calcext:value-type="float">
            <text:p>13,37</text:p>
          </table:table-cell>
          <table:table-cell table:number-columns-repeated="2"/>
          <table:table-cell office:value-type="float" office:value="6.91827" calcext:value-type="float">
            <text:p>6,91827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0962" calcext:value-type="float">
            <text:p>9,60962</text:p>
          </table:table-cell>
        </table:table-row>
        <table:table-row table:style-name="ro1">
          <table:table-cell office:value-type="float" office:value="13.38" calcext:value-type="float">
            <text:p>13,38</text:p>
          </table:table-cell>
          <table:table-cell table:number-columns-repeated="2"/>
          <table:table-cell office:value-type="float" office:value="6.99747" calcext:value-type="float">
            <text:p>6,99747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9855" calcext:value-type="float">
            <text:p>9,39855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table:number-columns-repeated="2"/>
          <table:table-cell office:value-type="float" office:value="7.07489" calcext:value-type="float">
            <text:p>7,0748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815" calcext:value-type="float">
            <text:p>9,1815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number-columns-repeated="2"/>
          <table:table-cell office:value-type="float" office:value="7.15048" calcext:value-type="float">
            <text:p>7,15048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5862" calcext:value-type="float">
            <text:p>8,95862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table:number-columns-repeated="2"/>
          <table:table-cell office:value-type="float" office:value="7.22419" calcext:value-type="float">
            <text:p>7,22419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3005" calcext:value-type="float">
            <text:p>8,73005</text:p>
          </table:table-cell>
        </table:table-row>
        <table:table-row table:style-name="ro1">
          <table:table-cell office:value-type="float" office:value="13.42" calcext:value-type="float">
            <text:p>13,42</text:p>
          </table:table-cell>
          <table:table-cell table:number-columns-repeated="2"/>
          <table:table-cell office:value-type="float" office:value="7.29597" calcext:value-type="float">
            <text:p>7,29597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9593" calcext:value-type="float">
            <text:p>8,49593</text:p>
          </table:table-cell>
        </table:table-row>
        <table:table-row table:style-name="ro1">
          <table:table-cell office:value-type="float" office:value="13.43" calcext:value-type="float">
            <text:p>13,43</text:p>
          </table:table-cell>
          <table:table-cell table:number-columns-repeated="2"/>
          <table:table-cell office:value-type="float" office:value="7.36577" calcext:value-type="float">
            <text:p>7,36577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5642" calcext:value-type="float">
            <text:p>8,25642</text:p>
          </table:table-cell>
        </table:table-row>
        <table:table-row table:style-name="ro1">
          <table:table-cell office:value-type="float" office:value="13.44" calcext:value-type="float">
            <text:p>13,44</text:p>
          </table:table-cell>
          <table:table-cell table:number-columns-repeated="2"/>
          <table:table-cell office:value-type="float" office:value="7.43356" calcext:value-type="float">
            <text:p>7,43356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1166" calcext:value-type="float">
            <text:p>8,01166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table:number-columns-repeated="2"/>
          <table:table-cell office:value-type="float" office:value="7.49929" calcext:value-type="float">
            <text:p>7,49929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6182" calcext:value-type="float">
            <text:p>7,76182</text:p>
          </table:table-cell>
        </table:table-row>
        <table:table-row table:style-name="ro1">
          <table:table-cell office:value-type="float" office:value="13.46" calcext:value-type="float">
            <text:p>13,46</text:p>
          </table:table-cell>
          <table:table-cell table:number-columns-repeated="2"/>
          <table:table-cell office:value-type="float" office:value="7.56291" calcext:value-type="float">
            <text:p>7,56291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0704" calcext:value-type="float">
            <text:p>7,50704</text:p>
          </table:table-cell>
        </table:table-row>
        <table:table-row table:style-name="ro1">
          <table:table-cell office:value-type="float" office:value="13.47" calcext:value-type="float">
            <text:p>13,47</text:p>
          </table:table-cell>
          <table:table-cell table:number-columns-repeated="2"/>
          <table:table-cell office:value-type="float" office:value="7.62439" calcext:value-type="float">
            <text:p>7,62439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475" calcext:value-type="float">
            <text:p>7,2475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table:number-columns-repeated="2"/>
          <table:table-cell office:value-type="float" office:value="7.68369" calcext:value-type="float">
            <text:p>7,68369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8336" calcext:value-type="float">
            <text:p>6,98336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table:number-columns-repeated="2"/>
          <table:table-cell office:value-type="float" office:value="7.74077" calcext:value-type="float">
            <text:p>7,74077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1478" calcext:value-type="float">
            <text:p>6,71478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2"/>
          <table:table-cell office:value-type="float" office:value="7.79559" calcext:value-type="float">
            <text:p>7,79559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4193" calcext:value-type="float">
            <text:p>6,44193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table:number-columns-repeated="2"/>
          <table:table-cell office:value-type="float" office:value="7.84812" calcext:value-type="float">
            <text:p>7,84812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6499" calcext:value-type="float">
            <text:p>6,16499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table:number-columns-repeated="2"/>
          <table:table-cell office:value-type="float" office:value="7.89833" calcext:value-type="float">
            <text:p>7,89833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8414" calcext:value-type="float">
            <text:p>5,88414</text:p>
          </table:table-cell>
        </table:table-row>
        <table:table-row table:style-name="ro1">
          <table:table-cell office:value-type="float" office:value="13.53" calcext:value-type="float">
            <text:p>13,53</text:p>
          </table:table-cell>
          <table:table-cell table:number-columns-repeated="2"/>
          <table:table-cell office:value-type="float" office:value="7.94618" calcext:value-type="float">
            <text:p>7,94618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9955" calcext:value-type="float">
            <text:p>5,59955</text:p>
          </table:table-cell>
        </table:table-row>
        <table:table-row table:style-name="ro1">
          <table:table-cell office:value-type="float" office:value="13.54" calcext:value-type="float">
            <text:p>13,54</text:p>
          </table:table-cell>
          <table:table-cell table:number-columns-repeated="2"/>
          <table:table-cell office:value-type="float" office:value="7.99165" calcext:value-type="float">
            <text:p>7,99165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114" calcext:value-type="float">
            <text:p>5,3114</text:p>
          </table:table-cell>
        </table:table-row>
        <table:table-row table:style-name="ro1">
          <table:table-cell office:value-type="float" office:value="13.55" calcext:value-type="float">
            <text:p>13,55</text:p>
          </table:table-cell>
          <table:table-cell table:number-columns-repeated="2"/>
          <table:table-cell office:value-type="float" office:value="8.03469" calcext:value-type="float">
            <text:p>8,03469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1988" calcext:value-type="float">
            <text:p>5,01988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table:number-columns-repeated="2"/>
          <table:table-cell office:value-type="float" office:value="8.0753" calcext:value-type="float">
            <text:p>8,0753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2517" calcext:value-type="float">
            <text:p>4,72517</text:p>
          </table:table-cell>
        </table:table-row>
        <table:table-row table:style-name="ro1">
          <table:table-cell office:value-type="float" office:value="13.57" calcext:value-type="float">
            <text:p>13,57</text:p>
          </table:table-cell>
          <table:table-cell table:number-columns-repeated="2"/>
          <table:table-cell office:value-type="float" office:value="8.11344" calcext:value-type="float">
            <text:p>8,11344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2746" calcext:value-type="float">
            <text:p>4,42746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table:number-columns-repeated="2"/>
          <table:table-cell office:value-type="float" office:value="8.14908" calcext:value-type="float">
            <text:p>8,14908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2693" calcext:value-type="float">
            <text:p>4,12693</text:p>
          </table:table-cell>
        </table:table-row>
        <table:table-row table:style-name="ro1">
          <table:table-cell office:value-type="float" office:value="13.59" calcext:value-type="float">
            <text:p>13,59</text:p>
          </table:table-cell>
          <table:table-cell table:number-columns-repeated="2"/>
          <table:table-cell office:value-type="float" office:value="8.18221" calcext:value-type="float">
            <text:p>8,18221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2379" calcext:value-type="float">
            <text:p>3,82379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number-columns-repeated="2"/>
          <table:table-cell office:value-type="float" office:value="8.21281" calcext:value-type="float">
            <text:p>8,21281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1822" calcext:value-type="float">
            <text:p>3,51822</text:p>
          </table:table-cell>
        </table:table-row>
        <table:table-row table:style-name="ro1">
          <table:table-cell office:value-type="float" office:value="13.61" calcext:value-type="float">
            <text:p>13,61</text:p>
          </table:table-cell>
          <table:table-cell table:number-columns-repeated="2"/>
          <table:table-cell office:value-type="float" office:value="8.24084" calcext:value-type="float">
            <text:p>8,24084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1041" calcext:value-type="float">
            <text:p>3,21041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table:number-columns-repeated="2"/>
          <table:table-cell office:value-type="float" office:value="8.26631" calcext:value-type="float">
            <text:p>8,2663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0056" calcext:value-type="float">
            <text:p>2,90056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table:number-columns-repeated="2"/>
          <table:table-cell office:value-type="float" office:value="8.28918" calcext:value-type="float">
            <text:p>8,2891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8887" calcext:value-type="float">
            <text:p>2,58887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table:number-columns-repeated="2"/>
          <table:table-cell office:value-type="float" office:value="8.30945" calcext:value-type="float">
            <text:p>8,30945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7554" calcext:value-type="float">
            <text:p>2,27554</text:p>
          </table:table-cell>
        </table:table-row>
        <table:table-row table:style-name="ro1">
          <table:table-cell office:value-type="float" office:value="13.65" calcext:value-type="float">
            <text:p>13,65</text:p>
          </table:table-cell>
          <table:table-cell table:number-columns-repeated="2"/>
          <table:table-cell office:value-type="float" office:value="8.3271" calcext:value-type="float">
            <text:p>8,327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6076" calcext:value-type="float">
            <text:p>1,96076</text:p>
          </table:table-cell>
        </table:table-row>
        <table:table-row table:style-name="ro1">
          <table:table-cell office:value-type="float" office:value="13.66" calcext:value-type="float">
            <text:p>13,66</text:p>
          </table:table-cell>
          <table:table-cell table:number-columns-repeated="2"/>
          <table:table-cell office:value-type="float" office:value="8.34213" calcext:value-type="float">
            <text:p>8,3421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4474" calcext:value-type="float">
            <text:p>1,64474</text:p>
          </table:table-cell>
        </table:table-row>
        <table:table-row table:style-name="ro1">
          <table:table-cell office:value-type="float" office:value="13.67" calcext:value-type="float">
            <text:p>13,67</text:p>
          </table:table-cell>
          <table:table-cell table:number-columns-repeated="2"/>
          <table:table-cell office:value-type="float" office:value="8.35451" calcext:value-type="float">
            <text:p>8,35451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2767" calcext:value-type="float">
            <text:p>1,32767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table:number-columns-repeated="2"/>
          <table:table-cell office:value-type="float" office:value="8.36425" calcext:value-type="float">
            <text:p>8,3642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0975" calcext:value-type="float">
            <text:p>1,00975</text:p>
          </table:table-cell>
        </table:table-row>
        <table:table-row table:style-name="ro1">
          <table:table-cell office:value-type="float" office:value="13.69" calcext:value-type="float">
            <text:p>13,69</text:p>
          </table:table-cell>
          <table:table-cell table:number-columns-repeated="2"/>
          <table:table-cell office:value-type="float" office:value="8.37134" calcext:value-type="float">
            <text:p>8,3713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91201" calcext:value-type="float">
            <text:p>0,691201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table:number-columns-repeated="2"/>
          <table:table-cell office:value-type="float" office:value="8.37577" calcext:value-type="float">
            <text:p>8,3757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72209" calcext:value-type="float">
            <text:p>0,372209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table:number-columns-repeated="2"/>
          <table:table-cell office:value-type="float" office:value="8.37754" calcext:value-type="float">
            <text:p>8,3775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529797" calcext:value-type="float">
            <text:p>0,0529797</text:p>
          </table:table-cell>
        </table:table-row>
        <table:table-row table:style-name="ro1">
          <table:table-cell office:value-type="float" office:value="13.72" calcext:value-type="float">
            <text:p>13,72</text:p>
          </table:table-cell>
          <table:table-cell table:number-columns-repeated="2"/>
          <table:table-cell office:value-type="float" office:value="8.37665" calcext:value-type="float">
            <text:p>8,3766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66283" calcext:value-type="float">
            <text:p>-0,266283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table:number-columns-repeated="2"/>
          <table:table-cell office:value-type="float" office:value="8.37311" calcext:value-type="float">
            <text:p>8,3731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85376" calcext:value-type="float">
            <text:p>-0,585376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table:number-columns-repeated="2"/>
          <table:table-cell office:value-type="float" office:value="8.3669" calcext:value-type="float">
            <text:p>8,366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04098" calcext:value-type="float">
            <text:p>-0,904098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number-columns-repeated="2"/>
          <table:table-cell office:value-type="float" office:value="8.35804" calcext:value-type="float">
            <text:p>8,3580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2225" calcext:value-type="float">
            <text:p>-1,22225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table:number-columns-repeated="2"/>
          <table:table-cell office:value-type="float" office:value="8.34653" calcext:value-type="float">
            <text:p>8,3465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3962" calcext:value-type="float">
            <text:p>-1,53962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table:number-columns-repeated="2"/>
          <table:table-cell office:value-type="float" office:value="8.33238" calcext:value-type="float">
            <text:p>8,3323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5601" calcext:value-type="float">
            <text:p>-1,85601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table:number-columns-repeated="2"/>
          <table:table-cell office:value-type="float" office:value="8.3156" calcext:value-type="float">
            <text:p>8,315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7122" calcext:value-type="float">
            <text:p>-2,17122</text:p>
          </table:table-cell>
        </table:table-row>
        <table:table-row table:style-name="ro1">
          <table:table-cell office:value-type="float" office:value="13.79" calcext:value-type="float">
            <text:p>13,79</text:p>
          </table:table-cell>
          <table:table-cell table:number-columns-repeated="2"/>
          <table:table-cell office:value-type="float" office:value="8.2962" calcext:value-type="float">
            <text:p>8,2962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8506" calcext:value-type="float">
            <text:p>-2,48506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number-columns-repeated="2"/>
          <table:table-cell office:value-type="float" office:value="8.27419" calcext:value-type="float">
            <text:p>8,2741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9732" calcext:value-type="float">
            <text:p>-2,79732</text:p>
          </table:table-cell>
        </table:table-row>
        <table:table-row table:style-name="ro1">
          <table:table-cell office:value-type="float" office:value="13.81" calcext:value-type="float">
            <text:p>13,81</text:p>
          </table:table-cell>
          <table:table-cell table:number-columns-repeated="2"/>
          <table:table-cell office:value-type="float" office:value="8.24958" calcext:value-type="float">
            <text:p>8,24958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078" calcext:value-type="float">
            <text:p>-3,1078</text:p>
          </table:table-cell>
        </table:table-row>
        <table:table-row table:style-name="ro1">
          <table:table-cell office:value-type="float" office:value="13.82" calcext:value-type="float">
            <text:p>13,82</text:p>
          </table:table-cell>
          <table:table-cell table:number-columns-repeated="2"/>
          <table:table-cell office:value-type="float" office:value="8.2224" calcext:value-type="float">
            <text:p>8,2224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163" calcext:value-type="float">
            <text:p>-3,4163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table:number-columns-repeated="2"/>
          <table:table-cell office:value-type="float" office:value="8.19265" calcext:value-type="float">
            <text:p>8,19265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2264" calcext:value-type="float">
            <text:p>-3,72264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table:number-columns-repeated="2"/>
          <table:table-cell office:value-type="float" office:value="8.16036" calcext:value-type="float">
            <text:p>8,16036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2661" calcext:value-type="float">
            <text:p>-4,02661</text:p>
          </table:table-cell>
        </table:table-row>
        <table:table-row table:style-name="ro1">
          <table:table-cell office:value-type="float" office:value="13.85" calcext:value-type="float">
            <text:p>13,85</text:p>
          </table:table-cell>
          <table:table-cell table:number-columns-repeated="2"/>
          <table:table-cell office:value-type="float" office:value="8.12555" calcext:value-type="float">
            <text:p>8,1255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2802" calcext:value-type="float">
            <text:p>-4,32802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table:number-columns-repeated="2"/>
          <table:table-cell office:value-type="float" office:value="8.08823" calcext:value-type="float">
            <text:p>8,08823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2669" calcext:value-type="float">
            <text:p>-4,62669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table:number-columns-repeated="2"/>
          <table:table-cell office:value-type="float" office:value="8.04844" calcext:value-type="float">
            <text:p>8,04844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2242" calcext:value-type="float">
            <text:p>-4,92242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table:number-columns-repeated="2"/>
          <table:table-cell office:value-type="float" office:value="8.0062" calcext:value-type="float">
            <text:p>8,0062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1502" calcext:value-type="float">
            <text:p>-5,21502</text:p>
          </table:table-cell>
        </table:table-row>
        <table:table-row table:style-name="ro1">
          <table:table-cell office:value-type="float" office:value="13.89" calcext:value-type="float">
            <text:p>13,89</text:p>
          </table:table-cell>
          <table:table-cell table:number-columns-repeated="2"/>
          <table:table-cell office:value-type="float" office:value="7.96153" calcext:value-type="float">
            <text:p>7,96153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043" calcext:value-type="float">
            <text:p>-5,5043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table:number-columns-repeated="2"/>
          <table:table-cell office:value-type="float" office:value="7.91447" calcext:value-type="float">
            <text:p>7,9144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901" calcext:value-type="float">
            <text:p>-5,7901</text:p>
          </table:table-cell>
        </table:table-row>
        <table:table-row table:style-name="ro1">
          <table:table-cell office:value-type="float" office:value="13.91" calcext:value-type="float">
            <text:p>13,91</text:p>
          </table:table-cell>
          <table:table-cell table:number-columns-repeated="2"/>
          <table:table-cell office:value-type="float" office:value="7.86504" calcext:value-type="float">
            <text:p>7,8650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7221" calcext:value-type="float">
            <text:p>-6,07221</text:p>
          </table:table-cell>
        </table:table-row>
        <table:table-row table:style-name="ro1">
          <table:table-cell office:value-type="float" office:value="13.92" calcext:value-type="float">
            <text:p>13,92</text:p>
          </table:table-cell>
          <table:table-cell table:number-columns-repeated="2"/>
          <table:table-cell office:value-type="float" office:value="7.81328" calcext:value-type="float">
            <text:p>7,81328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5047" calcext:value-type="float">
            <text:p>-6,35047</text:p>
          </table:table-cell>
        </table:table-row>
        <table:table-row table:style-name="ro1">
          <table:table-cell office:value-type="float" office:value="13.93" calcext:value-type="float">
            <text:p>13,93</text:p>
          </table:table-cell>
          <table:table-cell table:number-columns-repeated="2"/>
          <table:table-cell office:value-type="float" office:value="7.75921" calcext:value-type="float">
            <text:p>7,75921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2469" calcext:value-type="float">
            <text:p>-6,62469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table:number-columns-repeated="2"/>
          <table:table-cell office:value-type="float" office:value="7.70288" calcext:value-type="float">
            <text:p>7,70288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9471" calcext:value-type="float">
            <text:p>-6,89471</text:p>
          </table:table-cell>
        </table:table-row>
        <table:table-row table:style-name="ro1">
          <table:table-cell office:value-type="float" office:value="13.95" calcext:value-type="float">
            <text:p>13,95</text:p>
          </table:table-cell>
          <table:table-cell table:number-columns-repeated="2"/>
          <table:table-cell office:value-type="float" office:value="7.64431" calcext:value-type="float">
            <text:p>7,64431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6034" calcext:value-type="float">
            <text:p>-7,16034</text:p>
          </table:table-cell>
        </table:table-row>
        <table:table-row table:style-name="ro1">
          <table:table-cell office:value-type="float" office:value="13.96" calcext:value-type="float">
            <text:p>13,96</text:p>
          </table:table-cell>
          <table:table-cell table:number-columns-repeated="2"/>
          <table:table-cell office:value-type="float" office:value="7.58355" calcext:value-type="float">
            <text:p>7,58355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2143" calcext:value-type="float">
            <text:p>-7,42143</text:p>
          </table:table-cell>
        </table:table-row>
        <table:table-row table:style-name="ro1">
          <table:table-cell office:value-type="float" office:value="13.97" calcext:value-type="float">
            <text:p>13,97</text:p>
          </table:table-cell>
          <table:table-cell table:number-columns-repeated="2"/>
          <table:table-cell office:value-type="float" office:value="7.52064" calcext:value-type="float">
            <text:p>7,52064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7781" calcext:value-type="float">
            <text:p>-7,67781</text:p>
          </table:table-cell>
        </table:table-row>
        <table:table-row table:style-name="ro1">
          <table:table-cell office:value-type="float" office:value="13.98" calcext:value-type="float">
            <text:p>13,98</text:p>
          </table:table-cell>
          <table:table-cell table:number-columns-repeated="2"/>
          <table:table-cell office:value-type="float" office:value="7.4556" calcext:value-type="float">
            <text:p>7,4556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293" calcext:value-type="float">
            <text:p>-7,9293</text:p>
          </table:table-cell>
        </table:table-row>
        <table:table-row table:style-name="ro1">
          <table:table-cell office:value-type="float" office:value="13.99" calcext:value-type="float">
            <text:p>13,99</text:p>
          </table:table-cell>
          <table:table-cell table:number-columns-repeated="2"/>
          <table:table-cell office:value-type="float" office:value="7.3885" calcext:value-type="float">
            <text:p>7,3885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7577" calcext:value-type="float">
            <text:p>-8,175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.31935" calcext:value-type="float">
            <text:p>7,3193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1704" calcext:value-type="float">
            <text:p>-8,41704</text:p>
          </table:table-cell>
        </table:table-row>
        <table:table-row table:style-name="ro1">
          <table:table-cell office:value-type="float" office:value="14.01" calcext:value-type="float">
            <text:p>14,01</text:p>
          </table:table-cell>
          <table:table-cell table:number-columns-repeated="2"/>
          <table:table-cell office:value-type="float" office:value="7.24823" calcext:value-type="float">
            <text:p>7,24823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5296" calcext:value-type="float">
            <text:p>-8,65296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table:number-columns-repeated="2"/>
          <table:table-cell office:value-type="float" office:value="7.17515" calcext:value-type="float">
            <text:p>7,17515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8339" calcext:value-type="float">
            <text:p>-8,88339</text:p>
          </table:table-cell>
        </table:table-row>
        <table:table-row table:style-name="ro1">
          <table:table-cell office:value-type="float" office:value="14.03" calcext:value-type="float">
            <text:p>14,03</text:p>
          </table:table-cell>
          <table:table-cell table:number-columns-repeated="2"/>
          <table:table-cell office:value-type="float" office:value="7.10019" calcext:value-type="float">
            <text:p>7,1001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0817" calcext:value-type="float">
            <text:p>-9,10817</text:p>
          </table:table-cell>
        </table:table-row>
        <table:table-row table:style-name="ro1">
          <table:table-cell office:value-type="float" office:value="14.04" calcext:value-type="float">
            <text:p>14,04</text:p>
          </table:table-cell>
          <table:table-cell table:number-columns-repeated="2"/>
          <table:table-cell office:value-type="float" office:value="7.02337" calcext:value-type="float">
            <text:p>7,02337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2717" calcext:value-type="float">
            <text:p>-9,32717</text:p>
          </table:table-cell>
        </table:table-row>
        <table:table-row table:style-name="ro1">
          <table:table-cell office:value-type="float" office:value="14.05" calcext:value-type="float">
            <text:p>14,05</text:p>
          </table:table-cell>
          <table:table-cell table:number-columns-repeated="2"/>
          <table:table-cell office:value-type="float" office:value="6.94475" calcext:value-type="float">
            <text:p>6,94475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4024" calcext:value-type="float">
            <text:p>-9,54024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table:number-columns-repeated="2"/>
          <table:table-cell office:value-type="float" office:value="6.86438" calcext:value-type="float">
            <text:p>6,86438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4726" calcext:value-type="float">
            <text:p>-9,74726</text:p>
          </table:table-cell>
        </table:table-row>
        <table:table-row table:style-name="ro1">
          <table:table-cell office:value-type="float" office:value="14.07" calcext:value-type="float">
            <text:p>14,07</text:p>
          </table:table-cell>
          <table:table-cell table:number-columns-repeated="2"/>
          <table:table-cell office:value-type="float" office:value="6.78231" calcext:value-type="float">
            <text:p>6,78231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4808" calcext:value-type="float">
            <text:p>-9,94808</text:p>
          </table:table-cell>
        </table:table-row>
        <table:table-row table:style-name="ro1">
          <table:table-cell office:value-type="float" office:value="14.08" calcext:value-type="float">
            <text:p>14,08</text:p>
          </table:table-cell>
          <table:table-cell table:number-columns-repeated="2"/>
          <table:table-cell office:value-type="float" office:value="6.6986" calcext:value-type="float">
            <text:p>6,6986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426" calcext:value-type="float">
            <text:p>-10,1426</text:p>
          </table:table-cell>
        </table:table-row>
        <table:table-row table:style-name="ro1">
          <table:table-cell office:value-type="float" office:value="14.09" calcext:value-type="float">
            <text:p>14,09</text:p>
          </table:table-cell>
          <table:table-cell table:number-columns-repeated="2"/>
          <table:table-cell office:value-type="float" office:value="6.61329" calcext:value-type="float">
            <text:p>6,6132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307" calcext:value-type="float">
            <text:p>-10,3307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table:number-columns-repeated="2"/>
          <table:table-cell office:value-type="float" office:value="6.52644" calcext:value-type="float">
            <text:p>6,52644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122" calcext:value-type="float">
            <text:p>-10,5122</text:p>
          </table:table-cell>
        </table:table-row>
        <table:table-row table:style-name="ro1">
          <table:table-cell office:value-type="float" office:value="14.11" calcext:value-type="float">
            <text:p>14,11</text:p>
          </table:table-cell>
          <table:table-cell table:number-columns-repeated="2"/>
          <table:table-cell office:value-type="float" office:value="6.4381" calcext:value-type="float">
            <text:p>6,4381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87" calcext:value-type="float">
            <text:p>-10,687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table:number-columns-repeated="2"/>
          <table:table-cell office:value-type="float" office:value="6.34834" calcext:value-type="float">
            <text:p>6,34834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55" calcext:value-type="float">
            <text:p>-10,855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table:number-columns-repeated="2"/>
          <table:table-cell office:value-type="float" office:value="6.2572" calcext:value-type="float">
            <text:p>6,2572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162" calcext:value-type="float">
            <text:p>-11,0162</text:p>
          </table:table-cell>
        </table:table-row>
        <table:table-row table:style-name="ro1">
          <table:table-cell office:value-type="float" office:value="14.14" calcext:value-type="float">
            <text:p>14,14</text:p>
          </table:table-cell>
          <table:table-cell table:number-columns-repeated="2"/>
          <table:table-cell office:value-type="float" office:value="6.16476" calcext:value-type="float">
            <text:p>6,16476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703" calcext:value-type="float">
            <text:p>-11,1703</text:p>
          </table:table-cell>
        </table:table-row>
        <table:table-row table:style-name="ro1"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6.07105" calcext:value-type="float">
            <text:p>6,07105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174" calcext:value-type="float">
            <text:p>-11,3174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table:number-columns-repeated="2"/>
          <table:table-cell office:value-type="float" office:value="5.97615" calcext:value-type="float">
            <text:p>5,97615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572" calcext:value-type="float">
            <text:p>-11,4572</text:p>
          </table:table-cell>
        </table:table-row>
        <table:table-row table:style-name="ro1">
          <table:table-cell office:value-type="float" office:value="14.17" calcext:value-type="float">
            <text:p>14,17</text:p>
          </table:table-cell>
          <table:table-cell table:number-columns-repeated="2"/>
          <table:table-cell office:value-type="float" office:value="5.88012" calcext:value-type="float">
            <text:p>5,88012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898" calcext:value-type="float">
            <text:p>-11,5898</text:p>
          </table:table-cell>
        </table:table-row>
        <table:table-row table:style-name="ro1">
          <table:table-cell office:value-type="float" office:value="14.18" calcext:value-type="float">
            <text:p>14,18</text:p>
          </table:table-cell>
          <table:table-cell table:number-columns-repeated="2"/>
          <table:table-cell office:value-type="float" office:value="5.78301" calcext:value-type="float">
            <text:p>5,78301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15" calcext:value-type="float">
            <text:p>-11,715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table:number-columns-repeated="2"/>
          <table:table-cell office:value-type="float" office:value="5.68489" calcext:value-type="float">
            <text:p>5,68489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328" calcext:value-type="float">
            <text:p>-11,832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number-columns-repeated="2"/>
          <table:table-cell office:value-type="float" office:value="5.58582" calcext:value-type="float">
            <text:p>5,58582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431" calcext:value-type="float">
            <text:p>-11,9431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table:number-columns-repeated="2"/>
          <table:table-cell office:value-type="float" office:value="5.48586" calcext:value-type="float">
            <text:p>5,48586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458" calcext:value-type="float">
            <text:p>-12,0458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table:number-columns-repeated="2"/>
          <table:table-cell office:value-type="float" office:value="5.38508" calcext:value-type="float">
            <text:p>5,38508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408" calcext:value-type="float">
            <text:p>-12,1408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table:number-columns-repeated="2"/>
          <table:table-cell office:value-type="float" office:value="5.28353" calcext:value-type="float">
            <text:p>5,28353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281" calcext:value-type="float">
            <text:p>-12,2281</text:p>
          </table:table-cell>
        </table:table-row>
        <table:table-row table:style-name="ro1">
          <table:table-cell office:value-type="float" office:value="14.24" calcext:value-type="float">
            <text:p>14,24</text:p>
          </table:table-cell>
          <table:table-cell table:number-columns-repeated="2"/>
          <table:table-cell office:value-type="float" office:value="5.1813" calcext:value-type="float">
            <text:p>5,1813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077" calcext:value-type="float">
            <text:p>-12,3077</text:p>
          </table:table-cell>
        </table:table-row>
        <table:table-row table:style-name="ro1">
          <table:table-cell office:value-type="float" office:value="14.25" calcext:value-type="float">
            <text:p>14,25</text:p>
          </table:table-cell>
          <table:table-cell table:number-columns-repeated="2"/>
          <table:table-cell office:value-type="float" office:value="5.07843" calcext:value-type="float">
            <text:p>5,07843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794" calcext:value-type="float">
            <text:p>-12,3794</text:p>
          </table:table-cell>
        </table:table-row>
        <table:table-row table:style-name="ro1">
          <table:table-cell office:value-type="float" office:value="14.26" calcext:value-type="float">
            <text:p>14,26</text:p>
          </table:table-cell>
          <table:table-cell table:number-columns-repeated="2"/>
          <table:table-cell office:value-type="float" office:value="4.97499" calcext:value-type="float">
            <text:p>4,97499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433" calcext:value-type="float">
            <text:p>-12,4433</text:p>
          </table:table-cell>
        </table:table-row>
        <table:table-row table:style-name="ro1">
          <table:table-cell office:value-type="float" office:value="14.27" calcext:value-type="float">
            <text:p>14,27</text:p>
          </table:table-cell>
          <table:table-cell table:number-columns-repeated="2"/>
          <table:table-cell office:value-type="float" office:value="4.87106" calcext:value-type="float">
            <text:p>4,87106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992" calcext:value-type="float">
            <text:p>-12,4992</text:p>
          </table:table-cell>
        </table:table-row>
        <table:table-row table:style-name="ro1">
          <table:table-cell office:value-type="float" office:value="14.28" calcext:value-type="float">
            <text:p>14,28</text:p>
          </table:table-cell>
          <table:table-cell table:number-columns-repeated="2"/>
          <table:table-cell office:value-type="float" office:value="4.7667" calcext:value-type="float">
            <text:p>4,7667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473" calcext:value-type="float">
            <text:p>-12,5473</text:p>
          </table:table-cell>
        </table:table-row>
        <table:table-row table:style-name="ro1">
          <table:table-cell office:value-type="float" office:value="14.29" calcext:value-type="float">
            <text:p>14,29</text:p>
          </table:table-cell>
          <table:table-cell table:number-columns-repeated="2"/>
          <table:table-cell office:value-type="float" office:value="4.66196" calcext:value-type="float">
            <text:p>4,66196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873" calcext:value-type="float">
            <text:p>-12,5873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table:number-columns-repeated="2"/>
          <table:table-cell office:value-type="float" office:value="4.55693" calcext:value-type="float">
            <text:p>4,55693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94" calcext:value-type="float">
            <text:p>-12,6194</text:p>
          </table:table-cell>
        </table:table-row>
        <table:table-row table:style-name="ro1">
          <table:table-cell office:value-type="float" office:value="14.31" calcext:value-type="float">
            <text:p>14,31</text:p>
          </table:table-cell>
          <table:table-cell table:number-columns-repeated="2"/>
          <table:table-cell office:value-type="float" office:value="4.45166" calcext:value-type="float">
            <text:p>4,45166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34" calcext:value-type="float">
            <text:p>-12,6434</text:p>
          </table:table-cell>
        </table:table-row>
        <table:table-row table:style-name="ro1">
          <table:table-cell office:value-type="float" office:value="14.32" calcext:value-type="float">
            <text:p>14,32</text:p>
          </table:table-cell>
          <table:table-cell table:number-columns-repeated="2"/>
          <table:table-cell office:value-type="float" office:value="4.34623" calcext:value-type="float">
            <text:p>4,34623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8" calcext:value-type="float">
            <text:p>190,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95" calcext:value-type="float">
            <text:p>-12,6595</text:p>
          </table:table-cell>
        </table:table-row>
        <table:table-row table:style-name="ro1">
          <table:table-cell office:value-type="float" office:value="14.33" calcext:value-type="float">
            <text:p>14,33</text:p>
          </table:table-cell>
          <table:table-cell table:number-columns-repeated="2"/>
          <table:table-cell office:value-type="float" office:value="4.24069" calcext:value-type="float">
            <text:p>4,24069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4" calcext:value-type="float">
            <text:p>-12,6674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table:number-columns-repeated="2"/>
          <table:table-cell office:value-type="float" office:value="4.13513" calcext:value-type="float">
            <text:p>4,13513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4" calcext:value-type="float">
            <text:p>-12,6674</text:p>
          </table:table-cell>
        </table:table-row>
        <table:table-row table:style-name="ro1">
          <table:table-cell office:value-type="float" office:value="14.35" calcext:value-type="float">
            <text:p>14,35</text:p>
          </table:table-cell>
          <table:table-cell table:number-columns-repeated="2"/>
          <table:table-cell office:value-type="float" office:value="4.02959" calcext:value-type="float">
            <text:p>4,02959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93" calcext:value-type="float">
            <text:p>-12,6593</text:p>
          </table:table-cell>
        </table:table-row>
        <table:table-row table:style-name="ro1">
          <table:table-cell office:value-type="float" office:value="14.36" calcext:value-type="float">
            <text:p>14,36</text:p>
          </table:table-cell>
          <table:table-cell table:number-columns-repeated="2"/>
          <table:table-cell office:value-type="float" office:value="3.92416" calcext:value-type="float">
            <text:p>3,92416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31" calcext:value-type="float">
            <text:p>-12,6431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table:number-columns-repeated="2"/>
          <table:table-cell office:value-type="float" office:value="3.8189" calcext:value-type="float">
            <text:p>3,8189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89" calcext:value-type="float">
            <text:p>-12,6189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table:number-columns-repeated="2"/>
          <table:table-cell office:value-type="float" office:value="3.71387" calcext:value-type="float">
            <text:p>3,71387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867" calcext:value-type="float">
            <text:p>-12,5867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table:number-columns-repeated="2"/>
          <table:table-cell office:value-type="float" office:value="3.60914" calcext:value-type="float">
            <text:p>3,60914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9" calcext:value-type="float">
            <text:p>191,0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465" calcext:value-type="float">
            <text:p>-12,5465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number-columns-repeated="2"/>
          <table:table-cell office:value-type="float" office:value="3.50478" calcext:value-type="float">
            <text:p>3,50478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984" calcext:value-type="float">
            <text:p>-12,4984</text:p>
          </table:table-cell>
        </table:table-row>
        <table:table-row table:style-name="ro1">
          <table:table-cell office:value-type="float" office:value="14.41" calcext:value-type="float">
            <text:p>14,41</text:p>
          </table:table-cell>
          <table:table-cell table:number-columns-repeated="2"/>
          <table:table-cell office:value-type="float" office:value="3.40086" calcext:value-type="float">
            <text:p>3,40086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423" calcext:value-type="float">
            <text:p>-12,4423</text:p>
          </table:table-cell>
        </table:table-row>
        <table:table-row table:style-name="ro1">
          <table:table-cell office:value-type="float" office:value="14.42" calcext:value-type="float">
            <text:p>14,42</text:p>
          </table:table-cell>
          <table:table-cell table:number-columns-repeated="2"/>
          <table:table-cell office:value-type="float" office:value="3.29743" calcext:value-type="float">
            <text:p>3,29743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783" calcext:value-type="float">
            <text:p>-12,3783</text:p>
          </table:table-cell>
        </table:table-row>
        <table:table-row table:style-name="ro1">
          <table:table-cell office:value-type="float" office:value="14.43" calcext:value-type="float">
            <text:p>14,43</text:p>
          </table:table-cell>
          <table:table-cell table:number-columns-repeated="2"/>
          <table:table-cell office:value-type="float" office:value="3.19457" calcext:value-type="float">
            <text:p>3,19457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064" calcext:value-type="float">
            <text:p>-12,3064</text:p>
          </table:table-cell>
        </table:table-row>
        <table:table-row table:style-name="ro1">
          <table:table-cell office:value-type="float" office:value="14.44" calcext:value-type="float">
            <text:p>14,44</text:p>
          </table:table-cell>
          <table:table-cell table:number-columns-repeated="2"/>
          <table:table-cell office:value-type="float" office:value="3.09235" calcext:value-type="float">
            <text:p>3,09235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267" calcext:value-type="float">
            <text:p>-12,2267</text:p>
          </table:table-cell>
        </table:table-row>
        <table:table-row table:style-name="ro1">
          <table:table-cell office:value-type="float" office:value="14.45" calcext:value-type="float">
            <text:p>14,45</text:p>
          </table:table-cell>
          <table:table-cell table:number-columns-repeated="2"/>
          <table:table-cell office:value-type="float" office:value="2.99082" calcext:value-type="float">
            <text:p>2,99082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393" calcext:value-type="float">
            <text:p>-12,1393</text:p>
          </table:table-cell>
        </table:table-row>
        <table:table-row table:style-name="ro1">
          <table:table-cell office:value-type="float" office:value="14.46" calcext:value-type="float">
            <text:p>14,46</text:p>
          </table:table-cell>
          <table:table-cell table:number-columns-repeated="2"/>
          <table:table-cell office:value-type="float" office:value="2.89005" calcext:value-type="float">
            <text:p>2,89005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441" calcext:value-type="float">
            <text:p>-12,0441</text:p>
          </table:table-cell>
        </table:table-row>
        <table:table-row table:style-name="ro1">
          <table:table-cell office:value-type="float" office:value="14.47" calcext:value-type="float">
            <text:p>14,47</text:p>
          </table:table-cell>
          <table:table-cell table:number-columns-repeated="2"/>
          <table:table-cell office:value-type="float" office:value="2.7901" calcext:value-type="float">
            <text:p>2,7901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413" calcext:value-type="float">
            <text:p>-11,9413</text:p>
          </table:table-cell>
        </table:table-row>
        <table:table-row table:style-name="ro1">
          <table:table-cell office:value-type="float" office:value="14.48" calcext:value-type="float">
            <text:p>14,48</text:p>
          </table:table-cell>
          <table:table-cell table:number-columns-repeated="2"/>
          <table:table-cell office:value-type="float" office:value="2.69105" calcext:value-type="float">
            <text:p>2,69105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5" calcext:value-type="float">
            <text:p>191,0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309" calcext:value-type="float">
            <text:p>-11,8309</text:p>
          </table:table-cell>
        </table:table-row>
        <table:table-row table:style-name="ro1">
          <table:table-cell office:value-type="float" office:value="14.49" calcext:value-type="float">
            <text:p>14,49</text:p>
          </table:table-cell>
          <table:table-cell table:number-columns-repeated="2"/>
          <table:table-cell office:value-type="float" office:value="2.59294" calcext:value-type="float">
            <text:p>2,59294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13" calcext:value-type="float">
            <text:p>-11,71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2"/>
          <table:table-cell office:value-type="float" office:value="2.49585" calcext:value-type="float">
            <text:p>2,49585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877" calcext:value-type="float">
            <text:p>-11,5877</text:p>
          </table:table-cell>
        </table:table-row>
        <table:table-row table:style-name="ro1">
          <table:table-cell office:value-type="float" office:value="14.51" calcext:value-type="float">
            <text:p>14,51</text:p>
          </table:table-cell>
          <table:table-cell table:number-columns-repeated="2"/>
          <table:table-cell office:value-type="float" office:value="2.39983" calcext:value-type="float">
            <text:p>2,39983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549" calcext:value-type="float">
            <text:p>-11,4549</text:p>
          </table:table-cell>
        </table:table-row>
        <table:table-row table:style-name="ro1">
          <table:table-cell office:value-type="float" office:value="14.52" calcext:value-type="float">
            <text:p>14,52</text:p>
          </table:table-cell>
          <table:table-cell table:number-columns-repeated="2"/>
          <table:table-cell office:value-type="float" office:value="2.30495" calcext:value-type="float">
            <text:p>2,30495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15" calcext:value-type="float">
            <text:p>-11,315</text:p>
          </table:table-cell>
        </table:table-row>
        <table:table-row table:style-name="ro1">
          <table:table-cell office:value-type="float" office:value="14.53" calcext:value-type="float">
            <text:p>14,53</text:p>
          </table:table-cell>
          <table:table-cell table:number-columns-repeated="2"/>
          <table:table-cell office:value-type="float" office:value="2.21127" calcext:value-type="float">
            <text:p>2,21127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678" calcext:value-type="float">
            <text:p>-11,1678</text:p>
          </table:table-cell>
        </table:table-row>
        <table:table-row table:style-name="ro1">
          <table:table-cell office:value-type="float" office:value="14.54" calcext:value-type="float">
            <text:p>14,54</text:p>
          </table:table-cell>
          <table:table-cell table:number-columns-repeated="2"/>
          <table:table-cell office:value-type="float" office:value="2.11884" calcext:value-type="float">
            <text:p>2,11884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135" calcext:value-type="float">
            <text:p>-11,0135</text:p>
          </table:table-cell>
        </table:table-row>
        <table:table-row table:style-name="ro1">
          <table:table-cell office:value-type="float" office:value="14.55" calcext:value-type="float">
            <text:p>14,55</text:p>
          </table:table-cell>
          <table:table-cell table:number-columns-repeated="2"/>
          <table:table-cell office:value-type="float" office:value="2.02773" calcext:value-type="float">
            <text:p>2,02773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523" calcext:value-type="float">
            <text:p>-10,8523</text:p>
          </table:table-cell>
        </table:table-row>
        <table:table-row table:style-name="ro1">
          <table:table-cell office:value-type="float" office:value="14.56" calcext:value-type="float">
            <text:p>14,56</text:p>
          </table:table-cell>
          <table:table-cell table:number-columns-repeated="2"/>
          <table:table-cell office:value-type="float" office:value="1.93799" calcext:value-type="float">
            <text:p>1,93799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841" calcext:value-type="float">
            <text:p>-10,6841</text:p>
          </table:table-cell>
        </table:table-row>
        <table:table-row table:style-name="ro1">
          <table:table-cell office:value-type="float" office:value="14.57" calcext:value-type="float">
            <text:p>14,57</text:p>
          </table:table-cell>
          <table:table-cell table:number-columns-repeated="2"/>
          <table:table-cell office:value-type="float" office:value="1.84968" calcext:value-type="float">
            <text:p>1,84968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092" calcext:value-type="float">
            <text:p>-10,5092</text:p>
          </table:table-cell>
        </table:table-row>
        <table:table-row table:style-name="ro1">
          <table:table-cell office:value-type="float" office:value="14.58" calcext:value-type="float">
            <text:p>14,58</text:p>
          </table:table-cell>
          <table:table-cell table:number-columns-repeated="2"/>
          <table:table-cell office:value-type="float" office:value="1.76286" calcext:value-type="float">
            <text:p>1,76286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276" calcext:value-type="float">
            <text:p>-10,3276</text:p>
          </table:table-cell>
        </table:table-row>
        <table:table-row table:style-name="ro1">
          <table:table-cell office:value-type="float" office:value="14.59" calcext:value-type="float">
            <text:p>14,59</text:p>
          </table:table-cell>
          <table:table-cell table:number-columns-repeated="2"/>
          <table:table-cell office:value-type="float" office:value="1.67757" calcext:value-type="float">
            <text:p>1,67757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394" calcext:value-type="float">
            <text:p>-10,1394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number-columns-repeated="2"/>
          <table:table-cell office:value-type="float" office:value="1.59389" calcext:value-type="float">
            <text:p>1,59389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4479" calcext:value-type="float">
            <text:p>-9,94479</text:p>
          </table:table-cell>
        </table:table-row>
        <table:table-row table:style-name="ro1">
          <table:table-cell office:value-type="float" office:value="14.61" calcext:value-type="float">
            <text:p>14,61</text:p>
          </table:table-cell>
          <table:table-cell table:number-columns-repeated="2"/>
          <table:table-cell office:value-type="float" office:value="1.51185" calcext:value-type="float">
            <text:p>1,51185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4386" calcext:value-type="float">
            <text:p>-9,74386</text:p>
          </table:table-cell>
        </table:table-row>
        <table:table-row table:style-name="ro1">
          <table:table-cell office:value-type="float" office:value="14.62" calcext:value-type="float">
            <text:p>14,62</text:p>
          </table:table-cell>
          <table:table-cell table:number-columns-repeated="2"/>
          <table:table-cell office:value-type="float" office:value="1.43151" calcext:value-type="float">
            <text:p>1,43151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3674" calcext:value-type="float">
            <text:p>-9,53674</text:p>
          </table:table-cell>
        </table:table-row>
        <table:table-row table:style-name="ro1">
          <table:table-cell office:value-type="float" office:value="14.63" calcext:value-type="float">
            <text:p>14,63</text:p>
          </table:table-cell>
          <table:table-cell table:number-columns-repeated="2"/>
          <table:table-cell office:value-type="float" office:value="1.35292" calcext:value-type="float">
            <text:p>1,35292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2356" calcext:value-type="float">
            <text:p>-9,32356</text:p>
          </table:table-cell>
        </table:table-row>
        <table:table-row table:style-name="ro1">
          <table:table-cell office:value-type="float" office:value="14.64" calcext:value-type="float">
            <text:p>14,64</text:p>
          </table:table-cell>
          <table:table-cell table:number-columns-repeated="2"/>
          <table:table-cell office:value-type="float" office:value="1.27613" calcext:value-type="float">
            <text:p>1,27613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0447" calcext:value-type="float">
            <text:p>-9,10447</text:p>
          </table:table-cell>
        </table:table-row>
        <table:table-row table:style-name="ro1">
          <table:table-cell office:value-type="float" office:value="14.65" calcext:value-type="float">
            <text:p>14,65</text:p>
          </table:table-cell>
          <table:table-cell table:number-columns-repeated="2"/>
          <table:table-cell office:value-type="float" office:value="1.20119" calcext:value-type="float">
            <text:p>1,20119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7959" calcext:value-type="float">
            <text:p>-8,87959</text:p>
          </table:table-cell>
        </table:table-row>
        <table:table-row table:style-name="ro1">
          <table:table-cell office:value-type="float" office:value="14.66" calcext:value-type="float">
            <text:p>14,66</text:p>
          </table:table-cell>
          <table:table-cell table:number-columns-repeated="2"/>
          <table:table-cell office:value-type="float" office:value="1.12815" calcext:value-type="float">
            <text:p>1,12815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4907" calcext:value-type="float">
            <text:p>-8,64907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table:number-columns-repeated="2"/>
          <table:table-cell office:value-type="float" office:value="1.05706" calcext:value-type="float">
            <text:p>1,05706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1305" calcext:value-type="float">
            <text:p>-8,41305</text:p>
          </table:table-cell>
        </table:table-row>
        <table:table-row table:style-name="ro1">
          <table:table-cell office:value-type="float" office:value="14.68" calcext:value-type="float">
            <text:p>14,68</text:p>
          </table:table-cell>
          <table:table-cell table:number-columns-repeated="2"/>
          <table:table-cell office:value-type="float" office:value="0.987949" calcext:value-type="float">
            <text:p>0,987949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717" calcext:value-type="float">
            <text:p>-8,1717</text:p>
          </table:table-cell>
        </table:table-row>
        <table:table-row table:style-name="ro1">
          <table:table-cell office:value-type="float" office:value="14.69" calcext:value-type="float">
            <text:p>14,69</text:p>
          </table:table-cell>
          <table:table-cell table:number-columns-repeated="2"/>
          <table:table-cell office:value-type="float" office:value="0.920875" calcext:value-type="float">
            <text:p>0,92087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2515" calcext:value-type="float">
            <text:p>-7,92515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table:number-columns-repeated="2"/>
          <table:table-cell office:value-type="float" office:value="0.855877" calcext:value-type="float">
            <text:p>0,855877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7357" calcext:value-type="float">
            <text:p>-7,67357</text:p>
          </table:table-cell>
        </table:table-row>
        <table:table-row table:style-name="ro1">
          <table:table-cell office:value-type="float" office:value="14.71" calcext:value-type="float">
            <text:p>14,71</text:p>
          </table:table-cell>
          <table:table-cell table:number-columns-repeated="2"/>
          <table:table-cell office:value-type="float" office:value="0.792996" calcext:value-type="float">
            <text:p>0,792996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1711" calcext:value-type="float">
            <text:p>-7,41711</text:p>
          </table:table-cell>
        </table:table-row>
        <table:table-row table:style-name="ro1">
          <table:table-cell office:value-type="float" office:value="14.72" calcext:value-type="float">
            <text:p>14,72</text:p>
          </table:table-cell>
          <table:table-cell table:number-columns-repeated="2"/>
          <table:table-cell office:value-type="float" office:value="0.732272" calcext:value-type="float">
            <text:p>0,732272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5595" calcext:value-type="float">
            <text:p>-7,15595</text:p>
          </table:table-cell>
        </table:table-row>
        <table:table-row table:style-name="ro1">
          <table:table-cell office:value-type="float" office:value="14.73" calcext:value-type="float">
            <text:p>14,73</text:p>
          </table:table-cell>
          <table:table-cell table:number-columns-repeated="2"/>
          <table:table-cell office:value-type="float" office:value="0.673743" calcext:value-type="float">
            <text:p>0,67374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9024" calcext:value-type="float">
            <text:p>-6,89024</text:p>
          </table:table-cell>
        </table:table-row>
        <table:table-row table:style-name="ro1">
          <table:table-cell office:value-type="float" office:value="14.74" calcext:value-type="float">
            <text:p>14,74</text:p>
          </table:table-cell>
          <table:table-cell table:number-columns-repeated="2"/>
          <table:table-cell office:value-type="float" office:value="0.617447" calcext:value-type="float">
            <text:p>0,617447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2015" calcext:value-type="float">
            <text:p>-6,62015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table:number-columns-repeated="2"/>
          <table:table-cell office:value-type="float" office:value="0.563419" calcext:value-type="float">
            <text:p>0,563419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4586" calcext:value-type="float">
            <text:p>-6,34586</text:p>
          </table:table-cell>
        </table:table-row>
        <table:table-row table:style-name="ro1">
          <table:table-cell office:value-type="float" office:value="14.76" calcext:value-type="float">
            <text:p>14,76</text:p>
          </table:table-cell>
          <table:table-cell table:number-columns-repeated="2"/>
          <table:table-cell office:value-type="float" office:value="0.511693" calcext:value-type="float">
            <text:p>0,511693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6753" calcext:value-type="float">
            <text:p>-6,06753</text:p>
          </table:table-cell>
        </table:table-row>
        <table:table-row table:style-name="ro1">
          <table:table-cell office:value-type="float" office:value="14.77" calcext:value-type="float">
            <text:p>14,77</text:p>
          </table:table-cell>
          <table:table-cell table:number-columns-repeated="2"/>
          <table:table-cell office:value-type="float" office:value="0.462304" calcext:value-type="float">
            <text:p>0,46230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8536" calcext:value-type="float">
            <text:p>-5,78536</text:p>
          </table:table-cell>
        </table:table-row>
        <table:table-row table:style-name="ro1">
          <table:table-cell office:value-type="float" office:value="14.78" calcext:value-type="float">
            <text:p>14,78</text:p>
          </table:table-cell>
          <table:table-cell table:number-columns-repeated="2"/>
          <table:table-cell office:value-type="float" office:value="0.415281" calcext:value-type="float">
            <text:p>0,415281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9951" calcext:value-type="float">
            <text:p>-5,49951</text:p>
          </table:table-cell>
        </table:table-row>
        <table:table-row table:style-name="ro1">
          <table:table-cell office:value-type="float" office:value="14.79" calcext:value-type="float">
            <text:p>14,79</text:p>
          </table:table-cell>
          <table:table-cell table:number-columns-repeated="2"/>
          <table:table-cell office:value-type="float" office:value="0.370655" calcext:value-type="float">
            <text:p>0,370655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1016" calcext:value-type="float">
            <text:p>-5,2101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number-columns-repeated="2"/>
          <table:table-cell office:value-type="float" office:value="0.328454" calcext:value-type="float">
            <text:p>0,328454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1751" calcext:value-type="float">
            <text:p>-4,91751</text:p>
          </table:table-cell>
        </table:table-row>
        <table:table-row table:style-name="ro1">
          <table:table-cell office:value-type="float" office:value="14.81" calcext:value-type="float">
            <text:p>14,81</text:p>
          </table:table-cell>
          <table:table-cell table:number-columns-repeated="2"/>
          <table:table-cell office:value-type="float" office:value="0.288705" calcext:value-type="float">
            <text:p>0,288705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2173" calcext:value-type="float">
            <text:p>-4,62173</text:p>
          </table:table-cell>
        </table:table-row>
        <table:table-row table:style-name="ro1">
          <table:table-cell office:value-type="float" office:value="14.82" calcext:value-type="float">
            <text:p>14,82</text:p>
          </table:table-cell>
          <table:table-cell table:number-columns-repeated="2"/>
          <table:table-cell office:value-type="float" office:value="0.251434" calcext:value-type="float">
            <text:p>0,251434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2302" calcext:value-type="float">
            <text:p>-4,32302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table:number-columns-repeated="2"/>
          <table:table-cell office:value-type="float" office:value="0.216663" calcext:value-type="float">
            <text:p>0,216663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2156" calcext:value-type="float">
            <text:p>-4,02156</text:p>
          </table:table-cell>
        </table:table-row>
        <table:table-row table:style-name="ro1">
          <table:table-cell office:value-type="float" office:value="14.84" calcext:value-type="float">
            <text:p>14,84</text:p>
          </table:table-cell>
          <table:table-cell table:number-columns-repeated="2"/>
          <table:table-cell office:value-type="float" office:value="0.184415" calcext:value-type="float">
            <text:p>0,184415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1755" calcext:value-type="float">
            <text:p>-3,71755</text:p>
          </table:table-cell>
        </table:table-row>
        <table:table-row table:style-name="ro1">
          <table:table-cell office:value-type="float" office:value="14.85" calcext:value-type="float">
            <text:p>14,85</text:p>
          </table:table-cell>
          <table:table-cell table:number-columns-repeated="2"/>
          <table:table-cell office:value-type="float" office:value="0.15471" calcext:value-type="float">
            <text:p>0,15471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1117" calcext:value-type="float">
            <text:p>-3,41117</text:p>
          </table:table-cell>
        </table:table-row>
        <table:table-row table:style-name="ro1">
          <table:table-cell office:value-type="float" office:value="14.86" calcext:value-type="float">
            <text:p>14,86</text:p>
          </table:table-cell>
          <table:table-cell table:number-columns-repeated="2"/>
          <table:table-cell office:value-type="float" office:value="0.127568" calcext:value-type="float">
            <text:p>0,12756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0263" calcext:value-type="float">
            <text:p>-3,10263</text:p>
          </table:table-cell>
        </table:table-row>
        <table:table-row table:style-name="ro1">
          <table:table-cell office:value-type="float" office:value="14.87" calcext:value-type="float">
            <text:p>14,87</text:p>
          </table:table-cell>
          <table:table-cell table:number-columns-repeated="2"/>
          <table:table-cell office:value-type="float" office:value="0.103005" calcext:value-type="float">
            <text:p>0,103005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9212" calcext:value-type="float">
            <text:p>-2,79212</text:p>
          </table:table-cell>
        </table:table-row>
        <table:table-row table:style-name="ro1">
          <table:table-cell office:value-type="float" office:value="14.88" calcext:value-type="float">
            <text:p>14,88</text:p>
          </table:table-cell>
          <table:table-cell table:number-columns-repeated="2"/>
          <table:table-cell office:value-type="float" office:value="0.0810374" calcext:value-type="float">
            <text:p>0,0810374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7984" calcext:value-type="float">
            <text:p>-2,47984</text:p>
          </table:table-cell>
        </table:table-row>
        <table:table-row table:style-name="ro1">
          <table:table-cell office:value-type="float" office:value="14.89" calcext:value-type="float">
            <text:p>14,89</text:p>
          </table:table-cell>
          <table:table-cell table:number-columns-repeated="2"/>
          <table:table-cell office:value-type="float" office:value="0.0616789" calcext:value-type="float">
            <text:p>0,0616789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6598" calcext:value-type="float">
            <text:p>-2,16598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table:number-columns-repeated="2"/>
          <table:table-cell office:value-type="float" office:value="0.0449417" calcext:value-type="float">
            <text:p>0,0449417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5074" calcext:value-type="float">
            <text:p>-1,85074</text:p>
          </table:table-cell>
        </table:table-row>
        <table:table-row table:style-name="ro1">
          <table:table-cell office:value-type="float" office:value="14.91" calcext:value-type="float">
            <text:p>14,91</text:p>
          </table:table-cell>
          <table:table-cell table:number-columns-repeated="2"/>
          <table:table-cell office:value-type="float" office:value="0.0308365" calcext:value-type="float">
            <text:p>0,0308365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3433" calcext:value-type="float">
            <text:p>-1,53433</text:p>
          </table:table-cell>
        </table:table-row>
        <table:table-row table:style-name="ro1">
          <table:table-cell office:value-type="float" office:value="14.92" calcext:value-type="float">
            <text:p>14,92</text:p>
          </table:table-cell>
          <table:table-cell table:number-columns-repeated="2"/>
          <table:table-cell office:value-type="float" office:value="0.0193722" calcext:value-type="float">
            <text:p>0,019372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1694" calcext:value-type="float">
            <text:p>-1,21694</text:p>
          </table:table-cell>
        </table:table-row>
        <table:table-row table:style-name="ro1">
          <table:table-cell office:value-type="float" office:value="14.93" calcext:value-type="float">
            <text:p>14,93</text:p>
          </table:table-cell>
          <table:table-cell table:number-columns-repeated="2"/>
          <table:table-cell office:value-type="float" office:value="0.0105562" calcext:value-type="float">
            <text:p>0,010556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98785" calcext:value-type="float">
            <text:p>-0,898785</text:p>
          </table:table-cell>
        </table:table-row>
        <table:table-row table:style-name="ro1">
          <table:table-cell office:value-type="float" office:value="14.94" calcext:value-type="float">
            <text:p>14,94</text:p>
          </table:table-cell>
          <table:table-cell table:number-columns-repeated="2"/>
          <table:table-cell office:value-type="float" office:value="0.00439409" calcext:value-type="float">
            <text:p>0,0043940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80056" calcext:value-type="float">
            <text:p>-0,580056</text:p>
          </table:table-cell>
        </table:table-row>
        <table:table-row table:style-name="ro1">
          <table:table-cell office:value-type="float" office:value="14.95" calcext:value-type="float">
            <text:p>14,95</text:p>
          </table:table-cell>
          <table:table-cell table:number-columns-repeated="2"/>
          <table:table-cell office:value-type="float" office:value="0.000889695" calcext:value-type="float">
            <text:p>0,00088969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60958" calcext:value-type="float">
            <text:p>-0,260958</text:p>
          </table:table-cell>
        </table:table-row>
        <table:table-row table:style-name="ro1">
          <table:table-cell office:value-type="float" office:value="14.96" calcext:value-type="float">
            <text:p>14,96</text:p>
          </table:table-cell>
          <table:table-cell table:number-columns-repeated="2"/>
          <table:table-cell table:style-name="ce1" office:value-type="float" office:value="0.0000452755" calcext:value-type="float">
            <text:p>4,53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583059" calcext:value-type="float">
            <text:p>0,0583059</text:p>
          </table:table-cell>
        </table:table-row>
        <table:table-row table:style-name="ro1">
          <table:table-cell office:value-type="float" office:value="14.97" calcext:value-type="float">
            <text:p>14,97</text:p>
          </table:table-cell>
          <table:table-cell table:number-columns-repeated="2"/>
          <table:table-cell office:value-type="float" office:value="0.00186137" calcext:value-type="float">
            <text:p>0,0018613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77533" calcext:value-type="float">
            <text:p>0,377533</text:p>
          </table:table-cell>
        </table:table-row>
        <table:table-row table:style-name="ro1">
          <table:table-cell office:value-type="float" office:value="14.98" calcext:value-type="float">
            <text:p>14,98</text:p>
          </table:table-cell>
          <table:table-cell table:number-columns-repeated="2"/>
          <table:table-cell office:value-type="float" office:value="0.00633683" calcext:value-type="float">
            <text:p>0,00633683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96519" calcext:value-type="float">
            <text:p>0,696519</text:p>
          </table:table-cell>
        </table:table-row>
        <table:table-row table:style-name="ro1">
          <table:table-cell office:value-type="float" office:value="14.99" calcext:value-type="float">
            <text:p>14,99</text:p>
          </table:table-cell>
          <table:table-cell table:number-columns-repeated="2"/>
          <table:table-cell office:value-type="float" office:value="0.0134688" calcext:value-type="float">
            <text:p>0,013468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1506" calcext:value-type="float">
            <text:p>1,01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232528" calcext:value-type="float">
            <text:p>0,023252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3296" calcext:value-type="float">
            <text:p>1,33296</text:p>
          </table:table-cell>
        </table:table-row>
        <table:table-row table:style-name="ro1">
          <table:table-cell office:value-type="float" office:value="15.01" calcext:value-type="float">
            <text:p>15,01</text:p>
          </table:table-cell>
          <table:table-cell table:number-columns-repeated="2"/>
          <table:table-cell office:value-type="float" office:value="0.0356825" calcext:value-type="float">
            <text:p>0,0356825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5002" calcext:value-type="float">
            <text:p>1,65002</text:p>
          </table:table-cell>
        </table:table-row>
        <table:table-row table:style-name="ro1">
          <table:table-cell office:value-type="float" office:value="15.02" calcext:value-type="float">
            <text:p>15,02</text:p>
          </table:table-cell>
          <table:table-cell table:number-columns-repeated="2"/>
          <table:table-cell office:value-type="float" office:value="0.0507502" calcext:value-type="float">
            <text:p>0,0507502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6602" calcext:value-type="float">
            <text:p>1,96602</text:p>
          </table:table-cell>
        </table:table-row>
        <table:table-row table:style-name="ro1">
          <table:table-cell office:value-type="float" office:value="15.03" calcext:value-type="float">
            <text:p>15,03</text:p>
          </table:table-cell>
          <table:table-cell table:number-columns-repeated="2"/>
          <table:table-cell office:value-type="float" office:value="0.0684461" calcext:value-type="float">
            <text:p>0,0684461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8078" calcext:value-type="float">
            <text:p>2,28078</text:p>
          </table:table-cell>
        </table:table-row>
        <table:table-row table:style-name="ro1">
          <table:table-cell office:value-type="float" office:value="15.04" calcext:value-type="float">
            <text:p>15,04</text:p>
          </table:table-cell>
          <table:table-cell table:number-columns-repeated="2"/>
          <table:table-cell office:value-type="float" office:value="0.0887591" calcext:value-type="float">
            <text:p>0,0887591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9409" calcext:value-type="float">
            <text:p>2,59409</text:p>
          </table:table-cell>
        </table:table-row>
        <table:table-row table:style-name="ro1">
          <table:table-cell office:value-type="float" office:value="15.05" calcext:value-type="float">
            <text:p>15,05</text:p>
          </table:table-cell>
          <table:table-cell table:number-columns-repeated="2"/>
          <table:table-cell office:value-type="float" office:value="0.111676" calcext:value-type="float">
            <text:p>0,111676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0575" calcext:value-type="float">
            <text:p>2,90575</text:p>
          </table:table-cell>
        </table:table-row>
        <table:table-row table:style-name="ro1">
          <table:table-cell office:value-type="float" office:value="15.06" calcext:value-type="float">
            <text:p>15,06</text:p>
          </table:table-cell>
          <table:table-cell table:number-columns-repeated="2"/>
          <table:table-cell office:value-type="float" office:value="0.137183" calcext:value-type="float">
            <text:p>0,137183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1556" calcext:value-type="float">
            <text:p>3,21556</text:p>
          </table:table-cell>
        </table:table-row>
        <table:table-row table:style-name="ro1">
          <table:table-cell office:value-type="float" office:value="15.07" calcext:value-type="float">
            <text:p>15,07</text:p>
          </table:table-cell>
          <table:table-cell table:number-columns-repeated="2"/>
          <table:table-cell office:value-type="float" office:value="0.165263" calcext:value-type="float">
            <text:p>0,165263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2333" calcext:value-type="float">
            <text:p>3,52333</text:p>
          </table:table-cell>
        </table:table-row>
        <table:table-row table:style-name="ro1">
          <table:table-cell office:value-type="float" office:value="15.08" calcext:value-type="float">
            <text:p>15,08</text:p>
          </table:table-cell>
          <table:table-cell table:number-columns-repeated="2"/>
          <table:table-cell office:value-type="float" office:value="0.195899" calcext:value-type="float">
            <text:p>0,195899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2887" calcext:value-type="float">
            <text:p>3,82887</text:p>
          </table:table-cell>
        </table:table-row>
        <table:table-row table:style-name="ro1">
          <table:table-cell office:value-type="float" office:value="15.09" calcext:value-type="float">
            <text:p>15,09</text:p>
          </table:table-cell>
          <table:table-cell table:number-columns-repeated="2"/>
          <table:table-cell office:value-type="float" office:value="0.229071" calcext:value-type="float">
            <text:p>0,22907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3197" calcext:value-type="float">
            <text:p>4,13197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table:number-columns-repeated="2"/>
          <table:table-cell office:value-type="float" office:value="0.264758" calcext:value-type="float">
            <text:p>0,264758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3245" calcext:value-type="float">
            <text:p>4,43245</text:p>
          </table:table-cell>
        </table:table-row>
        <table:table-row table:style-name="ro1">
          <table:table-cell office:value-type="float" office:value="15.11" calcext:value-type="float">
            <text:p>15,11</text:p>
          </table:table-cell>
          <table:table-cell table:number-columns-repeated="2"/>
          <table:table-cell office:value-type="float" office:value="0.302937" calcext:value-type="float">
            <text:p>0,302937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3011" calcext:value-type="float">
            <text:p>4,73011</text:p>
          </table:table-cell>
        </table:table-row>
        <table:table-row table:style-name="ro1">
          <table:table-cell office:value-type="float" office:value="15.12" calcext:value-type="float">
            <text:p>15,12</text:p>
          </table:table-cell>
          <table:table-cell table:number-columns-repeated="2"/>
          <table:table-cell office:value-type="float" office:value="0.343585" calcext:value-type="float">
            <text:p>0,343585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2477" calcext:value-type="float">
            <text:p>5,02477</text:p>
          </table:table-cell>
        </table:table-row>
        <table:table-row table:style-name="ro1">
          <table:table-cell office:value-type="float" office:value="15.13" calcext:value-type="float">
            <text:p>15,13</text:p>
          </table:table-cell>
          <table:table-cell table:number-columns-repeated="2"/>
          <table:table-cell office:value-type="float" office:value="0.386675" calcext:value-type="float">
            <text:p>0,386675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1623" calcext:value-type="float">
            <text:p>5,31623</text:p>
          </table:table-cell>
        </table:table-row>
        <table:table-row table:style-name="ro1">
          <table:table-cell office:value-type="float" office:value="15.14" calcext:value-type="float">
            <text:p>15,14</text:p>
          </table:table-cell>
          <table:table-cell table:number-columns-repeated="2"/>
          <table:table-cell office:value-type="float" office:value="0.432179" calcext:value-type="float">
            <text:p>0,432179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0432" calcext:value-type="float">
            <text:p>5,60432</text:p>
          </table:table-cell>
        </table:table-row>
        <table:table-row table:style-name="ro1">
          <table:table-cell office:value-type="float" office:value="15.15" calcext:value-type="float">
            <text:p>15,15</text:p>
          </table:table-cell>
          <table:table-cell table:number-columns-repeated="2"/>
          <table:table-cell office:value-type="float" office:value="0.48007" calcext:value-type="float">
            <text:p>0,48007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8885" calcext:value-type="float">
            <text:p>5,88885</text:p>
          </table:table-cell>
        </table:table-row>
        <table:table-row table:style-name="ro1">
          <table:table-cell office:value-type="float" office:value="15.16" calcext:value-type="float">
            <text:p>15,16</text:p>
          </table:table-cell>
          <table:table-cell table:number-columns-repeated="2"/>
          <table:table-cell office:value-type="float" office:value="0.530316" calcext:value-type="float">
            <text:p>0,530316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6964" calcext:value-type="float">
            <text:p>6,16964</text:p>
          </table:table-cell>
        </table:table-row>
        <table:table-row table:style-name="ro1">
          <table:table-cell office:value-type="float" office:value="15.17" calcext:value-type="float">
            <text:p>15,17</text:p>
          </table:table-cell>
          <table:table-cell table:number-columns-repeated="2"/>
          <table:table-cell office:value-type="float" office:value="0.582887" calcext:value-type="float">
            <text:p>0,582887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4651" calcext:value-type="float">
            <text:p>6,44651</text:p>
          </table:table-cell>
        </table:table-row>
        <table:table-row table:style-name="ro1">
          <table:table-cell office:value-type="float" office:value="15.18" calcext:value-type="float">
            <text:p>15,18</text:p>
          </table:table-cell>
          <table:table-cell table:number-columns-repeated="2"/>
          <table:table-cell office:value-type="float" office:value="0.637747" calcext:value-type="float">
            <text:p>0,637747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1929" calcext:value-type="float">
            <text:p>6,71929</text:p>
          </table:table-cell>
        </table:table-row>
        <table:table-row table:style-name="ro1">
          <table:table-cell office:value-type="float" office:value="15.19" calcext:value-type="float">
            <text:p>15,19</text:p>
          </table:table-cell>
          <table:table-cell table:number-columns-repeated="2"/>
          <table:table-cell office:value-type="float" office:value="0.694863" calcext:value-type="float">
            <text:p>0,694863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878" calcext:value-type="float">
            <text:p>6,9878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number-columns-repeated="2"/>
          <table:table-cell office:value-type="float" office:value="0.754198" calcext:value-type="float">
            <text:p>0,754198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5187" calcext:value-type="float">
            <text:p>7,25187</text:p>
          </table:table-cell>
        </table:table-row>
        <table:table-row table:style-name="ro1">
          <table:table-cell office:value-type="float" office:value="15.21" calcext:value-type="float">
            <text:p>15,21</text:p>
          </table:table-cell>
          <table:table-cell table:number-columns-repeated="2"/>
          <table:table-cell office:value-type="float" office:value="0.815715" calcext:value-type="float">
            <text:p>0,81571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1133" calcext:value-type="float">
            <text:p>7,51133</text:p>
          </table:table-cell>
        </table:table-row>
        <table:table-row table:style-name="ro1">
          <table:table-cell office:value-type="float" office:value="15.22" calcext:value-type="float">
            <text:p>15,22</text:p>
          </table:table-cell>
          <table:table-cell table:number-columns-repeated="2"/>
          <table:table-cell office:value-type="float" office:value="0.879374" calcext:value-type="float">
            <text:p>0,879374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6603" calcext:value-type="float">
            <text:p>7,76603</text:p>
          </table:table-cell>
        </table:table-row>
        <table:table-row table:style-name="ro1">
          <table:table-cell office:value-type="float" office:value="15.23" calcext:value-type="float">
            <text:p>15,23</text:p>
          </table:table-cell>
          <table:table-cell table:number-columns-repeated="2"/>
          <table:table-cell office:value-type="float" office:value="0.945135" calcext:value-type="float">
            <text:p>0,94513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1579" calcext:value-type="float">
            <text:p>8,01579</text:p>
          </table:table-cell>
        </table:table-row>
        <table:table-row table:style-name="ro1">
          <table:table-cell office:value-type="float" office:value="15.24" calcext:value-type="float">
            <text:p>15,24</text:p>
          </table:table-cell>
          <table:table-cell table:number-columns-repeated="2"/>
          <table:table-cell office:value-type="float" office:value="1.01296" calcext:value-type="float">
            <text:p>1,01296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6046" calcext:value-type="float">
            <text:p>8,26046</text:p>
          </table:table-cell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2"/>
          <table:table-cell office:value-type="float" office:value="1.08279" calcext:value-type="float">
            <text:p>1,08279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9988" calcext:value-type="float">
            <text:p>8,49988</text:p>
          </table:table-cell>
        </table:table-row>
        <table:table-row table:style-name="ro1">
          <table:table-cell office:value-type="float" office:value="15.26" calcext:value-type="float">
            <text:p>15,26</text:p>
          </table:table-cell>
          <table:table-cell table:number-columns-repeated="2"/>
          <table:table-cell office:value-type="float" office:value="1.15461" calcext:value-type="float">
            <text:p>1,15461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339" calcext:value-type="float">
            <text:p>8,7339</text:p>
          </table:table-cell>
        </table:table-row>
        <table:table-row table:style-name="ro1">
          <table:table-cell office:value-type="float" office:value="15.27" calcext:value-type="float">
            <text:p>15,27</text:p>
          </table:table-cell>
          <table:table-cell table:number-columns-repeated="2"/>
          <table:table-cell office:value-type="float" office:value="1.22834" calcext:value-type="float">
            <text:p>1,22834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6238" calcext:value-type="float">
            <text:p>8,96238</text:p>
          </table:table-cell>
        </table:table-row>
        <table:table-row table:style-name="ro1">
          <table:table-cell office:value-type="float" office:value="15.28" calcext:value-type="float">
            <text:p>15,28</text:p>
          </table:table-cell>
          <table:table-cell table:number-columns-repeated="2"/>
          <table:table-cell office:value-type="float" office:value="1.30396" calcext:value-type="float">
            <text:p>1,30396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8517" calcext:value-type="float">
            <text:p>9,18517</text:p>
          </table:table-cell>
        </table:table-row>
        <table:table-row table:style-name="ro1">
          <table:table-cell office:value-type="float" office:value="15.29" calcext:value-type="float">
            <text:p>15,29</text:p>
          </table:table-cell>
          <table:table-cell table:number-columns-repeated="2"/>
          <table:table-cell office:value-type="float" office:value="1.38141" calcext:value-type="float">
            <text:p>1,38141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0212" calcext:value-type="float">
            <text:p>9,40212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table:number-columns-repeated="2"/>
          <table:table-cell office:value-type="float" office:value="1.46065" calcext:value-type="float">
            <text:p>1,46065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1309" calcext:value-type="float">
            <text:p>9,61309</text:p>
          </table:table-cell>
        </table:table-row>
        <table:table-row table:style-name="ro1">
          <table:table-cell office:value-type="float" office:value="15.31" calcext:value-type="float">
            <text:p>15,31</text:p>
          </table:table-cell>
          <table:table-cell table:number-columns-repeated="2"/>
          <table:table-cell office:value-type="float" office:value="1.54162" calcext:value-type="float">
            <text:p>1,54162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1797" calcext:value-type="float">
            <text:p>9,81797</text:p>
          </table:table-cell>
        </table:table-row>
        <table:table-row table:style-name="ro1">
          <table:table-cell office:value-type="float" office:value="15.32" calcext:value-type="float">
            <text:p>15,32</text:p>
          </table:table-cell>
          <table:table-cell table:number-columns-repeated="2"/>
          <table:table-cell office:value-type="float" office:value="1.62426" calcext:value-type="float">
            <text:p>1,62426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166" calcext:value-type="float">
            <text:p>10,0166</text:p>
          </table:table-cell>
        </table:table-row>
        <table:table-row table:style-name="ro1">
          <table:table-cell office:value-type="float" office:value="15.33" calcext:value-type="float">
            <text:p>15,33</text:p>
          </table:table-cell>
          <table:table-cell table:number-columns-repeated="2"/>
          <table:table-cell office:value-type="float" office:value="1.70854" calcext:value-type="float">
            <text:p>1,70854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089" calcext:value-type="float">
            <text:p>10,2089</text:p>
          </table:table-cell>
        </table:table-row>
        <table:table-row table:style-name="ro1">
          <table:table-cell office:value-type="float" office:value="15.34" calcext:value-type="float">
            <text:p>15,34</text:p>
          </table:table-cell>
          <table:table-cell table:number-columns-repeated="2"/>
          <table:table-cell office:value-type="float" office:value="1.79439" calcext:value-type="float">
            <text:p>1,7943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947" calcext:value-type="float">
            <text:p>10,3947</text:p>
          </table:table-cell>
        </table:table-row>
        <table:table-row table:style-name="ro1">
          <table:table-cell office:value-type="float" office:value="15.35" calcext:value-type="float">
            <text:p>15,35</text:p>
          </table:table-cell>
          <table:table-cell table:number-columns-repeated="2"/>
          <table:table-cell office:value-type="float" office:value="1.88177" calcext:value-type="float">
            <text:p>1,88177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739" calcext:value-type="float">
            <text:p>10,5739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table:number-columns-repeated="2"/>
          <table:table-cell office:value-type="float" office:value="1.97061" calcext:value-type="float">
            <text:p>1,97061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463" calcext:value-type="float">
            <text:p>10,7463</text:p>
          </table:table-cell>
        </table:table-row>
        <table:table-row table:style-name="ro1">
          <table:table-cell office:value-type="float" office:value="15.37" calcext:value-type="float">
            <text:p>15,37</text:p>
          </table:table-cell>
          <table:table-cell table:number-columns-repeated="2"/>
          <table:table-cell office:value-type="float" office:value="2.06085" calcext:value-type="float">
            <text:p>2,06085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12" calcext:value-type="float">
            <text:p>10,912</text:p>
          </table:table-cell>
        </table:table-row>
        <table:table-row table:style-name="ro1">
          <table:table-cell office:value-type="float" office:value="15.38" calcext:value-type="float">
            <text:p>15,38</text:p>
          </table:table-cell>
          <table:table-cell table:number-columns-repeated="2"/>
          <table:table-cell office:value-type="float" office:value="2.15245" calcext:value-type="float">
            <text:p>2,15245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707" calcext:value-type="float">
            <text:p>11,0707</text:p>
          </table:table-cell>
        </table:table-row>
        <table:table-row table:style-name="ro1">
          <table:table-cell office:value-type="float" office:value="15.39" calcext:value-type="float">
            <text:p>15,39</text:p>
          </table:table-cell>
          <table:table-cell table:number-columns-repeated="2"/>
          <table:table-cell office:value-type="float" office:value="2.24535" calcext:value-type="float">
            <text:p>2,24535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224" calcext:value-type="float">
            <text:p>11,2224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number-columns-repeated="2"/>
          <table:table-cell office:value-type="float" office:value="2.33947" calcext:value-type="float">
            <text:p>2,33947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669" calcext:value-type="float">
            <text:p>11,3669</text:p>
          </table:table-cell>
        </table:table-row>
        <table:table-row table:style-name="ro1">
          <table:table-cell office:value-type="float" office:value="15.41" calcext:value-type="float">
            <text:p>15,41</text:p>
          </table:table-cell>
          <table:table-cell table:number-columns-repeated="2"/>
          <table:table-cell office:value-type="float" office:value="2.43477" calcext:value-type="float">
            <text:p>2,43477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043" calcext:value-type="float">
            <text:p>11,5043</text:p>
          </table:table-cell>
        </table:table-row>
        <table:table-row table:style-name="ro1">
          <table:table-cell office:value-type="float" office:value="15.42" calcext:value-type="float">
            <text:p>15,42</text:p>
          </table:table-cell>
          <table:table-cell table:number-columns-repeated="2"/>
          <table:table-cell office:value-type="float" office:value="2.53119" calcext:value-type="float">
            <text:p>2,53119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343" calcext:value-type="float">
            <text:p>11,6343</text:p>
          </table:table-cell>
        </table:table-row>
        <table:table-row table:style-name="ro1">
          <table:table-cell office:value-type="float" office:value="15.43" calcext:value-type="float">
            <text:p>15,43</text:p>
          </table:table-cell>
          <table:table-cell table:number-columns-repeated="2"/>
          <table:table-cell office:value-type="float" office:value="2.62866" calcext:value-type="float">
            <text:p>2,62866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569" calcext:value-type="float">
            <text:p>11,7569</text:p>
          </table:table-cell>
        </table:table-row>
        <table:table-row table:style-name="ro1">
          <table:table-cell office:value-type="float" office:value="15.44" calcext:value-type="float">
            <text:p>15,44</text:p>
          </table:table-cell>
          <table:table-cell table:number-columns-repeated="2"/>
          <table:table-cell office:value-type="float" office:value="2.72712" calcext:value-type="float">
            <text:p>2,72712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3" calcext:value-type="float">
            <text:p>191,0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721" calcext:value-type="float">
            <text:p>11,8721</text:p>
          </table:table-cell>
        </table:table-row>
        <table:table-row table:style-name="ro1">
          <table:table-cell office:value-type="float" office:value="15.45" calcext:value-type="float">
            <text:p>15,45</text:p>
          </table:table-cell>
          <table:table-cell table:number-columns-repeated="2"/>
          <table:table-cell office:value-type="float" office:value="2.82651" calcext:value-type="float">
            <text:p>2,82651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797" calcext:value-type="float">
            <text:p>11,9797</text:p>
          </table:table-cell>
        </table:table-row>
        <table:table-row table:style-name="ro1">
          <table:table-cell office:value-type="float" office:value="15.46" calcext:value-type="float">
            <text:p>15,46</text:p>
          </table:table-cell>
          <table:table-cell table:number-columns-repeated="2"/>
          <table:table-cell office:value-type="float" office:value="2.92676" calcext:value-type="float">
            <text:p>2,92676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798" calcext:value-type="float">
            <text:p>12,0798</text:p>
          </table:table-cell>
        </table:table-row>
        <table:table-row table:style-name="ro1">
          <table:table-cell office:value-type="float" office:value="15.47" calcext:value-type="float">
            <text:p>15,47</text:p>
          </table:table-cell>
          <table:table-cell table:number-columns-repeated="2"/>
          <table:table-cell office:value-type="float" office:value="3.02781" calcext:value-type="float">
            <text:p>3,02781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721" calcext:value-type="float">
            <text:p>12,1721</text:p>
          </table:table-cell>
        </table:table-row>
        <table:table-row table:style-name="ro1">
          <table:table-cell office:value-type="float" office:value="15.48" calcext:value-type="float">
            <text:p>15,48</text:p>
          </table:table-cell>
          <table:table-cell table:number-columns-repeated="2"/>
          <table:table-cell office:value-type="float" office:value="3.12961" calcext:value-type="float">
            <text:p>3,12961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567" calcext:value-type="float">
            <text:p>12,2567</text:p>
          </table:table-cell>
        </table:table-row>
        <table:table-row table:style-name="ro1">
          <table:table-cell office:value-type="float" office:value="15.49" calcext:value-type="float">
            <text:p>15,49</text:p>
          </table:table-cell>
          <table:table-cell table:number-columns-repeated="2"/>
          <table:table-cell office:value-type="float" office:value="3.23207" calcext:value-type="float">
            <text:p>3,23207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336" calcext:value-type="float">
            <text:p>12,3336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2"/>
          <table:table-cell office:value-type="float" office:value="3.33514" calcext:value-type="float">
            <text:p>3,33514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026" calcext:value-type="float">
            <text:p>12,4026</text:p>
          </table:table-cell>
        </table:table-row>
        <table:table-row table:style-name="ro1">
          <table:table-cell office:value-type="float" office:value="15.51" calcext:value-type="float">
            <text:p>15,51</text:p>
          </table:table-cell>
          <table:table-cell table:number-columns-repeated="2"/>
          <table:table-cell office:value-type="float" office:value="3.43876" calcext:value-type="float">
            <text:p>3,43876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637" calcext:value-type="float">
            <text:p>12,4637</text:p>
          </table:table-cell>
        </table:table-row>
        <table:table-row table:style-name="ro1">
          <table:table-cell office:value-type="float" office:value="15.52" calcext:value-type="float">
            <text:p>15,52</text:p>
          </table:table-cell>
          <table:table-cell table:number-columns-repeated="2"/>
          <table:table-cell office:value-type="float" office:value="3.54285" calcext:value-type="float">
            <text:p>3,54285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1" calcext:value-type="float">
            <text:p>191,0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169" calcext:value-type="float">
            <text:p>12,5169</text:p>
          </table:table-cell>
        </table:table-row>
        <table:table-row table:style-name="ro1">
          <table:table-cell office:value-type="float" office:value="15.53" calcext:value-type="float">
            <text:p>15,53</text:p>
          </table:table-cell>
          <table:table-cell table:number-columns-repeated="2"/>
          <table:table-cell office:value-type="float" office:value="3.64735" calcext:value-type="float">
            <text:p>3,64735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621" calcext:value-type="float">
            <text:p>12,5621</text:p>
          </table:table-cell>
        </table:table-row>
        <table:table-row table:style-name="ro1">
          <table:table-cell office:value-type="float" office:value="15.54" calcext:value-type="float">
            <text:p>15,54</text:p>
          </table:table-cell>
          <table:table-cell table:number-columns-repeated="2"/>
          <table:table-cell office:value-type="float" office:value="3.7522" calcext:value-type="float">
            <text:p>3,7522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94" calcext:value-type="float">
            <text:p>12,5994</text:p>
          </table:table-cell>
        </table:table-row>
        <table:table-row table:style-name="ro1">
          <table:table-cell office:value-type="float" office:value="15.55" calcext:value-type="float">
            <text:p>15,55</text:p>
          </table:table-cell>
          <table:table-cell table:number-columns-repeated="2"/>
          <table:table-cell office:value-type="float" office:value="3.85732" calcext:value-type="float">
            <text:p>3,85732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87" calcext:value-type="float">
            <text:p>12,6287</text:p>
          </table:table-cell>
        </table:table-row>
        <table:table-row table:style-name="ro1">
          <table:table-cell office:value-type="float" office:value="15.56" calcext:value-type="float">
            <text:p>15,56</text:p>
          </table:table-cell>
          <table:table-cell table:number-columns-repeated="2"/>
          <table:table-cell office:value-type="float" office:value="3.96265" calcext:value-type="float">
            <text:p>3,96265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99" calcext:value-type="float">
            <text:p>12,6499</text:p>
          </table:table-cell>
        </table:table-row>
        <table:table-row table:style-name="ro1">
          <table:table-cell office:value-type="float" office:value="15.57" calcext:value-type="float">
            <text:p>15,57</text:p>
          </table:table-cell>
          <table:table-cell table:number-columns-repeated="2"/>
          <table:table-cell office:value-type="float" office:value="4.06813" calcext:value-type="float">
            <text:p>4,06813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32" calcext:value-type="float">
            <text:p>12,6632</text:p>
          </table:table-cell>
        </table:table-row>
        <table:table-row table:style-name="ro1">
          <table:table-cell office:value-type="float" office:value="15.58" calcext:value-type="float">
            <text:p>15,58</text:p>
          </table:table-cell>
          <table:table-cell table:number-columns-repeated="2"/>
          <table:table-cell office:value-type="float" office:value="4.17368" calcext:value-type="float">
            <text:p>4,17368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3" calcext:value-type="float">
            <text:p>12,6683</text:p>
          </table:table-cell>
        </table:table-row>
        <table:table-row table:style-name="ro1">
          <table:table-cell office:value-type="float" office:value="15.59" calcext:value-type="float">
            <text:p>15,59</text:p>
          </table:table-cell>
          <table:table-cell table:number-columns-repeated="2"/>
          <table:table-cell office:value-type="float" office:value="4.27925" calcext:value-type="float">
            <text:p>4,27925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55" calcext:value-type="float">
            <text:p>12,6655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number-columns-repeated="2"/>
          <table:table-cell office:value-type="float" office:value="4.38475" calcext:value-type="float">
            <text:p>4,38475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45" calcext:value-type="float">
            <text:p>12,6545</text:p>
          </table:table-cell>
        </table:table-row>
        <table:table-row table:style-name="ro1">
          <table:table-cell office:value-type="float" office:value="15.61" calcext:value-type="float">
            <text:p>15,61</text:p>
          </table:table-cell>
          <table:table-cell table:number-columns-repeated="2"/>
          <table:table-cell office:value-type="float" office:value="4.49013" calcext:value-type="float">
            <text:p>4,49013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56" calcext:value-type="float">
            <text:p>12,6356</text:p>
          </table:table-cell>
        </table:table-row>
        <table:table-row table:style-name="ro1">
          <table:table-cell office:value-type="float" office:value="15.62" calcext:value-type="float">
            <text:p>15,62</text:p>
          </table:table-cell>
          <table:table-cell table:number-columns-repeated="2"/>
          <table:table-cell office:value-type="float" office:value="4.59532" calcext:value-type="float">
            <text:p>4,59532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86" calcext:value-type="float">
            <text:p>12,6086</text:p>
          </table:table-cell>
        </table:table-row>
        <table:table-row table:style-name="ro1">
          <table:table-cell office:value-type="float" office:value="15.63" calcext:value-type="float">
            <text:p>15,63</text:p>
          </table:table-cell>
          <table:table-cell table:number-columns-repeated="2"/>
          <table:table-cell office:value-type="float" office:value="4.70025" calcext:value-type="float">
            <text:p>4,70025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36" calcext:value-type="float">
            <text:p>12,5736</text:p>
          </table:table-cell>
        </table:table-row>
        <table:table-row table:style-name="ro1">
          <table:table-cell office:value-type="float" office:value="15.64" calcext:value-type="float">
            <text:p>15,64</text:p>
          </table:table-cell>
          <table:table-cell table:number-columns-repeated="2"/>
          <table:table-cell office:value-type="float" office:value="4.80486" calcext:value-type="float">
            <text:p>4,80486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06" calcext:value-type="float">
            <text:p>12,5306</text:p>
          </table:table-cell>
        </table:table-row>
        <table:table-row table:style-name="ro1">
          <table:table-cell office:value-type="float" office:value="15.65" calcext:value-type="float">
            <text:p>15,65</text:p>
          </table:table-cell>
          <table:table-cell table:number-columns-repeated="2"/>
          <table:table-cell office:value-type="float" office:value="4.90908" calcext:value-type="float">
            <text:p>4,90908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797" calcext:value-type="float">
            <text:p>12,4797</text:p>
          </table:table-cell>
        </table:table-row>
        <table:table-row table:style-name="ro1">
          <table:table-cell office:value-type="float" office:value="15.66" calcext:value-type="float">
            <text:p>15,66</text:p>
          </table:table-cell>
          <table:table-cell table:number-columns-repeated="2"/>
          <table:table-cell office:value-type="float" office:value="5.01283" calcext:value-type="float">
            <text:p>5,01283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209" calcext:value-type="float">
            <text:p>12,4209</text:p>
          </table:table-cell>
        </table:table-row>
        <table:table-row table:style-name="ro1">
          <table:table-cell office:value-type="float" office:value="15.67" calcext:value-type="float">
            <text:p>15,67</text:p>
          </table:table-cell>
          <table:table-cell table:number-columns-repeated="2"/>
          <table:table-cell office:value-type="float" office:value="5.11607" calcext:value-type="float">
            <text:p>5,11607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541" calcext:value-type="float">
            <text:p>12,3541</text:p>
          </table:table-cell>
        </table:table-row>
        <table:table-row table:style-name="ro1">
          <table:table-cell office:value-type="float" office:value="15.68" calcext:value-type="float">
            <text:p>15,68</text:p>
          </table:table-cell>
          <table:table-cell table:number-columns-repeated="2"/>
          <table:table-cell office:value-type="float" office:value="5.21871" calcext:value-type="float">
            <text:p>5,21871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795" calcext:value-type="float">
            <text:p>12,2795</text:p>
          </table:table-cell>
        </table:table-row>
        <table:table-row table:style-name="ro1">
          <table:table-cell office:value-type="float" office:value="15.69" calcext:value-type="float">
            <text:p>15,69</text:p>
          </table:table-cell>
          <table:table-cell table:number-columns-repeated="2"/>
          <table:table-cell office:value-type="float" office:value="5.3207" calcext:value-type="float">
            <text:p>5,3207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971" calcext:value-type="float">
            <text:p>12,1971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table:number-columns-repeated="2"/>
          <table:table-cell office:value-type="float" office:value="5.42198" calcext:value-type="float">
            <text:p>5,42198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07" calcext:value-type="float">
            <text:p>12,107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table:number-columns-repeated="2"/>
          <table:table-cell office:value-type="float" office:value="5.52247" calcext:value-type="float">
            <text:p>5,52247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091" calcext:value-type="float">
            <text:p>12,0091</text:p>
          </table:table-cell>
        </table:table-row>
        <table:table-row table:style-name="ro1">
          <table:table-cell office:value-type="float" office:value="15.72" calcext:value-type="float">
            <text:p>15,72</text:p>
          </table:table-cell>
          <table:table-cell table:number-columns-repeated="2"/>
          <table:table-cell office:value-type="float" office:value="5.62211" calcext:value-type="float">
            <text:p>5,62211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037" calcext:value-type="float">
            <text:p>11,9037</text:p>
          </table:table-cell>
        </table:table-row>
        <table:table-row table:style-name="ro1">
          <table:table-cell office:value-type="float" office:value="15.73" calcext:value-type="float">
            <text:p>15,73</text:p>
          </table:table-cell>
          <table:table-cell table:number-columns-repeated="2"/>
          <table:table-cell office:value-type="float" office:value="5.72084" calcext:value-type="float">
            <text:p>5,72084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907" calcext:value-type="float">
            <text:p>11,7907</text:p>
          </table:table-cell>
        </table:table-row>
        <table:table-row table:style-name="ro1">
          <table:table-cell office:value-type="float" office:value="15.74" calcext:value-type="float">
            <text:p>15,74</text:p>
          </table:table-cell>
          <table:table-cell table:number-columns-repeated="2"/>
          <table:table-cell office:value-type="float" office:value="5.8186" calcext:value-type="float">
            <text:p>5,8186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702" calcext:value-type="float">
            <text:p>11,6702</text:p>
          </table:table-cell>
        </table:table-row>
        <table:table-row table:style-name="ro1">
          <table:table-cell office:value-type="float" office:value="15.75" calcext:value-type="float">
            <text:p>15,75</text:p>
          </table:table-cell>
          <table:table-cell table:number-columns-repeated="2"/>
          <table:table-cell office:value-type="float" office:value="5.91532" calcext:value-type="float">
            <text:p>5,91532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422" calcext:value-type="float">
            <text:p>11,5422</text:p>
          </table:table-cell>
        </table:table-row>
        <table:table-row table:style-name="ro1">
          <table:table-cell office:value-type="float" office:value="15.76" calcext:value-type="float">
            <text:p>15,76</text:p>
          </table:table-cell>
          <table:table-cell table:number-columns-repeated="2"/>
          <table:table-cell office:value-type="float" office:value="6.01095" calcext:value-type="float">
            <text:p>6,01095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07" calcext:value-type="float">
            <text:p>11,407</text:p>
          </table:table-cell>
        </table:table-row>
        <table:table-row table:style-name="ro1">
          <table:table-cell office:value-type="float" office:value="15.77" calcext:value-type="float">
            <text:p>15,77</text:p>
          </table:table-cell>
          <table:table-cell table:number-columns-repeated="2"/>
          <table:table-cell office:value-type="float" office:value="6.10542" calcext:value-type="float">
            <text:p>6,10542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645" calcext:value-type="float">
            <text:p>11,2645</text:p>
          </table:table-cell>
        </table:table-row>
        <table:table-row table:style-name="ro1">
          <table:table-cell office:value-type="float" office:value="15.78" calcext:value-type="float">
            <text:p>15,78</text:p>
          </table:table-cell>
          <table:table-cell table:number-columns-repeated="2"/>
          <table:table-cell office:value-type="float" office:value="6.19867" calcext:value-type="float">
            <text:p>6,19867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148" calcext:value-type="float">
            <text:p>11,1148</text:p>
          </table:table-cell>
        </table:table-row>
        <table:table-row table:style-name="ro1">
          <table:table-cell office:value-type="float" office:value="15.79" calcext:value-type="float">
            <text:p>15,79</text:p>
          </table:table-cell>
          <table:table-cell table:number-columns-repeated="2"/>
          <table:table-cell office:value-type="float" office:value="6.29065" calcext:value-type="float">
            <text:p>6,29065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581" calcext:value-type="float">
            <text:p>10,9581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number-columns-repeated="2"/>
          <table:table-cell office:value-type="float" office:value="6.38129" calcext:value-type="float">
            <text:p>6,38129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944" calcext:value-type="float">
            <text:p>10,7944</text:p>
          </table:table-cell>
        </table:table-row>
        <table:table-row table:style-name="ro1">
          <table:table-cell office:value-type="float" office:value="15.81" calcext:value-type="float">
            <text:p>15,81</text:p>
          </table:table-cell>
          <table:table-cell table:number-columns-repeated="2"/>
          <table:table-cell office:value-type="float" office:value="6.47053" calcext:value-type="float">
            <text:p>6,47053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239" calcext:value-type="float">
            <text:p>10,6239</text:p>
          </table:table-cell>
        </table:table-row>
        <table:table-row table:style-name="ro1">
          <table:table-cell office:value-type="float" office:value="15.82" calcext:value-type="float">
            <text:p>15,82</text:p>
          </table:table-cell>
          <table:table-cell table:number-columns-repeated="2"/>
          <table:table-cell office:value-type="float" office:value="6.55833" calcext:value-type="float">
            <text:p>6,55833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466" calcext:value-type="float">
            <text:p>10,4466</text:p>
          </table:table-cell>
        </table:table-row>
        <table:table-row table:style-name="ro1">
          <table:table-cell office:value-type="float" office:value="15.83" calcext:value-type="float">
            <text:p>15,83</text:p>
          </table:table-cell>
          <table:table-cell table:number-columns-repeated="2"/>
          <table:table-cell office:value-type="float" office:value="6.64463" calcext:value-type="float">
            <text:p>6,64463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627" calcext:value-type="float">
            <text:p>10,2627</text:p>
          </table:table-cell>
        </table:table-row>
        <table:table-row table:style-name="ro1">
          <table:table-cell office:value-type="float" office:value="15.84" calcext:value-type="float">
            <text:p>15,84</text:p>
          </table:table-cell>
          <table:table-cell table:number-columns-repeated="2"/>
          <table:table-cell office:value-type="float" office:value="6.72936" calcext:value-type="float">
            <text:p>6,72936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723" calcext:value-type="float">
            <text:p>10,0723</text:p>
          </table:table-cell>
        </table:table-row>
        <table:table-row table:style-name="ro1">
          <table:table-cell office:value-type="float" office:value="15.85" calcext:value-type="float">
            <text:p>15,85</text:p>
          </table:table-cell>
          <table:table-cell table:number-columns-repeated="2"/>
          <table:table-cell office:value-type="float" office:value="6.81248" calcext:value-type="float">
            <text:p>6,81248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7546" calcext:value-type="float">
            <text:p>9,87546</text:p>
          </table:table-cell>
        </table:table-row>
        <table:table-row table:style-name="ro1">
          <table:table-cell office:value-type="float" office:value="15.86" calcext:value-type="float">
            <text:p>15,86</text:p>
          </table:table-cell>
          <table:table-cell table:number-columns-repeated="2"/>
          <table:table-cell office:value-type="float" office:value="6.89393" calcext:value-type="float">
            <text:p>6,89393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7236" calcext:value-type="float">
            <text:p>9,67236</text:p>
          </table:table-cell>
        </table:table-row>
        <table:table-row table:style-name="ro1">
          <table:table-cell office:value-type="float" office:value="15.87" calcext:value-type="float">
            <text:p>15,87</text:p>
          </table:table-cell>
          <table:table-cell table:number-columns-repeated="2"/>
          <table:table-cell office:value-type="float" office:value="6.97367" calcext:value-type="float">
            <text:p>6,97367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6312" calcext:value-type="float">
            <text:p>9,46312</text:p>
          </table:table-cell>
        </table:table-row>
        <table:table-row table:style-name="ro1">
          <table:table-cell office:value-type="float" office:value="15.88" calcext:value-type="float">
            <text:p>15,88</text:p>
          </table:table-cell>
          <table:table-cell table:number-columns-repeated="2"/>
          <table:table-cell office:value-type="float" office:value="7.05163" calcext:value-type="float">
            <text:p>7,05163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4786" calcext:value-type="float">
            <text:p>9,24786</text:p>
          </table:table-cell>
        </table:table-row>
        <table:table-row table:style-name="ro1">
          <table:table-cell office:value-type="float" office:value="15.89" calcext:value-type="float">
            <text:p>15,89</text:p>
          </table:table-cell>
          <table:table-cell table:number-columns-repeated="2"/>
          <table:table-cell office:value-type="float" office:value="7.12778" calcext:value-type="float">
            <text:p>7,12778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2673" calcext:value-type="float">
            <text:p>9,02673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table:number-columns-repeated="2"/>
          <table:table-cell office:value-type="float" office:value="7.20206" calcext:value-type="float">
            <text:p>7,20206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9987" calcext:value-type="float">
            <text:p>8,79987</text:p>
          </table:table-cell>
        </table:table-row>
        <table:table-row table:style-name="ro1">
          <table:table-cell office:value-type="float" office:value="15.91" calcext:value-type="float">
            <text:p>15,91</text:p>
          </table:table-cell>
          <table:table-cell table:number-columns-repeated="2"/>
          <table:table-cell office:value-type="float" office:value="7.27443" calcext:value-type="float">
            <text:p>7,27443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6742" calcext:value-type="float">
            <text:p>8,56742</text:p>
          </table:table-cell>
        </table:table-row>
        <table:table-row table:style-name="ro1">
          <table:table-cell office:value-type="float" office:value="15.92" calcext:value-type="float">
            <text:p>15,92</text:p>
          </table:table-cell>
          <table:table-cell table:number-columns-repeated="2"/>
          <table:table-cell office:value-type="float" office:value="7.34484" calcext:value-type="float">
            <text:p>7,34484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2953" calcext:value-type="float">
            <text:p>8,32953</text:p>
          </table:table-cell>
        </table:table-row>
        <table:table-row table:style-name="ro1">
          <table:table-cell office:value-type="float" office:value="15.93" calcext:value-type="float">
            <text:p>15,93</text:p>
          </table:table-cell>
          <table:table-cell table:number-columns-repeated="2"/>
          <table:table-cell office:value-type="float" office:value="7.41324" calcext:value-type="float">
            <text:p>7,4132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8634" calcext:value-type="float">
            <text:p>8,08634</text:p>
          </table:table-cell>
        </table:table-row>
        <table:table-row table:style-name="ro1">
          <table:table-cell office:value-type="float" office:value="15.94" calcext:value-type="float">
            <text:p>15,94</text:p>
          </table:table-cell>
          <table:table-cell table:number-columns-repeated="2"/>
          <table:table-cell office:value-type="float" office:value="7.4796" calcext:value-type="float">
            <text:p>7,4796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3802" calcext:value-type="float">
            <text:p>7,83802</text:p>
          </table:table-cell>
        </table:table-row>
        <table:table-row table:style-name="ro1">
          <table:table-cell office:value-type="float" office:value="15.95" calcext:value-type="float">
            <text:p>15,95</text:p>
          </table:table-cell>
          <table:table-cell table:number-columns-repeated="2"/>
          <table:table-cell office:value-type="float" office:value="7.54386" calcext:value-type="float">
            <text:p>7,54386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8473" calcext:value-type="float">
            <text:p>7,58473</text:p>
          </table:table-cell>
        </table:table-row>
        <table:table-row table:style-name="ro1">
          <table:table-cell office:value-type="float" office:value="15.96" calcext:value-type="float">
            <text:p>15,96</text:p>
          </table:table-cell>
          <table:table-cell table:number-columns-repeated="2"/>
          <table:table-cell office:value-type="float" office:value="7.606" calcext:value-type="float">
            <text:p>7,606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2661" calcext:value-type="float">
            <text:p>7,32661</text:p>
          </table:table-cell>
        </table:table-row>
        <table:table-row table:style-name="ro1">
          <table:table-cell office:value-type="float" office:value="15.97" calcext:value-type="float">
            <text:p>15,97</text:p>
          </table:table-cell>
          <table:table-cell table:number-columns-repeated="2"/>
          <table:table-cell office:value-type="float" office:value="7.66596" calcext:value-type="float">
            <text:p>7,66596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6384" calcext:value-type="float">
            <text:p>7,06384</text:p>
          </table:table-cell>
        </table:table-row>
        <table:table-row table:style-name="ro1">
          <table:table-cell office:value-type="float" office:value="15.98" calcext:value-type="float">
            <text:p>15,98</text:p>
          </table:table-cell>
          <table:table-cell table:number-columns-repeated="2"/>
          <table:table-cell office:value-type="float" office:value="7.72371" calcext:value-type="float">
            <text:p>7,72371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9659" calcext:value-type="float">
            <text:p>6,79659</text:p>
          </table:table-cell>
        </table:table-row>
        <table:table-row table:style-name="ro1">
          <table:table-cell office:value-type="float" office:value="15.99" calcext:value-type="float">
            <text:p>15,99</text:p>
          </table:table-cell>
          <table:table-cell table:number-columns-repeated="2"/>
          <table:table-cell office:value-type="float" office:value="7.77922" calcext:value-type="float">
            <text:p>7,77922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2501" calcext:value-type="float">
            <text:p>6,52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.83245" calcext:value-type="float">
            <text:p>7,83245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493" calcext:value-type="float">
            <text:p>6,2493</text:p>
          </table:table-cell>
        </table:table-row>
        <table:table-row table:style-name="ro1">
          <table:table-cell office:value-type="float" office:value="16.01" calcext:value-type="float">
            <text:p>16,01</text:p>
          </table:table-cell>
          <table:table-cell table:number-columns-repeated="2"/>
          <table:table-cell office:value-type="float" office:value="7.88337" calcext:value-type="float">
            <text:p>7,88337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6961" calcext:value-type="float">
            <text:p>5,96961</text:p>
          </table:table-cell>
        </table:table-row>
        <table:table-row table:style-name="ro1">
          <table:table-cell office:value-type="float" office:value="16.02" calcext:value-type="float">
            <text:p>16,02</text:p>
          </table:table-cell>
          <table:table-cell table:number-columns-repeated="2"/>
          <table:table-cell office:value-type="float" office:value="7.93194" calcext:value-type="float">
            <text:p>7,93194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8613" calcext:value-type="float">
            <text:p>5,68613</text:p>
          </table:table-cell>
        </table:table-row>
        <table:table-row table:style-name="ro1">
          <table:table-cell office:value-type="float" office:value="16.03" calcext:value-type="float">
            <text:p>16,03</text:p>
          </table:table-cell>
          <table:table-cell table:number-columns-repeated="2"/>
          <table:table-cell office:value-type="float" office:value="7.97813" calcext:value-type="float">
            <text:p>7,97813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9904" calcext:value-type="float">
            <text:p>5,39904</text:p>
          </table:table-cell>
        </table:table-row>
        <table:table-row table:style-name="ro1">
          <table:table-cell office:value-type="float" office:value="16.04" calcext:value-type="float">
            <text:p>16,04</text:p>
          </table:table-cell>
          <table:table-cell table:number-columns-repeated="2"/>
          <table:table-cell office:value-type="float" office:value="8.02191" calcext:value-type="float">
            <text:p>8,02191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0852" calcext:value-type="float">
            <text:p>5,10852</text:p>
          </table:table-cell>
        </table:table-row>
        <table:table-row table:style-name="ro1">
          <table:table-cell office:value-type="float" office:value="16.05" calcext:value-type="float">
            <text:p>16,05</text:p>
          </table:table-cell>
          <table:table-cell table:number-columns-repeated="2"/>
          <table:table-cell office:value-type="float" office:value="8.06326" calcext:value-type="float">
            <text:p>8,06326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1476" calcext:value-type="float">
            <text:p>4,81476</text:p>
          </table:table-cell>
        </table:table-row>
        <table:table-row table:style-name="ro1">
          <table:table-cell office:value-type="float" office:value="16.06" calcext:value-type="float">
            <text:p>16,06</text:p>
          </table:table-cell>
          <table:table-cell table:number-columns-repeated="2"/>
          <table:table-cell office:value-type="float" office:value="8.10215" calcext:value-type="float">
            <text:p>8,1021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1794" calcext:value-type="float">
            <text:p>4,51794</text:p>
          </table:table-cell>
        </table:table-row>
        <table:table-row table:style-name="ro1">
          <table:table-cell office:value-type="float" office:value="16.07" calcext:value-type="float">
            <text:p>16,07</text:p>
          </table:table-cell>
          <table:table-cell table:number-columns-repeated="2"/>
          <table:table-cell office:value-type="float" office:value="8.13855" calcext:value-type="float">
            <text:p>8,13855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1825" calcext:value-type="float">
            <text:p>4,21825</text:p>
          </table:table-cell>
        </table:table-row>
        <table:table-row table:style-name="ro1">
          <table:table-cell office:value-type="float" office:value="16.08" calcext:value-type="float">
            <text:p>16,08</text:p>
          </table:table-cell>
          <table:table-cell table:number-columns-repeated="2"/>
          <table:table-cell office:value-type="float" office:value="8.17244" calcext:value-type="float">
            <text:p>8,17244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1588" calcext:value-type="float">
            <text:p>3,91588</text:p>
          </table:table-cell>
        </table:table-row>
        <table:table-row table:style-name="ro1">
          <table:table-cell office:value-type="float" office:value="16.09" calcext:value-type="float">
            <text:p>16,09</text:p>
          </table:table-cell>
          <table:table-cell table:number-columns-repeated="2"/>
          <table:table-cell office:value-type="float" office:value="8.20381" calcext:value-type="float">
            <text:p>8,20381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1102" calcext:value-type="float">
            <text:p>3,61102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table:number-columns-repeated="2"/>
          <table:table-cell office:value-type="float" office:value="8.23262" calcext:value-type="float">
            <text:p>8,2326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0387" calcext:value-type="float">
            <text:p>3,30387</text:p>
          </table:table-cell>
        </table:table-row>
        <table:table-row table:style-name="ro1">
          <table:table-cell office:value-type="float" office:value="16.11" calcext:value-type="float">
            <text:p>16,11</text:p>
          </table:table-cell>
          <table:table-cell table:number-columns-repeated="2"/>
          <table:table-cell office:value-type="float" office:value="8.25887" calcext:value-type="float">
            <text:p>8,25887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9462" calcext:value-type="float">
            <text:p>2,99462</text:p>
          </table:table-cell>
        </table:table-row>
        <table:table-row table:style-name="ro1">
          <table:table-cell office:value-type="float" office:value="16.12" calcext:value-type="float">
            <text:p>16,12</text:p>
          </table:table-cell>
          <table:table-cell table:number-columns-repeated="2"/>
          <table:table-cell office:value-type="float" office:value="8.28253" calcext:value-type="float">
            <text:p>8,2825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8346" calcext:value-type="float">
            <text:p>2,68346</text:p>
          </table:table-cell>
        </table:table-row>
        <table:table-row table:style-name="ro1">
          <table:table-cell office:value-type="float" office:value="16.13" calcext:value-type="float">
            <text:p>16,13</text:p>
          </table:table-cell>
          <table:table-cell table:number-columns-repeated="2"/>
          <table:table-cell office:value-type="float" office:value="8.30359" calcext:value-type="float">
            <text:p>8,30359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7061" calcext:value-type="float">
            <text:p>2,37061</text:p>
          </table:table-cell>
        </table:table-row>
        <table:table-row table:style-name="ro1">
          <table:table-cell office:value-type="float" office:value="16.14" calcext:value-type="float">
            <text:p>16,14</text:p>
          </table:table-cell>
          <table:table-cell table:number-columns-repeated="2"/>
          <table:table-cell office:value-type="float" office:value="8.32203" calcext:value-type="float">
            <text:p>8,32203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5625" calcext:value-type="float">
            <text:p>2,05625</text:p>
          </table:table-cell>
        </table:table-row>
        <table:table-row table:style-name="ro1"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8.33785" calcext:value-type="float">
            <text:p>8,3378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4058" calcext:value-type="float">
            <text:p>1,74058</text:p>
          </table:table-cell>
        </table:table-row>
        <table:table-row table:style-name="ro1">
          <table:table-cell office:value-type="float" office:value="16.16" calcext:value-type="float">
            <text:p>16,16</text:p>
          </table:table-cell>
          <table:table-cell table:number-columns-repeated="2"/>
          <table:table-cell office:value-type="float" office:value="8.35104" calcext:value-type="float">
            <text:p>8,3510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238" calcext:value-type="float">
            <text:p>1,4238</text:p>
          </table:table-cell>
        </table:table-row>
        <table:table-row table:style-name="ro1">
          <table:table-cell office:value-type="float" office:value="16.17" calcext:value-type="float">
            <text:p>16,17</text:p>
          </table:table-cell>
          <table:table-cell table:number-columns-repeated="2"/>
          <table:table-cell office:value-type="float" office:value="8.36158" calcext:value-type="float">
            <text:p>8,3615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0613" calcext:value-type="float">
            <text:p>1,10613</text:p>
          </table:table-cell>
        </table:table-row>
        <table:table-row table:style-name="ro1">
          <table:table-cell office:value-type="float" office:value="16.18" calcext:value-type="float">
            <text:p>16,18</text:p>
          </table:table-cell>
          <table:table-cell table:number-columns-repeated="2"/>
          <table:table-cell office:value-type="float" office:value="8.36947" calcext:value-type="float">
            <text:p>8,3694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87746" calcext:value-type="float">
            <text:p>0,787746</text:p>
          </table:table-cell>
        </table:table-row>
        <table:table-row table:style-name="ro1">
          <table:table-cell office:value-type="float" office:value="16.19" calcext:value-type="float">
            <text:p>16,19</text:p>
          </table:table-cell>
          <table:table-cell table:number-columns-repeated="2"/>
          <table:table-cell office:value-type="float" office:value="8.37471" calcext:value-type="float">
            <text:p>8,3747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68865" calcext:value-type="float">
            <text:p>0,468865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number-columns-repeated="2"/>
          <table:table-cell office:value-type="float" office:value="8.37729" calcext:value-type="float">
            <text:p>8,3772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49687" calcext:value-type="float">
            <text:p>0,149687</text:p>
          </table:table-cell>
        </table:table-row>
        <table:table-row table:style-name="ro1">
          <table:table-cell office:value-type="float" office:value="16.21" calcext:value-type="float">
            <text:p>16,21</text:p>
          </table:table-cell>
          <table:table-cell table:number-columns-repeated="2"/>
          <table:table-cell office:value-type="float" office:value="8.3772" calcext:value-type="float">
            <text:p>8,377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69587" calcext:value-type="float">
            <text:p>-0,169587</text:p>
          </table:table-cell>
        </table:table-row>
        <table:table-row table:style-name="ro1">
          <table:table-cell office:value-type="float" office:value="16.22" calcext:value-type="float">
            <text:p>16,22</text:p>
          </table:table-cell>
          <table:table-cell table:number-columns-repeated="2"/>
          <table:table-cell office:value-type="float" office:value="8.37446" calcext:value-type="float">
            <text:p>8,3744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88753" calcext:value-type="float">
            <text:p>-0,488753</text:p>
          </table:table-cell>
        </table:table-row>
        <table:table-row table:style-name="ro1">
          <table:table-cell office:value-type="float" office:value="16.23" calcext:value-type="float">
            <text:p>16,23</text:p>
          </table:table-cell>
          <table:table-cell table:number-columns-repeated="2"/>
          <table:table-cell office:value-type="float" office:value="8.36906" calcext:value-type="float">
            <text:p>8,3690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07609" calcext:value-type="float">
            <text:p>-0,807609</text:p>
          </table:table-cell>
        </table:table-row>
        <table:table-row table:style-name="ro1">
          <table:table-cell office:value-type="float" office:value="16.24" calcext:value-type="float">
            <text:p>16,24</text:p>
          </table:table-cell>
          <table:table-cell table:number-columns-repeated="2"/>
          <table:table-cell office:value-type="float" office:value="8.361" calcext:value-type="float">
            <text:p>8,361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2595" calcext:value-type="float">
            <text:p>-1,12595</text:p>
          </table:table-cell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2"/>
          <table:table-cell office:value-type="float" office:value="8.35029" calcext:value-type="float">
            <text:p>8,3502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4358" calcext:value-type="float">
            <text:p>-1,44358</text:p>
          </table:table-cell>
        </table:table-row>
        <table:table-row table:style-name="ro1">
          <table:table-cell office:value-type="float" office:value="16.26" calcext:value-type="float">
            <text:p>16,26</text:p>
          </table:table-cell>
          <table:table-cell table:number-columns-repeated="2"/>
          <table:table-cell office:value-type="float" office:value="8.33694" calcext:value-type="float">
            <text:p>8,3369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6029" calcext:value-type="float">
            <text:p>-1,76029</text:p>
          </table:table-cell>
        </table:table-row>
        <table:table-row table:style-name="ro1">
          <table:table-cell office:value-type="float" office:value="16.27" calcext:value-type="float">
            <text:p>16,27</text:p>
          </table:table-cell>
          <table:table-cell table:number-columns-repeated="2"/>
          <table:table-cell office:value-type="float" office:value="8.32096" calcext:value-type="float">
            <text:p>8,3209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7588" calcext:value-type="float">
            <text:p>-2,07588</text:p>
          </table:table-cell>
        </table:table-row>
        <table:table-row table:style-name="ro1">
          <table:table-cell office:value-type="float" office:value="16.28" calcext:value-type="float">
            <text:p>16,28</text:p>
          </table:table-cell>
          <table:table-cell table:number-columns-repeated="2"/>
          <table:table-cell office:value-type="float" office:value="8.30235" calcext:value-type="float">
            <text:p>8,30235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9016" calcext:value-type="float">
            <text:p>-2,39016</text:p>
          </table:table-cell>
        </table:table-row>
        <table:table-row table:style-name="ro1">
          <table:table-cell office:value-type="float" office:value="16.29" calcext:value-type="float">
            <text:p>16,29</text:p>
          </table:table-cell>
          <table:table-cell table:number-columns-repeated="2"/>
          <table:table-cell office:value-type="float" office:value="8.28113" calcext:value-type="float">
            <text:p>8,2811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0291" calcext:value-type="float">
            <text:p>-2,70291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table:number-columns-repeated="2"/>
          <table:table-cell office:value-type="float" office:value="8.25731" calcext:value-type="float">
            <text:p>8,2573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1395" calcext:value-type="float">
            <text:p>-3,01395</text:p>
          </table:table-cell>
        </table:table-row>
        <table:table-row table:style-name="ro1">
          <table:table-cell office:value-type="float" office:value="16.31" calcext:value-type="float">
            <text:p>16,31</text:p>
          </table:table-cell>
          <table:table-cell table:number-columns-repeated="2"/>
          <table:table-cell office:value-type="float" office:value="8.2309" calcext:value-type="float">
            <text:p>8,2309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2308" calcext:value-type="float">
            <text:p>-3,32308</text:p>
          </table:table-cell>
        </table:table-row>
        <table:table-row table:style-name="ro1">
          <table:table-cell office:value-type="float" office:value="16.32" calcext:value-type="float">
            <text:p>16,32</text:p>
          </table:table-cell>
          <table:table-cell table:number-columns-repeated="2"/>
          <table:table-cell office:value-type="float" office:value="8.20193" calcext:value-type="float">
            <text:p>8,20193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3009" calcext:value-type="float">
            <text:p>-3,63009</text:p>
          </table:table-cell>
        </table:table-row>
        <table:table-row table:style-name="ro1">
          <table:table-cell office:value-type="float" office:value="16.33" calcext:value-type="float">
            <text:p>16,33</text:p>
          </table:table-cell>
          <table:table-cell table:number-columns-repeated="2"/>
          <table:table-cell office:value-type="float" office:value="8.17041" calcext:value-type="float">
            <text:p>8,17041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348" calcext:value-type="float">
            <text:p>-3,9348</text:p>
          </table:table-cell>
        </table:table-row>
        <table:table-row table:style-name="ro1">
          <table:table-cell office:value-type="float" office:value="16.34" calcext:value-type="float">
            <text:p>16,34</text:p>
          </table:table-cell>
          <table:table-cell table:number-columns-repeated="2"/>
          <table:table-cell office:value-type="float" office:value="8.13635" calcext:value-type="float">
            <text:p>8,13635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3701" calcext:value-type="float">
            <text:p>-4,23701</text:p>
          </table:table-cell>
        </table:table-row>
        <table:table-row table:style-name="ro1">
          <table:table-cell office:value-type="float" office:value="16.35" calcext:value-type="float">
            <text:p>16,35</text:p>
          </table:table-cell>
          <table:table-cell table:number-columns-repeated="2"/>
          <table:table-cell office:value-type="float" office:value="8.0998" calcext:value-type="float">
            <text:p>8,0998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3652" calcext:value-type="float">
            <text:p>-4,53652</text:p>
          </table:table-cell>
        </table:table-row>
        <table:table-row table:style-name="ro1">
          <table:table-cell office:value-type="float" office:value="16.36" calcext:value-type="float">
            <text:p>16,36</text:p>
          </table:table-cell>
          <table:table-cell table:number-columns-repeated="2"/>
          <table:table-cell office:value-type="float" office:value="8.06075" calcext:value-type="float">
            <text:p>8,06075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3316" calcext:value-type="float">
            <text:p>-4,83316</text:p>
          </table:table-cell>
        </table:table-row>
        <table:table-row table:style-name="ro1">
          <table:table-cell office:value-type="float" office:value="16.37" calcext:value-type="float">
            <text:p>16,37</text:p>
          </table:table-cell>
          <table:table-cell table:number-columns-repeated="2"/>
          <table:table-cell office:value-type="float" office:value="8.01925" calcext:value-type="float">
            <text:p>8,01925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2673" calcext:value-type="float">
            <text:p>-5,12673</text:p>
          </table:table-cell>
        </table:table-row>
        <table:table-row table:style-name="ro1">
          <table:table-cell office:value-type="float" office:value="16.38" calcext:value-type="float">
            <text:p>16,38</text:p>
          </table:table-cell>
          <table:table-cell table:number-columns-repeated="2"/>
          <table:table-cell office:value-type="float" office:value="7.97532" calcext:value-type="float">
            <text:p>7,97532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1704" calcext:value-type="float">
            <text:p>-5,41704</text:p>
          </table:table-cell>
        </table:table-row>
        <table:table-row table:style-name="ro1">
          <table:table-cell office:value-type="float" office:value="16.39" calcext:value-type="float">
            <text:p>16,39</text:p>
          </table:table-cell>
          <table:table-cell table:number-columns-repeated="2"/>
          <table:table-cell office:value-type="float" office:value="7.92898" calcext:value-type="float">
            <text:p>7,92898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0391" calcext:value-type="float">
            <text:p>-5,7039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table:number-columns-repeated="2"/>
          <table:table-cell office:value-type="float" office:value="7.88026" calcext:value-type="float">
            <text:p>7,88026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8716" calcext:value-type="float">
            <text:p>-5,98716</text:p>
          </table:table-cell>
        </table:table-row>
        <table:table-row table:style-name="ro1">
          <table:table-cell office:value-type="float" office:value="16.41" calcext:value-type="float">
            <text:p>16,41</text:p>
          </table:table-cell>
          <table:table-cell table:number-columns-repeated="2"/>
          <table:table-cell office:value-type="float" office:value="7.8292" calcext:value-type="float">
            <text:p>7,8292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666" calcext:value-type="float">
            <text:p>-6,2666</text:p>
          </table:table-cell>
        </table:table-row>
        <table:table-row table:style-name="ro1">
          <table:table-cell office:value-type="float" office:value="16.42" calcext:value-type="float">
            <text:p>16,42</text:p>
          </table:table-cell>
          <table:table-cell table:number-columns-repeated="2"/>
          <table:table-cell office:value-type="float" office:value="7.77583" calcext:value-type="float">
            <text:p>7,77583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4206" calcext:value-type="float">
            <text:p>-6,54206</text:p>
          </table:table-cell>
        </table:table-row>
        <table:table-row table:style-name="ro1">
          <table:table-cell office:value-type="float" office:value="16.43" calcext:value-type="float">
            <text:p>16,43</text:p>
          </table:table-cell>
          <table:table-cell table:number-columns-repeated="2"/>
          <table:table-cell office:value-type="float" office:value="7.72018" calcext:value-type="float">
            <text:p>7,72018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1337" calcext:value-type="float">
            <text:p>-6,81337</text:p>
          </table:table-cell>
        </table:table-row>
        <table:table-row table:style-name="ro1">
          <table:table-cell office:value-type="float" office:value="16.44" calcext:value-type="float">
            <text:p>16,44</text:p>
          </table:table-cell>
          <table:table-cell table:number-columns-repeated="2"/>
          <table:table-cell office:value-type="float" office:value="7.66229" calcext:value-type="float">
            <text:p>7,66229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8035" calcext:value-type="float">
            <text:p>-7,08035</text:p>
          </table:table-cell>
        </table:table-row>
        <table:table-row table:style-name="ro1">
          <table:table-cell office:value-type="float" office:value="16.45" calcext:value-type="float">
            <text:p>16,45</text:p>
          </table:table-cell>
          <table:table-cell table:number-columns-repeated="2"/>
          <table:table-cell office:value-type="float" office:value="7.60219" calcext:value-type="float">
            <text:p>7,60219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4284" calcext:value-type="float">
            <text:p>-7,34284</text:p>
          </table:table-cell>
        </table:table-row>
        <table:table-row table:style-name="ro1">
          <table:table-cell office:value-type="float" office:value="16.46" calcext:value-type="float">
            <text:p>16,46</text:p>
          </table:table-cell>
          <table:table-cell table:number-columns-repeated="2"/>
          <table:table-cell office:value-type="float" office:value="7.53992" calcext:value-type="float">
            <text:p>7,53992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0066" calcext:value-type="float">
            <text:p>-7,60066</text:p>
          </table:table-cell>
        </table:table-row>
        <table:table-row table:style-name="ro1">
          <table:table-cell office:value-type="float" office:value="16.47" calcext:value-type="float">
            <text:p>16,47</text:p>
          </table:table-cell>
          <table:table-cell table:number-columns-repeated="2"/>
          <table:table-cell office:value-type="float" office:value="7.47552" calcext:value-type="float">
            <text:p>7,47552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5365" calcext:value-type="float">
            <text:p>-7,85365</text:p>
          </table:table-cell>
        </table:table-row>
        <table:table-row table:style-name="ro1">
          <table:table-cell office:value-type="float" office:value="16.48" calcext:value-type="float">
            <text:p>16,48</text:p>
          </table:table-cell>
          <table:table-cell table:number-columns-repeated="2"/>
          <table:table-cell office:value-type="float" office:value="7.40904" calcext:value-type="float">
            <text:p>7,4090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0165" calcext:value-type="float">
            <text:p>-8,10165</text:p>
          </table:table-cell>
        </table:table-row>
        <table:table-row table:style-name="ro1">
          <table:table-cell office:value-type="float" office:value="16.49" calcext:value-type="float">
            <text:p>16,49</text:p>
          </table:table-cell>
          <table:table-cell table:number-columns-repeated="2"/>
          <table:table-cell office:value-type="float" office:value="7.34051" calcext:value-type="float">
            <text:p>7,34051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4451" calcext:value-type="float">
            <text:p>-8,34451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2"/>
          <table:table-cell office:value-type="float" office:value="7.26998" calcext:value-type="float">
            <text:p>7,26998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8207" calcext:value-type="float">
            <text:p>-8,58207</text:p>
          </table:table-cell>
        </table:table-row>
        <table:table-row table:style-name="ro1">
          <table:table-cell office:value-type="float" office:value="16.51" calcext:value-type="float">
            <text:p>16,51</text:p>
          </table:table-cell>
          <table:table-cell table:number-columns-repeated="2"/>
          <table:table-cell office:value-type="float" office:value="7.19749" calcext:value-type="float">
            <text:p>7,19749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1418" calcext:value-type="float">
            <text:p>-8,81418</text:p>
          </table:table-cell>
        </table:table-row>
        <table:table-row table:style-name="ro1">
          <table:table-cell office:value-type="float" office:value="16.52" calcext:value-type="float">
            <text:p>16,52</text:p>
          </table:table-cell>
          <table:table-cell table:number-columns-repeated="2"/>
          <table:table-cell office:value-type="float" office:value="7.12309" calcext:value-type="float">
            <text:p>7,12309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4069" calcext:value-type="float">
            <text:p>-9,04069</text:p>
          </table:table-cell>
        </table:table-row>
        <table:table-row table:style-name="ro1">
          <table:table-cell office:value-type="float" office:value="16.53" calcext:value-type="float">
            <text:p>16,53</text:p>
          </table:table-cell>
          <table:table-cell table:number-columns-repeated="2"/>
          <table:table-cell office:value-type="float" office:value="7.04683" calcext:value-type="float">
            <text:p>7,04683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6145" calcext:value-type="float">
            <text:p>-9,26145</text:p>
          </table:table-cell>
        </table:table-row>
        <table:table-row table:style-name="ro1">
          <table:table-cell office:value-type="float" office:value="16.54" calcext:value-type="float">
            <text:p>16,54</text:p>
          </table:table-cell>
          <table:table-cell table:number-columns-repeated="2"/>
          <table:table-cell office:value-type="float" office:value="6.96875" calcext:value-type="float">
            <text:p>6,96875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7634" calcext:value-type="float">
            <text:p>-9,47634</text:p>
          </table:table-cell>
        </table:table-row>
        <table:table-row table:style-name="ro1">
          <table:table-cell office:value-type="float" office:value="16.55" calcext:value-type="float">
            <text:p>16,55</text:p>
          </table:table-cell>
          <table:table-cell table:number-columns-repeated="2"/>
          <table:table-cell office:value-type="float" office:value="6.88891" calcext:value-type="float">
            <text:p>6,88891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852" calcext:value-type="float">
            <text:p>-9,6852</text:p>
          </table:table-cell>
        </table:table-row>
        <table:table-row table:style-name="ro1">
          <table:table-cell office:value-type="float" office:value="16.56" calcext:value-type="float">
            <text:p>16,56</text:p>
          </table:table-cell>
          <table:table-cell table:number-columns-repeated="2"/>
          <table:table-cell office:value-type="float" office:value="6.80735" calcext:value-type="float">
            <text:p>6,80735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8791" calcext:value-type="float">
            <text:p>-9,88791</text:p>
          </table:table-cell>
        </table:table-row>
        <table:table-row table:style-name="ro1">
          <table:table-cell office:value-type="float" office:value="16.57" calcext:value-type="float">
            <text:p>16,57</text:p>
          </table:table-cell>
          <table:table-cell table:number-columns-repeated="2"/>
          <table:table-cell office:value-type="float" office:value="6.72412" calcext:value-type="float">
            <text:p>6,72412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843" calcext:value-type="float">
            <text:p>-10,0843</text:p>
          </table:table-cell>
        </table:table-row>
        <table:table-row table:style-name="ro1">
          <table:table-cell office:value-type="float" office:value="16.58" calcext:value-type="float">
            <text:p>16,58</text:p>
          </table:table-cell>
          <table:table-cell table:number-columns-repeated="2"/>
          <table:table-cell office:value-type="float" office:value="6.63929" calcext:value-type="float">
            <text:p>6,6392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744" calcext:value-type="float">
            <text:p>-10,2744</text:p>
          </table:table-cell>
        </table:table-row>
        <table:table-row table:style-name="ro1">
          <table:table-cell office:value-type="float" office:value="16.59" calcext:value-type="float">
            <text:p>16,59</text:p>
          </table:table-cell>
          <table:table-cell table:number-columns-repeated="2"/>
          <table:table-cell office:value-type="float" office:value="6.5529" calcext:value-type="float">
            <text:p>6,5529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579" calcext:value-type="float">
            <text:p>-10,4579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number-columns-repeated="2"/>
          <table:table-cell office:value-type="float" office:value="6.46501" calcext:value-type="float">
            <text:p>6,46501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347" calcext:value-type="float">
            <text:p>-10,6347</text:p>
          </table:table-cell>
        </table:table-row>
        <table:table-row table:style-name="ro1">
          <table:table-cell office:value-type="float" office:value="16.61" calcext:value-type="float">
            <text:p>16,61</text:p>
          </table:table-cell>
          <table:table-cell table:number-columns-repeated="2"/>
          <table:table-cell office:value-type="float" office:value="6.37568" calcext:value-type="float">
            <text:p>6,37568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048" calcext:value-type="float">
            <text:p>-10,8048</text:p>
          </table:table-cell>
        </table:table-row>
        <table:table-row table:style-name="ro1">
          <table:table-cell office:value-type="float" office:value="16.62" calcext:value-type="float">
            <text:p>16,62</text:p>
          </table:table-cell>
          <table:table-cell table:number-columns-repeated="2"/>
          <table:table-cell office:value-type="float" office:value="6.28495" calcext:value-type="float">
            <text:p>6,28495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681" calcext:value-type="float">
            <text:p>-10,9681</text:p>
          </table:table-cell>
        </table:table-row>
        <table:table-row table:style-name="ro1">
          <table:table-cell office:value-type="float" office:value="16.63" calcext:value-type="float">
            <text:p>16,63</text:p>
          </table:table-cell>
          <table:table-cell table:number-columns-repeated="2"/>
          <table:table-cell office:value-type="float" office:value="6.19289" calcext:value-type="float">
            <text:p>6,19289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244" calcext:value-type="float">
            <text:p>-11,1244</text:p>
          </table:table-cell>
        </table:table-row>
        <table:table-row table:style-name="ro1">
          <table:table-cell office:value-type="float" office:value="16.64" calcext:value-type="float">
            <text:p>16,64</text:p>
          </table:table-cell>
          <table:table-cell table:number-columns-repeated="2"/>
          <table:table-cell office:value-type="float" office:value="6.09956" calcext:value-type="float">
            <text:p>6,09956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736" calcext:value-type="float">
            <text:p>-11,2736</text:p>
          </table:table-cell>
        </table:table-row>
        <table:table-row table:style-name="ro1">
          <table:table-cell office:value-type="float" office:value="16.65" calcext:value-type="float">
            <text:p>16,65</text:p>
          </table:table-cell>
          <table:table-cell table:number-columns-repeated="2"/>
          <table:table-cell office:value-type="float" office:value="6.00502" calcext:value-type="float">
            <text:p>6,00502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156" calcext:value-type="float">
            <text:p>-11,4156</text:p>
          </table:table-cell>
        </table:table-row>
        <table:table-row table:style-name="ro1">
          <table:table-cell office:value-type="float" office:value="16.66" calcext:value-type="float">
            <text:p>16,66</text:p>
          </table:table-cell>
          <table:table-cell table:number-columns-repeated="2"/>
          <table:table-cell office:value-type="float" office:value="5.90932" calcext:value-type="float">
            <text:p>5,90932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504" calcext:value-type="float">
            <text:p>-11,5504</text:p>
          </table:table-cell>
        </table:table-row>
        <table:table-row table:style-name="ro1">
          <table:table-cell office:value-type="float" office:value="16.67" calcext:value-type="float">
            <text:p>16,67</text:p>
          </table:table-cell>
          <table:table-cell table:number-columns-repeated="2"/>
          <table:table-cell office:value-type="float" office:value="5.81253" calcext:value-type="float">
            <text:p>5,81253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779" calcext:value-type="float">
            <text:p>-11,6779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/>
          <table:table-cell office:value-type="float" office:value="5.71471" calcext:value-type="float">
            <text:p>5,71471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979" calcext:value-type="float">
            <text:p>-11,7979</text:p>
          </table:table-cell>
        </table:table-row>
        <table:table-row table:style-name="ro1">
          <table:table-cell office:value-type="float" office:value="16.69" calcext:value-type="float">
            <text:p>16,69</text:p>
          </table:table-cell>
          <table:table-cell table:number-columns-repeated="2"/>
          <table:table-cell office:value-type="float" office:value="5.61592" calcext:value-type="float">
            <text:p>5,61592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105" calcext:value-type="float">
            <text:p>-11,9105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table:number-columns-repeated="2"/>
          <table:table-cell office:value-type="float" office:value="5.51623" calcext:value-type="float">
            <text:p>5,51623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155" calcext:value-type="float">
            <text:p>-12,0155</text:p>
          </table:table-cell>
        </table:table-row>
        <table:table-row table:style-name="ro1">
          <table:table-cell office:value-type="float" office:value="16.71" calcext:value-type="float">
            <text:p>16,71</text:p>
          </table:table-cell>
          <table:table-cell table:number-columns-repeated="2"/>
          <table:table-cell office:value-type="float" office:value="5.41569" calcext:value-type="float">
            <text:p>5,41569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128" calcext:value-type="float">
            <text:p>-12,1128</text:p>
          </table:table-cell>
        </table:table-row>
        <table:table-row table:style-name="ro1">
          <table:table-cell office:value-type="float" office:value="16.72" calcext:value-type="float">
            <text:p>16,72</text:p>
          </table:table-cell>
          <table:table-cell table:number-columns-repeated="2"/>
          <table:table-cell office:value-type="float" office:value="5.31437" calcext:value-type="float">
            <text:p>5,31437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2" calcext:value-type="float">
            <text:p>190,9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025" calcext:value-type="float">
            <text:p>-12,2025</text:p>
          </table:table-cell>
        </table:table-row>
        <table:table-row table:style-name="ro1">
          <table:table-cell office:value-type="float" office:value="16.73" calcext:value-type="float">
            <text:p>16,73</text:p>
          </table:table-cell>
          <table:table-cell table:number-columns-repeated="2"/>
          <table:table-cell office:value-type="float" office:value="5.21233" calcext:value-type="float">
            <text:p>5,21233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844" calcext:value-type="float">
            <text:p>-12,2844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table:number-columns-repeated="2"/>
          <table:table-cell office:value-type="float" office:value="5.10965" calcext:value-type="float">
            <text:p>5,10965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85" calcext:value-type="float">
            <text:p>-12,3585</text:p>
          </table:table-cell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2"/>
          <table:table-cell office:value-type="float" office:value="5.00638" calcext:value-type="float">
            <text:p>5,00638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248" calcext:value-type="float">
            <text:p>-12,4248</text:p>
          </table:table-cell>
        </table:table-row>
        <table:table-row table:style-name="ro1">
          <table:table-cell office:value-type="float" office:value="16.76" calcext:value-type="float">
            <text:p>16,76</text:p>
          </table:table-cell>
          <table:table-cell table:number-columns-repeated="2"/>
          <table:table-cell office:value-type="float" office:value="4.90259" calcext:value-type="float">
            <text:p>4,90259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831" calcext:value-type="float">
            <text:p>-12,4831</text:p>
          </table:table-cell>
        </table:table-row>
        <table:table-row table:style-name="ro1">
          <table:table-cell office:value-type="float" office:value="16.77" calcext:value-type="float">
            <text:p>16,77</text:p>
          </table:table-cell>
          <table:table-cell table:number-columns-repeated="2"/>
          <table:table-cell office:value-type="float" office:value="4.79835" calcext:value-type="float">
            <text:p>4,79835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336" calcext:value-type="float">
            <text:p>-12,5336</text:p>
          </table:table-cell>
        </table:table-row>
        <table:table-row table:style-name="ro1">
          <table:table-cell office:value-type="float" office:value="16.78" calcext:value-type="float">
            <text:p>16,78</text:p>
          </table:table-cell>
          <table:table-cell table:number-columns-repeated="2"/>
          <table:table-cell office:value-type="float" office:value="4.69372" calcext:value-type="float">
            <text:p>4,69372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6" calcext:value-type="float">
            <text:p>-12,576</text:p>
          </table:table-cell>
        </table:table-row>
        <table:table-row table:style-name="ro1">
          <table:table-cell office:value-type="float" office:value="16.79" calcext:value-type="float">
            <text:p>16,79</text:p>
          </table:table-cell>
          <table:table-cell table:number-columns-repeated="2"/>
          <table:table-cell office:value-type="float" office:value="4.58877" calcext:value-type="float">
            <text:p>4,58877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05" calcext:value-type="float">
            <text:p>-12,6105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number-columns-repeated="2"/>
          <table:table-cell office:value-type="float" office:value="4.48357" calcext:value-type="float">
            <text:p>4,48357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7" calcext:value-type="float">
            <text:p>-12,637</text:p>
          </table:table-cell>
        </table:table-row>
        <table:table-row table:style-name="ro1">
          <table:table-cell office:value-type="float" office:value="16.81" calcext:value-type="float">
            <text:p>16,81</text:p>
          </table:table-cell>
          <table:table-cell table:number-columns-repeated="2"/>
          <table:table-cell office:value-type="float" office:value="4.37818" calcext:value-type="float">
            <text:p>4,37818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55" calcext:value-type="float">
            <text:p>-12,6555</text:p>
          </table:table-cell>
        </table:table-row>
        <table:table-row table:style-name="ro1">
          <table:table-cell office:value-type="float" office:value="16.82" calcext:value-type="float">
            <text:p>16,82</text:p>
          </table:table-cell>
          <table:table-cell table:number-columns-repeated="2"/>
          <table:table-cell office:value-type="float" office:value="4.27267" calcext:value-type="float">
            <text:p>4,27267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3" calcext:value-type="float">
            <text:p>190,9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9" calcext:value-type="float">
            <text:p>-12,6659</text:p>
          </table:table-cell>
        </table:table-row>
        <table:table-row table:style-name="ro1">
          <table:table-cell office:value-type="float" office:value="16.83" calcext:value-type="float">
            <text:p>16,83</text:p>
          </table:table-cell>
          <table:table-cell table:number-columns-repeated="2"/>
          <table:table-cell office:value-type="float" office:value="4.1671" calcext:value-type="float">
            <text:p>4,1671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2" calcext:value-type="float">
            <text:p>-12,6682</text:p>
          </table:table-cell>
        </table:table-row>
        <table:table-row table:style-name="ro1">
          <table:table-cell office:value-type="float" office:value="16.84" calcext:value-type="float">
            <text:p>16,84</text:p>
          </table:table-cell>
          <table:table-cell table:number-columns-repeated="2"/>
          <table:table-cell office:value-type="float" office:value="4.06155" calcext:value-type="float">
            <text:p>4,06155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26" calcext:value-type="float">
            <text:p>-12,6626</text:p>
          </table:table-cell>
        </table:table-row>
        <table:table-row table:style-name="ro1">
          <table:table-cell office:value-type="float" office:value="16.85" calcext:value-type="float">
            <text:p>16,85</text:p>
          </table:table-cell>
          <table:table-cell table:number-columns-repeated="2"/>
          <table:table-cell office:value-type="float" office:value="3.95608" calcext:value-type="float">
            <text:p>3,95608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88" calcext:value-type="float">
            <text:p>-12,6488</text:p>
          </table:table-cell>
        </table:table-row>
        <table:table-row table:style-name="ro1">
          <table:table-cell office:value-type="float" office:value="16.86" calcext:value-type="float">
            <text:p>16,86</text:p>
          </table:table-cell>
          <table:table-cell table:number-columns-repeated="2"/>
          <table:table-cell office:value-type="float" office:value="3.85076" calcext:value-type="float">
            <text:p>3,85076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71" calcext:value-type="float">
            <text:p>-12,6271</text:p>
          </table:table-cell>
        </table:table-row>
        <table:table-row table:style-name="ro1">
          <table:table-cell office:value-type="float" office:value="16.87" calcext:value-type="float">
            <text:p>16,87</text:p>
          </table:table-cell>
          <table:table-cell table:number-columns-repeated="2"/>
          <table:table-cell office:value-type="float" office:value="3.74565" calcext:value-type="float">
            <text:p>3,74565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73" calcext:value-type="float">
            <text:p>-12,5973</text:p>
          </table:table-cell>
        </table:table-row>
        <table:table-row table:style-name="ro1">
          <table:table-cell office:value-type="float" office:value="16.88" calcext:value-type="float">
            <text:p>16,88</text:p>
          </table:table-cell>
          <table:table-cell table:number-columns-repeated="2"/>
          <table:table-cell office:value-type="float" office:value="3.64083" calcext:value-type="float">
            <text:p>3,64083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595" calcext:value-type="float">
            <text:p>-12,5595</text:p>
          </table:table-cell>
        </table:table-row>
        <table:table-row table:style-name="ro1">
          <table:table-cell office:value-type="float" office:value="16.89" calcext:value-type="float">
            <text:p>16,89</text:p>
          </table:table-cell>
          <table:table-cell table:number-columns-repeated="2"/>
          <table:table-cell office:value-type="float" office:value="3.53635" calcext:value-type="float">
            <text:p>3,53635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38" calcext:value-type="float">
            <text:p>-12,5138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table:number-columns-repeated="2"/>
          <table:table-cell office:value-type="float" office:value="3.43228" calcext:value-type="float">
            <text:p>3,43228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01" calcext:value-type="float">
            <text:p>-12,4601</text:p>
          </table:table-cell>
        </table:table-row>
        <table:table-row table:style-name="ro1">
          <table:table-cell office:value-type="float" office:value="16.91" calcext:value-type="float">
            <text:p>16,91</text:p>
          </table:table-cell>
          <table:table-cell table:number-columns-repeated="2"/>
          <table:table-cell office:value-type="float" office:value="3.3287" calcext:value-type="float">
            <text:p>3,3287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" calcext:value-type="float">
            <text:p>191,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985" calcext:value-type="float">
            <text:p>-12,3985</text:p>
          </table:table-cell>
        </table:table-row>
        <table:table-row table:style-name="ro1">
          <table:table-cell office:value-type="float" office:value="16.92" calcext:value-type="float">
            <text:p>16,92</text:p>
          </table:table-cell>
          <table:table-cell table:number-columns-repeated="2"/>
          <table:table-cell office:value-type="float" office:value="3.22567" calcext:value-type="float">
            <text:p>3,22567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4" calcext:value-type="float">
            <text:p>191,0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29" calcext:value-type="float">
            <text:p>-12,329</text:p>
          </table:table-cell>
        </table:table-row>
        <table:table-row table:style-name="ro1">
          <table:table-cell office:value-type="float" office:value="16.93" calcext:value-type="float">
            <text:p>16,93</text:p>
          </table:table-cell>
          <table:table-cell table:number-columns-repeated="2"/>
          <table:table-cell office:value-type="float" office:value="3.12324" calcext:value-type="float">
            <text:p>3,12324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517" calcext:value-type="float">
            <text:p>-12,2517</text:p>
          </table:table-cell>
        </table:table-row>
        <table:table-row table:style-name="ro1">
          <table:table-cell office:value-type="float" office:value="16.94" calcext:value-type="float">
            <text:p>16,94</text:p>
          </table:table-cell>
          <table:table-cell table:number-columns-repeated="2"/>
          <table:table-cell office:value-type="float" office:value="3.02149" calcext:value-type="float">
            <text:p>3,02149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666" calcext:value-type="float">
            <text:p>-12,1666</text:p>
          </table:table-cell>
        </table:table-row>
        <table:table-row table:style-name="ro1">
          <table:table-cell office:value-type="float" office:value="16.95" calcext:value-type="float">
            <text:p>16,95</text:p>
          </table:table-cell>
          <table:table-cell table:number-columns-repeated="2"/>
          <table:table-cell office:value-type="float" office:value="2.92049" calcext:value-type="float">
            <text:p>2,92049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6" calcext:value-type="float">
            <text:p>191,0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737" calcext:value-type="float">
            <text:p>-12,0737</text:p>
          </table:table-cell>
        </table:table-row>
        <table:table-row table:style-name="ro1">
          <table:table-cell office:value-type="float" office:value="16.96" calcext:value-type="float">
            <text:p>16,96</text:p>
          </table:table-cell>
          <table:table-cell table:number-columns-repeated="2"/>
          <table:table-cell office:value-type="float" office:value="2.82028" calcext:value-type="float">
            <text:p>2,82028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732" calcext:value-type="float">
            <text:p>-11,9732</text:p>
          </table:table-cell>
        </table:table-row>
        <table:table-row table:style-name="ro1">
          <table:table-cell office:value-type="float" office:value="16.97" calcext:value-type="float">
            <text:p>16,97</text:p>
          </table:table-cell>
          <table:table-cell table:number-columns-repeated="2"/>
          <table:table-cell office:value-type="float" office:value="2.72095" calcext:value-type="float">
            <text:p>2,72095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651" calcext:value-type="float">
            <text:p>-11,8651</text:p>
          </table:table-cell>
        </table:table-row>
        <table:table-row table:style-name="ro1">
          <table:table-cell office:value-type="float" office:value="16.98" calcext:value-type="float">
            <text:p>16,98</text:p>
          </table:table-cell>
          <table:table-cell table:number-columns-repeated="2"/>
          <table:table-cell office:value-type="float" office:value="2.62255" calcext:value-type="float">
            <text:p>2,62255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495" calcext:value-type="float">
            <text:p>-11,7495</text:p>
          </table:table-cell>
        </table:table-row>
        <table:table-row table:style-name="ro1">
          <table:table-cell office:value-type="float" office:value="16.99" calcext:value-type="float">
            <text:p>16,99</text:p>
          </table:table-cell>
          <table:table-cell table:number-columns-repeated="2"/>
          <table:table-cell office:value-type="float" office:value="2.52515" calcext:value-type="float">
            <text:p>2,52515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264" calcext:value-type="float">
            <text:p>-11,6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.4288" calcext:value-type="float">
            <text:p>2,4288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959" calcext:value-type="float">
            <text:p>-11,4959</text:p>
          </table:table-cell>
        </table:table-row>
        <table:table-row table:style-name="ro1">
          <table:table-cell office:value-type="float" office:value="17.01" calcext:value-type="float">
            <text:p>17,01</text:p>
          </table:table-cell>
          <table:table-cell table:number-columns-repeated="2"/>
          <table:table-cell office:value-type="float" office:value="2.33357" calcext:value-type="float">
            <text:p>2,33357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581" calcext:value-type="float">
            <text:p>-11,3581</text:p>
          </table:table-cell>
        </table:table-row>
        <table:table-row table:style-name="ro1">
          <table:table-cell office:value-type="float" office:value="17.02" calcext:value-type="float">
            <text:p>17,02</text:p>
          </table:table-cell>
          <table:table-cell table:number-columns-repeated="2"/>
          <table:table-cell office:value-type="float" office:value="2.23952" calcext:value-type="float">
            <text:p>2,23952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131" calcext:value-type="float">
            <text:p>-11,2131</text:p>
          </table:table-cell>
        </table:table-row>
        <table:table-row table:style-name="ro1">
          <table:table-cell office:value-type="float" office:value="17.03" calcext:value-type="float">
            <text:p>17,03</text:p>
          </table:table-cell>
          <table:table-cell table:number-columns-repeated="2"/>
          <table:table-cell office:value-type="float" office:value="2.1467" calcext:value-type="float">
            <text:p>2,1467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61" calcext:value-type="float">
            <text:p>-11,061</text:p>
          </table:table-cell>
        </table:table-row>
        <table:table-row table:style-name="ro1">
          <table:table-cell office:value-type="float" office:value="17.04" calcext:value-type="float">
            <text:p>17,04</text:p>
          </table:table-cell>
          <table:table-cell table:number-columns-repeated="2"/>
          <table:table-cell office:value-type="float" office:value="2.05519" calcext:value-type="float">
            <text:p>2,05519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018" calcext:value-type="float">
            <text:p>-10,9018</text:p>
          </table:table-cell>
        </table:table-row>
        <table:table-row table:style-name="ro1">
          <table:table-cell office:value-type="float" office:value="17.05" calcext:value-type="float">
            <text:p>17,05</text:p>
          </table:table-cell>
          <table:table-cell table:number-columns-repeated="2"/>
          <table:table-cell office:value-type="float" office:value="1.96503" calcext:value-type="float">
            <text:p>1,96503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358" calcext:value-type="float">
            <text:p>-10,7358</text:p>
          </table:table-cell>
        </table:table-row>
        <table:table-row table:style-name="ro1">
          <table:table-cell office:value-type="float" office:value="17.06" calcext:value-type="float">
            <text:p>17,06</text:p>
          </table:table-cell>
          <table:table-cell table:number-columns-repeated="2"/>
          <table:table-cell office:value-type="float" office:value="1.87628" calcext:value-type="float">
            <text:p>1,87628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629" calcext:value-type="float">
            <text:p>-10,5629</text:p>
          </table:table-cell>
        </table:table-row>
        <table:table-row table:style-name="ro1">
          <table:table-cell office:value-type="float" office:value="17.07" calcext:value-type="float">
            <text:p>17,07</text:p>
          </table:table-cell>
          <table:table-cell table:number-columns-repeated="2"/>
          <table:table-cell office:value-type="float" office:value="1.789" calcext:value-type="float">
            <text:p>1,78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833" calcext:value-type="float">
            <text:p>-10,3833</text:p>
          </table:table-cell>
        </table:table-row>
        <table:table-row table:style-name="ro1">
          <table:table-cell office:value-type="float" office:value="17.08" calcext:value-type="float">
            <text:p>17,08</text:p>
          </table:table-cell>
          <table:table-cell table:number-columns-repeated="2"/>
          <table:table-cell office:value-type="float" office:value="1.70324" calcext:value-type="float">
            <text:p>1,70324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971" calcext:value-type="float">
            <text:p>-10,1971</text:p>
          </table:table-cell>
        </table:table-row>
        <table:table-row table:style-name="ro1">
          <table:table-cell office:value-type="float" office:value="17.09" calcext:value-type="float">
            <text:p>17,09</text:p>
          </table:table-cell>
          <table:table-cell table:number-columns-repeated="2"/>
          <table:table-cell office:value-type="float" office:value="1.61906" calcext:value-type="float">
            <text:p>1,61906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044" calcext:value-type="float">
            <text:p>-10,0044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table:number-columns-repeated="2"/>
          <table:table-cell office:value-type="float" office:value="1.53652" calcext:value-type="float">
            <text:p>1,53652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0538" calcext:value-type="float">
            <text:p>-9,80538</text:p>
          </table:table-cell>
        </table:table-row>
        <table:table-row table:style-name="ro1">
          <table:table-cell office:value-type="float" office:value="17.11" calcext:value-type="float">
            <text:p>17,11</text:p>
          </table:table-cell>
          <table:table-cell table:number-columns-repeated="2"/>
          <table:table-cell office:value-type="float" office:value="1.45566" calcext:value-type="float">
            <text:p>1,45566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0012" calcext:value-type="float">
            <text:p>-9,60012</text:p>
          </table:table-cell>
        </table:table-row>
        <table:table-row table:style-name="ro1">
          <table:table-cell office:value-type="float" office:value="17.12" calcext:value-type="float">
            <text:p>17,12</text:p>
          </table:table-cell>
          <table:table-cell table:number-columns-repeated="2"/>
          <table:table-cell office:value-type="float" office:value="1.37653" calcext:value-type="float">
            <text:p>1,37653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8876" calcext:value-type="float">
            <text:p>-9,38876</text:p>
          </table:table-cell>
        </table:table-row>
        <table:table-row table:style-name="ro1">
          <table:table-cell office:value-type="float" office:value="17.13" calcext:value-type="float">
            <text:p>17,13</text:p>
          </table:table-cell>
          <table:table-cell table:number-columns-repeated="2"/>
          <table:table-cell office:value-type="float" office:value="1.2992" calcext:value-type="float">
            <text:p>1,2992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7145" calcext:value-type="float">
            <text:p>-9,17145</text:p>
          </table:table-cell>
        </table:table-row>
        <table:table-row table:style-name="ro1">
          <table:table-cell office:value-type="float" office:value="17.14" calcext:value-type="float">
            <text:p>17,14</text:p>
          </table:table-cell>
          <table:table-cell table:number-columns-repeated="2"/>
          <table:table-cell office:value-type="float" office:value="1.22369" calcext:value-type="float">
            <text:p>1,22369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483" calcext:value-type="float">
            <text:p>-8,9483</text:p>
          </table:table-cell>
        </table:table-row>
        <table:table-row table:style-name="ro1">
          <table:table-cell office:value-type="float" office:value="17.15" calcext:value-type="float">
            <text:p>17,15</text:p>
          </table:table-cell>
          <table:table-cell table:number-columns-repeated="2"/>
          <table:table-cell office:value-type="float" office:value="1.15007" calcext:value-type="float">
            <text:p>1,1500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1948" calcext:value-type="float">
            <text:p>-8,71948</text:p>
          </table:table-cell>
        </table:table-row>
        <table:table-row table:style-name="ro1">
          <table:table-cell office:value-type="float" office:value="17.16" calcext:value-type="float">
            <text:p>17,16</text:p>
          </table:table-cell>
          <table:table-cell table:number-columns-repeated="2"/>
          <table:table-cell office:value-type="float" office:value="1.07838" calcext:value-type="float">
            <text:p>1,07838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8511" calcext:value-type="float">
            <text:p>-8,48511</text:p>
          </table:table-cell>
        </table:table-row>
        <table:table-row table:style-name="ro1">
          <table:table-cell office:value-type="float" office:value="17.17" calcext:value-type="float">
            <text:p>17,17</text:p>
          </table:table-cell>
          <table:table-cell table:number-columns-repeated="2"/>
          <table:table-cell office:value-type="float" office:value="1.00867" calcext:value-type="float">
            <text:p>1,00867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4536" calcext:value-type="float">
            <text:p>-8,24536</text:p>
          </table:table-cell>
        </table:table-row>
        <table:table-row table:style-name="ro1">
          <table:table-cell office:value-type="float" office:value="17.18" calcext:value-type="float">
            <text:p>17,18</text:p>
          </table:table-cell>
          <table:table-cell table:number-columns-repeated="2"/>
          <table:table-cell office:value-type="float" office:value="0.940975" calcext:value-type="float">
            <text:p>0,94097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0037" calcext:value-type="float">
            <text:p>-8,00037</text:p>
          </table:table-cell>
        </table:table-row>
        <table:table-row table:style-name="ro1">
          <table:table-cell office:value-type="float" office:value="17.19" calcext:value-type="float">
            <text:p>17,19</text:p>
          </table:table-cell>
          <table:table-cell table:number-columns-repeated="2"/>
          <table:table-cell office:value-type="float" office:value="0.875344" calcext:value-type="float">
            <text:p>0,875344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5029" calcext:value-type="float">
            <text:p>-7,75029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number-columns-repeated="2"/>
          <table:table-cell office:value-type="float" office:value="0.811817" calcext:value-type="float">
            <text:p>0,81181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953" calcext:value-type="float">
            <text:p>-7,4953</text:p>
          </table:table-cell>
        </table:table-row>
        <table:table-row table:style-name="ro1">
          <table:table-cell office:value-type="float" office:value="17.21" calcext:value-type="float">
            <text:p>17,21</text:p>
          </table:table-cell>
          <table:table-cell table:number-columns-repeated="2"/>
          <table:table-cell office:value-type="float" office:value="0.750435" calcext:value-type="float">
            <text:p>0,750435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3554" calcext:value-type="float">
            <text:p>-7,23554</text:p>
          </table:table-cell>
        </table:table-row>
        <table:table-row table:style-name="ro1">
          <table:table-cell office:value-type="float" office:value="17.22" calcext:value-type="float">
            <text:p>17,22</text:p>
          </table:table-cell>
          <table:table-cell table:number-columns-repeated="2"/>
          <table:table-cell office:value-type="float" office:value="0.691238" calcext:value-type="float">
            <text:p>0,691238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7119" calcext:value-type="float">
            <text:p>-6,97119</text:p>
          </table:table-cell>
        </table:table-row>
        <table:table-row table:style-name="ro1">
          <table:table-cell office:value-type="float" office:value="17.23" calcext:value-type="float">
            <text:p>17,23</text:p>
          </table:table-cell>
          <table:table-cell table:number-columns-repeated="2"/>
          <table:table-cell office:value-type="float" office:value="0.634261" calcext:value-type="float">
            <text:p>0,634261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0241" calcext:value-type="float">
            <text:p>-6,70241</text:p>
          </table:table-cell>
        </table:table-row>
        <table:table-row table:style-name="ro1">
          <table:table-cell office:value-type="float" office:value="17.24" calcext:value-type="float">
            <text:p>17,24</text:p>
          </table:table-cell>
          <table:table-cell table:number-columns-repeated="2"/>
          <table:table-cell office:value-type="float" office:value="0.579543" calcext:value-type="float">
            <text:p>0,579543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2937" calcext:value-type="float">
            <text:p>-6,42937</text:p>
          </table:table-cell>
        </table:table-row>
        <table:table-row table:style-name="ro1">
          <table:table-cell office:value-type="float" office:value="17.25" calcext:value-type="float">
            <text:p>17,25</text:p>
          </table:table-cell>
          <table:table-cell table:number-columns-repeated="2"/>
          <table:table-cell office:value-type="float" office:value="0.527116" calcext:value-type="float">
            <text:p>0,527116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5225" calcext:value-type="float">
            <text:p>-6,15225</text:p>
          </table:table-cell>
        </table:table-row>
        <table:table-row table:style-name="ro1">
          <table:table-cell office:value-type="float" office:value="17.26" calcext:value-type="float">
            <text:p>17,26</text:p>
          </table:table-cell>
          <table:table-cell table:number-columns-repeated="2"/>
          <table:table-cell office:value-type="float" office:value="0.477016" calcext:value-type="float">
            <text:p>0,477016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7122" calcext:value-type="float">
            <text:p>-5,87122</text:p>
          </table:table-cell>
        </table:table-row>
        <table:table-row table:style-name="ro1">
          <table:table-cell office:value-type="float" office:value="17.27" calcext:value-type="float">
            <text:p>17,27</text:p>
          </table:table-cell>
          <table:table-cell table:number-columns-repeated="2"/>
          <table:table-cell office:value-type="float" office:value="0.429273" calcext:value-type="float">
            <text:p>0,42927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8647" calcext:value-type="float">
            <text:p>-5,58647</text:p>
          </table:table-cell>
        </table:table-row>
        <table:table-row table:style-name="ro1">
          <table:table-cell office:value-type="float" office:value="17.28" calcext:value-type="float">
            <text:p>17,28</text:p>
          </table:table-cell>
          <table:table-cell table:number-columns-repeated="2"/>
          <table:table-cell office:value-type="float" office:value="0.383918" calcext:value-type="float">
            <text:p>0,38391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9816" calcext:value-type="float">
            <text:p>-5,29816</text:p>
          </table:table-cell>
        </table:table-row>
        <table:table-row table:style-name="ro1">
          <table:table-cell office:value-type="float" office:value="17.29" calcext:value-type="float">
            <text:p>17,29</text:p>
          </table:table-cell>
          <table:table-cell table:number-columns-repeated="2"/>
          <table:table-cell office:value-type="float" office:value="0.34098" calcext:value-type="float">
            <text:p>0,34098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0649" calcext:value-type="float">
            <text:p>-5,00649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table:number-columns-repeated="2"/>
          <table:table-cell office:value-type="float" office:value="0.300485" calcext:value-type="float">
            <text:p>0,300485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1164" calcext:value-type="float">
            <text:p>-4,71164</text:p>
          </table:table-cell>
        </table:table-row>
        <table:table-row table:style-name="ro1">
          <table:table-cell office:value-type="float" office:value="17.31" calcext:value-type="float">
            <text:p>17,31</text:p>
          </table:table-cell>
          <table:table-cell table:number-columns-repeated="2"/>
          <table:table-cell office:value-type="float" office:value="0.262461" calcext:value-type="float">
            <text:p>0,262461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138" calcext:value-type="float">
            <text:p>-4,4138</text:p>
          </table:table-cell>
        </table:table-row>
        <table:table-row table:style-name="ro1">
          <table:table-cell office:value-type="float" office:value="17.32" calcext:value-type="float">
            <text:p>17,32</text:p>
          </table:table-cell>
          <table:table-cell table:number-columns-repeated="2"/>
          <table:table-cell office:value-type="float" office:value="0.22693" calcext:value-type="float">
            <text:p>0,22693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1315" calcext:value-type="float">
            <text:p>-4,11315</text:p>
          </table:table-cell>
        </table:table-row>
        <table:table-row table:style-name="ro1">
          <table:table-cell office:value-type="float" office:value="17.33" calcext:value-type="float">
            <text:p>17,33</text:p>
          </table:table-cell>
          <table:table-cell table:number-columns-repeated="2"/>
          <table:table-cell office:value-type="float" office:value="0.193916" calcext:value-type="float">
            <text:p>0,193916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0989" calcext:value-type="float">
            <text:p>-3,80989</text:p>
          </table:table-cell>
        </table:table-row>
        <table:table-row table:style-name="ro1">
          <table:table-cell office:value-type="float" office:value="17.34" calcext:value-type="float">
            <text:p>17,34</text:p>
          </table:table-cell>
          <table:table-cell table:number-columns-repeated="2"/>
          <table:table-cell office:value-type="float" office:value="0.163439" calcext:value-type="float">
            <text:p>0,163439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0421" calcext:value-type="float">
            <text:p>-3,50421</text:p>
          </table:table-cell>
        </table:table-row>
        <table:table-row table:style-name="ro1">
          <table:table-cell office:value-type="float" office:value="17.35" calcext:value-type="float">
            <text:p>17,35</text:p>
          </table:table-cell>
          <table:table-cell table:number-columns-repeated="2"/>
          <table:table-cell office:value-type="float" office:value="0.135518" calcext:value-type="float">
            <text:p>0,135518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9631" calcext:value-type="float">
            <text:p>-3,19631</text:p>
          </table:table-cell>
        </table:table-row>
        <table:table-row table:style-name="ro1">
          <table:table-cell office:value-type="float" office:value="17.36" calcext:value-type="float">
            <text:p>17,36</text:p>
          </table:table-cell>
          <table:table-cell table:number-columns-repeated="2"/>
          <table:table-cell office:value-type="float" office:value="0.110172" calcext:value-type="float">
            <text:p>0,110172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8637" calcext:value-type="float">
            <text:p>-2,88637</text:p>
          </table:table-cell>
        </table:table-row>
        <table:table-row table:style-name="ro1">
          <table:table-cell office:value-type="float" office:value="17.37" calcext:value-type="float">
            <text:p>17,37</text:p>
          </table:table-cell>
          <table:table-cell table:number-columns-repeated="2"/>
          <table:table-cell office:value-type="float" office:value="0.0874172" calcext:value-type="float">
            <text:p>0,0874172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746" calcext:value-type="float">
            <text:p>-2,5746</text:p>
          </table:table-cell>
        </table:table-row>
        <table:table-row table:style-name="ro1">
          <table:table-cell office:value-type="float" office:value="17.38" calcext:value-type="float">
            <text:p>17,38</text:p>
          </table:table-cell>
          <table:table-cell table:number-columns-repeated="2"/>
          <table:table-cell office:value-type="float" office:value="0.067267" calcext:value-type="float">
            <text:p>0,06726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612" calcext:value-type="float">
            <text:p>-2,2612</text:p>
          </table:table-cell>
        </table:table-row>
        <table:table-row table:style-name="ro1">
          <table:table-cell office:value-type="float" office:value="17.39" calcext:value-type="float">
            <text:p>17,39</text:p>
          </table:table-cell>
          <table:table-cell table:number-columns-repeated="2"/>
          <table:table-cell office:value-type="float" office:value="0.0497346" calcext:value-type="float">
            <text:p>0,049734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4636" calcext:value-type="float">
            <text:p>-1,94636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number-columns-repeated="2"/>
          <table:table-cell office:value-type="float" office:value="0.0348311" calcext:value-type="float">
            <text:p>0,034831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3028" calcext:value-type="float">
            <text:p>-1,63028</text:p>
          </table:table-cell>
        </table:table-row>
        <table:table-row table:style-name="ro1">
          <table:table-cell office:value-type="float" office:value="17.41" calcext:value-type="float">
            <text:p>17,41</text:p>
          </table:table-cell>
          <table:table-cell table:number-columns-repeated="2"/>
          <table:table-cell office:value-type="float" office:value="0.0225661" calcext:value-type="float">
            <text:p>0,022566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1317" calcext:value-type="float">
            <text:p>-1,31317</text:p>
          </table:table-cell>
        </table:table-row>
        <table:table-row table:style-name="ro1">
          <table:table-cell office:value-type="float" office:value="17.42" calcext:value-type="float">
            <text:p>17,42</text:p>
          </table:table-cell>
          <table:table-cell table:number-columns-repeated="2"/>
          <table:table-cell office:value-type="float" office:value="0.0129473" calcext:value-type="float">
            <text:p>0,012947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95224" calcext:value-type="float">
            <text:p>-0,995224</text:p>
          </table:table-cell>
        </table:table-row>
        <table:table-row table:style-name="ro1">
          <table:table-cell office:value-type="float" office:value="17.43" calcext:value-type="float">
            <text:p>17,43</text:p>
          </table:table-cell>
          <table:table-cell table:number-columns-repeated="2"/>
          <table:table-cell office:value-type="float" office:value="0.00598082" calcext:value-type="float">
            <text:p>0,0059808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76647" calcext:value-type="float">
            <text:p>-0,676647</text:p>
          </table:table-cell>
        </table:table-row>
        <table:table-row table:style-name="ro1">
          <table:table-cell office:value-type="float" office:value="17.44" calcext:value-type="float">
            <text:p>17,44</text:p>
          </table:table-cell>
          <table:table-cell table:number-columns-repeated="2"/>
          <table:table-cell office:value-type="float" office:value="0.00167108" calcext:value-type="float">
            <text:p>0,0016710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57639" calcext:value-type="float">
            <text:p>-0,357639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 table:number-columns-repeated="2"/>
          <table:table-cell table:style-name="ce1" office:value-type="float" office:value="0.0000208186" calcext:value-type="float">
            <text:p>2,08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384041" calcext:value-type="float">
            <text:p>-0,0384041</text:p>
          </table:table-cell>
        </table:table-row>
        <table:table-row table:style-name="ro1">
          <table:table-cell office:value-type="float" office:value="17.46" calcext:value-type="float">
            <text:p>17,46</text:p>
          </table:table-cell>
          <table:table-cell table:number-columns-repeated="2"/>
          <table:table-cell office:value-type="float" office:value="0.00103109" calcext:value-type="float">
            <text:p>0,0010310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80855" calcext:value-type="float">
            <text:p>0,280855</text:p>
          </table:table-cell>
        </table:table-row>
        <table:table-row table:style-name="ro1">
          <table:table-cell office:value-type="float" office:value="17.47" calcext:value-type="float">
            <text:p>17,47</text:p>
          </table:table-cell>
          <table:table-cell table:number-columns-repeated="2"/>
          <table:table-cell office:value-type="float" office:value="0.00470126" calcext:value-type="float">
            <text:p>0,0047012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99936" calcext:value-type="float">
            <text:p>0,599936</text:p>
          </table:table-cell>
        </table:table-row>
        <table:table-row table:style-name="ro1">
          <table:table-cell office:value-type="float" office:value="17.48" calcext:value-type="float">
            <text:p>17,48</text:p>
          </table:table-cell>
          <table:table-cell table:number-columns-repeated="2"/>
          <table:table-cell office:value-type="float" office:value="0.011029" calcext:value-type="float">
            <text:p>0,01102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18636" calcext:value-type="float">
            <text:p>0,918636</text:p>
          </table:table-cell>
        </table:table-row>
        <table:table-row table:style-name="ro1">
          <table:table-cell office:value-type="float" office:value="17.49" calcext:value-type="float">
            <text:p>17,49</text:p>
          </table:table-cell>
          <table:table-cell table:number-columns-repeated="2"/>
          <table:table-cell office:value-type="float" office:value="0.0200102" calcext:value-type="float">
            <text:p>0,020010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3675" calcext:value-type="float">
            <text:p>1,23675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2"/>
          <table:table-cell office:value-type="float" office:value="0.0316393" calcext:value-type="float">
            <text:p>0,031639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5408" calcext:value-type="float">
            <text:p>1,55408</text:p>
          </table:table-cell>
        </table:table-row>
        <table:table-row table:style-name="ro1">
          <table:table-cell office:value-type="float" office:value="17.51" calcext:value-type="float">
            <text:p>17,51</text:p>
          </table:table-cell>
          <table:table-cell table:number-columns-repeated="2"/>
          <table:table-cell office:value-type="float" office:value="0.0459089" calcext:value-type="float">
            <text:p>0,045908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7043" calcext:value-type="float">
            <text:p>1,87043</text:p>
          </table:table-cell>
        </table:table-row>
        <table:table-row table:style-name="ro1">
          <table:table-cell office:value-type="float" office:value="17.52" calcext:value-type="float">
            <text:p>17,52</text:p>
          </table:table-cell>
          <table:table-cell table:number-columns-repeated="2"/>
          <table:table-cell office:value-type="float" office:value="0.0628098" calcext:value-type="float">
            <text:p>0,062809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8558" calcext:value-type="float">
            <text:p>2,18558</text:p>
          </table:table-cell>
        </table:table-row>
        <table:table-row table:style-name="ro1">
          <table:table-cell office:value-type="float" office:value="17.53" calcext:value-type="float">
            <text:p>17,53</text:p>
          </table:table-cell>
          <table:table-cell table:number-columns-repeated="2"/>
          <table:table-cell office:value-type="float" office:value="0.0823314" calcext:value-type="float">
            <text:p>0,0823314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9935" calcext:value-type="float">
            <text:p>2,49935</text:p>
          </table:table-cell>
        </table:table-row>
        <table:table-row table:style-name="ro1">
          <table:table-cell office:value-type="float" office:value="17.54" calcext:value-type="float">
            <text:p>17,54</text:p>
          </table:table-cell>
          <table:table-cell table:number-columns-repeated="2"/>
          <table:table-cell office:value-type="float" office:value="0.104461" calcext:value-type="float">
            <text:p>0,104461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1153" calcext:value-type="float">
            <text:p>2,81153</text:p>
          </table:table-cell>
        </table:table-row>
        <table:table-row table:style-name="ro1">
          <table:table-cell office:value-type="float" office:value="17.55" calcext:value-type="float">
            <text:p>17,55</text:p>
          </table:table-cell>
          <table:table-cell table:number-columns-repeated="2"/>
          <table:table-cell office:value-type="float" office:value="0.129185" calcext:value-type="float">
            <text:p>0,12918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2192" calcext:value-type="float">
            <text:p>3,12192</text:p>
          </table:table-cell>
        </table:table-row>
        <table:table-row table:style-name="ro1">
          <table:table-cell office:value-type="float" office:value="17.56" calcext:value-type="float">
            <text:p>17,56</text:p>
          </table:table-cell>
          <table:table-cell table:number-columns-repeated="2"/>
          <table:table-cell office:value-type="float" office:value="0.156488" calcext:value-type="float">
            <text:p>0,156488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3033" calcext:value-type="float">
            <text:p>3,43033</text:p>
          </table:table-cell>
        </table:table-row>
        <table:table-row table:style-name="ro1">
          <table:table-cell office:value-type="float" office:value="17.57" calcext:value-type="float">
            <text:p>17,57</text:p>
          </table:table-cell>
          <table:table-cell table:number-columns-repeated="2"/>
          <table:table-cell office:value-type="float" office:value="0.186352" calcext:value-type="float">
            <text:p>0,18635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3657" calcext:value-type="float">
            <text:p>3,73657</text:p>
          </table:table-cell>
        </table:table-row>
        <table:table-row table:style-name="ro1">
          <table:table-cell office:value-type="float" office:value="17.58" calcext:value-type="float">
            <text:p>17,58</text:p>
          </table:table-cell>
          <table:table-cell table:number-columns-repeated="2"/>
          <table:table-cell office:value-type="float" office:value="0.218757" calcext:value-type="float">
            <text:p>0,21875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4043" calcext:value-type="float">
            <text:p>4,04043</text:p>
          </table:table-cell>
        </table:table-row>
        <table:table-row table:style-name="ro1">
          <table:table-cell office:value-type="float" office:value="17.59" calcext:value-type="float">
            <text:p>17,59</text:p>
          </table:table-cell>
          <table:table-cell table:number-columns-repeated="2"/>
          <table:table-cell office:value-type="float" office:value="0.253685" calcext:value-type="float">
            <text:p>0,253685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4172" calcext:value-type="float">
            <text:p>4,34172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number-columns-repeated="2"/>
          <table:table-cell office:value-type="float" office:value="0.291112" calcext:value-type="float">
            <text:p>0,291112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4025" calcext:value-type="float">
            <text:p>4,64025</text:p>
          </table:table-cell>
        </table:table-row>
        <table:table-row table:style-name="ro1">
          <table:table-cell office:value-type="float" office:value="17.61" calcext:value-type="float">
            <text:p>17,61</text:p>
          </table:table-cell>
          <table:table-cell table:number-columns-repeated="2"/>
          <table:table-cell office:value-type="float" office:value="0.331014" calcext:value-type="float">
            <text:p>0,331014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3584" calcext:value-type="float">
            <text:p>4,93584</text:p>
          </table:table-cell>
        </table:table-row>
        <table:table-row table:style-name="ro1">
          <table:table-cell office:value-type="float" office:value="17.62" calcext:value-type="float">
            <text:p>17,62</text:p>
          </table:table-cell>
          <table:table-cell table:number-columns-repeated="2"/>
          <table:table-cell office:value-type="float" office:value="0.373367" calcext:value-type="float">
            <text:p>0,37336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2829" calcext:value-type="float">
            <text:p>5,22829</text:p>
          </table:table-cell>
        </table:table-row>
        <table:table-row table:style-name="ro1">
          <table:table-cell office:value-type="float" office:value="17.63" calcext:value-type="float">
            <text:p>17,63</text:p>
          </table:table-cell>
          <table:table-cell table:number-columns-repeated="2"/>
          <table:table-cell office:value-type="float" office:value="0.418143" calcext:value-type="float">
            <text:p>0,41814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1743" calcext:value-type="float">
            <text:p>5,51743</text:p>
          </table:table-cell>
        </table:table-row>
        <table:table-row table:style-name="ro1">
          <table:table-cell office:value-type="float" office:value="17.64" calcext:value-type="float">
            <text:p>17,64</text:p>
          </table:table-cell>
          <table:table-cell table:number-columns-repeated="2"/>
          <table:table-cell office:value-type="float" office:value="0.465314" calcext:value-type="float">
            <text:p>0,46531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0305" calcext:value-type="float">
            <text:p>5,80305</text:p>
          </table:table-cell>
        </table:table-row>
        <table:table-row table:style-name="ro1">
          <table:table-cell office:value-type="float" office:value="17.65" calcext:value-type="float">
            <text:p>17,65</text:p>
          </table:table-cell>
          <table:table-cell table:number-columns-repeated="2"/>
          <table:table-cell office:value-type="float" office:value="0.514851" calcext:value-type="float">
            <text:p>0,514851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85" calcext:value-type="float">
            <text:p>6,085</text:p>
          </table:table-cell>
        </table:table-row>
        <table:table-row table:style-name="ro1">
          <table:table-cell office:value-type="float" office:value="17.66" calcext:value-type="float">
            <text:p>17,66</text:p>
          </table:table-cell>
          <table:table-cell table:number-columns-repeated="2"/>
          <table:table-cell office:value-type="float" office:value="0.56672" calcext:value-type="float">
            <text:p>0,56672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6307" calcext:value-type="float">
            <text:p>6,36307</text:p>
          </table:table-cell>
        </table:table-row>
        <table:table-row table:style-name="ro1">
          <table:table-cell office:value-type="float" office:value="17.67" calcext:value-type="float">
            <text:p>17,67</text:p>
          </table:table-cell>
          <table:table-cell table:number-columns-repeated="2"/>
          <table:table-cell office:value-type="float" office:value="0.620891" calcext:value-type="float">
            <text:p>0,620891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3711" calcext:value-type="float">
            <text:p>6,63711</text:p>
          </table:table-cell>
        </table:table-row>
        <table:table-row table:style-name="ro1">
          <table:table-cell office:value-type="float" office:value="17.68" calcext:value-type="float">
            <text:p>17,68</text:p>
          </table:table-cell>
          <table:table-cell table:number-columns-repeated="2"/>
          <table:table-cell office:value-type="float" office:value="0.677327" calcext:value-type="float">
            <text:p>0,677327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0693" calcext:value-type="float">
            <text:p>6,90693</text:p>
          </table:table-cell>
        </table:table-row>
        <table:table-row table:style-name="ro1">
          <table:table-cell office:value-type="float" office:value="17.69" calcext:value-type="float">
            <text:p>17,69</text:p>
          </table:table-cell>
          <table:table-cell table:number-columns-repeated="2"/>
          <table:table-cell office:value-type="float" office:value="0.735994" calcext:value-type="float">
            <text:p>0,735994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7236" calcext:value-type="float">
            <text:p>7,17236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table:number-columns-repeated="2"/>
          <table:table-cell office:value-type="float" office:value="0.796854" calcext:value-type="float">
            <text:p>0,796854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3324" calcext:value-type="float">
            <text:p>7,43324</text:p>
          </table:table-cell>
        </table:table-row>
        <table:table-row table:style-name="ro1">
          <table:table-cell office:value-type="float" office:value="17.71" calcext:value-type="float">
            <text:p>17,71</text:p>
          </table:table-cell>
          <table:table-cell table:number-columns-repeated="2"/>
          <table:table-cell office:value-type="float" office:value="0.859868" calcext:value-type="float">
            <text:p>0,859868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8939" calcext:value-type="float">
            <text:p>7,68939</text:p>
          </table:table-cell>
        </table:table-row>
        <table:table-row table:style-name="ro1">
          <table:table-cell office:value-type="float" office:value="17.72" calcext:value-type="float">
            <text:p>17,72</text:p>
          </table:table-cell>
          <table:table-cell table:number-columns-repeated="2"/>
          <table:table-cell office:value-type="float" office:value="0.924997" calcext:value-type="float">
            <text:p>0,924997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4066" calcext:value-type="float">
            <text:p>7,94066</text:p>
          </table:table-cell>
        </table:table-row>
        <table:table-row table:style-name="ro1">
          <table:table-cell office:value-type="float" office:value="17.73" calcext:value-type="float">
            <text:p>17,73</text:p>
          </table:table-cell>
          <table:table-cell table:number-columns-repeated="2"/>
          <table:table-cell office:value-type="float" office:value="0.992198" calcext:value-type="float">
            <text:p>0,992198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8689" calcext:value-type="float">
            <text:p>8,18689</text:p>
          </table:table-cell>
        </table:table-row>
        <table:table-row table:style-name="ro1">
          <table:table-cell office:value-type="float" office:value="17.74" calcext:value-type="float">
            <text:p>17,74</text:p>
          </table:table-cell>
          <table:table-cell table:number-columns-repeated="2"/>
          <table:table-cell office:value-type="float" office:value="1.06143" calcext:value-type="float">
            <text:p>1,06143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2792" calcext:value-type="float">
            <text:p>8,42792</text:p>
          </table:table-cell>
        </table:table-row>
        <table:table-row table:style-name="ro1">
          <table:table-cell office:value-type="float" office:value="17.75" calcext:value-type="float">
            <text:p>17,75</text:p>
          </table:table-cell>
          <table:table-cell table:number-columns-repeated="2"/>
          <table:table-cell office:value-type="float" office:value="1.13265" calcext:value-type="float">
            <text:p>1,13265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636" calcext:value-type="float">
            <text:p>8,6636</text:p>
          </table:table-cell>
        </table:table-row>
        <table:table-row table:style-name="ro1">
          <table:table-cell office:value-type="float" office:value="17.76" calcext:value-type="float">
            <text:p>17,76</text:p>
          </table:table-cell>
          <table:table-cell table:number-columns-repeated="2"/>
          <table:table-cell office:value-type="float" office:value="1.20581" calcext:value-type="float">
            <text:p>1,20581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9377" calcext:value-type="float">
            <text:p>8,89377</text:p>
          </table:table-cell>
        </table:table-row>
        <table:table-row table:style-name="ro1">
          <table:table-cell office:value-type="float" office:value="17.77" calcext:value-type="float">
            <text:p>17,77</text:p>
          </table:table-cell>
          <table:table-cell table:number-columns-repeated="2"/>
          <table:table-cell office:value-type="float" office:value="1.28086" calcext:value-type="float">
            <text:p>1,28086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1829" calcext:value-type="float">
            <text:p>9,11829</text:p>
          </table:table-cell>
        </table:table-row>
        <table:table-row table:style-name="ro1">
          <table:table-cell office:value-type="float" office:value="17.78" calcext:value-type="float">
            <text:p>17,78</text:p>
          </table:table-cell>
          <table:table-cell table:number-columns-repeated="2"/>
          <table:table-cell office:value-type="float" office:value="1.35776" calcext:value-type="float">
            <text:p>1,35776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3702" calcext:value-type="float">
            <text:p>9,33702</text:p>
          </table:table-cell>
        </table:table-row>
        <table:table-row table:style-name="ro1">
          <table:table-cell office:value-type="float" office:value="17.79" calcext:value-type="float">
            <text:p>17,79</text:p>
          </table:table-cell>
          <table:table-cell table:number-columns-repeated="2"/>
          <table:table-cell office:value-type="float" office:value="1.43646" calcext:value-type="float">
            <text:p>1,43646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4983" calcext:value-type="float">
            <text:p>9,54983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number-columns-repeated="2"/>
          <table:table-cell office:value-type="float" office:value="1.51691" calcext:value-type="float">
            <text:p>1,51691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5656" calcext:value-type="float">
            <text:p>9,75656</text:p>
          </table:table-cell>
        </table:table-row>
        <table:table-row table:style-name="ro1">
          <table:table-cell office:value-type="float" office:value="17.81" calcext:value-type="float">
            <text:p>17,81</text:p>
          </table:table-cell>
          <table:table-cell table:number-columns-repeated="2"/>
          <table:table-cell office:value-type="float" office:value="1.59906" calcext:value-type="float">
            <text:p>1,59906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571" calcext:value-type="float">
            <text:p>9,9571</text:p>
          </table:table-cell>
        </table:table-row>
        <table:table-row table:style-name="ro1">
          <table:table-cell office:value-type="float" office:value="17.82" calcext:value-type="float">
            <text:p>17,82</text:p>
          </table:table-cell>
          <table:table-cell table:number-columns-repeated="2"/>
          <table:table-cell office:value-type="float" office:value="1.68285" calcext:value-type="float">
            <text:p>1,68285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513" calcext:value-type="float">
            <text:p>10,1513</text:p>
          </table:table-cell>
        </table:table-row>
        <table:table-row table:style-name="ro1">
          <table:table-cell office:value-type="float" office:value="17.83" calcext:value-type="float">
            <text:p>17,83</text:p>
          </table:table-cell>
          <table:table-cell table:number-columns-repeated="2"/>
          <table:table-cell office:value-type="float" office:value="1.76823" calcext:value-type="float">
            <text:p>1,76823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391" calcext:value-type="float">
            <text:p>10,3391</text:p>
          </table:table-cell>
        </table:table-row>
        <table:table-row table:style-name="ro1">
          <table:table-cell office:value-type="float" office:value="17.84" calcext:value-type="float">
            <text:p>17,84</text:p>
          </table:table-cell>
          <table:table-cell table:number-columns-repeated="2"/>
          <table:table-cell office:value-type="float" office:value="1.85514" calcext:value-type="float">
            <text:p>1,85514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203" calcext:value-type="float">
            <text:p>10,5203</text:p>
          </table:table-cell>
        </table:table-row>
        <table:table-row table:style-name="ro1">
          <table:table-cell office:value-type="float" office:value="17.85" calcext:value-type="float">
            <text:p>17,85</text:p>
          </table:table-cell>
          <table:table-cell table:number-columns-repeated="2"/>
          <table:table-cell office:value-type="float" office:value="1.94355" calcext:value-type="float">
            <text:p>1,94355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948" calcext:value-type="float">
            <text:p>10,6948</text:p>
          </table:table-cell>
        </table:table-row>
        <table:table-row table:style-name="ro1">
          <table:table-cell office:value-type="float" office:value="17.86" calcext:value-type="float">
            <text:p>17,86</text:p>
          </table:table-cell>
          <table:table-cell table:number-columns-repeated="2"/>
          <table:table-cell office:value-type="float" office:value="2.03337" calcext:value-type="float">
            <text:p>2,03337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625" calcext:value-type="float">
            <text:p>10,8625</text:p>
          </table:table-cell>
        </table:table-row>
        <table:table-row table:style-name="ro1">
          <table:table-cell office:value-type="float" office:value="17.87" calcext:value-type="float">
            <text:p>17,87</text:p>
          </table:table-cell>
          <table:table-cell table:number-columns-repeated="2"/>
          <table:table-cell office:value-type="float" office:value="2.12457" calcext:value-type="float">
            <text:p>2,12457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233" calcext:value-type="float">
            <text:p>11,0233</text:p>
          </table:table-cell>
        </table:table-row>
        <table:table-row table:style-name="ro1">
          <table:table-cell office:value-type="float" office:value="17.88" calcext:value-type="float">
            <text:p>17,88</text:p>
          </table:table-cell>
          <table:table-cell table:number-columns-repeated="2"/>
          <table:table-cell office:value-type="float" office:value="2.21708" calcext:value-type="float">
            <text:p>2,21708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772" calcext:value-type="float">
            <text:p>11,1772</text:p>
          </table:table-cell>
        </table:table-row>
        <table:table-row table:style-name="ro1">
          <table:table-cell office:value-type="float" office:value="17.89" calcext:value-type="float">
            <text:p>17,89</text:p>
          </table:table-cell>
          <table:table-cell table:number-columns-repeated="2"/>
          <table:table-cell office:value-type="float" office:value="2.31084" calcext:value-type="float">
            <text:p>2,31084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239" calcext:value-type="float">
            <text:p>11,3239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table:number-columns-repeated="2"/>
          <table:table-cell office:value-type="float" office:value="2.40579" calcext:value-type="float">
            <text:p>2,40579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634" calcext:value-type="float">
            <text:p>11,4634</text:p>
          </table:table-cell>
        </table:table-row>
        <table:table-row table:style-name="ro1">
          <table:table-cell office:value-type="float" office:value="17.91" calcext:value-type="float">
            <text:p>17,91</text:p>
          </table:table-cell>
          <table:table-cell table:number-columns-repeated="2"/>
          <table:table-cell office:value-type="float" office:value="2.50187" calcext:value-type="float">
            <text:p>2,50187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957" calcext:value-type="float">
            <text:p>11,5957</text:p>
          </table:table-cell>
        </table:table-row>
        <table:table-row table:style-name="ro1">
          <table:table-cell office:value-type="float" office:value="17.92" calcext:value-type="float">
            <text:p>17,92</text:p>
          </table:table-cell>
          <table:table-cell table:number-columns-repeated="2"/>
          <table:table-cell office:value-type="float" office:value="2.59903" calcext:value-type="float">
            <text:p>2,59903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206" calcext:value-type="float">
            <text:p>11,7206</text:p>
          </table:table-cell>
        </table:table-row>
        <table:table-row table:style-name="ro1">
          <table:table-cell office:value-type="float" office:value="17.93" calcext:value-type="float">
            <text:p>17,93</text:p>
          </table:table-cell>
          <table:table-cell table:number-columns-repeated="2"/>
          <table:table-cell office:value-type="float" office:value="2.69719" calcext:value-type="float">
            <text:p>2,69719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38" calcext:value-type="float">
            <text:p>11,838</text:p>
          </table:table-cell>
        </table:table-row>
        <table:table-row table:style-name="ro1">
          <table:table-cell office:value-type="float" office:value="17.94" calcext:value-type="float">
            <text:p>17,94</text:p>
          </table:table-cell>
          <table:table-cell table:number-columns-repeated="2"/>
          <table:table-cell office:value-type="float" office:value="2.79631" calcext:value-type="float">
            <text:p>2,79631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479" calcext:value-type="float">
            <text:p>11,9479</text:p>
          </table:table-cell>
        </table:table-row>
        <table:table-row table:style-name="ro1">
          <table:table-cell office:value-type="float" office:value="17.95" calcext:value-type="float">
            <text:p>17,95</text:p>
          </table:table-cell>
          <table:table-cell table:number-columns-repeated="2"/>
          <table:table-cell office:value-type="float" office:value="2.89631" calcext:value-type="float">
            <text:p>2,89631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503" calcext:value-type="float">
            <text:p>12,0503</text:p>
          </table:table-cell>
        </table:table-row>
        <table:table-row table:style-name="ro1">
          <table:table-cell office:value-type="float" office:value="17.96" calcext:value-type="float">
            <text:p>17,96</text:p>
          </table:table-cell>
          <table:table-cell table:number-columns-repeated="2"/>
          <table:table-cell office:value-type="float" office:value="2.99712" calcext:value-type="float">
            <text:p>2,99712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449" calcext:value-type="float">
            <text:p>12,1449</text:p>
          </table:table-cell>
        </table:table-row>
        <table:table-row table:style-name="ro1">
          <table:table-cell office:value-type="float" office:value="17.97" calcext:value-type="float">
            <text:p>17,97</text:p>
          </table:table-cell>
          <table:table-cell table:number-columns-repeated="2"/>
          <table:table-cell office:value-type="float" office:value="3.0987" calcext:value-type="float">
            <text:p>3,0987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319" calcext:value-type="float">
            <text:p>12,2319</text:p>
          </table:table-cell>
        </table:table-row>
        <table:table-row table:style-name="ro1">
          <table:table-cell office:value-type="float" office:value="17.98" calcext:value-type="float">
            <text:p>17,98</text:p>
          </table:table-cell>
          <table:table-cell table:number-columns-repeated="2"/>
          <table:table-cell office:value-type="float" office:value="3.20097" calcext:value-type="float">
            <text:p>3,20097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111" calcext:value-type="float">
            <text:p>12,3111</text:p>
          </table:table-cell>
        </table:table-row>
        <table:table-row table:style-name="ro1">
          <table:table-cell office:value-type="float" office:value="17.99" calcext:value-type="float">
            <text:p>17,99</text:p>
          </table:table-cell>
          <table:table-cell table:number-columns-repeated="2"/>
          <table:table-cell office:value-type="float" office:value="3.30386" calcext:value-type="float">
            <text:p>3,30386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825" calcext:value-type="float">
            <text:p>12,38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.40732" calcext:value-type="float">
            <text:p>3,40732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46" calcext:value-type="float">
            <text:p>12,446</text:p>
          </table:table-cell>
        </table:table-row>
        <table:table-row table:style-name="ro1">
          <table:table-cell office:value-type="float" office:value="18.01" calcext:value-type="float">
            <text:p>18,01</text:p>
          </table:table-cell>
          <table:table-cell table:number-columns-repeated="2"/>
          <table:table-cell office:value-type="float" office:value="3.51127" calcext:value-type="float">
            <text:p>3,51127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16" calcext:value-type="float">
            <text:p>12,5016</text:p>
          </table:table-cell>
        </table:table-row>
        <table:table-row table:style-name="ro1">
          <table:table-cell office:value-type="float" office:value="18.02" calcext:value-type="float">
            <text:p>18,02</text:p>
          </table:table-cell>
          <table:table-cell table:number-columns-repeated="2"/>
          <table:table-cell office:value-type="float" office:value="3.61566" calcext:value-type="float">
            <text:p>3,61566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93" calcext:value-type="float">
            <text:p>12,5493</text:p>
          </table:table-cell>
        </table:table-row>
        <table:table-row table:style-name="ro1">
          <table:table-cell office:value-type="float" office:value="18.03" calcext:value-type="float">
            <text:p>18,03</text:p>
          </table:table-cell>
          <table:table-cell table:number-columns-repeated="2"/>
          <table:table-cell office:value-type="float" office:value="3.72041" calcext:value-type="float">
            <text:p>3,72041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4" calcext:value-type="float">
            <text:p>191,0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9" calcext:value-type="float">
            <text:p>12,589</text:p>
          </table:table-cell>
        </table:table-row>
        <table:table-row table:style-name="ro1">
          <table:table-cell office:value-type="float" office:value="18.04" calcext:value-type="float">
            <text:p>18,04</text:p>
          </table:table-cell>
          <table:table-cell table:number-columns-repeated="2"/>
          <table:table-cell office:value-type="float" office:value="3.82545" calcext:value-type="float">
            <text:p>3,82545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07" calcext:value-type="float">
            <text:p>12,6207</text:p>
          </table:table-cell>
        </table:table-row>
        <table:table-row table:style-name="ro1">
          <table:table-cell office:value-type="float" office:value="18.05" calcext:value-type="float">
            <text:p>18,05</text:p>
          </table:table-cell>
          <table:table-cell table:number-columns-repeated="2"/>
          <table:table-cell office:value-type="float" office:value="3.93073" calcext:value-type="float">
            <text:p>3,93073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43" calcext:value-type="float">
            <text:p>12,6443</text:p>
          </table:table-cell>
        </table:table-row>
        <table:table-row table:style-name="ro1">
          <table:table-cell office:value-type="float" office:value="18.06" calcext:value-type="float">
            <text:p>18,06</text:p>
          </table:table-cell>
          <table:table-cell table:number-columns-repeated="2"/>
          <table:table-cell office:value-type="float" office:value="4.03617" calcext:value-type="float">
            <text:p>4,03617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" calcext:value-type="float">
            <text:p>12,66</text:p>
          </table:table-cell>
        </table:table-row>
        <table:table-row table:style-name="ro1">
          <table:table-cell office:value-type="float" office:value="18.07" calcext:value-type="float">
            <text:p>18,07</text:p>
          </table:table-cell>
          <table:table-cell table:number-columns-repeated="2"/>
          <table:table-cell office:value-type="float" office:value="4.14171" calcext:value-type="float">
            <text:p>4,14171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6" calcext:value-type="float">
            <text:p>12,6676</text:p>
          </table:table-cell>
        </table:table-row>
        <table:table-row table:style-name="ro1">
          <table:table-cell office:value-type="float" office:value="18.08" calcext:value-type="float">
            <text:p>18,08</text:p>
          </table:table-cell>
          <table:table-cell table:number-columns-repeated="2"/>
          <table:table-cell office:value-type="float" office:value="4.24727" calcext:value-type="float">
            <text:p>4,24727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2" calcext:value-type="float">
            <text:p>12,6672</text:p>
          </table:table-cell>
        </table:table-row>
        <table:table-row table:style-name="ro1">
          <table:table-cell office:value-type="float" office:value="18.09" calcext:value-type="float">
            <text:p>18,09</text:p>
          </table:table-cell>
          <table:table-cell table:number-columns-repeated="2"/>
          <table:table-cell office:value-type="float" office:value="4.3528" calcext:value-type="float">
            <text:p>4,3528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87" calcext:value-type="float">
            <text:p>12,6587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table:number-columns-repeated="2"/>
          <table:table-cell office:value-type="float" office:value="4.45823" calcext:value-type="float">
            <text:p>4,45823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5" calcext:value-type="float">
            <text:p>190,9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22" calcext:value-type="float">
            <text:p>12,6422</text:p>
          </table:table-cell>
        </table:table-row>
        <table:table-row table:style-name="ro1">
          <table:table-cell office:value-type="float" office:value="18.11" calcext:value-type="float">
            <text:p>18,11</text:p>
          </table:table-cell>
          <table:table-cell table:number-columns-repeated="2"/>
          <table:table-cell office:value-type="float" office:value="4.56348" calcext:value-type="float">
            <text:p>4,56348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76" calcext:value-type="float">
            <text:p>12,6176</text:p>
          </table:table-cell>
        </table:table-row>
        <table:table-row table:style-name="ro1">
          <table:table-cell office:value-type="float" office:value="18.12" calcext:value-type="float">
            <text:p>18,12</text:p>
          </table:table-cell>
          <table:table-cell table:number-columns-repeated="2"/>
          <table:table-cell office:value-type="float" office:value="4.6685" calcext:value-type="float">
            <text:p>4,6685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51" calcext:value-type="float">
            <text:p>12,5851</text:p>
          </table:table-cell>
        </table:table-row>
        <table:table-row table:style-name="ro1">
          <table:table-cell office:value-type="float" office:value="18.13" calcext:value-type="float">
            <text:p>18,13</text:p>
          </table:table-cell>
          <table:table-cell table:number-columns-repeated="2"/>
          <table:table-cell office:value-type="float" office:value="4.77321" calcext:value-type="float">
            <text:p>4,77321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45" calcext:value-type="float">
            <text:p>12,5445</text:p>
          </table:table-cell>
        </table:table-row>
        <table:table-row table:style-name="ro1">
          <table:table-cell office:value-type="float" office:value="18.14" calcext:value-type="float">
            <text:p>18,14</text:p>
          </table:table-cell>
          <table:table-cell table:number-columns-repeated="2"/>
          <table:table-cell office:value-type="float" office:value="4.87755" calcext:value-type="float">
            <text:p>4,87755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96" calcext:value-type="float">
            <text:p>12,496</text:p>
          </table:table-cell>
        </table:table-row>
        <table:table-row table:style-name="ro1">
          <table:table-cell office:value-type="float" office:value="18.15" calcext:value-type="float">
            <text:p>18,15</text:p>
          </table:table-cell>
          <table:table-cell table:number-columns-repeated="2"/>
          <table:table-cell office:value-type="float" office:value="4.98146" calcext:value-type="float">
            <text:p>4,98146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395" calcext:value-type="float">
            <text:p>12,4395</text:p>
          </table:table-cell>
        </table:table-row>
        <table:table-row table:style-name="ro1">
          <table:table-cell office:value-type="float" office:value="18.16" calcext:value-type="float">
            <text:p>18,16</text:p>
          </table:table-cell>
          <table:table-cell table:number-columns-repeated="2"/>
          <table:table-cell office:value-type="float" office:value="5.08486" calcext:value-type="float">
            <text:p>5,08486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752" calcext:value-type="float">
            <text:p>12,3752</text:p>
          </table:table-cell>
        </table:table-row>
        <table:table-row table:style-name="ro1">
          <table:table-cell office:value-type="float" office:value="18.17" calcext:value-type="float">
            <text:p>18,17</text:p>
          </table:table-cell>
          <table:table-cell table:number-columns-repeated="2"/>
          <table:table-cell office:value-type="float" office:value="5.18769" calcext:value-type="float">
            <text:p>5,18769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029" calcext:value-type="float">
            <text:p>12,3029</text:p>
          </table:table-cell>
        </table:table-row>
        <table:table-row table:style-name="ro1">
          <table:table-cell office:value-type="float" office:value="18.18" calcext:value-type="float">
            <text:p>18,18</text:p>
          </table:table-cell>
          <table:table-cell table:number-columns-repeated="2"/>
          <table:table-cell office:value-type="float" office:value="5.28988" calcext:value-type="float">
            <text:p>5,28988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229" calcext:value-type="float">
            <text:p>12,2229</text:p>
          </table:table-cell>
        </table:table-row>
        <table:table-row table:style-name="ro1">
          <table:table-cell office:value-type="float" office:value="18.19" calcext:value-type="float">
            <text:p>18,19</text:p>
          </table:table-cell>
          <table:table-cell table:number-columns-repeated="2"/>
          <table:table-cell office:value-type="float" office:value="5.39138" calcext:value-type="float">
            <text:p>5,39138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351" calcext:value-type="float">
            <text:p>12,1351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number-columns-repeated="2"/>
          <table:table-cell office:value-type="float" office:value="5.49211" calcext:value-type="float">
            <text:p>5,49211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396" calcext:value-type="float">
            <text:p>12,0396</text:p>
          </table:table-cell>
        </table:table-row>
        <table:table-row table:style-name="ro1">
          <table:table-cell office:value-type="float" office:value="18.21" calcext:value-type="float">
            <text:p>18,21</text:p>
          </table:table-cell>
          <table:table-cell table:number-columns-repeated="2"/>
          <table:table-cell office:value-type="float" office:value="5.59202" calcext:value-type="float">
            <text:p>5,59202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364" calcext:value-type="float">
            <text:p>11,9364</text:p>
          </table:table-cell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2"/>
          <table:table-cell office:value-type="float" office:value="5.69103" calcext:value-type="float">
            <text:p>5,69103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257" calcext:value-type="float">
            <text:p>11,8257</text:p>
          </table:table-cell>
        </table:table-row>
        <table:table-row table:style-name="ro1">
          <table:table-cell office:value-type="float" office:value="18.23" calcext:value-type="float">
            <text:p>18,23</text:p>
          </table:table-cell>
          <table:table-cell table:number-columns-repeated="2"/>
          <table:table-cell office:value-type="float" office:value="5.78909" calcext:value-type="float">
            <text:p>5,78909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074" calcext:value-type="float">
            <text:p>11,7074</text:p>
          </table:table-cell>
        </table:table-row>
        <table:table-row table:style-name="ro1">
          <table:table-cell office:value-type="float" office:value="18.24" calcext:value-type="float">
            <text:p>18,24</text:p>
          </table:table-cell>
          <table:table-cell table:number-columns-repeated="2"/>
          <table:table-cell office:value-type="float" office:value="5.88614" calcext:value-type="float">
            <text:p>5,88614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818" calcext:value-type="float">
            <text:p>11,5818</text:p>
          </table:table-cell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2"/>
          <table:table-cell office:value-type="float" office:value="5.9821" calcext:value-type="float">
            <text:p>5,9821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487" calcext:value-type="float">
            <text:p>11,4487</text:p>
          </table:table-cell>
        </table:table-row>
        <table:table-row table:style-name="ro1">
          <table:table-cell office:value-type="float" office:value="18.26" calcext:value-type="float">
            <text:p>18,26</text:p>
          </table:table-cell>
          <table:table-cell table:number-columns-repeated="2"/>
          <table:table-cell office:value-type="float" office:value="6.07693" calcext:value-type="float">
            <text:p>6,07693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084" calcext:value-type="float">
            <text:p>11,3084</text:p>
          </table:table-cell>
        </table:table-row>
        <table:table-row table:style-name="ro1">
          <table:table-cell office:value-type="float" office:value="18.27" calcext:value-type="float">
            <text:p>18,27</text:p>
          </table:table-cell>
          <table:table-cell table:number-columns-repeated="2"/>
          <table:table-cell office:value-type="float" office:value="6.17056" calcext:value-type="float">
            <text:p>6,17056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609" calcext:value-type="float">
            <text:p>11,1609</text:p>
          </table:table-cell>
        </table:table-row>
        <table:table-row table:style-name="ro1">
          <table:table-cell office:value-type="float" office:value="18.28" calcext:value-type="float">
            <text:p>18,28</text:p>
          </table:table-cell>
          <table:table-cell table:number-columns-repeated="2"/>
          <table:table-cell office:value-type="float" office:value="6.26292" calcext:value-type="float">
            <text:p>6,26292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063" calcext:value-type="float">
            <text:p>11,0063</text:p>
          </table:table-cell>
        </table:table-row>
        <table:table-row table:style-name="ro1">
          <table:table-cell office:value-type="float" office:value="18.29" calcext:value-type="float">
            <text:p>18,29</text:p>
          </table:table-cell>
          <table:table-cell table:number-columns-repeated="2"/>
          <table:table-cell office:value-type="float" office:value="6.35398" calcext:value-type="float">
            <text:p>6,35398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447" calcext:value-type="float">
            <text:p>10,8447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table:number-columns-repeated="2"/>
          <table:table-cell office:value-type="float" office:value="6.44365" calcext:value-type="float">
            <text:p>6,44365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763" calcext:value-type="float">
            <text:p>10,6763</text:p>
          </table:table-cell>
        </table:table-row>
        <table:table-row table:style-name="ro1">
          <table:table-cell office:value-type="float" office:value="18.31" calcext:value-type="float">
            <text:p>18,31</text:p>
          </table:table-cell>
          <table:table-cell table:number-columns-repeated="2"/>
          <table:table-cell office:value-type="float" office:value="6.53189" calcext:value-type="float">
            <text:p>6,53189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01" calcext:value-type="float">
            <text:p>10,501</text:p>
          </table:table-cell>
        </table:table-row>
        <table:table-row table:style-name="ro1">
          <table:table-cell office:value-type="float" office:value="18.32" calcext:value-type="float">
            <text:p>18,32</text:p>
          </table:table-cell>
          <table:table-cell table:number-columns-repeated="2"/>
          <table:table-cell office:value-type="float" office:value="6.61865" calcext:value-type="float">
            <text:p>6,61865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191" calcext:value-type="float">
            <text:p>10,3191</text:p>
          </table:table-cell>
        </table:table-row>
        <table:table-row table:style-name="ro1">
          <table:table-cell office:value-type="float" office:value="18.33" calcext:value-type="float">
            <text:p>18,33</text:p>
          </table:table-cell>
          <table:table-cell table:number-columns-repeated="2"/>
          <table:table-cell office:value-type="float" office:value="6.70386" calcext:value-type="float">
            <text:p>6,70386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307" calcext:value-type="float">
            <text:p>10,1307</text:p>
          </table:table-cell>
        </table:table-row>
        <table:table-row table:style-name="ro1">
          <table:table-cell office:value-type="float" office:value="18.34" calcext:value-type="float">
            <text:p>18,34</text:p>
          </table:table-cell>
          <table:table-cell table:number-columns-repeated="2"/>
          <table:table-cell office:value-type="float" office:value="6.78748" calcext:value-type="float">
            <text:p>6,78748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3575" calcext:value-type="float">
            <text:p>9,93575</text:p>
          </table:table-cell>
        </table:table-row>
        <table:table-row table:style-name="ro1">
          <table:table-cell office:value-type="float" office:value="18.35" calcext:value-type="float">
            <text:p>18,35</text:p>
          </table:table-cell>
          <table:table-cell table:number-columns-repeated="2"/>
          <table:table-cell office:value-type="float" office:value="6.86944" calcext:value-type="float">
            <text:p>6,86944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3453" calcext:value-type="float">
            <text:p>9,73453</text:p>
          </table:table-cell>
        </table:table-row>
        <table:table-row table:style-name="ro1">
          <table:table-cell office:value-type="float" office:value="18.36" calcext:value-type="float">
            <text:p>18,36</text:p>
          </table:table-cell>
          <table:table-cell table:number-columns-repeated="2"/>
          <table:table-cell office:value-type="float" office:value="6.9497" calcext:value-type="float">
            <text:p>6,9497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2714" calcext:value-type="float">
            <text:p>9,52714</text:p>
          </table:table-cell>
        </table:table-row>
        <table:table-row table:style-name="ro1">
          <table:table-cell office:value-type="float" office:value="18.37" calcext:value-type="float">
            <text:p>18,37</text:p>
          </table:table-cell>
          <table:table-cell table:number-columns-repeated="2"/>
          <table:table-cell office:value-type="float" office:value="7.02821" calcext:value-type="float">
            <text:p>7,02821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1369" calcext:value-type="float">
            <text:p>9,31369</text:p>
          </table:table-cell>
        </table:table-row>
        <table:table-row table:style-name="ro1">
          <table:table-cell office:value-type="float" office:value="18.38" calcext:value-type="float">
            <text:p>18,38</text:p>
          </table:table-cell>
          <table:table-cell table:number-columns-repeated="2"/>
          <table:table-cell office:value-type="float" office:value="7.10491" calcext:value-type="float">
            <text:p>7,10491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9432" calcext:value-type="float">
            <text:p>9,09432</text:p>
          </table:table-cell>
        </table:table-row>
        <table:table-row table:style-name="ro1">
          <table:table-cell office:value-type="float" office:value="18.39" calcext:value-type="float">
            <text:p>18,39</text:p>
          </table:table-cell>
          <table:table-cell table:number-columns-repeated="2"/>
          <table:table-cell office:value-type="float" office:value="7.17976" calcext:value-type="float">
            <text:p>7,17976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6918" calcext:value-type="float">
            <text:p>8,86918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table:number-columns-repeated="2"/>
          <table:table-cell office:value-type="float" office:value="7.25272" calcext:value-type="float">
            <text:p>7,25272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3841" calcext:value-type="float">
            <text:p>8,63841</text:p>
          </table:table-cell>
        </table:table-row>
        <table:table-row table:style-name="ro1">
          <table:table-cell office:value-type="float" office:value="18.41" calcext:value-type="float">
            <text:p>18,41</text:p>
          </table:table-cell>
          <table:table-cell table:number-columns-repeated="2"/>
          <table:table-cell office:value-type="float" office:value="7.32372" calcext:value-type="float">
            <text:p>7,32372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0215" calcext:value-type="float">
            <text:p>8,40215</text:p>
          </table:table-cell>
        </table:table-row>
        <table:table-row table:style-name="ro1">
          <table:table-cell office:value-type="float" office:value="18.42" calcext:value-type="float">
            <text:p>18,42</text:p>
          </table:table-cell>
          <table:table-cell table:number-columns-repeated="2"/>
          <table:table-cell office:value-type="float" office:value="7.39274" calcext:value-type="float">
            <text:p>7,3927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6055" calcext:value-type="float">
            <text:p>8,16055</text:p>
          </table:table-cell>
        </table:table-row>
        <table:table-row table:style-name="ro1">
          <table:table-cell office:value-type="float" office:value="18.43" calcext:value-type="float">
            <text:p>18,43</text:p>
          </table:table-cell>
          <table:table-cell table:number-columns-repeated="2"/>
          <table:table-cell office:value-type="float" office:value="7.45972" calcext:value-type="float">
            <text:p>7,45972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1377" calcext:value-type="float">
            <text:p>7,91377</text:p>
          </table:table-cell>
        </table:table-row>
        <table:table-row table:style-name="ro1">
          <table:table-cell office:value-type="float" office:value="18.44" calcext:value-type="float">
            <text:p>18,44</text:p>
          </table:table-cell>
          <table:table-cell table:number-columns-repeated="2"/>
          <table:table-cell office:value-type="float" office:value="7.52462" calcext:value-type="float">
            <text:p>7,52462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6196" calcext:value-type="float">
            <text:p>7,66196</text:p>
          </table:table-cell>
        </table:table-row>
        <table:table-row table:style-name="ro1">
          <table:table-cell office:value-type="float" office:value="18.45" calcext:value-type="float">
            <text:p>18,45</text:p>
          </table:table-cell>
          <table:table-cell table:number-columns-repeated="2"/>
          <table:table-cell office:value-type="float" office:value="7.5874" calcext:value-type="float">
            <text:p>7,5874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0529" calcext:value-type="float">
            <text:p>7,40529</text:p>
          </table:table-cell>
        </table:table-row>
        <table:table-row table:style-name="ro1">
          <table:table-cell office:value-type="float" office:value="18.46" calcext:value-type="float">
            <text:p>18,46</text:p>
          </table:table-cell>
          <table:table-cell table:number-columns-repeated="2"/>
          <table:table-cell office:value-type="float" office:value="7.64803" calcext:value-type="float">
            <text:p>7,64803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4391" calcext:value-type="float">
            <text:p>7,14391</text:p>
          </table:table-cell>
        </table:table-row>
        <table:table-row table:style-name="ro1">
          <table:table-cell office:value-type="float" office:value="18.47" calcext:value-type="float">
            <text:p>18,47</text:p>
          </table:table-cell>
          <table:table-cell table:number-columns-repeated="2"/>
          <table:table-cell office:value-type="float" office:value="7.70646" calcext:value-type="float">
            <text:p>7,70646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78" calcext:value-type="float">
            <text:p>6,878</text:p>
          </table:table-cell>
        </table:table-row>
        <table:table-row table:style-name="ro1">
          <table:table-cell office:value-type="float" office:value="18.48" calcext:value-type="float">
            <text:p>18,48</text:p>
          </table:table-cell>
          <table:table-cell table:number-columns-repeated="2"/>
          <table:table-cell office:value-type="float" office:value="7.76265" calcext:value-type="float">
            <text:p>7,76265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0772" calcext:value-type="float">
            <text:p>6,60772</text:p>
          </table:table-cell>
        </table:table-row>
        <table:table-row table:style-name="ro1">
          <table:table-cell office:value-type="float" office:value="18.49" calcext:value-type="float">
            <text:p>18,49</text:p>
          </table:table-cell>
          <table:table-cell table:number-columns-repeated="2"/>
          <table:table-cell office:value-type="float" office:value="7.81657" calcext:value-type="float">
            <text:p>7,81657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3324" calcext:value-type="float">
            <text:p>6,33324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2"/>
          <table:table-cell office:value-type="float" office:value="7.86819" calcext:value-type="float">
            <text:p>7,86819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5473" calcext:value-type="float">
            <text:p>6,05473</text:p>
          </table:table-cell>
        </table:table-row>
        <table:table-row table:style-name="ro1">
          <table:table-cell office:value-type="float" office:value="18.51" calcext:value-type="float">
            <text:p>18,51</text:p>
          </table:table-cell>
          <table:table-cell table:number-columns-repeated="2"/>
          <table:table-cell office:value-type="float" office:value="7.91747" calcext:value-type="float">
            <text:p>7,9174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7238" calcext:value-type="float">
            <text:p>5,77238</text:p>
          </table:table-cell>
        </table:table-row>
        <table:table-row table:style-name="ro1">
          <table:table-cell office:value-type="float" office:value="18.52" calcext:value-type="float">
            <text:p>18,52</text:p>
          </table:table-cell>
          <table:table-cell table:number-columns-repeated="2"/>
          <table:table-cell office:value-type="float" office:value="7.96439" calcext:value-type="float">
            <text:p>7,96439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8637" calcext:value-type="float">
            <text:p>5,48637</text:p>
          </table:table-cell>
        </table:table-row>
        <table:table-row table:style-name="ro1">
          <table:table-cell office:value-type="float" office:value="18.53" calcext:value-type="float">
            <text:p>18,53</text:p>
          </table:table-cell>
          <table:table-cell table:number-columns-repeated="2"/>
          <table:table-cell office:value-type="float" office:value="8.0089" calcext:value-type="float">
            <text:p>8,0089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9687" calcext:value-type="float">
            <text:p>5,19687</text:p>
          </table:table-cell>
        </table:table-row>
        <table:table-row table:style-name="ro1">
          <table:table-cell office:value-type="float" office:value="18.54" calcext:value-type="float">
            <text:p>18,54</text:p>
          </table:table-cell>
          <table:table-cell table:number-columns-repeated="2"/>
          <table:table-cell office:value-type="float" office:value="8.05099" calcext:value-type="float">
            <text:p>8,05099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0407" calcext:value-type="float">
            <text:p>4,90407</text:p>
          </table:table-cell>
        </table:table-row>
        <table:table-row table:style-name="ro1">
          <table:table-cell office:value-type="float" office:value="18.55" calcext:value-type="float">
            <text:p>18,55</text:p>
          </table:table-cell>
          <table:table-cell table:number-columns-repeated="2"/>
          <table:table-cell office:value-type="float" office:value="8.09063" calcext:value-type="float">
            <text:p>8,09063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0816" calcext:value-type="float">
            <text:p>4,60816</text:p>
          </table:table-cell>
        </table:table-row>
        <table:table-row table:style-name="ro1">
          <table:table-cell office:value-type="float" office:value="18.56" calcext:value-type="float">
            <text:p>18,56</text:p>
          </table:table-cell>
          <table:table-cell table:number-columns-repeated="2"/>
          <table:table-cell office:value-type="float" office:value="8.12779" calcext:value-type="float">
            <text:p>8,12779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0931" calcext:value-type="float">
            <text:p>4,30931</text:p>
          </table:table-cell>
        </table:table-row>
        <table:table-row table:style-name="ro1">
          <table:table-cell office:value-type="float" office:value="18.57" calcext:value-type="float">
            <text:p>18,57</text:p>
          </table:table-cell>
          <table:table-cell table:number-columns-repeated="2"/>
          <table:table-cell office:value-type="float" office:value="8.16244" calcext:value-type="float">
            <text:p>8,16244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0773" calcext:value-type="float">
            <text:p>4,00773</text:p>
          </table:table-cell>
        </table:table-row>
        <table:table-row table:style-name="ro1">
          <table:table-cell office:value-type="float" office:value="18.58" calcext:value-type="float">
            <text:p>18,58</text:p>
          </table:table-cell>
          <table:table-cell table:number-columns-repeated="2"/>
          <table:table-cell office:value-type="float" office:value="8.19458" calcext:value-type="float">
            <text:p>8,19458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0361" calcext:value-type="float">
            <text:p>3,70361</text:p>
          </table:table-cell>
        </table:table-row>
        <table:table-row table:style-name="ro1">
          <table:table-cell office:value-type="float" office:value="18.59" calcext:value-type="float">
            <text:p>18,59</text:p>
          </table:table-cell>
          <table:table-cell table:number-columns-repeated="2"/>
          <table:table-cell office:value-type="float" office:value="8.22416" calcext:value-type="float">
            <text:p>8,2241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9713" calcext:value-type="float">
            <text:p>3,39713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number-columns-repeated="2"/>
          <table:table-cell office:value-type="float" office:value="8.25119" calcext:value-type="float">
            <text:p>8,2511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885" calcext:value-type="float">
            <text:p>3,0885</text:p>
          </table:table-cell>
        </table:table-row>
        <table:table-row table:style-name="ro1">
          <table:table-cell office:value-type="float" office:value="18.61" calcext:value-type="float">
            <text:p>18,61</text:p>
          </table:table-cell>
          <table:table-cell table:number-columns-repeated="2"/>
          <table:table-cell office:value-type="float" office:value="8.27563" calcext:value-type="float">
            <text:p>8,2756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779" calcext:value-type="float">
            <text:p>2,7779</text:p>
          </table:table-cell>
        </table:table-row>
        <table:table-row table:style-name="ro1">
          <table:table-cell office:value-type="float" office:value="18.62" calcext:value-type="float">
            <text:p>18,62</text:p>
          </table:table-cell>
          <table:table-cell table:number-columns-repeated="2"/>
          <table:table-cell office:value-type="float" office:value="8.29748" calcext:value-type="float">
            <text:p>8,2974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6554" calcext:value-type="float">
            <text:p>2,46554</text:p>
          </table:table-cell>
        </table:table-row>
        <table:table-row table:style-name="ro1">
          <table:table-cell office:value-type="float" office:value="18.63" calcext:value-type="float">
            <text:p>18,63</text:p>
          </table:table-cell>
          <table:table-cell table:number-columns-repeated="2"/>
          <table:table-cell office:value-type="float" office:value="8.31672" calcext:value-type="float">
            <text:p>8,31672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5161" calcext:value-type="float">
            <text:p>2,15161</text:p>
          </table:table-cell>
        </table:table-row>
        <table:table-row table:style-name="ro1">
          <table:table-cell office:value-type="float" office:value="18.64" calcext:value-type="float">
            <text:p>18,64</text:p>
          </table:table-cell>
          <table:table-cell table:number-columns-repeated="2"/>
          <table:table-cell office:value-type="float" office:value="8.33334" calcext:value-type="float">
            <text:p>8,3333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3632" calcext:value-type="float">
            <text:p>1,83632</text:p>
          </table:table-cell>
        </table:table-row>
        <table:table-row table:style-name="ro1">
          <table:table-cell office:value-type="float" office:value="18.65" calcext:value-type="float">
            <text:p>18,65</text:p>
          </table:table-cell>
          <table:table-cell table:number-columns-repeated="2"/>
          <table:table-cell office:value-type="float" office:value="8.34732" calcext:value-type="float">
            <text:p>8,3473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1986" calcext:value-type="float">
            <text:p>1,51986</text:p>
          </table:table-cell>
        </table:table-row>
        <table:table-row table:style-name="ro1">
          <table:table-cell office:value-type="float" office:value="18.66" calcext:value-type="float">
            <text:p>18,66</text:p>
          </table:table-cell>
          <table:table-cell table:number-columns-repeated="2"/>
          <table:table-cell office:value-type="float" office:value="8.35867" calcext:value-type="float">
            <text:p>8,3586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0243" calcext:value-type="float">
            <text:p>1,20243</text:p>
          </table:table-cell>
        </table:table-row>
        <table:table-row table:style-name="ro1">
          <table:table-cell office:value-type="float" office:value="18.67" calcext:value-type="float">
            <text:p>18,67</text:p>
          </table:table-cell>
          <table:table-cell table:number-columns-repeated="2"/>
          <table:table-cell office:value-type="float" office:value="8.36736" calcext:value-type="float">
            <text:p>8,3673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84245" calcext:value-type="float">
            <text:p>0,884245</text:p>
          </table:table-cell>
        </table:table-row>
        <table:table-row table:style-name="ro1">
          <table:table-cell office:value-type="float" office:value="18.68" calcext:value-type="float">
            <text:p>18,68</text:p>
          </table:table-cell>
          <table:table-cell table:number-columns-repeated="2"/>
          <table:table-cell office:value-type="float" office:value="8.3734" calcext:value-type="float">
            <text:p>8,373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65495" calcext:value-type="float">
            <text:p>0,565495</text:p>
          </table:table-cell>
        </table:table-row>
        <table:table-row table:style-name="ro1">
          <table:table-cell office:value-type="float" office:value="18.69" calcext:value-type="float">
            <text:p>18,69</text:p>
          </table:table-cell>
          <table:table-cell table:number-columns-repeated="2"/>
          <table:table-cell office:value-type="float" office:value="8.37679" calcext:value-type="float">
            <text:p>8,3767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46385" calcext:value-type="float">
            <text:p>0,246385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table:number-columns-repeated="2"/>
          <table:table-cell office:value-type="float" office:value="8.37751" calcext:value-type="float">
            <text:p>8,3775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728814" calcext:value-type="float">
            <text:p>-0,0728814</text:p>
          </table:table-cell>
        </table:table-row>
        <table:table-row table:style-name="ro1">
          <table:table-cell office:value-type="float" office:value="18.71" calcext:value-type="float">
            <text:p>18,71</text:p>
          </table:table-cell>
          <table:table-cell table:number-columns-repeated="2"/>
          <table:table-cell office:value-type="float" office:value="8.37557" calcext:value-type="float">
            <text:p>8,3755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92101" calcext:value-type="float">
            <text:p>-0,392101</text:p>
          </table:table-cell>
        </table:table-row>
        <table:table-row table:style-name="ro1">
          <table:table-cell office:value-type="float" office:value="18.72" calcext:value-type="float">
            <text:p>18,72</text:p>
          </table:table-cell>
          <table:table-cell table:number-columns-repeated="2"/>
          <table:table-cell office:value-type="float" office:value="8.37097" calcext:value-type="float">
            <text:p>8,3709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11072" calcext:value-type="float">
            <text:p>-0,711072</text:p>
          </table:table-cell>
        </table:table-row>
        <table:table-row table:style-name="ro1">
          <table:table-cell office:value-type="float" office:value="18.73" calcext:value-type="float">
            <text:p>18,73</text:p>
          </table:table-cell>
          <table:table-cell table:number-columns-repeated="2"/>
          <table:table-cell office:value-type="float" office:value="8.36372" calcext:value-type="float">
            <text:p>8,3637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2959" calcext:value-type="float">
            <text:p>-1,02959</text:p>
          </table:table-cell>
        </table:table-row>
        <table:table-row table:style-name="ro1">
          <table:table-cell office:value-type="float" office:value="18.74" calcext:value-type="float">
            <text:p>18,74</text:p>
          </table:table-cell>
          <table:table-cell table:number-columns-repeated="2"/>
          <table:table-cell office:value-type="float" office:value="8.35382" calcext:value-type="float">
            <text:p>8,3538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4746" calcext:value-type="float">
            <text:p>-1,34746</text:p>
          </table:table-cell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"/>
          <table:table-cell office:value-type="float" office:value="8.34127" calcext:value-type="float">
            <text:p>8,3412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6447" calcext:value-type="float">
            <text:p>-1,66447</text:p>
          </table:table-cell>
        </table:table-row>
        <table:table-row table:style-name="ro1">
          <table:table-cell office:value-type="float" office:value="18.76" calcext:value-type="float">
            <text:p>18,76</text:p>
          </table:table-cell>
          <table:table-cell table:number-columns-repeated="2"/>
          <table:table-cell office:value-type="float" office:value="8.32608" calcext:value-type="float">
            <text:p>8,326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8042" calcext:value-type="float">
            <text:p>-1,98042</text:p>
          </table:table-cell>
        </table:table-row>
        <table:table-row table:style-name="ro1">
          <table:table-cell office:value-type="float" office:value="18.77" calcext:value-type="float">
            <text:p>18,77</text:p>
          </table:table-cell>
          <table:table-cell table:number-columns-repeated="2"/>
          <table:table-cell office:value-type="float" office:value="8.30826" calcext:value-type="float">
            <text:p>8,3082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9511" calcext:value-type="float">
            <text:p>-2,29511</text:p>
          </table:table-cell>
        </table:table-row>
        <table:table-row table:style-name="ro1">
          <table:table-cell office:value-type="float" office:value="18.78" calcext:value-type="float">
            <text:p>18,78</text:p>
          </table:table-cell>
          <table:table-cell table:number-columns-repeated="2"/>
          <table:table-cell office:value-type="float" office:value="8.28783" calcext:value-type="float">
            <text:p>8,2878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0835" calcext:value-type="float">
            <text:p>-2,60835</text:p>
          </table:table-cell>
        </table:table-row>
        <table:table-row table:style-name="ro1">
          <table:table-cell office:value-type="float" office:value="18.79" calcext:value-type="float">
            <text:p>18,79</text:p>
          </table:table-cell>
          <table:table-cell table:number-columns-repeated="2"/>
          <table:table-cell office:value-type="float" office:value="8.2648" calcext:value-type="float">
            <text:p>8,264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1993" calcext:value-type="float">
            <text:p>-2,91993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number-columns-repeated="2"/>
          <table:table-cell office:value-type="float" office:value="8.23917" calcext:value-type="float">
            <text:p>8,23917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2966" calcext:value-type="float">
            <text:p>-3,22966</text:p>
          </table:table-cell>
        </table:table-row>
        <table:table-row table:style-name="ro1">
          <table:table-cell office:value-type="float" office:value="18.81" calcext:value-type="float">
            <text:p>18,81</text:p>
          </table:table-cell>
          <table:table-cell table:number-columns-repeated="2"/>
          <table:table-cell office:value-type="float" office:value="8.21097" calcext:value-type="float">
            <text:p>8,21097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3733" calcext:value-type="float">
            <text:p>-3,53733</text:p>
          </table:table-cell>
        </table:table-row>
        <table:table-row table:style-name="ro1">
          <table:table-cell office:value-type="float" office:value="18.82" calcext:value-type="float">
            <text:p>18,82</text:p>
          </table:table-cell>
          <table:table-cell table:number-columns-repeated="2"/>
          <table:table-cell office:value-type="float" office:value="8.18022" calcext:value-type="float">
            <text:p>8,18022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4276" calcext:value-type="float">
            <text:p>-3,84276</text:p>
          </table:table-cell>
        </table:table-row>
        <table:table-row table:style-name="ro1">
          <table:table-cell office:value-type="float" office:value="18.83" calcext:value-type="float">
            <text:p>18,83</text:p>
          </table:table-cell>
          <table:table-cell table:number-columns-repeated="2"/>
          <table:table-cell office:value-type="float" office:value="8.14693" calcext:value-type="float">
            <text:p>8,14693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4574" calcext:value-type="float">
            <text:p>-4,14574</text:p>
          </table:table-cell>
        </table:table-row>
        <table:table-row table:style-name="ro1">
          <table:table-cell office:value-type="float" office:value="18.84" calcext:value-type="float">
            <text:p>18,84</text:p>
          </table:table-cell>
          <table:table-cell table:number-columns-repeated="2"/>
          <table:table-cell office:value-type="float" office:value="8.11113" calcext:value-type="float">
            <text:p>8,11113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461" calcext:value-type="float">
            <text:p>-4,4461</text:p>
          </table:table-cell>
        </table:table-row>
        <table:table-row table:style-name="ro1">
          <table:table-cell office:value-type="float" office:value="18.85" calcext:value-type="float">
            <text:p>18,85</text:p>
          </table:table-cell>
          <table:table-cell table:number-columns-repeated="2"/>
          <table:table-cell office:value-type="float" office:value="8.07284" calcext:value-type="float">
            <text:p>8,07284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4363" calcext:value-type="float">
            <text:p>-4,74363</text:p>
          </table:table-cell>
        </table:table-row>
        <table:table-row table:style-name="ro1">
          <table:table-cell office:value-type="float" office:value="18.86" calcext:value-type="float">
            <text:p>18,86</text:p>
          </table:table-cell>
          <table:table-cell table:number-columns-repeated="2"/>
          <table:table-cell office:value-type="float" office:value="8.03208" calcext:value-type="float">
            <text:p>8,03208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3814" calcext:value-type="float">
            <text:p>-5,03814</text:p>
          </table:table-cell>
        </table:table-row>
        <table:table-row table:style-name="ro1">
          <table:table-cell office:value-type="float" office:value="18.87" calcext:value-type="float">
            <text:p>18,87</text:p>
          </table:table-cell>
          <table:table-cell table:number-columns-repeated="2"/>
          <table:table-cell office:value-type="float" office:value="7.98888" calcext:value-type="float">
            <text:p>7,98888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2946" calcext:value-type="float">
            <text:p>-5,32946</text:p>
          </table:table-cell>
        </table:table-row>
        <table:table-row table:style-name="ro1">
          <table:table-cell office:value-type="float" office:value="18.88" calcext:value-type="float">
            <text:p>18,88</text:p>
          </table:table-cell>
          <table:table-cell table:number-columns-repeated="2"/>
          <table:table-cell office:value-type="float" office:value="7.94327" calcext:value-type="float">
            <text:p>7,94327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1739" calcext:value-type="float">
            <text:p>-5,61739</text:p>
          </table:table-cell>
        </table:table-row>
        <table:table-row table:style-name="ro1">
          <table:table-cell office:value-type="float" office:value="18.89" calcext:value-type="float">
            <text:p>18,89</text:p>
          </table:table-cell>
          <table:table-cell table:number-columns-repeated="2"/>
          <table:table-cell office:value-type="float" office:value="7.89527" calcext:value-type="float">
            <text:p>7,89527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0175" calcext:value-type="float">
            <text:p>-5,90175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table:number-columns-repeated="2"/>
          <table:table-cell office:value-type="float" office:value="7.84491" calcext:value-type="float">
            <text:p>7,84491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8237" calcext:value-type="float">
            <text:p>-6,18237</text:p>
          </table:table-cell>
        </table:table-row>
        <table:table-row table:style-name="ro1">
          <table:table-cell office:value-type="float" office:value="18.91" calcext:value-type="float">
            <text:p>18,91</text:p>
          </table:table-cell>
          <table:table-cell table:number-columns-repeated="2"/>
          <table:table-cell office:value-type="float" office:value="7.79224" calcext:value-type="float">
            <text:p>7,79224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5906" calcext:value-type="float">
            <text:p>-6,45906</text:p>
          </table:table-cell>
        </table:table-row>
        <table:table-row table:style-name="ro1">
          <table:table-cell office:value-type="float" office:value="18.92" calcext:value-type="float">
            <text:p>18,92</text:p>
          </table:table-cell>
          <table:table-cell table:number-columns-repeated="2"/>
          <table:table-cell office:value-type="float" office:value="7.73727" calcext:value-type="float">
            <text:p>7,73727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3164" calcext:value-type="float">
            <text:p>-6,73164</text:p>
          </table:table-cell>
        </table:table-row>
        <table:table-row table:style-name="ro1">
          <table:table-cell office:value-type="float" office:value="18.93" calcext:value-type="float">
            <text:p>18,93</text:p>
          </table:table-cell>
          <table:table-cell table:number-columns-repeated="2"/>
          <table:table-cell office:value-type="float" office:value="7.68006" calcext:value-type="float">
            <text:p>7,68006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9995" calcext:value-type="float">
            <text:p>-6,99995</text:p>
          </table:table-cell>
        </table:table-row>
        <table:table-row table:style-name="ro1">
          <table:table-cell office:value-type="float" office:value="18.94" calcext:value-type="float">
            <text:p>18,94</text:p>
          </table:table-cell>
          <table:table-cell table:number-columns-repeated="2"/>
          <table:table-cell office:value-type="float" office:value="7.62062" calcext:value-type="float">
            <text:p>7,62062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6381" calcext:value-type="float">
            <text:p>-7,26381</text:p>
          </table:table-cell>
        </table:table-row>
        <table:table-row table:style-name="ro1">
          <table:table-cell office:value-type="float" office:value="18.95" calcext:value-type="float">
            <text:p>18,95</text:p>
          </table:table-cell>
          <table:table-cell table:number-columns-repeated="2"/>
          <table:table-cell office:value-type="float" office:value="7.55901" calcext:value-type="float">
            <text:p>7,55901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2306" calcext:value-type="float">
            <text:p>-7,52306</text:p>
          </table:table-cell>
        </table:table-row>
        <table:table-row table:style-name="ro1">
          <table:table-cell office:value-type="float" office:value="18.96" calcext:value-type="float">
            <text:p>18,96</text:p>
          </table:table-cell>
          <table:table-cell table:number-columns-repeated="2"/>
          <table:table-cell office:value-type="float" office:value="7.49525" calcext:value-type="float">
            <text:p>7,49525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7754" calcext:value-type="float">
            <text:p>-7,77754</text:p>
          </table:table-cell>
        </table:table-row>
        <table:table-row table:style-name="ro1">
          <table:table-cell office:value-type="float" office:value="18.97" calcext:value-type="float">
            <text:p>18,97</text:p>
          </table:table-cell>
          <table:table-cell table:number-columns-repeated="2"/>
          <table:table-cell office:value-type="float" office:value="7.42939" calcext:value-type="float">
            <text:p>7,42939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2707" calcext:value-type="float">
            <text:p>-8,02707</text:p>
          </table:table-cell>
        </table:table-row>
        <table:table-row table:style-name="ro1">
          <table:table-cell office:value-type="float" office:value="18.98" calcext:value-type="float">
            <text:p>18,98</text:p>
          </table:table-cell>
          <table:table-cell table:number-columns-repeated="2"/>
          <table:table-cell office:value-type="float" office:value="7.36148" calcext:value-type="float">
            <text:p>7,36148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715" calcext:value-type="float">
            <text:p>-8,2715</text:p>
          </table:table-cell>
        </table:table-row>
        <table:table-row table:style-name="ro1">
          <table:table-cell office:value-type="float" office:value="18.99" calcext:value-type="float">
            <text:p>18,99</text:p>
          </table:table-cell>
          <table:table-cell table:number-columns-repeated="2"/>
          <table:table-cell office:value-type="float" office:value="7.29155" calcext:value-type="float">
            <text:p>7,29155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1068" calcext:value-type="float">
            <text:p>-8,51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.21965" calcext:value-type="float">
            <text:p>7,21965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4445" calcext:value-type="float">
            <text:p>-8,74445</text:p>
          </table:table-cell>
        </table:table-row>
        <table:table-row table:style-name="ro1">
          <table:table-cell office:value-type="float" office:value="19.01" calcext:value-type="float">
            <text:p>19,01</text:p>
          </table:table-cell>
          <table:table-cell table:number-columns-repeated="2"/>
          <table:table-cell office:value-type="float" office:value="7.14582" calcext:value-type="float">
            <text:p>7,14582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7267" calcext:value-type="float">
            <text:p>-8,97267</text:p>
          </table:table-cell>
        </table:table-row>
        <table:table-row table:style-name="ro1">
          <table:table-cell office:value-type="float" office:value="19.02" calcext:value-type="float">
            <text:p>19,02</text:p>
          </table:table-cell>
          <table:table-cell table:number-columns-repeated="2"/>
          <table:table-cell office:value-type="float" office:value="7.07012" calcext:value-type="float">
            <text:p>7,07012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952" calcext:value-type="float">
            <text:p>-9,1952</text:p>
          </table:table-cell>
        </table:table-row>
        <table:table-row table:style-name="ro1">
          <table:table-cell office:value-type="float" office:value="19.03" calcext:value-type="float">
            <text:p>19,03</text:p>
          </table:table-cell>
          <table:table-cell table:number-columns-repeated="2"/>
          <table:table-cell office:value-type="float" office:value="6.99259" calcext:value-type="float">
            <text:p>6,99259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1188" calcext:value-type="float">
            <text:p>-9,41188</text:p>
          </table:table-cell>
        </table:table-row>
        <table:table-row table:style-name="ro1">
          <table:table-cell office:value-type="float" office:value="19.04" calcext:value-type="float">
            <text:p>19,04</text:p>
          </table:table-cell>
          <table:table-cell table:number-columns-repeated="2"/>
          <table:table-cell office:value-type="float" office:value="6.91327" calcext:value-type="float">
            <text:p>6,91327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2258" calcext:value-type="float">
            <text:p>-9,62258</text:p>
          </table:table-cell>
        </table:table-row>
        <table:table-row table:style-name="ro1">
          <table:table-cell office:value-type="float" office:value="19.05" calcext:value-type="float">
            <text:p>19,05</text:p>
          </table:table-cell>
          <table:table-cell table:number-columns-repeated="2"/>
          <table:table-cell office:value-type="float" office:value="6.83223" calcext:value-type="float">
            <text:p>6,83223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2717" calcext:value-type="float">
            <text:p>-9,82717</text:p>
          </table:table-cell>
        </table:table-row>
        <table:table-row table:style-name="ro1">
          <table:table-cell office:value-type="float" office:value="19.06" calcext:value-type="float">
            <text:p>19,06</text:p>
          </table:table-cell>
          <table:table-cell table:number-columns-repeated="2"/>
          <table:table-cell office:value-type="float" office:value="6.7495" calcext:value-type="float">
            <text:p>6,7495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255" calcext:value-type="float">
            <text:p>-10,0255</text:p>
          </table:table-cell>
        </table:table-row>
        <table:table-row table:style-name="ro1">
          <table:table-cell office:value-type="float" office:value="19.07" calcext:value-type="float">
            <text:p>19,07</text:p>
          </table:table-cell>
          <table:table-cell table:number-columns-repeated="2"/>
          <table:table-cell office:value-type="float" office:value="6.66515" calcext:value-type="float">
            <text:p>6,66515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175" calcext:value-type="float">
            <text:p>-10,2175</text:p>
          </table:table-cell>
        </table:table-row>
        <table:table-row table:style-name="ro1">
          <table:table-cell office:value-type="float" office:value="19.08" calcext:value-type="float">
            <text:p>19,08</text:p>
          </table:table-cell>
          <table:table-cell table:number-columns-repeated="2"/>
          <table:table-cell office:value-type="float" office:value="6.57923" calcext:value-type="float">
            <text:p>6,57923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03" calcext:value-type="float">
            <text:p>-10,403</text:p>
          </table:table-cell>
        </table:table-row>
        <table:table-row table:style-name="ro1">
          <table:table-cell office:value-type="float" office:value="19.09" calcext:value-type="float">
            <text:p>19,09</text:p>
          </table:table-cell>
          <table:table-cell table:number-columns-repeated="2"/>
          <table:table-cell office:value-type="float" office:value="6.49179" calcext:value-type="float">
            <text:p>6,49179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819" calcext:value-type="float">
            <text:p>-10,5819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table:number-columns-repeated="2"/>
          <table:table-cell office:value-type="float" office:value="6.40288" calcext:value-type="float">
            <text:p>6,40288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54" calcext:value-type="float">
            <text:p>-10,754</text:p>
          </table:table-cell>
        </table:table-row>
        <table:table-row table:style-name="ro1">
          <table:table-cell office:value-type="float" office:value="19.11" calcext:value-type="float">
            <text:p>19,11</text:p>
          </table:table-cell>
          <table:table-cell table:number-columns-repeated="2"/>
          <table:table-cell office:value-type="float" office:value="6.31257" calcext:value-type="float">
            <text:p>6,31257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194" calcext:value-type="float">
            <text:p>-10,9194</text:p>
          </table:table-cell>
        </table:table-row>
        <table:table-row table:style-name="ro1">
          <table:table-cell office:value-type="float" office:value="19.12" calcext:value-type="float">
            <text:p>19,12</text:p>
          </table:table-cell>
          <table:table-cell table:number-columns-repeated="2"/>
          <table:table-cell office:value-type="float" office:value="6.22091" calcext:value-type="float">
            <text:p>6,22091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778" calcext:value-type="float">
            <text:p>-11,0778</text:p>
          </table:table-cell>
        </table:table-row>
        <table:table-row table:style-name="ro1">
          <table:table-cell office:value-type="float" office:value="19.13" calcext:value-type="float">
            <text:p>19,13</text:p>
          </table:table-cell>
          <table:table-cell table:number-columns-repeated="2"/>
          <table:table-cell office:value-type="float" office:value="6.12796" calcext:value-type="float">
            <text:p>6,12796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291" calcext:value-type="float">
            <text:p>-11,2291</text:p>
          </table:table-cell>
        </table:table-row>
        <table:table-row table:style-name="ro1">
          <table:table-cell office:value-type="float" office:value="19.14" calcext:value-type="float">
            <text:p>19,14</text:p>
          </table:table-cell>
          <table:table-cell table:number-columns-repeated="2"/>
          <table:table-cell office:value-type="float" office:value="6.03378" calcext:value-type="float">
            <text:p>6,03378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734" calcext:value-type="float">
            <text:p>-11,3734</text:p>
          </table:table-cell>
        </table:table-row>
        <table:table-row table:style-name="ro1">
          <table:table-cell office:value-type="float" office:value="19.15" calcext:value-type="float">
            <text:p>19,15</text:p>
          </table:table-cell>
          <table:table-cell table:number-columns-repeated="2"/>
          <table:table-cell office:value-type="float" office:value="5.93843" calcext:value-type="float">
            <text:p>5,93843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104" calcext:value-type="float">
            <text:p>-11,5104</text:p>
          </table:table-cell>
        </table:table-row>
        <table:table-row table:style-name="ro1">
          <table:table-cell office:value-type="float" office:value="19.16" calcext:value-type="float">
            <text:p>19,16</text:p>
          </table:table-cell>
          <table:table-cell table:number-columns-repeated="2"/>
          <table:table-cell office:value-type="float" office:value="5.84196" calcext:value-type="float">
            <text:p>5,84196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4" calcext:value-type="float">
            <text:p>-11,64</text:p>
          </table:table-cell>
        </table:table-row>
        <table:table-row table:style-name="ro1">
          <table:table-cell office:value-type="float" office:value="19.17" calcext:value-type="float">
            <text:p>19,17</text:p>
          </table:table-cell>
          <table:table-cell table:number-columns-repeated="2"/>
          <table:table-cell office:value-type="float" office:value="5.74445" calcext:value-type="float">
            <text:p>5,74445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623" calcext:value-type="float">
            <text:p>-11,7623</text:p>
          </table:table-cell>
        </table:table-row>
        <table:table-row table:style-name="ro1">
          <table:table-cell office:value-type="float" office:value="19.18" calcext:value-type="float">
            <text:p>19,18</text:p>
          </table:table-cell>
          <table:table-cell table:number-columns-repeated="2"/>
          <table:table-cell office:value-type="float" office:value="5.64594" calcext:value-type="float">
            <text:p>5,64594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9" calcext:value-type="float">
            <text:p>190,9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772" calcext:value-type="float">
            <text:p>-11,8772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table:number-columns-repeated="2"/>
          <table:table-cell office:value-type="float" office:value="5.54652" calcext:value-type="float">
            <text:p>5,54652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845" calcext:value-type="float">
            <text:p>-11,9845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5.44622" calcext:value-type="float">
            <text:p>5,44622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841" calcext:value-type="float">
            <text:p>-12,0841</text:p>
          </table:table-cell>
        </table:table-row>
        <table:table-row table:style-name="ro1">
          <table:table-cell office:value-type="float" office:value="19.21" calcext:value-type="float">
            <text:p>19,21</text:p>
          </table:table-cell>
          <table:table-cell table:number-columns-repeated="2"/>
          <table:table-cell office:value-type="float" office:value="5.34513" calcext:value-type="float">
            <text:p>5,34513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761" calcext:value-type="float">
            <text:p>-12,1761</text:p>
          </table:table-cell>
        </table:table-row>
        <table:table-row table:style-name="ro1">
          <table:table-cell office:value-type="float" office:value="19.22" calcext:value-type="float">
            <text:p>19,22</text:p>
          </table:table-cell>
          <table:table-cell table:number-columns-repeated="2"/>
          <table:table-cell office:value-type="float" office:value="5.24331" calcext:value-type="float">
            <text:p>5,24331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604" calcext:value-type="float">
            <text:p>-12,2604</text:p>
          </table:table-cell>
        </table:table-row>
        <table:table-row table:style-name="ro1">
          <table:table-cell office:value-type="float" office:value="19.23" calcext:value-type="float">
            <text:p>19,23</text:p>
          </table:table-cell>
          <table:table-cell table:number-columns-repeated="2"/>
          <table:table-cell office:value-type="float" office:value="5.14082" calcext:value-type="float">
            <text:p>5,14082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369" calcext:value-type="float">
            <text:p>-12,3369</text:p>
          </table:table-cell>
        </table:table-row>
        <table:table-row table:style-name="ro1">
          <table:table-cell office:value-type="float" office:value="19.24" calcext:value-type="float">
            <text:p>19,24</text:p>
          </table:table-cell>
          <table:table-cell table:number-columns-repeated="2"/>
          <table:table-cell office:value-type="float" office:value="5.03772" calcext:value-type="float">
            <text:p>5,03772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055" calcext:value-type="float">
            <text:p>-12,4055</text:p>
          </table:table-cell>
        </table:table-row>
        <table:table-row table:style-name="ro1">
          <table:table-cell office:value-type="float" office:value="19.25" calcext:value-type="float">
            <text:p>19,25</text:p>
          </table:table-cell>
          <table:table-cell table:number-columns-repeated="2"/>
          <table:table-cell office:value-type="float" office:value="4.93408" calcext:value-type="float">
            <text:p>4,93408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7" calcext:value-type="float">
            <text:p>190,9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63" calcext:value-type="float">
            <text:p>-12,4663</text:p>
          </table:table-cell>
        </table:table-row>
        <table:table-row table:style-name="ro1">
          <table:table-cell office:value-type="float" office:value="19.26" calcext:value-type="float">
            <text:p>19,26</text:p>
          </table:table-cell>
          <table:table-cell table:number-columns-repeated="2"/>
          <table:table-cell office:value-type="float" office:value="4.82997" calcext:value-type="float">
            <text:p>4,82997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91" calcext:value-type="float">
            <text:p>-12,5191</text:p>
          </table:table-cell>
        </table:table-row>
        <table:table-row table:style-name="ro1">
          <table:table-cell office:value-type="float" office:value="19.27" calcext:value-type="float">
            <text:p>19,27</text:p>
          </table:table-cell>
          <table:table-cell table:number-columns-repeated="2"/>
          <table:table-cell office:value-type="float" office:value="4.72545" calcext:value-type="float">
            <text:p>4,72545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4" calcext:value-type="float">
            <text:p>-12,564</text:p>
          </table:table-cell>
        </table:table-row>
        <table:table-row table:style-name="ro1">
          <table:table-cell office:value-type="float" office:value="19.28" calcext:value-type="float">
            <text:p>19,28</text:p>
          </table:table-cell>
          <table:table-cell table:number-columns-repeated="2"/>
          <table:table-cell office:value-type="float" office:value="4.62059" calcext:value-type="float">
            <text:p>4,62059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09" calcext:value-type="float">
            <text:p>-12,6009</text:p>
          </table:table-cell>
        </table:table-row>
        <table:table-row table:style-name="ro1">
          <table:table-cell office:value-type="float" office:value="19.29" calcext:value-type="float">
            <text:p>19,29</text:p>
          </table:table-cell>
          <table:table-cell table:number-columns-repeated="2"/>
          <table:table-cell office:value-type="float" office:value="4.51546" calcext:value-type="float">
            <text:p>4,51546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98" calcext:value-type="float">
            <text:p>-12,6298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table:number-columns-repeated="2"/>
          <table:table-cell office:value-type="float" office:value="4.41012" calcext:value-type="float">
            <text:p>4,41012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07" calcext:value-type="float">
            <text:p>-12,6507</text:p>
          </table:table-cell>
        </table:table-row>
        <table:table-row table:style-name="ro1"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float" office:value="4.30463" calcext:value-type="float">
            <text:p>4,30463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36" calcext:value-type="float">
            <text:p>-12,6636</text:p>
          </table:table-cell>
        </table:table-row>
        <table:table-row table:style-name="ro1">
          <table:table-cell office:value-type="float" office:value="19.32" calcext:value-type="float">
            <text:p>19,32</text:p>
          </table:table-cell>
          <table:table-cell table:number-columns-repeated="2"/>
          <table:table-cell office:value-type="float" office:value="4.19908" calcext:value-type="float">
            <text:p>4,19908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4" calcext:value-type="float">
            <text:p>-12,6684</text:p>
          </table:table-cell>
        </table:table-row>
        <table:table-row table:style-name="ro1">
          <table:table-cell office:value-type="float" office:value="19.33" calcext:value-type="float">
            <text:p>19,33</text:p>
          </table:table-cell>
          <table:table-cell table:number-columns-repeated="2"/>
          <table:table-cell office:value-type="float" office:value="4.09352" calcext:value-type="float">
            <text:p>4,09352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9" calcext:value-type="float">
            <text:p>190,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1" calcext:value-type="float">
            <text:p>-12,6651</text:p>
          </table:table-cell>
        </table:table-row>
        <table:table-row table:style-name="ro1">
          <table:table-cell office:value-type="float" office:value="19.34" calcext:value-type="float">
            <text:p>19,34</text:p>
          </table:table-cell>
          <table:table-cell table:number-columns-repeated="2"/>
          <table:table-cell office:value-type="float" office:value="3.98802" calcext:value-type="float">
            <text:p>3,98802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39" calcext:value-type="float">
            <text:p>-12,6539</text:p>
          </table:table-cell>
        </table:table-row>
        <table:table-row table:style-name="ro1">
          <table:table-cell office:value-type="float" office:value="19.35" calcext:value-type="float">
            <text:p>19,35</text:p>
          </table:table-cell>
          <table:table-cell table:number-columns-repeated="2"/>
          <table:table-cell office:value-type="float" office:value="3.88264" calcext:value-type="float">
            <text:p>3,88264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45" calcext:value-type="float">
            <text:p>-12,6345</text:p>
          </table:table-cell>
        </table:table-row>
        <table:table-row table:style-name="ro1">
          <table:table-cell office:value-type="float" office:value="19.36" calcext:value-type="float">
            <text:p>19,36</text:p>
          </table:table-cell>
          <table:table-cell table:number-columns-repeated="2"/>
          <table:table-cell office:value-type="float" office:value="3.77746" calcext:value-type="float">
            <text:p>3,77746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72" calcext:value-type="float">
            <text:p>-12,6072</text:p>
          </table:table-cell>
        </table:table-row>
        <table:table-row table:style-name="ro1">
          <table:table-cell office:value-type="float" office:value="19.37" calcext:value-type="float">
            <text:p>19,37</text:p>
          </table:table-cell>
          <table:table-cell table:number-columns-repeated="2"/>
          <table:table-cell office:value-type="float" office:value="3.67254" calcext:value-type="float">
            <text:p>3,67254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18" calcext:value-type="float">
            <text:p>-12,5718</text:p>
          </table:table-cell>
        </table:table-row>
        <table:table-row table:style-name="ro1">
          <table:table-cell office:value-type="float" office:value="19.38" calcext:value-type="float">
            <text:p>19,38</text:p>
          </table:table-cell>
          <table:table-cell table:number-columns-repeated="2"/>
          <table:table-cell office:value-type="float" office:value="3.56795" calcext:value-type="float">
            <text:p>3,56795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85" calcext:value-type="float">
            <text:p>-12,5285</text:p>
          </table:table-cell>
        </table:table-row>
        <table:table-row table:style-name="ro1">
          <table:table-cell office:value-type="float" office:value="19.39" calcext:value-type="float">
            <text:p>19,39</text:p>
          </table:table-cell>
          <table:table-cell table:number-columns-repeated="2"/>
          <table:table-cell office:value-type="float" office:value="3.46376" calcext:value-type="float">
            <text:p>3,46376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72" calcext:value-type="float">
            <text:p>-12,4772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table:number-columns-repeated="2"/>
          <table:table-cell office:value-type="float" office:value="3.36002" calcext:value-type="float">
            <text:p>3,36002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8" calcext:value-type="float">
            <text:p>-12,418</text:p>
          </table:table-cell>
        </table:table-row>
        <table:table-row table:style-name="ro1">
          <table:table-cell office:value-type="float" office:value="19.41" calcext:value-type="float">
            <text:p>19,41</text:p>
          </table:table-cell>
          <table:table-cell table:number-columns-repeated="2"/>
          <table:table-cell office:value-type="float" office:value="3.25681" calcext:value-type="float">
            <text:p>3,25681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09" calcext:value-type="float">
            <text:p>-12,3509</text:p>
          </table:table-cell>
        </table:table-row>
        <table:table-row table:style-name="ro1">
          <table:table-cell office:value-type="float" office:value="19.42" calcext:value-type="float">
            <text:p>19,42</text:p>
          </table:table-cell>
          <table:table-cell table:number-columns-repeated="2"/>
          <table:table-cell office:value-type="float" office:value="3.1542" calcext:value-type="float">
            <text:p>3,1542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759" calcext:value-type="float">
            <text:p>-12,2759</text:p>
          </table:table-cell>
        </table:table-row>
        <table:table-row table:style-name="ro1">
          <table:table-cell office:value-type="float" office:value="19.43" calcext:value-type="float">
            <text:p>19,43</text:p>
          </table:table-cell>
          <table:table-cell table:number-columns-repeated="2"/>
          <table:table-cell office:value-type="float" office:value="3.05224" calcext:value-type="float">
            <text:p>3,05224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932" calcext:value-type="float">
            <text:p>-12,1932</text:p>
          </table:table-cell>
        </table:table-row>
        <table:table-row table:style-name="ro1">
          <table:table-cell office:value-type="float" office:value="19.44" calcext:value-type="float">
            <text:p>19,44</text:p>
          </table:table-cell>
          <table:table-cell table:number-columns-repeated="2"/>
          <table:table-cell office:value-type="float" office:value="2.951" calcext:value-type="float">
            <text:p>2,951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027" calcext:value-type="float">
            <text:p>-12,1027</text:p>
          </table:table-cell>
        </table:table-row>
        <table:table-row table:style-name="ro1">
          <table:table-cell office:value-type="float" office:value="19.45" calcext:value-type="float">
            <text:p>19,45</text:p>
          </table:table-cell>
          <table:table-cell table:number-columns-repeated="2"/>
          <table:table-cell office:value-type="float" office:value="2.85055" calcext:value-type="float">
            <text:p>2,85055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045" calcext:value-type="float">
            <text:p>-12,0045</text:p>
          </table:table-cell>
        </table:table-row>
        <table:table-row table:style-name="ro1">
          <table:table-cell office:value-type="float" office:value="19.46" calcext:value-type="float">
            <text:p>19,46</text:p>
          </table:table-cell>
          <table:table-cell table:number-columns-repeated="2"/>
          <table:table-cell office:value-type="float" office:value="2.75094" calcext:value-type="float">
            <text:p>2,75094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987" calcext:value-type="float">
            <text:p>-11,8987</text:p>
          </table:table-cell>
        </table:table-row>
        <table:table-row table:style-name="ro1">
          <table:table-cell office:value-type="float" office:value="19.47" calcext:value-type="float">
            <text:p>19,47</text:p>
          </table:table-cell>
          <table:table-cell table:number-columns-repeated="2"/>
          <table:table-cell office:value-type="float" office:value="2.65226" calcext:value-type="float">
            <text:p>2,65226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853" calcext:value-type="float">
            <text:p>-11,7853</text:p>
          </table:table-cell>
        </table:table-row>
        <table:table-row table:style-name="ro1">
          <table:table-cell office:value-type="float" office:value="19.48" calcext:value-type="float">
            <text:p>19,48</text:p>
          </table:table-cell>
          <table:table-cell table:number-columns-repeated="2"/>
          <table:table-cell office:value-type="float" office:value="2.55454" calcext:value-type="float">
            <text:p>2,55454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645" calcext:value-type="float">
            <text:p>-11,6645</text:p>
          </table:table-cell>
        </table:table-row>
        <table:table-row table:style-name="ro1">
          <table:table-cell office:value-type="float" office:value="19.49" calcext:value-type="float">
            <text:p>19,49</text:p>
          </table:table-cell>
          <table:table-cell table:number-columns-repeated="2"/>
          <table:table-cell office:value-type="float" office:value="2.45787" calcext:value-type="float">
            <text:p>2,45787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362" calcext:value-type="float">
            <text:p>-11,5362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table:number-columns-repeated="2"/>
          <table:table-cell office:value-type="float" office:value="2.36229" calcext:value-type="float">
            <text:p>2,36229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006" calcext:value-type="float">
            <text:p>-11,4006</text:p>
          </table:table-cell>
        </table:table-row>
        <table:table-row table:style-name="ro1">
          <table:table-cell office:value-type="float" office:value="19.51" calcext:value-type="float">
            <text:p>19,51</text:p>
          </table:table-cell>
          <table:table-cell table:number-columns-repeated="2"/>
          <table:table-cell office:value-type="float" office:value="2.26788" calcext:value-type="float">
            <text:p>2,26788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578" calcext:value-type="float">
            <text:p>-11,2578</text:p>
          </table:table-cell>
        </table:table-row>
        <table:table-row table:style-name="ro1">
          <table:table-cell office:value-type="float" office:value="19.52" calcext:value-type="float">
            <text:p>19,52</text:p>
          </table:table-cell>
          <table:table-cell table:number-columns-repeated="2"/>
          <table:table-cell office:value-type="float" office:value="2.17468" calcext:value-type="float">
            <text:p>2,17468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078" calcext:value-type="float">
            <text:p>-11,1078</text:p>
          </table:table-cell>
        </table:table-row>
        <table:table-row table:style-name="ro1">
          <table:table-cell office:value-type="float" office:value="19.53" calcext:value-type="float">
            <text:p>19,53</text:p>
          </table:table-cell>
          <table:table-cell table:number-columns-repeated="2"/>
          <table:table-cell office:value-type="float" office:value="2.08277" calcext:value-type="float">
            <text:p>2,08277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508" calcext:value-type="float">
            <text:p>-10,9508</text:p>
          </table:table-cell>
        </table:table-row>
        <table:table-row table:style-name="ro1">
          <table:table-cell office:value-type="float" office:value="19.54" calcext:value-type="float">
            <text:p>19,54</text:p>
          </table:table-cell>
          <table:table-cell table:number-columns-repeated="2"/>
          <table:table-cell office:value-type="float" office:value="1.99219" calcext:value-type="float">
            <text:p>1,99219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868" calcext:value-type="float">
            <text:p>-10,7868</text:p>
          </table:table-cell>
        </table:table-row>
        <table:table-row table:style-name="ro1">
          <table:table-cell office:value-type="float" office:value="19.55" calcext:value-type="float">
            <text:p>19,55</text:p>
          </table:table-cell>
          <table:table-cell table:number-columns-repeated="2"/>
          <table:table-cell office:value-type="float" office:value="1.90301" calcext:value-type="float">
            <text:p>1,90301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16" calcext:value-type="float">
            <text:p>-10,616</text:p>
          </table:table-cell>
        </table:table-row>
        <table:table-row table:style-name="ro1">
          <table:table-cell office:value-type="float" office:value="19.56" calcext:value-type="float">
            <text:p>19,56</text:p>
          </table:table-cell>
          <table:table-cell table:number-columns-repeated="2"/>
          <table:table-cell office:value-type="float" office:value="1.81528" calcext:value-type="float">
            <text:p>1,81528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384" calcext:value-type="float">
            <text:p>-10,4384</text:p>
          </table:table-cell>
        </table:table-row>
        <table:table-row table:style-name="ro1">
          <table:table-cell office:value-type="float" office:value="19.57" calcext:value-type="float">
            <text:p>19,57</text:p>
          </table:table-cell>
          <table:table-cell table:number-columns-repeated="2"/>
          <table:table-cell office:value-type="float" office:value="1.72905" calcext:value-type="float">
            <text:p>1,72905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542" calcext:value-type="float">
            <text:p>-10,2542</text:p>
          </table:table-cell>
        </table:table-row>
        <table:table-row table:style-name="ro1">
          <table:table-cell office:value-type="float" office:value="19.58" calcext:value-type="float">
            <text:p>19,58</text:p>
          </table:table-cell>
          <table:table-cell table:number-columns-repeated="2"/>
          <table:table-cell office:value-type="float" office:value="1.64439" calcext:value-type="float">
            <text:p>1,64439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634" calcext:value-type="float">
            <text:p>-10,0634</text:p>
          </table:table-cell>
        </table:table-row>
        <table:table-row table:style-name="ro1">
          <table:table-cell office:value-type="float" office:value="19.59" calcext:value-type="float">
            <text:p>19,59</text:p>
          </table:table-cell>
          <table:table-cell table:number-columns-repeated="2"/>
          <table:table-cell office:value-type="float" office:value="1.56135" calcext:value-type="float">
            <text:p>1,56135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6632" calcext:value-type="float">
            <text:p>-9,86632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number-columns-repeated="2"/>
          <table:table-cell office:value-type="float" office:value="1.47997" calcext:value-type="float">
            <text:p>1,47997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6294" calcext:value-type="float">
            <text:p>-9,66294</text:p>
          </table:table-cell>
        </table:table-row>
        <table:table-row table:style-name="ro1">
          <table:table-cell office:value-type="float" office:value="19.61" calcext:value-type="float">
            <text:p>19,61</text:p>
          </table:table-cell>
          <table:table-cell table:number-columns-repeated="2"/>
          <table:table-cell office:value-type="float" office:value="1.40031" calcext:value-type="float">
            <text:p>1,40031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5342" calcext:value-type="float">
            <text:p>-9,45342</text:p>
          </table:table-cell>
        </table:table-row>
        <table:table-row table:style-name="ro1">
          <table:table-cell office:value-type="float" office:value="19.62" calcext:value-type="float">
            <text:p>19,62</text:p>
          </table:table-cell>
          <table:table-cell table:number-columns-repeated="2"/>
          <table:table-cell office:value-type="float" office:value="1.32243" calcext:value-type="float">
            <text:p>1,32243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3789" calcext:value-type="float">
            <text:p>-9,23789</text:p>
          </table:table-cell>
        </table:table-row>
        <table:table-row table:style-name="ro1">
          <table:table-cell office:value-type="float" office:value="19.63" calcext:value-type="float">
            <text:p>19,63</text:p>
          </table:table-cell>
          <table:table-cell table:number-columns-repeated="2"/>
          <table:table-cell office:value-type="float" office:value="1.24637" calcext:value-type="float">
            <text:p>1,24637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165" calcext:value-type="float">
            <text:p>-9,0165</text:p>
          </table:table-cell>
        </table:table-row>
        <table:table-row table:style-name="ro1">
          <table:table-cell office:value-type="float" office:value="19.64" calcext:value-type="float">
            <text:p>19,64</text:p>
          </table:table-cell>
          <table:table-cell table:number-columns-repeated="2"/>
          <table:table-cell office:value-type="float" office:value="1.17217" calcext:value-type="float">
            <text:p>1,1721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8938" calcext:value-type="float">
            <text:p>-8,78938</text:p>
          </table:table-cell>
        </table:table-row>
        <table:table-row table:style-name="ro1">
          <table:table-cell office:value-type="float" office:value="19.65" calcext:value-type="float">
            <text:p>19,65</text:p>
          </table:table-cell>
          <table:table-cell table:number-columns-repeated="2"/>
          <table:table-cell office:value-type="float" office:value="1.09989" calcext:value-type="float">
            <text:p>1,09989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5667" calcext:value-type="float">
            <text:p>-8,55667</text:p>
          </table:table-cell>
        </table:table-row>
        <table:table-row table:style-name="ro1">
          <table:table-cell office:value-type="float" office:value="19.66" calcext:value-type="float">
            <text:p>19,66</text:p>
          </table:table-cell>
          <table:table-cell table:number-columns-repeated="2"/>
          <table:table-cell office:value-type="float" office:value="1.02957" calcext:value-type="float">
            <text:p>1,02957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1854" calcext:value-type="float">
            <text:p>-8,31854</text:p>
          </table:table-cell>
        </table:table-row>
        <table:table-row table:style-name="ro1">
          <table:table-cell office:value-type="float" office:value="19.67" calcext:value-type="float">
            <text:p>19,67</text:p>
          </table:table-cell>
          <table:table-cell table:number-columns-repeated="2"/>
          <table:table-cell office:value-type="float" office:value="0.961264" calcext:value-type="float">
            <text:p>0,961264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7512" calcext:value-type="float">
            <text:p>-8,07512</text:p>
          </table:table-cell>
        </table:table-row>
        <table:table-row table:style-name="ro1">
          <table:table-cell office:value-type="float" office:value="19.68" calcext:value-type="float">
            <text:p>19,68</text:p>
          </table:table-cell>
          <table:table-cell table:number-columns-repeated="2"/>
          <table:table-cell office:value-type="float" office:value="0.895004" calcext:value-type="float">
            <text:p>0,895004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2657" calcext:value-type="float">
            <text:p>-7,82657</text:p>
          </table:table-cell>
        </table:table-row>
        <table:table-row table:style-name="ro1">
          <table:table-cell office:value-type="float" office:value="19.69" calcext:value-type="float">
            <text:p>19,69</text:p>
          </table:table-cell>
          <table:table-cell table:number-columns-repeated="2"/>
          <table:table-cell office:value-type="float" office:value="0.830835" calcext:value-type="float">
            <text:p>0,83083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7304" calcext:value-type="float">
            <text:p>-7,57304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table:number-columns-repeated="2"/>
          <table:table-cell office:value-type="float" office:value="0.7688" calcext:value-type="float">
            <text:p>0,7688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1471" calcext:value-type="float">
            <text:p>-7,31471</text:p>
          </table:table-cell>
        </table:table-row>
        <table:table-row table:style-name="ro1">
          <table:table-cell office:value-type="float" office:value="19.71" calcext:value-type="float">
            <text:p>19,71</text:p>
          </table:table-cell>
          <table:table-cell table:number-columns-repeated="2"/>
          <table:table-cell office:value-type="float" office:value="0.708936" calcext:value-type="float">
            <text:p>0,708936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5174" calcext:value-type="float">
            <text:p>-7,05174</text:p>
          </table:table-cell>
        </table:table-row>
        <table:table-row table:style-name="ro1">
          <table:table-cell office:value-type="float" office:value="19.72" calcext:value-type="float">
            <text:p>19,72</text:p>
          </table:table-cell>
          <table:table-cell table:number-columns-repeated="2"/>
          <table:table-cell office:value-type="float" office:value="0.651283" calcext:value-type="float">
            <text:p>0,65128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8428" calcext:value-type="float">
            <text:p>-6,78428</text:p>
          </table:table-cell>
        </table:table-row>
        <table:table-row table:style-name="ro1">
          <table:table-cell office:value-type="float" office:value="19.73" calcext:value-type="float">
            <text:p>19,73</text:p>
          </table:table-cell>
          <table:table-cell table:number-columns-repeated="2"/>
          <table:table-cell office:value-type="float" office:value="0.595877" calcext:value-type="float">
            <text:p>0,595877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1251" calcext:value-type="float">
            <text:p>-6,51251</text:p>
          </table:table-cell>
        </table:table-row>
        <table:table-row table:style-name="ro1">
          <table:table-cell office:value-type="float" office:value="19.74" calcext:value-type="float">
            <text:p>19,74</text:p>
          </table:table-cell>
          <table:table-cell table:number-columns-repeated="2"/>
          <table:table-cell office:value-type="float" office:value="0.542753" calcext:value-type="float">
            <text:p>0,542753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3661" calcext:value-type="float">
            <text:p>-6,23661</text:p>
          </table:table-cell>
        </table:table-row>
        <table:table-row table:style-name="ro1">
          <table:table-cell office:value-type="float" office:value="19.75" calcext:value-type="float">
            <text:p>19,75</text:p>
          </table:table-cell>
          <table:table-cell table:number-columns-repeated="2"/>
          <table:table-cell office:value-type="float" office:value="0.491944" calcext:value-type="float">
            <text:p>0,491944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5675" calcext:value-type="float">
            <text:p>-5,95675</text:p>
          </table:table-cell>
        </table:table-row>
        <table:table-row table:style-name="ro1">
          <table:table-cell office:value-type="float" office:value="19.76" calcext:value-type="float">
            <text:p>19,76</text:p>
          </table:table-cell>
          <table:table-cell table:number-columns-repeated="2"/>
          <table:table-cell office:value-type="float" office:value="0.443484" calcext:value-type="float">
            <text:p>0,44348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731" calcext:value-type="float">
            <text:p>-5,6731</text:p>
          </table:table-cell>
        </table:table-row>
        <table:table-row table:style-name="ro1">
          <table:table-cell office:value-type="float" office:value="19.77" calcext:value-type="float">
            <text:p>19,77</text:p>
          </table:table-cell>
          <table:table-cell table:number-columns-repeated="2"/>
          <table:table-cell office:value-type="float" office:value="0.397403" calcext:value-type="float">
            <text:p>0,397403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8585" calcext:value-type="float">
            <text:p>-5,38585</text:p>
          </table:table-cell>
        </table:table-row>
        <table:table-row table:style-name="ro1">
          <table:table-cell office:value-type="float" office:value="19.78" calcext:value-type="float">
            <text:p>19,78</text:p>
          </table:table-cell>
          <table:table-cell table:number-columns-repeated="2"/>
          <table:table-cell office:value-type="float" office:value="0.35373" calcext:value-type="float">
            <text:p>0,35373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9518" calcext:value-type="float">
            <text:p>-5,09518</text:p>
          </table:table-cell>
        </table:table-row>
        <table:table-row table:style-name="ro1">
          <table:table-cell office:value-type="float" office:value="19.79" calcext:value-type="float">
            <text:p>19,79</text:p>
          </table:table-cell>
          <table:table-cell table:number-columns-repeated="2"/>
          <table:table-cell office:value-type="float" office:value="0.312492" calcext:value-type="float">
            <text:p>0,312492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0127" calcext:value-type="float">
            <text:p>-4,80127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table:number-columns-repeated="2"/>
          <table:table-cell office:value-type="float" office:value="0.273717" calcext:value-type="float">
            <text:p>0,273717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0432" calcext:value-type="float">
            <text:p>-4,50432</text:p>
          </table:table-cell>
        </table:table-row>
        <table:table-row table:style-name="ro1">
          <table:table-cell office:value-type="float" office:value="19.81" calcext:value-type="float">
            <text:p>19,81</text:p>
          </table:table-cell>
          <table:table-cell table:number-columns-repeated="2"/>
          <table:table-cell office:value-type="float" office:value="0.237428" calcext:value-type="float">
            <text:p>0,237428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045" calcext:value-type="float">
            <text:p>-4,2045</text:p>
          </table:table-cell>
        </table:table-row>
        <table:table-row table:style-name="ro1">
          <table:table-cell office:value-type="float" office:value="19.82" calcext:value-type="float">
            <text:p>19,82</text:p>
          </table:table-cell>
          <table:table-cell table:number-columns-repeated="2"/>
          <table:table-cell office:value-type="float" office:value="0.203649" calcext:value-type="float">
            <text:p>0,203649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0201" calcext:value-type="float">
            <text:p>-3,90201</text:p>
          </table:table-cell>
        </table:table-row>
        <table:table-row table:style-name="ro1">
          <table:table-cell office:value-type="float" office:value="19.83" calcext:value-type="float">
            <text:p>19,83</text:p>
          </table:table-cell>
          <table:table-cell table:number-columns-repeated="2"/>
          <table:table-cell office:value-type="float" office:value="0.172402" calcext:value-type="float">
            <text:p>0,17240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9704" calcext:value-type="float">
            <text:p>-3,59704</text:p>
          </table:table-cell>
        </table:table-row>
        <table:table-row table:style-name="ro1">
          <table:table-cell office:value-type="float" office:value="19.84" calcext:value-type="float">
            <text:p>19,84</text:p>
          </table:table-cell>
          <table:table-cell table:number-columns-repeated="2"/>
          <table:table-cell office:value-type="float" office:value="0.143705" calcext:value-type="float">
            <text:p>0,14370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8979" calcext:value-type="float">
            <text:p>-3,28979</text:p>
          </table:table-cell>
        </table:table-row>
        <table:table-row table:style-name="ro1">
          <table:table-cell office:value-type="float" office:value="19.85" calcext:value-type="float">
            <text:p>19,85</text:p>
          </table:table-cell>
          <table:table-cell table:number-columns-repeated="2"/>
          <table:table-cell office:value-type="float" office:value="0.117578" calcext:value-type="float">
            <text:p>0,11757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8045" calcext:value-type="float">
            <text:p>-2,98045</text:p>
          </table:table-cell>
        </table:table-row>
        <table:table-row table:style-name="ro1">
          <table:table-cell office:value-type="float" office:value="19.86" calcext:value-type="float">
            <text:p>19,86</text:p>
          </table:table-cell>
          <table:table-cell table:number-columns-repeated="2"/>
          <table:table-cell office:value-type="float" office:value="0.094036" calcext:value-type="float">
            <text:p>0,094036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6922" calcext:value-type="float">
            <text:p>-2,66922</text:p>
          </table:table-cell>
        </table:table-row>
        <table:table-row table:style-name="ro1">
          <table:table-cell office:value-type="float" office:value="19.87" calcext:value-type="float">
            <text:p>19,87</text:p>
          </table:table-cell>
          <table:table-cell table:number-columns-repeated="2"/>
          <table:table-cell office:value-type="float" office:value="0.0730953" calcext:value-type="float">
            <text:p>0,073095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5629" calcext:value-type="float">
            <text:p>-2,35629</text:p>
          </table:table-cell>
        </table:table-row>
        <table:table-row table:style-name="ro1">
          <table:table-cell office:value-type="float" office:value="19.88" calcext:value-type="float">
            <text:p>19,88</text:p>
          </table:table-cell>
          <table:table-cell table:number-columns-repeated="2"/>
          <table:table-cell office:value-type="float" office:value="0.0547687" calcext:value-type="float">
            <text:p>0,054768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4186" calcext:value-type="float">
            <text:p>-2,04186</text:p>
          </table:table-cell>
        </table:table-row>
        <table:table-row table:style-name="ro1">
          <table:table-cell office:value-type="float" office:value="19.89" calcext:value-type="float">
            <text:p>19,89</text:p>
          </table:table-cell>
          <table:table-cell table:number-columns-repeated="2"/>
          <table:table-cell office:value-type="float" office:value="0.0390679" calcext:value-type="float">
            <text:p>0,039067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2614" calcext:value-type="float">
            <text:p>-1,72614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table:number-columns-repeated="2"/>
          <table:table-cell office:value-type="float" office:value="0.0260028" calcext:value-type="float">
            <text:p>0,026002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0932" calcext:value-type="float">
            <text:p>-1,40932</text:p>
          </table:table-cell>
        </table:table-row>
        <table:table-row table:style-name="ro1">
          <table:table-cell office:value-type="float" office:value="19.91" calcext:value-type="float">
            <text:p>19,91</text:p>
          </table:table-cell>
          <table:table-cell table:number-columns-repeated="2"/>
          <table:table-cell office:value-type="float" office:value="0.0155817" calcext:value-type="float">
            <text:p>0,0155817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9161" calcext:value-type="float">
            <text:p>-1,09161</text:p>
          </table:table-cell>
        </table:table-row>
        <table:table-row table:style-name="ro1">
          <table:table-cell office:value-type="float" office:value="19.92" calcext:value-type="float">
            <text:p>19,92</text:p>
          </table:table-cell>
          <table:table-cell table:number-columns-repeated="2"/>
          <table:table-cell office:value-type="float" office:value="0.00781131" calcext:value-type="float">
            <text:p>0,0078113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73198" calcext:value-type="float">
            <text:p>-0,773198</text:p>
          </table:table-cell>
        </table:table-row>
        <table:table-row table:style-name="ro1">
          <table:table-cell office:value-type="float" office:value="19.93" calcext:value-type="float">
            <text:p>19,93</text:p>
          </table:table-cell>
          <table:table-cell table:number-columns-repeated="2"/>
          <table:table-cell office:value-type="float" office:value="0.00269647" calcext:value-type="float">
            <text:p>0,0026964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54299" calcext:value-type="float">
            <text:p>-0,454299</text:p>
          </table:table-cell>
        </table:table-row>
        <table:table-row table:style-name="ro1">
          <table:table-cell office:value-type="float" office:value="19.94" calcext:value-type="float">
            <text:p>19,94</text:p>
          </table:table-cell>
          <table:table-cell table:number-columns-repeated="2"/>
          <table:table-cell office:value-type="float" office:value="0.000240471" calcext:value-type="float">
            <text:p>0,00024047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35112" calcext:value-type="float">
            <text:p>-0,135112</text:p>
          </table:table-cell>
        </table:table-row>
        <table:table-row table:style-name="ro1">
          <table:table-cell office:value-type="float" office:value="19.95" calcext:value-type="float">
            <text:p>19,95</text:p>
          </table:table-cell>
          <table:table-cell table:number-columns-repeated="2"/>
          <table:table-cell office:value-type="float" office:value="0.000444863" calcext:value-type="float">
            <text:p>0,000444863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84161" calcext:value-type="float">
            <text:p>0,184161</text:p>
          </table:table-cell>
        </table:table-row>
        <table:table-row table:style-name="ro1">
          <table:table-cell office:value-type="float" office:value="19.96" calcext:value-type="float">
            <text:p>19,96</text:p>
          </table:table-cell>
          <table:table-cell table:number-columns-repeated="2"/>
          <table:table-cell office:value-type="float" office:value="0.00330952" calcext:value-type="float">
            <text:p>0,0033095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03317" calcext:value-type="float">
            <text:p>0,503317</text:p>
          </table:table-cell>
        </table:table-row>
        <table:table-row table:style-name="ro1">
          <table:table-cell office:value-type="float" office:value="19.97" calcext:value-type="float">
            <text:p>19,97</text:p>
          </table:table-cell>
          <table:table-cell table:number-columns-repeated="2"/>
          <table:table-cell office:value-type="float" office:value="0.00883262" calcext:value-type="float">
            <text:p>0,0088326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22154" calcext:value-type="float">
            <text:p>0,822154</text:p>
          </table:table-cell>
        </table:table-row>
        <table:table-row table:style-name="ro1">
          <table:table-cell office:value-type="float" office:value="19.98" calcext:value-type="float">
            <text:p>19,98</text:p>
          </table:table-cell>
          <table:table-cell table:number-columns-repeated="2"/>
          <table:table-cell office:value-type="float" office:value="0.0170106" calcext:value-type="float">
            <text:p>0,017010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4047" calcext:value-type="float">
            <text:p>1,14047</text:p>
          </table:table-cell>
        </table:table-row>
        <table:table-row table:style-name="ro1">
          <table:table-cell office:value-type="float" office:value="19.99" calcext:value-type="float">
            <text:p>19,99</text:p>
          </table:table-cell>
          <table:table-cell table:number-columns-repeated="2"/>
          <table:table-cell office:value-type="float" office:value="0.0278384" calcext:value-type="float">
            <text:p>0,027838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5806" calcext:value-type="float">
            <text:p>1,458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Velocity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Acceleration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4.18879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1" calcext:value-type="float">
            <text:p>1,00E-0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  <table:table-cell table:formula="of:=SUM([$Лист1.$D$2:.$D$2002])" office:value-type="float" office:value="8354.27760580815" calcext:value-type="float">
            <text:p>8354,27760580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04130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0.986</text:p>
          </table:table-cell>
          <table:table-cell table:number-columns-repeated="2"/>
          <table:table-cell table:formula="of:=[.D2007]/2000" office:value-type="float" office:value="4.17713880290408" calcext:value-type="float">
            <text:p>4,1771388029040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6043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00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154021</text:p>
          </table:table-cell>
          <table:table-cell table:number-columns-repeated="15"/>
        </table:table-row>
        <table:table-row table:style-name="ro1">
          <table:table-cell office:value-type="float" office:value="51500" calcext:value-type="float">
            <text:p>51500</text:p>
          </table:table-cell>
          <table:table-cell table:number-columns-repeated="15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15"/>
        </table:table-row>
        <table:table-row table:style-name="ro1">
          <table:table-cell office:value-type="float" office:value="46350" calcext:value-type="float">
            <text:p>463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9.61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04130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7747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241.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0.452317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0.98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9:54:27.621595178</meta:creation-date>
    <dc:date>2024-07-07T13:24:03.352103841</dc:date>
    <meta:editing-duration>PT7M10S</meta:editing-duration>
    <meta:editing-cycles>2</meta:editing-cycles>
    <meta:generator>LibreOffice/7.4.7.2$Linux_X86_64 LibreOffice_project/40$Build-2</meta:generator>
    <meta:document-statistic meta:table-count="1" meta:cell-count="120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1cm" svg:y="4.203cm" style:legend-expansion="high" chart:style-name="ch2"/>
        <chart:plot-area chart:style-name="ch3" table:cell-range-address="Лист1.O2:Лист1.O2002 Лист1.A2:Лист1.A2002 Лист1.P1:Лист1.P1 Лист1.D2:Лист1.D2002" chart:data-source-has-labels="both" svg:x="0.319cm" svg:y="0.18cm" svg:width="12.323cm" svg:height="8.645cm">
          <chart:coordinate-region svg:x="2.158cm" svg:y="0.379cm" svg:width="10.297cm" svg:height="8.247cm"/>
          <chart:axis chart:dimension="x" chart:name="primary-x" chart:style-name="ch4" chartooo:axis-type="auto">
            <chart:categories table:cell-range-address="Лист1.O2:Лист1.O2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2002" chart:label-cell-address="Лист1.P1:Лист1.P1" chart:class="chart:scatter">
            <chart:domain table:cell-range-address="Лист1.A2:Лист1.A2002"/>
            <chart:data-point chart:repeated="2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/>
                <draw:g>
                  <svg:desc>Лист1.P1:Лист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Лист1.O2:Лист1.O2002</svg:desc>
                </draw:g>
              </table:table-cell>
              <table:table-cell office:value-type="float" office:value="0">
                <text:p>0</text:p>
                <draw:g>
                  <svg:desc>Лист1.A2:Лист1.A2002</svg:desc>
                </draw:g>
              </table:table-cell>
              <table:table-cell office:value-type="float" office:value="-0.000000000247222">
                <text:p>-0.000000000247222</text:p>
                <draw:g>
                  <svg:desc>Лист1.D2:Лист1.D20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0.00132707">
                <text:p>0.00132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0531686">
                <text:p>0.0053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0119645">
                <text:p>0.0119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0212646">
                <text:p>0.0212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332117">
                <text:p>0.0332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477983">
                <text:p>0.0477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">
                <text:p>0.07</text:p>
              </table:table-cell>
              <table:table-cell office:value-type="float" office:value="0.0650151">
                <text:p>0.0650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0848512">
                <text:p>0.0848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107294">
                <text:p>0.107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132329">
                <text:p>0.132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0.159941">
                <text:p>0.15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">
                <text:p>0.12</text:p>
              </table:table-cell>
              <table:table-cell office:value-type="float" office:value="0.190111">
                <text:p>0.190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  <table:table-cell office:value-type="float" office:value="0.222821">
                <text:p>0.222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">
                <text:p>0.14</text:p>
              </table:table-cell>
              <table:table-cell office:value-type="float" office:value="0.258051">
                <text:p>0.258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0.295777">
                <text:p>0.295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335976">
                <text:p>0.335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  <table:table-cell office:value-type="float" office:value="0.378621">
                <text:p>0.378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">
                <text:p>0.18</text:p>
              </table:table-cell>
              <table:table-cell office:value-type="float" office:value="0.423687">
                <text:p>0.423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">
                <text:p>0.19</text:p>
              </table:table-cell>
              <table:table-cell office:value-type="float" office:value="0.471145">
                <text:p>0.47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520963">
                <text:p>0.520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573112">
                <text:p>0.57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627556">
                <text:p>0.627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">
                <text:p>0.23</text:p>
              </table:table-cell>
              <table:table-cell office:value-type="float" office:value="0.684263">
                <text:p>0.684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743196">
                <text:p>0.743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804317">
                <text:p>0.804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">
                <text:p>0.26</text:p>
              </table:table-cell>
              <table:table-cell office:value-type="float" office:value="0.867588">
                <text:p>0.867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">
                <text:p>0.27</text:p>
              </table:table-cell>
              <table:table-cell office:value-type="float" office:value="0.932968">
                <text:p>0.932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">
                <text:p>0.28</text:p>
              </table:table-cell>
              <table:table-cell office:value-type="float" office:value="1.00042">
                <text:p>1.00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">
                <text:p>0.29</text:p>
              </table:table-cell>
              <table:table-cell office:value-type="float" office:value="1.06989">
                <text:p>1.06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1.14134">
                <text:p>1.14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1.21473">
                <text:p>1.21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  <table:table-cell office:value-type="float" office:value="1.29001">
                <text:p>1.29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">
                <text:p>0.33</text:p>
              </table:table-cell>
              <table:table-cell office:value-type="float" office:value="1.36713">
                <text:p>1.36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">
                <text:p>0.34</text:p>
              </table:table-cell>
              <table:table-cell office:value-type="float" office:value="1.44605">
                <text:p>1.44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  <table:table-cell office:value-type="float" office:value="1.5267">
                <text:p>1.5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">
                <text:p>0.36</text:p>
              </table:table-cell>
              <table:table-cell office:value-type="float" office:value="1.60905">
                <text:p>1.60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">
                <text:p>0.37</text:p>
              </table:table-cell>
              <table:table-cell office:value-type="float" office:value="1.69303">
                <text:p>1.69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">
                <text:p>0.38</text:p>
              </table:table-cell>
              <table:table-cell office:value-type="float" office:value="1.7786">
                <text:p>1.7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">
                <text:p>0.39</text:p>
              </table:table-cell>
              <table:table-cell office:value-type="float" office:value="1.8657">
                <text:p>1.8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1.95427">
                <text:p>1.95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">
                <text:p>0.41</text:p>
              </table:table-cell>
              <table:table-cell office:value-type="float" office:value="2.04427">
                <text:p>2.04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">
                <text:p>0.42</text:p>
              </table:table-cell>
              <table:table-cell office:value-type="float" office:value="2.13563">
                <text:p>2.13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">
                <text:p>0.43</text:p>
              </table:table-cell>
              <table:table-cell office:value-type="float" office:value="2.22829">
                <text:p>2.22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2.32219">
                <text:p>2.3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">
                <text:p>0.45</text:p>
              </table:table-cell>
              <table:table-cell office:value-type="float" office:value="2.41728">
                <text:p>2.41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">
                <text:p>0.46</text:p>
              </table:table-cell>
              <table:table-cell office:value-type="float" office:value="2.5135">
                <text:p>2.5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">
                <text:p>0.47</text:p>
              </table:table-cell>
              <table:table-cell office:value-type="float" office:value="2.61078">
                <text:p>2.61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">
                <text:p>0.48</text:p>
              </table:table-cell>
              <table:table-cell office:value-type="float" office:value="2.70907">
                <text:p>2.70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">
                <text:p>0.49</text:p>
              </table:table-cell>
              <table:table-cell office:value-type="float" office:value="2.80829">
                <text:p>2.80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2.90839">
                <text:p>2.90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">
                <text:p>0.51</text:p>
              </table:table-cell>
              <table:table-cell office:value-type="float" office:value="3.0093">
                <text:p>3.0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">
                <text:p>0.52</text:p>
              </table:table-cell>
              <table:table-cell office:value-type="float" office:value="3.11097">
                <text:p>3.1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">
                <text:p>0.53</text:p>
              </table:table-cell>
              <table:table-cell office:value-type="float" office:value="3.21331">
                <text:p>3.2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">
                <text:p>0.54</text:p>
              </table:table-cell>
              <table:table-cell office:value-type="float" office:value="3.31628">
                <text:p>3.31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">
                <text:p>0.55</text:p>
              </table:table-cell>
              <table:table-cell office:value-type="float" office:value="3.4198">
                <text:p>3.4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">
                <text:p>0.56</text:p>
              </table:table-cell>
              <table:table-cell office:value-type="float" office:value="3.52381">
                <text:p>3.5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">
                <text:p>0.57</text:p>
              </table:table-cell>
              <table:table-cell office:value-type="float" office:value="3.62824">
                <text:p>3.6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">
                <text:p>0.58</text:p>
              </table:table-cell>
              <table:table-cell office:value-type="float" office:value="3.73303">
                <text:p>3.73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">
                <text:p>0.59</text:p>
              </table:table-cell>
              <table:table-cell office:value-type="float" office:value="3.8381">
                <text:p>3.8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3.9434">
                <text:p>3.9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">
                <text:p>0.61</text:p>
              </table:table-cell>
              <table:table-cell office:value-type="float" office:value="4.04886">
                <text:p>4.04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">
                <text:p>0.62</text:p>
              </table:table-cell>
              <table:table-cell office:value-type="float" office:value="4.15441">
                <text:p>4.15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">
                <text:p>0.63</text:p>
              </table:table-cell>
              <table:table-cell office:value-type="float" office:value="4.25997">
                <text:p>4.2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">
                <text:p>0.64</text:p>
              </table:table-cell>
              <table:table-cell office:value-type="float" office:value="4.36549">
                <text:p>4.36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  <table:table-cell office:value-type="float" office:value="4.4709">
                <text:p>4.4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">
                <text:p>0.66</text:p>
              </table:table-cell>
              <table:table-cell office:value-type="float" office:value="4.57613">
                <text:p>4.57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">
                <text:p>0.67</text:p>
              </table:table-cell>
              <table:table-cell office:value-type="float" office:value="4.68112">
                <text:p>4.6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">
                <text:p>0.68</text:p>
              </table:table-cell>
              <table:table-cell office:value-type="float" office:value="4.78579">
                <text:p>4.78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">
                <text:p>0.69</text:p>
              </table:table-cell>
              <table:table-cell office:value-type="float" office:value="4.89008">
                <text:p>4.89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">
                <text:p>0.7</text:p>
              </table:table-cell>
              <table:table-cell office:value-type="float" office:value="4.99392">
                <text:p>4.99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">
                <text:p>0.71</text:p>
              </table:table-cell>
              <table:table-cell office:value-type="float" office:value="5.09726">
                <text:p>5.09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">
                <text:p>0.72</text:p>
              </table:table-cell>
              <table:table-cell office:value-type="float" office:value="5.20002">
                <text:p>5.20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">
                <text:p>0.73</text:p>
              </table:table-cell>
              <table:table-cell office:value-type="float" office:value="5.30213">
                <text:p>5.30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4">
                <text:p>0.74</text:p>
              </table:table-cell>
              <table:table-cell office:value-type="float" office:value="5.40354">
                <text:p>5.40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  <table:table-cell office:value-type="float" office:value="5.50418">
                <text:p>5.50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">
                <text:p>0.76</text:p>
              </table:table-cell>
              <table:table-cell office:value-type="float" office:value="5.60398">
                <text:p>5.60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">
                <text:p>0.77</text:p>
              </table:table-cell>
              <table:table-cell office:value-type="float" office:value="5.70288">
                <text:p>5.70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">
                <text:p>0.78</text:p>
              </table:table-cell>
              <table:table-cell office:value-type="float" office:value="5.80082">
                <text:p>5.80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">
                <text:p>0.79</text:p>
              </table:table-cell>
              <table:table-cell office:value-type="float" office:value="5.89774">
                <text:p>5.89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  <table:table-cell office:value-type="float" office:value="5.99357">
                <text:p>5.99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">
                <text:p>0.81</text:p>
              </table:table-cell>
              <table:table-cell office:value-type="float" office:value="6.08826">
                <text:p>6.0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">
                <text:p>0.82</text:p>
              </table:table-cell>
              <table:table-cell office:value-type="float" office:value="6.18174">
                <text:p>6.18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">
                <text:p>0.83</text:p>
              </table:table-cell>
              <table:table-cell office:value-type="float" office:value="6.27395">
                <text:p>6.27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6.36484">
                <text:p>6.36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">
                <text:p>0.85</text:p>
              </table:table-cell>
              <table:table-cell office:value-type="float" office:value="6.45435">
                <text:p>6.4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">
                <text:p>0.86</text:p>
              </table:table-cell>
              <table:table-cell office:value-type="float" office:value="6.54241">
                <text:p>6.5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">
                <text:p>0.87</text:p>
              </table:table-cell>
              <table:table-cell office:value-type="float" office:value="6.62899">
                <text:p>6.62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">
                <text:p>0.88</text:p>
              </table:table-cell>
              <table:table-cell office:value-type="float" office:value="6.71401">
                <text:p>6.7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6.79743">
                <text:p>6.7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6.87919">
                <text:p>6.87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">
                <text:p>0.91</text:p>
              </table:table-cell>
              <table:table-cell office:value-type="float" office:value="6.95924">
                <text:p>6.95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">
                <text:p>0.92</text:p>
              </table:table-cell>
              <table:table-cell office:value-type="float" office:value="7.03753">
                <text:p>7.0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">
                <text:p>0.93</text:p>
              </table:table-cell>
              <table:table-cell office:value-type="float" office:value="7.11402">
                <text:p>7.11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">
                <text:p>0.94</text:p>
              </table:table-cell>
              <table:table-cell office:value-type="float" office:value="7.18864">
                <text:p>7.18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">
                <text:p>0.95</text:p>
              </table:table-cell>
              <table:table-cell office:value-type="float" office:value="7.26137">
                <text:p>7.26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">
                <text:p>0.96</text:p>
              </table:table-cell>
              <table:table-cell office:value-type="float" office:value="7.33213">
                <text:p>7.3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">
                <text:p>0.97</text:p>
              </table:table-cell>
              <table:table-cell office:value-type="float" office:value="7.40091">
                <text:p>7.40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">
                <text:p>0.98</text:p>
              </table:table-cell>
              <table:table-cell office:value-type="float" office:value="7.46764">
                <text:p>7.46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">
                <text:p>0.99</text:p>
              </table:table-cell>
              <table:table-cell office:value-type="float" office:value="7.53229">
                <text:p>7.53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7.59481">
                <text:p>7.5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">
                <text:p>1.01</text:p>
              </table:table-cell>
              <table:table-cell office:value-type="float" office:value="7.65518">
                <text:p>7.6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">
                <text:p>1.02</text:p>
              </table:table-cell>
              <table:table-cell office:value-type="float" office:value="7.71334">
                <text:p>7.71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7.76926">
                <text:p>7.76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">
                <text:p>1.04</text:p>
              </table:table-cell>
              <table:table-cell office:value-type="float" office:value="7.82291">
                <text:p>7.82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">
                <text:p>1.05</text:p>
              </table:table-cell>
              <table:table-cell office:value-type="float" office:value="7.87425">
                <text:p>7.87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">
                <text:p>1.06</text:p>
              </table:table-cell>
              <table:table-cell office:value-type="float" office:value="7.92325">
                <text:p>7.92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">
                <text:p>1.07</text:p>
              </table:table-cell>
              <table:table-cell office:value-type="float" office:value="7.96987">
                <text:p>7.96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8.0141">
                <text:p>8.0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9">
                <text:p>1.09</text:p>
              </table:table-cell>
              <table:table-cell office:value-type="float" office:value="8.0559">
                <text:p>8.0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8.09524">
                <text:p>8.09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8.13209">
                <text:p>8.13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8.16645">
                <text:p>8.1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">
                <text:p>1.13</text:p>
              </table:table-cell>
              <table:table-cell office:value-type="float" office:value="8.19828">
                <text:p>8.19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">
                <text:p>1.14</text:p>
              </table:table-cell>
              <table:table-cell office:value-type="float" office:value="8.22756">
                <text:p>8.2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">
                <text:p>1.15</text:p>
              </table:table-cell>
              <table:table-cell office:value-type="float" office:value="8.25427">
                <text:p>8.25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6">
                <text:p>1.16</text:p>
              </table:table-cell>
              <table:table-cell office:value-type="float" office:value="8.2784">
                <text:p>8.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8.29994">
                <text:p>8.2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8">
                <text:p>1.18</text:p>
              </table:table-cell>
              <table:table-cell office:value-type="float" office:value="8.31886">
                <text:p>8.31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8.33517">
                <text:p>8.3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8.34883">
                <text:p>8.34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">
                <text:p>1.21</text:p>
              </table:table-cell>
              <table:table-cell office:value-type="float" office:value="8.35986">
                <text:p>8.3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">
                <text:p>1.22</text:p>
              </table:table-cell>
              <table:table-cell office:value-type="float" office:value="8.36823">
                <text:p>8.36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">
                <text:p>1.23</text:p>
              </table:table-cell>
              <table:table-cell office:value-type="float" office:value="8.37396">
                <text:p>8.37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4">
                <text:p>1.24</text:p>
              </table:table-cell>
              <table:table-cell office:value-type="float" office:value="8.37702">
                <text:p>8.37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5">
                <text:p>1.25</text:p>
              </table:table-cell>
              <table:table-cell office:value-type="float" office:value="8.37742">
                <text:p>8.37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">
                <text:p>1.26</text:p>
              </table:table-cell>
              <table:table-cell office:value-type="float" office:value="8.37516">
                <text:p>8.37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">
                <text:p>1.27</text:p>
              </table:table-cell>
              <table:table-cell office:value-type="float" office:value="8.37025">
                <text:p>8.37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">
                <text:p>1.28</text:p>
              </table:table-cell>
              <table:table-cell office:value-type="float" office:value="8.36268">
                <text:p>8.36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">
                <text:p>1.29</text:p>
              </table:table-cell>
              <table:table-cell office:value-type="float" office:value="8.35245">
                <text:p>8.35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8.33958">
                <text:p>8.3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">
                <text:p>1.31</text:p>
              </table:table-cell>
              <table:table-cell office:value-type="float" office:value="8.32408">
                <text:p>8.32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8.30595">
                <text:p>8.30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">
                <text:p>1.33</text:p>
              </table:table-cell>
              <table:table-cell office:value-type="float" office:value="8.2852">
                <text:p>8.2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4">
                <text:p>1.34</text:p>
              </table:table-cell>
              <table:table-cell office:value-type="float" office:value="8.26185">
                <text:p>8.26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">
                <text:p>1.35</text:p>
              </table:table-cell>
              <table:table-cell office:value-type="float" office:value="8.23592">
                <text:p>8.23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6">
                <text:p>1.36</text:p>
              </table:table-cell>
              <table:table-cell office:value-type="float" office:value="8.20741">
                <text:p>8.20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">
                <text:p>1.37</text:p>
              </table:table-cell>
              <table:table-cell office:value-type="float" office:value="8.17636">
                <text:p>8.17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8">
                <text:p>1.38</text:p>
              </table:table-cell>
              <table:table-cell office:value-type="float" office:value="8.14276">
                <text:p>8.14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9">
                <text:p>1.39</text:p>
              </table:table-cell>
              <table:table-cell office:value-type="float" office:value="8.10666">
                <text:p>8.1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8.06807">
                <text:p>8.06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">
                <text:p>1.41</text:p>
              </table:table-cell>
              <table:table-cell office:value-type="float" office:value="8.02702">
                <text:p>8.02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2">
                <text:p>1.42</text:p>
              </table:table-cell>
              <table:table-cell office:value-type="float" office:value="7.98352">
                <text:p>7.98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7.93762">
                <text:p>7.93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4">
                <text:p>1.44</text:p>
              </table:table-cell>
              <table:table-cell office:value-type="float" office:value="7.88934">
                <text:p>7.88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">
                <text:p>1.45</text:p>
              </table:table-cell>
              <table:table-cell office:value-type="float" office:value="7.8387">
                <text:p>7.8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6">
                <text:p>1.46</text:p>
              </table:table-cell>
              <table:table-cell office:value-type="float" office:value="7.78575">
                <text:p>7.78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">
                <text:p>1.47</text:p>
              </table:table-cell>
              <table:table-cell office:value-type="float" office:value="7.73051">
                <text:p>7.73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8">
                <text:p>1.48</text:p>
              </table:table-cell>
              <table:table-cell office:value-type="float" office:value="7.67303">
                <text:p>7.67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9">
                <text:p>1.49</text:p>
              </table:table-cell>
              <table:table-cell office:value-type="float" office:value="7.61333">
                <text:p>7.61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7.55145">
                <text:p>7.55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1">
                <text:p>1.51</text:p>
              </table:table-cell>
              <table:table-cell office:value-type="float" office:value="7.48744">
                <text:p>7.48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2">
                <text:p>1.52</text:p>
              </table:table-cell>
              <table:table-cell office:value-type="float" office:value="7.42134">
                <text:p>7.42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">
                <text:p>1.53</text:p>
              </table:table-cell>
              <table:table-cell office:value-type="float" office:value="7.35318">
                <text:p>7.35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4">
                <text:p>1.54</text:p>
              </table:table-cell>
              <table:table-cell office:value-type="float" office:value="7.28301">
                <text:p>7.28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">
                <text:p>1.55</text:p>
              </table:table-cell>
              <table:table-cell office:value-type="float" office:value="7.21087">
                <text:p>7.2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6">
                <text:p>1.56</text:p>
              </table:table-cell>
              <table:table-cell office:value-type="float" office:value="7.13682">
                <text:p>7.1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7.06089">
                <text:p>7.06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">
                <text:p>1.58</text:p>
              </table:table-cell>
              <table:table-cell office:value-type="float" office:value="6.98314">
                <text:p>6.9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9">
                <text:p>1.59</text:p>
              </table:table-cell>
              <table:table-cell office:value-type="float" office:value="6.90362">
                <text:p>6.90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6.82237">
                <text:p>6.8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">
                <text:p>1.61</text:p>
              </table:table-cell>
              <table:table-cell office:value-type="float" office:value="6.73944">
                <text:p>6.73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">
                <text:p>1.62</text:p>
              </table:table-cell>
              <table:table-cell office:value-type="float" office:value="6.6549">
                <text:p>6.6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3">
                <text:p>1.63</text:p>
              </table:table-cell>
              <table:table-cell office:value-type="float" office:value="6.56879">
                <text:p>6.5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4">
                <text:p>1.64</text:p>
              </table:table-cell>
              <table:table-cell office:value-type="float" office:value="6.48117">
                <text:p>6.48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">
                <text:p>1.65</text:p>
              </table:table-cell>
              <table:table-cell office:value-type="float" office:value="6.3921">
                <text:p>6.3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6">
                <text:p>1.66</text:p>
              </table:table-cell>
              <table:table-cell office:value-type="float" office:value="6.30162">
                <text:p>6.30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7">
                <text:p>1.67</text:p>
              </table:table-cell>
              <table:table-cell office:value-type="float" office:value="6.2098">
                <text:p>6.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6.1167">
                <text:p>6.1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9">
                <text:p>1.69</text:p>
              </table:table-cell>
              <table:table-cell office:value-type="float" office:value="6.02237">
                <text:p>6.0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5.92688">
                <text:p>5.92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">
                <text:p>1.71</text:p>
              </table:table-cell>
              <table:table-cell office:value-type="float" office:value="5.83029">
                <text:p>5.83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2">
                <text:p>1.72</text:p>
              </table:table-cell>
              <table:table-cell office:value-type="float" office:value="5.73265">
                <text:p>5.7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3">
                <text:p>1.73</text:p>
              </table:table-cell>
              <table:table-cell office:value-type="float" office:value="5.63403">
                <text:p>5.63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4">
                <text:p>1.74</text:p>
              </table:table-cell>
              <table:table-cell office:value-type="float" office:value="5.5345">
                <text:p>5.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5">
                <text:p>1.75</text:p>
              </table:table-cell>
              <table:table-cell office:value-type="float" office:value="5.43411">
                <text:p>5.43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">
                <text:p>1.76</text:p>
              </table:table-cell>
              <table:table-cell office:value-type="float" office:value="5.33292">
                <text:p>5.33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7">
                <text:p>1.77</text:p>
              </table:table-cell>
              <table:table-cell office:value-type="float" office:value="5.23102">
                <text:p>5.23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5.12845">
                <text:p>5.12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9">
                <text:p>1.79</text:p>
              </table:table-cell>
              <table:table-cell office:value-type="float" office:value="5.02528">
                <text:p>5.0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4.92158">
                <text:p>4.92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1">
                <text:p>1.81</text:p>
              </table:table-cell>
              <table:table-cell office:value-type="float" office:value="4.81742">
                <text:p>4.81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2">
                <text:p>1.82</text:p>
              </table:table-cell>
              <table:table-cell office:value-type="float" office:value="4.71285">
                <text:p>4.71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">
                <text:p>1.83</text:p>
              </table:table-cell>
              <table:table-cell office:value-type="float" office:value="4.60796">
                <text:p>4.60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4">
                <text:p>1.84</text:p>
              </table:table-cell>
              <table:table-cell office:value-type="float" office:value="4.5028">
                <text:p>4.5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5">
                <text:p>1.85</text:p>
              </table:table-cell>
              <table:table-cell office:value-type="float" office:value="4.39743">
                <text:p>4.3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6">
                <text:p>1.86</text:p>
              </table:table-cell>
              <table:table-cell office:value-type="float" office:value="4.29194">
                <text:p>4.29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7">
                <text:p>1.87</text:p>
              </table:table-cell>
              <table:table-cell office:value-type="float" office:value="4.18638">
                <text:p>4.1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8">
                <text:p>1.88</text:p>
              </table:table-cell>
              <table:table-cell office:value-type="float" office:value="4.08082">
                <text:p>4.08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9">
                <text:p>1.89</text:p>
              </table:table-cell>
              <table:table-cell office:value-type="float" office:value="3.97533">
                <text:p>3.97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">
                <text:p>1.9</text:p>
              </table:table-cell>
              <table:table-cell office:value-type="float" office:value="3.86998">
                <text:p>3.86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1">
                <text:p>1.91</text:p>
              </table:table-cell>
              <table:table-cell office:value-type="float" office:value="3.76483">
                <text:p>3.76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2">
                <text:p>1.92</text:p>
              </table:table-cell>
              <table:table-cell office:value-type="float" office:value="3.65994">
                <text:p>3.6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3">
                <text:p>1.93</text:p>
              </table:table-cell>
              <table:table-cell office:value-type="float" office:value="3.5554">
                <text:p>3.5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4">
                <text:p>1.94</text:p>
              </table:table-cell>
              <table:table-cell office:value-type="float" office:value="3.45125">
                <text:p>3.45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5">
                <text:p>1.95</text:p>
              </table:table-cell>
              <table:table-cell office:value-type="float" office:value="3.34758">
                <text:p>3.34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6">
                <text:p>1.96</text:p>
              </table:table-cell>
              <table:table-cell office:value-type="float" office:value="3.24444">
                <text:p>3.2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7">
                <text:p>1.97</text:p>
              </table:table-cell>
              <table:table-cell office:value-type="float" office:value="3.14189">
                <text:p>3.14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8">
                <text:p>1.98</text:p>
              </table:table-cell>
              <table:table-cell office:value-type="float" office:value="3.04002">
                <text:p>3.0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9">
                <text:p>1.99</text:p>
              </table:table-cell>
              <table:table-cell office:value-type="float" office:value="2.93887">
                <text:p>2.9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83852">
                <text:p>2.83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1">
                <text:p>2.01</text:p>
              </table:table-cell>
              <table:table-cell office:value-type="float" office:value="2.73902">
                <text:p>2.7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2">
                <text:p>2.02</text:p>
              </table:table-cell>
              <table:table-cell office:value-type="float" office:value="2.64045">
                <text:p>2.64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3">
                <text:p>2.03</text:p>
              </table:table-cell>
              <table:table-cell office:value-type="float" office:value="2.54286">
                <text:p>2.5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4">
                <text:p>2.04</text:p>
              </table:table-cell>
              <table:table-cell office:value-type="float" office:value="2.44631">
                <text:p>2.44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5">
                <text:p>2.05</text:p>
              </table:table-cell>
              <table:table-cell office:value-type="float" office:value="2.35087">
                <text:p>2.35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">
                <text:p>2.06</text:p>
              </table:table-cell>
              <table:table-cell office:value-type="float" office:value="2.2566">
                <text:p>2.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7">
                <text:p>2.07</text:p>
              </table:table-cell>
              <table:table-cell office:value-type="float" office:value="2.16356">
                <text:p>2.16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8">
                <text:p>2.08</text:p>
              </table:table-cell>
              <table:table-cell office:value-type="float" office:value="2.0718">
                <text:p>2.0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9">
                <text:p>2.09</text:p>
              </table:table-cell>
              <table:table-cell office:value-type="float" office:value="1.98138">
                <text:p>1.98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1.89237">
                <text:p>1.89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1">
                <text:p>2.11</text:p>
              </table:table-cell>
              <table:table-cell office:value-type="float" office:value="1.80482">
                <text:p>1.80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2">
                <text:p>2.12</text:p>
              </table:table-cell>
              <table:table-cell office:value-type="float" office:value="1.71878">
                <text:p>1.71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3">
                <text:p>2.13</text:p>
              </table:table-cell>
              <table:table-cell office:value-type="float" office:value="1.63431">
                <text:p>1.63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4">
                <text:p>2.14</text:p>
              </table:table-cell>
              <table:table-cell office:value-type="float" office:value="1.55147">
                <text:p>1.5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5">
                <text:p>2.15</text:p>
              </table:table-cell>
              <table:table-cell office:value-type="float" office:value="1.47029">
                <text:p>1.47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6">
                <text:p>2.16</text:p>
              </table:table-cell>
              <table:table-cell office:value-type="float" office:value="1.39085">
                <text:p>1.39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7">
                <text:p>2.17</text:p>
              </table:table-cell>
              <table:table-cell office:value-type="float" office:value="1.31318">
                <text:p>1.31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8">
                <text:p>2.18</text:p>
              </table:table-cell>
              <table:table-cell office:value-type="float" office:value="1.23734">
                <text:p>1.23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9">
                <text:p>2.19</text:p>
              </table:table-cell>
              <table:table-cell office:value-type="float" office:value="1.16337">
                <text:p>1.16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1.09133">
                <text:p>1.09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1">
                <text:p>2.21</text:p>
              </table:table-cell>
              <table:table-cell office:value-type="float" office:value="1.02125">
                <text:p>1.02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">
                <text:p>2.22</text:p>
              </table:table-cell>
              <table:table-cell office:value-type="float" office:value="0.953181">
                <text:p>0.953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3">
                <text:p>2.23</text:p>
              </table:table-cell>
              <table:table-cell office:value-type="float" office:value="0.88717">
                <text:p>0.88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4">
                <text:p>2.24</text:p>
              </table:table-cell>
              <table:table-cell office:value-type="float" office:value="0.823255">
                <text:p>0.823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5">
                <text:p>2.25</text:p>
              </table:table-cell>
              <table:table-cell office:value-type="float" office:value="0.761479">
                <text:p>0.761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6">
                <text:p>2.26</text:p>
              </table:table-cell>
              <table:table-cell office:value-type="float" office:value="0.701879">
                <text:p>0.701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7">
                <text:p>2.27</text:p>
              </table:table-cell>
              <table:table-cell office:value-type="float" office:value="0.644495">
                <text:p>0.64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8">
                <text:p>2.28</text:p>
              </table:table-cell>
              <table:table-cell office:value-type="float" office:value="0.589361">
                <text:p>0.589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9">
                <text:p>2.29</text:p>
              </table:table-cell>
              <table:table-cell office:value-type="float" office:value="0.536514">
                <text:p>0.536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0.485986">
                <text:p>0.48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1">
                <text:p>2.31</text:p>
              </table:table-cell>
              <table:table-cell office:value-type="float" office:value="0.43781">
                <text:p>0.43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2">
                <text:p>2.32</text:p>
              </table:table-cell>
              <table:table-cell office:value-type="float" office:value="0.392017">
                <text:p>0.392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3">
                <text:p>2.33</text:p>
              </table:table-cell>
              <table:table-cell office:value-type="float" office:value="0.348635">
                <text:p>0.348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4">
                <text:p>2.34</text:p>
              </table:table-cell>
              <table:table-cell office:value-type="float" office:value="0.307693">
                <text:p>0.30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5">
                <text:p>2.35</text:p>
              </table:table-cell>
              <table:table-cell office:value-type="float" office:value="0.269215">
                <text:p>0.269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6">
                <text:p>2.36</text:p>
              </table:table-cell>
              <table:table-cell office:value-type="float" office:value="0.233227">
                <text:p>0.233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7">
                <text:p>2.37</text:p>
              </table:table-cell>
              <table:table-cell office:value-type="float" office:value="0.199752">
                <text:p>0.199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8">
                <text:p>2.38</text:p>
              </table:table-cell>
              <table:table-cell office:value-type="float" office:value="0.16881">
                <text:p>0.16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9">
                <text:p>2.39</text:p>
              </table:table-cell>
              <table:table-cell office:value-type="float" office:value="0.140421">
                <text:p>0.14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0.114604">
                <text:p>0.114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1">
                <text:p>2.41</text:p>
              </table:table-cell>
              <table:table-cell office:value-type="float" office:value="0.0913746">
                <text:p>0.0913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2">
                <text:p>2.42</text:p>
              </table:table-cell>
              <table:table-cell office:value-type="float" office:value="0.0707476">
                <text:p>0.070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3">
                <text:p>2.43</text:p>
              </table:table-cell>
              <table:table-cell office:value-type="float" office:value="0.0527363">
                <text:p>0.0527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4">
                <text:p>2.44</text:p>
              </table:table-cell>
              <table:table-cell office:value-type="float" office:value="0.037352">
                <text:p>0.037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">
                <text:p>2.45</text:p>
              </table:table-cell>
              <table:table-cell office:value-type="float" office:value="0.0246046">
                <text:p>0.0246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6">
                <text:p>2.46</text:p>
              </table:table-cell>
              <table:table-cell office:value-type="float" office:value="0.014502">
                <text:p>0.01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7">
                <text:p>2.47</text:p>
              </table:table-cell>
              <table:table-cell office:value-type="float" office:value="0.0070508">
                <text:p>0.007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0.00225566">
                <text:p>0.00225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9">
                <text:p>2.49</text:p>
              </table:table-cell>
              <table:table-cell office:value-type="float" office:value="0.000119637">
                <text:p>0.000119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00064408">
                <text:p>0.00064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1">
                <text:p>2.51</text:p>
              </table:table-cell>
              <table:table-cell office:value-type="float" office:value="0.00382866">
                <text:p>0.003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2">
                <text:p>2.52</text:p>
              </table:table-cell>
              <table:table-cell office:value-type="float" office:value="0.00967135">
                <text:p>0.0096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3">
                <text:p>2.53</text:p>
              </table:table-cell>
              <table:table-cell office:value-type="float" office:value="0.0181684">
                <text:p>0.0181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4">
                <text:p>2.54</text:p>
              </table:table-cell>
              <table:table-cell office:value-type="float" office:value="0.0293146">
                <text:p>0.0293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">
                <text:p>2.55</text:p>
              </table:table-cell>
              <table:table-cell office:value-type="float" office:value="0.0431026">
                <text:p>0.043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6">
                <text:p>2.56</text:p>
              </table:table-cell>
              <table:table-cell office:value-type="float" office:value="0.0595238">
                <text:p>0.059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7">
                <text:p>2.57</text:p>
              </table:table-cell>
              <table:table-cell office:value-type="float" office:value="0.0785677">
                <text:p>0.078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8">
                <text:p>2.58</text:p>
              </table:table-cell>
              <table:table-cell office:value-type="float" office:value="0.100222">
                <text:p>0.100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9">
                <text:p>2.59</text:p>
              </table:table-cell>
              <table:table-cell office:value-type="float" office:value="0.124474">
                <text:p>0.124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0.151307">
                <text:p>0.151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1">
                <text:p>2.61</text:p>
              </table:table-cell>
              <table:table-cell office:value-type="float" office:value="0.180704">
                <text:p>0.180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2">
                <text:p>2.62</text:p>
              </table:table-cell>
              <table:table-cell office:value-type="float" office:value="0.212647">
                <text:p>0.212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3">
                <text:p>2.63</text:p>
              </table:table-cell>
              <table:table-cell office:value-type="float" office:value="0.247116">
                <text:p>0.247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4">
                <text:p>2.64</text:p>
              </table:table-cell>
              <table:table-cell office:value-type="float" office:value="0.284088">
                <text:p>0.284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">
                <text:p>2.65</text:p>
              </table:table-cell>
              <table:table-cell office:value-type="float" office:value="0.32354">
                <text:p>0.32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6">
                <text:p>2.66</text:p>
              </table:table-cell>
              <table:table-cell office:value-type="float" office:value="0.365448">
                <text:p>0.365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7">
                <text:p>2.67</text:p>
              </table:table-cell>
              <table:table-cell office:value-type="float" office:value="0.409784">
                <text:p>0.409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8">
                <text:p>2.68</text:p>
              </table:table-cell>
              <table:table-cell office:value-type="float" office:value="0.45652">
                <text:p>0.4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9">
                <text:p>2.69</text:p>
              </table:table-cell>
              <table:table-cell office:value-type="float" office:value="0.505626">
                <text:p>0.505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0.557072">
                <text:p>0.55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1">
                <text:p>2.71</text:p>
              </table:table-cell>
              <table:table-cell office:value-type="float" office:value="0.610825">
                <text:p>0.610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2">
                <text:p>2.72</text:p>
              </table:table-cell>
              <table:table-cell office:value-type="float" office:value="0.666851">
                <text:p>0.666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3">
                <text:p>2.73</text:p>
              </table:table-cell>
              <table:table-cell office:value-type="float" office:value="0.725113">
                <text:p>0.72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4">
                <text:p>2.74</text:p>
              </table:table-cell>
              <table:table-cell office:value-type="float" office:value="0.785575">
                <text:p>0.785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5">
                <text:p>2.75</text:p>
              </table:table-cell>
              <table:table-cell office:value-type="float" office:value="0.848199">
                <text:p>0.848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6">
                <text:p>2.76</text:p>
              </table:table-cell>
              <table:table-cell office:value-type="float" office:value="0.912945">
                <text:p>0.912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">
                <text:p>2.77</text:p>
              </table:table-cell>
              <table:table-cell office:value-type="float" office:value="0.979771">
                <text:p>0.979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8">
                <text:p>2.78</text:p>
              </table:table-cell>
              <table:table-cell office:value-type="float" office:value="1.04864">
                <text:p>1.04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9">
                <text:p>2.79</text:p>
              </table:table-cell>
              <table:table-cell office:value-type="float" office:value="1.11949">
                <text:p>1.11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">
                <text:p>2.8</text:p>
              </table:table-cell>
              <table:table-cell office:value-type="float" office:value="1.1923">
                <text:p>1.1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1">
                <text:p>2.81</text:p>
              </table:table-cell>
              <table:table-cell office:value-type="float" office:value="1.26702">
                <text:p>1.26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2">
                <text:p>2.82</text:p>
              </table:table-cell>
              <table:table-cell office:value-type="float" office:value="1.34358">
                <text:p>1.34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3">
                <text:p>2.83</text:p>
              </table:table-cell>
              <table:table-cell office:value-type="float" office:value="1.42196">
                <text:p>1.42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4">
                <text:p>2.84</text:p>
              </table:table-cell>
              <table:table-cell office:value-type="float" office:value="1.50209">
                <text:p>1.50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">
                <text:p>2.85</text:p>
              </table:table-cell>
              <table:table-cell office:value-type="float" office:value="1.58393">
                <text:p>1.58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6">
                <text:p>2.86</text:p>
              </table:table-cell>
              <table:table-cell office:value-type="float" office:value="1.66742">
                <text:p>1.66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7">
                <text:p>2.87</text:p>
              </table:table-cell>
              <table:table-cell office:value-type="float" office:value="1.75252">
                <text:p>1.75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8">
                <text:p>2.88</text:p>
              </table:table-cell>
              <table:table-cell office:value-type="float" office:value="1.83916">
                <text:p>1.8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9">
                <text:p>2.89</text:p>
              </table:table-cell>
              <table:table-cell office:value-type="float" office:value="1.92729">
                <text:p>1.92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">
                <text:p>2.9</text:p>
              </table:table-cell>
              <table:table-cell office:value-type="float" office:value="2.01686">
                <text:p>2.0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1">
                <text:p>2.91</text:p>
              </table:table-cell>
              <table:table-cell office:value-type="float" office:value="2.10781">
                <text:p>2.1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2">
                <text:p>2.92</text:p>
              </table:table-cell>
              <table:table-cell office:value-type="float" office:value="2.20009">
                <text:p>2.20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3">
                <text:p>2.93</text:p>
              </table:table-cell>
              <table:table-cell office:value-type="float" office:value="2.29362">
                <text:p>2.2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4">
                <text:p>2.94</text:p>
              </table:table-cell>
              <table:table-cell office:value-type="float" office:value="2.38836">
                <text:p>2.38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5">
                <text:p>2.95</text:p>
              </table:table-cell>
              <table:table-cell office:value-type="float" office:value="2.48424">
                <text:p>2.48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6">
                <text:p>2.96</text:p>
              </table:table-cell>
              <table:table-cell office:value-type="float" office:value="2.58121">
                <text:p>2.58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">
                <text:p>2.97</text:p>
              </table:table-cell>
              <table:table-cell office:value-type="float" office:value="2.67919">
                <text:p>2.67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8">
                <text:p>2.98</text:p>
              </table:table-cell>
              <table:table-cell office:value-type="float" office:value="2.77814">
                <text:p>2.77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9">
                <text:p>2.99</text:p>
              </table:table-cell>
              <table:table-cell office:value-type="float" office:value="2.87798">
                <text:p>2.87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97865">
                <text:p>2.97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1">
                <text:p>3.01</text:p>
              </table:table-cell>
              <table:table-cell office:value-type="float" office:value="3.0801">
                <text:p>3.0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2">
                <text:p>3.02</text:p>
              </table:table-cell>
              <table:table-cell office:value-type="float" office:value="3.18224">
                <text:p>3.1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3">
                <text:p>3.03</text:p>
              </table:table-cell>
              <table:table-cell office:value-type="float" office:value="3.28503">
                <text:p>3.2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4">
                <text:p>3.04</text:p>
              </table:table-cell>
              <table:table-cell office:value-type="float" office:value="3.38839">
                <text:p>3.38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5">
                <text:p>3.05</text:p>
              </table:table-cell>
              <table:table-cell office:value-type="float" office:value="3.49226">
                <text:p>3.49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6">
                <text:p>3.06</text:p>
              </table:table-cell>
              <table:table-cell office:value-type="float" office:value="3.59657">
                <text:p>3.59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7">
                <text:p>3.07</text:p>
              </table:table-cell>
              <table:table-cell office:value-type="float" office:value="3.70125">
                <text:p>3.70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8">
                <text:p>3.08</text:p>
              </table:table-cell>
              <table:table-cell office:value-type="float" office:value="3.80625">
                <text:p>3.8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9">
                <text:p>3.09</text:p>
              </table:table-cell>
              <table:table-cell office:value-type="float" office:value="3.91149">
                <text:p>3.91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">
                <text:p>3.1</text:p>
              </table:table-cell>
              <table:table-cell office:value-type="float" office:value="4.01691">
                <text:p>4.0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1">
                <text:p>3.11</text:p>
              </table:table-cell>
              <table:table-cell office:value-type="float" office:value="4.12243">
                <text:p>4.12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2">
                <text:p>3.1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3">
                <text:p>3.13</text:p>
              </table:table-cell>
              <table:table-cell office:value-type="float" office:value="4.33354">
                <text:p>4.33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4">
                <text:p>3.14</text:p>
              </table:table-cell>
              <table:table-cell office:value-type="float" office:value="4.43899">
                <text:p>4.4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5">
                <text:p>3.15</text:p>
              </table:table-cell>
              <table:table-cell office:value-type="float" office:value="4.54428">
                <text:p>4.54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6">
                <text:p>3.16</text:p>
              </table:table-cell>
              <table:table-cell office:value-type="float" office:value="4.64935">
                <text:p>4.64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7">
                <text:p>3.17</text:p>
              </table:table-cell>
              <table:table-cell office:value-type="float" office:value="4.75412">
                <text:p>4.75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8">
                <text:p>3.18</text:p>
              </table:table-cell>
              <table:table-cell office:value-type="float" office:value="4.85853">
                <text:p>4.85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9">
                <text:p>3.19</text:p>
              </table:table-cell>
              <table:table-cell office:value-type="float" office:value="4.96252">
                <text:p>4.96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5.06602">
                <text:p>5.0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1">
                <text:p>3.21</text:p>
              </table:table-cell>
              <table:table-cell office:value-type="float" office:value="5.16896">
                <text:p>5.16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2">
                <text:p>3.22</text:p>
              </table:table-cell>
              <table:table-cell office:value-type="float" office:value="5.27127">
                <text:p>5.27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3">
                <text:p>3.23</text:p>
              </table:table-cell>
              <table:table-cell office:value-type="float" office:value="5.3729">
                <text:p>5.3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4">
                <text:p>3.24</text:p>
              </table:table-cell>
              <table:table-cell office:value-type="float" office:value="5.47378">
                <text:p>5.47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5">
                <text:p>3.25</text:p>
              </table:table-cell>
              <table:table-cell office:value-type="float" office:value="5.57384">
                <text:p>5.57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6">
                <text:p>3.26</text:p>
              </table:table-cell>
              <table:table-cell office:value-type="float" office:value="5.67302">
                <text:p>5.67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7">
                <text:p>3.27</text:p>
              </table:table-cell>
              <table:table-cell office:value-type="float" office:value="5.77126">
                <text:p>5.77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8">
                <text:p>3.28</text:p>
              </table:table-cell>
              <table:table-cell office:value-type="float" office:value="5.8685">
                <text:p>5.8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9">
                <text:p>3.29</text:p>
              </table:table-cell>
              <table:table-cell office:value-type="float" office:value="5.96466">
                <text:p>5.96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">
                <text:p>3.3</text:p>
              </table:table-cell>
              <table:table-cell office:value-type="float" office:value="6.0597">
                <text:p>6.0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1">
                <text:p>3.31</text:p>
              </table:table-cell>
              <table:table-cell office:value-type="float" office:value="6.15355">
                <text:p>6.15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2">
                <text:p>3.32</text:p>
              </table:table-cell>
              <table:table-cell office:value-type="float" office:value="6.24616">
                <text:p>6.24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">
                <text:p>3.33</text:p>
              </table:table-cell>
              <table:table-cell office:value-type="float" office:value="6.33745">
                <text:p>6.33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4">
                <text:p>3.34</text:p>
              </table:table-cell>
              <table:table-cell office:value-type="float" office:value="6.42738">
                <text:p>6.42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5">
                <text:p>3.35</text:p>
              </table:table-cell>
              <table:table-cell office:value-type="float" office:value="6.51589">
                <text:p>6.51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6">
                <text:p>3.36</text:p>
              </table:table-cell>
              <table:table-cell office:value-type="float" office:value="6.60292">
                <text:p>6.60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7">
                <text:p>3.37</text:p>
              </table:table-cell>
              <table:table-cell office:value-type="float" office:value="6.68842">
                <text:p>6.68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8">
                <text:p>3.38</text:p>
              </table:table-cell>
              <table:table-cell office:value-type="float" office:value="6.77233">
                <text:p>6.77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">
                <text:p>3.39</text:p>
              </table:table-cell>
              <table:table-cell office:value-type="float" office:value="6.8546">
                <text:p>6.8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">
                <text:p>3.4</text:p>
              </table:table-cell>
              <table:table-cell office:value-type="float" office:value="6.93518">
                <text:p>6.93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1">
                <text:p>3.41</text:p>
              </table:table-cell>
              <table:table-cell office:value-type="float" office:value="7.01401">
                <text:p>7.0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">
                <text:p>3.42</text:p>
              </table:table-cell>
              <table:table-cell office:value-type="float" office:value="7.09105">
                <text:p>7.09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3">
                <text:p>3.43</text:p>
              </table:table-cell>
              <table:table-cell office:value-type="float" office:value="7.16624">
                <text:p>7.16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4">
                <text:p>3.44</text:p>
              </table:table-cell>
              <table:table-cell office:value-type="float" office:value="7.23954">
                <text:p>7.2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">
                <text:p>3.45</text:p>
              </table:table-cell>
              <table:table-cell office:value-type="float" office:value="7.31091">
                <text:p>7.31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6">
                <text:p>3.46</text:p>
              </table:table-cell>
              <table:table-cell office:value-type="float" office:value="7.38029">
                <text:p>7.38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7">
                <text:p>3.47</text:p>
              </table:table-cell>
              <table:table-cell office:value-type="float" office:value="7.44764">
                <text:p>7.44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8">
                <text:p>3.48</text:p>
              </table:table-cell>
              <table:table-cell office:value-type="float" office:value="7.51293">
                <text:p>7.51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">
                <text:p>3.49</text:p>
              </table:table-cell>
              <table:table-cell office:value-type="float" office:value="7.5761">
                <text:p>7.5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7.63712">
                <text:p>7.63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1">
                <text:p>3.51</text:p>
              </table:table-cell>
              <table:table-cell office:value-type="float" office:value="7.69596">
                <text:p>7.69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">
                <text:p>3.52</text:p>
              </table:table-cell>
              <table:table-cell office:value-type="float" office:value="7.75256">
                <text:p>7.75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3">
                <text:p>3.53</text:p>
              </table:table-cell>
              <table:table-cell office:value-type="float" office:value="7.8069">
                <text:p>7.8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4">
                <text:p>3.54</text:p>
              </table:table-cell>
              <table:table-cell office:value-type="float" office:value="7.85894">
                <text:p>7.85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">
                <text:p>3.55</text:p>
              </table:table-cell>
              <table:table-cell office:value-type="float" office:value="7.90865">
                <text:p>7.90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6">
                <text:p>3.56</text:p>
              </table:table-cell>
              <table:table-cell office:value-type="float" office:value="7.956">
                <text:p>7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7">
                <text:p>3.57</text:p>
              </table:table-cell>
              <table:table-cell office:value-type="float" office:value="8.00096">
                <text:p>8.00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8">
                <text:p>3.58</text:p>
              </table:table-cell>
              <table:table-cell office:value-type="float" office:value="8.04349">
                <text:p>8.04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9">
                <text:p>3.59</text:p>
              </table:table-cell>
              <table:table-cell office:value-type="float" office:value="8.08358">
                <text:p>8.08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">
                <text:p>3.6</text:p>
              </table:table-cell>
              <table:table-cell office:value-type="float" office:value="8.12119">
                <text:p>8.1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1">
                <text:p>3.61</text:p>
              </table:table-cell>
              <table:table-cell office:value-type="float" office:value="8.15631">
                <text:p>8.15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2">
                <text:p>3.62</text:p>
              </table:table-cell>
              <table:table-cell office:value-type="float" office:value="8.1889">
                <text:p>8.1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3">
                <text:p>3.63</text:p>
              </table:table-cell>
              <table:table-cell office:value-type="float" office:value="8.21896">
                <text:p>8.21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4">
                <text:p>3.64</text:p>
              </table:table-cell>
              <table:table-cell office:value-type="float" office:value="8.24645">
                <text:p>8.2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5">
                <text:p>3.65</text:p>
              </table:table-cell>
              <table:table-cell office:value-type="float" office:value="8.27137">
                <text:p>8.2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6">
                <text:p>3.66</text:p>
              </table:table-cell>
              <table:table-cell office:value-type="float" office:value="8.29369">
                <text:p>8.29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">
                <text:p>3.67</text:p>
              </table:table-cell>
              <table:table-cell office:value-type="float" office:value="8.31341">
                <text:p>8.31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8">
                <text:p>3.68</text:p>
              </table:table-cell>
              <table:table-cell office:value-type="float" office:value="8.3305">
                <text:p>8.3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9">
                <text:p>3.69</text:p>
              </table:table-cell>
              <table:table-cell office:value-type="float" office:value="8.34497">
                <text:p>8.34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">
                <text:p>3.7</text:p>
              </table:table-cell>
              <table:table-cell office:value-type="float" office:value="8.3568">
                <text:p>8.3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1">
                <text:p>3.71</text:p>
              </table:table-cell>
              <table:table-cell office:value-type="float" office:value="8.36598">
                <text:p>8.3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2">
                <text:p>3.72</text:p>
              </table:table-cell>
              <table:table-cell office:value-type="float" office:value="8.3725">
                <text:p>8.3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3">
                <text:p>3.73</text:p>
              </table:table-cell>
              <table:table-cell office:value-type="float" office:value="8.37637">
                <text:p>8.37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4">
                <text:p>3.74</text:p>
              </table:table-cell>
              <table:table-cell office:value-type="float" office:value="8.37758">
                <text:p>8.37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">
                <text:p>3.75</text:p>
              </table:table-cell>
              <table:table-cell office:value-type="float" office:value="8.37613">
                <text:p>8.37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6">
                <text:p>3.76</text:p>
              </table:table-cell>
              <table:table-cell office:value-type="float" office:value="8.37202">
                <text:p>8.37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7">
                <text:p>3.77</text:p>
              </table:table-cell>
              <table:table-cell office:value-type="float" office:value="8.36525">
                <text:p>8.36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8">
                <text:p>3.78</text:p>
              </table:table-cell>
              <table:table-cell office:value-type="float" office:value="8.35583">
                <text:p>8.35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9">
                <text:p>3.79</text:p>
              </table:table-cell>
              <table:table-cell office:value-type="float" office:value="8.34376">
                <text:p>8.34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8.32905">
                <text:p>8.32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1">
                <text:p>3.81</text:p>
              </table:table-cell>
              <table:table-cell office:value-type="float" office:value="8.31172">
                <text:p>8.31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2">
                <text:p>3.82</text:p>
              </table:table-cell>
              <table:table-cell office:value-type="float" office:value="8.29176">
                <text:p>8.29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3">
                <text:p>3.83</text:p>
              </table:table-cell>
              <table:table-cell office:value-type="float" office:value="8.2692">
                <text:p>8.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8.24405">
                <text:p>8.24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5">
                <text:p>3.85</text:p>
              </table:table-cell>
              <table:table-cell office:value-type="float" office:value="8.21632">
                <text:p>8.21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6">
                <text:p>3.86</text:p>
              </table:table-cell>
              <table:table-cell office:value-type="float" office:value="8.18603">
                <text:p>8.18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7">
                <text:p>3.87</text:p>
              </table:table-cell>
              <table:table-cell office:value-type="float" office:value="8.1532">
                <text:p>8.1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8">
                <text:p>3.88</text:p>
              </table:table-cell>
              <table:table-cell office:value-type="float" office:value="8.11786">
                <text:p>8.1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9">
                <text:p>3.89</text:p>
              </table:table-cell>
              <table:table-cell office:value-type="float" office:value="8.08002">
                <text:p>8.0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8.03971">
                <text:p>8.03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7.99695">
                <text:p>7.99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7.95178">
                <text:p>7.95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3">
                <text:p>3.93</text:p>
              </table:table-cell>
              <table:table-cell office:value-type="float" office:value="7.90421">
                <text:p>7.9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4">
                <text:p>3.94</text:p>
              </table:table-cell>
              <table:table-cell office:value-type="float" office:value="7.85429">
                <text:p>7.8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5">
                <text:p>3.95</text:p>
              </table:table-cell>
              <table:table-cell office:value-type="float" office:value="7.80203">
                <text:p>7.80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6">
                <text:p>3.96</text:p>
              </table:table-cell>
              <table:table-cell office:value-type="float" office:value="7.74748">
                <text:p>7.74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7">
                <text:p>3.97</text:p>
              </table:table-cell>
              <table:table-cell office:value-type="float" office:value="7.69067">
                <text:p>7.69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8">
                <text:p>3.98</text:p>
              </table:table-cell>
              <table:table-cell office:value-type="float" office:value="7.63164">
                <text:p>7.63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9">
                <text:p>3.99</text:p>
              </table:table-cell>
              <table:table-cell office:value-type="float" office:value="7.57042">
                <text:p>7.57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.50705">
                <text:p>7.50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1">
                <text:p>4.01</text:p>
              </table:table-cell>
              <table:table-cell office:value-type="float" office:value="7.44158">
                <text:p>7.44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2">
                <text:p>4.02</text:p>
              </table:table-cell>
              <table:table-cell office:value-type="float" office:value="7.37404">
                <text:p>7.37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3">
                <text:p>4.03</text:p>
              </table:table-cell>
              <table:table-cell office:value-type="float" office:value="7.30447">
                <text:p>7.30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4">
                <text:p>4.04</text:p>
              </table:table-cell>
              <table:table-cell office:value-type="float" office:value="7.23293">
                <text:p>7.23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5">
                <text:p>4.05</text:p>
              </table:table-cell>
              <table:table-cell office:value-type="float" office:value="7.15945">
                <text:p>7.15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6">
                <text:p>4.06</text:p>
              </table:table-cell>
              <table:table-cell office:value-type="float" office:value="7.08409">
                <text:p>7.08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7">
                <text:p>4.07</text:p>
              </table:table-cell>
              <table:table-cell office:value-type="float" office:value="7.00688">
                <text:p>7.00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8">
                <text:p>4.08</text:p>
              </table:table-cell>
              <table:table-cell office:value-type="float" office:value="6.92789">
                <text:p>6.92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9">
                <text:p>4.09</text:p>
              </table:table-cell>
              <table:table-cell office:value-type="float" office:value="6.84716">
                <text:p>6.84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">
                <text:p>4.1</text:p>
              </table:table-cell>
              <table:table-cell office:value-type="float" office:value="6.76474">
                <text:p>6.76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">
                <text:p>4.11</text:p>
              </table:table-cell>
              <table:table-cell office:value-type="float" office:value="6.68068">
                <text:p>6.68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2">
                <text:p>4.12</text:p>
              </table:table-cell>
              <table:table-cell office:value-type="float" office:value="6.59504">
                <text:p>6.59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3">
                <text:p>4.13</text:p>
              </table:table-cell>
              <table:table-cell office:value-type="float" office:value="6.50787">
                <text:p>6.50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4">
                <text:p>4.14</text:p>
              </table:table-cell>
              <table:table-cell office:value-type="float" office:value="6.41923">
                <text:p>6.41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">
                <text:p>4.15</text:p>
              </table:table-cell>
              <table:table-cell office:value-type="float" office:value="6.32917">
                <text:p>6.32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6">
                <text:p>4.16</text:p>
              </table:table-cell>
              <table:table-cell office:value-type="float" office:value="6.23775">
                <text:p>6.23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7">
                <text:p>4.17</text:p>
              </table:table-cell>
              <table:table-cell office:value-type="float" office:value="6.14503">
                <text:p>6.14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8">
                <text:p>4.18</text:p>
              </table:table-cell>
              <table:table-cell office:value-type="float" office:value="6.05107">
                <text:p>6.05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9">
                <text:p>4.19</text:p>
              </table:table-cell>
              <table:table-cell office:value-type="float" office:value="5.95593">
                <text:p>5.9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">
                <text:p>4.2</text:p>
              </table:table-cell>
              <table:table-cell office:value-type="float" office:value="5.85966">
                <text:p>5.85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">
                <text:p>4.21</text:p>
              </table:table-cell>
              <table:table-cell office:value-type="float" office:value="5.76233">
                <text:p>5.76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2">
                <text:p>4.22</text:p>
              </table:table-cell>
              <table:table-cell office:value-type="float" office:value="5.664">
                <text:p>5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3">
                <text:p>4.23</text:p>
              </table:table-cell>
              <table:table-cell office:value-type="float" office:value="5.56474">
                <text:p>5.56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4">
                <text:p>4.24</text:p>
              </table:table-cell>
              <table:table-cell office:value-type="float" office:value="5.4646">
                <text:p>5.4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5">
                <text:p>4.25</text:p>
              </table:table-cell>
              <table:table-cell office:value-type="float" office:value="5.36365">
                <text:p>5.36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6">
                <text:p>4.26</text:p>
              </table:table-cell>
              <table:table-cell office:value-type="float" office:value="5.26196">
                <text:p>5.2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7">
                <text:p>4.27</text:p>
              </table:table-cell>
              <table:table-cell office:value-type="float" office:value="5.15958">
                <text:p>5.15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8">
                <text:p>4.28</text:p>
              </table:table-cell>
              <table:table-cell office:value-type="float" office:value="5.05659">
                <text:p>5.05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9">
                <text:p>4.29</text:p>
              </table:table-cell>
              <table:table-cell office:value-type="float" office:value="4.95304">
                <text:p>4.95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">
                <text:p>4.3</text:p>
              </table:table-cell>
              <table:table-cell office:value-type="float" office:value="4.84901">
                <text:p>4.84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">
                <text:p>4.31</text:p>
              </table:table-cell>
              <table:table-cell office:value-type="float" office:value="4.74456">
                <text:p>4.7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2">
                <text:p>4.32</text:p>
              </table:table-cell>
              <table:table-cell office:value-type="float" office:value="4.63976">
                <text:p>4.63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3">
                <text:p>4.33</text:p>
              </table:table-cell>
              <table:table-cell office:value-type="float" office:value="4.53467">
                <text:p>4.53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4">
                <text:p>4.34</text:p>
              </table:table-cell>
              <table:table-cell office:value-type="float" office:value="4.42936">
                <text:p>4.4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5">
                <text:p>4.35</text:p>
              </table:table-cell>
              <table:table-cell office:value-type="float" office:value="4.3239">
                <text:p>4.3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6">
                <text:p>4.36</text:p>
              </table:table-cell>
              <table:table-cell office:value-type="float" office:value="4.21836">
                <text:p>4.21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7">
                <text:p>4.37</text:p>
              </table:table-cell>
              <table:table-cell office:value-type="float" office:value="4.11279">
                <text:p>4.1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8">
                <text:p>4.38</text:p>
              </table:table-cell>
              <table:table-cell office:value-type="float" office:value="4.00727">
                <text:p>4.00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9">
                <text:p>4.39</text:p>
              </table:table-cell>
              <table:table-cell office:value-type="float" office:value="3.90187">
                <text:p>3.90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">
                <text:p>4.4</text:p>
              </table:table-cell>
              <table:table-cell office:value-type="float" office:value="3.79665">
                <text:p>3.7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1">
                <text:p>4.41</text:p>
              </table:table-cell>
              <table:table-cell office:value-type="float" office:value="3.69168">
                <text:p>3.69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2">
                <text:p>4.42</text:p>
              </table:table-cell>
              <table:table-cell office:value-type="float" office:value="3.58702">
                <text:p>3.5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3">
                <text:p>4.43</text:p>
              </table:table-cell>
              <table:table-cell office:value-type="float" office:value="3.48275">
                <text:p>3.48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4">
                <text:p>4.44</text:p>
              </table:table-cell>
              <table:table-cell office:value-type="float" office:value="3.37893">
                <text:p>3.37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5">
                <text:p>4.45</text:p>
              </table:table-cell>
              <table:table-cell office:value-type="float" office:value="3.27562">
                <text:p>3.27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6">
                <text:p>4.46</text:p>
              </table:table-cell>
              <table:table-cell office:value-type="float" office:value="3.17289">
                <text:p>3.17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">
                <text:p>4.47</text:p>
              </table:table-cell>
              <table:table-cell office:value-type="float" office:value="3.0708">
                <text:p>3.0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8">
                <text:p>4.48</text:p>
              </table:table-cell>
              <table:table-cell office:value-type="float" office:value="2.96943">
                <text:p>2.96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9">
                <text:p>4.49</text:p>
              </table:table-cell>
              <table:table-cell office:value-type="float" office:value="2.86883">
                <text:p>2.86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2.76907">
                <text:p>2.76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">
                <text:p>4.51</text:p>
              </table:table-cell>
              <table:table-cell office:value-type="float" office:value="2.67021">
                <text:p>2.67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2">
                <text:p>4.52</text:p>
              </table:table-cell>
              <table:table-cell office:value-type="float" office:value="2.57231">
                <text:p>2.57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3">
                <text:p>4.53</text:p>
              </table:table-cell>
              <table:table-cell office:value-type="float" office:value="2.47544">
                <text:p>2.47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4">
                <text:p>4.54</text:p>
              </table:table-cell>
              <table:table-cell office:value-type="float" office:value="2.37966">
                <text:p>2.3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5">
                <text:p>4.55</text:p>
              </table:table-cell>
              <table:table-cell office:value-type="float" office:value="2.28503">
                <text:p>2.2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6">
                <text:p>4.56</text:p>
              </table:table-cell>
              <table:table-cell office:value-type="float" office:value="2.19161">
                <text:p>2.1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7">
                <text:p>4.57</text:p>
              </table:table-cell>
              <table:table-cell office:value-type="float" office:value="2.09945">
                <text:p>2.09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8">
                <text:p>4.58</text:p>
              </table:table-cell>
              <table:table-cell office:value-type="float" office:value="2.00863">
                <text:p>2.00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">
                <text:p>4.59</text:p>
              </table:table-cell>
              <table:table-cell office:value-type="float" office:value="1.91918">
                <text:p>1.91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">
                <text:p>4.6</text:p>
              </table:table-cell>
              <table:table-cell office:value-type="float" office:value="1.83118">
                <text:p>1.83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1">
                <text:p>4.61</text:p>
              </table:table-cell>
              <table:table-cell office:value-type="float" office:value="1.74468">
                <text:p>1.74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2">
                <text:p>4.62</text:p>
              </table:table-cell>
              <table:table-cell office:value-type="float" office:value="1.65973">
                <text:p>1.65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3">
                <text:p>4.63</text:p>
              </table:table-cell>
              <table:table-cell office:value-type="float" office:value="1.57639">
                <text:p>1.57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4">
                <text:p>4.64</text:p>
              </table:table-cell>
              <table:table-cell office:value-type="float" office:value="1.4947">
                <text:p>1.4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5">
                <text:p>4.65</text:p>
              </table:table-cell>
              <table:table-cell office:value-type="float" office:value="1.41473">
                <text:p>1.41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6">
                <text:p>4.66</text:p>
              </table:table-cell>
              <table:table-cell office:value-type="float" office:value="1.33651">
                <text:p>1.33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7">
                <text:p>4.67</text:p>
              </table:table-cell>
              <table:table-cell office:value-type="float" office:value="1.26011">
                <text:p>1.26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8">
                <text:p>4.68</text:p>
              </table:table-cell>
              <table:table-cell office:value-type="float" office:value="1.18557">
                <text:p>1.18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9">
                <text:p>4.69</text:p>
              </table:table-cell>
              <table:table-cell office:value-type="float" office:value="1.11294">
                <text:p>1.11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">
                <text:p>4.7</text:p>
              </table:table-cell>
              <table:table-cell office:value-type="float" office:value="1.04226">
                <text:p>1.04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1">
                <text:p>4.71</text:p>
              </table:table-cell>
              <table:table-cell office:value-type="float" office:value="0.973583">
                <text:p>0.973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2">
                <text:p>4.72</text:p>
              </table:table-cell>
              <table:table-cell office:value-type="float" office:value="0.906945">
                <text:p>0.906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3">
                <text:p>4.73</text:p>
              </table:table-cell>
              <table:table-cell office:value-type="float" office:value="0.842392">
                <text:p>0.842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4">
                <text:p>4.74</text:p>
              </table:table-cell>
              <table:table-cell office:value-type="float" office:value="0.779964">
                <text:p>0.779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5">
                <text:p>4.75</text:p>
              </table:table-cell>
              <table:table-cell office:value-type="float" office:value="0.719701">
                <text:p>0.719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">
                <text:p>4.76</text:p>
              </table:table-cell>
              <table:table-cell office:value-type="float" office:value="0.661641">
                <text:p>0.661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">
                <text:p>4.77</text:p>
              </table:table-cell>
              <table:table-cell office:value-type="float" office:value="0.605822">
                <text:p>0.60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8">
                <text:p>4.78</text:p>
              </table:table-cell>
              <table:table-cell office:value-type="float" office:value="0.552278">
                <text:p>0.552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9">
                <text:p>4.79</text:p>
              </table:table-cell>
              <table:table-cell office:value-type="float" office:value="0.501045">
                <text:p>0.50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">
                <text:p>4.8</text:p>
              </table:table-cell>
              <table:table-cell office:value-type="float" office:value="0.452153">
                <text:p>0.45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1">
                <text:p>4.81</text:p>
              </table:table-cell>
              <table:table-cell office:value-type="float" office:value="0.405635">
                <text:p>0.405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2">
                <text:p>4.82</text:p>
              </table:table-cell>
              <table:table-cell office:value-type="float" office:value="0.36152">
                <text:p>0.36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">
                <text:p>4.83</text:p>
              </table:table-cell>
              <table:table-cell office:value-type="float" office:value="0.319836">
                <text:p>0.319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4">
                <text:p>4.84</text:p>
              </table:table-cell>
              <table:table-cell office:value-type="float" office:value="0.280609">
                <text:p>0.280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5">
                <text:p>4.85</text:p>
              </table:table-cell>
              <table:table-cell office:value-type="float" office:value="0.243864">
                <text:p>0.243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6">
                <text:p>4.86</text:p>
              </table:table-cell>
              <table:table-cell office:value-type="float" office:value="0.209625">
                <text:p>0.209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7">
                <text:p>4.87</text:p>
              </table:table-cell>
              <table:table-cell office:value-type="float" office:value="0.177914">
                <text:p>0.177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8">
                <text:p>4.88</text:p>
              </table:table-cell>
              <table:table-cell office:value-type="float" office:value="0.14875">
                <text:p>0.14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">
                <text:p>4.89</text:p>
              </table:table-cell>
              <table:table-cell office:value-type="float" office:value="0.122152">
                <text:p>0.122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">
                <text:p>4.9</text:p>
              </table:table-cell>
              <table:table-cell office:value-type="float" office:value="0.0981373">
                <text:p>0.098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">
                <text:p>4.91</text:p>
              </table:table-cell>
              <table:table-cell office:value-type="float" office:value="0.0767206">
                <text:p>0.0767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2">
                <text:p>4.92</text:p>
              </table:table-cell>
              <table:table-cell office:value-type="float" office:value="0.0579157">
                <text:p>0.0579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3">
                <text:p>4.93</text:p>
              </table:table-cell>
              <table:table-cell office:value-type="float" office:value="0.0417346">
                <text:p>0.041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4">
                <text:p>4.94</text:p>
              </table:table-cell>
              <table:table-cell office:value-type="float" office:value="0.0281875">
                <text:p>0.028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">
                <text:p>4.95</text:p>
              </table:table-cell>
              <table:table-cell office:value-type="float" office:value="0.0172831">
                <text:p>0.0172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6">
                <text:p>4.96</text:p>
              </table:table-cell>
              <table:table-cell office:value-type="float" office:value="0.0090282">
                <text:p>0.0090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7">
                <text:p>4.97</text:p>
              </table:table-cell>
              <table:table-cell office:value-type="float" office:value="0.00342814">
                <text:p>0.0034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">
                <text:p>4.98</text:p>
              </table:table-cell>
              <table:table-cell office:value-type="float" office:value="0.00048645">
                <text:p>0.0004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9">
                <text:p>4.99</text:p>
              </table:table-cell>
              <table:table-cell office:value-type="float" office:value="0.000204997">
                <text:p>0.000204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00258396">
                <text:p>0.00258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1">
                <text:p>5.01</text:p>
              </table:table-cell>
              <table:table-cell office:value-type="float" office:value="0.00762183">
                <text:p>0.00762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2">
                <text:p>5.02</text:p>
              </table:table-cell>
              <table:table-cell office:value-type="float" office:value="0.0153154">
                <text:p>0.0153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3">
                <text:p>5.03</text:p>
              </table:table-cell>
              <table:table-cell office:value-type="float" office:value="0.0256598">
                <text:p>0.025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">
                <text:p>5.04</text:p>
              </table:table-cell>
              <table:table-cell office:value-type="float" office:value="0.0386484">
                <text:p>0.0386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5">
                <text:p>5.05</text:p>
              </table:table-cell>
              <table:table-cell office:value-type="float" office:value="0.0542731">
                <text:p>0.0542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6">
                <text:p>5.06</text:p>
              </table:table-cell>
              <table:table-cell office:value-type="float" office:value="0.0725238">
                <text:p>0.072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7">
                <text:p>5.07</text:p>
              </table:table-cell>
              <table:table-cell office:value-type="float" office:value="0.093389">
                <text:p>0.093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">
                <text:p>5.08</text:p>
              </table:table-cell>
              <table:table-cell office:value-type="float" office:value="0.116855">
                <text:p>0.116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">
                <text:p>5.09</text:p>
              </table:table-cell>
              <table:table-cell office:value-type="float" office:value="0.142908">
                <text:p>0.142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">
                <text:p>5.1</text:p>
              </table:table-cell>
              <table:table-cell office:value-type="float" office:value="0.171531">
                <text:p>0.171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1">
                <text:p>5.11</text:p>
              </table:table-cell>
              <table:table-cell office:value-type="float" office:value="0.202705">
                <text:p>0.20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">
                <text:p>5.12</text:p>
              </table:table-cell>
              <table:table-cell office:value-type="float" office:value="0.236411">
                <text:p>0.236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">
                <text:p>5.13</text:p>
              </table:table-cell>
              <table:table-cell office:value-type="float" office:value="0.272627">
                <text:p>0.272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4">
                <text:p>5.14</text:p>
              </table:table-cell>
              <table:table-cell office:value-type="float" office:value="0.311331">
                <text:p>0.31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5">
                <text:p>5.15</text:p>
              </table:table-cell>
              <table:table-cell office:value-type="float" office:value="0.352497">
                <text:p>0.352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6">
                <text:p>5.16</text:p>
              </table:table-cell>
              <table:table-cell office:value-type="float" office:value="0.3961">
                <text:p>0.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">
                <text:p>5.17</text:p>
              </table:table-cell>
              <table:table-cell office:value-type="float" office:value="0.442112">
                <text:p>0.442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8">
                <text:p>5.18</text:p>
              </table:table-cell>
              <table:table-cell office:value-type="float" office:value="0.490504">
                <text:p>0.490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9">
                <text:p>5.19</text:p>
              </table:table-cell>
              <table:table-cell office:value-type="float" office:value="0.541245">
                <text:p>0.54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">
                <text:p>5.2</text:p>
              </table:table-cell>
              <table:table-cell office:value-type="float" office:value="0.594303">
                <text:p>0.594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">
                <text:p>5.21</text:p>
              </table:table-cell>
              <table:table-cell office:value-type="float" office:value="0.649643">
                <text:p>0.649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2">
                <text:p>5.22</text:p>
              </table:table-cell>
              <table:table-cell office:value-type="float" office:value="0.707232">
                <text:p>0.707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">
                <text:p>5.23</text:p>
              </table:table-cell>
              <table:table-cell office:value-type="float" office:value="0.767032">
                <text:p>0.767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">
                <text:p>5.24</text:p>
              </table:table-cell>
              <table:table-cell office:value-type="float" office:value="0.829005">
                <text:p>0.829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">
                <text:p>5.25</text:p>
              </table:table-cell>
              <table:table-cell office:value-type="float" office:value="0.893112">
                <text:p>0.89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">
                <text:p>5.26</text:p>
              </table:table-cell>
              <table:table-cell office:value-type="float" office:value="0.959313">
                <text:p>0.959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">
                <text:p>5.27</text:p>
              </table:table-cell>
              <table:table-cell office:value-type="float" office:value="1.02756">
                <text:p>1.0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">
                <text:p>5.28</text:p>
              </table:table-cell>
              <table:table-cell office:value-type="float" office:value="1.09782">
                <text:p>1.09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9">
                <text:p>5.29</text:p>
              </table:table-cell>
              <table:table-cell office:value-type="float" office:value="1.17005">
                <text:p>1.1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">
                <text:p>5.3</text:p>
              </table:table-cell>
              <table:table-cell office:value-type="float" office:value="1.24419">
                <text:p>1.24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1">
                <text:p>5.31</text:p>
              </table:table-cell>
              <table:table-cell office:value-type="float" office:value="1.3202">
                <text:p>1.3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2">
                <text:p>5.32</text:p>
              </table:table-cell>
              <table:table-cell office:value-type="float" office:value="1.39803">
                <text:p>1.39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3">
                <text:p>5.33</text:p>
              </table:table-cell>
              <table:table-cell office:value-type="float" office:value="1.47764">
                <text:p>1.47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4">
                <text:p>5.34</text:p>
              </table:table-cell>
              <table:table-cell office:value-type="float" office:value="1.55896">
                <text:p>1.5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">
                <text:p>5.35</text:p>
              </table:table-cell>
              <table:table-cell office:value-type="float" office:value="1.64196">
                <text:p>1.6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6">
                <text:p>5.36</text:p>
              </table:table-cell>
              <table:table-cell office:value-type="float" office:value="1.72658">
                <text:p>1.72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">
                <text:p>5.37</text:p>
              </table:table-cell>
              <table:table-cell office:value-type="float" office:value="1.81275">
                <text:p>1.81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">
                <text:p>5.38</text:p>
              </table:table-cell>
              <table:table-cell office:value-type="float" office:value="1.90044">
                <text:p>1.9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">
                <text:p>5.39</text:p>
              </table:table-cell>
              <table:table-cell office:value-type="float" office:value="1.98958">
                <text:p>1.98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">
                <text:p>5.4</text:p>
              </table:table-cell>
              <table:table-cell office:value-type="float" office:value="2.08012">
                <text:p>2.08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1">
                <text:p>5.41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">
                <text:p>5.42</text:p>
              </table:table-cell>
              <table:table-cell office:value-type="float" office:value="2.26516">
                <text:p>2.2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">
                <text:p>5.43</text:p>
              </table:table-cell>
              <table:table-cell office:value-type="float" office:value="2.35954">
                <text:p>2.3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4">
                <text:p>5.44</text:p>
              </table:table-cell>
              <table:table-cell office:value-type="float" office:value="2.45508">
                <text:p>2.45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">
                <text:p>5.45</text:p>
              </table:table-cell>
              <table:table-cell office:value-type="float" office:value="2.55173">
                <text:p>2.5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6">
                <text:p>5.46</text:p>
              </table:table-cell>
              <table:table-cell office:value-type="float" office:value="2.64941">
                <text:p>2.64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7">
                <text:p>5.47</text:p>
              </table:table-cell>
              <table:table-cell office:value-type="float" office:value="2.74807">
                <text:p>2.74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8">
                <text:p>5.48</text:p>
              </table:table-cell>
              <table:table-cell office:value-type="float" office:value="2.84765">
                <text:p>2.84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9">
                <text:p>5.49</text:p>
              </table:table-cell>
              <table:table-cell office:value-type="float" office:value="2.94808">
                <text:p>2.9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">
                <text:p>5.5</text:p>
              </table:table-cell>
              <table:table-cell office:value-type="float" office:value="3.04929">
                <text:p>3.04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1">
                <text:p>5.51</text:p>
              </table:table-cell>
              <table:table-cell office:value-type="float" office:value="3.15123">
                <text:p>3.15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2">
                <text:p>5.52</text:p>
              </table:table-cell>
              <table:table-cell office:value-type="float" office:value="3.25383">
                <text:p>3.25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3">
                <text:p>5.53</text:p>
              </table:table-cell>
              <table:table-cell office:value-type="float" office:value="3.35702">
                <text:p>3.35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4">
                <text:p>5.54</text:p>
              </table:table-cell>
              <table:table-cell office:value-type="float" office:value="3.46075">
                <text:p>3.4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5">
                <text:p>5.55</text:p>
              </table:table-cell>
              <table:table-cell office:value-type="float" office:value="3.56493">
                <text:p>3.56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6">
                <text:p>5.56</text:p>
              </table:table-cell>
              <table:table-cell office:value-type="float" office:value="3.66951">
                <text:p>3.66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">
                <text:p>5.57</text:p>
              </table:table-cell>
              <table:table-cell office:value-type="float" office:value="3.77442">
                <text:p>3.77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8">
                <text:p>5.58</text:p>
              </table:table-cell>
              <table:table-cell office:value-type="float" office:value="3.87959">
                <text:p>3.87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9">
                <text:p>5.59</text:p>
              </table:table-cell>
              <table:table-cell office:value-type="float" office:value="3.98496">
                <text:p>3.98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">
                <text:p>5.6</text:p>
              </table:table-cell>
              <table:table-cell office:value-type="float" office:value="4.09046">
                <text:p>4.09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">
                <text:p>5.61</text:p>
              </table:table-cell>
              <table:table-cell office:value-type="float" office:value="4.19602">
                <text:p>4.19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2">
                <text:p>5.62</text:p>
              </table:table-cell>
              <table:table-cell office:value-type="float" office:value="4.30158">
                <text:p>4.30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3">
                <text:p>5.63</text:p>
              </table:table-cell>
              <table:table-cell office:value-type="float" office:value="4.40706">
                <text:p>4.40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4">
                <text:p>5.64</text:p>
              </table:table-cell>
              <table:table-cell office:value-type="float" office:value="4.51241">
                <text:p>4.51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5">
                <text:p>5.65</text:p>
              </table:table-cell>
              <table:table-cell office:value-type="float" office:value="4.61755">
                <text:p>4.61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6">
                <text:p>5.66</text:p>
              </table:table-cell>
              <table:table-cell office:value-type="float" office:value="4.72242">
                <text:p>4.72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7">
                <text:p>5.67</text:p>
              </table:table-cell>
              <table:table-cell office:value-type="float" office:value="4.82695">
                <text:p>4.82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8">
                <text:p>5.68</text:p>
              </table:table-cell>
              <table:table-cell office:value-type="float" office:value="4.93107">
                <text:p>4.93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9">
                <text:p>5.69</text:p>
              </table:table-cell>
              <table:table-cell office:value-type="float" office:value="5.03472">
                <text:p>5.0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">
                <text:p>5.7</text:p>
              </table:table-cell>
              <table:table-cell office:value-type="float" office:value="5.13784">
                <text:p>5.1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">
                <text:p>5.71</text:p>
              </table:table-cell>
              <table:table-cell office:value-type="float" office:value="5.24035">
                <text:p>5.24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2">
                <text:p>5.72</text:p>
              </table:table-cell>
              <table:table-cell office:value-type="float" office:value="5.3422">
                <text:p>5.3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3">
                <text:p>5.73</text:p>
              </table:table-cell>
              <table:table-cell office:value-type="float" office:value="5.44331">
                <text:p>5.4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4">
                <text:p>5.74</text:p>
              </table:table-cell>
              <table:table-cell office:value-type="float" office:value="5.54362">
                <text:p>5.54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5">
                <text:p>5.75</text:p>
              </table:table-cell>
              <table:table-cell office:value-type="float" office:value="5.64308">
                <text:p>5.64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6">
                <text:p>5.76</text:p>
              </table:table-cell>
              <table:table-cell office:value-type="float" office:value="5.74161">
                <text:p>5.74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7">
                <text:p>5.77</text:p>
              </table:table-cell>
              <table:table-cell office:value-type="float" office:value="5.83915">
                <text:p>5.83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8">
                <text:p>5.78</text:p>
              </table:table-cell>
              <table:table-cell office:value-type="float" office:value="5.93565">
                <text:p>5.93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9">
                <text:p>5.79</text:p>
              </table:table-cell>
              <table:table-cell office:value-type="float" office:value="6.03104">
                <text:p>6.03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">
                <text:p>5.8</text:p>
              </table:table-cell>
              <table:table-cell office:value-type="float" office:value="6.12525">
                <text:p>6.12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1">
                <text:p>5.81</text:p>
              </table:table-cell>
              <table:table-cell office:value-type="float" office:value="6.21824">
                <text:p>6.21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2">
                <text:p>5.82</text:p>
              </table:table-cell>
              <table:table-cell office:value-type="float" office:value="6.30994">
                <text:p>6.30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3">
                <text:p>5.83</text:p>
              </table:table-cell>
              <table:table-cell office:value-type="float" office:value="6.40029">
                <text:p>6.40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4">
                <text:p>5.84</text:p>
              </table:table-cell>
              <table:table-cell office:value-type="float" office:value="6.48924">
                <text:p>6.4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5">
                <text:p>5.85</text:p>
              </table:table-cell>
              <table:table-cell office:value-type="float" office:value="6.57672">
                <text:p>6.5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6">
                <text:p>5.86</text:p>
              </table:table-cell>
              <table:table-cell office:value-type="float" office:value="6.66269">
                <text:p>6.66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7">
                <text:p>5.87</text:p>
              </table:table-cell>
              <table:table-cell office:value-type="float" office:value="6.74709">
                <text:p>6.74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">
                <text:p>5.88</text:p>
              </table:table-cell>
              <table:table-cell office:value-type="float" office:value="6.82986">
                <text:p>6.82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9">
                <text:p>5.89</text:p>
              </table:table-cell>
              <table:table-cell office:value-type="float" office:value="6.91095">
                <text:p>6.91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">
                <text:p>5.9</text:p>
              </table:table-cell>
              <table:table-cell office:value-type="float" office:value="6.99032">
                <text:p>6.9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1">
                <text:p>5.91</text:p>
              </table:table-cell>
              <table:table-cell office:value-type="float" office:value="7.0679">
                <text:p>7.0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2">
                <text:p>5.92</text:p>
              </table:table-cell>
              <table:table-cell office:value-type="float" office:value="7.14366">
                <text:p>7.14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3">
                <text:p>5.93</text:p>
              </table:table-cell>
              <table:table-cell office:value-type="float" office:value="7.21754">
                <text:p>7.21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4">
                <text:p>5.94</text:p>
              </table:table-cell>
              <table:table-cell office:value-type="float" office:value="7.2895">
                <text:p>7.2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5">
                <text:p>5.95</text:p>
              </table:table-cell>
              <table:table-cell office:value-type="float" office:value="7.35948">
                <text:p>7.35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6">
                <text:p>5.96</text:p>
              </table:table-cell>
              <table:table-cell office:value-type="float" office:value="7.42746">
                <text:p>7.42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7">
                <text:p>5.97</text:p>
              </table:table-cell>
              <table:table-cell office:value-type="float" office:value="7.49337">
                <text:p>7.49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8">
                <text:p>5.98</text:p>
              </table:table-cell>
              <table:table-cell office:value-type="float" office:value="7.55719">
                <text:p>7.55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9">
                <text:p>5.99</text:p>
              </table:table-cell>
              <table:table-cell office:value-type="float" office:value="7.61887">
                <text:p>7.6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.67837">
                <text:p>7.67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1">
                <text:p>6.01</text:p>
              </table:table-cell>
              <table:table-cell office:value-type="float" office:value="7.73565">
                <text:p>7.73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2">
                <text:p>6.02</text:p>
              </table:table-cell>
              <table:table-cell office:value-type="float" office:value="7.79068">
                <text:p>7.79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3">
                <text:p>6.03</text:p>
              </table:table-cell>
              <table:table-cell office:value-type="float" office:value="7.84342">
                <text:p>7.84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4">
                <text:p>6.04</text:p>
              </table:table-cell>
              <table:table-cell office:value-type="float" office:value="7.89384">
                <text:p>7.89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5">
                <text:p>6.05</text:p>
              </table:table-cell>
              <table:table-cell office:value-type="float" office:value="7.94191">
                <text:p>7.9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6">
                <text:p>6.06</text:p>
              </table:table-cell>
              <table:table-cell office:value-type="float" office:value="7.9876">
                <text:p>7.9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7">
                <text:p>6.07</text:p>
              </table:table-cell>
              <table:table-cell office:value-type="float" office:value="8.03087">
                <text:p>8.03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8">
                <text:p>6.08</text:p>
              </table:table-cell>
              <table:table-cell office:value-type="float" office:value="8.0717">
                <text:p>8.0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9">
                <text:p>6.09</text:p>
              </table:table-cell>
              <table:table-cell office:value-type="float" office:value="8.11006">
                <text:p>8.1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">
                <text:p>6.1</text:p>
              </table:table-cell>
              <table:table-cell office:value-type="float" office:value="8.14594">
                <text:p>8.1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1">
                <text:p>6.11</text:p>
              </table:table-cell>
              <table:table-cell office:value-type="float" office:value="8.1793">
                <text:p>8.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2">
                <text:p>6.12</text:p>
              </table:table-cell>
              <table:table-cell office:value-type="float" office:value="8.21012">
                <text:p>8.2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3">
                <text:p>6.13</text:p>
              </table:table-cell>
              <table:table-cell office:value-type="float" office:value="8.23839">
                <text:p>8.23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4">
                <text:p>6.14</text:p>
              </table:table-cell>
              <table:table-cell office:value-type="float" office:value="8.26409">
                <text:p>8.26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5">
                <text:p>6.15</text:p>
              </table:table-cell>
              <table:table-cell office:value-type="float" office:value="8.2872">
                <text:p>8.2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6">
                <text:p>6.16</text:p>
              </table:table-cell>
              <table:table-cell office:value-type="float" office:value="8.30771">
                <text:p>8.30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7">
                <text:p>6.17</text:p>
              </table:table-cell>
              <table:table-cell office:value-type="float" office:value="8.3256">
                <text:p>8.3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8">
                <text:p>6.18</text:p>
              </table:table-cell>
              <table:table-cell office:value-type="float" office:value="8.34087">
                <text:p>8.34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9">
                <text:p>6.19</text:p>
              </table:table-cell>
              <table:table-cell office:value-type="float" office:value="8.35349">
                <text:p>8.3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">
                <text:p>6.2</text:p>
              </table:table-cell>
              <table:table-cell office:value-type="float" office:value="8.36348">
                <text:p>8.3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1">
                <text:p>6.21</text:p>
              </table:table-cell>
              <table:table-cell office:value-type="float" office:value="8.37081">
                <text:p>8.37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2">
                <text:p>6.22</text:p>
              </table:table-cell>
              <table:table-cell office:value-type="float" office:value="8.37548">
                <text:p>8.3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3">
                <text:p>6.23</text:p>
              </table:table-cell>
              <table:table-cell office:value-type="float" office:value="8.37749">
                <text:p>8.3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4">
                <text:p>6.24</text:p>
              </table:table-cell>
              <table:table-cell office:value-type="float" office:value="8.37685">
                <text:p>8.37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5">
                <text:p>6.25</text:p>
              </table:table-cell>
              <table:table-cell office:value-type="float" office:value="8.37354">
                <text:p>8.37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6">
                <text:p>6.26</text:p>
              </table:table-cell>
              <table:table-cell office:value-type="float" office:value="8.36758">
                <text:p>8.3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7">
                <text:p>6.27</text:p>
              </table:table-cell>
              <table:table-cell office:value-type="float" office:value="8.35896">
                <text:p>8.3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8">
                <text:p>6.28</text:p>
              </table:table-cell>
              <table:table-cell office:value-type="float" office:value="8.34769">
                <text:p>8.34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9">
                <text:p>6.29</text:p>
              </table:table-cell>
              <table:table-cell office:value-type="float" office:value="8.33378">
                <text:p>8.3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">
                <text:p>6.3</text:p>
              </table:table-cell>
              <table:table-cell office:value-type="float" office:value="8.31724">
                <text:p>8.3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1">
                <text:p>6.31</text:p>
              </table:table-cell>
              <table:table-cell office:value-type="float" office:value="8.29808">
                <text:p>8.29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2">
                <text:p>6.32</text:p>
              </table:table-cell>
              <table:table-cell office:value-type="float" office:value="8.27631">
                <text:p>8.2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3">
                <text:p>6.33</text:p>
              </table:table-cell>
              <table:table-cell office:value-type="float" office:value="8.25194">
                <text:p>8.25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4">
                <text:p>6.34</text:p>
              </table:table-cell>
              <table:table-cell office:value-type="float" office:value="8.22499">
                <text:p>8.22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5">
                <text:p>6.35</text:p>
              </table:table-cell>
              <table:table-cell office:value-type="float" office:value="8.19547">
                <text:p>8.19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6">
                <text:p>6.36</text:p>
              </table:table-cell>
              <table:table-cell office:value-type="float" office:value="8.16341">
                <text:p>8.16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7">
                <text:p>6.37</text:p>
              </table:table-cell>
              <table:table-cell office:value-type="float" office:value="8.12883">
                <text:p>8.12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8">
                <text:p>6.38</text:p>
              </table:table-cell>
              <table:table-cell office:value-type="float" office:value="8.09174">
                <text:p>8.09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9">
                <text:p>6.39</text:p>
              </table:table-cell>
              <table:table-cell office:value-type="float" office:value="8.05218">
                <text:p>8.05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">
                <text:p>6.4</text:p>
              </table:table-cell>
              <table:table-cell office:value-type="float" office:value="8.01016">
                <text:p>8.0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1">
                <text:p>6.41</text:p>
              </table:table-cell>
              <table:table-cell office:value-type="float" office:value="7.96571">
                <text:p>7.96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2">
                <text:p>6.42</text:p>
              </table:table-cell>
              <table:table-cell office:value-type="float" office:value="7.91887">
                <text:p>7.9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3">
                <text:p>6.43</text:p>
              </table:table-cell>
              <table:table-cell office:value-type="float" office:value="7.86966">
                <text:p>7.86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4">
                <text:p>6.44</text:p>
              </table:table-cell>
              <table:table-cell office:value-type="float" office:value="7.8181">
                <text:p>7.8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5">
                <text:p>6.45</text:p>
              </table:table-cell>
              <table:table-cell office:value-type="float" office:value="7.76425">
                <text:p>7.76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6">
                <text:p>6.46</text:p>
              </table:table-cell>
              <table:table-cell office:value-type="float" office:value="7.70812">
                <text:p>7.70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7">
                <text:p>6.47</text:p>
              </table:table-cell>
              <table:table-cell office:value-type="float" office:value="7.64975">
                <text:p>7.64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8">
                <text:p>6.48</text:p>
              </table:table-cell>
              <table:table-cell office:value-type="float" office:value="7.58919">
                <text:p>7.58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">
                <text:p>6.49</text:p>
              </table:table-cell>
              <table:table-cell office:value-type="float" office:value="7.52647">
                <text:p>7.52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">
                <text:p>6.5</text:p>
              </table:table-cell>
              <table:table-cell office:value-type="float" office:value="7.46163">
                <text:p>7.46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1">
                <text:p>6.51</text:p>
              </table:table-cell>
              <table:table-cell office:value-type="float" office:value="7.39471">
                <text:p>7.39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2">
                <text:p>6.52</text:p>
              </table:table-cell>
              <table:table-cell office:value-type="float" office:value="7.32575">
                <text:p>7.3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3">
                <text:p>6.53</text:p>
              </table:table-cell>
              <table:table-cell office:value-type="float" office:value="7.2548">
                <text:p>7.2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4">
                <text:p>6.54</text:p>
              </table:table-cell>
              <table:table-cell office:value-type="float" office:value="7.18191">
                <text:p>7.18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5">
                <text:p>6.55</text:p>
              </table:table-cell>
              <table:table-cell office:value-type="float" office:value="7.10711">
                <text:p>7.1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6">
                <text:p>6.56</text:p>
              </table:table-cell>
              <table:table-cell office:value-type="float" office:value="7.03046">
                <text:p>7.03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7">
                <text:p>6.57</text:p>
              </table:table-cell>
              <table:table-cell office:value-type="float" office:value="6.952">
                <text:p>6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8">
                <text:p>6.58</text:p>
              </table:table-cell>
              <table:table-cell office:value-type="float" office:value="6.87179">
                <text:p>6.87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9">
                <text:p>6.59</text:p>
              </table:table-cell>
              <table:table-cell office:value-type="float" office:value="6.78988">
                <text:p>6.78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">
                <text:p>6.6</text:p>
              </table:table-cell>
              <table:table-cell office:value-type="float" office:value="6.70631">
                <text:p>6.70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1">
                <text:p>6.61</text:p>
              </table:table-cell>
              <table:table-cell office:value-type="float" office:value="6.62114">
                <text:p>6.62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2">
                <text:p>6.62</text:p>
              </table:table-cell>
              <table:table-cell office:value-type="float" office:value="6.53443">
                <text:p>6.53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3">
                <text:p>6.63</text:p>
              </table:table-cell>
              <table:table-cell office:value-type="float" office:value="6.44623">
                <text:p>6.44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4">
                <text:p>6.64</text:p>
              </table:table-cell>
              <table:table-cell office:value-type="float" office:value="6.35659">
                <text:p>6.35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5">
                <text:p>6.65</text:p>
              </table:table-cell>
              <table:table-cell office:value-type="float" office:value="6.26558">
                <text:p>6.26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6">
                <text:p>6.66</text:p>
              </table:table-cell>
              <table:table-cell office:value-type="float" office:value="6.17325">
                <text:p>6.17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7">
                <text:p>6.67</text:p>
              </table:table-cell>
              <table:table-cell office:value-type="float" office:value="6.07966">
                <text:p>6.0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8">
                <text:p>6.68</text:p>
              </table:table-cell>
              <table:table-cell office:value-type="float" office:value="5.98487">
                <text:p>5.98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9">
                <text:p>6.69</text:p>
              </table:table-cell>
              <table:table-cell office:value-type="float" office:value="5.88893">
                <text:p>5.88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">
                <text:p>6.7</text:p>
              </table:table-cell>
              <table:table-cell office:value-type="float" office:value="5.79192">
                <text:p>5.79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1">
                <text:p>6.71</text:p>
              </table:table-cell>
              <table:table-cell office:value-type="float" office:value="5.69389">
                <text:p>5.6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2">
                <text:p>6.72</text:p>
              </table:table-cell>
              <table:table-cell office:value-type="float" office:value="5.5949">
                <text:p>5.5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3">
                <text:p>6.73</text:p>
              </table:table-cell>
              <table:table-cell office:value-type="float" office:value="5.49502">
                <text:p>5.4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4">
                <text:p>6.74</text:p>
              </table:table-cell>
              <table:table-cell office:value-type="float" office:value="5.39431">
                <text:p>5.39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5">
                <text:p>6.75</text:p>
              </table:table-cell>
              <table:table-cell office:value-type="float" office:value="5.29284">
                <text:p>5.29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6">
                <text:p>6.76</text:p>
              </table:table-cell>
              <table:table-cell office:value-type="float" office:value="5.19066">
                <text:p>5.19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7">
                <text:p>6.77</text:p>
              </table:table-cell>
              <table:table-cell office:value-type="float" office:value="5.08784">
                <text:p>5.08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8">
                <text:p>6.78</text:p>
              </table:table-cell>
              <table:table-cell office:value-type="float" office:value="4.98446">
                <text:p>4.98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9">
                <text:p>6.79</text:p>
              </table:table-cell>
              <table:table-cell office:value-type="float" office:value="4.88057">
                <text:p>4.88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">
                <text:p>6.8</text:p>
              </table:table-cell>
              <table:table-cell office:value-type="float" office:value="4.77624">
                <text:p>4.77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1">
                <text:p>6.81</text:p>
              </table:table-cell>
              <table:table-cell office:value-type="float" office:value="4.67154">
                <text:p>4.67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2">
                <text:p>6.82</text:p>
              </table:table-cell>
              <table:table-cell office:value-type="float" office:value="4.56653">
                <text:p>4.56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3">
                <text:p>6.83</text:p>
              </table:table-cell>
              <table:table-cell office:value-type="float" office:value="4.46128">
                <text:p>4.46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4">
                <text:p>6.84</text:p>
              </table:table-cell>
              <table:table-cell office:value-type="float" office:value="4.35586">
                <text:p>4.35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5">
                <text:p>6.85</text:p>
              </table:table-cell>
              <table:table-cell office:value-type="float" office:value="4.25033">
                <text:p>4.25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6">
                <text:p>6.86</text:p>
              </table:table-cell>
              <table:table-cell office:value-type="float" office:value="4.14476">
                <text:p>4.1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7">
                <text:p>6.87</text:p>
              </table:table-cell>
              <table:table-cell office:value-type="float" office:value="4.03922">
                <text:p>4.0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8">
                <text:p>6.88</text:p>
              </table:table-cell>
              <table:table-cell office:value-type="float" office:value="3.93378">
                <text:p>3.9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9">
                <text:p>6.89</text:p>
              </table:table-cell>
              <table:table-cell office:value-type="float" office:value="3.8285">
                <text:p>3.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">
                <text:p>6.9</text:p>
              </table:table-cell>
              <table:table-cell office:value-type="float" office:value="3.72345">
                <text:p>3.72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1">
                <text:p>6.91</text:p>
              </table:table-cell>
              <table:table-cell office:value-type="float" office:value="3.61869">
                <text:p>3.61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2">
                <text:p>6.92</text:p>
              </table:table-cell>
              <table:table-cell office:value-type="float" office:value="3.51429">
                <text:p>3.5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3">
                <text:p>6.93</text:p>
              </table:table-cell>
              <table:table-cell office:value-type="float" office:value="3.41032">
                <text:p>3.4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4">
                <text:p>6.94</text:p>
              </table:table-cell>
              <table:table-cell office:value-type="float" office:value="3.30685">
                <text:p>3.30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5">
                <text:p>6.95</text:p>
              </table:table-cell>
              <table:table-cell office:value-type="float" office:value="3.20394">
                <text:p>3.20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6">
                <text:p>6.96</text:p>
              </table:table-cell>
              <table:table-cell office:value-type="float" office:value="3.10165">
                <text:p>3.10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7">
                <text:p>6.97</text:p>
              </table:table-cell>
              <table:table-cell office:value-type="float" office:value="3.00005">
                <text:p>3.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8">
                <text:p>6.98</text:p>
              </table:table-cell>
              <table:table-cell office:value-type="float" office:value="2.89921">
                <text:p>2.89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9">
                <text:p>6.99</text:p>
              </table:table-cell>
              <table:table-cell office:value-type="float" office:value="2.79919">
                <text:p>2.79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2.70005">
                <text:p>2.7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1">
                <text:p>7.01</text:p>
              </table:table-cell>
              <table:table-cell office:value-type="float" office:value="2.60186">
                <text:p>2.60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2">
                <text:p>7.02</text:p>
              </table:table-cell>
              <table:table-cell office:value-type="float" office:value="2.50467">
                <text:p>2.50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3">
                <text:p>7.03</text:p>
              </table:table-cell>
              <table:table-cell office:value-type="float" office:value="2.40855">
                <text:p>2.40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4">
                <text:p>7.04</text:p>
              </table:table-cell>
              <table:table-cell office:value-type="float" office:value="2.31357">
                <text:p>2.31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">
                <text:p>7.05</text:p>
              </table:table-cell>
              <table:table-cell office:value-type="float" office:value="2.21977">
                <text:p>2.21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6">
                <text:p>7.06</text:p>
              </table:table-cell>
              <table:table-cell office:value-type="float" office:value="2.12723">
                <text:p>2.1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7">
                <text:p>7.07</text:p>
              </table:table-cell>
              <table:table-cell office:value-type="float" office:value="2.03599">
                <text:p>2.03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8">
                <text:p>7.08</text:p>
              </table:table-cell>
              <table:table-cell office:value-type="float" office:value="1.94613">
                <text:p>1.9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9">
                <text:p>7.09</text:p>
              </table:table-cell>
              <table:table-cell office:value-type="float" office:value="1.85768">
                <text:p>1.85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">
                <text:p>7.1</text:p>
              </table:table-cell>
              <table:table-cell office:value-type="float" office:value="1.77072">
                <text:p>1.7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1">
                <text:p>7.11</text:p>
              </table:table-cell>
              <table:table-cell office:value-type="float" office:value="1.68529">
                <text:p>1.6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2">
                <text:p>7.12</text:p>
              </table:table-cell>
              <table:table-cell office:value-type="float" office:value="1.60146">
                <text:p>1.60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3">
                <text:p>7.13</text:p>
              </table:table-cell>
              <table:table-cell office:value-type="float" office:value="1.51926">
                <text:p>1.51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4">
                <text:p>7.14</text:p>
              </table:table-cell>
              <table:table-cell office:value-type="float" office:value="1.43877">
                <text:p>1.43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5">
                <text:p>7.15</text:p>
              </table:table-cell>
              <table:table-cell office:value-type="float" office:value="1.36002">
                <text:p>1.36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6">
                <text:p>7.16</text:p>
              </table:table-cell>
              <table:table-cell office:value-type="float" office:value="1.28306">
                <text:p>1.28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7">
                <text:p>7.17</text:p>
              </table:table-cell>
              <table:table-cell office:value-type="float" office:value="1.20795">
                <text:p>1.20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8">
                <text:p>7.18</text:p>
              </table:table-cell>
              <table:table-cell office:value-type="float" office:value="1.13474">
                <text:p>1.1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9">
                <text:p>7.19</text:p>
              </table:table-cell>
              <table:table-cell office:value-type="float" office:value="1.06346">
                <text:p>1.06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">
                <text:p>7.2</text:p>
              </table:table-cell>
              <table:table-cell office:value-type="float" office:value="0.994173">
                <text:p>0.99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1">
                <text:p>7.21</text:p>
              </table:table-cell>
              <table:table-cell office:value-type="float" office:value="0.926912">
                <text:p>0.926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2">
                <text:p>7.22</text:p>
              </table:table-cell>
              <table:table-cell office:value-type="float" office:value="0.861723">
                <text:p>0.861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3">
                <text:p>7.23</text:p>
              </table:table-cell>
              <table:table-cell office:value-type="float" office:value="0.798647">
                <text:p>0.798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4">
                <text:p>7.24</text:p>
              </table:table-cell>
              <table:table-cell office:value-type="float" office:value="0.737724">
                <text:p>0.73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5">
                <text:p>7.25</text:p>
              </table:table-cell>
              <table:table-cell office:value-type="float" office:value="0.678993">
                <text:p>0.67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6">
                <text:p>7.26</text:p>
              </table:table-cell>
              <table:table-cell office:value-type="float" office:value="0.622491">
                <text:p>0.622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7">
                <text:p>7.27</text:p>
              </table:table-cell>
              <table:table-cell office:value-type="float" office:value="0.568255">
                <text:p>0.568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8">
                <text:p>7.28</text:p>
              </table:table-cell>
              <table:table-cell office:value-type="float" office:value="0.516318">
                <text:p>0.516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9">
                <text:p>7.29</text:p>
              </table:table-cell>
              <table:table-cell office:value-type="float" office:value="0.466714">
                <text:p>0.466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">
                <text:p>7.3</text:p>
              </table:table-cell>
              <table:table-cell office:value-type="float" office:value="0.419474">
                <text:p>0.419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1">
                <text:p>7.31</text:p>
              </table:table-cell>
              <table:table-cell office:value-type="float" office:value="0.374628">
                <text:p>0.37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2">
                <text:p>7.32</text:p>
              </table:table-cell>
              <table:table-cell office:value-type="float" office:value="0.332204">
                <text:p>0.332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3">
                <text:p>7.33</text:p>
              </table:table-cell>
              <table:table-cell office:value-type="float" office:value="0.29223">
                <text:p>0.29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4">
                <text:p>7.34</text:p>
              </table:table-cell>
              <table:table-cell office:value-type="float" office:value="0.254731">
                <text:p>0.254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5">
                <text:p>7.35</text:p>
              </table:table-cell>
              <table:table-cell office:value-type="float" office:value="0.219731">
                <text:p>0.219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6">
                <text:p>7.36</text:p>
              </table:table-cell>
              <table:table-cell office:value-type="float" office:value="0.187252">
                <text:p>0.187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7">
                <text:p>7.37</text:p>
              </table:table-cell>
              <table:table-cell office:value-type="float" office:value="0.157314">
                <text:p>0.157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8">
                <text:p>7.38</text:p>
              </table:table-cell>
              <table:table-cell office:value-type="float" office:value="0.129937">
                <text:p>0.129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9">
                <text:p>7.39</text:p>
              </table:table-cell>
              <table:table-cell office:value-type="float" office:value="0.105138">
                <text:p>0.105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">
                <text:p>7.4</text:p>
              </table:table-cell>
              <table:table-cell office:value-type="float" office:value="0.0829332">
                <text:p>0.0829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1">
                <text:p>7.41</text:p>
              </table:table-cell>
              <table:table-cell office:value-type="float" office:value="0.0633358">
                <text:p>0.0633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2">
                <text:p>7.42</text:p>
              </table:table-cell>
              <table:table-cell office:value-type="float" office:value="0.0463588">
                <text:p>0.0463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3">
                <text:p>7.43</text:p>
              </table:table-cell>
              <table:table-cell office:value-type="float" office:value="0.0320129">
                <text:p>0.0320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4">
                <text:p>7.44</text:p>
              </table:table-cell>
              <table:table-cell office:value-type="float" office:value="0.0203072">
                <text:p>0.0203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5">
                <text:p>7.45</text:p>
              </table:table-cell>
              <table:table-cell office:value-type="float" office:value="0.0112492">
                <text:p>0.011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6">
                <text:p>7.46</text:p>
              </table:table-cell>
              <table:table-cell office:value-type="float" office:value="0.00484452">
                <text:p>0.00484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7">
                <text:p>7.47</text:p>
              </table:table-cell>
              <table:table-cell office:value-type="float" office:value="0.00109734">
                <text:p>0.00109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8">
                <text:p>7.48</text:p>
              </table:table-cell>
              <table:table-cell office:value-type="float" office:value="0.0000100122">
                <text:p>0.0000100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9">
                <text:p>7.49</text:p>
              </table:table-cell>
              <table:table-cell office:value-type="float" office:value="0.00158322">
                <text:p>0.00158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">
                <text:p>7.5</text:p>
              </table:table-cell>
              <table:table-cell office:value-type="float" office:value="0.00581597">
                <text:p>0.00581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1">
                <text:p>7.51</text:p>
              </table:table-cell>
              <table:table-cell office:value-type="float" office:value="0.0127056">
                <text:p>0.0127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2">
                <text:p>7.52</text:p>
              </table:table-cell>
              <table:table-cell office:value-type="float" office:value="0.0222476">
                <text:p>0.0222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3">
                <text:p>7.53</text:p>
              </table:table-cell>
              <table:table-cell office:value-type="float" office:value="0.0344361">
                <text:p>0.0344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4">
                <text:p>7.54</text:p>
              </table:table-cell>
              <table:table-cell office:value-type="float" office:value="0.0492633">
                <text:p>0.0492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5">
                <text:p>7.55</text:p>
              </table:table-cell>
              <table:table-cell office:value-type="float" office:value="0.0667197">
                <text:p>0.0667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6">
                <text:p>7.56</text:p>
              </table:table-cell>
              <table:table-cell office:value-type="float" office:value="0.0867943">
                <text:p>0.086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7">
                <text:p>7.57</text:p>
              </table:table-cell>
              <table:table-cell office:value-type="float" office:value="0.109474">
                <text:p>0.109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8">
                <text:p>7.58</text:p>
              </table:table-cell>
              <table:table-cell office:value-type="float" office:value="0.134745">
                <text:p>0.134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9">
                <text:p>7.59</text:p>
              </table:table-cell>
              <table:table-cell office:value-type="float" office:value="0.162591">
                <text:p>0.162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">
                <text:p>7.6</text:p>
              </table:table-cell>
              <table:table-cell office:value-type="float" office:value="0.192995">
                <text:p>0.192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1">
                <text:p>7.61</text:p>
              </table:table-cell>
              <table:table-cell office:value-type="float" office:value="0.225936">
                <text:p>0.225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2">
                <text:p>7.62</text:p>
              </table:table-cell>
              <table:table-cell office:value-type="float" office:value="0.261394">
                <text:p>0.261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3">
                <text:p>7.63</text:p>
              </table:table-cell>
              <table:table-cell office:value-type="float" office:value="0.299347">
                <text:p>0.299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4">
                <text:p>7.64</text:p>
              </table:table-cell>
              <table:table-cell office:value-type="float" office:value="0.33977">
                <text:p>0.33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5">
                <text:p>7.65</text:p>
              </table:table-cell>
              <table:table-cell office:value-type="float" office:value="0.382638">
                <text:p>0.382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6">
                <text:p>7.66</text:p>
              </table:table-cell>
              <table:table-cell office:value-type="float" office:value="0.427923">
                <text:p>0.427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7">
                <text:p>7.67</text:p>
              </table:table-cell>
              <table:table-cell office:value-type="float" office:value="0.475598">
                <text:p>0.475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8">
                <text:p>7.68</text:p>
              </table:table-cell>
              <table:table-cell office:value-type="float" office:value="0.52563">
                <text:p>0.52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9">
                <text:p>7.69</text:p>
              </table:table-cell>
              <table:table-cell office:value-type="float" office:value="0.577989">
                <text:p>0.577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">
                <text:p>7.7</text:p>
              </table:table-cell>
              <table:table-cell office:value-type="float" office:value="0.632642">
                <text:p>0.63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1">
                <text:p>7.71</text:p>
              </table:table-cell>
              <table:table-cell office:value-type="float" office:value="0.689554">
                <text:p>0.689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2">
                <text:p>7.72</text:p>
              </table:table-cell>
              <table:table-cell office:value-type="float" office:value="0.748688">
                <text:p>0.748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3">
                <text:p>7.73</text:p>
              </table:table-cell>
              <table:table-cell office:value-type="float" office:value="0.810007">
                <text:p>0.810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4">
                <text:p>7.74</text:p>
              </table:table-cell>
              <table:table-cell office:value-type="float" office:value="0.873472">
                <text:p>0.87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5">
                <text:p>7.75</text:p>
              </table:table-cell>
              <table:table-cell office:value-type="float" office:value="0.939043">
                <text:p>0.939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6">
                <text:p>7.76</text:p>
              </table:table-cell>
              <table:table-cell office:value-type="float" office:value="1.00668">
                <text:p>1.00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7">
                <text:p>7.77</text:p>
              </table:table-cell>
              <table:table-cell office:value-type="float" office:value="1.07633">
                <text:p>1.07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8">
                <text:p>7.78</text:p>
              </table:table-cell>
              <table:table-cell office:value-type="float" office:value="1.14797">
                <text:p>1.1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9">
                <text:p>7.79</text:p>
              </table:table-cell>
              <table:table-cell office:value-type="float" office:value="1.22153">
                <text:p>1.2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">
                <text:p>7.8</text:p>
              </table:table-cell>
              <table:table-cell office:value-type="float" office:value="1.29698">
                <text:p>1.29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1">
                <text:p>7.81</text:p>
              </table:table-cell>
              <table:table-cell office:value-type="float" office:value="1.37427">
                <text:p>1.37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2">
                <text:p>7.82</text:p>
              </table:table-cell>
              <table:table-cell office:value-type="float" office:value="1.45334">
                <text:p>1.45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3">
                <text:p>7.83</text:p>
              </table:table-cell>
              <table:table-cell office:value-type="float" office:value="1.53415">
                <text:p>1.53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4">
                <text:p>7.84</text:p>
              </table:table-cell>
              <table:table-cell office:value-type="float" office:value="1.61665">
                <text:p>1.61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5">
                <text:p>7.85</text:p>
              </table:table-cell>
              <table:table-cell office:value-type="float" office:value="1.70078">
                <text:p>1.70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6">
                <text:p>7.86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">
                <text:p>7.87</text:p>
              </table:table-cell>
              <table:table-cell office:value-type="float" office:value="1.87373">
                <text:p>1.87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8">
                <text:p>7.88</text:p>
              </table:table-cell>
              <table:table-cell office:value-type="float" office:value="1.96243">
                <text:p>1.96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9">
                <text:p>7.89</text:p>
              </table:table-cell>
              <table:table-cell office:value-type="float" office:value="2.05256">
                <text:p>2.05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">
                <text:p>7.9</text:p>
              </table:table-cell>
              <table:table-cell office:value-type="float" office:value="2.14403">
                <text:p>2.14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1">
                <text:p>7.91</text:p>
              </table:table-cell>
              <table:table-cell office:value-type="float" office:value="2.23681">
                <text:p>2.23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2">
                <text:p>7.92</text:p>
              </table:table-cell>
              <table:table-cell office:value-type="float" office:value="2.33083">
                <text:p>2.33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3">
                <text:p>7.93</text:p>
              </table:table-cell>
              <table:table-cell office:value-type="float" office:value="2.42602">
                <text:p>2.4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4">
                <text:p>7.94</text:p>
              </table:table-cell>
              <table:table-cell office:value-type="float" office:value="2.52234">
                <text:p>2.52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5">
                <text:p>7.95</text:p>
              </table:table-cell>
              <table:table-cell office:value-type="float" office:value="2.61972">
                <text:p>2.61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6">
                <text:p>7.96</text:p>
              </table:table-cell>
              <table:table-cell office:value-type="float" office:value="2.71809">
                <text:p>2.7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7">
                <text:p>7.97</text:p>
              </table:table-cell>
              <table:table-cell office:value-type="float" office:value="2.81739">
                <text:p>2.8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8">
                <text:p>7.98</text:p>
              </table:table-cell>
              <table:table-cell office:value-type="float" office:value="2.91757">
                <text:p>2.91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9">
                <text:p>7.99</text:p>
              </table:table-cell>
              <table:table-cell office:value-type="float" office:value="3.01856">
                <text:p>3.0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3.12028">
                <text:p>3.12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1">
                <text:p>8.01</text:p>
              </table:table-cell>
              <table:table-cell office:value-type="float" office:value="3.22269">
                <text:p>3.22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2">
                <text:p>8.02</text:p>
              </table:table-cell>
              <table:table-cell office:value-type="float" office:value="3.32571">
                <text:p>3.32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3">
                <text:p>8.03</text:p>
              </table:table-cell>
              <table:table-cell office:value-type="float" office:value="3.42928">
                <text:p>3.42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4">
                <text:p>8.04</text:p>
              </table:table-cell>
              <table:table-cell office:value-type="float" office:value="3.53333">
                <text:p>3.5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5">
                <text:p>8.05</text:p>
              </table:table-cell>
              <table:table-cell office:value-type="float" office:value="3.63779">
                <text:p>3.6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6">
                <text:p>8.06</text:p>
              </table:table-cell>
              <table:table-cell office:value-type="float" office:value="3.74261">
                <text:p>3.74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7">
                <text:p>8.07</text:p>
              </table:table-cell>
              <table:table-cell office:value-type="float" office:value="3.84771">
                <text:p>3.84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8">
                <text:p>8.08</text:p>
              </table:table-cell>
              <table:table-cell office:value-type="float" office:value="3.95303">
                <text:p>3.95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9">
                <text:p>8.09</text:p>
              </table:table-cell>
              <table:table-cell office:value-type="float" office:value="4.05849">
                <text:p>4.05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">
                <text:p>8.1</text:p>
              </table:table-cell>
              <table:table-cell office:value-type="float" office:value="4.16404">
                <text:p>4.16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1">
                <text:p>8.11</text:p>
              </table:table-cell>
              <table:table-cell office:value-type="float" office:value="4.26961">
                <text:p>4.26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2">
                <text:p>8.12</text:p>
              </table:table-cell>
              <table:table-cell office:value-type="float" office:value="4.37512">
                <text:p>4.37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3">
                <text:p>8.13</text:p>
              </table:table-cell>
              <table:table-cell office:value-type="float" office:value="4.48052">
                <text:p>4.48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4">
                <text:p>8.14</text:p>
              </table:table-cell>
              <table:table-cell office:value-type="float" office:value="4.58573">
                <text:p>4.58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5">
                <text:p>8.15</text:p>
              </table:table-cell>
              <table:table-cell office:value-type="float" office:value="4.69069">
                <text:p>4.69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6">
                <text:p>8.16</text:p>
              </table:table-cell>
              <table:table-cell office:value-type="float" office:value="4.79532">
                <text:p>4.79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7">
                <text:p>8.17</text:p>
              </table:table-cell>
              <table:table-cell office:value-type="float" office:value="4.89958">
                <text:p>4.89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8">
                <text:p>8.18</text:p>
              </table:table-cell>
              <table:table-cell office:value-type="float" office:value="5.00338">
                <text:p>5.00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9">
                <text:p>8.19</text:p>
              </table:table-cell>
              <table:table-cell office:value-type="float" office:value="5.10667">
                <text:p>5.10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">
                <text:p>8.2</text:p>
              </table:table-cell>
              <table:table-cell office:value-type="float" office:value="5.20937">
                <text:p>5.20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1">
                <text:p>8.21</text:p>
              </table:table-cell>
              <table:table-cell office:value-type="float" office:value="5.31142">
                <text:p>5.31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2">
                <text:p>8.22</text:p>
              </table:table-cell>
              <table:table-cell office:value-type="float" office:value="5.41276">
                <text:p>5.41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3">
                <text:p>8.23</text:p>
              </table:table-cell>
              <table:table-cell office:value-type="float" office:value="5.51333">
                <text:p>5.51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4">
                <text:p>8.24</text:p>
              </table:table-cell>
              <table:table-cell office:value-type="float" office:value="5.61305">
                <text:p>5.61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5">
                <text:p>8.25</text:p>
              </table:table-cell>
              <table:table-cell office:value-type="float" office:value="5.71187">
                <text:p>5.71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6">
                <text:p>8.26</text:p>
              </table:table-cell>
              <table:table-cell office:value-type="float" office:value="5.80972">
                <text:p>5.80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7">
                <text:p>8.27</text:p>
              </table:table-cell>
              <table:table-cell office:value-type="float" office:value="5.90654">
                <text:p>5.90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8">
                <text:p>8.28</text:p>
              </table:table-cell>
              <table:table-cell office:value-type="float" office:value="6.00227">
                <text:p>6.00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9">
                <text:p>8.29</text:p>
              </table:table-cell>
              <table:table-cell office:value-type="float" office:value="6.09684">
                <text:p>6.09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">
                <text:p>8.3</text:p>
              </table:table-cell>
              <table:table-cell office:value-type="float" office:value="6.19021">
                <text:p>6.19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1">
                <text:p>8.31</text:p>
              </table:table-cell>
              <table:table-cell office:value-type="float" office:value="6.2823">
                <text:p>6.2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2">
                <text:p>8.32</text:p>
              </table:table-cell>
              <table:table-cell office:value-type="float" office:value="6.37307">
                <text:p>6.37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3">
                <text:p>8.33</text:p>
              </table:table-cell>
              <table:table-cell office:value-type="float" office:value="6.46245">
                <text:p>6.46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4">
                <text:p>8.34</text:p>
              </table:table-cell>
              <table:table-cell office:value-type="float" office:value="6.55038">
                <text:p>6.55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5">
                <text:p>8.35</text:p>
              </table:table-cell>
              <table:table-cell office:value-type="float" office:value="6.63681">
                <text:p>6.63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6">
                <text:p>8.36</text:p>
              </table:table-cell>
              <table:table-cell office:value-type="float" office:value="6.72169">
                <text:p>6.72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7">
                <text:p>8.37</text:p>
              </table:table-cell>
              <table:table-cell office:value-type="float" office:value="6.80496">
                <text:p>6.80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8">
                <text:p>8.38</text:p>
              </table:table-cell>
              <table:table-cell office:value-type="float" office:value="6.88657">
                <text:p>6.88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9">
                <text:p>8.39</text:p>
              </table:table-cell>
              <table:table-cell office:value-type="float" office:value="6.96646">
                <text:p>6.96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">
                <text:p>8.4</text:p>
              </table:table-cell>
              <table:table-cell office:value-type="float" office:value="7.04459">
                <text:p>7.04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1">
                <text:p>8.41</text:p>
              </table:table-cell>
              <table:table-cell office:value-type="float" office:value="7.12091">
                <text:p>7.1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2">
                <text:p>8.42</text:p>
              </table:table-cell>
              <table:table-cell office:value-type="float" office:value="7.19536">
                <text:p>7.19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3">
                <text:p>8.43</text:p>
              </table:table-cell>
              <table:table-cell office:value-type="float" office:value="7.26791">
                <text:p>7.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4">
                <text:p>8.44</text:p>
              </table:table-cell>
              <table:table-cell office:value-type="float" office:value="7.3385">
                <text:p>7.3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5">
                <text:p>8.45</text:p>
              </table:table-cell>
              <table:table-cell office:value-type="float" office:value="7.40708">
                <text:p>7.40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6">
                <text:p>8.46</text:p>
              </table:table-cell>
              <table:table-cell office:value-type="float" office:value="7.47363">
                <text:p>7.47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7">
                <text:p>8.47</text:p>
              </table:table-cell>
              <table:table-cell office:value-type="float" office:value="7.53808">
                <text:p>7.53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8">
                <text:p>8.48</text:p>
              </table:table-cell>
              <table:table-cell office:value-type="float" office:value="7.60041">
                <text:p>7.60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9">
                <text:p>8.49</text:p>
              </table:table-cell>
              <table:table-cell office:value-type="float" office:value="7.66058">
                <text:p>7.66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">
                <text:p>8.5</text:p>
              </table:table-cell>
              <table:table-cell office:value-type="float" office:value="7.71854">
                <text:p>7.71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1">
                <text:p>8.51</text:p>
              </table:table-cell>
              <table:table-cell office:value-type="float" office:value="7.77425">
                <text:p>7.77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2">
                <text:p>8.52</text:p>
              </table:table-cell>
              <table:table-cell office:value-type="float" office:value="7.82769">
                <text:p>7.82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3">
                <text:p>8.53</text:p>
              </table:table-cell>
              <table:table-cell office:value-type="float" office:value="7.87882">
                <text:p>7.8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4">
                <text:p>8.54</text:p>
              </table:table-cell>
              <table:table-cell office:value-type="float" office:value="7.9276">
                <text:p>7.9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5">
                <text:p>8.55</text:p>
              </table:table-cell>
              <table:table-cell office:value-type="float" office:value="7.97401">
                <text:p>7.97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6">
                <text:p>8.56</text:p>
              </table:table-cell>
              <table:table-cell office:value-type="float" office:value="8.01802">
                <text:p>8.01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7">
                <text:p>8.57</text:p>
              </table:table-cell>
              <table:table-cell office:value-type="float" office:value="8.05959">
                <text:p>8.05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8">
                <text:p>8.58</text:p>
              </table:table-cell>
              <table:table-cell office:value-type="float" office:value="8.0987">
                <text:p>8.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9">
                <text:p>8.59</text:p>
              </table:table-cell>
              <table:table-cell office:value-type="float" office:value="8.13533">
                <text:p>8.13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">
                <text:p>8.6</text:p>
              </table:table-cell>
              <table:table-cell office:value-type="float" office:value="8.16946">
                <text:p>8.1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1">
                <text:p>8.61</text:p>
              </table:table-cell>
              <table:table-cell office:value-type="float" office:value="8.20105">
                <text:p>8.20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2">
                <text:p>8.62</text:p>
              </table:table-cell>
              <table:table-cell office:value-type="float" office:value="8.2301">
                <text:p>8.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3">
                <text:p>8.63</text:p>
              </table:table-cell>
              <table:table-cell office:value-type="float" office:value="8.25658">
                <text:p>8.25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4">
                <text:p>8.64</text:p>
              </table:table-cell>
              <table:table-cell office:value-type="float" office:value="8.28048">
                <text:p>8.2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5">
                <text:p>8.65</text:p>
              </table:table-cell>
              <table:table-cell office:value-type="float" office:value="8.30177">
                <text:p>8.30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6">
                <text:p>8.66</text:p>
              </table:table-cell>
              <table:table-cell office:value-type="float" office:value="8.32046">
                <text:p>8.32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7">
                <text:p>8.67</text:p>
              </table:table-cell>
              <table:table-cell office:value-type="float" office:value="8.33652">
                <text:p>8.33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8">
                <text:p>8.68</text:p>
              </table:table-cell>
              <table:table-cell office:value-type="float" office:value="8.34995">
                <text:p>8.34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9">
                <text:p>8.69</text:p>
              </table:table-cell>
              <table:table-cell office:value-type="float" office:value="8.36073">
                <text:p>8.36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">
                <text:p>8.7</text:p>
              </table:table-cell>
              <table:table-cell office:value-type="float" office:value="8.36886">
                <text:p>8.3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1">
                <text:p>8.71</text:p>
              </table:table-cell>
              <table:table-cell office:value-type="float" office:value="8.37434">
                <text:p>8.37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2">
                <text:p>8.72</text:p>
              </table:table-cell>
              <table:table-cell office:value-type="float" office:value="8.37716">
                <text:p>8.37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3">
                <text:p>8.73</text:p>
              </table:table-cell>
              <table:table-cell office:value-type="float" office:value="8.37732">
                <text:p>8.37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4">
                <text:p>8.74</text:p>
              </table:table-cell>
              <table:table-cell office:value-type="float" office:value="8.37482">
                <text:p>8.37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5">
                <text:p>8.75</text:p>
              </table:table-cell>
              <table:table-cell office:value-type="float" office:value="8.36966">
                <text:p>8.36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6">
                <text:p>8.76</text:p>
              </table:table-cell>
              <table:table-cell office:value-type="float" office:value="8.36185">
                <text:p>8.36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7">
                <text:p>8.77</text:p>
              </table:table-cell>
              <table:table-cell office:value-type="float" office:value="8.35138">
                <text:p>8.35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8">
                <text:p>8.78</text:p>
              </table:table-cell>
              <table:table-cell office:value-type="float" office:value="8.33828">
                <text:p>8.3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9">
                <text:p>8.79</text:p>
              </table:table-cell>
              <table:table-cell office:value-type="float" office:value="8.32253">
                <text:p>8.32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">
                <text:p>8.8</text:p>
              </table:table-cell>
              <table:table-cell office:value-type="float" office:value="8.30416">
                <text:p>8.30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1">
                <text:p>8.81</text:p>
              </table:table-cell>
              <table:table-cell office:value-type="float" office:value="8.28318">
                <text:p>8.28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2">
                <text:p>8.82</text:p>
              </table:table-cell>
              <table:table-cell office:value-type="float" office:value="8.25959">
                <text:p>8.25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3">
                <text:p>8.83</text:p>
              </table:table-cell>
              <table:table-cell office:value-type="float" office:value="8.23342">
                <text:p>8.23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4">
                <text:p>8.84</text:p>
              </table:table-cell>
              <table:table-cell office:value-type="float" office:value="8.20468">
                <text:p>8.20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5">
                <text:p>8.85</text:p>
              </table:table-cell>
              <table:table-cell office:value-type="float" office:value="8.17339">
                <text:p>8.17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6">
                <text:p>8.86</text:p>
              </table:table-cell>
              <table:table-cell office:value-type="float" office:value="8.13957">
                <text:p>8.13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7">
                <text:p>8.87</text:p>
              </table:table-cell>
              <table:table-cell office:value-type="float" office:value="8.10324">
                <text:p>8.10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8">
                <text:p>8.88</text:p>
              </table:table-cell>
              <table:table-cell office:value-type="float" office:value="8.06442">
                <text:p>8.06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9">
                <text:p>8.89</text:p>
              </table:table-cell>
              <table:table-cell office:value-type="float" office:value="8.02314">
                <text:p>8.02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">
                <text:p>8.9</text:p>
              </table:table-cell>
              <table:table-cell office:value-type="float" office:value="7.97943">
                <text:p>7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1">
                <text:p>8.91</text:p>
              </table:table-cell>
              <table:table-cell office:value-type="float" office:value="7.93331">
                <text:p>7.9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2">
                <text:p>8.92</text:p>
              </table:table-cell>
              <table:table-cell office:value-type="float" office:value="7.88481">
                <text:p>7.88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3">
                <text:p>8.93</text:p>
              </table:table-cell>
              <table:table-cell office:value-type="float" office:value="7.83396">
                <text:p>7.83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4">
                <text:p>8.94</text:p>
              </table:table-cell>
              <table:table-cell office:value-type="float" office:value="7.7808">
                <text:p>7.7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5">
                <text:p>8.95</text:p>
              </table:table-cell>
              <table:table-cell office:value-type="float" office:value="7.72536">
                <text:p>7.72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6">
                <text:p>8.96</text:p>
              </table:table-cell>
              <table:table-cell office:value-type="float" office:value="7.66767">
                <text:p>7.66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7">
                <text:p>8.97</text:p>
              </table:table-cell>
              <table:table-cell office:value-type="float" office:value="7.60777">
                <text:p>7.60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8">
                <text:p>8.98</text:p>
              </table:table-cell>
              <table:table-cell office:value-type="float" office:value="7.54569">
                <text:p>7.54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9">
                <text:p>8.99</text:p>
              </table:table-cell>
              <table:table-cell office:value-type="float" office:value="7.48149">
                <text:p>7.48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7.4152">
                <text:p>7.4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1">
                <text:p>9.01</text:p>
              </table:table-cell>
              <table:table-cell office:value-type="float" office:value="7.34685">
                <text:p>7.34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2">
                <text:p>9.02</text:p>
              </table:table-cell>
              <table:table-cell office:value-type="float" office:value="7.2765">
                <text:p>7.2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3">
                <text:p>9.03</text:p>
              </table:table-cell>
              <table:table-cell office:value-type="float" office:value="7.20419">
                <text:p>7.20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4">
                <text:p>9.04</text:p>
              </table:table-cell>
              <table:table-cell office:value-type="float" office:value="7.12996">
                <text:p>7.1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5">
                <text:p>9.05</text:p>
              </table:table-cell>
              <table:table-cell office:value-type="float" office:value="7.05387">
                <text:p>7.05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6">
                <text:p>9.06</text:p>
              </table:table-cell>
              <table:table-cell office:value-type="float" office:value="6.97595">
                <text:p>6.97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7">
                <text:p>9.07</text:p>
              </table:table-cell>
              <table:table-cell office:value-type="float" office:value="6.89627">
                <text:p>6.89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8">
                <text:p>9.08</text:p>
              </table:table-cell>
              <table:table-cell office:value-type="float" office:value="6.81486">
                <text:p>6.81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9">
                <text:p>9.09</text:p>
              </table:table-cell>
              <table:table-cell office:value-type="float" office:value="6.73179">
                <text:p>6.73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">
                <text:p>9.1</text:p>
              </table:table-cell>
              <table:table-cell office:value-type="float" office:value="6.6471">
                <text:p>6.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1">
                <text:p>9.11</text:p>
              </table:table-cell>
              <table:table-cell office:value-type="float" office:value="6.56085">
                <text:p>6.5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2">
                <text:p>9.12</text:p>
              </table:table-cell>
              <table:table-cell office:value-type="float" office:value="6.4731">
                <text:p>6.4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3">
                <text:p>9.13</text:p>
              </table:table-cell>
              <table:table-cell office:value-type="float" office:value="6.38389">
                <text:p>6.38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4">
                <text:p>9.14</text:p>
              </table:table-cell>
              <table:table-cell office:value-type="float" office:value="6.29329">
                <text:p>6.29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5">
                <text:p>9.15</text:p>
              </table:table-cell>
              <table:table-cell office:value-type="float" office:value="6.20135">
                <text:p>6.20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6">
                <text:p>9.16</text:p>
              </table:table-cell>
              <table:table-cell office:value-type="float" office:value="6.10814">
                <text:p>6.10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7">
                <text:p>9.17</text:p>
              </table:table-cell>
              <table:table-cell office:value-type="float" office:value="6.0137">
                <text:p>6.0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8">
                <text:p>9.18</text:p>
              </table:table-cell>
              <table:table-cell office:value-type="float" office:value="5.91811">
                <text:p>5.91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9">
                <text:p>9.19</text:p>
              </table:table-cell>
              <table:table-cell office:value-type="float" office:value="5.82142">
                <text:p>5.8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">
                <text:p>9.2</text:p>
              </table:table-cell>
              <table:table-cell office:value-type="float" office:value="5.72369">
                <text:p>5.7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1">
                <text:p>9.21</text:p>
              </table:table-cell>
              <table:table-cell office:value-type="float" office:value="5.62498">
                <text:p>5.62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2">
                <text:p>9.22</text:p>
              </table:table-cell>
              <table:table-cell office:value-type="float" office:value="5.52537">
                <text:p>5.52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3">
                <text:p>9.23</text:p>
              </table:table-cell>
              <table:table-cell office:value-type="float" office:value="5.4249">
                <text:p>5.4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4">
                <text:p>9.24</text:p>
              </table:table-cell>
              <table:table-cell office:value-type="float" office:value="5.32365">
                <text:p>5.3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5">
                <text:p>9.25</text:p>
              </table:table-cell>
              <table:table-cell office:value-type="float" office:value="5.22168">
                <text:p>5.22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6">
                <text:p>9.26</text:p>
              </table:table-cell>
              <table:table-cell office:value-type="float" office:value="5.11905">
                <text:p>5.11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7">
                <text:p>9.27</text:p>
              </table:table-cell>
              <table:table-cell office:value-type="float" office:value="5.01583">
                <text:p>5.01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8">
                <text:p>9.28</text:p>
              </table:table-cell>
              <table:table-cell office:value-type="float" office:value="4.91209">
                <text:p>4.91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9">
                <text:p>9.29</text:p>
              </table:table-cell>
              <table:table-cell office:value-type="float" office:value="4.80788">
                <text:p>4.80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">
                <text:p>9.3</text:p>
              </table:table-cell>
              <table:table-cell office:value-type="float" office:value="4.70329">
                <text:p>4.70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1">
                <text:p>9.31</text:p>
              </table:table-cell>
              <table:table-cell office:value-type="float" office:value="4.59837">
                <text:p>4.59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2">
                <text:p>9.32</text:p>
              </table:table-cell>
              <table:table-cell office:value-type="float" office:value="4.49318">
                <text:p>4.49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3">
                <text:p>9.33</text:p>
              </table:table-cell>
              <table:table-cell office:value-type="float" office:value="4.38781">
                <text:p>4.38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4">
                <text:p>9.34</text:p>
              </table:table-cell>
              <table:table-cell office:value-type="float" office:value="4.2823">
                <text:p>4.2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5">
                <text:p>9.35</text:p>
              </table:table-cell>
              <table:table-cell office:value-type="float" office:value="4.17674">
                <text:p>4.17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6">
                <text:p>9.36</text:p>
              </table:table-cell>
              <table:table-cell office:value-type="float" office:value="4.07119">
                <text:p>4.0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7">
                <text:p>9.37</text:p>
              </table:table-cell>
              <table:table-cell office:value-type="float" office:value="3.96571">
                <text:p>3.96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8">
                <text:p>9.38</text:p>
              </table:table-cell>
              <table:table-cell office:value-type="float" office:value="3.86037">
                <text:p>3.86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9">
                <text:p>9.39</text:p>
              </table:table-cell>
              <table:table-cell office:value-type="float" office:value="3.75524">
                <text:p>3.75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">
                <text:p>9.4</text:p>
              </table:table-cell>
              <table:table-cell office:value-type="float" office:value="3.65038">
                <text:p>3.65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1">
                <text:p>9.41</text:p>
              </table:table-cell>
              <table:table-cell office:value-type="float" office:value="3.54587">
                <text:p>3.54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2">
                <text:p>9.42</text:p>
              </table:table-cell>
              <table:table-cell office:value-type="float" office:value="3.44177">
                <text:p>3.44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3">
                <text:p>9.43</text:p>
              </table:table-cell>
              <table:table-cell office:value-type="float" office:value="3.33814">
                <text:p>3.33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4">
                <text:p>9.44</text:p>
              </table:table-cell>
              <table:table-cell office:value-type="float" office:value="3.23505">
                <text:p>3.23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5">
                <text:p>9.45</text:p>
              </table:table-cell>
              <table:table-cell office:value-type="float" office:value="3.13256">
                <text:p>3.13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6">
                <text:p>9.46</text:p>
              </table:table-cell>
              <table:table-cell office:value-type="float" office:value="3.03075">
                <text:p>3.03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7">
                <text:p>9.47</text:p>
              </table:table-cell>
              <table:table-cell office:value-type="float" office:value="2.92967">
                <text:p>2.92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8">
                <text:p>9.48</text:p>
              </table:table-cell>
              <table:table-cell office:value-type="float" office:value="2.8294">
                <text:p>2.8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9">
                <text:p>9.49</text:p>
              </table:table-cell>
              <table:table-cell office:value-type="float" office:value="2.72998">
                <text:p>2.72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">
                <text:p>9.5</text:p>
              </table:table-cell>
              <table:table-cell office:value-type="float" office:value="2.6315">
                <text:p>2.6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1">
                <text:p>9.51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2">
                <text:p>9.52</text:p>
              </table:table-cell>
              <table:table-cell office:value-type="float" office:value="2.43755">
                <text:p>2.43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3">
                <text:p>9.53</text:p>
              </table:table-cell>
              <table:table-cell office:value-type="float" office:value="2.34222">
                <text:p>2.34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4">
                <text:p>9.54</text:p>
              </table:table-cell>
              <table:table-cell office:value-type="float" office:value="2.24805">
                <text:p>2.24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5">
                <text:p>9.55</text:p>
              </table:table-cell>
              <table:table-cell office:value-type="float" office:value="2.15512">
                <text:p>2.15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6">
                <text:p>9.56</text:p>
              </table:table-cell>
              <table:table-cell office:value-type="float" office:value="2.06349">
                <text:p>2.06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7">
                <text:p>9.57</text:p>
              </table:table-cell>
              <table:table-cell office:value-type="float" office:value="1.9732">
                <text:p>1.9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8">
                <text:p>9.58</text:p>
              </table:table-cell>
              <table:table-cell office:value-type="float" office:value="1.88432">
                <text:p>1.88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9">
                <text:p>9.59</text:p>
              </table:table-cell>
              <table:table-cell office:value-type="float" office:value="1.7969">
                <text:p>1.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">
                <text:p>9.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1">
                <text:p>9.61</text:p>
              </table:table-cell>
              <table:table-cell office:value-type="float" office:value="1.62668">
                <text:p>1.62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2">
                <text:p>9.62</text:p>
              </table:table-cell>
              <table:table-cell office:value-type="float" office:value="1.54398">
                <text:p>1.54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3">
                <text:p>9.63</text:p>
              </table:table-cell>
              <table:table-cell office:value-type="float" office:value="1.46297">
                <text:p>1.46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4">
                <text:p>9.64</text:p>
              </table:table-cell>
              <table:table-cell office:value-type="float" office:value="1.38368">
                <text:p>1.38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5">
                <text:p>9.65</text:p>
              </table:table-cell>
              <table:table-cell office:value-type="float" office:value="1.30618">
                <text:p>1.30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1.23051">
                <text:p>1.23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7">
                <text:p>9.67</text:p>
              </table:table-cell>
              <table:table-cell office:value-type="float" office:value="1.15671">
                <text:p>1.15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8">
                <text:p>9.68</text:p>
              </table:table-cell>
              <table:table-cell office:value-type="float" office:value="1.08485">
                <text:p>1.0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9">
                <text:p>9.69</text:p>
              </table:table-cell>
              <table:table-cell office:value-type="float" office:value="1.01495">
                <text:p>1.01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">
                <text:p>9.7</text:p>
              </table:table-cell>
              <table:table-cell office:value-type="float" office:value="0.947069">
                <text:p>0.947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1">
                <text:p>9.71</text:p>
              </table:table-cell>
              <table:table-cell office:value-type="float" office:value="0.881248">
                <text:p>0.88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2">
                <text:p>9.72</text:p>
              </table:table-cell>
              <table:table-cell office:value-type="float" office:value="0.817527">
                <text:p>0.817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3">
                <text:p>9.73</text:p>
              </table:table-cell>
              <table:table-cell office:value-type="float" office:value="0.755948">
                <text:p>0.755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4">
                <text:p>9.74</text:p>
              </table:table-cell>
              <table:table-cell office:value-type="float" office:value="0.696549">
                <text:p>0.696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5">
                <text:p>9.75</text:p>
              </table:table-cell>
              <table:table-cell office:value-type="float" office:value="0.639369">
                <text:p>0.639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6">
                <text:p>9.76</text:p>
              </table:table-cell>
              <table:table-cell office:value-type="float" office:value="0.584442">
                <text:p>0.58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7">
                <text:p>9.77</text:p>
              </table:table-cell>
              <table:table-cell office:value-type="float" office:value="0.531805">
                <text:p>0.53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8">
                <text:p>9.78</text:p>
              </table:table-cell>
              <table:table-cell office:value-type="float" office:value="0.481491">
                <text:p>0.481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9">
                <text:p>9.79</text:p>
              </table:table-cell>
              <table:table-cell office:value-type="float" office:value="0.433532">
                <text:p>0.433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">
                <text:p>9.8</text:p>
              </table:table-cell>
              <table:table-cell office:value-type="float" office:value="0.387957">
                <text:p>0.387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1">
                <text:p>9.81</text:p>
              </table:table-cell>
              <table:table-cell office:value-type="float" office:value="0.344797">
                <text:p>0.34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2">
                <text:p>9.82</text:p>
              </table:table-cell>
              <table:table-cell office:value-type="float" office:value="0.304079">
                <text:p>0.30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3">
                <text:p>9.83</text:p>
              </table:table-cell>
              <table:table-cell office:value-type="float" office:value="0.265828">
                <text:p>0.265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4">
                <text:p>9.84</text:p>
              </table:table-cell>
              <table:table-cell office:value-type="float" office:value="0.230068">
                <text:p>0.230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5">
                <text:p>9.85</text:p>
              </table:table-cell>
              <table:table-cell office:value-type="float" office:value="0.196823">
                <text:p>0.196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6">
                <text:p>9.86</text:p>
              </table:table-cell>
              <table:table-cell office:value-type="float" office:value="0.166114">
                <text:p>0.166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7">
                <text:p>9.87</text:p>
              </table:table-cell>
              <table:table-cell office:value-type="float" office:value="0.137959">
                <text:p>0.137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8">
                <text:p>9.88</text:p>
              </table:table-cell>
              <table:table-cell office:value-type="float" office:value="0.112377">
                <text:p>0.112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9">
                <text:p>9.89</text:p>
              </table:table-cell>
              <table:table-cell office:value-type="float" office:value="0.089385">
                <text:p>0.089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">
                <text:p>9.9</text:p>
              </table:table-cell>
              <table:table-cell office:value-type="float" office:value="0.0689964">
                <text:p>0.0689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1">
                <text:p>9.91</text:p>
              </table:table-cell>
              <table:table-cell office:value-type="float" office:value="0.0512245">
                <text:p>0.0512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2">
                <text:p>9.92</text:p>
              </table:table-cell>
              <table:table-cell office:value-type="float" office:value="0.0360806">
                <text:p>0.0360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3">
                <text:p>9.93</text:p>
              </table:table-cell>
              <table:table-cell office:value-type="float" office:value="0.0235743">
                <text:p>0.0235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4">
                <text:p>9.94</text:p>
              </table:table-cell>
              <table:table-cell office:value-type="float" office:value="0.0137136">
                <text:p>0.0137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5">
                <text:p>9.95</text:p>
              </table:table-cell>
              <table:table-cell office:value-type="float" office:value="0.00650474">
                <text:p>0.00650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6">
                <text:p>9.96</text:p>
              </table:table-cell>
              <table:table-cell office:value-type="float" office:value="0.00195229">
                <text:p>0.0019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7">
                <text:p>9.97</text:p>
              </table:table-cell>
              <table:table-cell office:value-type="float" office:value="0.0000591381">
                <text:p>0.0000591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8">
                <text:p>9.98</text:p>
              </table:table-cell>
              <table:table-cell office:value-type="float" office:value="0.000826499">
                <text:p>0.000826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9">
                <text:p>9.99</text:p>
              </table:table-cell>
              <table:table-cell office:value-type="float" office:value="0.00425388">
                <text:p>0.0042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0103391">
                <text:p>0.0103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1">
                <text:p>10.01</text:p>
              </table:table-cell>
              <table:table-cell office:value-type="float" office:value="0.0190783">
                <text:p>0.0190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2">
                <text:p>10.02</text:p>
              </table:table-cell>
              <table:table-cell office:value-type="float" office:value="0.0304659">
                <text:p>0.0304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3">
                <text:p>10.03</text:p>
              </table:table-cell>
              <table:table-cell office:value-type="float" office:value="0.0444948">
                <text:p>0.0444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4">
                <text:p>10.04</text:p>
              </table:table-cell>
              <table:table-cell office:value-type="float" office:value="0.0611559">
                <text:p>0.061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5">
                <text:p>10.05</text:p>
              </table:table-cell>
              <table:table-cell office:value-type="float" office:value="0.0804387">
                <text:p>0.0804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6">
                <text:p>10.06</text:p>
              </table:table-cell>
              <table:table-cell office:value-type="float" office:value="0.102331">
                <text:p>0.102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7">
                <text:p>10.07</text:p>
              </table:table-cell>
              <table:table-cell office:value-type="float" office:value="0.126819">
                <text:p>0.126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8">
                <text:p>10.08</text:p>
              </table:table-cell>
              <table:table-cell office:value-type="float" office:value="0.153887">
                <text:p>0.15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9">
                <text:p>10.09</text:p>
              </table:table-cell>
              <table:table-cell office:value-type="float" office:value="0.183517">
                <text:p>0.18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">
                <text:p>10.1</text:p>
              </table:table-cell>
              <table:table-cell office:value-type="float" office:value="0.215692">
                <text:p>0.215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1">
                <text:p>10.11</text:p>
              </table:table-cell>
              <table:table-cell office:value-type="float" office:value="0.25039">
                <text:p>0.25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2">
                <text:p>10.12</text:p>
              </table:table-cell>
              <table:table-cell office:value-type="float" office:value="0.28759">
                <text:p>0.28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3">
                <text:p>10.13</text:p>
              </table:table-cell>
              <table:table-cell office:value-type="float" office:value="0.327267">
                <text:p>0.327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4">
                <text:p>10.14</text:p>
              </table:table-cell>
              <table:table-cell office:value-type="float" office:value="0.369397">
                <text:p>0.369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5">
                <text:p>10.15</text:p>
              </table:table-cell>
              <table:table-cell office:value-type="float" office:value="0.413953">
                <text:p>0.413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6">
                <text:p>10.16</text:p>
              </table:table-cell>
              <table:table-cell office:value-type="float" office:value="0.460907">
                <text:p>0.460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7">
                <text:p>10.17</text:p>
              </table:table-cell>
              <table:table-cell office:value-type="float" office:value="0.510229">
                <text:p>0.510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8">
                <text:p>10.18</text:p>
              </table:table-cell>
              <table:table-cell office:value-type="float" office:value="0.561887">
                <text:p>0.56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9">
                <text:p>10.19</text:p>
              </table:table-cell>
              <table:table-cell office:value-type="float" office:value="0.615848">
                <text:p>0.615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">
                <text:p>10.2</text:p>
              </table:table-cell>
              <table:table-cell office:value-type="float" office:value="0.67208">
                <text:p>0.67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1">
                <text:p>10.21</text:p>
              </table:table-cell>
              <table:table-cell office:value-type="float" office:value="0.730544">
                <text:p>0.730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2">
                <text:p>10.22</text:p>
              </table:table-cell>
              <table:table-cell office:value-type="float" office:value="0.791206">
                <text:p>0.79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3">
                <text:p>10.23</text:p>
              </table:table-cell>
              <table:table-cell office:value-type="float" office:value="0.854025">
                <text:p>0.854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4">
                <text:p>10.24</text:p>
              </table:table-cell>
              <table:table-cell office:value-type="float" office:value="0.918962">
                <text:p>0.918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5">
                <text:p>10.25</text:p>
              </table:table-cell>
              <table:table-cell office:value-type="float" office:value="0.985976">
                <text:p>0.985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6">
                <text:p>10.26</text:p>
              </table:table-cell>
              <table:table-cell office:value-type="float" office:value="1.05502">
                <text:p>1.05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7">
                <text:p>10.27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8">
                <text:p>10.28</text:p>
              </table:table-cell>
              <table:table-cell office:value-type="float" office:value="1.19905">
                <text:p>1.19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9">
                <text:p>10.29</text:p>
              </table:table-cell>
              <table:table-cell office:value-type="float" office:value="1.27393">
                <text:p>1.27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">
                <text:p>10.3</text:p>
              </table:table-cell>
              <table:table-cell office:value-type="float" office:value="1.35067">
                <text:p>1.35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1">
                <text:p>10.31</text:p>
              </table:table-cell>
              <table:table-cell office:value-type="float" office:value="1.4292">
                <text:p>1.4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2">
                <text:p>10.32</text:p>
              </table:table-cell>
              <table:table-cell office:value-type="float" office:value="1.50949">
                <text:p>1.50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3">
                <text:p>10.33</text:p>
              </table:table-cell>
              <table:table-cell office:value-type="float" office:value="1.59149">
                <text:p>1.59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4">
                <text:p>10.34</text:p>
              </table:table-cell>
              <table:table-cell office:value-type="float" office:value="1.67513">
                <text:p>1.67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5">
                <text:p>10.35</text:p>
              </table:table-cell>
              <table:table-cell office:value-type="float" office:value="1.76036">
                <text:p>1.76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6">
                <text:p>10.36</text:p>
              </table:table-cell>
              <table:table-cell office:value-type="float" office:value="1.84715">
                <text:p>1.84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7">
                <text:p>10.37</text:p>
              </table:table-cell>
              <table:table-cell office:value-type="float" office:value="1.93541">
                <text:p>1.93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8">
                <text:p>10.38</text:p>
              </table:table-cell>
              <table:table-cell office:value-type="float" office:value="2.02511">
                <text:p>2.02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9">
                <text:p>10.39</text:p>
              </table:table-cell>
              <table:table-cell office:value-type="float" office:value="2.11619">
                <text:p>2.11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">
                <text:p>10.4</text:p>
              </table:table-cell>
              <table:table-cell office:value-type="float" office:value="2.20858">
                <text:p>2.20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1">
                <text:p>10.41</text:p>
              </table:table-cell>
              <table:table-cell office:value-type="float" office:value="2.30222">
                <text:p>2.30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2">
                <text:p>10.42</text:p>
              </table:table-cell>
              <table:table-cell office:value-type="float" office:value="2.39707">
                <text:p>2.39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3">
                <text:p>10.43</text:p>
              </table:table-cell>
              <table:table-cell office:value-type="float" office:value="2.49305">
                <text:p>2.49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4">
                <text:p>10.44</text:p>
              </table:table-cell>
              <table:table-cell office:value-type="float" office:value="2.59011">
                <text:p>2.59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5">
                <text:p>10.45</text:p>
              </table:table-cell>
              <table:table-cell office:value-type="float" office:value="2.68819">
                <text:p>2.6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6">
                <text:p>10.46</text:p>
              </table:table-cell>
              <table:table-cell office:value-type="float" office:value="2.78722">
                <text:p>2.78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7">
                <text:p>10.47</text:p>
              </table:table-cell>
              <table:table-cell office:value-type="float" office:value="2.88714">
                <text:p>2.88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8">
                <text:p>10.48</text:p>
              </table:table-cell>
              <table:table-cell office:value-type="float" office:value="2.98789">
                <text:p>2.9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9">
                <text:p>10.49</text:p>
              </table:table-cell>
              <table:table-cell office:value-type="float" office:value="3.0894">
                <text:p>3.0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">
                <text:p>10.5</text:p>
              </table:table-cell>
              <table:table-cell office:value-type="float" office:value="3.1916">
                <text:p>3.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1">
                <text:p>10.51</text:p>
              </table:table-cell>
              <table:table-cell office:value-type="float" office:value="3.29444">
                <text:p>3.29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2">
                <text:p>10.52</text:p>
              </table:table-cell>
              <table:table-cell office:value-type="float" office:value="3.39785">
                <text:p>3.39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3">
                <text:p>10.53</text:p>
              </table:table-cell>
              <table:table-cell office:value-type="float" office:value="3.50176">
                <text:p>3.50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4">
                <text:p>10.54</text:p>
              </table:table-cell>
              <table:table-cell office:value-type="float" office:value="3.60611">
                <text:p>3.60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5">
                <text:p>10.55</text:p>
              </table:table-cell>
              <table:table-cell office:value-type="float" office:value="3.71083">
                <text:p>3.7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6">
                <text:p>10.56</text:p>
              </table:table-cell>
              <table:table-cell office:value-type="float" office:value="3.81585">
                <text:p>3.81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7">
                <text:p>10.57</text:p>
              </table:table-cell>
              <table:table-cell office:value-type="float" office:value="3.92111">
                <text:p>3.92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8">
                <text:p>10.58</text:p>
              </table:table-cell>
              <table:table-cell office:value-type="float" office:value="4.02654">
                <text:p>4.02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">
                <text:p>10.59</text:p>
              </table:table-cell>
              <table:table-cell office:value-type="float" office:value="4.13207">
                <text:p>4.1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">
                <text:p>10.6</text:p>
              </table:table-cell>
              <table:table-cell office:value-type="float" office:value="4.23764">
                <text:p>4.23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1">
                <text:p>10.61</text:p>
              </table:table-cell>
              <table:table-cell office:value-type="float" office:value="4.34317">
                <text:p>4.34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2">
                <text:p>10.62</text:p>
              </table:table-cell>
              <table:table-cell office:value-type="float" office:value="4.44861">
                <text:p>4.44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3">
                <text:p>10.63</text:p>
              </table:table-cell>
              <table:table-cell office:value-type="float" office:value="4.55388">
                <text:p>4.5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4">
                <text:p>10.64</text:p>
              </table:table-cell>
              <table:table-cell office:value-type="float" office:value="4.65892">
                <text:p>4.65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5">
                <text:p>10.65</text:p>
              </table:table-cell>
              <table:table-cell office:value-type="float" office:value="4.76367">
                <text:p>4.76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6">
                <text:p>10.66</text:p>
              </table:table-cell>
              <table:table-cell office:value-type="float" office:value="4.86804">
                <text:p>4.86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7">
                <text:p>10.67</text:p>
              </table:table-cell>
              <table:table-cell office:value-type="float" office:value="4.97199">
                <text:p>4.97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8">
                <text:p>10.68</text:p>
              </table:table-cell>
              <table:table-cell office:value-type="float" office:value="5.07544">
                <text:p>5.07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9">
                <text:p>10.69</text:p>
              </table:table-cell>
              <table:table-cell office:value-type="float" office:value="5.17833">
                <text:p>5.17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">
                <text:p>10.7</text:p>
              </table:table-cell>
              <table:table-cell office:value-type="float" office:value="5.28058">
                <text:p>5.28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1">
                <text:p>10.71</text:p>
              </table:table-cell>
              <table:table-cell office:value-type="float" office:value="5.38215">
                <text:p>5.38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2">
                <text:p>10.72</text:p>
              </table:table-cell>
              <table:table-cell office:value-type="float" office:value="5.48295">
                <text:p>5.48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3">
                <text:p>10.73</text:p>
              </table:table-cell>
              <table:table-cell office:value-type="float" office:value="5.58293">
                <text:p>5.58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4">
                <text:p>10.74</text:p>
              </table:table-cell>
              <table:table-cell office:value-type="float" office:value="5.68203">
                <text:p>5.6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5">
                <text:p>10.75</text:p>
              </table:table-cell>
              <table:table-cell office:value-type="float" office:value="5.78018">
                <text:p>5.78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6">
                <text:p>10.76</text:p>
              </table:table-cell>
              <table:table-cell office:value-type="float" office:value="5.87732">
                <text:p>5.87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7">
                <text:p>10.77</text:p>
              </table:table-cell>
              <table:table-cell office:value-type="float" office:value="5.97339">
                <text:p>5.97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8">
                <text:p>10.78</text:p>
              </table:table-cell>
              <table:table-cell office:value-type="float" office:value="6.06832">
                <text:p>6.06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9">
                <text:p>10.79</text:p>
              </table:table-cell>
              <table:table-cell office:value-type="float" office:value="6.16206">
                <text:p>6.16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">
                <text:p>10.8</text:p>
              </table:table-cell>
              <table:table-cell office:value-type="float" office:value="6.25455">
                <text:p>6.2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1">
                <text:p>10.81</text:p>
              </table:table-cell>
              <table:table-cell office:value-type="float" office:value="6.34572">
                <text:p>6.34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2">
                <text:p>10.82</text:p>
              </table:table-cell>
              <table:table-cell office:value-type="float" office:value="6.43552">
                <text:p>6.43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3">
                <text:p>10.83</text:p>
              </table:table-cell>
              <table:table-cell office:value-type="float" office:value="6.5239">
                <text:p>6.5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4">
                <text:p>10.84</text:p>
              </table:table-cell>
              <table:table-cell office:value-type="float" office:value="6.61079">
                <text:p>6.6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5">
                <text:p>10.85</text:p>
              </table:table-cell>
              <table:table-cell office:value-type="float" office:value="6.69615">
                <text:p>6.6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6">
                <text:p>10.86</text:p>
              </table:table-cell>
              <table:table-cell office:value-type="float" office:value="6.77991">
                <text:p>6.77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7">
                <text:p>10.87</text:p>
              </table:table-cell>
              <table:table-cell office:value-type="float" office:value="6.86203">
                <text:p>6.86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8">
                <text:p>10.88</text:p>
              </table:table-cell>
              <table:table-cell office:value-type="float" office:value="6.94245">
                <text:p>6.94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9">
                <text:p>10.89</text:p>
              </table:table-cell>
              <table:table-cell office:value-type="float" office:value="7.02112">
                <text:p>7.02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">
                <text:p>10.9</text:p>
              </table:table-cell>
              <table:table-cell office:value-type="float" office:value="7.09799">
                <text:p>7.09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1">
                <text:p>10.91</text:p>
              </table:table-cell>
              <table:table-cell office:value-type="float" office:value="7.17301">
                <text:p>7.17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2">
                <text:p>10.92</text:p>
              </table:table-cell>
              <table:table-cell office:value-type="float" office:value="7.24614">
                <text:p>7.24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3">
                <text:p>10.93</text:p>
              </table:table-cell>
              <table:table-cell office:value-type="float" office:value="7.31732">
                <text:p>7.31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4">
                <text:p>10.94</text:p>
              </table:table-cell>
              <table:table-cell office:value-type="float" office:value="7.38652">
                <text:p>7.38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5">
                <text:p>10.95</text:p>
              </table:table-cell>
              <table:table-cell office:value-type="float" office:value="7.45369">
                <text:p>7.45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6">
                <text:p>10.96</text:p>
              </table:table-cell>
              <table:table-cell office:value-type="float" office:value="7.51878">
                <text:p>7.51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7">
                <text:p>10.97</text:p>
              </table:table-cell>
              <table:table-cell office:value-type="float" office:value="7.58176">
                <text:p>7.5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8">
                <text:p>10.98</text:p>
              </table:table-cell>
              <table:table-cell office:value-type="float" office:value="7.64258">
                <text:p>7.6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9">
                <text:p>10.99</text:p>
              </table:table-cell>
              <table:table-cell office:value-type="float" office:value="7.70121">
                <text:p>7.70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7.75761">
                <text:p>7.75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1">
                <text:p>11.01</text:p>
              </table:table-cell>
              <table:table-cell office:value-type="float" office:value="7.81175">
                <text:p>7.81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2">
                <text:p>11.02</text:p>
              </table:table-cell>
              <table:table-cell office:value-type="float" office:value="7.86358">
                <text:p>7.86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3">
                <text:p>11.03</text:p>
              </table:table-cell>
              <table:table-cell office:value-type="float" office:value="7.91307">
                <text:p>7.91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4">
                <text:p>11.04</text:p>
              </table:table-cell>
              <table:table-cell office:value-type="float" office:value="7.96021">
                <text:p>7.9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5">
                <text:p>11.05</text:p>
              </table:table-cell>
              <table:table-cell office:value-type="float" office:value="8.00494">
                <text:p>8.0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6">
                <text:p>11.06</text:p>
              </table:table-cell>
              <table:table-cell office:value-type="float" office:value="8.04725">
                <text:p>8.04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7">
                <text:p>11.07</text:p>
              </table:table-cell>
              <table:table-cell office:value-type="float" office:value="8.08712">
                <text:p>8.08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8">
                <text:p>11.08</text:p>
              </table:table-cell>
              <table:table-cell office:value-type="float" office:value="8.1245">
                <text:p>8.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9">
                <text:p>11.09</text:p>
              </table:table-cell>
              <table:table-cell office:value-type="float" office:value="8.15939">
                <text:p>8.15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">
                <text:p>11.1</text:p>
              </table:table-cell>
              <table:table-cell office:value-type="float" office:value="8.19175">
                <text:p>8.19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1">
                <text:p>11.11</text:p>
              </table:table-cell>
              <table:table-cell office:value-type="float" office:value="8.22157">
                <text:p>8.22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2">
                <text:p>11.12</text:p>
              </table:table-cell>
              <table:table-cell office:value-type="float" office:value="8.24883">
                <text:p>8.24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3">
                <text:p>11.13</text:p>
              </table:table-cell>
              <table:table-cell office:value-type="float" office:value="8.27351">
                <text:p>8.27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4">
                <text:p>11.14</text:p>
              </table:table-cell>
              <table:table-cell office:value-type="float" office:value="8.2956">
                <text:p>8.2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5">
                <text:p>11.15</text:p>
              </table:table-cell>
              <table:table-cell office:value-type="float" office:value="8.31508">
                <text:p>8.3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6">
                <text:p>11.16</text:p>
              </table:table-cell>
              <table:table-cell office:value-type="float" office:value="8.33193">
                <text:p>8.33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7">
                <text:p>11.17</text:p>
              </table:table-cell>
              <table:table-cell office:value-type="float" office:value="8.34616">
                <text:p>8.34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8">
                <text:p>11.18</text:p>
              </table:table-cell>
              <table:table-cell office:value-type="float" office:value="8.35774">
                <text:p>8.3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9">
                <text:p>11.19</text:p>
              </table:table-cell>
              <table:table-cell office:value-type="float" office:value="8.36668">
                <text:p>8.36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8.37296">
                <text:p>8.37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1">
                <text:p>11.21</text:p>
              </table:table-cell>
              <table:table-cell office:value-type="float" office:value="8.37659">
                <text:p>8.37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2">
                <text:p>11.22</text:p>
              </table:table-cell>
              <table:table-cell office:value-type="float" office:value="8.37756">
                <text:p>8.3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3">
                <text:p>11.23</text:p>
              </table:table-cell>
              <table:table-cell office:value-type="float" office:value="8.37586">
                <text:p>8.3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4">
                <text:p>11.24</text:p>
              </table:table-cell>
              <table:table-cell office:value-type="float" office:value="8.37151">
                <text:p>8.37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5">
                <text:p>11.25</text:p>
              </table:table-cell>
              <table:table-cell office:value-type="float" office:value="8.3645">
                <text:p>8.3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6">
                <text:p>11.26</text:p>
              </table:table-cell>
              <table:table-cell office:value-type="float" office:value="8.35483">
                <text:p>8.35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7">
                <text:p>11.27</text:p>
              </table:table-cell>
              <table:table-cell office:value-type="float" office:value="8.34252">
                <text:p>8.34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8">
                <text:p>11.28</text:p>
              </table:table-cell>
              <table:table-cell office:value-type="float" office:value="8.32758">
                <text:p>8.32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9">
                <text:p>11.2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">
                <text:p>11.3</text:p>
              </table:table-cell>
              <table:table-cell office:value-type="float" office:value="8.28981">
                <text:p>8.28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1">
                <text:p>11.31</text:p>
              </table:table-cell>
              <table:table-cell office:value-type="float" office:value="8.26701">
                <text:p>8.26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2">
                <text:p>11.32</text:p>
              </table:table-cell>
              <table:table-cell office:value-type="float" office:value="8.24162">
                <text:p>8.24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3">
                <text:p>11.33</text:p>
              </table:table-cell>
              <table:table-cell office:value-type="float" office:value="8.21366">
                <text:p>8.21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4">
                <text:p>11.34</text:p>
              </table:table-cell>
              <table:table-cell office:value-type="float" office:value="8.18314">
                <text:p>8.1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5">
                <text:p>11.35</text:p>
              </table:table-cell>
              <table:table-cell office:value-type="float" office:value="8.15008">
                <text:p>8.15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6">
                <text:p>11.36</text:p>
              </table:table-cell>
              <table:table-cell office:value-type="float" office:value="8.11451">
                <text:p>8.11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7">
                <text:p>11.37</text:p>
              </table:table-cell>
              <table:table-cell office:value-type="float" office:value="8.07644">
                <text:p>8.07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8">
                <text:p>11.38</text:p>
              </table:table-cell>
              <table:table-cell office:value-type="float" office:value="8.03591">
                <text:p>8.03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9">
                <text:p>11.39</text:p>
              </table:table-cell>
              <table:table-cell office:value-type="float" office:value="7.99293">
                <text:p>7.99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">
                <text:p>11.4</text:p>
              </table:table-cell>
              <table:table-cell office:value-type="float" office:value="7.94753">
                <text:p>7.9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1">
                <text:p>11.41</text:p>
              </table:table-cell>
              <table:table-cell office:value-type="float" office:value="7.89975">
                <text:p>7.89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2">
                <text:p>11.42</text:p>
              </table:table-cell>
              <table:table-cell office:value-type="float" office:value="7.84961">
                <text:p>7.84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3">
                <text:p>11.43</text:p>
              </table:table-cell>
              <table:table-cell office:value-type="float" office:value="7.79714">
                <text:p>7.79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4">
                <text:p>11.44</text:p>
              </table:table-cell>
              <table:table-cell office:value-type="float" office:value="7.74239">
                <text:p>7.74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5">
                <text:p>11.45</text:p>
              </table:table-cell>
              <table:table-cell office:value-type="float" office:value="7.68537">
                <text:p>7.68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6">
                <text:p>11.46</text:p>
              </table:table-cell>
              <table:table-cell office:value-type="float" office:value="7.62614">
                <text:p>7.6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7">
                <text:p>11.47</text:p>
              </table:table-cell>
              <table:table-cell office:value-type="float" office:value="7.56472">
                <text:p>7.56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8">
                <text:p>11.48</text:p>
              </table:table-cell>
              <table:table-cell office:value-type="float" office:value="7.50116">
                <text:p>7.50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9">
                <text:p>11.49</text:p>
              </table:table-cell>
              <table:table-cell office:value-type="float" office:value="7.43549">
                <text:p>7.43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">
                <text:p>11.5</text:p>
              </table:table-cell>
              <table:table-cell office:value-type="float" office:value="7.36777">
                <text:p>7.36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1">
                <text:p>11.51</text:p>
              </table:table-cell>
              <table:table-cell office:value-type="float" office:value="7.29802">
                <text:p>7.29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2">
                <text:p>11.52</text:p>
              </table:table-cell>
              <table:table-cell office:value-type="float" office:value="7.2263">
                <text:p>7.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3">
                <text:p>11.53</text:p>
              </table:table-cell>
              <table:table-cell office:value-type="float" office:value="7.15264">
                <text:p>7.15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">
                <text:p>11.54</text:p>
              </table:table-cell>
              <table:table-cell office:value-type="float" office:value="7.07711">
                <text:p>7.07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5">
                <text:p>11.55</text:p>
              </table:table-cell>
              <table:table-cell office:value-type="float" office:value="6.99974">
                <text:p>6.99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6">
                <text:p>11.56</text:p>
              </table:table-cell>
              <table:table-cell office:value-type="float" office:value="6.92059">
                <text:p>6.92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7">
                <text:p>11.57</text:p>
              </table:table-cell>
              <table:table-cell office:value-type="float" office:value="6.8397">
                <text:p>6.8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8">
                <text:p>11.58</text:p>
              </table:table-cell>
              <table:table-cell office:value-type="float" office:value="6.75713">
                <text:p>6.75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9">
                <text:p>11.59</text:p>
              </table:table-cell>
              <table:table-cell office:value-type="float" office:value="6.67292">
                <text:p>6.67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">
                <text:p>11.6</text:p>
              </table:table-cell>
              <table:table-cell office:value-type="float" office:value="6.58714">
                <text:p>6.58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1">
                <text:p>11.61</text:p>
              </table:table-cell>
              <table:table-cell office:value-type="float" office:value="6.49983">
                <text:p>6.49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2">
                <text:p>11.62</text:p>
              </table:table-cell>
              <table:table-cell office:value-type="float" office:value="6.41106">
                <text:p>6.41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3">
                <text:p>11.63</text:p>
              </table:table-cell>
              <table:table-cell office:value-type="float" office:value="6.32088">
                <text:p>6.32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4">
                <text:p>11.64</text:p>
              </table:table-cell>
              <table:table-cell office:value-type="float" office:value="6.22934">
                <text:p>6.22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5">
                <text:p>11.65</text:p>
              </table:table-cell>
              <table:table-cell office:value-type="float" office:value="6.1365">
                <text:p>6.1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6">
                <text:p>11.66</text:p>
              </table:table-cell>
              <table:table-cell office:value-type="float" office:value="6.04243">
                <text:p>6.04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7">
                <text:p>11.67</text:p>
              </table:table-cell>
              <table:table-cell office:value-type="float" office:value="5.94718">
                <text:p>5.94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8">
                <text:p>11.68</text:p>
              </table:table-cell>
              <table:table-cell office:value-type="float" office:value="5.85082">
                <text:p>5.85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9">
                <text:p>11.69</text:p>
              </table:table-cell>
              <table:table-cell office:value-type="float" office:value="5.75339">
                <text:p>5.75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">
                <text:p>11.7</text:p>
              </table:table-cell>
              <table:table-cell office:value-type="float" office:value="5.65498">
                <text:p>5.6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1">
                <text:p>11.71</text:p>
              </table:table-cell>
              <table:table-cell office:value-type="float" office:value="5.55563">
                <text:p>5.55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2">
                <text:p>11.72</text:p>
              </table:table-cell>
              <table:table-cell office:value-type="float" office:value="5.45542">
                <text:p>5.45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3">
                <text:p>11.73</text:p>
              </table:table-cell>
              <table:table-cell office:value-type="float" office:value="5.3544">
                <text:p>5.3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4">
                <text:p>11.74</text:p>
              </table:table-cell>
              <table:table-cell office:value-type="float" office:value="5.25264">
                <text:p>5.25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5">
                <text:p>11.75</text:p>
              </table:table-cell>
              <table:table-cell office:value-type="float" office:value="5.1502">
                <text:p>5.1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6">
                <text:p>11.76</text:p>
              </table:table-cell>
              <table:table-cell office:value-type="float" office:value="5.04715">
                <text:p>5.04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7">
                <text:p>11.77</text:p>
              </table:table-cell>
              <table:table-cell office:value-type="float" office:value="4.94356">
                <text:p>4.94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8">
                <text:p>11.78</text:p>
              </table:table-cell>
              <table:table-cell office:value-type="float" office:value="4.83949">
                <text:p>4.83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9">
                <text:p>11.79</text:p>
              </table:table-cell>
              <table:table-cell office:value-type="float" office:value="4.73501">
                <text:p>4.73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">
                <text:p>11.8</text:p>
              </table:table-cell>
              <table:table-cell office:value-type="float" office:value="4.63018">
                <text:p>4.63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1">
                <text:p>11.81</text:p>
              </table:table-cell>
              <table:table-cell office:value-type="float" office:value="4.52507">
                <text:p>4.52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2">
                <text:p>11.82</text:p>
              </table:table-cell>
              <table:table-cell office:value-type="float" office:value="4.41974">
                <text:p>4.41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3">
                <text:p>11.83</text:p>
              </table:table-cell>
              <table:table-cell office:value-type="float" office:value="4.31427">
                <text:p>4.31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4">
                <text:p>11.84</text:p>
              </table:table-cell>
              <table:table-cell office:value-type="float" office:value="4.20872">
                <text:p>4.20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5">
                <text:p>11.85</text:p>
              </table:table-cell>
              <table:table-cell office:value-type="float" office:value="4.10315">
                <text:p>4.10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6">
                <text:p>11.86</text:p>
              </table:table-cell>
              <table:table-cell office:value-type="float" office:value="3.99764">
                <text:p>3.99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7">
                <text:p>11.87</text:p>
              </table:table-cell>
              <table:table-cell office:value-type="float" office:value="3.89226">
                <text:p>3.89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8">
                <text:p>11.88</text:p>
              </table:table-cell>
              <table:table-cell office:value-type="float" office:value="3.78706">
                <text:p>3.78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9">
                <text:p>11.89</text:p>
              </table:table-cell>
              <table:table-cell office:value-type="float" office:value="3.68211">
                <text:p>3.68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">
                <text:p>11.9</text:p>
              </table:table-cell>
              <table:table-cell office:value-type="float" office:value="3.57749">
                <text:p>3.5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1">
                <text:p>11.91</text:p>
              </table:table-cell>
              <table:table-cell office:value-type="float" office:value="3.47325">
                <text:p>3.47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2">
                <text:p>11.92</text:p>
              </table:table-cell>
              <table:table-cell office:value-type="float" office:value="3.36947">
                <text:p>3.3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3">
                <text:p>11.93</text:p>
              </table:table-cell>
              <table:table-cell office:value-type="float" office:value="3.26621">
                <text:p>3.26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4">
                <text:p>11.94</text:p>
              </table:table-cell>
              <table:table-cell office:value-type="float" office:value="3.16354">
                <text:p>3.16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5">
                <text:p>11.95</text:p>
              </table:table-cell>
              <table:table-cell office:value-type="float" office:value="3.06152">
                <text:p>3.06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6">
                <text:p>11.96</text:p>
              </table:table-cell>
              <table:table-cell office:value-type="float" office:value="2.96021">
                <text:p>2.9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7">
                <text:p>11.97</text:p>
              </table:table-cell>
              <table:table-cell office:value-type="float" office:value="2.85968">
                <text:p>2.85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8">
                <text:p>11.9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9">
                <text:p>11.99</text:p>
              </table:table-cell>
              <table:table-cell office:value-type="float" office:value="2.66123">
                <text:p>2.66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2.56342">
                <text:p>2.56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1">
                <text:p>12.01</text:p>
              </table:table-cell>
              <table:table-cell office:value-type="float" office:value="2.46665">
                <text:p>2.46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2">
                <text:p>12.02</text:p>
              </table:table-cell>
              <table:table-cell office:value-type="float" office:value="2.37097">
                <text:p>2.37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3">
                <text:p>12.03</text:p>
              </table:table-cell>
              <table:table-cell office:value-type="float" office:value="2.27645">
                <text:p>2.27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4">
                <text:p>12.04</text:p>
              </table:table-cell>
              <table:table-cell office:value-type="float" office:value="2.18314">
                <text:p>2.1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5">
                <text:p>12.05</text:p>
              </table:table-cell>
              <table:table-cell office:value-type="float" office:value="2.0911">
                <text:p>2.0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6">
                <text:p>12.06</text:p>
              </table:table-cell>
              <table:table-cell office:value-type="float" office:value="2.0004">
                <text:p>2.0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7">
                <text:p>12.07</text:p>
              </table:table-cell>
              <table:table-cell office:value-type="float" office:value="1.91109">
                <text:p>1.91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8">
                <text:p>12.08</text:p>
              </table:table-cell>
              <table:table-cell office:value-type="float" office:value="1.82322">
                <text:p>1.82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">
                <text:p>12.09</text:p>
              </table:table-cell>
              <table:table-cell office:value-type="float" office:value="1.73686">
                <text:p>1.73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">
                <text:p>12.1</text:p>
              </table:table-cell>
              <table:table-cell office:value-type="float" office:value="1.65205">
                <text:p>1.65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1">
                <text:p>12.11</text:p>
              </table:table-cell>
              <table:table-cell office:value-type="float" office:value="1.56886">
                <text:p>1.5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2">
                <text:p>12.12</text:p>
              </table:table-cell>
              <table:table-cell office:value-type="float" office:value="1.48733">
                <text:p>1.48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3">
                <text:p>12.13</text:p>
              </table:table-cell>
              <table:table-cell office:value-type="float" office:value="1.40751">
                <text:p>1.40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4">
                <text:p>12.14</text:p>
              </table:table-cell>
              <table:table-cell office:value-type="float" office:value="1.32946">
                <text:p>1.32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5">
                <text:p>12.15</text:p>
              </table:table-cell>
              <table:table-cell office:value-type="float" office:value="1.25323">
                <text:p>1.25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6">
                <text:p>12.16</text:p>
              </table:table-cell>
              <table:table-cell office:value-type="float" office:value="1.17886">
                <text:p>1.17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7">
                <text:p>12.17</text:p>
              </table:table-cell>
              <table:table-cell office:value-type="float" office:value="1.10641">
                <text:p>1.10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8">
                <text:p>12.18</text:p>
              </table:table-cell>
              <table:table-cell office:value-type="float" office:value="1.03591">
                <text:p>1.03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9">
                <text:p>12.19</text:p>
              </table:table-cell>
              <table:table-cell office:value-type="float" office:value="0.967415">
                <text:p>0.967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">
                <text:p>12.2</text:p>
              </table:table-cell>
              <table:table-cell office:value-type="float" office:value="0.900966">
                <text:p>0.900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1">
                <text:p>12.21</text:p>
              </table:table-cell>
              <table:table-cell office:value-type="float" office:value="0.836605">
                <text:p>0.836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2">
                <text:p>12.22</text:p>
              </table:table-cell>
              <table:table-cell office:value-type="float" office:value="0.774373">
                <text:p>0.774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3">
                <text:p>12.23</text:p>
              </table:table-cell>
              <table:table-cell office:value-type="float" office:value="0.714309">
                <text:p>0.714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4">
                <text:p>12.24</text:p>
              </table:table-cell>
              <table:table-cell office:value-type="float" office:value="0.656453">
                <text:p>0.656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5">
                <text:p>12.25</text:p>
              </table:table-cell>
              <table:table-cell office:value-type="float" office:value="0.60084">
                <text:p>0.60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6">
                <text:p>12.26</text:p>
              </table:table-cell>
              <table:table-cell office:value-type="float" office:value="0.547506">
                <text:p>0.547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7">
                <text:p>12.27</text:p>
              </table:table-cell>
              <table:table-cell office:value-type="float" office:value="0.496485">
                <text:p>0.496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8">
                <text:p>12.28</text:p>
              </table:table-cell>
              <table:table-cell office:value-type="float" office:value="0.447809">
                <text:p>0.44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9">
                <text:p>12.29</text:p>
              </table:table-cell>
              <table:table-cell office:value-type="float" office:value="0.401509">
                <text:p>0.401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">
                <text:p>12.3</text:p>
              </table:table-cell>
              <table:table-cell office:value-type="float" office:value="0.357615">
                <text:p>0.357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1">
                <text:p>12.31</text:p>
              </table:table-cell>
              <table:table-cell office:value-type="float" office:value="0.316154">
                <text:p>0.316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2">
                <text:p>12.32</text:p>
              </table:table-cell>
              <table:table-cell office:value-type="float" office:value="0.277152">
                <text:p>0.277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3">
                <text:p>12.33</text:p>
              </table:table-cell>
              <table:table-cell office:value-type="float" office:value="0.240636">
                <text:p>0.240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4">
                <text:p>12.34</text:p>
              </table:table-cell>
              <table:table-cell office:value-type="float" office:value="0.206627">
                <text:p>0.206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5">
                <text:p>12.35</text:p>
              </table:table-cell>
              <table:table-cell office:value-type="float" office:value="0.175147">
                <text:p>0.17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6">
                <text:p>12.36</text:p>
              </table:table-cell>
              <table:table-cell office:value-type="float" office:value="0.146217">
                <text:p>0.146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7">
                <text:p>12.37</text:p>
              </table:table-cell>
              <table:table-cell office:value-type="float" office:value="0.119854">
                <text:p>0.119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8">
                <text:p>12.38</text:p>
              </table:table-cell>
              <table:table-cell office:value-type="float" office:value="0.0960758">
                <text:p>0.0960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9">
                <text:p>12.39</text:p>
              </table:table-cell>
              <table:table-cell office:value-type="float" office:value="0.074897">
                <text:p>0.074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">
                <text:p>12.4</text:p>
              </table:table-cell>
              <table:table-cell office:value-type="float" office:value="0.0563313">
                <text:p>0.056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1">
                <text:p>12.41</text:p>
              </table:table-cell>
              <table:table-cell office:value-type="float" office:value="0.0403903">
                <text:p>0.0403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2">
                <text:p>12.42</text:p>
              </table:table-cell>
              <table:table-cell office:value-type="float" office:value="0.0270841">
                <text:p>0.0270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3">
                <text:p>12.43</text:p>
              </table:table-cell>
              <table:table-cell office:value-type="float" office:value="0.0164213">
                <text:p>0.0164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4">
                <text:p>12.44</text:p>
              </table:table-cell>
              <table:table-cell office:value-type="float" office:value="0.00840868">
                <text:p>0.00840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5">
                <text:p>12.45</text:p>
              </table:table-cell>
              <table:table-cell office:value-type="float" office:value="0.00305122">
                <text:p>0.00305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6">
                <text:p>12.46</text:p>
              </table:table-cell>
              <table:table-cell office:value-type="float" office:value="0.000352371">
                <text:p>0.000352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7">
                <text:p>12.47</text:p>
              </table:table-cell>
              <table:table-cell office:value-type="float" office:value="0.000313841">
                <text:p>0.000313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8">
                <text:p>12.48</text:p>
              </table:table-cell>
              <table:table-cell office:value-type="float" office:value="0.00293566">
                <text:p>0.00293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9">
                <text:p>12.49</text:p>
              </table:table-cell>
              <table:table-cell office:value-type="float" office:value="0.00821615">
                <text:p>0.00821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">
                <text:p>12.5</text:p>
              </table:table-cell>
              <table:table-cell office:value-type="float" office:value="0.016152">
                <text:p>0.016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1">
                <text:p>12.51</text:p>
              </table:table-cell>
              <table:table-cell office:value-type="float" office:value="0.0267381">
                <text:p>0.0267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2">
                <text:p>12.52</text:p>
              </table:table-cell>
              <table:table-cell office:value-type="float" office:value="0.0399678">
                <text:p>0.0399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3">
                <text:p>12.53</text:p>
              </table:table-cell>
              <table:table-cell office:value-type="float" office:value="0.0558326">
                <text:p>0.0558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4">
                <text:p>12.54</text:p>
              </table:table-cell>
              <table:table-cell office:value-type="float" office:value="0.0743225">
                <text:p>0.0743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5">
                <text:p>12.55</text:p>
              </table:table-cell>
              <table:table-cell office:value-type="float" office:value="0.0954258">
                <text:p>0.095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6">
                <text:p>12.56</text:p>
              </table:table-cell>
              <table:table-cell office:value-type="float" office:value="0.119129">
                <text:p>0.119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7">
                <text:p>12.57</text:p>
              </table:table-cell>
              <table:table-cell office:value-type="float" office:value="0.145417">
                <text:p>0.145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8">
                <text:p>12.58</text:p>
              </table:table-cell>
              <table:table-cell office:value-type="float" office:value="0.174273">
                <text:p>0.174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9">
                <text:p>12.59</text:p>
              </table:table-cell>
              <table:table-cell office:value-type="float" office:value="0.205679">
                <text:p>0.20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">
                <text:p>12.6</text:p>
              </table:table-cell>
              <table:table-cell office:value-type="float" office:value="0.239615">
                <text:p>0.23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1">
                <text:p>12.61</text:p>
              </table:table-cell>
              <table:table-cell office:value-type="float" office:value="0.27606">
                <text:p>0.27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2">
                <text:p>12.62</text:p>
              </table:table-cell>
              <table:table-cell office:value-type="float" office:value="0.314989">
                <text:p>0.314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3">
                <text:p>12.63</text:p>
              </table:table-cell>
              <table:table-cell office:value-type="float" office:value="0.356379">
                <text:p>0.356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4">
                <text:p>12.64</text:p>
              </table:table-cell>
              <table:table-cell office:value-type="float" office:value="0.400204">
                <text:p>0.400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5">
                <text:p>12.65</text:p>
              </table:table-cell>
              <table:table-cell office:value-type="float" office:value="0.446434">
                <text:p>0.446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6">
                <text:p>12.66</text:p>
              </table:table-cell>
              <table:table-cell office:value-type="float" office:value="0.495042">
                <text:p>0.495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7">
                <text:p>12.67</text:p>
              </table:table-cell>
              <table:table-cell office:value-type="float" office:value="0.545995">
                <text:p>0.545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8">
                <text:p>12.68</text:p>
              </table:table-cell>
              <table:table-cell office:value-type="float" office:value="0.599263">
                <text:p>0.599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9">
                <text:p>12.69</text:p>
              </table:table-cell>
              <table:table-cell office:value-type="float" office:value="0.65481">
                <text:p>0.65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">
                <text:p>12.7</text:p>
              </table:table-cell>
              <table:table-cell office:value-type="float" office:value="0.712602">
                <text:p>0.71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1">
                <text:p>12.71</text:p>
              </table:table-cell>
              <table:table-cell office:value-type="float" office:value="0.772602">
                <text:p>0.77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2">
                <text:p>12.72</text:p>
              </table:table-cell>
              <table:table-cell office:value-type="float" office:value="0.834772">
                <text:p>0.834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3">
                <text:p>12.73</text:p>
              </table:table-cell>
              <table:table-cell office:value-type="float" office:value="0.899072">
                <text:p>0.89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4">
                <text:p>12.74</text:p>
              </table:table-cell>
              <table:table-cell office:value-type="float" office:value="0.965462">
                <text:p>0.96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5">
                <text:p>12.75</text:p>
              </table:table-cell>
              <table:table-cell office:value-type="float" office:value="1.0339">
                <text:p>1.0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6">
                <text:p>12.76</text:p>
              </table:table-cell>
              <table:table-cell office:value-type="float" office:value="1.10434">
                <text:p>1.10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7">
                <text:p>12.77</text:p>
              </table:table-cell>
              <table:table-cell office:value-type="float" office:value="1.17674">
                <text:p>1.17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8">
                <text:p>12.78</text:p>
              </table:table-cell>
              <table:table-cell office:value-type="float" office:value="1.25105">
                <text:p>1.25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9">
                <text:p>12.79</text:p>
              </table:table-cell>
              <table:table-cell office:value-type="float" office:value="1.32723">
                <text:p>1.3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">
                <text:p>12.8</text:p>
              </table:table-cell>
              <table:table-cell office:value-type="float" office:value="1.40523">
                <text:p>1.40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1">
                <text:p>12.81</text:p>
              </table:table-cell>
              <table:table-cell office:value-type="float" office:value="1.48499">
                <text:p>1.48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2">
                <text:p>12.82</text:p>
              </table:table-cell>
              <table:table-cell office:value-type="float" office:value="1.56647">
                <text:p>1.5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3">
                <text:p>12.83</text:p>
              </table:table-cell>
              <table:table-cell office:value-type="float" office:value="1.64962">
                <text:p>1.64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4">
                <text:p>12.84</text:p>
              </table:table-cell>
              <table:table-cell office:value-type="float" office:value="1.73438">
                <text:p>1.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5">
                <text:p>12.85</text:p>
              </table:table-cell>
              <table:table-cell office:value-type="float" office:value="1.8207">
                <text:p>1.8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6">
                <text:p>12.86</text:p>
              </table:table-cell>
              <table:table-cell office:value-type="float" office:value="1.90852">
                <text:p>1.90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7">
                <text:p>12.87</text:p>
              </table:table-cell>
              <table:table-cell office:value-type="float" office:value="1.9978">
                <text:p>1.9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8">
                <text:p>12.88</text:p>
              </table:table-cell>
              <table:table-cell office:value-type="float" office:value="2.08846">
                <text:p>2.08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9">
                <text:p>12.89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">
                <text:p>12.9</text:p>
              </table:table-cell>
              <table:table-cell office:value-type="float" office:value="2.27373">
                <text:p>2.27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1">
                <text:p>12.91</text:p>
              </table:table-cell>
              <table:table-cell office:value-type="float" office:value="2.36822">
                <text:p>2.36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2">
                <text:p>12.92</text:p>
              </table:table-cell>
              <table:table-cell office:value-type="float" office:value="2.46386">
                <text:p>2.46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3">
                <text:p>12.93</text:p>
              </table:table-cell>
              <table:table-cell office:value-type="float" office:value="2.5606">
                <text:p>2.5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4">
                <text:p>12.94</text:p>
              </table:table-cell>
              <table:table-cell office:value-type="float" office:value="2.65838">
                <text:p>2.65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5">
                <text:p>12.95</text:p>
              </table:table-cell>
              <table:table-cell office:value-type="float" office:value="2.75713">
                <text:p>2.75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6">
                <text:p>12.96</text:p>
              </table:table-cell>
              <table:table-cell office:value-type="float" office:value="2.85678">
                <text:p>2.85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7">
                <text:p>12.97</text:p>
              </table:table-cell>
              <table:table-cell office:value-type="float" office:value="2.95729">
                <text:p>2.95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8">
                <text:p>12.98</text:p>
              </table:table-cell>
              <table:table-cell office:value-type="float" office:value="3.05857">
                <text:p>3.05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9">
                <text:p>12.99</text:p>
              </table:table-cell>
              <table:table-cell office:value-type="float" office:value="3.16057">
                <text:p>3.16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3.26323">
                <text:p>3.26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1">
                <text:p>13.01</text:p>
              </table:table-cell>
              <table:table-cell office:value-type="float" office:value="3.36647">
                <text:p>3.3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2">
                <text:p>13.02</text:p>
              </table:table-cell>
              <table:table-cell office:value-type="float" office:value="3.47024">
                <text:p>3.47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3">
                <text:p>13.03</text:p>
              </table:table-cell>
              <table:table-cell office:value-type="float" office:value="3.57446">
                <text:p>3.57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4">
                <text:p>13.04</text:p>
              </table:table-cell>
              <table:table-cell office:value-type="float" office:value="3.67908">
                <text:p>3.67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5">
                <text:p>13.05</text:p>
              </table:table-cell>
              <table:table-cell office:value-type="float" office:value="3.78401">
                <text:p>3.78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6">
                <text:p>13.06</text:p>
              </table:table-cell>
              <table:table-cell office:value-type="float" office:value="3.88921">
                <text:p>3.88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7">
                <text:p>13.07</text:p>
              </table:table-cell>
              <table:table-cell office:value-type="float" office:value="3.99459">
                <text:p>3.99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8">
                <text:p>13.08</text:p>
              </table:table-cell>
              <table:table-cell office:value-type="float" office:value="4.1001">
                <text:p>4.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9">
                <text:p>13.09</text:p>
              </table:table-cell>
              <table:table-cell office:value-type="float" office:value="4.20566">
                <text:p>4.20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">
                <text:p>13.1</text:p>
              </table:table-cell>
              <table:table-cell office:value-type="float" office:value="4.31121">
                <text:p>4.3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1">
                <text:p>13.11</text:p>
              </table:table-cell>
              <table:table-cell office:value-type="float" office:value="4.41669">
                <text:p>4.4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2">
                <text:p>13.12</text:p>
              </table:table-cell>
              <table:table-cell office:value-type="float" office:value="4.52202">
                <text:p>4.52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3">
                <text:p>13.13</text:p>
              </table:table-cell>
              <table:table-cell office:value-type="float" office:value="4.62714">
                <text:p>4.62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4">
                <text:p>13.14</text:p>
              </table:table-cell>
              <table:table-cell office:value-type="float" office:value="4.73198">
                <text:p>4.73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5">
                <text:p>13.15</text:p>
              </table:table-cell>
              <table:table-cell office:value-type="float" office:value="4.83647">
                <text:p>4.83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6">
                <text:p>13.16</text:p>
              </table:table-cell>
              <table:table-cell office:value-type="float" office:value="4.94056">
                <text:p>4.94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7">
                <text:p>13.17</text:p>
              </table:table-cell>
              <table:table-cell office:value-type="float" office:value="5.04416">
                <text:p>5.04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8">
                <text:p>13.18</text:p>
              </table:table-cell>
              <table:table-cell office:value-type="float" office:value="5.14722">
                <text:p>5.14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9">
                <text:p>13.19</text:p>
              </table:table-cell>
              <table:table-cell office:value-type="float" office:value="5.24968">
                <text:p>5.2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">
                <text:p>13.2</text:p>
              </table:table-cell>
              <table:table-cell office:value-type="float" office:value="5.35146">
                <text:p>5.35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1">
                <text:p>13.21</text:p>
              </table:table-cell>
              <table:table-cell office:value-type="float" office:value="5.4525">
                <text:p>5.4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2">
                <text:p>13.22</text:p>
              </table:table-cell>
              <table:table-cell office:value-type="float" office:value="5.55274">
                <text:p>5.5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3">
                <text:p>13.23</text:p>
              </table:table-cell>
              <table:table-cell office:value-type="float" office:value="5.65211">
                <text:p>5.65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">
                <text:p>13.24</text:p>
              </table:table-cell>
              <table:table-cell office:value-type="float" office:value="5.75056">
                <text:p>5.7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5">
                <text:p>13.25</text:p>
              </table:table-cell>
              <table:table-cell office:value-type="float" office:value="5.84801">
                <text:p>5.84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6">
                <text:p>13.26</text:p>
              </table:table-cell>
              <table:table-cell office:value-type="float" office:value="5.94441">
                <text:p>5.9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7">
                <text:p>13.27</text:p>
              </table:table-cell>
              <table:table-cell office:value-type="float" office:value="6.03969">
                <text:p>6.03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8">
                <text:p>13.28</text:p>
              </table:table-cell>
              <table:table-cell office:value-type="float" office:value="6.1338">
                <text:p>6.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9">
                <text:p>13.29</text:p>
              </table:table-cell>
              <table:table-cell office:value-type="float" office:value="6.22667">
                <text:p>6.22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">
                <text:p>13.3</text:p>
              </table:table-cell>
              <table:table-cell office:value-type="float" office:value="6.31824">
                <text:p>6.31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1">
                <text:p>13.31</text:p>
              </table:table-cell>
              <table:table-cell office:value-type="float" office:value="6.40847">
                <text:p>6.4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2">
                <text:p>13.32</text:p>
              </table:table-cell>
              <table:table-cell office:value-type="float" office:value="6.49728">
                <text:p>6.49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3">
                <text:p>13.33</text:p>
              </table:table-cell>
              <table:table-cell office:value-type="float" office:value="6.58463">
                <text:p>6.58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4">
                <text:p>13.34</text:p>
              </table:table-cell>
              <table:table-cell office:value-type="float" office:value="6.67046">
                <text:p>6.67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5">
                <text:p>13.35</text:p>
              </table:table-cell>
              <table:table-cell office:value-type="float" office:value="6.75471">
                <text:p>6.75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6">
                <text:p>13.36</text:p>
              </table:table-cell>
              <table:table-cell office:value-type="float" office:value="6.83733">
                <text:p>6.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7">
                <text:p>13.37</text:p>
              </table:table-cell>
              <table:table-cell office:value-type="float" office:value="6.91827">
                <text:p>6.9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8">
                <text:p>13.38</text:p>
              </table:table-cell>
              <table:table-cell office:value-type="float" office:value="6.99747">
                <text:p>6.99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9">
                <text:p>13.39</text:p>
              </table:table-cell>
              <table:table-cell office:value-type="float" office:value="7.07489">
                <text:p>7.07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">
                <text:p>13.4</text:p>
              </table:table-cell>
              <table:table-cell office:value-type="float" office:value="7.15048">
                <text:p>7.15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1">
                <text:p>13.41</text:p>
              </table:table-cell>
              <table:table-cell office:value-type="float" office:value="7.22419">
                <text:p>7.22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2">
                <text:p>13.42</text:p>
              </table:table-cell>
              <table:table-cell office:value-type="float" office:value="7.29597">
                <text:p>7.2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3">
                <text:p>13.43</text:p>
              </table:table-cell>
              <table:table-cell office:value-type="float" office:value="7.36577">
                <text:p>7.36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4">
                <text:p>13.44</text:p>
              </table:table-cell>
              <table:table-cell office:value-type="float" office:value="7.43356">
                <text:p>7.43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5">
                <text:p>13.45</text:p>
              </table:table-cell>
              <table:table-cell office:value-type="float" office:value="7.49929">
                <text:p>7.49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6">
                <text:p>13.46</text:p>
              </table:table-cell>
              <table:table-cell office:value-type="float" office:value="7.56291">
                <text:p>7.56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7">
                <text:p>13.47</text:p>
              </table:table-cell>
              <table:table-cell office:value-type="float" office:value="7.62439">
                <text:p>7.62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8">
                <text:p>13.48</text:p>
              </table:table-cell>
              <table:table-cell office:value-type="float" office:value="7.68369">
                <text:p>7.68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9">
                <text:p>13.49</text:p>
              </table:table-cell>
              <table:table-cell office:value-type="float" office:value="7.74077">
                <text:p>7.7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">
                <text:p>13.5</text:p>
              </table:table-cell>
              <table:table-cell office:value-type="float" office:value="7.79559">
                <text:p>7.79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1">
                <text:p>13.51</text:p>
              </table:table-cell>
              <table:table-cell office:value-type="float" office:value="7.84812">
                <text:p>7.84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2">
                <text:p>13.52</text:p>
              </table:table-cell>
              <table:table-cell office:value-type="float" office:value="7.89833">
                <text:p>7.89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3">
                <text:p>13.53</text:p>
              </table:table-cell>
              <table:table-cell office:value-type="float" office:value="7.94618">
                <text:p>7.94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4">
                <text:p>13.54</text:p>
              </table:table-cell>
              <table:table-cell office:value-type="float" office:value="7.99165">
                <text:p>7.9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5">
                <text:p>13.55</text:p>
              </table:table-cell>
              <table:table-cell office:value-type="float" office:value="8.03469">
                <text:p>8.03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6">
                <text:p>13.56</text:p>
              </table:table-cell>
              <table:table-cell office:value-type="float" office:value="8.0753">
                <text:p>8.0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7">
                <text:p>13.57</text:p>
              </table:table-cell>
              <table:table-cell office:value-type="float" office:value="8.11344">
                <text:p>8.11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8">
                <text:p>13.58</text:p>
              </table:table-cell>
              <table:table-cell office:value-type="float" office:value="8.14908">
                <text:p>8.14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9">
                <text:p>13.59</text:p>
              </table:table-cell>
              <table:table-cell office:value-type="float" office:value="8.18221">
                <text:p>8.18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">
                <text:p>13.6</text:p>
              </table:table-cell>
              <table:table-cell office:value-type="float" office:value="8.21281">
                <text:p>8.2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1">
                <text:p>13.61</text:p>
              </table:table-cell>
              <table:table-cell office:value-type="float" office:value="8.24084">
                <text:p>8.24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2">
                <text:p>13.62</text:p>
              </table:table-cell>
              <table:table-cell office:value-type="float" office:value="8.26631">
                <text:p>8.26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3">
                <text:p>13.63</text:p>
              </table:table-cell>
              <table:table-cell office:value-type="float" office:value="8.28918">
                <text:p>8.2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4">
                <text:p>13.64</text:p>
              </table:table-cell>
              <table:table-cell office:value-type="float" office:value="8.30945">
                <text:p>8.30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5">
                <text:p>13.65</text:p>
              </table:table-cell>
              <table:table-cell office:value-type="float" office:value="8.3271">
                <text:p>8.3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6">
                <text:p>13.66</text:p>
              </table:table-cell>
              <table:table-cell office:value-type="float" office:value="8.34213">
                <text:p>8.34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7">
                <text:p>13.67</text:p>
              </table:table-cell>
              <table:table-cell office:value-type="float" office:value="8.35451">
                <text:p>8.35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8">
                <text:p>13.68</text:p>
              </table:table-cell>
              <table:table-cell office:value-type="float" office:value="8.36425">
                <text:p>8.36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9">
                <text:p>13.69</text:p>
              </table:table-cell>
              <table:table-cell office:value-type="float" office:value="8.37134">
                <text:p>8.37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">
                <text:p>13.7</text:p>
              </table:table-cell>
              <table:table-cell office:value-type="float" office:value="8.37577">
                <text:p>8.37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1">
                <text:p>13.71</text:p>
              </table:table-cell>
              <table:table-cell office:value-type="float" office:value="8.37754">
                <text:p>8.37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2">
                <text:p>13.72</text:p>
              </table:table-cell>
              <table:table-cell office:value-type="float" office:value="8.37665">
                <text:p>8.37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3">
                <text:p>13.73</text:p>
              </table:table-cell>
              <table:table-cell office:value-type="float" office:value="8.37311">
                <text:p>8.37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4">
                <text:p>13.74</text:p>
              </table:table-cell>
              <table:table-cell office:value-type="float" office:value="8.3669">
                <text:p>8.3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5">
                <text:p>13.75</text:p>
              </table:table-cell>
              <table:table-cell office:value-type="float" office:value="8.35804">
                <text:p>8.35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6">
                <text:p>13.76</text:p>
              </table:table-cell>
              <table:table-cell office:value-type="float" office:value="8.34653">
                <text:p>8.34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7">
                <text:p>13.77</text:p>
              </table:table-cell>
              <table:table-cell office:value-type="float" office:value="8.33238">
                <text:p>8.33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8">
                <text:p>13.78</text:p>
              </table:table-cell>
              <table:table-cell office:value-type="float" office:value="8.3156">
                <text:p>8.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9">
                <text:p>13.79</text:p>
              </table:table-cell>
              <table:table-cell office:value-type="float" office:value="8.2962">
                <text:p>8.2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">
                <text:p>13.8</text:p>
              </table:table-cell>
              <table:table-cell office:value-type="float" office:value="8.27419">
                <text:p>8.27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1">
                <text:p>13.81</text:p>
              </table:table-cell>
              <table:table-cell office:value-type="float" office:value="8.24958">
                <text:p>8.24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">
                <text:p>13.82</text:p>
              </table:table-cell>
              <table:table-cell office:value-type="float" office:value="8.2224">
                <text:p>8.2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3">
                <text:p>13.83</text:p>
              </table:table-cell>
              <table:table-cell office:value-type="float" office:value="8.19265">
                <text:p>8.19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4">
                <text:p>13.84</text:p>
              </table:table-cell>
              <table:table-cell office:value-type="float" office:value="8.16036">
                <text:p>8.16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5">
                <text:p>13.85</text:p>
              </table:table-cell>
              <table:table-cell office:value-type="float" office:value="8.12555">
                <text:p>8.12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6">
                <text:p>13.86</text:p>
              </table:table-cell>
              <table:table-cell office:value-type="float" office:value="8.08823">
                <text:p>8.08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7">
                <text:p>13.87</text:p>
              </table:table-cell>
              <table:table-cell office:value-type="float" office:value="8.04844">
                <text:p>8.0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8">
                <text:p>13.88</text:p>
              </table:table-cell>
              <table:table-cell office:value-type="float" office:value="8.0062">
                <text:p>8.0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9">
                <text:p>13.89</text:p>
              </table:table-cell>
              <table:table-cell office:value-type="float" office:value="7.96153">
                <text:p>7.96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">
                <text:p>13.9</text:p>
              </table:table-cell>
              <table:table-cell office:value-type="float" office:value="7.91447">
                <text:p>7.9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1">
                <text:p>13.91</text:p>
              </table:table-cell>
              <table:table-cell office:value-type="float" office:value="7.86504">
                <text:p>7.86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7.81328">
                <text:p>7.8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3">
                <text:p>13.93</text:p>
              </table:table-cell>
              <table:table-cell office:value-type="float" office:value="7.75921">
                <text:p>7.75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4">
                <text:p>13.94</text:p>
              </table:table-cell>
              <table:table-cell office:value-type="float" office:value="7.70288">
                <text:p>7.70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5">
                <text:p>13.95</text:p>
              </table:table-cell>
              <table:table-cell office:value-type="float" office:value="7.64431">
                <text:p>7.64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6">
                <text:p>13.96</text:p>
              </table:table-cell>
              <table:table-cell office:value-type="float" office:value="7.58355">
                <text:p>7.58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7">
                <text:p>13.97</text:p>
              </table:table-cell>
              <table:table-cell office:value-type="float" office:value="7.52064">
                <text:p>7.52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">
                <text:p>13.98</text:p>
              </table:table-cell>
              <table:table-cell office:value-type="float" office:value="7.4556">
                <text:p>7.4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9">
                <text:p>13.99</text:p>
              </table:table-cell>
              <table:table-cell office:value-type="float" office:value="7.3885">
                <text:p>7.3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.31935">
                <text:p>7.31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">
                <text:p>14.01</text:p>
              </table:table-cell>
              <table:table-cell office:value-type="float" office:value="7.24823">
                <text:p>7.24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2">
                <text:p>14.02</text:p>
              </table:table-cell>
              <table:table-cell office:value-type="float" office:value="7.17515">
                <text:p>7.17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3">
                <text:p>14.03</text:p>
              </table:table-cell>
              <table:table-cell office:value-type="float" office:value="7.10019">
                <text:p>7.1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4">
                <text:p>14.04</text:p>
              </table:table-cell>
              <table:table-cell office:value-type="float" office:value="7.02337">
                <text:p>7.02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5">
                <text:p>14.05</text:p>
              </table:table-cell>
              <table:table-cell office:value-type="float" office:value="6.94475">
                <text:p>6.94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6">
                <text:p>14.06</text:p>
              </table:table-cell>
              <table:table-cell office:value-type="float" office:value="6.86438">
                <text:p>6.86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7">
                <text:p>14.07</text:p>
              </table:table-cell>
              <table:table-cell office:value-type="float" office:value="6.78231">
                <text:p>6.78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8">
                <text:p>14.08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9">
                <text:p>14.09</text:p>
              </table:table-cell>
              <table:table-cell office:value-type="float" office:value="6.61329">
                <text:p>6.61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">
                <text:p>14.1</text:p>
              </table:table-cell>
              <table:table-cell office:value-type="float" office:value="6.52644">
                <text:p>6.52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6.4381">
                <text:p>6.4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2">
                <text:p>14.12</text:p>
              </table:table-cell>
              <table:table-cell office:value-type="float" office:value="6.34834">
                <text:p>6.34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3">
                <text:p>14.13</text:p>
              </table:table-cell>
              <table:table-cell office:value-type="float" office:value="6.2572">
                <text:p>6.2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4">
                <text:p>14.14</text:p>
              </table:table-cell>
              <table:table-cell office:value-type="float" office:value="6.16476">
                <text:p>6.16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5">
                <text:p>14.15</text:p>
              </table:table-cell>
              <table:table-cell office:value-type="float" office:value="6.07105">
                <text:p>6.07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6">
                <text:p>14.16</text:p>
              </table:table-cell>
              <table:table-cell office:value-type="float" office:value="5.97615">
                <text:p>5.97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7">
                <text:p>14.17</text:p>
              </table:table-cell>
              <table:table-cell office:value-type="float" office:value="5.88012">
                <text:p>5.88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8">
                <text:p>14.18</text:p>
              </table:table-cell>
              <table:table-cell office:value-type="float" office:value="5.78301">
                <text:p>5.78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9">
                <text:p>14.19</text:p>
              </table:table-cell>
              <table:table-cell office:value-type="float" office:value="5.68489">
                <text:p>5.68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">
                <text:p>14.2</text:p>
              </table:table-cell>
              <table:table-cell office:value-type="float" office:value="5.58582">
                <text:p>5.58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1">
                <text:p>14.21</text:p>
              </table:table-cell>
              <table:table-cell office:value-type="float" office:value="5.48586">
                <text:p>5.48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2">
                <text:p>14.22</text:p>
              </table:table-cell>
              <table:table-cell office:value-type="float" office:value="5.38508">
                <text:p>5.38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3">
                <text:p>14.23</text:p>
              </table:table-cell>
              <table:table-cell office:value-type="float" office:value="5.28353">
                <text:p>5.28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4">
                <text:p>14.24</text:p>
              </table:table-cell>
              <table:table-cell office:value-type="float" office:value="5.1813">
                <text:p>5.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5">
                <text:p>14.25</text:p>
              </table:table-cell>
              <table:table-cell office:value-type="float" office:value="5.07843">
                <text:p>5.07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6">
                <text:p>14.26</text:p>
              </table:table-cell>
              <table:table-cell office:value-type="float" office:value="4.97499">
                <text:p>4.9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7">
                <text:p>14.27</text:p>
              </table:table-cell>
              <table:table-cell office:value-type="float" office:value="4.87106">
                <text:p>4.87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8">
                <text:p>14.28</text:p>
              </table:table-cell>
              <table:table-cell office:value-type="float" office:value="4.7667">
                <text:p>4.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9">
                <text:p>14.29</text:p>
              </table:table-cell>
              <table:table-cell office:value-type="float" office:value="4.66196">
                <text:p>4.6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">
                <text:p>14.3</text:p>
              </table:table-cell>
              <table:table-cell office:value-type="float" office:value="4.55693">
                <text:p>4.55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1">
                <text:p>14.31</text:p>
              </table:table-cell>
              <table:table-cell office:value-type="float" office:value="4.45166">
                <text:p>4.45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2">
                <text:p>14.32</text:p>
              </table:table-cell>
              <table:table-cell office:value-type="float" office:value="4.34623">
                <text:p>4.34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3">
                <text:p>14.33</text:p>
              </table:table-cell>
              <table:table-cell office:value-type="float" office:value="4.24069">
                <text:p>4.24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4">
                <text:p>14.34</text:p>
              </table:table-cell>
              <table:table-cell office:value-type="float" office:value="4.13513">
                <text:p>4.1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5">
                <text:p>14.35</text:p>
              </table:table-cell>
              <table:table-cell office:value-type="float" office:value="4.02959">
                <text:p>4.02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6">
                <text:p>14.36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7">
                <text:p>14.37</text:p>
              </table:table-cell>
              <table:table-cell office:value-type="float" office:value="3.8189">
                <text:p>3.8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8">
                <text:p>14.38</text:p>
              </table:table-cell>
              <table:table-cell office:value-type="float" office:value="3.71387">
                <text:p>3.71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9">
                <text:p>14.39</text:p>
              </table:table-cell>
              <table:table-cell office:value-type="float" office:value="3.60914">
                <text:p>3.60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3.50478">
                <text:p>3.50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1">
                <text:p>14.41</text:p>
              </table:table-cell>
              <table:table-cell office:value-type="float" office:value="3.40086">
                <text:p>3.40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2">
                <text:p>14.42</text:p>
              </table:table-cell>
              <table:table-cell office:value-type="float" office:value="3.29743">
                <text:p>3.2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3">
                <text:p>14.43</text:p>
              </table:table-cell>
              <table:table-cell office:value-type="float" office:value="3.19457">
                <text:p>3.19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4">
                <text:p>14.44</text:p>
              </table:table-cell>
              <table:table-cell office:value-type="float" office:value="3.09235">
                <text:p>3.09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5">
                <text:p>14.45</text:p>
              </table:table-cell>
              <table:table-cell office:value-type="float" office:value="2.99082">
                <text:p>2.99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6">
                <text:p>14.46</text:p>
              </table:table-cell>
              <table:table-cell office:value-type="float" office:value="2.89005">
                <text:p>2.89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7">
                <text:p>14.47</text:p>
              </table:table-cell>
              <table:table-cell office:value-type="float" office:value="2.7901">
                <text:p>2.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8">
                <text:p>14.48</text:p>
              </table:table-cell>
              <table:table-cell office:value-type="float" office:value="2.69105">
                <text:p>2.69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9">
                <text:p>14.49</text:p>
              </table:table-cell>
              <table:table-cell office:value-type="float" office:value="2.59294">
                <text:p>2.59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">
                <text:p>14.5</text:p>
              </table:table-cell>
              <table:table-cell office:value-type="float" office:value="2.49585">
                <text:p>2.49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1">
                <text:p>14.51</text:p>
              </table:table-cell>
              <table:table-cell office:value-type="float" office:value="2.39983">
                <text:p>2.39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2">
                <text:p>14.52</text:p>
              </table:table-cell>
              <table:table-cell office:value-type="float" office:value="2.30495">
                <text:p>2.30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3">
                <text:p>14.53</text:p>
              </table:table-cell>
              <table:table-cell office:value-type="float" office:value="2.21127">
                <text:p>2.2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4">
                <text:p>14.54</text:p>
              </table:table-cell>
              <table:table-cell office:value-type="float" office:value="2.11884">
                <text:p>2.1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5">
                <text:p>14.55</text:p>
              </table:table-cell>
              <table:table-cell office:value-type="float" office:value="2.02773">
                <text:p>2.02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6">
                <text:p>14.56</text:p>
              </table:table-cell>
              <table:table-cell office:value-type="float" office:value="1.93799">
                <text:p>1.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7">
                <text:p>14.57</text:p>
              </table:table-cell>
              <table:table-cell office:value-type="float" office:value="1.84968">
                <text:p>1.8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8">
                <text:p>14.58</text:p>
              </table:table-cell>
              <table:table-cell office:value-type="float" office:value="1.76286">
                <text:p>1.76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9">
                <text:p>14.59</text:p>
              </table:table-cell>
              <table:table-cell office:value-type="float" office:value="1.67757">
                <text:p>1.67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">
                <text:p>14.6</text:p>
              </table:table-cell>
              <table:table-cell office:value-type="float" office:value="1.59389">
                <text:p>1.5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1">
                <text:p>14.61</text:p>
              </table:table-cell>
              <table:table-cell office:value-type="float" office:value="1.51185">
                <text:p>1.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2">
                <text:p>14.62</text:p>
              </table:table-cell>
              <table:table-cell office:value-type="float" office:value="1.43151">
                <text:p>1.43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3">
                <text:p>14.63</text:p>
              </table:table-cell>
              <table:table-cell office:value-type="float" office:value="1.35292">
                <text:p>1.35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4">
                <text:p>14.64</text:p>
              </table:table-cell>
              <table:table-cell office:value-type="float" office:value="1.27613">
                <text:p>1.27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5">
                <text:p>14.65</text:p>
              </table:table-cell>
              <table:table-cell office:value-type="float" office:value="1.20119">
                <text:p>1.20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6">
                <text:p>14.6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7">
                <text:p>14.67</text:p>
              </table:table-cell>
              <table:table-cell office:value-type="float" office:value="1.05706">
                <text:p>1.05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8">
                <text:p>14.68</text:p>
              </table:table-cell>
              <table:table-cell office:value-type="float" office:value="0.987949">
                <text:p>0.987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9">
                <text:p>14.69</text:p>
              </table:table-cell>
              <table:table-cell office:value-type="float" office:value="0.920875">
                <text:p>0.92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">
                <text:p>14.7</text:p>
              </table:table-cell>
              <table:table-cell office:value-type="float" office:value="0.855877">
                <text:p>0.85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1">
                <text:p>14.71</text:p>
              </table:table-cell>
              <table:table-cell office:value-type="float" office:value="0.792996">
                <text:p>0.79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2">
                <text:p>14.72</text:p>
              </table:table-cell>
              <table:table-cell office:value-type="float" office:value="0.732272">
                <text:p>0.732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3">
                <text:p>14.73</text:p>
              </table:table-cell>
              <table:table-cell office:value-type="float" office:value="0.673743">
                <text:p>0.673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4">
                <text:p>14.74</text:p>
              </table:table-cell>
              <table:table-cell office:value-type="float" office:value="0.617447">
                <text:p>0.617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5">
                <text:p>14.75</text:p>
              </table:table-cell>
              <table:table-cell office:value-type="float" office:value="0.563419">
                <text:p>0.563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6">
                <text:p>14.76</text:p>
              </table:table-cell>
              <table:table-cell office:value-type="float" office:value="0.511693">
                <text:p>0.51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7">
                <text:p>14.77</text:p>
              </table:table-cell>
              <table:table-cell office:value-type="float" office:value="0.462304">
                <text:p>0.462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8">
                <text:p>14.78</text:p>
              </table:table-cell>
              <table:table-cell office:value-type="float" office:value="0.415281">
                <text:p>0.415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9">
                <text:p>14.79</text:p>
              </table:table-cell>
              <table:table-cell office:value-type="float" office:value="0.370655">
                <text:p>0.370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">
                <text:p>14.8</text:p>
              </table:table-cell>
              <table:table-cell office:value-type="float" office:value="0.328454">
                <text:p>0.328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1">
                <text:p>14.81</text:p>
              </table:table-cell>
              <table:table-cell office:value-type="float" office:value="0.288705">
                <text:p>0.288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2">
                <text:p>14.82</text:p>
              </table:table-cell>
              <table:table-cell office:value-type="float" office:value="0.251434">
                <text:p>0.251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3">
                <text:p>14.83</text:p>
              </table:table-cell>
              <table:table-cell office:value-type="float" office:value="0.216663">
                <text:p>0.21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4">
                <text:p>14.84</text:p>
              </table:table-cell>
              <table:table-cell office:value-type="float" office:value="0.184415">
                <text:p>0.184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5">
                <text:p>14.85</text:p>
              </table:table-cell>
              <table:table-cell office:value-type="float" office:value="0.15471">
                <text:p>0.15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6">
                <text:p>14.86</text:p>
              </table:table-cell>
              <table:table-cell office:value-type="float" office:value="0.127568">
                <text:p>0.127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7">
                <text:p>14.87</text:p>
              </table:table-cell>
              <table:table-cell office:value-type="float" office:value="0.103005">
                <text:p>0.103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8">
                <text:p>14.88</text:p>
              </table:table-cell>
              <table:table-cell office:value-type="float" office:value="0.0810374">
                <text:p>0.0810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9">
                <text:p>14.89</text:p>
              </table:table-cell>
              <table:table-cell office:value-type="float" office:value="0.0616789">
                <text:p>0.0616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">
                <text:p>14.9</text:p>
              </table:table-cell>
              <table:table-cell office:value-type="float" office:value="0.0449417">
                <text:p>0.0449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1">
                <text:p>14.91</text:p>
              </table:table-cell>
              <table:table-cell office:value-type="float" office:value="0.0308365">
                <text:p>0.0308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2">
                <text:p>14.92</text:p>
              </table:table-cell>
              <table:table-cell office:value-type="float" office:value="0.0193722">
                <text:p>0.0193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3">
                <text:p>14.93</text:p>
              </table:table-cell>
              <table:table-cell office:value-type="float" office:value="0.0105562">
                <text:p>0.0105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4">
                <text:p>14.94</text:p>
              </table:table-cell>
              <table:table-cell office:value-type="float" office:value="0.00439409">
                <text:p>0.00439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5">
                <text:p>14.95</text:p>
              </table:table-cell>
              <table:table-cell office:value-type="float" office:value="0.000889695">
                <text:p>0.000889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6">
                <text:p>14.96</text:p>
              </table:table-cell>
              <table:table-cell office:value-type="float" office:value="0.0000452755">
                <text:p>0.0000452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7">
                <text:p>14.97</text:p>
              </table:table-cell>
              <table:table-cell office:value-type="float" office:value="0.00186137">
                <text:p>0.00186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8">
                <text:p>14.98</text:p>
              </table:table-cell>
              <table:table-cell office:value-type="float" office:value="0.00633683">
                <text:p>0.00633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9">
                <text:p>14.99</text:p>
              </table:table-cell>
              <table:table-cell office:value-type="float" office:value="0.0134688">
                <text:p>0.013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0232528">
                <text:p>0.023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1">
                <text:p>15.01</text:p>
              </table:table-cell>
              <table:table-cell office:value-type="float" office:value="0.0356825">
                <text:p>0.0356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2">
                <text:p>15.02</text:p>
              </table:table-cell>
              <table:table-cell office:value-type="float" office:value="0.0507502">
                <text:p>0.0507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3">
                <text:p>15.03</text:p>
              </table:table-cell>
              <table:table-cell office:value-type="float" office:value="0.0684461">
                <text:p>0.0684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4">
                <text:p>15.04</text:p>
              </table:table-cell>
              <table:table-cell office:value-type="float" office:value="0.0887591">
                <text:p>0.0887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5">
                <text:p>15.05</text:p>
              </table:table-cell>
              <table:table-cell office:value-type="float" office:value="0.111676">
                <text:p>0.111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6">
                <text:p>15.06</text:p>
              </table:table-cell>
              <table:table-cell office:value-type="float" office:value="0.137183">
                <text:p>0.13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7">
                <text:p>15.07</text:p>
              </table:table-cell>
              <table:table-cell office:value-type="float" office:value="0.165263">
                <text:p>0.16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8">
                <text:p>15.08</text:p>
              </table:table-cell>
              <table:table-cell office:value-type="float" office:value="0.195899">
                <text:p>0.19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9">
                <text:p>15.09</text:p>
              </table:table-cell>
              <table:table-cell office:value-type="float" office:value="0.229071">
                <text:p>0.22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">
                <text:p>15.1</text:p>
              </table:table-cell>
              <table:table-cell office:value-type="float" office:value="0.264758">
                <text:p>0.264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1">
                <text:p>15.11</text:p>
              </table:table-cell>
              <table:table-cell office:value-type="float" office:value="0.302937">
                <text:p>0.30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2">
                <text:p>15.12</text:p>
              </table:table-cell>
              <table:table-cell office:value-type="float" office:value="0.343585">
                <text:p>0.34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3">
                <text:p>15.13</text:p>
              </table:table-cell>
              <table:table-cell office:value-type="float" office:value="0.386675">
                <text:p>0.386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4">
                <text:p>15.14</text:p>
              </table:table-cell>
              <table:table-cell office:value-type="float" office:value="0.432179">
                <text:p>0.432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5">
                <text:p>15.15</text:p>
              </table:table-cell>
              <table:table-cell office:value-type="float" office:value="0.48007">
                <text:p>0.48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6">
                <text:p>15.16</text:p>
              </table:table-cell>
              <table:table-cell office:value-type="float" office:value="0.530316">
                <text:p>0.530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7">
                <text:p>15.17</text:p>
              </table:table-cell>
              <table:table-cell office:value-type="float" office:value="0.582887">
                <text:p>0.582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8">
                <text:p>15.18</text:p>
              </table:table-cell>
              <table:table-cell office:value-type="float" office:value="0.637747">
                <text:p>0.637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9">
                <text:p>15.19</text:p>
              </table:table-cell>
              <table:table-cell office:value-type="float" office:value="0.694863">
                <text:p>0.694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">
                <text:p>15.2</text:p>
              </table:table-cell>
              <table:table-cell office:value-type="float" office:value="0.754198">
                <text:p>0.754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1">
                <text:p>15.21</text:p>
              </table:table-cell>
              <table:table-cell office:value-type="float" office:value="0.815715">
                <text:p>0.815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2">
                <text:p>15.22</text:p>
              </table:table-cell>
              <table:table-cell office:value-type="float" office:value="0.879374">
                <text:p>0.879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3">
                <text:p>15.23</text:p>
              </table:table-cell>
              <table:table-cell office:value-type="float" office:value="0.945135">
                <text:p>0.945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4">
                <text:p>15.24</text:p>
              </table:table-cell>
              <table:table-cell office:value-type="float" office:value="1.01296">
                <text:p>1.0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5">
                <text:p>15.25</text:p>
              </table:table-cell>
              <table:table-cell office:value-type="float" office:value="1.08279">
                <text:p>1.08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6">
                <text:p>15.26</text:p>
              </table:table-cell>
              <table:table-cell office:value-type="float" office:value="1.15461">
                <text:p>1.15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7">
                <text:p>15.27</text:p>
              </table:table-cell>
              <table:table-cell office:value-type="float" office:value="1.22834">
                <text:p>1.22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8">
                <text:p>15.28</text:p>
              </table:table-cell>
              <table:table-cell office:value-type="float" office:value="1.30396">
                <text:p>1.30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9">
                <text:p>15.29</text:p>
              </table:table-cell>
              <table:table-cell office:value-type="float" office:value="1.38141">
                <text:p>1.38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">
                <text:p>15.3</text:p>
              </table:table-cell>
              <table:table-cell office:value-type="float" office:value="1.46065">
                <text:p>1.4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1">
                <text:p>15.31</text:p>
              </table:table-cell>
              <table:table-cell office:value-type="float" office:value="1.54162">
                <text:p>1.54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2">
                <text:p>15.32</text:p>
              </table:table-cell>
              <table:table-cell office:value-type="float" office:value="1.62426">
                <text:p>1.62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3">
                <text:p>15.33</text:p>
              </table:table-cell>
              <table:table-cell office:value-type="float" office:value="1.70854">
                <text:p>1.70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4">
                <text:p>15.34</text:p>
              </table:table-cell>
              <table:table-cell office:value-type="float" office:value="1.79439">
                <text:p>1.79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5">
                <text:p>15.35</text:p>
              </table:table-cell>
              <table:table-cell office:value-type="float" office:value="1.88177">
                <text:p>1.88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6">
                <text:p>15.36</text:p>
              </table:table-cell>
              <table:table-cell office:value-type="float" office:value="1.97061">
                <text:p>1.9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7">
                <text:p>15.37</text:p>
              </table:table-cell>
              <table:table-cell office:value-type="float" office:value="2.06085">
                <text:p>2.0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8">
                <text:p>15.38</text:p>
              </table:table-cell>
              <table:table-cell office:value-type="float" office:value="2.15245">
                <text:p>2.15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9">
                <text:p>15.39</text:p>
              </table:table-cell>
              <table:table-cell office:value-type="float" office:value="2.24535">
                <text:p>2.24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">
                <text:p>15.4</text:p>
              </table:table-cell>
              <table:table-cell office:value-type="float" office:value="2.33947">
                <text:p>2.33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1">
                <text:p>15.41</text:p>
              </table:table-cell>
              <table:table-cell office:value-type="float" office:value="2.43477">
                <text:p>2.43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2">
                <text:p>15.42</text:p>
              </table:table-cell>
              <table:table-cell office:value-type="float" office:value="2.53119">
                <text:p>2.53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3">
                <text:p>15.43</text:p>
              </table:table-cell>
              <table:table-cell office:value-type="float" office:value="2.62866">
                <text:p>2.6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4">
                <text:p>15.44</text:p>
              </table:table-cell>
              <table:table-cell office:value-type="float" office:value="2.72712">
                <text:p>2.72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5">
                <text:p>15.45</text:p>
              </table:table-cell>
              <table:table-cell office:value-type="float" office:value="2.82651">
                <text:p>2.82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6">
                <text:p>15.46</text:p>
              </table:table-cell>
              <table:table-cell office:value-type="float" office:value="2.92676">
                <text:p>2.92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7">
                <text:p>15.47</text:p>
              </table:table-cell>
              <table:table-cell office:value-type="float" office:value="3.02781">
                <text:p>3.02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8">
                <text:p>15.48</text:p>
              </table:table-cell>
              <table:table-cell office:value-type="float" office:value="3.12961">
                <text:p>3.1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9">
                <text:p>15.49</text:p>
              </table:table-cell>
              <table:table-cell office:value-type="float" office:value="3.23207">
                <text:p>3.2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">
                <text:p>15.5</text:p>
              </table:table-cell>
              <table:table-cell office:value-type="float" office:value="3.33514">
                <text:p>3.33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1">
                <text:p>15.51</text:p>
              </table:table-cell>
              <table:table-cell office:value-type="float" office:value="3.43876">
                <text:p>3.43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2">
                <text:p>15.52</text:p>
              </table:table-cell>
              <table:table-cell office:value-type="float" office:value="3.54285">
                <text:p>3.54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3">
                <text:p>15.53</text:p>
              </table:table-cell>
              <table:table-cell office:value-type="float" office:value="3.64735">
                <text:p>3.64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4">
                <text:p>15.54</text:p>
              </table:table-cell>
              <table:table-cell office:value-type="float" office:value="3.7522">
                <text:p>3.7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5">
                <text:p>15.55</text:p>
              </table:table-cell>
              <table:table-cell office:value-type="float" office:value="3.85732">
                <text:p>3.85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6">
                <text:p>15.56</text:p>
              </table:table-cell>
              <table:table-cell office:value-type="float" office:value="3.96265">
                <text:p>3.96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7">
                <text:p>15.57</text:p>
              </table:table-cell>
              <table:table-cell office:value-type="float" office:value="4.06813">
                <text:p>4.06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8">
                <text:p>15.58</text:p>
              </table:table-cell>
              <table:table-cell office:value-type="float" office:value="4.17368">
                <text:p>4.17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9">
                <text:p>15.59</text:p>
              </table:table-cell>
              <table:table-cell office:value-type="float" office:value="4.27925">
                <text:p>4.27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">
                <text:p>15.6</text:p>
              </table:table-cell>
              <table:table-cell office:value-type="float" office:value="4.38475">
                <text:p>4.38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1">
                <text:p>15.61</text:p>
              </table:table-cell>
              <table:table-cell office:value-type="float" office:value="4.49013">
                <text:p>4.4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2">
                <text:p>15.62</text:p>
              </table:table-cell>
              <table:table-cell office:value-type="float" office:value="4.59532">
                <text:p>4.59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3">
                <text:p>15.63</text:p>
              </table:table-cell>
              <table:table-cell office:value-type="float" office:value="4.70025">
                <text:p>4.7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4">
                <text:p>15.64</text:p>
              </table:table-cell>
              <table:table-cell office:value-type="float" office:value="4.80486">
                <text:p>4.80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5">
                <text:p>15.65</text:p>
              </table:table-cell>
              <table:table-cell office:value-type="float" office:value="4.90908">
                <text:p>4.90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6">
                <text:p>15.66</text:p>
              </table:table-cell>
              <table:table-cell office:value-type="float" office:value="5.01283">
                <text:p>5.0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7">
                <text:p>15.67</text:p>
              </table:table-cell>
              <table:table-cell office:value-type="float" office:value="5.11607">
                <text:p>5.11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8">
                <text:p>15.68</text:p>
              </table:table-cell>
              <table:table-cell office:value-type="float" office:value="5.21871">
                <text:p>5.21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9">
                <text:p>15.69</text:p>
              </table:table-cell>
              <table:table-cell office:value-type="float" office:value="5.3207">
                <text:p>5.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">
                <text:p>15.7</text:p>
              </table:table-cell>
              <table:table-cell office:value-type="float" office:value="5.42198">
                <text:p>5.42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1">
                <text:p>15.71</text:p>
              </table:table-cell>
              <table:table-cell office:value-type="float" office:value="5.52247">
                <text:p>5.52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2">
                <text:p>15.72</text:p>
              </table:table-cell>
              <table:table-cell office:value-type="float" office:value="5.62211">
                <text:p>5.62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3">
                <text:p>15.73</text:p>
              </table:table-cell>
              <table:table-cell office:value-type="float" office:value="5.72084">
                <text:p>5.72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4">
                <text:p>15.74</text:p>
              </table:table-cell>
              <table:table-cell office:value-type="float" office:value="5.8186">
                <text:p>5.8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5">
                <text:p>15.75</text:p>
              </table:table-cell>
              <table:table-cell office:value-type="float" office:value="5.91532">
                <text:p>5.91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6">
                <text:p>15.76</text:p>
              </table:table-cell>
              <table:table-cell office:value-type="float" office:value="6.01095">
                <text:p>6.01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7">
                <text:p>15.77</text:p>
              </table:table-cell>
              <table:table-cell office:value-type="float" office:value="6.10542">
                <text:p>6.10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8">
                <text:p>15.78</text:p>
              </table:table-cell>
              <table:table-cell office:value-type="float" office:value="6.19867">
                <text:p>6.19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9">
                <text:p>15.79</text:p>
              </table:table-cell>
              <table:table-cell office:value-type="float" office:value="6.29065">
                <text:p>6.29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">
                <text:p>15.8</text:p>
              </table:table-cell>
              <table:table-cell office:value-type="float" office:value="6.38129">
                <text:p>6.38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1">
                <text:p>15.81</text:p>
              </table:table-cell>
              <table:table-cell office:value-type="float" office:value="6.47053">
                <text:p>6.47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2">
                <text:p>15.82</text:p>
              </table:table-cell>
              <table:table-cell office:value-type="float" office:value="6.55833">
                <text:p>6.55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3">
                <text:p>15.83</text:p>
              </table:table-cell>
              <table:table-cell office:value-type="float" office:value="6.64463">
                <text:p>6.64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4">
                <text:p>15.84</text:p>
              </table:table-cell>
              <table:table-cell office:value-type="float" office:value="6.72936">
                <text:p>6.7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5">
                <text:p>15.85</text:p>
              </table:table-cell>
              <table:table-cell office:value-type="float" office:value="6.81248">
                <text:p>6.8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6">
                <text:p>15.86</text:p>
              </table:table-cell>
              <table:table-cell office:value-type="float" office:value="6.89393">
                <text:p>6.89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7">
                <text:p>15.87</text:p>
              </table:table-cell>
              <table:table-cell office:value-type="float" office:value="6.97367">
                <text:p>6.97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8">
                <text:p>15.88</text:p>
              </table:table-cell>
              <table:table-cell office:value-type="float" office:value="7.05163">
                <text:p>7.0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9">
                <text:p>15.89</text:p>
              </table:table-cell>
              <table:table-cell office:value-type="float" office:value="7.12778">
                <text:p>7.12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">
                <text:p>15.9</text:p>
              </table:table-cell>
              <table:table-cell office:value-type="float" office:value="7.20206">
                <text:p>7.20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1">
                <text:p>15.91</text:p>
              </table:table-cell>
              <table:table-cell office:value-type="float" office:value="7.27443">
                <text:p>7.27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2">
                <text:p>15.92</text:p>
              </table:table-cell>
              <table:table-cell office:value-type="float" office:value="7.34484">
                <text:p>7.34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3">
                <text:p>15.93</text:p>
              </table:table-cell>
              <table:table-cell office:value-type="float" office:value="7.41324">
                <text:p>7.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4">
                <text:p>15.94</text:p>
              </table:table-cell>
              <table:table-cell office:value-type="float" office:value="7.4796">
                <text:p>7.4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5">
                <text:p>15.95</text:p>
              </table:table-cell>
              <table:table-cell office:value-type="float" office:value="7.54386">
                <text:p>7.5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6">
                <text:p>15.96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7">
                <text:p>15.97</text:p>
              </table:table-cell>
              <table:table-cell office:value-type="float" office:value="7.66596">
                <text:p>7.66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8">
                <text:p>15.98</text:p>
              </table:table-cell>
              <table:table-cell office:value-type="float" office:value="7.72371">
                <text:p>7.72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9">
                <text:p>15.99</text:p>
              </table:table-cell>
              <table:table-cell office:value-type="float" office:value="7.77922">
                <text:p>7.77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7.83245">
                <text:p>7.83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1">
                <text:p>16.01</text:p>
              </table:table-cell>
              <table:table-cell office:value-type="float" office:value="7.88337">
                <text:p>7.88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2">
                <text:p>16.02</text:p>
              </table:table-cell>
              <table:table-cell office:value-type="float" office:value="7.93194">
                <text:p>7.93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3">
                <text:p>16.03</text:p>
              </table:table-cell>
              <table:table-cell office:value-type="float" office:value="7.97813">
                <text:p>7.9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4">
                <text:p>16.04</text:p>
              </table:table-cell>
              <table:table-cell office:value-type="float" office:value="8.02191">
                <text:p>8.02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5">
                <text:p>16.05</text:p>
              </table:table-cell>
              <table:table-cell office:value-type="float" office:value="8.06326">
                <text:p>8.06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6">
                <text:p>16.06</text:p>
              </table:table-cell>
              <table:table-cell office:value-type="float" office:value="8.10215">
                <text:p>8.10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7">
                <text:p>16.07</text:p>
              </table:table-cell>
              <table:table-cell office:value-type="float" office:value="8.13855">
                <text:p>8.1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8">
                <text:p>16.08</text:p>
              </table:table-cell>
              <table:table-cell office:value-type="float" office:value="8.17244">
                <text:p>8.17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9">
                <text:p>16.09</text:p>
              </table:table-cell>
              <table:table-cell office:value-type="float" office:value="8.20381">
                <text:p>8.20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">
                <text:p>16.1</text:p>
              </table:table-cell>
              <table:table-cell office:value-type="float" office:value="8.23262">
                <text:p>8.23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1">
                <text:p>16.11</text:p>
              </table:table-cell>
              <table:table-cell office:value-type="float" office:value="8.25887">
                <text:p>8.25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2">
                <text:p>16.12</text:p>
              </table:table-cell>
              <table:table-cell office:value-type="float" office:value="8.28253">
                <text:p>8.28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3">
                <text:p>16.13</text:p>
              </table:table-cell>
              <table:table-cell office:value-type="float" office:value="8.30359">
                <text:p>8.30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4">
                <text:p>16.14</text:p>
              </table:table-cell>
              <table:table-cell office:value-type="float" office:value="8.32203">
                <text:p>8.32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5">
                <text:p>16.15</text:p>
              </table:table-cell>
              <table:table-cell office:value-type="float" office:value="8.33785">
                <text:p>8.33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6">
                <text:p>16.16</text:p>
              </table:table-cell>
              <table:table-cell office:value-type="float" office:value="8.35104">
                <text:p>8.35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7">
                <text:p>16.17</text:p>
              </table:table-cell>
              <table:table-cell office:value-type="float" office:value="8.36158">
                <text:p>8.36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8">
                <text:p>16.18</text:p>
              </table:table-cell>
              <table:table-cell office:value-type="float" office:value="8.36947">
                <text:p>8.3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9">
                <text:p>16.19</text:p>
              </table:table-cell>
              <table:table-cell office:value-type="float" office:value="8.37471">
                <text:p>8.37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">
                <text:p>16.2</text:p>
              </table:table-cell>
              <table:table-cell office:value-type="float" office:value="8.37729">
                <text:p>8.37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1">
                <text:p>16.21</text:p>
              </table:table-cell>
              <table:table-cell office:value-type="float" office:value="8.3772">
                <text:p>8.3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2">
                <text:p>16.22</text:p>
              </table:table-cell>
              <table:table-cell office:value-type="float" office:value="8.37446">
                <text:p>8.37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3">
                <text:p>16.23</text:p>
              </table:table-cell>
              <table:table-cell office:value-type="float" office:value="8.36906">
                <text:p>8.36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4">
                <text:p>16.24</text:p>
              </table:table-cell>
              <table:table-cell office:value-type="float" office:value="8.361">
                <text:p>8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5">
                <text:p>16.25</text:p>
              </table:table-cell>
              <table:table-cell office:value-type="float" office:value="8.35029">
                <text:p>8.35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6">
                <text:p>16.26</text:p>
              </table:table-cell>
              <table:table-cell office:value-type="float" office:value="8.33694">
                <text:p>8.33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7">
                <text:p>16.27</text:p>
              </table:table-cell>
              <table:table-cell office:value-type="float" office:value="8.32096">
                <text:p>8.32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8">
                <text:p>16.28</text:p>
              </table:table-cell>
              <table:table-cell office:value-type="float" office:value="8.30235">
                <text:p>8.30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9">
                <text:p>16.29</text:p>
              </table:table-cell>
              <table:table-cell office:value-type="float" office:value="8.28113">
                <text:p>8.28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">
                <text:p>16.3</text:p>
              </table:table-cell>
              <table:table-cell office:value-type="float" office:value="8.25731">
                <text:p>8.25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1">
                <text:p>16.31</text:p>
              </table:table-cell>
              <table:table-cell office:value-type="float" office:value="8.2309">
                <text:p>8.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2">
                <text:p>16.32</text:p>
              </table:table-cell>
              <table:table-cell office:value-type="float" office:value="8.20193">
                <text:p>8.20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3">
                <text:p>16.33</text:p>
              </table:table-cell>
              <table:table-cell office:value-type="float" office:value="8.17041">
                <text:p>8.17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4">
                <text:p>16.34</text:p>
              </table:table-cell>
              <table:table-cell office:value-type="float" office:value="8.13635">
                <text:p>8.13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5">
                <text:p>16.35</text:p>
              </table:table-cell>
              <table:table-cell office:value-type="float" office:value="8.0998">
                <text:p>8.0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6">
                <text:p>16.36</text:p>
              </table:table-cell>
              <table:table-cell office:value-type="float" office:value="8.06075">
                <text:p>8.0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7">
                <text:p>16.37</text:p>
              </table:table-cell>
              <table:table-cell office:value-type="float" office:value="8.01925">
                <text:p>8.01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8">
                <text:p>16.38</text:p>
              </table:table-cell>
              <table:table-cell office:value-type="float" office:value="7.97532">
                <text:p>7.97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9">
                <text:p>16.39</text:p>
              </table:table-cell>
              <table:table-cell office:value-type="float" office:value="7.92898">
                <text:p>7.92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">
                <text:p>16.4</text:p>
              </table:table-cell>
              <table:table-cell office:value-type="float" office:value="7.88026">
                <text:p>7.88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1">
                <text:p>16.41</text:p>
              </table:table-cell>
              <table:table-cell office:value-type="float" office:value="7.8292">
                <text:p>7.8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2">
                <text:p>16.42</text:p>
              </table:table-cell>
              <table:table-cell office:value-type="float" office:value="7.77583">
                <text:p>7.77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3">
                <text:p>16.43</text:p>
              </table:table-cell>
              <table:table-cell office:value-type="float" office:value="7.72018">
                <text:p>7.7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4">
                <text:p>16.44</text:p>
              </table:table-cell>
              <table:table-cell office:value-type="float" office:value="7.66229">
                <text:p>7.66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5">
                <text:p>16.45</text:p>
              </table:table-cell>
              <table:table-cell office:value-type="float" office:value="7.60219">
                <text:p>7.60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6">
                <text:p>16.46</text:p>
              </table:table-cell>
              <table:table-cell office:value-type="float" office:value="7.53992">
                <text:p>7.53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7">
                <text:p>16.47</text:p>
              </table:table-cell>
              <table:table-cell office:value-type="float" office:value="7.47552">
                <text:p>7.47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8">
                <text:p>16.48</text:p>
              </table:table-cell>
              <table:table-cell office:value-type="float" office:value="7.40904">
                <text:p>7.40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9">
                <text:p>16.49</text:p>
              </table:table-cell>
              <table:table-cell office:value-type="float" office:value="7.34051">
                <text:p>7.34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">
                <text:p>16.5</text:p>
              </table:table-cell>
              <table:table-cell office:value-type="float" office:value="7.26998">
                <text:p>7.26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1">
                <text:p>16.51</text:p>
              </table:table-cell>
              <table:table-cell office:value-type="float" office:value="7.19749">
                <text:p>7.19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2">
                <text:p>16.52</text:p>
              </table:table-cell>
              <table:table-cell office:value-type="float" office:value="7.12309">
                <text:p>7.1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3">
                <text:p>16.53</text:p>
              </table:table-cell>
              <table:table-cell office:value-type="float" office:value="7.04683">
                <text:p>7.0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4">
                <text:p>16.54</text:p>
              </table:table-cell>
              <table:table-cell office:value-type="float" office:value="6.96875">
                <text:p>6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5">
                <text:p>16.55</text:p>
              </table:table-cell>
              <table:table-cell office:value-type="float" office:value="6.88891">
                <text:p>6.88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6">
                <text:p>16.56</text:p>
              </table:table-cell>
              <table:table-cell office:value-type="float" office:value="6.80735">
                <text:p>6.80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7">
                <text:p>16.57</text:p>
              </table:table-cell>
              <table:table-cell office:value-type="float" office:value="6.72412">
                <text:p>6.72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8">
                <text:p>16.58</text:p>
              </table:table-cell>
              <table:table-cell office:value-type="float" office:value="6.63929">
                <text:p>6.63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9">
                <text:p>16.59</text:p>
              </table:table-cell>
              <table:table-cell office:value-type="float" office:value="6.5529">
                <text:p>6.5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">
                <text:p>16.6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1">
                <text:p>16.61</text:p>
              </table:table-cell>
              <table:table-cell office:value-type="float" office:value="6.37568">
                <text:p>6.37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2">
                <text:p>16.62</text:p>
              </table:table-cell>
              <table:table-cell office:value-type="float" office:value="6.28495">
                <text:p>6.28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3">
                <text:p>16.63</text:p>
              </table:table-cell>
              <table:table-cell office:value-type="float" office:value="6.19289">
                <text:p>6.19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4">
                <text:p>16.64</text:p>
              </table:table-cell>
              <table:table-cell office:value-type="float" office:value="6.09956">
                <text:p>6.0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5">
                <text:p>16.65</text:p>
              </table:table-cell>
              <table:table-cell office:value-type="float" office:value="6.00502">
                <text:p>6.00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6">
                <text:p>16.66</text:p>
              </table:table-cell>
              <table:table-cell office:value-type="float" office:value="5.90932">
                <text:p>5.90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7">
                <text:p>16.67</text:p>
              </table:table-cell>
              <table:table-cell office:value-type="float" office:value="5.81253">
                <text:p>5.8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8">
                <text:p>16.68</text:p>
              </table:table-cell>
              <table:table-cell office:value-type="float" office:value="5.71471">
                <text:p>5.7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9">
                <text:p>16.69</text:p>
              </table:table-cell>
              <table:table-cell office:value-type="float" office:value="5.61592">
                <text:p>5.61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">
                <text:p>16.7</text:p>
              </table:table-cell>
              <table:table-cell office:value-type="float" office:value="5.51623">
                <text:p>5.51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1">
                <text:p>16.71</text:p>
              </table:table-cell>
              <table:table-cell office:value-type="float" office:value="5.41569">
                <text:p>5.41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2">
                <text:p>16.72</text:p>
              </table:table-cell>
              <table:table-cell office:value-type="float" office:value="5.31437">
                <text:p>5.3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3">
                <text:p>16.73</text:p>
              </table:table-cell>
              <table:table-cell office:value-type="float" office:value="5.21233">
                <text:p>5.21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4">
                <text:p>16.74</text:p>
              </table:table-cell>
              <table:table-cell office:value-type="float" office:value="5.10965">
                <text:p>5.10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5">
                <text:p>16.75</text:p>
              </table:table-cell>
              <table:table-cell office:value-type="float" office:value="5.00638">
                <text:p>5.0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6">
                <text:p>16.76</text:p>
              </table:table-cell>
              <table:table-cell office:value-type="float" office:value="4.90259">
                <text:p>4.9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7">
                <text:p>16.77</text:p>
              </table:table-cell>
              <table:table-cell office:value-type="float" office:value="4.79835">
                <text:p>4.79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8">
                <text:p>16.78</text:p>
              </table:table-cell>
              <table:table-cell office:value-type="float" office:value="4.69372">
                <text:p>4.69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9">
                <text:p>16.79</text:p>
              </table:table-cell>
              <table:table-cell office:value-type="float" office:value="4.58877">
                <text:p>4.58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">
                <text:p>16.8</text:p>
              </table:table-cell>
              <table:table-cell office:value-type="float" office:value="4.48357">
                <text:p>4.48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1">
                <text:p>16.81</text:p>
              </table:table-cell>
              <table:table-cell office:value-type="float" office:value="4.37818">
                <text:p>4.37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2">
                <text:p>16.82</text:p>
              </table:table-cell>
              <table:table-cell office:value-type="float" office:value="4.27267">
                <text:p>4.27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3">
                <text:p>16.83</text:p>
              </table:table-cell>
              <table:table-cell office:value-type="float" office:value="4.1671">
                <text:p>4.1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4">
                <text:p>16.84</text:p>
              </table:table-cell>
              <table:table-cell office:value-type="float" office:value="4.06155">
                <text:p>4.06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5">
                <text:p>16.85</text:p>
              </table:table-cell>
              <table:table-cell office:value-type="float" office:value="3.95608">
                <text:p>3.95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6">
                <text:p>16.86</text:p>
              </table:table-cell>
              <table:table-cell office:value-type="float" office:value="3.85076">
                <text:p>3.85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7">
                <text:p>16.87</text:p>
              </table:table-cell>
              <table:table-cell office:value-type="float" office:value="3.74565">
                <text:p>3.74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8">
                <text:p>16.88</text:p>
              </table:table-cell>
              <table:table-cell office:value-type="float" office:value="3.64083">
                <text:p>3.6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9">
                <text:p>16.89</text:p>
              </table:table-cell>
              <table:table-cell office:value-type="float" office:value="3.53635">
                <text:p>3.53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">
                <text:p>16.9</text:p>
              </table:table-cell>
              <table:table-cell office:value-type="float" office:value="3.43228">
                <text:p>3.43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1">
                <text:p>16.91</text:p>
              </table:table-cell>
              <table:table-cell office:value-type="float" office:value="3.3287">
                <text:p>3.3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2">
                <text:p>16.92</text:p>
              </table:table-cell>
              <table:table-cell office:value-type="float" office:value="3.22567">
                <text:p>3.22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3">
                <text:p>16.93</text:p>
              </table:table-cell>
              <table:table-cell office:value-type="float" office:value="3.12324">
                <text:p>3.12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4">
                <text:p>16.94</text:p>
              </table:table-cell>
              <table:table-cell office:value-type="float" office:value="3.02149">
                <text:p>3.0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5">
                <text:p>16.95</text:p>
              </table:table-cell>
              <table:table-cell office:value-type="float" office:value="2.92049">
                <text:p>2.92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6">
                <text:p>16.96</text:p>
              </table:table-cell>
              <table:table-cell office:value-type="float" office:value="2.82028">
                <text:p>2.82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7">
                <text:p>16.97</text:p>
              </table:table-cell>
              <table:table-cell office:value-type="float" office:value="2.72095">
                <text:p>2.72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8">
                <text:p>16.98</text:p>
              </table:table-cell>
              <table:table-cell office:value-type="float" office:value="2.62255">
                <text:p>2.62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9">
                <text:p>16.99</text:p>
              </table:table-cell>
              <table:table-cell office:value-type="float" office:value="2.52515">
                <text:p>2.52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.4288">
                <text:p>2.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1">
                <text:p>17.01</text:p>
              </table:table-cell>
              <table:table-cell office:value-type="float" office:value="2.33357">
                <text:p>2.33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2">
                <text:p>17.02</text:p>
              </table:table-cell>
              <table:table-cell office:value-type="float" office:value="2.23952">
                <text:p>2.23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3">
                <text:p>17.03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4">
                <text:p>17.04</text:p>
              </table:table-cell>
              <table:table-cell office:value-type="float" office:value="2.05519">
                <text:p>2.05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5">
                <text:p>17.05</text:p>
              </table:table-cell>
              <table:table-cell office:value-type="float" office:value="1.96503">
                <text:p>1.96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6">
                <text:p>17.06</text:p>
              </table:table-cell>
              <table:table-cell office:value-type="float" office:value="1.87628">
                <text:p>1.87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7">
                <text:p>17.07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8">
                <text:p>17.08</text:p>
              </table:table-cell>
              <table:table-cell office:value-type="float" office:value="1.70324">
                <text:p>1.70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9">
                <text:p>17.09</text:p>
              </table:table-cell>
              <table:table-cell office:value-type="float" office:value="1.61906">
                <text:p>1.61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">
                <text:p>17.1</text:p>
              </table:table-cell>
              <table:table-cell office:value-type="float" office:value="1.53652">
                <text:p>1.53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1">
                <text:p>17.11</text:p>
              </table:table-cell>
              <table:table-cell office:value-type="float" office:value="1.45566">
                <text:p>1.45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2">
                <text:p>17.12</text:p>
              </table:table-cell>
              <table:table-cell office:value-type="float" office:value="1.37653">
                <text:p>1.3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3">
                <text:p>17.13</text:p>
              </table:table-cell>
              <table:table-cell office:value-type="float" office:value="1.2992">
                <text:p>1.2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4">
                <text:p>17.14</text:p>
              </table:table-cell>
              <table:table-cell office:value-type="float" office:value="1.22369">
                <text:p>1.2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5">
                <text:p>17.15</text:p>
              </table:table-cell>
              <table:table-cell office:value-type="float" office:value="1.15007">
                <text:p>1.15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6">
                <text:p>17.16</text:p>
              </table:table-cell>
              <table:table-cell office:value-type="float" office:value="1.07838">
                <text:p>1.07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7">
                <text:p>17.17</text:p>
              </table:table-cell>
              <table:table-cell office:value-type="float" office:value="1.00867">
                <text:p>1.0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8">
                <text:p>17.18</text:p>
              </table:table-cell>
              <table:table-cell office:value-type="float" office:value="0.940975">
                <text:p>0.940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9">
                <text:p>17.19</text:p>
              </table:table-cell>
              <table:table-cell office:value-type="float" office:value="0.875344">
                <text:p>0.875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">
                <text:p>17.2</text:p>
              </table:table-cell>
              <table:table-cell office:value-type="float" office:value="0.811817">
                <text:p>0.811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1">
                <text:p>17.21</text:p>
              </table:table-cell>
              <table:table-cell office:value-type="float" office:value="0.750435">
                <text:p>0.750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2">
                <text:p>17.22</text:p>
              </table:table-cell>
              <table:table-cell office:value-type="float" office:value="0.691238">
                <text:p>0.691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3">
                <text:p>17.23</text:p>
              </table:table-cell>
              <table:table-cell office:value-type="float" office:value="0.634261">
                <text:p>0.634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4">
                <text:p>17.24</text:p>
              </table:table-cell>
              <table:table-cell office:value-type="float" office:value="0.579543">
                <text:p>0.579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5">
                <text:p>17.25</text:p>
              </table:table-cell>
              <table:table-cell office:value-type="float" office:value="0.527116">
                <text:p>0.527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6">
                <text:p>17.26</text:p>
              </table:table-cell>
              <table:table-cell office:value-type="float" office:value="0.477016">
                <text:p>0.477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7">
                <text:p>17.27</text:p>
              </table:table-cell>
              <table:table-cell office:value-type="float" office:value="0.429273">
                <text:p>0.429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8">
                <text:p>17.28</text:p>
              </table:table-cell>
              <table:table-cell office:value-type="float" office:value="0.383918">
                <text:p>0.38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9">
                <text:p>17.29</text:p>
              </table:table-cell>
              <table:table-cell office:value-type="float" office:value="0.34098">
                <text:p>0.34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">
                <text:p>17.3</text:p>
              </table:table-cell>
              <table:table-cell office:value-type="float" office:value="0.300485">
                <text:p>0.300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1">
                <text:p>17.31</text:p>
              </table:table-cell>
              <table:table-cell office:value-type="float" office:value="0.262461">
                <text:p>0.262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2">
                <text:p>17.32</text:p>
              </table:table-cell>
              <table:table-cell office:value-type="float" office:value="0.22693">
                <text:p>0.22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3">
                <text:p>17.33</text:p>
              </table:table-cell>
              <table:table-cell office:value-type="float" office:value="0.193916">
                <text:p>0.19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4">
                <text:p>17.34</text:p>
              </table:table-cell>
              <table:table-cell office:value-type="float" office:value="0.163439">
                <text:p>0.163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5">
                <text:p>17.35</text:p>
              </table:table-cell>
              <table:table-cell office:value-type="float" office:value="0.135518">
                <text:p>0.13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6">
                <text:p>17.36</text:p>
              </table:table-cell>
              <table:table-cell office:value-type="float" office:value="0.110172">
                <text:p>0.110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7">
                <text:p>17.37</text:p>
              </table:table-cell>
              <table:table-cell office:value-type="float" office:value="0.0874172">
                <text:p>0.0874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8">
                <text:p>17.38</text:p>
              </table:table-cell>
              <table:table-cell office:value-type="float" office:value="0.067267">
                <text:p>0.067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9">
                <text:p>17.39</text:p>
              </table:table-cell>
              <table:table-cell office:value-type="float" office:value="0.0497346">
                <text:p>0.049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">
                <text:p>17.4</text:p>
              </table:table-cell>
              <table:table-cell office:value-type="float" office:value="0.0348311">
                <text:p>0.0348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1">
                <text:p>17.41</text:p>
              </table:table-cell>
              <table:table-cell office:value-type="float" office:value="0.0225661">
                <text:p>0.0225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2">
                <text:p>17.42</text:p>
              </table:table-cell>
              <table:table-cell office:value-type="float" office:value="0.0129473">
                <text:p>0.0129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3">
                <text:p>17.43</text:p>
              </table:table-cell>
              <table:table-cell office:value-type="float" office:value="0.00598082">
                <text:p>0.00598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4">
                <text:p>17.44</text:p>
              </table:table-cell>
              <table:table-cell office:value-type="float" office:value="0.00167108">
                <text:p>0.00167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5">
                <text:p>17.45</text:p>
              </table:table-cell>
              <table:table-cell office:value-type="float" office:value="0.0000208186">
                <text:p>0.0000208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6">
                <text:p>17.46</text:p>
              </table:table-cell>
              <table:table-cell office:value-type="float" office:value="0.00103109">
                <text:p>0.00103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7">
                <text:p>17.47</text:p>
              </table:table-cell>
              <table:table-cell office:value-type="float" office:value="0.00470126">
                <text:p>0.00470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8">
                <text:p>17.48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9">
                <text:p>17.49</text:p>
              </table:table-cell>
              <table:table-cell office:value-type="float" office:value="0.0200102">
                <text:p>0.0200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">
                <text:p>17.5</text:p>
              </table:table-cell>
              <table:table-cell office:value-type="float" office:value="0.0316393">
                <text:p>0.031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1">
                <text:p>17.51</text:p>
              </table:table-cell>
              <table:table-cell office:value-type="float" office:value="0.0459089">
                <text:p>0.0459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2">
                <text:p>17.52</text:p>
              </table:table-cell>
              <table:table-cell office:value-type="float" office:value="0.0628098">
                <text:p>0.0628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3">
                <text:p>17.53</text:p>
              </table:table-cell>
              <table:table-cell office:value-type="float" office:value="0.0823314">
                <text:p>0.082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4">
                <text:p>17.54</text:p>
              </table:table-cell>
              <table:table-cell office:value-type="float" office:value="0.104461">
                <text:p>0.104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5">
                <text:p>17.55</text:p>
              </table:table-cell>
              <table:table-cell office:value-type="float" office:value="0.129185">
                <text:p>0.129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6">
                <text:p>17.56</text:p>
              </table:table-cell>
              <table:table-cell office:value-type="float" office:value="0.156488">
                <text:p>0.15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7">
                <text:p>17.57</text:p>
              </table:table-cell>
              <table:table-cell office:value-type="float" office:value="0.186352">
                <text:p>0.18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8">
                <text:p>17.58</text:p>
              </table:table-cell>
              <table:table-cell office:value-type="float" office:value="0.218757">
                <text:p>0.218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9">
                <text:p>17.59</text:p>
              </table:table-cell>
              <table:table-cell office:value-type="float" office:value="0.253685">
                <text:p>0.253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">
                <text:p>17.6</text:p>
              </table:table-cell>
              <table:table-cell office:value-type="float" office:value="0.291112">
                <text:p>0.29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1">
                <text:p>17.61</text:p>
              </table:table-cell>
              <table:table-cell office:value-type="float" office:value="0.331014">
                <text:p>0.331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2">
                <text:p>17.62</text:p>
              </table:table-cell>
              <table:table-cell office:value-type="float" office:value="0.373367">
                <text:p>0.373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3">
                <text:p>17.63</text:p>
              </table:table-cell>
              <table:table-cell office:value-type="float" office:value="0.418143">
                <text:p>0.418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4">
                <text:p>17.64</text:p>
              </table:table-cell>
              <table:table-cell office:value-type="float" office:value="0.465314">
                <text:p>0.465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5">
                <text:p>17.65</text:p>
              </table:table-cell>
              <table:table-cell office:value-type="float" office:value="0.514851">
                <text:p>0.514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6">
                <text:p>17.66</text:p>
              </table:table-cell>
              <table:table-cell office:value-type="float" office:value="0.56672">
                <text:p>0.56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7">
                <text:p>17.67</text:p>
              </table:table-cell>
              <table:table-cell office:value-type="float" office:value="0.620891">
                <text:p>0.620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8">
                <text:p>17.68</text:p>
              </table:table-cell>
              <table:table-cell office:value-type="float" office:value="0.677327">
                <text:p>0.677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9">
                <text:p>17.69</text:p>
              </table:table-cell>
              <table:table-cell office:value-type="float" office:value="0.735994">
                <text:p>0.73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">
                <text:p>17.7</text:p>
              </table:table-cell>
              <table:table-cell office:value-type="float" office:value="0.796854">
                <text:p>0.796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1">
                <text:p>17.71</text:p>
              </table:table-cell>
              <table:table-cell office:value-type="float" office:value="0.859868">
                <text:p>0.859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2">
                <text:p>17.72</text:p>
              </table:table-cell>
              <table:table-cell office:value-type="float" office:value="0.924997">
                <text:p>0.924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3">
                <text:p>17.73</text:p>
              </table:table-cell>
              <table:table-cell office:value-type="float" office:value="0.992198">
                <text:p>0.992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4">
                <text:p>17.74</text:p>
              </table:table-cell>
              <table:table-cell office:value-type="float" office:value="1.06143">
                <text:p>1.06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5">
                <text:p>17.75</text:p>
              </table:table-cell>
              <table:table-cell office:value-type="float" office:value="1.13265">
                <text:p>1.1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6">
                <text:p>17.76</text:p>
              </table:table-cell>
              <table:table-cell office:value-type="float" office:value="1.20581">
                <text:p>1.20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7">
                <text:p>17.77</text:p>
              </table:table-cell>
              <table:table-cell office:value-type="float" office:value="1.28086">
                <text:p>1.28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8">
                <text:p>17.78</text:p>
              </table:table-cell>
              <table:table-cell office:value-type="float" office:value="1.35776">
                <text:p>1.35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9">
                <text:p>17.79</text:p>
              </table:table-cell>
              <table:table-cell office:value-type="float" office:value="1.43646">
                <text:p>1.43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">
                <text:p>17.8</text:p>
              </table:table-cell>
              <table:table-cell office:value-type="float" office:value="1.51691">
                <text:p>1.5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1">
                <text:p>17.81</text:p>
              </table:table-cell>
              <table:table-cell office:value-type="float" office:value="1.59906">
                <text:p>1.59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2">
                <text:p>17.82</text:p>
              </table:table-cell>
              <table:table-cell office:value-type="float" office:value="1.68285">
                <text:p>1.6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3">
                <text:p>17.83</text:p>
              </table:table-cell>
              <table:table-cell office:value-type="float" office:value="1.76823">
                <text:p>1.76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4">
                <text:p>17.84</text:p>
              </table:table-cell>
              <table:table-cell office:value-type="float" office:value="1.85514">
                <text:p>1.85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5">
                <text:p>17.85</text:p>
              </table:table-cell>
              <table:table-cell office:value-type="float" office:value="1.94355">
                <text:p>1.94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6">
                <text:p>17.86</text:p>
              </table:table-cell>
              <table:table-cell office:value-type="float" office:value="2.03337">
                <text:p>2.03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7">
                <text:p>17.87</text:p>
              </table:table-cell>
              <table:table-cell office:value-type="float" office:value="2.12457">
                <text:p>2.1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8">
                <text:p>17.88</text:p>
              </table:table-cell>
              <table:table-cell office:value-type="float" office:value="2.21708">
                <text:p>2.21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9">
                <text:p>17.89</text:p>
              </table:table-cell>
              <table:table-cell office:value-type="float" office:value="2.31084">
                <text:p>2.3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">
                <text:p>17.9</text:p>
              </table:table-cell>
              <table:table-cell office:value-type="float" office:value="2.40579">
                <text:p>2.40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1">
                <text:p>17.91</text:p>
              </table:table-cell>
              <table:table-cell office:value-type="float" office:value="2.50187">
                <text:p>2.50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2">
                <text:p>17.92</text:p>
              </table:table-cell>
              <table:table-cell office:value-type="float" office:value="2.59903">
                <text:p>2.59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3">
                <text:p>17.93</text:p>
              </table:table-cell>
              <table:table-cell office:value-type="float" office:value="2.69719">
                <text:p>2.69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4">
                <text:p>17.94</text:p>
              </table:table-cell>
              <table:table-cell office:value-type="float" office:value="2.79631">
                <text:p>2.79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5">
                <text:p>17.95</text:p>
              </table:table-cell>
              <table:table-cell office:value-type="float" office:value="2.89631">
                <text:p>2.89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6">
                <text:p>17.96</text:p>
              </table:table-cell>
              <table:table-cell office:value-type="float" office:value="2.99712">
                <text:p>2.9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7">
                <text:p>17.97</text:p>
              </table:table-cell>
              <table:table-cell office:value-type="float" office:value="3.0987">
                <text:p>3.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8">
                <text:p>17.98</text:p>
              </table:table-cell>
              <table:table-cell office:value-type="float" office:value="3.20097">
                <text:p>3.20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9">
                <text:p>17.99</text:p>
              </table:table-cell>
              <table:table-cell office:value-type="float" office:value="3.30386">
                <text:p>3.3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3.40732">
                <text:p>3.40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1">
                <text:p>18.01</text:p>
              </table:table-cell>
              <table:table-cell office:value-type="float" office:value="3.51127">
                <text:p>3.5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2">
                <text:p>18.02</text:p>
              </table:table-cell>
              <table:table-cell office:value-type="float" office:value="3.61566">
                <text:p>3.61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3">
                <text:p>18.03</text:p>
              </table:table-cell>
              <table:table-cell office:value-type="float" office:value="3.72041">
                <text:p>3.72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4">
                <text:p>18.04</text:p>
              </table:table-cell>
              <table:table-cell office:value-type="float" office:value="3.82545">
                <text:p>3.82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5">
                <text:p>18.05</text:p>
              </table:table-cell>
              <table:table-cell office:value-type="float" office:value="3.93073">
                <text:p>3.93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6">
                <text:p>18.06</text:p>
              </table:table-cell>
              <table:table-cell office:value-type="float" office:value="4.03617">
                <text:p>4.03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7">
                <text:p>18.07</text:p>
              </table:table-cell>
              <table:table-cell office:value-type="float" office:value="4.14171">
                <text:p>4.14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8">
                <text:p>18.08</text:p>
              </table:table-cell>
              <table:table-cell office:value-type="float" office:value="4.24727">
                <text:p>4.24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9">
                <text:p>18.09</text:p>
              </table:table-cell>
              <table:table-cell office:value-type="float" office:value="4.3528">
                <text:p>4.3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">
                <text:p>18.1</text:p>
              </table:table-cell>
              <table:table-cell office:value-type="float" office:value="4.45823">
                <text:p>4.45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1">
                <text:p>18.11</text:p>
              </table:table-cell>
              <table:table-cell office:value-type="float" office:value="4.56348">
                <text:p>4.5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2">
                <text:p>18.12</text:p>
              </table:table-cell>
              <table:table-cell office:value-type="float" office:value="4.6685">
                <text:p>4.6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3">
                <text:p>18.13</text:p>
              </table:table-cell>
              <table:table-cell office:value-type="float" office:value="4.77321">
                <text:p>4.7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4">
                <text:p>18.14</text:p>
              </table:table-cell>
              <table:table-cell office:value-type="float" office:value="4.87755">
                <text:p>4.87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5">
                <text:p>18.15</text:p>
              </table:table-cell>
              <table:table-cell office:value-type="float" office:value="4.98146">
                <text:p>4.98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6">
                <text:p>18.16</text:p>
              </table:table-cell>
              <table:table-cell office:value-type="float" office:value="5.08486">
                <text:p>5.08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7">
                <text:p>18.17</text:p>
              </table:table-cell>
              <table:table-cell office:value-type="float" office:value="5.18769">
                <text:p>5.1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8">
                <text:p>18.18</text:p>
              </table:table-cell>
              <table:table-cell office:value-type="float" office:value="5.28988">
                <text:p>5.28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9">
                <text:p>18.19</text:p>
              </table:table-cell>
              <table:table-cell office:value-type="float" office:value="5.39138">
                <text:p>5.39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">
                <text:p>18.2</text:p>
              </table:table-cell>
              <table:table-cell office:value-type="float" office:value="5.49211">
                <text:p>5.49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1">
                <text:p>18.21</text:p>
              </table:table-cell>
              <table:table-cell office:value-type="float" office:value="5.59202">
                <text:p>5.59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2">
                <text:p>18.22</text:p>
              </table:table-cell>
              <table:table-cell office:value-type="float" office:value="5.69103">
                <text:p>5.69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3">
                <text:p>18.23</text:p>
              </table:table-cell>
              <table:table-cell office:value-type="float" office:value="5.78909">
                <text:p>5.78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4">
                <text:p>18.24</text:p>
              </table:table-cell>
              <table:table-cell office:value-type="float" office:value="5.88614">
                <text:p>5.88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5">
                <text:p>18.25</text:p>
              </table:table-cell>
              <table:table-cell office:value-type="float" office:value="5.9821">
                <text:p>5.9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6">
                <text:p>18.26</text:p>
              </table:table-cell>
              <table:table-cell office:value-type="float" office:value="6.07693">
                <text:p>6.0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7">
                <text:p>18.27</text:p>
              </table:table-cell>
              <table:table-cell office:value-type="float" office:value="6.17056">
                <text:p>6.17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8">
                <text:p>18.28</text:p>
              </table:table-cell>
              <table:table-cell office:value-type="float" office:value="6.26292">
                <text:p>6.26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9">
                <text:p>18.29</text:p>
              </table:table-cell>
              <table:table-cell office:value-type="float" office:value="6.35398">
                <text:p>6.35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">
                <text:p>18.3</text:p>
              </table:table-cell>
              <table:table-cell office:value-type="float" office:value="6.44365">
                <text:p>6.44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1">
                <text:p>18.31</text:p>
              </table:table-cell>
              <table:table-cell office:value-type="float" office:value="6.53189">
                <text:p>6.53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2">
                <text:p>18.32</text:p>
              </table:table-cell>
              <table:table-cell office:value-type="float" office:value="6.61865">
                <text:p>6.61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3">
                <text:p>18.33</text:p>
              </table:table-cell>
              <table:table-cell office:value-type="float" office:value="6.70386">
                <text:p>6.7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4">
                <text:p>18.34</text:p>
              </table:table-cell>
              <table:table-cell office:value-type="float" office:value="6.78748">
                <text:p>6.78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5">
                <text:p>18.35</text:p>
              </table:table-cell>
              <table:table-cell office:value-type="float" office:value="6.86944">
                <text:p>6.86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6">
                <text:p>18.36</text:p>
              </table:table-cell>
              <table:table-cell office:value-type="float" office:value="6.9497">
                <text:p>6.9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7">
                <text:p>18.37</text:p>
              </table:table-cell>
              <table:table-cell office:value-type="float" office:value="7.02821">
                <text:p>7.02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8">
                <text:p>18.38</text:p>
              </table:table-cell>
              <table:table-cell office:value-type="float" office:value="7.10491">
                <text:p>7.10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9">
                <text:p>18.39</text:p>
              </table:table-cell>
              <table:table-cell office:value-type="float" office:value="7.17976">
                <text:p>7.17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">
                <text:p>18.4</text:p>
              </table:table-cell>
              <table:table-cell office:value-type="float" office:value="7.25272">
                <text:p>7.25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1">
                <text:p>18.41</text:p>
              </table:table-cell>
              <table:table-cell office:value-type="float" office:value="7.32372">
                <text:p>7.32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2">
                <text:p>18.42</text:p>
              </table:table-cell>
              <table:table-cell office:value-type="float" office:value="7.39274">
                <text:p>7.39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3">
                <text:p>18.43</text:p>
              </table:table-cell>
              <table:table-cell office:value-type="float" office:value="7.45972">
                <text:p>7.45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4">
                <text:p>18.44</text:p>
              </table:table-cell>
              <table:table-cell office:value-type="float" office:value="7.52462">
                <text:p>7.5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5">
                <text:p>18.45</text:p>
              </table:table-cell>
              <table:table-cell office:value-type="float" office:value="7.5874">
                <text:p>7.5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6">
                <text:p>18.46</text:p>
              </table:table-cell>
              <table:table-cell office:value-type="float" office:value="7.64803">
                <text:p>7.64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7">
                <text:p>18.47</text:p>
              </table:table-cell>
              <table:table-cell office:value-type="float" office:value="7.70646">
                <text:p>7.7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8">
                <text:p>18.48</text:p>
              </table:table-cell>
              <table:table-cell office:value-type="float" office:value="7.76265">
                <text:p>7.76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9">
                <text:p>18.49</text:p>
              </table:table-cell>
              <table:table-cell office:value-type="float" office:value="7.81657">
                <text:p>7.81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">
                <text:p>18.5</text:p>
              </table:table-cell>
              <table:table-cell office:value-type="float" office:value="7.86819">
                <text:p>7.86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1">
                <text:p>18.51</text:p>
              </table:table-cell>
              <table:table-cell office:value-type="float" office:value="7.91747">
                <text:p>7.91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2">
                <text:p>18.52</text:p>
              </table:table-cell>
              <table:table-cell office:value-type="float" office:value="7.96439">
                <text:p>7.96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3">
                <text:p>18.53</text:p>
              </table:table-cell>
              <table:table-cell office:value-type="float" office:value="8.0089">
                <text:p>8.0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4">
                <text:p>18.54</text:p>
              </table:table-cell>
              <table:table-cell office:value-type="float" office:value="8.05099">
                <text:p>8.05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5">
                <text:p>18.55</text:p>
              </table:table-cell>
              <table:table-cell office:value-type="float" office:value="8.09063">
                <text:p>8.0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6">
                <text:p>18.56</text:p>
              </table:table-cell>
              <table:table-cell office:value-type="float" office:value="8.12779">
                <text:p>8.12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7">
                <text:p>18.57</text:p>
              </table:table-cell>
              <table:table-cell office:value-type="float" office:value="8.16244">
                <text:p>8.16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8">
                <text:p>18.58</text:p>
              </table:table-cell>
              <table:table-cell office:value-type="float" office:value="8.19458">
                <text:p>8.19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9">
                <text:p>18.59</text:p>
              </table:table-cell>
              <table:table-cell office:value-type="float" office:value="8.22416">
                <text:p>8.2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">
                <text:p>18.6</text:p>
              </table:table-cell>
              <table:table-cell office:value-type="float" office:value="8.25119">
                <text:p>8.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1">
                <text:p>18.61</text:p>
              </table:table-cell>
              <table:table-cell office:value-type="float" office:value="8.27563">
                <text:p>8.27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2">
                <text:p>18.62</text:p>
              </table:table-cell>
              <table:table-cell office:value-type="float" office:value="8.29748">
                <text:p>8.29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3">
                <text:p>18.63</text:p>
              </table:table-cell>
              <table:table-cell office:value-type="float" office:value="8.31672">
                <text:p>8.31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4">
                <text:p>18.64</text:p>
              </table:table-cell>
              <table:table-cell office:value-type="float" office:value="8.33334">
                <text:p>8.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5">
                <text:p>18.65</text:p>
              </table:table-cell>
              <table:table-cell office:value-type="float" office:value="8.34732">
                <text:p>8.34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6">
                <text:p>18.66</text:p>
              </table:table-cell>
              <table:table-cell office:value-type="float" office:value="8.35867">
                <text:p>8.35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7">
                <text:p>18.67</text:p>
              </table:table-cell>
              <table:table-cell office:value-type="float" office:value="8.36736">
                <text:p>8.36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8">
                <text:p>18.68</text:p>
              </table:table-cell>
              <table:table-cell office:value-type="float" office:value="8.3734">
                <text:p>8.3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9">
                <text:p>18.69</text:p>
              </table:table-cell>
              <table:table-cell office:value-type="float" office:value="8.37679">
                <text:p>8.37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">
                <text:p>18.7</text:p>
              </table:table-cell>
              <table:table-cell office:value-type="float" office:value="8.37751">
                <text:p>8.37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1">
                <text:p>18.71</text:p>
              </table:table-cell>
              <table:table-cell office:value-type="float" office:value="8.37557">
                <text:p>8.37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2">
                <text:p>18.72</text:p>
              </table:table-cell>
              <table:table-cell office:value-type="float" office:value="8.37097">
                <text:p>8.37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3">
                <text:p>18.73</text:p>
              </table:table-cell>
              <table:table-cell office:value-type="float" office:value="8.36372">
                <text:p>8.36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4">
                <text:p>18.74</text:p>
              </table:table-cell>
              <table:table-cell office:value-type="float" office:value="8.35382">
                <text:p>8.3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5">
                <text:p>18.75</text:p>
              </table:table-cell>
              <table:table-cell office:value-type="float" office:value="8.34127">
                <text:p>8.3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6">
                <text:p>18.76</text:p>
              </table:table-cell>
              <table:table-cell office:value-type="float" office:value="8.32608">
                <text:p>8.32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7">
                <text:p>18.77</text:p>
              </table:table-cell>
              <table:table-cell office:value-type="float" office:value="8.30826">
                <text:p>8.30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8">
                <text:p>18.78</text:p>
              </table:table-cell>
              <table:table-cell office:value-type="float" office:value="8.28783">
                <text:p>8.28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9">
                <text:p>18.79</text:p>
              </table:table-cell>
              <table:table-cell office:value-type="float" office:value="8.2648">
                <text:p>8.2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">
                <text:p>18.8</text:p>
              </table:table-cell>
              <table:table-cell office:value-type="float" office:value="8.23917">
                <text:p>8.23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1">
                <text:p>18.81</text:p>
              </table:table-cell>
              <table:table-cell office:value-type="float" office:value="8.21097">
                <text:p>8.2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2">
                <text:p>18.82</text:p>
              </table:table-cell>
              <table:table-cell office:value-type="float" office:value="8.18022">
                <text:p>8.1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3">
                <text:p>18.83</text:p>
              </table:table-cell>
              <table:table-cell office:value-type="float" office:value="8.14693">
                <text:p>8.14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4">
                <text:p>18.84</text:p>
              </table:table-cell>
              <table:table-cell office:value-type="float" office:value="8.11113">
                <text:p>8.1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5">
                <text:p>18.85</text:p>
              </table:table-cell>
              <table:table-cell office:value-type="float" office:value="8.07284">
                <text:p>8.07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6">
                <text:p>18.86</text:p>
              </table:table-cell>
              <table:table-cell office:value-type="float" office:value="8.03208">
                <text:p>8.0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7">
                <text:p>18.87</text:p>
              </table:table-cell>
              <table:table-cell office:value-type="float" office:value="7.98888">
                <text:p>7.98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8">
                <text:p>18.88</text:p>
              </table:table-cell>
              <table:table-cell office:value-type="float" office:value="7.94327">
                <text:p>7.9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9">
                <text:p>18.89</text:p>
              </table:table-cell>
              <table:table-cell office:value-type="float" office:value="7.89527">
                <text:p>7.89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">
                <text:p>18.9</text:p>
              </table:table-cell>
              <table:table-cell office:value-type="float" office:value="7.84491">
                <text:p>7.84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1">
                <text:p>18.91</text:p>
              </table:table-cell>
              <table:table-cell office:value-type="float" office:value="7.79224">
                <text:p>7.7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2">
                <text:p>18.92</text:p>
              </table:table-cell>
              <table:table-cell office:value-type="float" office:value="7.73727">
                <text:p>7.73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3">
                <text:p>18.93</text:p>
              </table:table-cell>
              <table:table-cell office:value-type="float" office:value="7.68006">
                <text:p>7.68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4">
                <text:p>18.94</text:p>
              </table:table-cell>
              <table:table-cell office:value-type="float" office:value="7.62062">
                <text:p>7.62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5">
                <text:p>18.95</text:p>
              </table:table-cell>
              <table:table-cell office:value-type="float" office:value="7.55901">
                <text:p>7.55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6">
                <text:p>18.96</text:p>
              </table:table-cell>
              <table:table-cell office:value-type="float" office:value="7.49525">
                <text:p>7.49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7">
                <text:p>18.97</text:p>
              </table:table-cell>
              <table:table-cell office:value-type="float" office:value="7.42939">
                <text:p>7.42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8">
                <text:p>18.98</text:p>
              </table:table-cell>
              <table:table-cell office:value-type="float" office:value="7.36148">
                <text:p>7.36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9">
                <text:p>18.99</text:p>
              </table:table-cell>
              <table:table-cell office:value-type="float" office:value="7.29155">
                <text:p>7.29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7.21965">
                <text:p>7.2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1">
                <text:p>19.01</text:p>
              </table:table-cell>
              <table:table-cell office:value-type="float" office:value="7.14582">
                <text:p>7.14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2">
                <text:p>19.02</text:p>
              </table:table-cell>
              <table:table-cell office:value-type="float" office:value="7.07012">
                <text:p>7.07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3">
                <text:p>19.03</text:p>
              </table:table-cell>
              <table:table-cell office:value-type="float" office:value="6.99259">
                <text:p>6.99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4">
                <text:p>19.04</text:p>
              </table:table-cell>
              <table:table-cell office:value-type="float" office:value="6.91327">
                <text:p>6.91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5">
                <text:p>19.05</text:p>
              </table:table-cell>
              <table:table-cell office:value-type="float" office:value="6.83223">
                <text:p>6.83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6">
                <text:p>19.06</text:p>
              </table:table-cell>
              <table:table-cell office:value-type="float" office:value="6.7495">
                <text:p>6.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7">
                <text:p>19.07</text:p>
              </table:table-cell>
              <table:table-cell office:value-type="float" office:value="6.66515">
                <text:p>6.66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8">
                <text:p>19.08</text:p>
              </table:table-cell>
              <table:table-cell office:value-type="float" office:value="6.57923">
                <text:p>6.57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9">
                <text:p>19.09</text:p>
              </table:table-cell>
              <table:table-cell office:value-type="float" office:value="6.49179">
                <text:p>6.49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">
                <text:p>19.1</text:p>
              </table:table-cell>
              <table:table-cell office:value-type="float" office:value="6.40288">
                <text:p>6.40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1">
                <text:p>19.11</text:p>
              </table:table-cell>
              <table:table-cell office:value-type="float" office:value="6.31257">
                <text:p>6.3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2">
                <text:p>19.12</text:p>
              </table:table-cell>
              <table:table-cell office:value-type="float" office:value="6.22091">
                <text:p>6.2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3">
                <text:p>19.13</text:p>
              </table:table-cell>
              <table:table-cell office:value-type="float" office:value="6.12796">
                <text:p>6.12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4">
                <text:p>19.14</text:p>
              </table:table-cell>
              <table:table-cell office:value-type="float" office:value="6.03378">
                <text:p>6.0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5">
                <text:p>19.15</text:p>
              </table:table-cell>
              <table:table-cell office:value-type="float" office:value="5.93843">
                <text:p>5.93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6">
                <text:p>19.16</text:p>
              </table:table-cell>
              <table:table-cell office:value-type="float" office:value="5.84196">
                <text:p>5.8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7">
                <text:p>19.17</text:p>
              </table:table-cell>
              <table:table-cell office:value-type="float" office:value="5.74445">
                <text:p>5.74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8">
                <text:p>19.18</text:p>
              </table:table-cell>
              <table:table-cell office:value-type="float" office:value="5.64594">
                <text:p>5.6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9">
                <text:p>19.19</text:p>
              </table:table-cell>
              <table:table-cell office:value-type="float" office:value="5.54652">
                <text:p>5.54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">
                <text:p>19.2</text:p>
              </table:table-cell>
              <table:table-cell office:value-type="float" office:value="5.44622">
                <text:p>5.44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1">
                <text:p>19.21</text:p>
              </table:table-cell>
              <table:table-cell office:value-type="float" office:value="5.34513">
                <text:p>5.34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2">
                <text:p>19.22</text:p>
              </table:table-cell>
              <table:table-cell office:value-type="float" office:value="5.24331">
                <text:p>5.2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3">
                <text:p>19.23</text:p>
              </table:table-cell>
              <table:table-cell office:value-type="float" office:value="5.14082">
                <text:p>5.1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4">
                <text:p>19.24</text:p>
              </table:table-cell>
              <table:table-cell office:value-type="float" office:value="5.03772">
                <text:p>5.03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5">
                <text:p>19.25</text:p>
              </table:table-cell>
              <table:table-cell office:value-type="float" office:value="4.93408">
                <text:p>4.93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6">
                <text:p>19.26</text:p>
              </table:table-cell>
              <table:table-cell office:value-type="float" office:value="4.82997">
                <text:p>4.82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7">
                <text:p>19.27</text:p>
              </table:table-cell>
              <table:table-cell office:value-type="float" office:value="4.72545">
                <text:p>4.72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8">
                <text:p>19.28</text:p>
              </table:table-cell>
              <table:table-cell office:value-type="float" office:value="4.62059">
                <text:p>4.62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9">
                <text:p>19.29</text:p>
              </table:table-cell>
              <table:table-cell office:value-type="float" office:value="4.51546">
                <text:p>4.51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">
                <text:p>19.3</text:p>
              </table:table-cell>
              <table:table-cell office:value-type="float" office:value="4.41012">
                <text:p>4.4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1">
                <text:p>19.31</text:p>
              </table:table-cell>
              <table:table-cell office:value-type="float" office:value="4.30463">
                <text:p>4.30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2">
                <text:p>19.32</text:p>
              </table:table-cell>
              <table:table-cell office:value-type="float" office:value="4.19908">
                <text:p>4.1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4.09352">
                <text:p>4.09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4">
                <text:p>19.34</text:p>
              </table:table-cell>
              <table:table-cell office:value-type="float" office:value="3.98802">
                <text:p>3.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5">
                <text:p>19.35</text:p>
              </table:table-cell>
              <table:table-cell office:value-type="float" office:value="3.88264">
                <text:p>3.88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6">
                <text:p>19.36</text:p>
              </table:table-cell>
              <table:table-cell office:value-type="float" office:value="3.77746">
                <text:p>3.77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7">
                <text:p>19.37</text:p>
              </table:table-cell>
              <table:table-cell office:value-type="float" office:value="3.67254">
                <text:p>3.67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8">
                <text:p>19.38</text:p>
              </table:table-cell>
              <table:table-cell office:value-type="float" office:value="3.56795">
                <text:p>3.56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9">
                <text:p>19.39</text:p>
              </table:table-cell>
              <table:table-cell office:value-type="float" office:value="3.46376">
                <text:p>3.46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">
                <text:p>19.4</text:p>
              </table:table-cell>
              <table:table-cell office:value-type="float" office:value="3.36002">
                <text:p>3.36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1">
                <text:p>19.41</text:p>
              </table:table-cell>
              <table:table-cell office:value-type="float" office:value="3.25681">
                <text:p>3.25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2">
                <text:p>19.42</text:p>
              </table:table-cell>
              <table:table-cell office:value-type="float" office:value="3.1542">
                <text:p>3.1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3">
                <text:p>19.43</text:p>
              </table:table-cell>
              <table:table-cell office:value-type="float" office:value="3.05224">
                <text:p>3.05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4">
                <text:p>19.44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5">
                <text:p>19.45</text:p>
              </table:table-cell>
              <table:table-cell office:value-type="float" office:value="2.85055">
                <text:p>2.85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6">
                <text:p>19.46</text:p>
              </table:table-cell>
              <table:table-cell office:value-type="float" office:value="2.75094">
                <text:p>2.75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7">
                <text:p>19.47</text:p>
              </table:table-cell>
              <table:table-cell office:value-type="float" office:value="2.65226">
                <text:p>2.65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8">
                <text:p>19.48</text:p>
              </table:table-cell>
              <table:table-cell office:value-type="float" office:value="2.55454">
                <text:p>2.55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9">
                <text:p>19.49</text:p>
              </table:table-cell>
              <table:table-cell office:value-type="float" office:value="2.45787">
                <text:p>2.45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">
                <text:p>19.5</text:p>
              </table:table-cell>
              <table:table-cell office:value-type="float" office:value="2.36229">
                <text:p>2.36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1">
                <text:p>19.51</text:p>
              </table:table-cell>
              <table:table-cell office:value-type="float" office:value="2.26788">
                <text:p>2.26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2">
                <text:p>19.52</text:p>
              </table:table-cell>
              <table:table-cell office:value-type="float" office:value="2.17468">
                <text:p>2.17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3">
                <text:p>19.53</text:p>
              </table:table-cell>
              <table:table-cell office:value-type="float" office:value="2.08277">
                <text:p>2.08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4">
                <text:p>19.54</text:p>
              </table:table-cell>
              <table:table-cell office:value-type="float" office:value="1.99219">
                <text:p>1.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5">
                <text:p>19.55</text:p>
              </table:table-cell>
              <table:table-cell office:value-type="float" office:value="1.90301">
                <text:p>1.90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6">
                <text:p>19.56</text:p>
              </table:table-cell>
              <table:table-cell office:value-type="float" office:value="1.81528">
                <text:p>1.81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7">
                <text:p>19.57</text:p>
              </table:table-cell>
              <table:table-cell office:value-type="float" office:value="1.72905">
                <text:p>1.72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8">
                <text:p>19.58</text:p>
              </table:table-cell>
              <table:table-cell office:value-type="float" office:value="1.64439">
                <text:p>1.6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9">
                <text:p>19.59</text:p>
              </table:table-cell>
              <table:table-cell office:value-type="float" office:value="1.56135">
                <text:p>1.56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">
                <text:p>19.6</text:p>
              </table:table-cell>
              <table:table-cell office:value-type="float" office:value="1.47997">
                <text:p>1.47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1">
                <text:p>19.61</text:p>
              </table:table-cell>
              <table:table-cell office:value-type="float" office:value="1.40031">
                <text:p>1.4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2">
                <text:p>19.62</text:p>
              </table:table-cell>
              <table:table-cell office:value-type="float" office:value="1.32243">
                <text:p>1.32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3">
                <text:p>19.63</text:p>
              </table:table-cell>
              <table:table-cell office:value-type="float" office:value="1.24637">
                <text:p>1.2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4">
                <text:p>19.64</text:p>
              </table:table-cell>
              <table:table-cell office:value-type="float" office:value="1.17217">
                <text:p>1.17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5">
                <text:p>19.65</text:p>
              </table:table-cell>
              <table:table-cell office:value-type="float" office:value="1.09989">
                <text:p>1.09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6">
                <text:p>19.66</text:p>
              </table:table-cell>
              <table:table-cell office:value-type="float" office:value="1.02957">
                <text:p>1.0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7">
                <text:p>19.67</text:p>
              </table:table-cell>
              <table:table-cell office:value-type="float" office:value="0.961264">
                <text:p>0.961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8">
                <text:p>19.68</text:p>
              </table:table-cell>
              <table:table-cell office:value-type="float" office:value="0.895004">
                <text:p>0.895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9">
                <text:p>19.69</text:p>
              </table:table-cell>
              <table:table-cell office:value-type="float" office:value="0.830835">
                <text:p>0.83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0.7688">
                <text:p>0.7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1">
                <text:p>19.71</text:p>
              </table:table-cell>
              <table:table-cell office:value-type="float" office:value="0.708936">
                <text:p>0.708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2">
                <text:p>19.72</text:p>
              </table:table-cell>
              <table:table-cell office:value-type="float" office:value="0.651283">
                <text:p>0.65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3">
                <text:p>19.73</text:p>
              </table:table-cell>
              <table:table-cell office:value-type="float" office:value="0.595877">
                <text:p>0.59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4">
                <text:p>19.74</text:p>
              </table:table-cell>
              <table:table-cell office:value-type="float" office:value="0.542753">
                <text:p>0.54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5">
                <text:p>19.75</text:p>
              </table:table-cell>
              <table:table-cell office:value-type="float" office:value="0.491944">
                <text:p>0.491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6">
                <text:p>19.76</text:p>
              </table:table-cell>
              <table:table-cell office:value-type="float" office:value="0.443484">
                <text:p>0.44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7">
                <text:p>19.77</text:p>
              </table:table-cell>
              <table:table-cell office:value-type="float" office:value="0.397403">
                <text:p>0.397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8">
                <text:p>19.78</text:p>
              </table:table-cell>
              <table:table-cell office:value-type="float" office:value="0.35373">
                <text:p>0.35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9">
                <text:p>19.79</text:p>
              </table:table-cell>
              <table:table-cell office:value-type="float" office:value="0.312492">
                <text:p>0.31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0.273717">
                <text:p>0.273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1">
                <text:p>19.81</text:p>
              </table:table-cell>
              <table:table-cell office:value-type="float" office:value="0.237428">
                <text:p>0.237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2">
                <text:p>19.82</text:p>
              </table:table-cell>
              <table:table-cell office:value-type="float" office:value="0.203649">
                <text:p>0.203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3">
                <text:p>19.83</text:p>
              </table:table-cell>
              <table:table-cell office:value-type="float" office:value="0.172402">
                <text:p>0.172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4">
                <text:p>19.84</text:p>
              </table:table-cell>
              <table:table-cell office:value-type="float" office:value="0.143705">
                <text:p>0.143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5">
                <text:p>19.85</text:p>
              </table:table-cell>
              <table:table-cell office:value-type="float" office:value="0.117578">
                <text:p>0.11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6">
                <text:p>19.86</text:p>
              </table:table-cell>
              <table:table-cell office:value-type="float" office:value="0.094036">
                <text:p>0.094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7">
                <text:p>19.87</text:p>
              </table:table-cell>
              <table:table-cell office:value-type="float" office:value="0.0730953">
                <text:p>0.0730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8">
                <text:p>19.88</text:p>
              </table:table-cell>
              <table:table-cell office:value-type="float" office:value="0.0547687">
                <text:p>0.0547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9">
                <text:p>19.89</text:p>
              </table:table-cell>
              <table:table-cell office:value-type="float" office:value="0.0390679">
                <text:p>0.0390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0.0260028">
                <text:p>0.026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1">
                <text:p>19.91</text:p>
              </table:table-cell>
              <table:table-cell office:value-type="float" office:value="0.0155817">
                <text:p>0.0155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2">
                <text:p>19.92</text:p>
              </table:table-cell>
              <table:table-cell office:value-type="float" office:value="0.00781131">
                <text:p>0.00781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3">
                <text:p>19.93</text:p>
              </table:table-cell>
              <table:table-cell office:value-type="float" office:value="0.00269647">
                <text:p>0.00269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4">
                <text:p>19.94</text:p>
              </table:table-cell>
              <table:table-cell office:value-type="float" office:value="0.000240471">
                <text:p>0.000240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5">
                <text:p>19.95</text:p>
              </table:table-cell>
              <table:table-cell office:value-type="float" office:value="0.000444863">
                <text:p>0.000444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6">
                <text:p>19.96</text:p>
              </table:table-cell>
              <table:table-cell office:value-type="float" office:value="0.00330952">
                <text:p>0.00330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7">
                <text:p>19.97</text:p>
              </table:table-cell>
              <table:table-cell office:value-type="float" office:value="0.00883262">
                <text:p>0.00883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8">
                <text:p>19.98</text:p>
              </table:table-cell>
              <table:table-cell office:value-type="float" office:value="0.0170106">
                <text:p>0.0170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9">
                <text:p>19.99</text:p>
              </table:table-cell>
              <table:table-cell office:value-type="float" office:value="0.0278384">
                <text:p>0.0278384</text:p>
              </table:table-cell>
            </table:table-row>
            <table:table-row>
              <table:table-cell office:value-type="string">
                <text:p>Accelera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